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0461in" svg:height="9.2339in" svg:x="2.298in" svg:y="175.5051in">
            <draw:object draw:notify-on-update-of-ranges="Sheet1.B4:Sheet1.B1010 Sheet1.C4:Sheet1.C1010 Sheet1.B4:Sheet1.B1010 Sheet1.D4:Sheet1.D1010 Sheet1.B4:Sheet1.B1010 Sheet1.E4:Sheet1.E1010 Sheet1.B4:Sheet1.B1010 Sheet1.F4:Sheet1.F10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642in" svg:height="7.5504in" svg:x="8.9323in" svg:y="105.2843in">
            <draw:object draw:notify-on-update-of-ranges="Sheet1.H4:Sheet1.H615 Sheet1.I4:Sheet1.I615 Sheet1.H4:Sheet1.H615 Sheet1.J4:Sheet1.J6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rial 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3"/>
          <table:table-cell office:value-type="string" calcext:value-type="string">
            <text:p>tprqie</text:p>
          </table:table-cell>
          <table:table-cell/>
        </table:table-row>
        <table:table-row table:style-name="ro1">
          <table:table-cell/>
          <table:table-cell office:value-type="float" office:value="11.949" calcext:value-type="float">
            <text:p>11.949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5.7" calcext:value-type="float">
            <text:p>35.7</text:p>
          </table:table-cell>
          <table:table-cell office:value-type="float" office:value="5.506516" calcext:value-type="float">
            <text:p>5.506516</text:p>
          </table:table-cell>
          <table:table-cell office:value-type="float" office:value="4.728817" calcext:value-type="float">
            <text:p>4.728817</text:p>
          </table:table-cell>
          <table:table-cell/>
          <table:table-cell office:value-type="float" office:value="18.228" calcext:value-type="float">
            <text:p>18.228</text:p>
          </table:table-cell>
          <table:table-cell office:value-type="float" office:value="0.3376698" calcext:value-type="float">
            <text:p>0.3376698</text:p>
          </table:table-cell>
          <table:table-cell office:value-type="float" office:value="0.3265618" calcext:value-type="float">
            <text:p>0.3265618</text:p>
          </table:table-cell>
        </table:table-row>
        <table:table-row table:style-name="ro1">
          <table:table-cell/>
          <table:table-cell office:value-type="float" office:value="11.961" calcext:value-type="float">
            <text:p>11.961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5.268228" calcext:value-type="float">
            <text:p>5.268228</text:p>
          </table:table-cell>
          <table:table-cell office:value-type="float" office:value="5.447199" calcext:value-type="float">
            <text:p>5.447199</text:p>
          </table:table-cell>
          <table:table-cell/>
          <table:table-cell office:value-type="float" office:value="18.24" calcext:value-type="float">
            <text:p>18.24</text:p>
          </table:table-cell>
          <table:table-cell office:value-type="float" office:value="0.3810962" calcext:value-type="float">
            <text:p>0.3810962</text:p>
          </table:table-cell>
          <table:table-cell office:value-type="float" office:value="0.3977318" calcext:value-type="float">
            <text:p>0.3977318</text:p>
          </table:table-cell>
        </table:table-row>
        <table:table-row table:style-name="ro1">
          <table:table-cell/>
          <table:table-cell office:value-type="float" office:value="11.973" calcext:value-type="float">
            <text:p>11.973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7.13334" calcext:value-type="float">
            <text:p>37.13334</text:p>
          </table:table-cell>
          <table:table-cell office:value-type="float" office:value="5.881704" calcext:value-type="float">
            <text:p>5.881704</text:p>
          </table:table-cell>
          <table:table-cell office:value-type="float" office:value="4.355181" calcext:value-type="float">
            <text:p>4.355181</text:p>
          </table:table-cell>
          <table:table-cell/>
          <table:table-cell office:value-type="float" office:value="18.251" calcext:value-type="float">
            <text:p>18.251</text:p>
          </table:table-cell>
          <table:table-cell office:value-type="float" office:value="0.3810962" calcext:value-type="float">
            <text:p>0.3810962</text:p>
          </table:table-cell>
          <table:table-cell office:value-type="float" office:value="0.3892102" calcext:value-type="float">
            <text:p>0.3892102</text:p>
          </table:table-cell>
        </table:table-row>
        <table:table-row table:style-name="ro1">
          <table:table-cell/>
          <table:table-cell office:value-type="float" office:value="11.986" calcext:value-type="float">
            <text:p>11.986</text:p>
          </table:table-cell>
          <table:table-cell office:value-type="float" office:value="33.5" calcext:value-type="float">
            <text:p>33.5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689161" calcext:value-type="float">
            <text:p>5.689161</text:p>
          </table:table-cell>
          <table:table-cell office:value-type="float" office:value="4.388166" calcext:value-type="float">
            <text:p>4.388166</text:p>
          </table:table-cell>
          <table:table-cell/>
          <table:table-cell office:value-type="float" office:value="18.263" calcext:value-type="float">
            <text:p>18.263</text:p>
          </table:table-cell>
          <table:table-cell office:value-type="float" office:value="0.3505261" calcext:value-type="float">
            <text:p>0.3505261</text:p>
          </table:table-cell>
          <table:table-cell office:value-type="float" office:value="0.3612211" calcext:value-type="float">
            <text:p>0.3612211</text:p>
          </table:table-cell>
        </table:table-row>
        <table:table-row table:style-name="ro1">
          <table:table-cell/>
          <table:table-cell office:value-type="float" office:value="11.997" calcext:value-type="float">
            <text:p>11.997</text:p>
          </table:table-cell>
          <table:table-cell office:value-type="float" office:value="34.3" calcext:value-type="float">
            <text:p>34.3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5.390784" calcext:value-type="float">
            <text:p>5.390784</text:p>
          </table:table-cell>
          <table:table-cell office:value-type="float" office:value="5.121382" calcext:value-type="float">
            <text:p>5.121382</text:p>
          </table:table-cell>
          <table:table-cell/>
          <table:table-cell office:value-type="float" office:value="18.275" calcext:value-type="float">
            <text:p>18.275</text:p>
          </table:table-cell>
          <table:table-cell office:value-type="float" office:value="0.3469262" calcext:value-type="float">
            <text:p>0.3469262</text:p>
          </table:table-cell>
          <table:table-cell office:value-type="float" office:value="0.363588" calcext:value-type="float">
            <text:p>0.363588</text:p>
          </table:table-cell>
        </table:table-row>
        <table:table-row table:style-name="ro1">
          <table:table-cell/>
          <table:table-cell office:value-type="float" office:value="12.01" calcext:value-type="float">
            <text:p>12.01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4.660492" calcext:value-type="float">
            <text:p>4.660492</text:p>
          </table:table-cell>
          <table:table-cell office:value-type="float" office:value="5.256108" calcext:value-type="float">
            <text:p>5.256108</text:p>
          </table:table-cell>
          <table:table-cell/>
          <table:table-cell office:value-type="float" office:value="18.286" calcext:value-type="float">
            <text:p>18.286</text:p>
          </table:table-cell>
          <table:table-cell office:value-type="float" office:value="0.3447184" calcext:value-type="float">
            <text:p>0.3447184</text:p>
          </table:table-cell>
          <table:table-cell office:value-type="float" office:value="0.3627086" calcext:value-type="float">
            <text:p>0.3627086</text:p>
          </table:table-cell>
        </table:table-row>
        <table:table-row table:style-name="ro1">
          <table:table-cell/>
          <table:table-cell office:value-type="float" office:value="12.022" calcext:value-type="float">
            <text:p>12.022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4.776721" calcext:value-type="float">
            <text:p>4.776721</text:p>
          </table:table-cell>
          <table:table-cell office:value-type="float" office:value="5.260622" calcext:value-type="float">
            <text:p>5.260622</text:p>
          </table:table-cell>
          <table:table-cell/>
          <table:table-cell office:value-type="float" office:value="18.298" calcext:value-type="float">
            <text:p>18.298</text:p>
          </table:table-cell>
          <table:table-cell office:value-type="float" office:value="0.3516301" calcext:value-type="float">
            <text:p>0.3516301</text:p>
          </table:table-cell>
          <table:table-cell office:value-type="float" office:value="0.3551623" calcext:value-type="float">
            <text:p>0.3551623</text:p>
          </table:table-cell>
        </table:table-row>
        <table:table-row table:style-name="ro1">
          <table:table-cell/>
          <table:table-cell office:value-type="float" office:value="12.033" calcext:value-type="float">
            <text:p>12.033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689116" calcext:value-type="float">
            <text:p>5.689116</text:p>
          </table:table-cell>
          <table:table-cell office:value-type="float" office:value="4.643754" calcext:value-type="float">
            <text:p>4.643754</text:p>
          </table:table-cell>
          <table:table-cell/>
          <table:table-cell office:value-type="float" office:value="18.309" calcext:value-type="float">
            <text:p>18.309</text:p>
          </table:table-cell>
          <table:table-cell office:value-type="float" office:value="0.3516301" calcext:value-type="float">
            <text:p>0.3516301</text:p>
          </table:table-cell>
          <table:table-cell office:value-type="float" office:value="0.3551623" calcext:value-type="float">
            <text:p>0.3551623</text:p>
          </table:table-cell>
        </table:table-row>
        <table:table-row table:style-name="ro1">
          <table:table-cell/>
          <table:table-cell office:value-type="float" office:value="12.046" calcext:value-type="float">
            <text:p>12.046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4.949741" calcext:value-type="float">
            <text:p>4.949741</text:p>
          </table:table-cell>
          <table:table-cell office:value-type="float" office:value="4.770668" calcext:value-type="float">
            <text:p>4.770668</text:p>
          </table:table-cell>
          <table:table-cell/>
          <table:table-cell office:value-type="float" office:value="18.321" calcext:value-type="float">
            <text:p>18.321</text:p>
          </table:table-cell>
          <table:table-cell office:value-type="float" office:value="0.3527216" calcext:value-type="float">
            <text:p>0.3527216</text:p>
          </table:table-cell>
          <table:table-cell office:value-type="float" office:value="0.3536525" calcext:value-type="float">
            <text:p>0.3536525</text:p>
          </table:table-cell>
        </table:table-row>
        <table:table-row table:style-name="ro1">
          <table:table-cell/>
          <table:table-cell office:value-type="float" office:value="12.057" calcext:value-type="float">
            <text:p>12.057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128144" calcext:value-type="float">
            <text:p>5.128144</text:p>
          </table:table-cell>
          <table:table-cell office:value-type="float" office:value="5.294455" calcext:value-type="float">
            <text:p>5.294455</text:p>
          </table:table-cell>
          <table:table-cell/>
          <table:table-cell office:value-type="float" office:value="18.336" calcext:value-type="float">
            <text:p>18.336</text:p>
          </table:table-cell>
          <table:table-cell office:value-type="float" office:value="0.3596915" calcext:value-type="float">
            <text:p>0.3596915</text:p>
          </table:table-cell>
          <table:table-cell office:value-type="float" office:value="0.3459029" calcext:value-type="float">
            <text:p>0.3459029</text:p>
          </table:table-cell>
        </table:table-row>
        <table:table-row table:style-name="ro1">
          <table:table-cell/>
          <table:table-cell office:value-type="float" office:value="12.072" calcext:value-type="float">
            <text:p>12.072</text:p>
          </table:table-cell>
          <table:table-cell office:value-type="float" office:value="35.3" calcext:value-type="float">
            <text:p>35.3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4.958316" calcext:value-type="float">
            <text:p>4.958316</text:p>
          </table:table-cell>
          <table:table-cell office:value-type="float" office:value="5.13823" calcext:value-type="float">
            <text:p>5.13823</text:p>
          </table:table-cell>
          <table:table-cell/>
          <table:table-cell office:value-type="float" office:value="18.349" calcext:value-type="float">
            <text:p>18.349</text:p>
          </table:table-cell>
          <table:table-cell office:value-type="float" office:value="0.3596915" calcext:value-type="float">
            <text:p>0.3596915</text:p>
          </table:table-cell>
          <table:table-cell office:value-type="float" office:value="0.3459029" calcext:value-type="float">
            <text:p>0.3459029</text:p>
          </table:table-cell>
        </table:table-row>
        <table:table-row table:style-name="ro1">
          <table:table-cell/>
          <table:table-cell office:value-type="float" office:value="12.084" calcext:value-type="float">
            <text:p>12.084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4.914263" calcext:value-type="float">
            <text:p>4.914263</text:p>
          </table:table-cell>
          <table:table-cell office:value-type="float" office:value="5.063553" calcext:value-type="float">
            <text:p>5.063553</text:p>
          </table:table-cell>
          <table:table-cell/>
          <table:table-cell office:value-type="float" office:value="18.361" calcext:value-type="float">
            <text:p>18.361</text:p>
          </table:table-cell>
          <table:table-cell office:value-type="float" office:value="0.3542431" calcext:value-type="float">
            <text:p>0.3542431</text:p>
          </table:table-cell>
          <table:table-cell office:value-type="float" office:value="0.3575447" calcext:value-type="float">
            <text:p>0.3575447</text:p>
          </table:table-cell>
        </table:table-row>
        <table:table-row table:style-name="ro1">
          <table:table-cell/>
          <table:table-cell office:value-type="float" office:value="12.096" calcext:value-type="float">
            <text:p>12.096</text:p>
          </table:table-cell>
          <table:table-cell office:value-type="float" office:value="33.4" calcext:value-type="float">
            <text:p>33.4</text:p>
          </table:table-cell>
          <table:table-cell office:value-type="float" office:value="35.8" calcext:value-type="float">
            <text:p>35.8</text:p>
          </table:table-cell>
          <table:table-cell office:value-type="float" office:value="5.53415" calcext:value-type="float">
            <text:p>5.53415</text:p>
          </table:table-cell>
          <table:table-cell office:value-type="float" office:value="4.712955" calcext:value-type="float">
            <text:p>4.712955</text:p>
          </table:table-cell>
          <table:table-cell/>
          <table:table-cell office:value-type="float" office:value="18.373" calcext:value-type="float">
            <text:p>18.373</text:p>
          </table:table-cell>
          <table:table-cell office:value-type="float" office:value="0.3538857" calcext:value-type="float">
            <text:p>0.3538857</text:p>
          </table:table-cell>
          <table:table-cell office:value-type="float" office:value="0.3469426" calcext:value-type="float">
            <text:p>0.3469426</text:p>
          </table:table-cell>
        </table:table-row>
        <table:table-row table:style-name="ro1">
          <table:table-cell/>
          <table:table-cell office:value-type="float" office:value="12.109" calcext:value-type="float">
            <text:p>12.109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4.541581" calcext:value-type="float">
            <text:p>4.541581</text:p>
          </table:table-cell>
          <table:table-cell office:value-type="float" office:value="5.672519" calcext:value-type="float">
            <text:p>5.672519</text:p>
          </table:table-cell>
          <table:table-cell/>
          <table:table-cell office:value-type="float" office:value="18.385" calcext:value-type="float">
            <text:p>18.385</text:p>
          </table:table-cell>
          <table:table-cell office:value-type="float" office:value="0.3443602" calcext:value-type="float">
            <text:p>0.3443602</text:p>
          </table:table-cell>
          <table:table-cell office:value-type="float" office:value="0.3515536" calcext:value-type="float">
            <text:p>0.3515536</text:p>
          </table:table-cell>
        </table:table-row>
        <table:table-row table:style-name="ro1">
          <table:table-cell/>
          <table:table-cell office:value-type="float" office:value="12.12" calcext:value-type="float">
            <text:p>12.12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3.9" calcext:value-type="float">
            <text:p>33.9</text:p>
          </table:table-cell>
          <table:table-cell office:value-type="float" office:value="5.514663" calcext:value-type="float">
            <text:p>5.514663</text:p>
          </table:table-cell>
          <table:table-cell office:value-type="float" office:value="5.450988" calcext:value-type="float">
            <text:p>5.450988</text:p>
          </table:table-cell>
          <table:table-cell/>
          <table:table-cell office:value-type="float" office:value="18.397" calcext:value-type="float">
            <text:p>18.397</text:p>
          </table:table-cell>
          <table:table-cell office:value-type="float" office:value="0.3356154" calcext:value-type="float">
            <text:p>0.3356154</text:p>
          </table:table-cell>
          <table:table-cell office:value-type="float" office:value="0.3542401" calcext:value-type="float">
            <text:p>0.3542401</text:p>
          </table:table-cell>
        </table:table-row>
        <table:table-row table:style-name="ro1">
          <table:table-cell/>
          <table:table-cell office:value-type="float" office:value="12.137" calcext:value-type="float">
            <text:p>12.137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307132" calcext:value-type="float">
            <text:p>5.307132</text:p>
          </table:table-cell>
          <table:table-cell office:value-type="float" office:value="4.897383" calcext:value-type="float">
            <text:p>4.897383</text:p>
          </table:table-cell>
          <table:table-cell/>
          <table:table-cell office:value-type="float" office:value="18.41" calcext:value-type="float">
            <text:p>18.41</text:p>
          </table:table-cell>
          <table:table-cell office:value-type="float" office:value="0.3402361" calcext:value-type="float">
            <text:p>0.3402361</text:p>
          </table:table-cell>
          <table:table-cell office:value-type="float" office:value="0.3518895" calcext:value-type="float">
            <text:p>0.3518895</text:p>
          </table:table-cell>
        </table:table-row>
        <table:table-row table:style-name="ro1">
          <table:table-cell/>
          <table:table-cell office:value-type="float" office:value="12.149" calcext:value-type="float">
            <text:p>12.149</text:p>
          </table:table-cell>
          <table:table-cell office:value-type="float" office:value="36.96667" calcext:value-type="float">
            <text:p>36.9666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4.453404" calcext:value-type="float">
            <text:p>4.453404</text:p>
          </table:table-cell>
          <table:table-cell office:value-type="float" office:value="4.885236" calcext:value-type="float">
            <text:p>4.885236</text:p>
          </table:table-cell>
          <table:table-cell/>
          <table:table-cell office:value-type="float" office:value="18.421" calcext:value-type="float">
            <text:p>18.421</text:p>
          </table:table-cell>
          <table:table-cell office:value-type="float" office:value="0.3550048" calcext:value-type="float">
            <text:p>0.3550048</text:p>
          </table:table-cell>
          <table:table-cell office:value-type="float" office:value="0.3569279" calcext:value-type="float">
            <text:p>0.3569279</text:p>
          </table:table-cell>
        </table:table-row>
        <table:table-row table:style-name="ro1">
          <table:table-cell/>
          <table:table-cell office:value-type="float" office:value="12.165" calcext:value-type="float">
            <text:p>12.165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064436" calcext:value-type="float">
            <text:p>5.064436</text:p>
          </table:table-cell>
          <table:table-cell office:value-type="float" office:value="5.25161" calcext:value-type="float">
            <text:p>5.25161</text:p>
          </table:table-cell>
          <table:table-cell/>
          <table:table-cell office:value-type="float" office:value="18.434" calcext:value-type="float">
            <text:p>18.434</text:p>
          </table:table-cell>
          <table:table-cell office:value-type="float" office:value="0.3538078" calcext:value-type="float">
            <text:p>0.3538078</text:p>
          </table:table-cell>
          <table:table-cell office:value-type="float" office:value="0.3553283" calcext:value-type="float">
            <text:p>0.3553283</text:p>
          </table:table-cell>
        </table:table-row>
        <table:table-row table:style-name="ro1">
          <table:table-cell/>
          <table:table-cell office:value-type="float" office:value="12.177" calcext:value-type="float">
            <text:p>12.177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965891" calcext:value-type="float">
            <text:p>5.965891</text:p>
          </table:table-cell>
          <table:table-cell office:value-type="float" office:value="4.804623" calcext:value-type="float">
            <text:p>4.804623</text:p>
          </table:table-cell>
          <table:table-cell/>
          <table:table-cell office:value-type="float" office:value="18.446" calcext:value-type="float">
            <text:p>18.446</text:p>
          </table:table-cell>
          <table:table-cell office:value-type="float" office:value="0.3541195" calcext:value-type="float">
            <text:p>0.3541195</text:p>
          </table:table-cell>
          <table:table-cell office:value-type="float" office:value="0.3585064" calcext:value-type="float">
            <text:p>0.3585064</text:p>
          </table:table-cell>
        </table:table-row>
        <table:table-row table:style-name="ro1">
          <table:table-cell/>
          <table:table-cell office:value-type="float" office:value="12.188" calcext:value-type="float">
            <text:p>12.188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147589" calcext:value-type="float">
            <text:p>5.147589</text:p>
          </table:table-cell>
          <table:table-cell office:value-type="float" office:value="4.900345" calcext:value-type="float">
            <text:p>4.900345</text:p>
          </table:table-cell>
          <table:table-cell/>
          <table:table-cell office:value-type="float" office:value="18.458" calcext:value-type="float">
            <text:p>18.458</text:p>
          </table:table-cell>
          <table:table-cell office:value-type="float" office:value="0.3617593" calcext:value-type="float">
            <text:p>0.3617593</text:p>
          </table:table-cell>
          <table:table-cell office:value-type="float" office:value="0.3619112" calcext:value-type="float">
            <text:p>0.3619112</text:p>
          </table:table-cell>
        </table:table-row>
        <table:table-row table:style-name="ro1">
          <table:table-cell/>
          <table:table-cell office:value-type="float" office:value="12.201" calcext:value-type="float">
            <text:p>12.201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4.1" calcext:value-type="float">
            <text:p>34.1</text:p>
          </table:table-cell>
          <table:table-cell office:value-type="float" office:value="4.930675" calcext:value-type="float">
            <text:p>4.930675</text:p>
          </table:table-cell>
          <table:table-cell office:value-type="float" office:value="5.017256" calcext:value-type="float">
            <text:p>5.017256</text:p>
          </table:table-cell>
          <table:table-cell/>
          <table:table-cell office:value-type="float" office:value="18.472" calcext:value-type="float">
            <text:p>18.472</text:p>
          </table:table-cell>
          <table:table-cell office:value-type="float" office:value="0.347168" calcext:value-type="float">
            <text:p>0.347168</text:p>
          </table:table-cell>
          <table:table-cell office:value-type="float" office:value="0.3487872" calcext:value-type="float">
            <text:p>0.3487872</text:p>
          </table:table-cell>
        </table:table-row>
        <table:table-row table:style-name="ro1">
          <table:table-cell/>
          <table:table-cell office:value-type="float" office:value="12.213" calcext:value-type="float">
            <text:p>12.21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4.877295" calcext:value-type="float">
            <text:p>4.877295</text:p>
          </table:table-cell>
          <table:table-cell office:value-type="float" office:value="5.462975" calcext:value-type="float">
            <text:p>5.462975</text:p>
          </table:table-cell>
          <table:table-cell/>
          <table:table-cell office:value-type="float" office:value="18.483" calcext:value-type="float">
            <text:p>18.483</text:p>
          </table:table-cell>
          <table:table-cell office:value-type="float" office:value="0.3487577" calcext:value-type="float">
            <text:p>0.3487577</text:p>
          </table:table-cell>
          <table:table-cell office:value-type="float" office:value="0.348928" calcext:value-type="float">
            <text:p>0.348928</text:p>
          </table:table-cell>
        </table:table-row>
        <table:table-row table:style-name="ro1">
          <table:table-cell/>
          <table:table-cell office:value-type="float" office:value="12.224" calcext:value-type="float">
            <text:p>12.22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5.4" calcext:value-type="float">
            <text:p>35.4</text:p>
          </table:table-cell>
          <table:table-cell office:value-type="float" office:value="5.5387" calcext:value-type="float">
            <text:p>5.5387</text:p>
          </table:table-cell>
          <table:table-cell office:value-type="float" office:value="4.922968" calcext:value-type="float">
            <text:p>4.922968</text:p>
          </table:table-cell>
          <table:table-cell/>
          <table:table-cell office:value-type="float" office:value="18.495" calcext:value-type="float">
            <text:p>18.495</text:p>
          </table:table-cell>
          <table:table-cell office:value-type="float" office:value="0.3537274" calcext:value-type="float">
            <text:p>0.3537274</text:p>
          </table:table-cell>
          <table:table-cell office:value-type="float" office:value="0.3562784" calcext:value-type="float">
            <text:p>0.3562784</text:p>
          </table:table-cell>
        </table:table-row>
        <table:table-row table:style-name="ro1">
          <table:table-cell/>
          <table:table-cell office:value-type="float" office:value="12.235" calcext:value-type="float">
            <text:p>12.235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7" calcext:value-type="float">
            <text:p>34.7</text:p>
          </table:table-cell>
          <table:table-cell office:value-type="float" office:value="4.987539" calcext:value-type="float">
            <text:p>4.987539</text:p>
          </table:table-cell>
          <table:table-cell office:value-type="float" office:value="5.043246" calcext:value-type="float">
            <text:p>5.043246</text:p>
          </table:table-cell>
          <table:table-cell/>
          <table:table-cell office:value-type="float" office:value="18.506" calcext:value-type="float">
            <text:p>18.506</text:p>
          </table:table-cell>
          <table:table-cell office:value-type="float" office:value="0.3415207" calcext:value-type="float">
            <text:p>0.3415207</text:p>
          </table:table-cell>
          <table:table-cell office:value-type="float" office:value="0.3468786" calcext:value-type="float">
            <text:p>0.3468786</text:p>
          </table:table-cell>
        </table:table-row>
        <table:table-row table:style-name="ro1">
          <table:table-cell/>
          <table:table-cell office:value-type="float" office:value="12.246" calcext:value-type="float">
            <text:p>12.246</text:p>
          </table:table-cell>
          <table:table-cell office:value-type="float" office:value="33.6" calcext:value-type="float">
            <text:p>33.6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5.484641" calcext:value-type="float">
            <text:p>5.484641</text:p>
          </table:table-cell>
          <table:table-cell office:value-type="float" office:value="4.785824" calcext:value-type="float">
            <text:p>4.785824</text:p>
          </table:table-cell>
          <table:table-cell/>
          <table:table-cell office:value-type="float" office:value="18.518" calcext:value-type="float">
            <text:p>18.518</text:p>
          </table:table-cell>
          <table:table-cell office:value-type="float" office:value="0.3561815" calcext:value-type="float">
            <text:p>0.3561815</text:p>
          </table:table-cell>
          <table:table-cell office:value-type="float" office:value="0.3548746" calcext:value-type="float">
            <text:p>0.3548746</text:p>
          </table:table-cell>
        </table:table-row>
        <table:table-row table:style-name="ro1">
          <table:table-cell/>
          <table:table-cell office:value-type="float" office:value="12.257" calcext:value-type="float">
            <text:p>12.25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4.890135" calcext:value-type="float">
            <text:p>4.890135</text:p>
          </table:table-cell>
          <table:table-cell office:value-type="float" office:value="4.962556" calcext:value-type="float">
            <text:p>4.962556</text:p>
          </table:table-cell>
          <table:table-cell/>
          <table:table-cell office:value-type="float" office:value="18.53" calcext:value-type="float">
            <text:p>18.53</text:p>
          </table:table-cell>
          <table:table-cell office:value-type="float" office:value="0.3531736" calcext:value-type="float">
            <text:p>0.3531736</text:p>
          </table:table-cell>
          <table:table-cell office:value-type="float" office:value="0.3481371" calcext:value-type="float">
            <text:p>0.3481371</text:p>
          </table:table-cell>
        </table:table-row>
        <table:table-row table:style-name="ro1">
          <table:table-cell/>
          <table:table-cell office:value-type="float" office:value="12.271" calcext:value-type="float">
            <text:p>12.271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4.9" calcext:value-type="float">
            <text:p>34.9</text:p>
          </table:table-cell>
          <table:table-cell office:value-type="float" office:value="5.162265" calcext:value-type="float">
            <text:p>5.162265</text:p>
          </table:table-cell>
          <table:table-cell office:value-type="float" office:value="4.987096" calcext:value-type="float">
            <text:p>4.987096</text:p>
          </table:table-cell>
          <table:table-cell/>
          <table:table-cell office:value-type="float" office:value="18.542" calcext:value-type="float">
            <text:p>18.542</text:p>
          </table:table-cell>
          <table:table-cell office:value-type="float" office:value="0.3531978" calcext:value-type="float">
            <text:p>0.3531978</text:p>
          </table:table-cell>
          <table:table-cell office:value-type="float" office:value="0.3462841" calcext:value-type="float">
            <text:p>0.3462841</text:p>
          </table:table-cell>
        </table:table-row>
        <table:table-row table:style-name="ro1">
          <table:table-cell/>
          <table:table-cell office:value-type="float" office:value="12.283" calcext:value-type="float">
            <text:p>12.283</text:p>
          </table:table-cell>
          <table:table-cell office:value-type="float" office:value="34" calcext:value-type="float">
            <text:p>34</text:p>
          </table:table-cell>
          <table:table-cell office:value-type="float" office:value="35.5" calcext:value-type="float">
            <text:p>35.5</text:p>
          </table:table-cell>
          <table:table-cell office:value-type="float" office:value="5.389862" calcext:value-type="float">
            <text:p>5.389862</text:p>
          </table:table-cell>
          <table:table-cell office:value-type="float" office:value="4.797133" calcext:value-type="float">
            <text:p>4.797133</text:p>
          </table:table-cell>
          <table:table-cell/>
          <table:table-cell office:value-type="float" office:value="18.553" calcext:value-type="float">
            <text:p>18.553</text:p>
          </table:table-cell>
          <table:table-cell office:value-type="float" office:value="0.360446" calcext:value-type="float">
            <text:p>0.360446</text:p>
          </table:table-cell>
          <table:table-cell office:value-type="float" office:value="0.3504446" calcext:value-type="float">
            <text:p>0.3504446</text:p>
          </table:table-cell>
        </table:table-row>
        <table:table-row table:style-name="ro1">
          <table:table-cell/>
          <table:table-cell office:value-type="float" office:value="12.294" calcext:value-type="float">
            <text:p>12.294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4.936755" calcext:value-type="float">
            <text:p>4.936755</text:p>
          </table:table-cell>
          <table:table-cell office:value-type="float" office:value="5.257832" calcext:value-type="float">
            <text:p>5.257832</text:p>
          </table:table-cell>
          <table:table-cell/>
          <table:table-cell office:value-type="float" office:value="18.564" calcext:value-type="float">
            <text:p>18.564</text:p>
          </table:table-cell>
          <table:table-cell office:value-type="float" office:value="0.3577575" calcext:value-type="float">
            <text:p>0.3577575</text:p>
          </table:table-cell>
          <table:table-cell office:value-type="float" office:value="0.352782" calcext:value-type="float">
            <text:p>0.352782</text:p>
          </table:table-cell>
        </table:table-row>
        <table:table-row table:style-name="ro1">
          <table:table-cell/>
          <table:table-cell office:value-type="float" office:value="12.305" calcext:value-type="float">
            <text:p>12.305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5.171963" calcext:value-type="float">
            <text:p>5.171963</text:p>
          </table:table-cell>
          <table:table-cell office:value-type="float" office:value="5.100041" calcext:value-type="float">
            <text:p>5.100041</text:p>
          </table:table-cell>
          <table:table-cell/>
          <table:table-cell office:value-type="float" office:value="18.576" calcext:value-type="float">
            <text:p>18.576</text:p>
          </table:table-cell>
          <table:table-cell office:value-type="float" office:value="0.3580712" calcext:value-type="float">
            <text:p>0.3580712</text:p>
          </table:table-cell>
          <table:table-cell office:value-type="float" office:value="0.3483854" calcext:value-type="float">
            <text:p>0.3483854</text:p>
          </table:table-cell>
        </table:table-row>
        <table:table-row table:style-name="ro1">
          <table:table-cell/>
          <table:table-cell office:value-type="float" office:value="12.317" calcext:value-type="float">
            <text:p>12.317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251394" calcext:value-type="float">
            <text:p>5.251394</text:p>
          </table:table-cell>
          <table:table-cell office:value-type="float" office:value="4.602844" calcext:value-type="float">
            <text:p>4.602844</text:p>
          </table:table-cell>
          <table:table-cell/>
          <table:table-cell office:value-type="float" office:value="18.587" calcext:value-type="float">
            <text:p>18.587</text:p>
          </table:table-cell>
          <table:table-cell office:value-type="float" office:value="0.3588713" calcext:value-type="float">
            <text:p>0.3588713</text:p>
          </table:table-cell>
          <table:table-cell office:value-type="float" office:value="0.3540386" calcext:value-type="float">
            <text:p>0.3540386</text:p>
          </table:table-cell>
        </table:table-row>
        <table:table-row table:style-name="ro1">
          <table:table-cell/>
          <table:table-cell office:value-type="float" office:value="12.329" calcext:value-type="float">
            <text:p>12.329</text:p>
          </table:table-cell>
          <table:table-cell office:value-type="float" office:value="34.5" calcext:value-type="float">
            <text:p>34.5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245498" calcext:value-type="float">
            <text:p>5.245498</text:p>
          </table:table-cell>
          <table:table-cell office:value-type="float" office:value="4.840322" calcext:value-type="float">
            <text:p>4.840322</text:p>
          </table:table-cell>
          <table:table-cell/>
          <table:table-cell office:value-type="float" office:value="18.609" calcext:value-type="float">
            <text:p>18.609</text:p>
          </table:table-cell>
          <table:table-cell office:value-type="float" office:value="0.352037" calcext:value-type="float">
            <text:p>0.352037</text:p>
          </table:table-cell>
          <table:table-cell office:value-type="float" office:value="0.3515564" calcext:value-type="float">
            <text:p>0.3515564</text:p>
          </table:table-cell>
        </table:table-row>
        <table:table-row table:style-name="ro1">
          <table:table-cell/>
          <table:table-cell office:value-type="float" office:value="12.342" calcext:value-type="float">
            <text:p>12.342</text:p>
          </table:table-cell>
          <table:table-cell office:value-type="float" office:value="33.3" calcext:value-type="float">
            <text:p>33.3</text:p>
          </table:table-cell>
          <table:table-cell office:value-type="float" office:value="33.6" calcext:value-type="float">
            <text:p>33.6</text:p>
          </table:table-cell>
          <table:table-cell office:value-type="float" office:value="5.634176" calcext:value-type="float">
            <text:p>5.634176</text:p>
          </table:table-cell>
          <table:table-cell office:value-type="float" office:value="5.385999" calcext:value-type="float">
            <text:p>5.385999</text:p>
          </table:table-cell>
          <table:table-cell/>
          <table:table-cell office:value-type="float" office:value="18.622" calcext:value-type="float">
            <text:p>18.622</text:p>
          </table:table-cell>
          <table:table-cell office:value-type="float" office:value="0.3580745" calcext:value-type="float">
            <text:p>0.3580745</text:p>
          </table:table-cell>
          <table:table-cell office:value-type="float" office:value="0.353131" calcext:value-type="float">
            <text:p>0.353131</text:p>
          </table:table-cell>
        </table:table-row>
        <table:table-row table:style-name="ro1">
          <table:table-cell/>
          <table:table-cell office:value-type="float" office:value="12.354" calcext:value-type="float">
            <text:p>12.354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6.33333" calcext:value-type="float">
            <text:p>36.33333</text:p>
          </table:table-cell>
          <table:table-cell office:value-type="float" office:value="4.563064" calcext:value-type="float">
            <text:p>4.563064</text:p>
          </table:table-cell>
          <table:table-cell office:value-type="float" office:value="4.605892" calcext:value-type="float">
            <text:p>4.605892</text:p>
          </table:table-cell>
          <table:table-cell/>
          <table:table-cell office:value-type="float" office:value="18.633" calcext:value-type="float">
            <text:p>18.633</text:p>
          </table:table-cell>
          <table:table-cell office:value-type="float" office:value="0.35286" calcext:value-type="float">
            <text:p>0.35286</text:p>
          </table:table-cell>
          <table:table-cell office:value-type="float" office:value="0.3495495" calcext:value-type="float">
            <text:p>0.3495495</text:p>
          </table:table-cell>
        </table:table-row>
        <table:table-row table:style-name="ro1">
          <table:table-cell/>
          <table:table-cell office:value-type="float" office:value="12.366" calcext:value-type="float">
            <text:p>12.36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5.455701" calcext:value-type="float">
            <text:p>5.455701</text:p>
          </table:table-cell>
          <table:table-cell office:value-type="float" office:value="4.418735" calcext:value-type="float">
            <text:p>4.418735</text:p>
          </table:table-cell>
          <table:table-cell/>
          <table:table-cell office:value-type="float" office:value="18.645" calcext:value-type="float">
            <text:p>18.645</text:p>
          </table:table-cell>
          <table:table-cell office:value-type="float" office:value="0.3449232" calcext:value-type="float">
            <text:p>0.3449232</text:p>
          </table:table-cell>
          <table:table-cell office:value-type="float" office:value="0.351339" calcext:value-type="float">
            <text:p>0.351339</text:p>
          </table:table-cell>
        </table:table-row>
        <table:table-row table:style-name="ro1">
          <table:table-cell/>
          <table:table-cell office:value-type="float" office:value="12.378" calcext:value-type="float">
            <text:p>12.378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4.1" calcext:value-type="float">
            <text:p>34.1</text:p>
          </table:table-cell>
          <table:table-cell office:value-type="float" office:value="5.36239" calcext:value-type="float">
            <text:p>5.36239</text:p>
          </table:table-cell>
          <table:table-cell office:value-type="float" office:value="5.140415" calcext:value-type="float">
            <text:p>5.140415</text:p>
          </table:table-cell>
          <table:table-cell/>
          <table:table-cell office:value-type="float" office:value="18.656" calcext:value-type="float">
            <text:p>18.656</text:p>
          </table:table-cell>
          <table:table-cell office:value-type="float" office:value="0.298964" calcext:value-type="float">
            <text:p>0.298964</text:p>
          </table:table-cell>
          <table:table-cell office:value-type="float" office:value="0.3509566" calcext:value-type="float">
            <text:p>0.3509566</text:p>
          </table:table-cell>
        </table:table-row>
        <table:table-row table:style-name="ro1">
          <table:table-cell/>
          <table:table-cell office:value-type="float" office:value="12.39" calcext:value-type="float">
            <text:p>12.39</text:p>
          </table:table-cell>
          <table:table-cell office:value-type="float" office:value="31.8" calcext:value-type="float">
            <text:p>31.8</text:p>
          </table:table-cell>
          <table:table-cell office:value-type="float" office:value="34.7" calcext:value-type="float">
            <text:p>34.7</text:p>
          </table:table-cell>
          <table:table-cell office:value-type="float" office:value="6.145019" calcext:value-type="float">
            <text:p>6.145019</text:p>
          </table:table-cell>
          <table:table-cell office:value-type="float" office:value="5.088649" calcext:value-type="float">
            <text:p>5.088649</text:p>
          </table:table-cell>
          <table:table-cell/>
          <table:table-cell office:value-type="float" office:value="18.671" calcext:value-type="float">
            <text:p>18.671</text:p>
          </table:table-cell>
          <table:table-cell office:value-type="float" office:value="0.2688472" calcext:value-type="float">
            <text:p>0.2688472</text:p>
          </table:table-cell>
          <table:table-cell office:value-type="float" office:value="0.299546" calcext:value-type="float">
            <text:p>0.299546</text:p>
          </table:table-cell>
        </table:table-row>
        <table:table-row table:style-name="ro1">
          <table:table-cell/>
          <table:table-cell office:value-type="float" office:value="12.405" calcext:value-type="float">
            <text:p>12.405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4.7" calcext:value-type="float">
            <text:p>34.7</text:p>
          </table:table-cell>
          <table:table-cell office:value-type="float" office:value="5.619324" calcext:value-type="float">
            <text:p>5.619324</text:p>
          </table:table-cell>
          <table:table-cell office:value-type="float" office:value="5.078082" calcext:value-type="float">
            <text:p>5.078082</text:p>
          </table:table-cell>
          <table:table-cell/>
          <table:table-cell office:value-type="float" office:value="18.683" calcext:value-type="float">
            <text:p>18.683</text:p>
          </table:table-cell>
          <table:table-cell office:value-type="float" office:value="0.2290769" calcext:value-type="float">
            <text:p>0.2290769</text:p>
          </table:table-cell>
          <table:table-cell office:value-type="float" office:value="0.3077156" calcext:value-type="float">
            <text:p>0.3077156</text:p>
          </table:table-cell>
        </table:table-row>
        <table:table-row table:style-name="ro1">
          <table:table-cell/>
          <table:table-cell office:value-type="float" office:value="12.417" calcext:value-type="float">
            <text:p>12.41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405643" calcext:value-type="float">
            <text:p>5.405643</text:p>
          </table:table-cell>
          <table:table-cell office:value-type="float" office:value="4.728962" calcext:value-type="float">
            <text:p>4.728962</text:p>
          </table:table-cell>
          <table:table-cell/>
          <table:table-cell office:value-type="float" office:value="18.694" calcext:value-type="float">
            <text:p>18.694</text:p>
          </table:table-cell>
          <table:table-cell office:value-type="float" office:value="0.1911353" calcext:value-type="float">
            <text:p>0.1911353</text:p>
          </table:table-cell>
          <table:table-cell office:value-type="float" office:value="0.2821605" calcext:value-type="float">
            <text:p>0.2821605</text:p>
          </table:table-cell>
        </table:table-row>
        <table:table-row table:style-name="ro1">
          <table:table-cell/>
          <table:table-cell office:value-type="float" office:value="12.428" calcext:value-type="float">
            <text:p>12.428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4.875801" calcext:value-type="float">
            <text:p>4.875801</text:p>
          </table:table-cell>
          <table:table-cell office:value-type="float" office:value="4.919723" calcext:value-type="float">
            <text:p>4.919723</text:p>
          </table:table-cell>
          <table:table-cell/>
          <table:table-cell office:value-type="float" office:value="18.705" calcext:value-type="float">
            <text:p>18.705</text:p>
          </table:table-cell>
          <table:table-cell office:value-type="float" office:value="0.2345793" calcext:value-type="float">
            <text:p>0.2345793</text:p>
          </table:table-cell>
          <table:table-cell office:value-type="float" office:value="0.2197225" calcext:value-type="float">
            <text:p>0.2197225</text:p>
          </table:table-cell>
        </table:table-row>
        <table:table-row table:style-name="ro1">
          <table:table-cell/>
          <table:table-cell office:value-type="float" office:value="12.441" calcext:value-type="float">
            <text:p>12.441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507684" calcext:value-type="float">
            <text:p>5.507684</text:p>
          </table:table-cell>
          <table:table-cell office:value-type="float" office:value="4.936047" calcext:value-type="float">
            <text:p>4.936047</text:p>
          </table:table-cell>
          <table:table-cell/>
          <table:table-cell office:value-type="float" office:value="18.716" calcext:value-type="float">
            <text:p>18.716</text:p>
          </table:table-cell>
          <table:table-cell office:value-type="float" office:value="0.1480827" calcext:value-type="float">
            <text:p>0.1480827</text:p>
          </table:table-cell>
          <table:table-cell office:value-type="float" office:value="0.2072625" calcext:value-type="float">
            <text:p>0.2072625</text:p>
          </table:table-cell>
        </table:table-row>
        <table:table-row table:style-name="ro1">
          <table:table-cell/>
          <table:table-cell office:value-type="float" office:value="12.452" calcext:value-type="float">
            <text:p>12.452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5.081022" calcext:value-type="float">
            <text:p>5.081022</text:p>
          </table:table-cell>
          <table:table-cell office:value-type="float" office:value="5.383235" calcext:value-type="float">
            <text:p>5.383235</text:p>
          </table:table-cell>
          <table:table-cell/>
          <table:table-cell office:value-type="float" office:value="18.727" calcext:value-type="float">
            <text:p>18.727</text:p>
          </table:table-cell>
          <table:table-cell office:value-type="float" office:value="0.1635163" calcext:value-type="float">
            <text:p>0.1635163</text:p>
          </table:table-cell>
          <table:table-cell office:value-type="float" office:value="0.1993743" calcext:value-type="float">
            <text:p>0.1993743</text:p>
          </table:table-cell>
        </table:table-row>
        <table:table-row table:style-name="ro1">
          <table:table-cell/>
          <table:table-cell office:value-type="float" office:value="12.464" calcext:value-type="float">
            <text:p>12.46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6.3" calcext:value-type="float">
            <text:p>36.3</text:p>
          </table:table-cell>
          <table:table-cell office:value-type="float" office:value="4.844995" calcext:value-type="float">
            <text:p>4.844995</text:p>
          </table:table-cell>
          <table:table-cell office:value-type="float" office:value="4.615975" calcext:value-type="float">
            <text:p>4.615975</text:p>
          </table:table-cell>
          <table:table-cell/>
          <table:table-cell office:value-type="float" office:value="18.738" calcext:value-type="float">
            <text:p>18.738</text:p>
          </table:table-cell>
          <table:table-cell office:value-type="float" office:value="0.2090225" calcext:value-type="float">
            <text:p>0.2090225</text:p>
          </table:table-cell>
          <table:table-cell office:value-type="float" office:value="0.1516316" calcext:value-type="float">
            <text:p>0.1516316</text:p>
          </table:table-cell>
        </table:table-row>
        <table:table-row table:style-name="ro1">
          <table:table-cell/>
          <table:table-cell office:value-type="float" office:value="12.477" calcext:value-type="float">
            <text:p>12.477</text:p>
          </table:table-cell>
          <table:table-cell office:value-type="float" office:value="32.4" calcext:value-type="float">
            <text:p>32.4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849335" calcext:value-type="float">
            <text:p>5.849335</text:p>
          </table:table-cell>
          <table:table-cell office:value-type="float" office:value="5.135252" calcext:value-type="float">
            <text:p>5.135252</text:p>
          </table:table-cell>
          <table:table-cell/>
          <table:table-cell office:value-type="float" office:value="18.749" calcext:value-type="float">
            <text:p>18.749</text:p>
          </table:table-cell>
          <table:table-cell office:value-type="float" office:value="0.2004343" calcext:value-type="float">
            <text:p>0.2004343</text:p>
          </table:table-cell>
          <table:table-cell office:value-type="float" office:value="0.1824906" calcext:value-type="float">
            <text:p>0.1824906</text:p>
          </table:table-cell>
        </table:table-row>
        <table:table-row table:style-name="ro1">
          <table:table-cell/>
          <table:table-cell office:value-type="float" office:value="12.488" calcext:value-type="float">
            <text:p>12.488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084584" calcext:value-type="float">
            <text:p>5.084584</text:p>
          </table:table-cell>
          <table:table-cell office:value-type="float" office:value="5.303343" calcext:value-type="float">
            <text:p>5.303343</text:p>
          </table:table-cell>
          <table:table-cell/>
          <table:table-cell office:value-type="float" office:value="18.761" calcext:value-type="float">
            <text:p>18.761</text:p>
          </table:table-cell>
          <table:table-cell office:value-type="float" office:value="0.2084381" calcext:value-type="float">
            <text:p>0.2084381</text:p>
          </table:table-cell>
          <table:table-cell office:value-type="float" office:value="0.202108" calcext:value-type="float">
            <text:p>0.202108</text:p>
          </table:table-cell>
        </table:table-row>
        <table:table-row table:style-name="ro1">
          <table:table-cell/>
          <table:table-cell office:value-type="float" office:value="12.501" calcext:value-type="float">
            <text:p>12.501</text:p>
          </table:table-cell>
          <table:table-cell office:value-type="float" office:value="35.2" calcext:value-type="float">
            <text:p>35.2</text:p>
          </table:table-cell>
          <table:table-cell office:value-type="float" office:value="34.2" calcext:value-type="float">
            <text:p>34.2</text:p>
          </table:table-cell>
          <table:table-cell office:value-type="float" office:value="4.986962" calcext:value-type="float">
            <text:p>4.986962</text:p>
          </table:table-cell>
          <table:table-cell office:value-type="float" office:value="5.282118" calcext:value-type="float">
            <text:p>5.282118</text:p>
          </table:table-cell>
          <table:table-cell/>
          <table:table-cell office:value-type="float" office:value="18.772" calcext:value-type="float">
            <text:p>18.772</text:p>
          </table:table-cell>
          <table:table-cell office:value-type="float" office:value="0.219686" calcext:value-type="float">
            <text:p>0.219686</text:p>
          </table:table-cell>
          <table:table-cell office:value-type="float" office:value="0.2259056" calcext:value-type="float">
            <text:p>0.2259056</text:p>
          </table:table-cell>
        </table:table-row>
        <table:table-row table:style-name="ro1">
          <table:table-cell/>
          <table:table-cell office:value-type="float" office:value="12.512" calcext:value-type="float">
            <text:p>12.512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314755" calcext:value-type="float">
            <text:p>5.314755</text:p>
          </table:table-cell>
          <table:table-cell office:value-type="float" office:value="4.995968" calcext:value-type="float">
            <text:p>4.995968</text:p>
          </table:table-cell>
          <table:table-cell/>
          <table:table-cell office:value-type="float" office:value="18.783" calcext:value-type="float">
            <text:p>18.783</text:p>
          </table:table-cell>
          <table:table-cell office:value-type="float" office:value="0.2066672" calcext:value-type="float">
            <text:p>0.2066672</text:p>
          </table:table-cell>
          <table:table-cell office:value-type="float" office:value="0.2297671" calcext:value-type="float">
            <text:p>0.2297671</text:p>
          </table:table-cell>
        </table:table-row>
        <table:table-row table:style-name="ro1">
          <table:table-cell/>
          <table:table-cell office:value-type="float" office:value="12.524" calcext:value-type="float">
            <text:p>12.524</text:p>
          </table:table-cell>
          <table:table-cell office:value-type="float" office:value="34.7" calcext:value-type="float">
            <text:p>34.7</text:p>
          </table:table-cell>
          <table:table-cell office:value-type="float" office:value="34.8" calcext:value-type="float">
            <text:p>34.8</text:p>
          </table:table-cell>
          <table:table-cell office:value-type="float" office:value="5.195954" calcext:value-type="float">
            <text:p>5.195954</text:p>
          </table:table-cell>
          <table:table-cell office:value-type="float" office:value="5.02587" calcext:value-type="float">
            <text:p>5.02587</text:p>
          </table:table-cell>
          <table:table-cell/>
          <table:table-cell office:value-type="float" office:value="18.794" calcext:value-type="float">
            <text:p>18.794</text:p>
          </table:table-cell>
          <table:table-cell office:value-type="float" office:value="0.2308739" calcext:value-type="float">
            <text:p>0.2308739</text:p>
          </table:table-cell>
          <table:table-cell office:value-type="float" office:value="0.1919775" calcext:value-type="float">
            <text:p>0.1919775</text:p>
          </table:table-cell>
        </table:table-row>
        <table:table-row table:style-name="ro1">
          <table:table-cell/>
          <table:table-cell office:value-type="float" office:value="12.538" calcext:value-type="float">
            <text:p>12.538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8" calcext:value-type="float">
            <text:p>34.8</text:p>
          </table:table-cell>
          <table:table-cell office:value-type="float" office:value="5.58403" calcext:value-type="float">
            <text:p>5.58403</text:p>
          </table:table-cell>
          <table:table-cell office:value-type="float" office:value="5.032025" calcext:value-type="float">
            <text:p>5.032025</text:p>
          </table:table-cell>
          <table:table-cell/>
          <table:table-cell office:value-type="float" office:value="18.805" calcext:value-type="float">
            <text:p>18.805</text:p>
          </table:table-cell>
          <table:table-cell office:value-type="float" office:value="0.2215039" calcext:value-type="float">
            <text:p>0.2215039</text:p>
          </table:table-cell>
          <table:table-cell office:value-type="float" office:value="0.1807874" calcext:value-type="float">
            <text:p>0.1807874</text:p>
          </table:table-cell>
        </table:table-row>
        <table:table-row table:style-name="ro1">
          <table:table-cell/>
          <table:table-cell office:value-type="float" office:value="12.551" calcext:value-type="float">
            <text:p>12.551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.9</text:p>
          </table:table-cell>
          <table:table-cell office:value-type="float" office:value="5.151915" calcext:value-type="float">
            <text:p>5.151915</text:p>
          </table:table-cell>
          <table:table-cell office:value-type="float" office:value="5.325803" calcext:value-type="float">
            <text:p>5.325803</text:p>
          </table:table-cell>
          <table:table-cell/>
          <table:table-cell office:value-type="float" office:value="18.817" calcext:value-type="float">
            <text:p>18.817</text:p>
          </table:table-cell>
          <table:table-cell office:value-type="float" office:value="0.2164354" calcext:value-type="float">
            <text:p>0.2164354</text:p>
          </table:table-cell>
          <table:table-cell office:value-type="float" office:value="0.1866657" calcext:value-type="float">
            <text:p>0.1866657</text:p>
          </table:table-cell>
        </table:table-row>
        <table:table-row table:style-name="ro1">
          <table:table-cell/>
          <table:table-cell office:value-type="float" office:value="12.562" calcext:value-type="float">
            <text:p>12.562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770201" calcext:value-type="float">
            <text:p>5.770201</text:p>
          </table:table-cell>
          <table:table-cell office:value-type="float" office:value="4.64757" calcext:value-type="float">
            <text:p>4.64757</text:p>
          </table:table-cell>
          <table:table-cell/>
          <table:table-cell office:value-type="float" office:value="18.829" calcext:value-type="float">
            <text:p>18.829</text:p>
          </table:table-cell>
          <table:table-cell office:value-type="float" office:value="0.2237944" calcext:value-type="float">
            <text:p>0.2237944</text:p>
          </table:table-cell>
          <table:table-cell office:value-type="float" office:value="0.1753821" calcext:value-type="float">
            <text:p>0.1753821</text:p>
          </table:table-cell>
        </table:table-row>
        <table:table-row table:style-name="ro1">
          <table:table-cell/>
          <table:table-cell office:value-type="float" office:value="12.575" calcext:value-type="float">
            <text:p>12.575</text:p>
          </table:table-cell>
          <table:table-cell office:value-type="float" office:value="35.8" calcext:value-type="float">
            <text:p>35.8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4.928921" calcext:value-type="float">
            <text:p>4.928921</text:p>
          </table:table-cell>
          <table:table-cell office:value-type="float" office:value="5.293098" calcext:value-type="float">
            <text:p>5.293098</text:p>
          </table:table-cell>
          <table:table-cell/>
          <table:table-cell office:value-type="float" office:value="18.84" calcext:value-type="float">
            <text:p>18.84</text:p>
          </table:table-cell>
          <table:table-cell office:value-type="float" office:value="0.1949487" calcext:value-type="float">
            <text:p>0.1949487</text:p>
          </table:table-cell>
          <table:table-cell office:value-type="float" office:value="0.2145753" calcext:value-type="float">
            <text:p>0.2145753</text:p>
          </table:table-cell>
        </table:table-row>
        <table:table-row table:style-name="ro1">
          <table:table-cell/>
          <table:table-cell office:value-type="float" office:value="12.586" calcext:value-type="float">
            <text:p>12.586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5.455434" calcext:value-type="float">
            <text:p>5.455434</text:p>
          </table:table-cell>
          <table:table-cell office:value-type="float" office:value="5.107272" calcext:value-type="float">
            <text:p>5.107272</text:p>
          </table:table-cell>
          <table:table-cell/>
          <table:table-cell office:value-type="float" office:value="18.852" calcext:value-type="float">
            <text:p>18.852</text:p>
          </table:table-cell>
          <table:table-cell office:value-type="float" office:value="0.2155337" calcext:value-type="float">
            <text:p>0.2155337</text:p>
          </table:table-cell>
          <table:table-cell office:value-type="float" office:value="0.2243257" calcext:value-type="float">
            <text:p>0.2243257</text:p>
          </table:table-cell>
        </table:table-row>
        <table:table-row table:style-name="ro1">
          <table:table-cell/>
          <table:table-cell office:value-type="float" office:value="12.598" calcext:value-type="float">
            <text:p>12.598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5.040479" calcext:value-type="float">
            <text:p>5.040479</text:p>
          </table:table-cell>
          <table:table-cell office:value-type="float" office:value="5.156923" calcext:value-type="float">
            <text:p>5.156923</text:p>
          </table:table-cell>
          <table:table-cell/>
          <table:table-cell office:value-type="float" office:value="18.863" calcext:value-type="float">
            <text:p>18.863</text:p>
          </table:table-cell>
          <table:table-cell office:value-type="float" office:value="0.2063926" calcext:value-type="float">
            <text:p>0.2063926</text:p>
          </table:table-cell>
          <table:table-cell office:value-type="float" office:value="0.2425529" calcext:value-type="float">
            <text:p>0.2425529</text:p>
          </table:table-cell>
        </table:table-row>
        <table:table-row table:style-name="ro1">
          <table:table-cell/>
          <table:table-cell office:value-type="float" office:value="12.612" calcext:value-type="float">
            <text:p>12.612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640788" calcext:value-type="float">
            <text:p>5.640788</text:p>
          </table:table-cell>
          <table:table-cell office:value-type="float" office:value="5.242608" calcext:value-type="float">
            <text:p>5.242608</text:p>
          </table:table-cell>
          <table:table-cell/>
          <table:table-cell office:value-type="float" office:value="18.876" calcext:value-type="float">
            <text:p>18.876</text:p>
          </table:table-cell>
          <table:table-cell office:value-type="float" office:value="0.221057" calcext:value-type="float">
            <text:p>0.221057</text:p>
          </table:table-cell>
          <table:table-cell office:value-type="float" office:value="0.241838" calcext:value-type="float">
            <text:p>0.241838</text:p>
          </table:table-cell>
        </table:table-row>
        <table:table-row table:style-name="ro1">
          <table:table-cell/>
          <table:table-cell office:value-type="float" office:value="12.625" calcext:value-type="float">
            <text:p>12.625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4.3" calcext:value-type="float">
            <text:p>34.3</text:p>
          </table:table-cell>
          <table:table-cell office:value-type="float" office:value="5.54337" calcext:value-type="float">
            <text:p>5.54337</text:p>
          </table:table-cell>
          <table:table-cell office:value-type="float" office:value="5.237899" calcext:value-type="float">
            <text:p>5.237899</text:p>
          </table:table-cell>
          <table:table-cell/>
          <table:table-cell office:value-type="float" office:value="18.888" calcext:value-type="float">
            <text:p>18.888</text:p>
          </table:table-cell>
          <table:table-cell office:value-type="float" office:value="0.2669071" calcext:value-type="float">
            <text:p>0.2669071</text:p>
          </table:table-cell>
          <table:table-cell office:value-type="float" office:value="0.2479298" calcext:value-type="float">
            <text:p>0.2479298</text:p>
          </table:table-cell>
        </table:table-row>
        <table:table-row table:style-name="ro1">
          <table:table-cell/>
          <table:table-cell office:value-type="float" office:value="12.637" calcext:value-type="float">
            <text:p>12.637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4.765808" calcext:value-type="float">
            <text:p>4.765808</text:p>
          </table:table-cell>
          <table:table-cell office:value-type="float" office:value="5.312727" calcext:value-type="float">
            <text:p>5.312727</text:p>
          </table:table-cell>
          <table:table-cell/>
          <table:table-cell office:value-type="float" office:value="18.899" calcext:value-type="float">
            <text:p>18.899</text:p>
          </table:table-cell>
          <table:table-cell office:value-type="float" office:value="0.2457134" calcext:value-type="float">
            <text:p>0.2457134</text:p>
          </table:table-cell>
          <table:table-cell office:value-type="float" office:value="0.2443116" calcext:value-type="float">
            <text:p>0.2443116</text:p>
          </table:table-cell>
        </table:table-row>
        <table:table-row table:style-name="ro1">
          <table:table-cell/>
          <table:table-cell office:value-type="float" office:value="12.648" calcext:value-type="float">
            <text:p>12.648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045448" calcext:value-type="float">
            <text:p>5.045448</text:p>
          </table:table-cell>
          <table:table-cell office:value-type="float" office:value="5.295042" calcext:value-type="float">
            <text:p>5.295042</text:p>
          </table:table-cell>
          <table:table-cell/>
          <table:table-cell office:value-type="float" office:value="18.911" calcext:value-type="float">
            <text:p>18.911</text:p>
          </table:table-cell>
          <table:table-cell office:value-type="float" office:value="0.2421911" calcext:value-type="float">
            <text:p>0.2421911</text:p>
          </table:table-cell>
          <table:table-cell office:value-type="float" office:value="0.2511696" calcext:value-type="float">
            <text:p>0.2511696</text:p>
          </table:table-cell>
        </table:table-row>
        <table:table-row table:style-name="ro1">
          <table:table-cell/>
          <table:table-cell office:value-type="float" office:value="12.66" calcext:value-type="float">
            <text:p>12.66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5.7" calcext:value-type="float">
            <text:p>35.7</text:p>
          </table:table-cell>
          <table:table-cell office:value-type="float" office:value="5.318364" calcext:value-type="float">
            <text:p>5.318364</text:p>
          </table:table-cell>
          <table:table-cell office:value-type="float" office:value="4.793383" calcext:value-type="float">
            <text:p>4.793383</text:p>
          </table:table-cell>
          <table:table-cell/>
          <table:table-cell office:value-type="float" office:value="18.922" calcext:value-type="float">
            <text:p>18.922</text:p>
          </table:table-cell>
          <table:table-cell office:value-type="float" office:value="0.2490497" calcext:value-type="float">
            <text:p>0.2490497</text:p>
          </table:table-cell>
          <table:table-cell office:value-type="float" office:value="0.1994332" calcext:value-type="float">
            <text:p>0.1994332</text:p>
          </table:table-cell>
        </table:table-row>
        <table:table-row table:style-name="ro1">
          <table:table-cell/>
          <table:table-cell office:value-type="float" office:value="12.672" calcext:value-type="float">
            <text:p>12.672</text:p>
          </table:table-cell>
          <table:table-cell office:value-type="float" office:value="34.1" calcext:value-type="float">
            <text:p>34.1</text:p>
          </table:table-cell>
          <table:table-cell office:value-type="float" office:value="33.4" calcext:value-type="float">
            <text:p>33.4</text:p>
          </table:table-cell>
          <table:table-cell office:value-type="float" office:value="5.394397" calcext:value-type="float">
            <text:p>5.394397</text:p>
          </table:table-cell>
          <table:table-cell office:value-type="float" office:value="5.441613" calcext:value-type="float">
            <text:p>5.441613</text:p>
          </table:table-cell>
          <table:table-cell/>
          <table:table-cell office:value-type="float" office:value="18.938" calcext:value-type="float">
            <text:p>18.938</text:p>
          </table:table-cell>
          <table:table-cell office:value-type="float" office:value="0.1856485" calcext:value-type="float">
            <text:p>0.1856485</text:p>
          </table:table-cell>
          <table:table-cell office:value-type="float" office:value="0.160499" calcext:value-type="float">
            <text:p>0.160499</text:p>
          </table:table-cell>
        </table:table-row>
        <table:table-row table:style-name="ro1">
          <table:table-cell/>
          <table:table-cell office:value-type="float" office:value="12.685" calcext:value-type="float">
            <text:p>12.685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398617" calcext:value-type="float">
            <text:p>5.398617</text:p>
          </table:table-cell>
          <table:table-cell office:value-type="float" office:value="5.397129" calcext:value-type="float">
            <text:p>5.397129</text:p>
          </table:table-cell>
          <table:table-cell/>
          <table:table-cell office:value-type="float" office:value="18.95" calcext:value-type="float">
            <text:p>18.95</text:p>
          </table:table-cell>
          <table:table-cell office:value-type="float" office:value="0.1971586" calcext:value-type="float">
            <text:p>0.1971586</text:p>
          </table:table-cell>
          <table:table-cell office:value-type="float" office:value="0.1655335" calcext:value-type="float">
            <text:p>0.1655335</text:p>
          </table:table-cell>
        </table:table-row>
        <table:table-row table:style-name="ro1">
          <table:table-cell/>
          <table:table-cell office:value-type="float" office:value="12.696" calcext:value-type="float">
            <text:p>12.696</text:p>
          </table:table-cell>
          <table:table-cell office:value-type="float" office:value="35.2" calcext:value-type="float">
            <text:p>35.2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052897" calcext:value-type="float">
            <text:p>5.052897</text:p>
          </table:table-cell>
          <table:table-cell office:value-type="float" office:value="5.312301" calcext:value-type="float">
            <text:p>5.312301</text:p>
          </table:table-cell>
          <table:table-cell/>
          <table:table-cell office:value-type="float" office:value="18.961" calcext:value-type="float">
            <text:p>18.961</text:p>
          </table:table-cell>
          <table:table-cell office:value-type="float" office:value="0.2106973" calcext:value-type="float">
            <text:p>0.2106973</text:p>
          </table:table-cell>
          <table:table-cell office:value-type="float" office:value="0.187934" calcext:value-type="float">
            <text:p>0.187934</text:p>
          </table:table-cell>
        </table:table-row>
        <table:table-row table:style-name="ro1">
          <table:table-cell/>
          <table:table-cell office:value-type="float" office:value="12.709" calcext:value-type="float">
            <text:p>12.709</text:p>
          </table:table-cell>
          <table:table-cell office:value-type="float" office:value="34.9" calcext:value-type="float">
            <text:p>34.9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082137" calcext:value-type="float">
            <text:p>5.082137</text:p>
          </table:table-cell>
          <table:table-cell office:value-type="float" office:value="4.905655" calcext:value-type="float">
            <text:p>4.905655</text:p>
          </table:table-cell>
          <table:table-cell/>
          <table:table-cell office:value-type="float" office:value="18.972" calcext:value-type="float">
            <text:p>18.972</text:p>
          </table:table-cell>
          <table:table-cell office:value-type="float" office:value="0.2084893" calcext:value-type="float">
            <text:p>0.2084893</text:p>
          </table:table-cell>
          <table:table-cell office:value-type="float" office:value="0.161649" calcext:value-type="float">
            <text:p>0.161649</text:p>
          </table:table-cell>
        </table:table-row>
        <table:table-row table:style-name="ro1">
          <table:table-cell/>
          <table:table-cell office:value-type="float" office:value="12.721" calcext:value-type="float">
            <text:p>12.721</text:p>
          </table:table-cell>
          <table:table-cell office:value-type="float" office:value="32.8" calcext:value-type="float">
            <text:p>32.8</text:p>
          </table:table-cell>
          <table:table-cell office:value-type="float" office:value="34.1" calcext:value-type="float">
            <text:p>34.1</text:p>
          </table:table-cell>
          <table:table-cell office:value-type="float" office:value="5.770708" calcext:value-type="float">
            <text:p>5.770708</text:p>
          </table:table-cell>
          <table:table-cell office:value-type="float" office:value="5.237026" calcext:value-type="float">
            <text:p>5.237026</text:p>
          </table:table-cell>
          <table:table-cell/>
          <table:table-cell office:value-type="float" office:value="18.984" calcext:value-type="float">
            <text:p>18.984</text:p>
          </table:table-cell>
          <table:table-cell office:value-type="float" office:value="0.2154639" calcext:value-type="float">
            <text:p>0.2154639</text:p>
          </table:table-cell>
          <table:table-cell office:value-type="float" office:value="0.1651346" calcext:value-type="float">
            <text:p>0.1651346</text:p>
          </table:table-cell>
        </table:table-row>
        <table:table-row table:style-name="ro1">
          <table:table-cell/>
          <table:table-cell office:value-type="float" office:value="12.738" calcext:value-type="float">
            <text:p>12.738</text:p>
          </table:table-cell>
          <table:table-cell office:value-type="float" office:value="37.4" calcext:value-type="float">
            <text:p>37.4</text:p>
          </table:table-cell>
          <table:table-cell office:value-type="float" office:value="35.3" calcext:value-type="float">
            <text:p>35.3</text:p>
          </table:table-cell>
          <table:table-cell office:value-type="float" office:value="4.412648" calcext:value-type="float">
            <text:p>4.412648</text:p>
          </table:table-cell>
          <table:table-cell office:value-type="float" office:value="4.91333" calcext:value-type="float">
            <text:p>4.91333</text:p>
          </table:table-cell>
          <table:table-cell/>
          <table:table-cell office:value-type="float" office:value="18.995" calcext:value-type="float">
            <text:p>18.995</text:p>
          </table:table-cell>
          <table:table-cell office:value-type="float" office:value="0.2175192" calcext:value-type="float">
            <text:p>0.2175192</text:p>
          </table:table-cell>
          <table:table-cell office:value-type="float" office:value="0.165322" calcext:value-type="float">
            <text:p>0.165322</text:p>
          </table:table-cell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office:value-type="float" office:value="33.6" calcext:value-type="float">
            <text:p>33.6</text:p>
          </table:table-cell>
          <table:table-cell office:value-type="float" office:value="35.6" calcext:value-type="float">
            <text:p>35.6</text:p>
          </table:table-cell>
          <table:table-cell office:value-type="float" office:value="5.37845" calcext:value-type="float">
            <text:p>5.37845</text:p>
          </table:table-cell>
          <table:table-cell office:value-type="float" office:value="4.752087" calcext:value-type="float">
            <text:p>4.752087</text:p>
          </table:table-cell>
          <table:table-cell/>
          <table:table-cell office:value-type="float" office:value="19.008" calcext:value-type="float">
            <text:p>19.008</text:p>
          </table:table-cell>
          <table:table-cell office:value-type="float" office:value="0.1913666" calcext:value-type="float">
            <text:p>0.1913666</text:p>
          </table:table-cell>
          <table:table-cell office:value-type="float" office:value="0.1265503" calcext:value-type="float">
            <text:p>0.1265503</text:p>
          </table:table-cell>
        </table:table-row>
        <table:table-row table:style-name="ro1">
          <table:table-cell/>
          <table:table-cell office:value-type="float" office:value="12.761" calcext:value-type="float">
            <text:p>12.761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5.1" calcext:value-type="float">
            <text:p>35.1</text:p>
          </table:table-cell>
          <table:table-cell office:value-type="float" office:value="5.873834" calcext:value-type="float">
            <text:p>5.873834</text:p>
          </table:table-cell>
          <table:table-cell office:value-type="float" office:value="4.883266" calcext:value-type="float">
            <text:p>4.883266</text:p>
          </table:table-cell>
          <table:table-cell/>
          <table:table-cell office:value-type="float" office:value="19.019" calcext:value-type="float">
            <text:p>19.019</text:p>
          </table:table-cell>
          <table:table-cell office:value-type="float" office:value="0.1734351" calcext:value-type="float">
            <text:p>0.1734351</text:p>
          </table:table-cell>
          <table:table-cell office:value-type="float" office:value="0.1340132" calcext:value-type="float">
            <text:p>0.1340132</text:p>
          </table:table-cell>
        </table:table-row>
        <table:table-row table:style-name="ro1">
          <table:table-cell/>
          <table:table-cell office:value-type="float" office:value="12.772" calcext:value-type="float">
            <text:p>12.772</text:p>
          </table:table-cell>
          <table:table-cell office:value-type="float" office:value="35.1" calcext:value-type="float">
            <text:p>35.1</text:p>
          </table:table-cell>
          <table:table-cell office:value-type="float" office:value="35.3" calcext:value-type="float">
            <text:p>35.3</text:p>
          </table:table-cell>
          <table:table-cell office:value-type="float" office:value="5.180922" calcext:value-type="float">
            <text:p>5.180922</text:p>
          </table:table-cell>
          <table:table-cell office:value-type="float" office:value="4.844861" calcext:value-type="float">
            <text:p>4.844861</text:p>
          </table:table-cell>
          <table:table-cell/>
          <table:table-cell office:value-type="float" office:value="19.031" calcext:value-type="float">
            <text:p>19.031</text:p>
          </table:table-cell>
          <table:table-cell office:value-type="float" office:value="0.1846954" calcext:value-type="float">
            <text:p>0.1846954</text:p>
          </table:table-cell>
          <table:table-cell office:value-type="float" office:value="0.1889587" calcext:value-type="float">
            <text:p>0.1889587</text:p>
          </table:table-cell>
        </table:table-row>
        <table:table-row table:style-name="ro1">
          <table:table-cell/>
          <table:table-cell office:value-type="float" office:value="12.784" calcext:value-type="float">
            <text:p>12.784</text:p>
          </table:table-cell>
          <table:table-cell office:value-type="float" office:value="33.5" calcext:value-type="float">
            <text:p>33.5</text:p>
          </table:table-cell>
          <table:table-cell office:value-type="float" office:value="35.7" calcext:value-type="float">
            <text:p>35.7</text:p>
          </table:table-cell>
          <table:table-cell office:value-type="float" office:value="5.563161" calcext:value-type="float">
            <text:p>5.563161</text:p>
          </table:table-cell>
          <table:table-cell office:value-type="float" office:value="4.707651" calcext:value-type="float">
            <text:p>4.707651</text:p>
          </table:table-cell>
          <table:table-cell/>
          <table:table-cell office:value-type="float" office:value="19.043" calcext:value-type="float">
            <text:p>19.043</text:p>
          </table:table-cell>
          <table:table-cell office:value-type="float" office:value="0.1732932" calcext:value-type="float">
            <text:p>0.1732932</text:p>
          </table:table-cell>
          <table:table-cell office:value-type="float" office:value="0.169425" calcext:value-type="float">
            <text:p>0.169425</text:p>
          </table:table-cell>
        </table:table-row>
        <table:table-row table:style-name="ro1">
          <table:table-cell/>
          <table:table-cell office:value-type="float" office:value="12.796" calcext:value-type="float">
            <text:p>12.79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5.390032" calcext:value-type="float">
            <text:p>5.390032</text:p>
          </table:table-cell>
          <table:table-cell office:value-type="float" office:value="5.384757" calcext:value-type="float">
            <text:p>5.384757</text:p>
          </table:table-cell>
          <table:table-cell/>
          <table:table-cell office:value-type="float" office:value="19.054" calcext:value-type="float">
            <text:p>19.054</text:p>
          </table:table-cell>
          <table:table-cell office:value-type="float" office:value="0.1792615" calcext:value-type="float">
            <text:p>0.1792615</text:p>
          </table:table-cell>
          <table:table-cell office:value-type="float" office:value="0.1651976" calcext:value-type="float">
            <text:p>0.1651976</text:p>
          </table:table-cell>
        </table:table-row>
        <table:table-row table:style-name="ro1">
          <table:table-cell/>
          <table:table-cell office:value-type="float" office:value="12.809" calcext:value-type="float">
            <text:p>12.809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5.4" calcext:value-type="float">
            <text:p>35.4</text:p>
          </table:table-cell>
          <table:table-cell office:value-type="float" office:value="4.608526" calcext:value-type="float">
            <text:p>4.608526</text:p>
          </table:table-cell>
          <table:table-cell office:value-type="float" office:value="4.912423" calcext:value-type="float">
            <text:p>4.912423</text:p>
          </table:table-cell>
          <table:table-cell/>
          <table:table-cell office:value-type="float" office:value="19.071" calcext:value-type="float">
            <text:p>19.071</text:p>
          </table:table-cell>
          <table:table-cell office:value-type="float" office:value="0.1886913" calcext:value-type="float">
            <text:p>0.1886913</text:p>
          </table:table-cell>
          <table:table-cell office:value-type="float" office:value="0.1706657" calcext:value-type="float">
            <text:p>0.1706657</text:p>
          </table:table-cell>
        </table:table-row>
        <table:table-row table:style-name="ro1">
          <table:table-cell/>
          <table:table-cell office:value-type="float" office:value="12.82" calcext:value-type="float">
            <text:p>12.82</text:p>
          </table:table-cell>
          <table:table-cell office:value-type="float" office:value="34.1" calcext:value-type="float">
            <text:p>34.1</text:p>
          </table:table-cell>
          <table:table-cell office:value-type="float" office:value="34.4" calcext:value-type="float">
            <text:p>34.4</text:p>
          </table:table-cell>
          <table:table-cell office:value-type="float" office:value="5.255806" calcext:value-type="float">
            <text:p>5.255806</text:p>
          </table:table-cell>
          <table:table-cell office:value-type="float" office:value="5.143428" calcext:value-type="float">
            <text:p>5.143428</text:p>
          </table:table-cell>
          <table:table-cell/>
          <table:table-cell office:value-type="float" office:value="19.083" calcext:value-type="float">
            <text:p>19.083</text:p>
          </table:table-cell>
          <table:table-cell office:value-type="float" office:value="0.1772546" calcext:value-type="float">
            <text:p>0.1772546</text:p>
          </table:table-cell>
          <table:table-cell office:value-type="float" office:value="0.1664602" calcext:value-type="float">
            <text:p>0.1664602</text:p>
          </table:table-cell>
        </table:table-row>
        <table:table-row table:style-name="ro1">
          <table:table-cell/>
          <table:table-cell office:value-type="float" office:value="12.831" calcext:value-type="float">
            <text:p>12.831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298258" calcext:value-type="float">
            <text:p>5.298258</text:p>
          </table:table-cell>
          <table:table-cell office:value-type="float" office:value="5.145937" calcext:value-type="float">
            <text:p>5.145937</text:p>
          </table:table-cell>
          <table:table-cell/>
          <table:table-cell office:value-type="float" office:value="19.095" calcext:value-type="float">
            <text:p>19.095</text:p>
          </table:table-cell>
          <table:table-cell office:value-type="float" office:value="0.1966886" calcext:value-type="float">
            <text:p>0.1966886</text:p>
          </table:table-cell>
          <table:table-cell office:value-type="float" office:value="0.1532667" calcext:value-type="float">
            <text:p>0.1532667</text:p>
          </table:table-cell>
        </table:table-row>
        <table:table-row table:style-name="ro1">
          <table:table-cell/>
          <table:table-cell office:value-type="float" office:value="12.842" calcext:value-type="float">
            <text:p>12.842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5.2" calcext:value-type="float">
            <text:p>35.2</text:p>
          </table:table-cell>
          <table:table-cell office:value-type="float" office:value="5.415035" calcext:value-type="float">
            <text:p>5.415035</text:p>
          </table:table-cell>
          <table:table-cell office:value-type="float" office:value="4.929709" calcext:value-type="float">
            <text:p>4.929709</text:p>
          </table:table-cell>
          <table:table-cell/>
          <table:table-cell office:value-type="float" office:value="19.107" calcext:value-type="float">
            <text:p>19.107</text:p>
          </table:table-cell>
          <table:table-cell office:value-type="float" office:value="0.1975647" calcext:value-type="float">
            <text:p>0.1975647</text:p>
          </table:table-cell>
          <table:table-cell office:value-type="float" office:value="0.201156" calcext:value-type="float">
            <text:p>0.201156</text:p>
          </table:table-cell>
        </table:table-row>
        <table:table-row table:style-name="ro1">
          <table:table-cell/>
          <table:table-cell office:value-type="float" office:value="12.853" calcext:value-type="float">
            <text:p>12.85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4.5" calcext:value-type="float">
            <text:p>34.5</text:p>
          </table:table-cell>
          <table:table-cell office:value-type="float" office:value="4.983332" calcext:value-type="float">
            <text:p>4.983332</text:p>
          </table:table-cell>
          <table:table-cell office:value-type="float" office:value="5.114347" calcext:value-type="float">
            <text:p>5.114347</text:p>
          </table:table-cell>
          <table:table-cell/>
          <table:table-cell office:value-type="float" office:value="19.119" calcext:value-type="float">
            <text:p>19.119</text:p>
          </table:table-cell>
          <table:table-cell office:value-type="float" office:value="0.1769715" calcext:value-type="float">
            <text:p>0.1769715</text:p>
          </table:table-cell>
          <table:table-cell office:value-type="float" office:value="0.200972" calcext:value-type="float">
            <text:p>0.200972</text:p>
          </table:table-cell>
        </table:table-row>
        <table:table-row table:style-name="ro1">
          <table:table-cell/>
          <table:table-cell office:value-type="float" office:value="12.864" calcext:value-type="float">
            <text:p>12.86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5.536961" calcext:value-type="float">
            <text:p>5.536961</text:p>
          </table:table-cell>
          <table:table-cell office:value-type="float" office:value="5.194379" calcext:value-type="float">
            <text:p>5.194379</text:p>
          </table:table-cell>
          <table:table-cell/>
          <table:table-cell office:value-type="float" office:value="19.131" calcext:value-type="float">
            <text:p>19.131</text:p>
          </table:table-cell>
          <table:table-cell office:value-type="float" office:value="0.177183" calcext:value-type="float">
            <text:p>0.177183</text:p>
          </table:table-cell>
          <table:table-cell office:value-type="float" office:value="0.1972288" calcext:value-type="float">
            <text:p>0.1972288</text:p>
          </table:table-cell>
        </table:table-row>
        <table:table-row table:style-name="ro1">
          <table:table-cell/>
          <table:table-cell office:value-type="float" office:value="12.875" calcext:value-type="float">
            <text:p>12.875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4.2" calcext:value-type="float">
            <text:p>34.2</text:p>
          </table:table-cell>
          <table:table-cell office:value-type="float" office:value="5.040436" calcext:value-type="float">
            <text:p>5.040436</text:p>
          </table:table-cell>
          <table:table-cell office:value-type="float" office:value="5.264292" calcext:value-type="float">
            <text:p>5.264292</text:p>
          </table:table-cell>
          <table:table-cell/>
          <table:table-cell office:value-type="float" office:value="19.143" calcext:value-type="float">
            <text:p>19.143</text:p>
          </table:table-cell>
          <table:table-cell office:value-type="float" office:value="0.1736978" calcext:value-type="float">
            <text:p>0.1736978</text:p>
          </table:table-cell>
          <table:table-cell office:value-type="float" office:value="0.2033974" calcext:value-type="float">
            <text:p>0.2033974</text:p>
          </table:table-cell>
        </table:table-row>
        <table:table-row table:style-name="ro1">
          <table:table-cell/>
          <table:table-cell office:value-type="float" office:value="12.886" calcext:value-type="float">
            <text:p>12.886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451108" calcext:value-type="float">
            <text:p>5.451108</text:p>
          </table:table-cell>
          <table:table-cell office:value-type="float" office:value="5.267168" calcext:value-type="float">
            <text:p>5.267168</text:p>
          </table:table-cell>
          <table:table-cell/>
          <table:table-cell office:value-type="float" office:value="19.154" calcext:value-type="float">
            <text:p>19.154</text:p>
          </table:table-cell>
          <table:table-cell office:value-type="float" office:value="0.1787914" calcext:value-type="float">
            <text:p>0.1787914</text:p>
          </table:table-cell>
          <table:table-cell office:value-type="float" office:value="0.2159805" calcext:value-type="float">
            <text:p>0.2159805</text:p>
          </table:table-cell>
        </table:table-row>
        <table:table-row table:style-name="ro1">
          <table:table-cell/>
          <table:table-cell office:value-type="float" office:value="12.897" calcext:value-type="float">
            <text:p>12.897</text:p>
          </table:table-cell>
          <table:table-cell office:value-type="float" office:value="32.9" calcext:value-type="float">
            <text:p>32.9</text:p>
          </table:table-cell>
          <table:table-cell office:value-type="float" office:value="35.5" calcext:value-type="float">
            <text:p>35.5</text:p>
          </table:table-cell>
          <table:table-cell office:value-type="float" office:value="5.814299" calcext:value-type="float">
            <text:p>5.814299</text:p>
          </table:table-cell>
          <table:table-cell office:value-type="float" office:value="4.856098" calcext:value-type="float">
            <text:p>4.856098</text:p>
          </table:table-cell>
          <table:table-cell/>
          <table:table-cell office:value-type="float" office:value="19.166" calcext:value-type="float">
            <text:p>19.166</text:p>
          </table:table-cell>
          <table:table-cell office:value-type="float" office:value="0.1751737" calcext:value-type="float">
            <text:p>0.1751737</text:p>
          </table:table-cell>
          <table:table-cell office:value-type="float" office:value="0.2122044" calcext:value-type="float">
            <text:p>0.2122044</text:p>
          </table:table-cell>
        </table:table-row>
        <table:table-row table:style-name="ro1">
          <table:table-cell/>
          <table:table-cell office:value-type="float" office:value="12.908" calcext:value-type="float">
            <text:p>12.908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4.8" calcext:value-type="float">
            <text:p>34.8</text:p>
          </table:table-cell>
          <table:table-cell office:value-type="float" office:value="5.669339" calcext:value-type="float">
            <text:p>5.669339</text:p>
          </table:table-cell>
          <table:table-cell office:value-type="float" office:value="5.002291" calcext:value-type="float">
            <text:p>5.002291</text:p>
          </table:table-cell>
          <table:table-cell/>
          <table:table-cell office:value-type="float" office:value="19.177" calcext:value-type="float">
            <text:p>19.177</text:p>
          </table:table-cell>
          <table:table-cell office:value-type="float" office:value="0.1704228" calcext:value-type="float">
            <text:p>0.1704228</text:p>
          </table:table-cell>
          <table:table-cell office:value-type="float" office:value="0.1982279" calcext:value-type="float">
            <text:p>0.1982279</text:p>
          </table:table-cell>
        </table:table-row>
        <table:table-row table:style-name="ro1">
          <table:table-cell/>
          <table:table-cell office:value-type="float" office:value="12.919" calcext:value-type="float">
            <text:p>12.919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250391" calcext:value-type="float">
            <text:p>5.250391</text:p>
          </table:table-cell>
          <table:table-cell office:value-type="float" office:value="4.923416" calcext:value-type="float">
            <text:p>4.923416</text:p>
          </table:table-cell>
          <table:table-cell/>
          <table:table-cell office:value-type="float" office:value="19.189" calcext:value-type="float">
            <text:p>19.189</text:p>
          </table:table-cell>
          <table:table-cell office:value-type="float" office:value="0.1699644" calcext:value-type="float">
            <text:p>0.1699644</text:p>
          </table:table-cell>
          <table:table-cell office:value-type="float" office:value="0.2132096" calcext:value-type="float">
            <text:p>0.2132096</text:p>
          </table:table-cell>
        </table:table-row>
        <table:table-row table:style-name="ro1">
          <table:table-cell/>
          <table:table-cell office:value-type="float" office:value="12.93" calcext:value-type="float">
            <text:p>12.93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395033" calcext:value-type="float">
            <text:p>5.395033</text:p>
          </table:table-cell>
          <table:table-cell office:value-type="float" office:value="5.265443" calcext:value-type="float">
            <text:p>5.265443</text:p>
          </table:table-cell>
          <table:table-cell/>
          <table:table-cell office:value-type="float" office:value="19.205" calcext:value-type="float">
            <text:p>19.205</text:p>
          </table:table-cell>
          <table:table-cell office:value-type="float" office:value="0.1636558" calcext:value-type="float">
            <text:p>0.1636558</text:p>
          </table:table-cell>
          <table:table-cell office:value-type="float" office:value="0.2153685" calcext:value-type="float">
            <text:p>0.2153685</text:p>
          </table:table-cell>
        </table:table-row>
        <table:table-row table:style-name="ro1">
          <table:table-cell/>
          <table:table-cell office:value-type="float" office:value="12.941" calcext:value-type="float">
            <text:p>12.941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5.077681" calcext:value-type="float">
            <text:p>5.077681</text:p>
          </table:table-cell>
          <table:table-cell office:value-type="float" office:value="4.607721" calcext:value-type="float">
            <text:p>4.607721</text:p>
          </table:table-cell>
          <table:table-cell/>
          <table:table-cell office:value-type="float" office:value="19.217" calcext:value-type="float">
            <text:p>19.217</text:p>
          </table:table-cell>
          <table:table-cell office:value-type="float" office:value="0.1680781" calcext:value-type="float">
            <text:p>0.1680781</text:p>
          </table:table-cell>
          <table:table-cell office:value-type="float" office:value="0.232027" calcext:value-type="float">
            <text:p>0.232027</text:p>
          </table:table-cell>
        </table:table-row>
        <table:table-row table:style-name="ro1">
          <table:table-cell/>
          <table:table-cell office:value-type="float" office:value="12.952" calcext:value-type="float">
            <text:p>12.952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5" calcext:value-type="float">
            <text:p>35</text:p>
          </table:table-cell>
          <table:table-cell office:value-type="float" office:value="5.827563" calcext:value-type="float">
            <text:p>5.827563</text:p>
          </table:table-cell>
          <table:table-cell office:value-type="float" office:value="4.889142" calcext:value-type="float">
            <text:p>4.889142</text:p>
          </table:table-cell>
          <table:table-cell/>
          <table:table-cell office:value-type="float" office:value="19.228" calcext:value-type="float">
            <text:p>19.228</text:p>
          </table:table-cell>
          <table:table-cell office:value-type="float" office:value="0.1686555" calcext:value-type="float">
            <text:p>0.1686555</text:p>
          </table:table-cell>
          <table:table-cell office:value-type="float" office:value="0.2277268" calcext:value-type="float">
            <text:p>0.2277268</text:p>
          </table:table-cell>
        </table:table-row>
        <table:table-row table:style-name="ro1">
          <table:table-cell/>
          <table:table-cell office:value-type="float" office:value="12.963" calcext:value-type="float">
            <text:p>12.963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4.796014" calcext:value-type="float">
            <text:p>4.796014</text:p>
          </table:table-cell>
          <table:table-cell office:value-type="float" office:value="4.95628" calcext:value-type="float">
            <text:p>4.95628</text:p>
          </table:table-cell>
          <table:table-cell/>
          <table:table-cell office:value-type="float" office:value="19.24" calcext:value-type="float">
            <text:p>19.24</text:p>
          </table:table-cell>
          <table:table-cell office:value-type="float" office:value="0.1564193" calcext:value-type="float">
            <text:p>0.1564193</text:p>
          </table:table-cell>
          <table:table-cell office:value-type="float" office:value="0.2179435" calcext:value-type="float">
            <text:p>0.2179435</text:p>
          </table:table-cell>
        </table:table-row>
        <table:table-row table:style-name="ro1">
          <table:table-cell/>
          <table:table-cell office:value-type="float" office:value="12.974" calcext:value-type="float">
            <text:p>12.974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577425" calcext:value-type="float">
            <text:p>5.577425</text:p>
          </table:table-cell>
          <table:table-cell office:value-type="float" office:value="5.067164" calcext:value-type="float">
            <text:p>5.067164</text:p>
          </table:table-cell>
          <table:table-cell/>
          <table:table-cell office:value-type="float" office:value="19.251" calcext:value-type="float">
            <text:p>19.251</text:p>
          </table:table-cell>
          <table:table-cell office:value-type="float" office:value="0.1551085" calcext:value-type="float">
            <text:p>0.1551085</text:p>
          </table:table-cell>
          <table:table-cell office:value-type="float" office:value="0.2194824" calcext:value-type="float">
            <text:p>0.2194824</text:p>
          </table:table-cell>
        </table:table-row>
        <table:table-row table:style-name="ro1">
          <table:table-cell/>
          <table:table-cell office:value-type="float" office:value="12.986" calcext:value-type="float">
            <text:p>12.986</text:p>
          </table:table-cell>
          <table:table-cell office:value-type="float" office:value="34.7" calcext:value-type="float">
            <text:p>34.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256442" calcext:value-type="float">
            <text:p>5.256442</text:p>
          </table:table-cell>
          <table:table-cell office:value-type="float" office:value="4.926653" calcext:value-type="float">
            <text:p>4.926653</text:p>
          </table:table-cell>
          <table:table-cell/>
          <table:table-cell office:value-type="float" office:value="19.263" calcext:value-type="float">
            <text:p>19.263</text:p>
          </table:table-cell>
          <table:table-cell office:value-type="float" office:value="0.1480482" calcext:value-type="float">
            <text:p>0.1480482</text:p>
          </table:table-cell>
          <table:table-cell office:value-type="float" office:value="0.1934781" calcext:value-type="float">
            <text:p>0.1934781</text:p>
          </table:table-cell>
        </table:table-row>
        <table:table-row table:style-name="ro1">
          <table:table-cell/>
          <table:table-cell office:value-type="float" office:value="12.998" calcext:value-type="float">
            <text:p>12.998</text:p>
          </table:table-cell>
          <table:table-cell office:value-type="float" office:value="35.7" calcext:value-type="float">
            <text:p>35.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4.868082" calcext:value-type="float">
            <text:p>4.868082</text:p>
          </table:table-cell>
          <table:table-cell office:value-type="float" office:value="4.747177" calcext:value-type="float">
            <text:p>4.747177</text:p>
          </table:table-cell>
          <table:table-cell/>
          <table:table-cell office:value-type="float" office:value="19.275" calcext:value-type="float">
            <text:p>19.275</text:p>
          </table:table-cell>
          <table:table-cell office:value-type="float" office:value="0.1418214" calcext:value-type="float">
            <text:p>0.1418214</text:p>
          </table:table-cell>
          <table:table-cell office:value-type="float" office:value="0.1879448" calcext:value-type="float">
            <text:p>0.1879448</text:p>
          </table:table-cell>
        </table:table-row>
        <table:table-row table:style-name="ro1">
          <table:table-cell/>
          <table:table-cell office:value-type="float" office:value="13.013" calcext:value-type="float">
            <text:p>13.013</text:p>
          </table:table-cell>
          <table:table-cell office:value-type="float" office:value="33.9" calcext:value-type="float">
            <text:p>33.9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376608" calcext:value-type="float">
            <text:p>5.376608</text:p>
          </table:table-cell>
          <table:table-cell office:value-type="float" office:value="4.874278" calcext:value-type="float">
            <text:p>4.874278</text:p>
          </table:table-cell>
          <table:table-cell/>
          <table:table-cell office:value-type="float" office:value="19.286" calcext:value-type="float">
            <text:p>19.286</text:p>
          </table:table-cell>
          <table:table-cell office:value-type="float" office:value="0.1425009" calcext:value-type="float">
            <text:p>0.1425009</text:p>
          </table:table-cell>
          <table:table-cell office:value-type="float" office:value="0.1879128" calcext:value-type="float">
            <text:p>0.1879128</text:p>
          </table:table-cell>
        </table:table-row>
        <table:table-row table:style-name="ro1">
          <table:table-cell/>
          <table:table-cell office:value-type="float" office:value="13.024" calcext:value-type="float">
            <text:p>13.024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856947" calcext:value-type="float">
            <text:p>5.856947</text:p>
          </table:table-cell>
          <table:table-cell office:value-type="float" office:value="5.192078" calcext:value-type="float">
            <text:p>5.192078</text:p>
          </table:table-cell>
          <table:table-cell/>
          <table:table-cell office:value-type="float" office:value="19.298" calcext:value-type="float">
            <text:p>19.298</text:p>
          </table:table-cell>
          <table:table-cell office:value-type="float" office:value="0.1409322" calcext:value-type="float">
            <text:p>0.1409322</text:p>
          </table:table-cell>
          <table:table-cell office:value-type="float" office:value="0.1794323" calcext:value-type="float">
            <text:p>0.1794323</text:p>
          </table:table-cell>
        </table:table-row>
        <table:table-row table:style-name="ro1">
          <table:table-cell/>
          <table:table-cell office:value-type="float" office:value="13.036" calcext:value-type="float">
            <text:p>13.036</text:p>
          </table:table-cell>
          <table:table-cell office:value-type="float" office:value="33.9" calcext:value-type="float">
            <text:p>33.9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5.572809" calcext:value-type="float">
            <text:p>5.572809</text:p>
          </table:table-cell>
          <table:table-cell office:value-type="float" office:value="4.78922" calcext:value-type="float">
            <text:p>4.78922</text:p>
          </table:table-cell>
          <table:table-cell/>
          <table:table-cell office:value-type="float" office:value="19.31" calcext:value-type="float">
            <text:p>19.31</text:p>
          </table:table-cell>
          <table:table-cell office:value-type="float" office:value="0.1356691" calcext:value-type="float">
            <text:p>0.1356691</text:p>
          </table:table-cell>
          <table:table-cell office:value-type="float" office:value="0.1781365" calcext:value-type="float">
            <text:p>0.1781365</text:p>
          </table:table-cell>
        </table:table-row>
        <table:table-row table:style-name="ro1">
          <table:table-cell/>
          <table:table-cell office:value-type="float" office:value="13.048" calcext:value-type="float">
            <text:p>13.048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819393" calcext:value-type="float">
            <text:p>5.819393</text:p>
          </table:table-cell>
          <table:table-cell office:value-type="float" office:value="4.611812" calcext:value-type="float">
            <text:p>4.611812</text:p>
          </table:table-cell>
          <table:table-cell/>
          <table:table-cell office:value-type="float" office:value="19.322" calcext:value-type="float">
            <text:p>19.322</text:p>
          </table:table-cell>
          <table:table-cell office:value-type="float" office:value="0.1297488" calcext:value-type="float">
            <text:p>0.1297488</text:p>
          </table:table-cell>
          <table:table-cell office:value-type="float" office:value="0.1786433" calcext:value-type="float">
            <text:p>0.1786433</text:p>
          </table:table-cell>
        </table:table-row>
        <table:table-row table:style-name="ro1">
          <table:table-cell/>
          <table:table-cell office:value-type="float" office:value="13.06" calcext:value-type="float">
            <text:p>13.06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2.76667" calcext:value-type="float">
            <text:p>32.76667</text:p>
          </table:table-cell>
          <table:table-cell office:value-type="float" office:value="5.684091" calcext:value-type="float">
            <text:p>5.684091</text:p>
          </table:table-cell>
          <table:table-cell office:value-type="float" office:value="5.616639" calcext:value-type="float">
            <text:p>5.616639</text:p>
          </table:table-cell>
          <table:table-cell/>
          <table:table-cell office:value-type="float" office:value="19.337" calcext:value-type="float">
            <text:p>19.337</text:p>
          </table:table-cell>
          <table:table-cell office:value-type="float" office:value="0.1194231" calcext:value-type="float">
            <text:p>0.1194231</text:p>
          </table:table-cell>
          <table:table-cell office:value-type="float" office:value="0.1752811" calcext:value-type="float">
            <text:p>0.1752811</text:p>
          </table:table-cell>
        </table:table-row>
        <table:table-row table:style-name="ro1">
          <table:table-cell/>
          <table:table-cell office:value-type="float" office:value="13.073" calcext:value-type="float">
            <text:p>13.073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6.5" calcext:value-type="float">
            <text:p>36.5</text:p>
          </table:table-cell>
          <table:table-cell office:value-type="float" office:value="4.866696" calcext:value-type="float">
            <text:p>4.866696</text:p>
          </table:table-cell>
          <table:table-cell office:value-type="float" office:value="4.602584" calcext:value-type="float">
            <text:p>4.602584</text:p>
          </table:table-cell>
          <table:table-cell/>
          <table:table-cell office:value-type="float" office:value="19.349" calcext:value-type="float">
            <text:p>19.349</text:p>
          </table:table-cell>
          <table:table-cell office:value-type="float" office:value="0.1111468" calcext:value-type="float">
            <text:p>0.1111468</text:p>
          </table:table-cell>
          <table:table-cell office:value-type="float" office:value="0.175439" calcext:value-type="float">
            <text:p>0.175439</text:p>
          </table:table-cell>
        </table:table-row>
        <table:table-row table:style-name="ro1">
          <table:table-cell/>
          <table:table-cell office:value-type="float" office:value="13.085" calcext:value-type="float">
            <text:p>13.085</text:p>
          </table:table-cell>
          <table:table-cell office:value-type="float" office:value="34.6" calcext:value-type="float">
            <text:p>34.6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14949" calcext:value-type="float">
            <text:p>5.14949</text:p>
          </table:table-cell>
          <table:table-cell office:value-type="float" office:value="4.845293" calcext:value-type="float">
            <text:p>4.845293</text:p>
          </table:table-cell>
          <table:table-cell/>
          <table:table-cell office:value-type="float" office:value="19.36" calcext:value-type="float">
            <text:p>19.36</text:p>
          </table:table-cell>
          <table:table-cell office:value-type="float" office:value="0.1104759" calcext:value-type="float">
            <text:p>0.1104759</text:p>
          </table:table-cell>
          <table:table-cell office:value-type="float" office:value="0.1696023" calcext:value-type="float">
            <text:p>0.1696023</text:p>
          </table:table-cell>
        </table:table-row>
        <table:table-row table:style-name="ro1">
          <table:table-cell/>
          <table:table-cell office:value-type="float" office:value="13.097" calcext:value-type="float">
            <text:p>13.097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7" calcext:value-type="float">
            <text:p>34.7</text:p>
          </table:table-cell>
          <table:table-cell office:value-type="float" office:value="5.834772" calcext:value-type="float">
            <text:p>5.834772</text:p>
          </table:table-cell>
          <table:table-cell office:value-type="float" office:value="5.034595" calcext:value-type="float">
            <text:p>5.034595</text:p>
          </table:table-cell>
          <table:table-cell/>
          <table:table-cell office:value-type="float" office:value="19.371" calcext:value-type="float">
            <text:p>19.371</text:p>
          </table:table-cell>
          <table:table-cell office:value-type="float" office:value="0.1097556" calcext:value-type="float">
            <text:p>0.1097556</text:p>
          </table:table-cell>
          <table:table-cell office:value-type="float" office:value="0.166062" calcext:value-type="float">
            <text:p>0.166062</text:p>
          </table:table-cell>
        </table:table-row>
        <table:table-row table:style-name="ro1">
          <table:table-cell/>
          <table:table-cell office:value-type="float" office:value="13.109" calcext:value-type="float">
            <text:p>13.109</text:p>
          </table:table-cell>
          <table:table-cell office:value-type="float" office:value="34.5" calcext:value-type="float">
            <text:p>34.5</text:p>
          </table:table-cell>
          <table:table-cell office:value-type="float" office:value="33.8" calcext:value-type="float">
            <text:p>33.8</text:p>
          </table:table-cell>
          <table:table-cell office:value-type="float" office:value="5.375168" calcext:value-type="float">
            <text:p>5.375168</text:p>
          </table:table-cell>
          <table:table-cell office:value-type="float" office:value="5.364467" calcext:value-type="float">
            <text:p>5.364467</text:p>
          </table:table-cell>
          <table:table-cell/>
          <table:table-cell office:value-type="float" office:value="19.382" calcext:value-type="float">
            <text:p>19.382</text:p>
          </table:table-cell>
          <table:table-cell office:value-type="float" office:value="0.1035289" calcext:value-type="float">
            <text:p>0.1035289</text:p>
          </table:table-cell>
          <table:table-cell office:value-type="float" office:value="0.1589068" calcext:value-type="float">
            <text:p>0.1589068</text:p>
          </table:table-cell>
        </table:table-row>
        <table:table-row table:style-name="ro1">
          <table:table-cell/>
          <table:table-cell office:value-type="float" office:value="13.121" calcext:value-type="float">
            <text:p>13.121</text:p>
          </table:table-cell>
          <table:table-cell office:value-type="float" office:value="33.6" calcext:value-type="float">
            <text:p>33.6</text:p>
          </table:table-cell>
          <table:table-cell office:value-type="float" office:value="35.2" calcext:value-type="float">
            <text:p>35.2</text:p>
          </table:table-cell>
          <table:table-cell office:value-type="float" office:value="5.576485" calcext:value-type="float">
            <text:p>5.576485</text:p>
          </table:table-cell>
          <table:table-cell office:value-type="float" office:value="4.974593" calcext:value-type="float">
            <text:p>4.974593</text:p>
          </table:table-cell>
          <table:table-cell/>
          <table:table-cell office:value-type="float" office:value="19.393" calcext:value-type="float">
            <text:p>19.393</text:p>
          </table:table-cell>
          <table:table-cell office:value-type="float" office:value="0.1058605" calcext:value-type="float">
            <text:p>0.1058605</text:p>
          </table:table-cell>
          <table:table-cell office:value-type="float" office:value="0.1550823" calcext:value-type="float">
            <text:p>0.1550823</text:p>
          </table:table-cell>
        </table:table-row>
        <table:table-row table:style-name="ro1">
          <table:table-cell/>
          <table:table-cell office:value-type="float" office:value="13.138" calcext:value-type="float">
            <text:p>13.138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053604" calcext:value-type="float">
            <text:p>5.053604</text:p>
          </table:table-cell>
          <table:table-cell office:value-type="float" office:value="5.081143" calcext:value-type="float">
            <text:p>5.081143</text:p>
          </table:table-cell>
          <table:table-cell/>
          <table:table-cell office:value-type="float" office:value="19.404" calcext:value-type="float">
            <text:p>19.404</text:p>
          </table:table-cell>
          <table:table-cell office:value-type="float" office:value="0.1112596" calcext:value-type="float">
            <text:p>0.1112596</text:p>
          </table:table-cell>
          <table:table-cell office:value-type="float" office:value="0.1501886" calcext:value-type="float">
            <text:p>0.1501886</text:p>
          </table:table-cell>
        </table:table-row>
        <table:table-row table:style-name="ro1">
          <table:table-cell/>
          <table:table-cell office:value-type="float" office:value="13.15" calcext:value-type="float">
            <text:p>13.15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4.77727" calcext:value-type="float">
            <text:p>4.77727</text:p>
          </table:table-cell>
          <table:table-cell office:value-type="float" office:value="4.896558" calcext:value-type="float">
            <text:p>4.896558</text:p>
          </table:table-cell>
          <table:table-cell/>
          <table:table-cell office:value-type="float" office:value="19.416" calcext:value-type="float">
            <text:p>19.416</text:p>
          </table:table-cell>
          <table:table-cell office:value-type="float" office:value="0.1070358" calcext:value-type="float">
            <text:p>0.1070358</text:p>
          </table:table-cell>
          <table:table-cell office:value-type="float" office:value="0.1472146" calcext:value-type="float">
            <text:p>0.1472146</text:p>
          </table:table-cell>
        </table:table-row>
        <table:table-row table:style-name="ro1">
          <table:table-cell/>
          <table:table-cell office:value-type="float" office:value="13.161" calcext:value-type="float">
            <text:p>13.161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5.600796" calcext:value-type="float">
            <text:p>5.600796</text:p>
          </table:table-cell>
          <table:table-cell office:value-type="float" office:value="5.15247" calcext:value-type="float">
            <text:p>5.15247</text:p>
          </table:table-cell>
          <table:table-cell/>
          <table:table-cell office:value-type="float" office:value="19.427" calcext:value-type="float">
            <text:p>19.427</text:p>
          </table:table-cell>
          <table:table-cell office:value-type="float" office:value="0.1074502" calcext:value-type="float">
            <text:p>0.1074502</text:p>
          </table:table-cell>
          <table:table-cell office:value-type="float" office:value="0.142668" calcext:value-type="float">
            <text:p>0.142668</text:p>
          </table:table-cell>
        </table:table-row>
        <table:table-row table:style-name="ro1">
          <table:table-cell/>
          <table:table-cell office:value-type="float" office:value="13.174" calcext:value-type="float">
            <text:p>13.174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4.800713" calcext:value-type="float">
            <text:p>4.800713</text:p>
          </table:table-cell>
          <table:table-cell office:value-type="float" office:value="4.878366" calcext:value-type="float">
            <text:p>4.878366</text:p>
          </table:table-cell>
          <table:table-cell/>
          <table:table-cell office:value-type="float" office:value="19.438" calcext:value-type="float">
            <text:p>19.438</text:p>
          </table:table-cell>
          <table:table-cell office:value-type="float" office:value="0.1042294" calcext:value-type="float">
            <text:p>0.1042294</text:p>
          </table:table-cell>
          <table:table-cell office:value-type="float" office:value="0.1415058" calcext:value-type="float">
            <text:p>0.1415058</text:p>
          </table:table-cell>
        </table:table-row>
        <table:table-row table:style-name="ro1">
          <table:table-cell/>
          <table:table-cell office:value-type="float" office:value="13.185" calcext:value-type="float">
            <text:p>13.185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4.7" calcext:value-type="float">
            <text:p>34.7</text:p>
          </table:table-cell>
          <table:table-cell office:value-type="float" office:value="4.534188" calcext:value-type="float">
            <text:p>4.534188</text:p>
          </table:table-cell>
          <table:table-cell office:value-type="float" office:value="5.040672" calcext:value-type="float">
            <text:p>5.040672</text:p>
          </table:table-cell>
          <table:table-cell/>
          <table:table-cell office:value-type="float" office:value="19.449" calcext:value-type="float">
            <text:p>19.449</text:p>
          </table:table-cell>
          <table:table-cell office:value-type="float" office:value="0.1011842" calcext:value-type="float">
            <text:p>0.1011842</text:p>
          </table:table-cell>
          <table:table-cell office:value-type="float" office:value="0.1349784" calcext:value-type="float">
            <text:p>0.1349784</text:p>
          </table:table-cell>
        </table:table-row>
        <table:table-row table:style-name="ro1">
          <table:table-cell/>
          <table:table-cell office:value-type="float" office:value="13.197" calcext:value-type="float">
            <text:p>13.19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3" calcext:value-type="float">
            <text:p>35.3</text:p>
          </table:table-cell>
          <table:table-cell office:value-type="float" office:value="5.045618" calcext:value-type="float">
            <text:p>5.045618</text:p>
          </table:table-cell>
          <table:table-cell office:value-type="float" office:value="4.878065" calcext:value-type="float">
            <text:p>4.878065</text:p>
          </table:table-cell>
          <table:table-cell/>
          <table:table-cell office:value-type="float" office:value="19.46" calcext:value-type="float">
            <text:p>19.46</text:p>
          </table:table-cell>
          <table:table-cell office:value-type="float" office:value="0.1008351" calcext:value-type="float">
            <text:p>0.1008351</text:p>
          </table:table-cell>
          <table:table-cell office:value-type="float" office:value="0.1288315" calcext:value-type="float">
            <text:p>0.1288315</text:p>
          </table:table-cell>
        </table:table-row>
        <table:table-row table:style-name="ro1">
          <table:table-cell/>
          <table:table-cell office:value-type="float" office:value="13.21" calcext:value-type="float">
            <text:p>13.21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46171" calcext:value-type="float">
            <text:p>5.46171</text:p>
          </table:table-cell>
          <table:table-cell office:value-type="float" office:value="5.192483" calcext:value-type="float">
            <text:p>5.192483</text:p>
          </table:table-cell>
          <table:table-cell/>
          <table:table-cell office:value-type="float" office:value="19.472" calcext:value-type="float">
            <text:p>19.472</text:p>
          </table:table-cell>
          <table:table-cell office:value-type="float" office:value="0.08978533" calcext:value-type="float">
            <text:p>0.08978533</text:p>
          </table:table-cell>
          <table:table-cell office:value-type="float" office:value="0.1226269" calcext:value-type="float">
            <text:p>0.1226269</text:p>
          </table:table-cell>
        </table:table-row>
        <table:table-row table:style-name="ro1">
          <table:table-cell/>
          <table:table-cell office:value-type="float" office:value="13.222" calcext:value-type="float">
            <text:p>13.222</text:p>
          </table:table-cell>
          <table:table-cell table:number-columns-repeated="2" office:value-type="float" office:value="34.5" calcext:value-type="float">
            <text:p>34.5</text:p>
          </table:table-cell>
          <table:table-cell office:value-type="float" office:value="5.30572" calcext:value-type="float">
            <text:p>5.30572</text:p>
          </table:table-cell>
          <table:table-cell office:value-type="float" office:value="5.168159" calcext:value-type="float">
            <text:p>5.168159</text:p>
          </table:table-cell>
          <table:table-cell/>
          <table:table-cell office:value-type="float" office:value="19.484" calcext:value-type="float">
            <text:p>19.484</text:p>
          </table:table-cell>
          <table:table-cell office:value-type="float" office:value="0.08988163" calcext:value-type="float">
            <text:p>0.08988163</text:p>
          </table:table-cell>
          <table:table-cell office:value-type="float" office:value="0.1176161" calcext:value-type="float">
            <text:p>0.1176161</text:p>
          </table:table-cell>
        </table:table-row>
        <table:table-row table:style-name="ro1">
          <table:table-cell/>
          <table:table-cell office:value-type="float" office:value="13.233" calcext:value-type="float">
            <text:p>13.233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198643" calcext:value-type="float">
            <text:p>5.198643</text:p>
          </table:table-cell>
          <table:table-cell office:value-type="float" office:value="4.946527" calcext:value-type="float">
            <text:p>4.946527</text:p>
          </table:table-cell>
          <table:table-cell/>
          <table:table-cell office:value-type="float" office:value="19.495" calcext:value-type="float">
            <text:p>19.495</text:p>
          </table:table-cell>
          <table:table-cell office:value-type="float" office:value="0.08928627" calcext:value-type="float">
            <text:p>0.08928627</text:p>
          </table:table-cell>
          <table:table-cell office:value-type="float" office:value="0.118314" calcext:value-type="float">
            <text:p>0.118314</text:p>
          </table:table-cell>
        </table:table-row>
        <table:table-row table:style-name="ro1">
          <table:table-cell/>
          <table:table-cell office:value-type="float" office:value="13.246" calcext:value-type="float">
            <text:p>13.246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5.33984" calcext:value-type="float">
            <text:p>5.33984</text:p>
          </table:table-cell>
          <table:table-cell office:value-type="float" office:value="5.487426" calcext:value-type="float">
            <text:p>5.487426</text:p>
          </table:table-cell>
          <table:table-cell/>
          <table:table-cell office:value-type="float" office:value="19.507" calcext:value-type="float">
            <text:p>19.507</text:p>
          </table:table-cell>
          <table:table-cell office:value-type="float" office:value="0.08270465" calcext:value-type="float">
            <text:p>0.08270465</text:p>
          </table:table-cell>
          <table:table-cell office:value-type="float" office:value="0.1170019" calcext:value-type="float">
            <text:p>0.1170019</text:p>
          </table:table-cell>
        </table:table-row>
        <table:table-row table:style-name="ro1">
          <table:table-cell/>
          <table:table-cell office:value-type="float" office:value="13.257" calcext:value-type="float">
            <text:p>13.25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5.259537" calcext:value-type="float">
            <text:p>5.259537</text:p>
          </table:table-cell>
          <table:table-cell office:value-type="float" office:value="5.464523" calcext:value-type="float">
            <text:p>5.464523</text:p>
          </table:table-cell>
          <table:table-cell/>
          <table:table-cell office:value-type="float" office:value="19.518" calcext:value-type="float">
            <text:p>19.518</text:p>
          </table:table-cell>
          <table:table-cell office:value-type="float" office:value="0.08234062" calcext:value-type="float">
            <text:p>0.08234062</text:p>
          </table:table-cell>
          <table:table-cell office:value-type="float" office:value="0.1069191" calcext:value-type="float">
            <text:p>0.1069191</text:p>
          </table:table-cell>
        </table:table-row>
        <table:table-row table:style-name="ro1">
          <table:table-cell/>
          <table:table-cell office:value-type="float" office:value="13.272" calcext:value-type="float">
            <text:p>13.272</text:p>
          </table:table-cell>
          <table:table-cell table:number-columns-repeated="2" office:value-type="float" office:value="35.2" calcext:value-type="float">
            <text:p>35.2</text:p>
          </table:table-cell>
          <table:table-cell office:value-type="float" office:value="5.037852" calcext:value-type="float">
            <text:p>5.037852</text:p>
          </table:table-cell>
          <table:table-cell office:value-type="float" office:value="4.993834" calcext:value-type="float">
            <text:p>4.993834</text:p>
          </table:table-cell>
          <table:table-cell/>
          <table:table-cell office:value-type="float" office:value="19.53" calcext:value-type="float">
            <text:p>19.53</text:p>
          </table:table-cell>
          <table:table-cell office:value-type="float" office:value="0.08042672" calcext:value-type="float">
            <text:p>0.08042672</text:p>
          </table:table-cell>
          <table:table-cell office:value-type="float" office:value="0.1040618" calcext:value-type="float">
            <text:p>0.1040618</text:p>
          </table:table-cell>
        </table:table-row>
        <table:table-row table:style-name="ro1">
          <table:table-cell/>
          <table:table-cell office:value-type="float" office:value="13.284" calcext:value-type="float">
            <text:p>13.284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957985" calcext:value-type="float">
            <text:p>5.957985</text:p>
          </table:table-cell>
          <table:table-cell office:value-type="float" office:value="5.084706" calcext:value-type="float">
            <text:p>5.084706</text:p>
          </table:table-cell>
          <table:table-cell/>
          <table:table-cell office:value-type="float" office:value="19.542" calcext:value-type="float">
            <text:p>19.542</text:p>
          </table:table-cell>
          <table:table-cell office:value-type="float" office:value="0.08032991" calcext:value-type="float">
            <text:p>0.08032991</text:p>
          </table:table-cell>
          <table:table-cell office:value-type="float" office:value="0.1016909" calcext:value-type="float">
            <text:p>0.1016909</text:p>
          </table:table-cell>
        </table:table-row>
        <table:table-row table:style-name="ro1">
          <table:table-cell/>
          <table:table-cell office:value-type="float" office:value="13.296" calcext:value-type="float">
            <text:p>13.296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4.764775" calcext:value-type="float">
            <text:p>4.764775</text:p>
          </table:table-cell>
          <table:table-cell office:value-type="float" office:value="5.038156" calcext:value-type="float">
            <text:p>5.038156</text:p>
          </table:table-cell>
          <table:table-cell/>
          <table:table-cell office:value-type="float" office:value="19.554" calcext:value-type="float">
            <text:p>19.554</text:p>
          </table:table-cell>
          <table:table-cell office:value-type="float" office:value="0.0843567" calcext:value-type="float">
            <text:p>0.0843567</text:p>
          </table:table-cell>
          <table:table-cell office:value-type="float" office:value="0.0947144" calcext:value-type="float">
            <text:p>0.0947144</text:p>
          </table:table-cell>
        </table:table-row>
        <table:table-row table:style-name="ro1">
          <table:table-cell/>
          <table:table-cell office:value-type="float" office:value="13.309" calcext:value-type="float">
            <text:p>13.309</text:p>
          </table:table-cell>
          <table:table-cell office:value-type="float" office:value="32.4" calcext:value-type="float">
            <text:p>32.4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84946" calcext:value-type="float">
            <text:p>5.84946</text:p>
          </table:table-cell>
          <table:table-cell office:value-type="float" office:value="5.245824" calcext:value-type="float">
            <text:p>5.245824</text:p>
          </table:table-cell>
          <table:table-cell/>
          <table:table-cell office:value-type="float" office:value="19.565" calcext:value-type="float">
            <text:p>19.565</text:p>
          </table:table-cell>
          <table:table-cell office:value-type="float" office:value="0.08656061" calcext:value-type="float">
            <text:p>0.08656061</text:p>
          </table:table-cell>
          <table:table-cell office:value-type="float" office:value="0.09430578" calcext:value-type="float">
            <text:p>0.09430578</text:p>
          </table:table-cell>
        </table:table-row>
        <table:table-row table:style-name="ro1">
          <table:table-cell/>
          <table:table-cell office:value-type="float" office:value="13.32" calcext:value-type="float">
            <text:p>13.32</text:p>
          </table:table-cell>
          <table:table-cell office:value-type="float" office:value="35.1" calcext:value-type="float">
            <text:p>35.1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187504" calcext:value-type="float">
            <text:p>5.187504</text:p>
          </table:table-cell>
          <table:table-cell office:value-type="float" office:value="5.038066" calcext:value-type="float">
            <text:p>5.038066</text:p>
          </table:table-cell>
          <table:table-cell/>
          <table:table-cell office:value-type="float" office:value="19.576" calcext:value-type="float">
            <text:p>19.576</text:p>
          </table:table-cell>
          <table:table-cell office:value-type="float" office:value="0.08271384" calcext:value-type="float">
            <text:p>0.08271384</text:p>
          </table:table-cell>
          <table:table-cell office:value-type="float" office:value="0.09724635" calcext:value-type="float">
            <text:p>0.09724635</text:p>
          </table:table-cell>
        </table:table-row>
        <table:table-row table:style-name="ro1">
          <table:table-cell/>
          <table:table-cell office:value-type="float" office:value="13.336" calcext:value-type="float">
            <text:p>13.336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586787" calcext:value-type="float">
            <text:p>5.586787</text:p>
          </table:table-cell>
          <table:table-cell office:value-type="float" office:value="4.73713" calcext:value-type="float">
            <text:p>4.73713</text:p>
          </table:table-cell>
          <table:table-cell/>
          <table:table-cell office:value-type="float" office:value="19.589" calcext:value-type="float">
            <text:p>19.589</text:p>
          </table:table-cell>
          <table:table-cell office:value-type="float" office:value="0.08259866" calcext:value-type="float">
            <text:p>0.08259866</text:p>
          </table:table-cell>
          <table:table-cell office:value-type="float" office:value="0.09403475" calcext:value-type="float">
            <text:p>0.09403475</text:p>
          </table:table-cell>
        </table:table-row>
        <table:table-row table:style-name="ro1">
          <table:table-cell/>
          <table:table-cell office:value-type="float" office:value="13.349" calcext:value-type="float">
            <text:p>13.349</text:p>
          </table:table-cell>
          <table:table-cell office:value-type="float" office:value="33.1" calcext:value-type="float">
            <text:p>33.1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5.785255" calcext:value-type="float">
            <text:p>5.785255</text:p>
          </table:table-cell>
          <table:table-cell office:value-type="float" office:value="5.360264" calcext:value-type="float">
            <text:p>5.360264</text:p>
          </table:table-cell>
          <table:table-cell/>
          <table:table-cell office:value-type="float" office:value="19.605" calcext:value-type="float">
            <text:p>19.605</text:p>
          </table:table-cell>
          <table:table-cell office:value-type="float" office:value="0.08400578" calcext:value-type="float">
            <text:p>0.08400578</text:p>
          </table:table-cell>
          <table:table-cell office:value-type="float" office:value="0.09414268" calcext:value-type="float">
            <text:p>0.09414268</text:p>
          </table:table-cell>
        </table:table-row>
        <table:table-row table:style-name="ro1">
          <table:table-cell/>
          <table:table-cell office:value-type="float" office:value="13.361" calcext:value-type="float">
            <text:p>13.361</text:p>
          </table:table-cell>
          <table:table-cell office:value-type="float" office:value="34.3" calcext:value-type="float">
            <text:p>34.3</text:p>
          </table:table-cell>
          <table:table-cell office:value-type="float" office:value="34.7" calcext:value-type="float">
            <text:p>34.7</text:p>
          </table:table-cell>
          <table:table-cell office:value-type="float" office:value="5.434508" calcext:value-type="float">
            <text:p>5.434508</text:p>
          </table:table-cell>
          <table:table-cell office:value-type="float" office:value="5.137439" calcext:value-type="float">
            <text:p>5.137439</text:p>
          </table:table-cell>
          <table:table-cell/>
          <table:table-cell office:value-type="float" office:value="19.616" calcext:value-type="float">
            <text:p>19.616</text:p>
          </table:table-cell>
          <table:table-cell office:value-type="float" office:value="0.0846036" calcext:value-type="float">
            <text:p>0.0846036</text:p>
          </table:table-cell>
          <table:table-cell office:value-type="float" office:value="0.09272061" calcext:value-type="float">
            <text:p>0.09272061</text:p>
          </table:table-cell>
        </table:table-row>
        <table:table-row table:style-name="ro1">
          <table:table-cell/>
          <table:table-cell office:value-type="float" office:value="13.373" calcext:value-type="float">
            <text:p>13.373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343363" calcext:value-type="float">
            <text:p>5.343363</text:p>
          </table:table-cell>
          <table:table-cell office:value-type="float" office:value="4.844048" calcext:value-type="float">
            <text:p>4.844048</text:p>
          </table:table-cell>
          <table:table-cell/>
          <table:table-cell office:value-type="float" office:value="19.628" calcext:value-type="float">
            <text:p>19.628</text:p>
          </table:table-cell>
          <table:table-cell office:value-type="float" office:value="0.0876259" calcext:value-type="float">
            <text:p>0.0876259</text:p>
          </table:table-cell>
          <table:table-cell office:value-type="float" office:value="0.09276647" calcext:value-type="float">
            <text:p>0.09276647</text:p>
          </table:table-cell>
        </table:table-row>
        <table:table-row table:style-name="ro1">
          <table:table-cell/>
          <table:table-cell office:value-type="float" office:value="13.384" calcext:value-type="float">
            <text:p>13.384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520702" calcext:value-type="float">
            <text:p>5.520702</text:p>
          </table:table-cell>
          <table:table-cell office:value-type="float" office:value="4.818707" calcext:value-type="float">
            <text:p>4.818707</text:p>
          </table:table-cell>
          <table:table-cell/>
          <table:table-cell office:value-type="float" office:value="19.64" calcext:value-type="float">
            <text:p>19.64</text:p>
          </table:table-cell>
          <table:table-cell office:value-type="float" office:value="0.0932051" calcext:value-type="float">
            <text:p>0.0932051</text:p>
          </table:table-cell>
          <table:table-cell office:value-type="float" office:value="0.09133911" calcext:value-type="float">
            <text:p>0.09133911</text:p>
          </table:table-cell>
        </table:table-row>
        <table:table-row table:style-name="ro1">
          <table:table-cell/>
          <table:table-cell office:value-type="float" office:value="13.396" calcext:value-type="float">
            <text:p>13.396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3.3" calcext:value-type="float">
            <text:p>33.3</text:p>
          </table:table-cell>
          <table:table-cell office:value-type="float" office:value="5.014777" calcext:value-type="float">
            <text:p>5.014777</text:p>
          </table:table-cell>
          <table:table-cell office:value-type="float" office:value="5.485617" calcext:value-type="float">
            <text:p>5.485617</text:p>
          </table:table-cell>
          <table:table-cell/>
          <table:table-cell office:value-type="float" office:value="19.652" calcext:value-type="float">
            <text:p>19.652</text:p>
          </table:table-cell>
          <table:table-cell office:value-type="float" office:value="0.08979452" calcext:value-type="float">
            <text:p>0.08979452</text:p>
          </table:table-cell>
          <table:table-cell office:value-type="float" office:value="0.0909698" calcext:value-type="float">
            <text:p>0.0909698</text:p>
          </table:table-cell>
        </table:table-row>
        <table:table-row table:style-name="ro1">
          <table:table-cell/>
          <table:table-cell office:value-type="float" office:value="13.407" calcext:value-type="float">
            <text:p>13.407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5.261649" calcext:value-type="float">
            <text:p>5.261649</text:p>
          </table:table-cell>
          <table:table-cell office:value-type="float" office:value="5.141241" calcext:value-type="float">
            <text:p>5.141241</text:p>
          </table:table-cell>
          <table:table-cell/>
          <table:table-cell office:value-type="float" office:value="19.664" calcext:value-type="float">
            <text:p>19.664</text:p>
          </table:table-cell>
          <table:table-cell office:value-type="float" office:value="0.0892098" calcext:value-type="float">
            <text:p>0.0892098</text:p>
          </table:table-cell>
          <table:table-cell office:value-type="float" office:value="0.08860476" calcext:value-type="float">
            <text:p>0.08860476</text:p>
          </table:table-cell>
        </table:table-row>
        <table:table-row table:style-name="ro1">
          <table:table-cell/>
          <table:table-cell office:value-type="float" office:value="13.419" calcext:value-type="float">
            <text:p>13.419</text:p>
          </table:table-cell>
          <table:table-cell office:value-type="float" office:value="34.1" calcext:value-type="float">
            <text:p>34.1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397967" calcext:value-type="float">
            <text:p>5.397967</text:p>
          </table:table-cell>
          <table:table-cell office:value-type="float" office:value="4.596193" calcext:value-type="float">
            <text:p>4.596193</text:p>
          </table:table-cell>
          <table:table-cell/>
          <table:table-cell office:value-type="float" office:value="19.677" calcext:value-type="float">
            <text:p>19.677</text:p>
          </table:table-cell>
          <table:table-cell office:value-type="float" office:value="0.07746923" calcext:value-type="float">
            <text:p>0.07746923</text:p>
          </table:table-cell>
          <table:table-cell office:value-type="float" office:value="0.08545935" calcext:value-type="float">
            <text:p>0.08545935</text:p>
          </table:table-cell>
        </table:table-row>
        <table:table-row table:style-name="ro1">
          <table:table-cell/>
          <table:table-cell office:value-type="float" office:value="13.43" calcext:value-type="float">
            <text:p>13.43</text:p>
          </table:table-cell>
          <table:table-cell office:value-type="float" office:value="36.3" calcext:value-type="float">
            <text:p>36.3</text:p>
          </table:table-cell>
          <table:table-cell office:value-type="float" office:value="35.3" calcext:value-type="float">
            <text:p>35.3</text:p>
          </table:table-cell>
          <table:table-cell office:value-type="float" office:value="4.710575" calcext:value-type="float">
            <text:p>4.710575</text:p>
          </table:table-cell>
          <table:table-cell office:value-type="float" office:value="4.791875" calcext:value-type="float">
            <text:p>4.791875</text:p>
          </table:table-cell>
          <table:table-cell/>
          <table:table-cell office:value-type="float" office:value="19.688" calcext:value-type="float">
            <text:p>19.688</text:p>
          </table:table-cell>
          <table:table-cell office:value-type="float" office:value="0.07781821" calcext:value-type="float">
            <text:p>0.07781821</text:p>
          </table:table-cell>
          <table:table-cell office:value-type="float" office:value="0.08614428" calcext:value-type="float">
            <text:p>0.08614428</text:p>
          </table:table-cell>
        </table:table-row>
        <table:table-row table:style-name="ro1">
          <table:table-cell/>
          <table:table-cell office:value-type="float" office:value="13.442" calcext:value-type="float">
            <text:p>13.442</text:p>
          </table:table-cell>
          <table:table-cell office:value-type="float" office:value="35.9" calcext:value-type="float">
            <text:p>35.9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4.704979" calcext:value-type="float">
            <text:p>4.704979</text:p>
          </table:table-cell>
          <table:table-cell office:value-type="float" office:value="5.567723" calcext:value-type="float">
            <text:p>5.567723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0.07266121" calcext:value-type="float">
            <text:p>0.07266121</text:p>
          </table:table-cell>
          <table:table-cell office:value-type="float" office:value="0.08355855" calcext:value-type="float">
            <text:p>0.08355855</text:p>
          </table:table-cell>
        </table:table-row>
        <table:table-row table:style-name="ro1">
          <table:table-cell/>
          <table:table-cell office:value-type="float" office:value="13.453" calcext:value-type="float">
            <text:p>13.453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657956" calcext:value-type="float">
            <text:p>5.657956</text:p>
          </table:table-cell>
          <table:table-cell office:value-type="float" office:value="5.114828" calcext:value-type="float">
            <text:p>5.114828</text:p>
          </table:table-cell>
          <table:table-cell/>
          <table:table-cell office:value-type="float" office:value="19.712" calcext:value-type="float">
            <text:p>19.712</text:p>
          </table:table-cell>
          <table:table-cell office:value-type="float" office:value="0.06886763" calcext:value-type="float">
            <text:p>0.06886763</text:p>
          </table:table-cell>
          <table:table-cell office:value-type="float" office:value="0.08350476" calcext:value-type="float">
            <text:p>0.08350476</text:p>
          </table:table-cell>
        </table:table-row>
        <table:table-row table:style-name="ro1">
          <table:table-cell/>
          <table:table-cell office:value-type="float" office:value="13.465" calcext:value-type="float">
            <text:p>13.465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3.9" calcext:value-type="float">
            <text:p>33.9</text:p>
          </table:table-cell>
          <table:table-cell office:value-type="float" office:value="5.554586" calcext:value-type="float">
            <text:p>5.554586</text:p>
          </table:table-cell>
          <table:table-cell office:value-type="float" office:value="5.349513" calcext:value-type="float">
            <text:p>5.349513</text:p>
          </table:table-cell>
          <table:table-cell/>
          <table:table-cell office:value-type="float" office:value="19.723" calcext:value-type="float">
            <text:p>19.723</text:p>
          </table:table-cell>
          <table:table-cell office:value-type="float" office:value="0.07095244" calcext:value-type="float">
            <text:p>0.07095244</text:p>
          </table:table-cell>
          <table:table-cell office:value-type="float" office:value="0.0817298" calcext:value-type="float">
            <text:p>0.0817298</text:p>
          </table:table-cell>
        </table:table-row>
        <table:table-row table:style-name="ro1">
          <table:table-cell/>
          <table:table-cell office:value-type="float" office:value="13.48" calcext:value-type="float">
            <text:p>13.48</text:p>
          </table:table-cell>
          <table:table-cell office:value-type="float" office:value="24.03333" calcext:value-type="float">
            <text:p>24.03333</text:p>
          </table:table-cell>
          <table:table-cell office:value-type="float" office:value="27.56667" calcext:value-type="float">
            <text:p>27.56667</text:p>
          </table:table-cell>
          <table:table-cell office:value-type="float" office:value="8.728204" calcext:value-type="float">
            <text:p>8.728204</text:p>
          </table:table-cell>
          <table:table-cell office:value-type="float" office:value="7.453522" calcext:value-type="float">
            <text:p>7.453522</text:p>
          </table:table-cell>
          <table:table-cell/>
          <table:table-cell office:value-type="float" office:value="19.738" calcext:value-type="float">
            <text:p>19.738</text:p>
          </table:table-cell>
          <table:table-cell office:value-type="float" office:value="0.07812405" calcext:value-type="float">
            <text:p>0.07812405</text:p>
          </table:table-cell>
          <table:table-cell office:value-type="float" office:value="0.0752489" calcext:value-type="float">
            <text:p>0.0752489</text:p>
          </table:table-cell>
        </table:table-row>
        <table:table-row table:style-name="ro1">
          <table:table-cell/>
          <table:table-cell office:value-type="float" office:value="13.491" calcext:value-type="float">
            <text:p>13.491</text:p>
          </table:table-cell>
          <table:table-cell office:value-type="float" office:value="22.5" calcext:value-type="float">
            <text:p>22.5</text:p>
          </table:table-cell>
          <table:table-cell office:value-type="float" office:value="28.16667" calcext:value-type="float">
            <text:p>28.16667</text:p>
          </table:table-cell>
          <table:table-cell office:value-type="float" office:value="9.852853" calcext:value-type="float">
            <text:p>9.852853</text:p>
          </table:table-cell>
          <table:table-cell office:value-type="float" office:value="7.673916" calcext:value-type="float">
            <text:p>7.673916</text:p>
          </table:table-cell>
          <table:table-cell/>
          <table:table-cell office:value-type="float" office:value="19.751" calcext:value-type="float">
            <text:p>19.751</text:p>
          </table:table-cell>
          <table:table-cell office:value-type="float" office:value="0.08507302" calcext:value-type="float">
            <text:p>0.08507302</text:p>
          </table:table-cell>
          <table:table-cell office:value-type="float" office:value="0.07012339" calcext:value-type="float">
            <text:p>0.07012339</text:p>
          </table:table-cell>
        </table:table-row>
        <table:table-row table:style-name="ro1">
          <table:table-cell/>
          <table:table-cell office:value-type="float" office:value="13.502" calcext:value-type="float">
            <text:p>13.502</text:p>
          </table:table-cell>
          <table:table-cell office:value-type="float" office:value="27.6" calcext:value-type="float">
            <text:p>27.6</text:p>
          </table:table-cell>
          <table:table-cell office:value-type="float" office:value="25.73334" calcext:value-type="float">
            <text:p>25.73334</text:p>
          </table:table-cell>
          <table:table-cell office:value-type="float" office:value="8.413942" calcext:value-type="float">
            <text:p>8.413942</text:p>
          </table:table-cell>
          <table:table-cell office:value-type="float" office:value="8.505236" calcext:value-type="float">
            <text:p>8.505236</text:p>
          </table:table-cell>
          <table:table-cell/>
          <table:table-cell office:value-type="float" office:value="19.762" calcext:value-type="float">
            <text:p>19.762</text:p>
          </table:table-cell>
          <table:table-cell office:value-type="float" office:value="0.09166579" calcext:value-type="float">
            <text:p>0.09166579</text:p>
          </table:table-cell>
          <table:table-cell office:value-type="float" office:value="0.07198684" calcext:value-type="float">
            <text:p>0.07198684</text:p>
          </table:table-cell>
        </table:table-row>
        <table:table-row table:style-name="ro1">
          <table:table-cell/>
          <table:table-cell office:value-type="float" office:value="13.513" calcext:value-type="float">
            <text:p>13.513</text:p>
          </table:table-cell>
          <table:table-cell office:value-type="float" office:value="25.26667" calcext:value-type="float">
            <text:p>25.26667</text:p>
          </table:table-cell>
          <table:table-cell office:value-type="float" office:value="28.13333" calcext:value-type="float">
            <text:p>28.13333</text:p>
          </table:table-cell>
          <table:table-cell office:value-type="float" office:value="8.883814" calcext:value-type="float">
            <text:p>8.883814</text:p>
          </table:table-cell>
          <table:table-cell office:value-type="float" office:value="7.887709" calcext:value-type="float">
            <text:p>7.887709</text:p>
          </table:table-cell>
          <table:table-cell/>
          <table:table-cell office:value-type="float" office:value="19.773" calcext:value-type="float">
            <text:p>19.773</text:p>
          </table:table-cell>
          <table:table-cell office:value-type="float" office:value="0.09296164" calcext:value-type="float">
            <text:p>0.09296164</text:p>
          </table:table-cell>
          <table:table-cell office:value-type="float" office:value="0.07255855" calcext:value-type="float">
            <text:p>0.07255855</text:p>
          </table:table-cell>
        </table:table-row>
        <table:table-row table:style-name="ro1">
          <table:table-cell/>
          <table:table-cell office:value-type="float" office:value="13.524" calcext:value-type="float">
            <text:p>13.524</text:p>
          </table:table-cell>
          <table:table-cell office:value-type="float" office:value="24.96667" calcext:value-type="float">
            <text:p>24.96667</text:p>
          </table:table-cell>
          <table:table-cell office:value-type="float" office:value="25.06667" calcext:value-type="float">
            <text:p>25.06667</text:p>
          </table:table-cell>
          <table:table-cell office:value-type="float" office:value="9.07362" calcext:value-type="float">
            <text:p>9.07362</text:p>
          </table:table-cell>
          <table:table-cell office:value-type="float" office:value="8.759937" calcext:value-type="float">
            <text:p>8.759937</text:p>
          </table:table-cell>
          <table:table-cell/>
          <table:table-cell office:value-type="float" office:value="19.785" calcext:value-type="float">
            <text:p>19.785</text:p>
          </table:table-cell>
          <table:table-cell office:value-type="float" office:value="0.09367268" calcext:value-type="float">
            <text:p>0.09367268</text:p>
          </table:table-cell>
          <table:table-cell office:value-type="float" office:value="0.07243798" calcext:value-type="float">
            <text:p>0.07243798</text:p>
          </table:table-cell>
        </table:table-row>
        <table:table-row table:style-name="ro1">
          <table:table-cell/>
          <table:table-cell office:value-type="float" office:value="13.537" calcext:value-type="float">
            <text:p>13.537</text:p>
          </table:table-cell>
          <table:table-cell office:value-type="float" office:value="22.03333" calcext:value-type="float">
            <text:p>22.03333</text:p>
          </table:table-cell>
          <table:table-cell office:value-type="float" office:value="26.56667" calcext:value-type="float">
            <text:p>26.56667</text:p>
          </table:table-cell>
          <table:table-cell office:value-type="float" office:value="10.06379" calcext:value-type="float">
            <text:p>10.06379</text:p>
          </table:table-cell>
          <table:table-cell office:value-type="float" office:value="8.44466" calcext:value-type="float">
            <text:p>8.44466</text:p>
          </table:table-cell>
          <table:table-cell/>
          <table:table-cell office:value-type="float" office:value="19.796" calcext:value-type="float">
            <text:p>19.796</text:p>
          </table:table-cell>
          <table:table-cell office:value-type="float" office:value="0.09275591" calcext:value-type="float">
            <text:p>0.09275591</text:p>
          </table:table-cell>
          <table:table-cell office:value-type="float" office:value="0.07120901" calcext:value-type="float">
            <text:p>0.07120901</text:p>
          </table:table-cell>
        </table:table-row>
        <table:table-row table:style-name="ro1">
          <table:table-cell/>
          <table:table-cell office:value-type="float" office:value="13.549" calcext:value-type="float">
            <text:p>13.549</text:p>
          </table:table-cell>
          <table:table-cell office:value-type="float" office:value="25.46667" calcext:value-type="float">
            <text:p>25.46667</text:p>
          </table:table-cell>
          <table:table-cell office:value-type="float" office:value="26.73333" calcext:value-type="float">
            <text:p>26.73333</text:p>
          </table:table-cell>
          <table:table-cell office:value-type="float" office:value="9.144195" calcext:value-type="float">
            <text:p>9.144195</text:p>
          </table:table-cell>
          <table:table-cell office:value-type="float" office:value="8.327554" calcext:value-type="float">
            <text:p>8.327554</text:p>
          </table:table-cell>
          <table:table-cell/>
          <table:table-cell office:value-type="float" office:value="19.809" calcext:value-type="float">
            <text:p>19.809</text:p>
          </table:table-cell>
          <table:table-cell office:value-type="float" office:value="0.08194324" calcext:value-type="float">
            <text:p>0.08194324</text:p>
          </table:table-cell>
          <table:table-cell office:value-type="float" office:value="0.07700498" calcext:value-type="float">
            <text:p>0.07700498</text:p>
          </table:table-cell>
        </table:table-row>
        <table:table-row table:style-name="ro1">
          <table:table-cell/>
          <table:table-cell office:value-type="float" office:value="13.56" calcext:value-type="float">
            <text:p>13.56</text:p>
          </table:table-cell>
          <table:table-cell office:value-type="float" office:value="29.86667" calcext:value-type="float">
            <text:p>29.86667</text:p>
          </table:table-cell>
          <table:table-cell office:value-type="float" office:value="24.4" calcext:value-type="float">
            <text:p>24.4</text:p>
          </table:table-cell>
          <table:table-cell office:value-type="float" office:value="7.532876" calcext:value-type="float">
            <text:p>7.532876</text:p>
          </table:table-cell>
          <table:table-cell office:value-type="float" office:value="9.063072" calcext:value-type="float">
            <text:p>9.063072</text:p>
          </table:table-cell>
          <table:table-cell/>
          <table:table-cell office:value-type="float" office:value="19.82" calcext:value-type="float">
            <text:p>19.82</text:p>
          </table:table-cell>
          <table:table-cell office:value-type="float" office:value="0.08462382" calcext:value-type="float">
            <text:p>0.08462382</text:p>
          </table:table-cell>
          <table:table-cell office:value-type="float" office:value="0.0763181" calcext:value-type="float">
            <text:p>0.0763181</text:p>
          </table:table-cell>
        </table:table-row>
        <table:table-row table:style-name="ro1">
          <table:table-cell/>
          <table:table-cell office:value-type="float" office:value="13.571" calcext:value-type="float">
            <text:p>13.571</text:p>
          </table:table-cell>
          <table:table-cell office:value-type="float" office:value="22.93333" calcext:value-type="float">
            <text:p>22.93333</text:p>
          </table:table-cell>
          <table:table-cell office:value-type="float" office:value="27.06667" calcext:value-type="float">
            <text:p>27.06667</text:p>
          </table:table-cell>
          <table:table-cell office:value-type="float" office:value="9.469125" calcext:value-type="float">
            <text:p>9.469125</text:p>
          </table:table-cell>
          <table:table-cell office:value-type="float" office:value="8.343296" calcext:value-type="float">
            <text:p>8.343296</text:p>
          </table:table-cell>
          <table:table-cell/>
          <table:table-cell office:value-type="float" office:value="19.832" calcext:value-type="float">
            <text:p>19.832</text:p>
          </table:table-cell>
          <table:table-cell office:value-type="float" office:value="0.08067165" calcext:value-type="float">
            <text:p>0.08067165</text:p>
          </table:table-cell>
          <table:table-cell office:value-type="float" office:value="0.07428706" calcext:value-type="float">
            <text:p>0.07428706</text:p>
          </table:table-cell>
        </table:table-row>
        <table:table-row table:style-name="ro1">
          <table:table-cell/>
          <table:table-cell office:value-type="float" office:value="13.582" calcext:value-type="float">
            <text:p>13.582</text:p>
          </table:table-cell>
          <table:table-cell office:value-type="float" office:value="25.16667" calcext:value-type="float">
            <text:p>25.16667</text:p>
          </table:table-cell>
          <table:table-cell office:value-type="float" office:value="28.53333" calcext:value-type="float">
            <text:p>28.53333</text:p>
          </table:table-cell>
          <table:table-cell office:value-type="float" office:value="9.10467" calcext:value-type="float">
            <text:p>9.10467</text:p>
          </table:table-cell>
          <table:table-cell office:value-type="float" office:value="7.736185" calcext:value-type="float">
            <text:p>7.736185</text:p>
          </table:table-cell>
          <table:table-cell/>
          <table:table-cell office:value-type="float" office:value="19.844" calcext:value-type="float">
            <text:p>19.844</text:p>
          </table:table-cell>
          <table:table-cell office:value-type="float" office:value="0.07164569" calcext:value-type="float">
            <text:p>0.07164569</text:p>
          </table:table-cell>
          <table:table-cell office:value-type="float" office:value="0.07437809" calcext:value-type="float">
            <text:p>0.07437809</text:p>
          </table:table-cell>
        </table:table-row>
        <table:table-row table:style-name="ro1">
          <table:table-cell/>
          <table:table-cell office:value-type="float" office:value="13.593" calcext:value-type="float">
            <text:p>13.593</text:p>
          </table:table-cell>
          <table:table-cell office:value-type="float" office:value="27.8" calcext:value-type="float">
            <text:p>27.8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8.208697" calcext:value-type="float">
            <text:p>8.208697</text:p>
          </table:table-cell>
          <table:table-cell office:value-type="float" office:value="6.696476" calcext:value-type="float">
            <text:p>6.696476</text:p>
          </table:table-cell>
          <table:table-cell/>
          <table:table-cell office:value-type="float" office:value="19.855" calcext:value-type="float">
            <text:p>19.855</text:p>
          </table:table-cell>
          <table:table-cell office:value-type="float" office:value="0.06911892" calcext:value-type="float">
            <text:p>0.06911892</text:p>
          </table:table-cell>
          <table:table-cell office:value-type="float" office:value="0.07408671" calcext:value-type="float">
            <text:p>0.07408671</text:p>
          </table:table-cell>
        </table:table-row>
        <table:table-row table:style-name="ro1">
          <table:table-cell/>
          <table:table-cell office:value-type="float" office:value="13.604" calcext:value-type="float">
            <text:p>13.604</text:p>
          </table:table-cell>
          <table:table-cell office:value-type="float" office:value="26.9" calcext:value-type="float">
            <text:p>26.9</text:p>
          </table:table-cell>
          <table:table-cell office:value-type="float" office:value="27.36667" calcext:value-type="float">
            <text:p>27.36667</text:p>
          </table:table-cell>
          <table:table-cell office:value-type="float" office:value="8.325499" calcext:value-type="float">
            <text:p>8.325499</text:p>
          </table:table-cell>
          <table:table-cell office:value-type="float" office:value="7.78369" calcext:value-type="float">
            <text:p>7.78369</text:p>
          </table:table-cell>
          <table:table-cell/>
          <table:table-cell office:value-type="float" office:value="19.872" calcext:value-type="float">
            <text:p>19.872</text:p>
          </table:table-cell>
          <table:table-cell office:value-type="float" office:value="0.0624182" calcext:value-type="float">
            <text:p>0.0624182</text:p>
          </table:table-cell>
          <table:table-cell office:value-type="float" office:value="0.07316887" calcext:value-type="float">
            <text:p>0.07316887</text:p>
          </table:table-cell>
        </table:table-row>
        <table:table-row table:style-name="ro1">
          <table:table-cell/>
          <table:table-cell office:value-type="float" office:value="13.616" calcext:value-type="float">
            <text:p>13.616</text:p>
          </table:table-cell>
          <table:table-cell office:value-type="float" office:value="26.83333" calcext:value-type="float">
            <text:p>26.83333</text:p>
          </table:table-cell>
          <table:table-cell office:value-type="float" office:value="27.63333" calcext:value-type="float">
            <text:p>27.63333</text:p>
          </table:table-cell>
          <table:table-cell office:value-type="float" office:value="8.373242" calcext:value-type="float">
            <text:p>8.373242</text:p>
          </table:table-cell>
          <table:table-cell office:value-type="float" office:value="7.916727" calcext:value-type="float">
            <text:p>7.916727</text:p>
          </table:table-cell>
          <table:table-cell/>
          <table:table-cell office:value-type="float" office:value="19.883" calcext:value-type="float">
            <text:p>19.883</text:p>
          </table:table-cell>
          <table:table-cell office:value-type="float" office:value="0.06250728" calcext:value-type="float">
            <text:p>0.06250728</text:p>
          </table:table-cell>
          <table:table-cell office:value-type="float" office:value="0.07758911" calcext:value-type="float">
            <text:p>0.07758911</text:p>
          </table:table-cell>
        </table:table-row>
        <table:table-row table:style-name="ro1">
          <table:table-cell/>
          <table:table-cell office:value-type="float" office:value="13.627" calcext:value-type="float">
            <text:p>13.627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28.53333" calcext:value-type="float">
            <text:p>28.53333</text:p>
          </table:table-cell>
          <table:table-cell office:value-type="float" office:value="7.215998" calcext:value-type="float">
            <text:p>7.215998</text:p>
          </table:table-cell>
          <table:table-cell office:value-type="float" office:value="7.653553" calcext:value-type="float">
            <text:p>7.653553</text:p>
          </table:table-cell>
          <table:table-cell/>
          <table:table-cell office:value-type="float" office:value="19.895" calcext:value-type="float">
            <text:p>19.895</text:p>
          </table:table-cell>
          <table:table-cell office:value-type="float" office:value="0.06461821" calcext:value-type="float">
            <text:p>0.06461821</text:p>
          </table:table-cell>
          <table:table-cell office:value-type="float" office:value="0.07575764" calcext:value-type="float">
            <text:p>0.07575764</text:p>
          </table:table-cell>
        </table:table-row>
        <table:table-row table:style-name="ro1">
          <table:table-cell/>
          <table:table-cell office:value-type="float" office:value="13.639" calcext:value-type="float">
            <text:p>13.639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27.43333" calcext:value-type="float">
            <text:p>27.43333</text:p>
          </table:table-cell>
          <table:table-cell office:value-type="float" office:value="8.484806" calcext:value-type="float">
            <text:p>8.484806</text:p>
          </table:table-cell>
          <table:table-cell office:value-type="float" office:value="7.961699" calcext:value-type="float">
            <text:p>7.961699</text:p>
          </table:table-cell>
          <table:table-cell/>
          <table:table-cell office:value-type="float" office:value="19.914" calcext:value-type="float">
            <text:p>19.914</text:p>
          </table:table-cell>
          <table:table-cell office:value-type="float" office:value="0.07131119" calcext:value-type="float">
            <text:p>0.07131119</text:p>
          </table:table-cell>
          <table:table-cell office:value-type="float" office:value="0.07086924" calcext:value-type="float">
            <text:p>0.07086924</text:p>
          </table:table-cell>
        </table:table-row>
        <table:table-row table:style-name="ro1">
          <table:table-cell/>
          <table:table-cell office:value-type="float" office:value="13.651" calcext:value-type="float">
            <text:p>13.651</text:p>
          </table:table-cell>
          <table:table-cell office:value-type="float" office:value="27.6" calcext:value-type="float">
            <text:p>27.6</text:p>
          </table:table-cell>
          <table:table-cell office:value-type="float" office:value="26.5" calcext:value-type="float">
            <text:p>26.5</text:p>
          </table:table-cell>
          <table:table-cell office:value-type="float" office:value="8.165872" calcext:value-type="float">
            <text:p>8.165872</text:p>
          </table:table-cell>
          <table:table-cell office:value-type="float" office:value="8.328899" calcext:value-type="float">
            <text:p>8.328899</text:p>
          </table:table-cell>
          <table:table-cell/>
          <table:table-cell office:value-type="float" office:value="19.926" calcext:value-type="float">
            <text:p>19.926</text:p>
          </table:table-cell>
          <table:table-cell office:value-type="float" office:value="0.07283154" calcext:value-type="float">
            <text:p>0.07283154</text:p>
          </table:table-cell>
          <table:table-cell office:value-type="float" office:value="0.07255855" calcext:value-type="float">
            <text:p>0.07255855</text:p>
          </table:table-cell>
        </table:table-row>
        <table:table-row table:style-name="ro1">
          <table:table-cell/>
          <table:table-cell office:value-type="float" office:value="13.664" calcext:value-type="float">
            <text:p>13.664</text:p>
          </table:table-cell>
          <table:table-cell office:value-type="float" office:value="26.8" calcext:value-type="float">
            <text:p>26.8</text:p>
          </table:table-cell>
          <table:table-cell office:value-type="float" office:value="28.06667" calcext:value-type="float">
            <text:p>28.06667</text:p>
          </table:table-cell>
          <table:table-cell office:value-type="float" office:value="8.365172" calcext:value-type="float">
            <text:p>8.365172</text:p>
          </table:table-cell>
          <table:table-cell office:value-type="float" office:value="7.895084" calcext:value-type="float">
            <text:p>7.895084</text:p>
          </table:table-cell>
          <table:table-cell/>
          <table:table-cell office:value-type="float" office:value="19.938" calcext:value-type="float">
            <text:p>19.938</text:p>
          </table:table-cell>
          <table:table-cell office:value-type="float" office:value="0.07652578" calcext:value-type="float">
            <text:p>0.07652578</text:p>
          </table:table-cell>
          <table:table-cell office:value-type="float" office:value="0.0640596" calcext:value-type="float">
            <text:p>0.0640596</text:p>
          </table:table-cell>
        </table:table-row>
        <table:table-row table:style-name="ro1">
          <table:table-cell/>
          <table:table-cell office:value-type="float" office:value="13.676" calcext:value-type="float">
            <text:p>13.676</text:p>
          </table:table-cell>
          <table:table-cell office:value-type="float" office:value="22.4" calcext:value-type="float">
            <text:p>22.4</text:p>
          </table:table-cell>
          <table:table-cell office:value-type="float" office:value="30" calcext:value-type="float">
            <text:p>30</text:p>
          </table:table-cell>
          <table:table-cell office:value-type="float" office:value="9.836989" calcext:value-type="float">
            <text:p>9.836989</text:p>
          </table:table-cell>
          <table:table-cell office:value-type="float" office:value="7.183557" calcext:value-type="float">
            <text:p>7.183557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0.07879256" calcext:value-type="float">
            <text:p>0.07879256</text:p>
          </table:table-cell>
          <table:table-cell office:value-type="float" office:value="0.06748671" calcext:value-type="float">
            <text:p>0.06748671</text:p>
          </table:table-cell>
        </table:table-row>
        <table:table-row table:style-name="ro1">
          <table:table-cell/>
          <table:table-cell office:value-type="float" office:value="13.687" calcext:value-type="float">
            <text:p>13.687</text:p>
          </table:table-cell>
          <table:table-cell office:value-type="float" office:value="34.4" calcext:value-type="float">
            <text:p>34.4</text:p>
          </table:table-cell>
          <table:table-cell office:value-type="float" office:value="29.53333" calcext:value-type="float">
            <text:p>29.53333</text:p>
          </table:table-cell>
          <table:table-cell office:value-type="float" office:value="6.231846" calcext:value-type="float">
            <text:p>6.231846</text:p>
          </table:table-cell>
          <table:table-cell office:value-type="float" office:value="7.197664" calcext:value-type="float">
            <text:p>7.197664</text:p>
          </table:table-cell>
          <table:table-cell/>
          <table:table-cell office:value-type="float" office:value="19.962" calcext:value-type="float">
            <text:p>19.962</text:p>
          </table:table-cell>
          <table:table-cell office:value-type="float" office:value="0.0838905" calcext:value-type="float">
            <text:p>0.0838905</text:p>
          </table:table-cell>
          <table:table-cell office:value-type="float" office:value="0.0705981" calcext:value-type="float">
            <text:p>0.0705981</text:p>
          </table:table-cell>
        </table:table-row>
        <table:table-row table:style-name="ro1">
          <table:table-cell/>
          <table:table-cell office:value-type="float" office:value="13.699" calcext:value-type="float">
            <text:p>13.699</text:p>
          </table:table-cell>
          <table:table-cell office:value-type="float" office:value="28.66667" calcext:value-type="float">
            <text:p>28.66667</text:p>
          </table:table-cell>
          <table:table-cell office:value-type="float" office:value="31.5" calcext:value-type="float">
            <text:p>31.5</text:p>
          </table:table-cell>
          <table:table-cell office:value-type="float" office:value="7.383506" calcext:value-type="float">
            <text:p>7.383506</text:p>
          </table:table-cell>
          <table:table-cell office:value-type="float" office:value="6.565416" calcext:value-type="float">
            <text:p>6.565416</text:p>
          </table:table-cell>
          <table:table-cell/>
          <table:table-cell office:value-type="float" office:value="19.973" calcext:value-type="float">
            <text:p>19.973</text:p>
          </table:table-cell>
          <table:table-cell office:value-type="float" office:value="0.08879004" calcext:value-type="float">
            <text:p>0.08879004</text:p>
          </table:table-cell>
          <table:table-cell office:value-type="float" office:value="0.07234118" calcext:value-type="float">
            <text:p>0.07234118</text:p>
          </table:table-cell>
        </table:table-row>
        <table:table-row table:style-name="ro1">
          <table:table-cell/>
          <table:table-cell office:value-type="float" office:value="13.711" calcext:value-type="float">
            <text:p>13.711</text:p>
          </table:table-cell>
          <table:table-cell office:value-type="float" office:value="27.6" calcext:value-type="float">
            <text:p>27.6</text:p>
          </table:table-cell>
          <table:table-cell office:value-type="float" office:value="29.43333" calcext:value-type="float">
            <text:p>29.43333</text:p>
          </table:table-cell>
          <table:table-cell office:value-type="float" office:value="7.963781" calcext:value-type="float">
            <text:p>7.963781</text:p>
          </table:table-cell>
          <table:table-cell office:value-type="float" office:value="7.115516" calcext:value-type="float">
            <text:p>7.115516</text:p>
          </table:table-cell>
          <table:table-cell/>
          <table:table-cell office:value-type="float" office:value="19.985" calcext:value-type="float">
            <text:p>19.985</text:p>
          </table:table-cell>
          <table:table-cell office:value-type="float" office:value="0.08938981" calcext:value-type="float">
            <text:p>0.08938981</text:p>
          </table:table-cell>
          <table:table-cell office:value-type="float" office:value="0.06717304" calcext:value-type="float">
            <text:p>0.06717304</text:p>
          </table:table-cell>
        </table:table-row>
        <table:table-row table:style-name="ro1">
          <table:table-cell/>
          <table:table-cell office:value-type="float" office:value="13.722" calcext:value-type="float">
            <text:p>13.722</text:p>
          </table:table-cell>
          <table:table-cell office:value-type="float" office:value="27.96667" calcext:value-type="float">
            <text:p>27.96667</text:p>
          </table:table-cell>
          <table:table-cell office:value-type="float" office:value="29.76667" calcext:value-type="float">
            <text:p>29.76667</text:p>
          </table:table-cell>
          <table:table-cell office:value-type="float" office:value="7.963072" calcext:value-type="float">
            <text:p>7.963072</text:p>
          </table:table-cell>
          <table:table-cell office:value-type="float" office:value="7.11994" calcext:value-type="float">
            <text:p>7.11994</text:p>
          </table:table-cell>
          <table:table-cell/>
          <table:table-cell office:value-type="float" office:value="19.996" calcext:value-type="float">
            <text:p>19.996</text:p>
          </table:table-cell>
          <table:table-cell office:value-type="float" office:value="0.08831865" calcext:value-type="float">
            <text:p>0.08831865</text:p>
          </table:table-cell>
          <table:table-cell office:value-type="float" office:value="0.06708201" calcext:value-type="float">
            <text:p>0.06708201</text:p>
          </table:table-cell>
        </table:table-row>
        <table:table-row table:style-name="ro1">
          <table:table-cell/>
          <table:table-cell office:value-type="float" office:value="13.738" calcext:value-type="float">
            <text:p>13.738</text:p>
          </table:table-cell>
          <table:table-cell office:value-type="float" office:value="28.73333" calcext:value-type="float">
            <text:p>28.73333</text:p>
          </table:table-cell>
          <table:table-cell office:value-type="float" office:value="30.3" calcext:value-type="float">
            <text:p>30.3</text:p>
          </table:table-cell>
          <table:table-cell office:value-type="float" office:value="7.716635" calcext:value-type="float">
            <text:p>7.716635</text:p>
          </table:table-cell>
          <table:table-cell office:value-type="float" office:value="6.950432" calcext:value-type="float">
            <text:p>6.950432</text:p>
          </table:table-cell>
          <table:table-cell/>
          <table:table-cell office:value-type="float" office:value="20.007" calcext:value-type="float">
            <text:p>20.007</text:p>
          </table:table-cell>
          <table:table-cell office:value-type="float" office:value="0.08455176" calcext:value-type="float">
            <text:p>0.08455176</text:p>
          </table:table-cell>
          <table:table-cell office:value-type="float" office:value="0.06746442" calcext:value-type="float">
            <text:p>0.06746442</text:p>
          </table:table-cell>
        </table:table-row>
        <table:table-row table:style-name="ro1">
          <table:table-cell/>
          <table:table-cell office:value-type="float" office:value="13.75" calcext:value-type="float">
            <text:p>13.75</text:p>
          </table:table-cell>
          <table:table-cell office:value-type="float" office:value="28.66667" calcext:value-type="float">
            <text:p>28.66667</text:p>
          </table:table-cell>
          <table:table-cell office:value-type="float" office:value="30.1" calcext:value-type="float">
            <text:p>30.1</text:p>
          </table:table-cell>
          <table:table-cell office:value-type="float" office:value="7.692418" calcext:value-type="float">
            <text:p>7.692418</text:p>
          </table:table-cell>
          <table:table-cell office:value-type="float" office:value="6.984661" calcext:value-type="float">
            <text:p>6.984661</text:p>
          </table:table-cell>
          <table:table-cell/>
          <table:table-cell office:value-type="float" office:value="20.018" calcext:value-type="float">
            <text:p>20.018</text:p>
          </table:table-cell>
          <table:table-cell office:value-type="float" office:value="0.08161452" calcext:value-type="float">
            <text:p>0.08161452</text:p>
          </table:table-cell>
          <table:table-cell office:value-type="float" office:value="0.06410027" calcext:value-type="float">
            <text:p>0.06410027</text:p>
          </table:table-cell>
        </table:table-row>
        <table:table-row table:style-name="ro1">
          <table:table-cell/>
          <table:table-cell office:value-type="float" office:value="13.761" calcext:value-type="float">
            <text:p>13.761</text:p>
          </table:table-cell>
          <table:table-cell office:value-type="float" office:value="26.33333" calcext:value-type="float">
            <text:p>26.33333</text:p>
          </table:table-cell>
          <table:table-cell office:value-type="float" office:value="30.13333" calcext:value-type="float">
            <text:p>30.13333</text:p>
          </table:table-cell>
          <table:table-cell office:value-type="float" office:value="8.448803" calcext:value-type="float">
            <text:p>8.448803</text:p>
          </table:table-cell>
          <table:table-cell office:value-type="float" office:value="6.983414" calcext:value-type="float">
            <text:p>6.983414</text:p>
          </table:table-cell>
          <table:table-cell/>
          <table:table-cell office:value-type="float" office:value="20.029" calcext:value-type="float">
            <text:p>20.029</text:p>
          </table:table-cell>
          <table:table-cell office:value-type="float" office:value="0.0814921" calcext:value-type="float">
            <text:p>0.0814921</text:p>
          </table:table-cell>
          <table:table-cell office:value-type="float" office:value="0.06136201" calcext:value-type="float">
            <text:p>0.06136201</text:p>
          </table:table-cell>
        </table:table-row>
        <table:table-row table:style-name="ro1">
          <table:table-cell/>
          <table:table-cell office:value-type="float" office:value="13.773" calcext:value-type="float">
            <text:p>13.773</text:p>
          </table:table-cell>
          <table:table-cell office:value-type="float" office:value="29.43333" calcext:value-type="float">
            <text:p>29.43333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7.594096" calcext:value-type="float">
            <text:p>7.594096</text:p>
          </table:table-cell>
          <table:table-cell office:value-type="float" office:value="6.844991" calcext:value-type="float">
            <text:p>6.844991</text:p>
          </table:table-cell>
          <table:table-cell/>
          <table:table-cell office:value-type="float" office:value="20.04" calcext:value-type="float">
            <text:p>20.04</text:p>
          </table:table-cell>
          <table:table-cell office:value-type="float" office:value="0.07715361" calcext:value-type="float">
            <text:p>0.07715361</text:p>
          </table:table-cell>
          <table:table-cell office:value-type="float" office:value="0.06478716" calcext:value-type="float">
            <text:p>0.06478716</text:p>
          </table:table-cell>
        </table:table-row>
        <table:table-row table:style-name="ro1">
          <table:table-cell/>
          <table:table-cell office:value-type="float" office:value="13.785" calcext:value-type="float">
            <text:p>13.785</text:p>
          </table:table-cell>
          <table:table-cell office:value-type="float" office:value="29.23333" calcext:value-type="float">
            <text:p>29.23333</text:p>
          </table:table-cell>
          <table:table-cell office:value-type="float" office:value="30.96667" calcext:value-type="float">
            <text:p>30.96667</text:p>
          </table:table-cell>
          <table:table-cell office:value-type="float" office:value="7.492268" calcext:value-type="float">
            <text:p>7.492268</text:p>
          </table:table-cell>
          <table:table-cell office:value-type="float" office:value="6.690185" calcext:value-type="float">
            <text:p>6.690185</text:p>
          </table:table-cell>
          <table:table-cell/>
          <table:table-cell office:value-type="float" office:value="20.051" calcext:value-type="float">
            <text:p>20.051</text:p>
          </table:table-cell>
          <table:table-cell office:value-type="float" office:value="0.07590235" calcext:value-type="float">
            <text:p>0.07590235</text:p>
          </table:table-cell>
          <table:table-cell office:value-type="float" office:value="0.06586946" calcext:value-type="float">
            <text:p>0.06586946</text:p>
          </table:table-cell>
        </table:table-row>
        <table:table-row table:style-name="ro1">
          <table:table-cell/>
          <table:table-cell office:value-type="float" office:value="13.797" calcext:value-type="float">
            <text:p>13.797</text:p>
          </table:table-cell>
          <table:table-cell office:value-type="float" office:value="29.36667" calcext:value-type="float">
            <text:p>29.36667</text:p>
          </table:table-cell>
          <table:table-cell office:value-type="float" office:value="31.46667" calcext:value-type="float">
            <text:p>31.46667</text:p>
          </table:table-cell>
          <table:table-cell office:value-type="float" office:value="7.432177" calcext:value-type="float">
            <text:p>7.432177</text:p>
          </table:table-cell>
          <table:table-cell office:value-type="float" office:value="6.499728" calcext:value-type="float">
            <text:p>6.499728</text:p>
          </table:table-cell>
          <table:table-cell/>
          <table:table-cell office:value-type="float" office:value="20.062" calcext:value-type="float">
            <text:p>20.062</text:p>
          </table:table-cell>
          <table:table-cell office:value-type="float" office:value="0.07450246" calcext:value-type="float">
            <text:p>0.07450246</text:p>
          </table:table-cell>
          <table:table-cell office:value-type="float" office:value="0.06572475" calcext:value-type="float">
            <text:p>0.06572475</text:p>
          </table:table-cell>
        </table:table-row>
        <table:table-row table:style-name="ro1">
          <table:table-cell/>
          <table:table-cell office:value-type="float" office:value="13.81" calcext:value-type="float">
            <text:p>13.81</text:p>
          </table:table-cell>
          <table:table-cell office:value-type="float" office:value="30.13333" calcext:value-type="float">
            <text:p>30.13333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7.174528" calcext:value-type="float">
            <text:p>7.174528</text:p>
          </table:table-cell>
          <table:table-cell office:value-type="float" office:value="6.562188" calcext:value-type="float">
            <text:p>6.562188</text:p>
          </table:table-cell>
          <table:table-cell/>
          <table:table-cell office:value-type="float" office:value="20.073" calcext:value-type="float">
            <text:p>20.073</text:p>
          </table:table-cell>
          <table:table-cell office:value-type="float" office:value="0.06898535" calcext:value-type="float">
            <text:p>0.06898535</text:p>
          </table:table-cell>
          <table:table-cell office:value-type="float" office:value="0.0681827" calcext:value-type="float">
            <text:p>0.0681827</text:p>
          </table:table-cell>
        </table:table-row>
        <table:table-row table:style-name="ro1">
          <table:table-cell/>
          <table:table-cell office:value-type="float" office:value="13.821" calcext:value-type="float">
            <text:p>13.821</text:p>
          </table:table-cell>
          <table:table-cell office:value-type="float" office:value="29.63333" calcext:value-type="float">
            <text:p>29.63333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7.28927" calcext:value-type="float">
            <text:p>7.28927</text:p>
          </table:table-cell>
          <table:table-cell office:value-type="float" office:value="6.544698" calcext:value-type="float">
            <text:p>6.544698</text:p>
          </table:table-cell>
          <table:table-cell/>
          <table:table-cell office:value-type="float" office:value="20.084" calcext:value-type="float">
            <text:p>20.084</text:p>
          </table:table-cell>
          <table:table-cell office:value-type="float" office:value="0.06211431" calcext:value-type="float">
            <text:p>0.06211431</text:p>
          </table:table-cell>
          <table:table-cell office:value-type="float" office:value="0.06788213" calcext:value-type="float">
            <text:p>0.06788213</text:p>
          </table:table-cell>
        </table:table-row>
        <table:table-row table:style-name="ro1">
          <table:table-cell/>
          <table:table-cell office:value-type="float" office:value="13.833" calcext:value-type="float">
            <text:p>13.833</text:p>
          </table:table-cell>
          <table:table-cell office:value-type="float" office:value="30.06667" calcext:value-type="float">
            <text:p>30.06667</text:p>
          </table:table-cell>
          <table:table-cell office:value-type="float" office:value="31.7" calcext:value-type="float">
            <text:p>31.7</text:p>
          </table:table-cell>
          <table:table-cell office:value-type="float" office:value="7.174482" calcext:value-type="float">
            <text:p>7.174482</text:p>
          </table:table-cell>
          <table:table-cell office:value-type="float" office:value="6.402813" calcext:value-type="float">
            <text:p>6.402813</text:p>
          </table:table-cell>
          <table:table-cell/>
          <table:table-cell office:value-type="float" office:value="20.095" calcext:value-type="float">
            <text:p>20.095</text:p>
          </table:table-cell>
          <table:table-cell office:value-type="float" office:value="0.06871372" calcext:value-type="float">
            <text:p>0.06871372</text:p>
          </table:table-cell>
          <table:table-cell office:value-type="float" office:value="0.07051635" calcext:value-type="float">
            <text:p>0.07051635</text:p>
          </table:table-cell>
        </table:table-row>
        <table:table-row table:style-name="ro1">
          <table:table-cell/>
          <table:table-cell office:value-type="float" office:value="13.845" calcext:value-type="float">
            <text:p>13.845</text:p>
          </table:table-cell>
          <table:table-cell office:value-type="float" office:value="31.1" calcext:value-type="float">
            <text:p>31.1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6.819036" calcext:value-type="float">
            <text:p>6.819036</text:p>
          </table:table-cell>
          <table:table-cell office:value-type="float" office:value="6.366174" calcext:value-type="float">
            <text:p>6.366174</text:p>
          </table:table-cell>
          <table:table-cell/>
          <table:table-cell office:value-type="float" office:value="20.106" calcext:value-type="float">
            <text:p>20.106</text:p>
          </table:table-cell>
          <table:table-cell office:value-type="float" office:value="0.06788799" calcext:value-type="float">
            <text:p>0.06788799</text:p>
          </table:table-cell>
          <table:table-cell office:value-type="float" office:value="0.06957867" calcext:value-type="float">
            <text:p>0.06957867</text:p>
          </table:table-cell>
        </table:table-row>
        <table:table-row table:style-name="ro1">
          <table:table-cell/>
          <table:table-cell office:value-type="float" office:value="13.858" calcext:value-type="float">
            <text:p>13.858</text:p>
          </table:table-cell>
          <table:table-cell office:value-type="float" office:value="30.93333" calcext:value-type="float">
            <text:p>30.93333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6.805908" calcext:value-type="float">
            <text:p>6.805908</text:p>
          </table:table-cell>
          <table:table-cell office:value-type="float" office:value="6.22041" calcext:value-type="float">
            <text:p>6.22041</text:p>
          </table:table-cell>
          <table:table-cell/>
          <table:table-cell office:value-type="float" office:value="20.117" calcext:value-type="float">
            <text:p>20.117</text:p>
          </table:table-cell>
          <table:table-cell office:value-type="float" office:value="0.06762223" calcext:value-type="float">
            <text:p>0.06762223</text:p>
          </table:table-cell>
          <table:table-cell office:value-type="float" office:value="0.07274579" calcext:value-type="float">
            <text:p>0.07274579</text:p>
          </table:table-cell>
        </table:table-row>
        <table:table-row table:style-name="ro1">
          <table:table-cell/>
          <table:table-cell office:value-type="float" office:value="13.872" calcext:value-type="float">
            <text:p>13.872</text:p>
          </table:table-cell>
          <table:table-cell office:value-type="float" office:value="31.4" calcext:value-type="float">
            <text:p>31.4</text:p>
          </table:table-cell>
          <table:table-cell office:value-type="float" office:value="32.3" calcext:value-type="float">
            <text:p>32.3</text:p>
          </table:table-cell>
          <table:table-cell office:value-type="float" office:value="6.654899" calcext:value-type="float">
            <text:p>6.654899</text:p>
          </table:table-cell>
          <table:table-cell office:value-type="float" office:value="6.150431" calcext:value-type="float">
            <text:p>6.150431</text:p>
          </table:table-cell>
          <table:table-cell/>
          <table:table-cell office:value-type="float" office:value="20.129" calcext:value-type="float">
            <text:p>20.129</text:p>
          </table:table-cell>
          <table:table-cell office:value-type="float" office:value="0.07542842" calcext:value-type="float">
            <text:p>0.07542842</text:p>
          </table:table-cell>
          <table:table-cell office:value-type="float" office:value="0.07025695" calcext:value-type="float">
            <text:p>0.07025695</text:p>
          </table:table-cell>
        </table:table-row>
        <table:table-row table:style-name="ro1">
          <table:table-cell/>
          <table:table-cell office:value-type="float" office:value="13.883" calcext:value-type="float">
            <text:p>13.883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6.942036" calcext:value-type="float">
            <text:p>6.942036</text:p>
          </table:table-cell>
          <table:table-cell office:value-type="float" office:value="6.160422" calcext:value-type="float">
            <text:p>6.160422</text:p>
          </table:table-cell>
          <table:table-cell/>
          <table:table-cell office:value-type="float" office:value="20.142" calcext:value-type="float">
            <text:p>20.142</text:p>
          </table:table-cell>
          <table:table-cell office:value-type="float" office:value="0.08052499" calcext:value-type="float">
            <text:p>0.08052499</text:p>
          </table:table-cell>
          <table:table-cell office:value-type="float" office:value="0.06782845" calcext:value-type="float">
            <text:p>0.06782845</text:p>
          </table:table-cell>
        </table:table-row>
        <table:table-row table:style-name="ro1">
          <table:table-cell/>
          <table:table-cell office:value-type="float" office:value="13.895" calcext:value-type="float">
            <text:p>13.895</text:p>
          </table:table-cell>
          <table:table-cell office:value-type="float" office:value="31.4" calcext:value-type="float">
            <text:p>31.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6.687542" calcext:value-type="float">
            <text:p>6.687542</text:p>
          </table:table-cell>
          <table:table-cell office:value-type="float" office:value="5.893712" calcext:value-type="float">
            <text:p>5.893712</text:p>
          </table:table-cell>
          <table:table-cell/>
          <table:table-cell office:value-type="float" office:value="20.154" calcext:value-type="float">
            <text:p>20.154</text:p>
          </table:table-cell>
          <table:table-cell office:value-type="float" office:value="0.06809225" calcext:value-type="float">
            <text:p>0.06809225</text:p>
          </table:table-cell>
          <table:table-cell office:value-type="float" office:value="0.06828291" calcext:value-type="float">
            <text:p>0.06828291</text:p>
          </table:table-cell>
        </table:table-row>
        <table:table-row table:style-name="ro1">
          <table:table-cell/>
          <table:table-cell office:value-type="float" office:value="13.907" calcext:value-type="float">
            <text:p>13.907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6.325451" calcext:value-type="float">
            <text:p>6.325451</text:p>
          </table:table-cell>
          <table:table-cell office:value-type="float" office:value="5.84289" calcext:value-type="float">
            <text:p>5.84289</text:p>
          </table:table-cell>
          <table:table-cell/>
          <table:table-cell office:value-type="float" office:value="20.165" calcext:value-type="float">
            <text:p>20.165</text:p>
          </table:table-cell>
          <table:table-cell office:value-type="float" office:value="0.07405328" calcext:value-type="float">
            <text:p>0.07405328</text:p>
          </table:table-cell>
          <table:table-cell office:value-type="float" office:value="0.06593821" calcext:value-type="float">
            <text:p>0.06593821</text:p>
          </table:table-cell>
        </table:table-row>
        <table:table-row table:style-name="ro1">
          <table:table-cell/>
          <table:table-cell office:value-type="float" office:value="13.919" calcext:value-type="float">
            <text:p>13.919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6.429664" calcext:value-type="float">
            <text:p>6.429664</text:p>
          </table:table-cell>
          <table:table-cell office:value-type="float" office:value="5.943191" calcext:value-type="float">
            <text:p>5.943191</text:p>
          </table:table-cell>
          <table:table-cell/>
          <table:table-cell office:value-type="float" office:value="20.176" calcext:value-type="float">
            <text:p>20.176</text:p>
          </table:table-cell>
          <table:table-cell office:value-type="float" office:value="0.06945097" calcext:value-type="float">
            <text:p>0.06945097</text:p>
          </table:table-cell>
          <table:table-cell office:value-type="float" office:value="0.06640244" calcext:value-type="float">
            <text:p>0.06640244</text:p>
          </table:table-cell>
        </table:table-row>
        <table:table-row table:style-name="ro1">
          <table:table-cell/>
          <table:table-cell office:value-type="float" office:value="13.931" calcext:value-type="float">
            <text:p>13.931</text:p>
          </table:table-cell>
          <table:table-cell office:value-type="float" office:value="33.2" calcext:value-type="float">
            <text:p>33.2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6.00897" calcext:value-type="float">
            <text:p>6.00897</text:p>
          </table:table-cell>
          <table:table-cell office:value-type="float" office:value="5.932383" calcext:value-type="float">
            <text:p>5.932383</text:p>
          </table:table-cell>
          <table:table-cell/>
          <table:table-cell office:value-type="float" office:value="20.188" calcext:value-type="float">
            <text:p>20.188</text:p>
          </table:table-cell>
          <table:table-cell office:value-type="float" office:value="0.06928534" calcext:value-type="float">
            <text:p>0.06928534</text:p>
          </table:table-cell>
          <table:table-cell office:value-type="float" office:value="0.06949545" calcext:value-type="float">
            <text:p>0.06949545</text:p>
          </table:table-cell>
        </table:table-row>
        <table:table-row table:style-name="ro1">
          <table:table-cell/>
          <table:table-cell office:value-type="float" office:value="13.946" calcext:value-type="float">
            <text:p>13.946</text:p>
          </table:table-cell>
          <table:table-cell table:number-columns-repeated="2" office:value-type="float" office:value="33.53333" calcext:value-type="float">
            <text:p>33.53333</text:p>
          </table:table-cell>
          <table:table-cell office:value-type="float" office:value="5.81988" calcext:value-type="float">
            <text:p>5.81988</text:p>
          </table:table-cell>
          <table:table-cell office:value-type="float" office:value="5.704363" calcext:value-type="float">
            <text:p>5.704363</text:p>
          </table:table-cell>
          <table:table-cell/>
          <table:table-cell office:value-type="float" office:value="20.203" calcext:value-type="float">
            <text:p>20.203</text:p>
          </table:table-cell>
          <table:table-cell office:value-type="float" office:value="0.0701843" calcext:value-type="float">
            <text:p>0.0701843</text:p>
          </table:table-cell>
          <table:table-cell office:value-type="float" office:value="0.06505096" calcext:value-type="float">
            <text:p>0.06505096</text:p>
          </table:table-cell>
        </table:table-row>
        <table:table-row table:style-name="ro1">
          <table:table-cell/>
          <table:table-cell office:value-type="float" office:value="13.957" calcext:value-type="float">
            <text:p>13.957</text:p>
          </table:table-cell>
          <table:table-cell office:value-type="float" office:value="33" calcext:value-type="float">
            <text:p>33</text:p>
          </table:table-cell>
          <table:table-cell office:value-type="float" office:value="31.56667" calcext:value-type="float">
            <text:p>31.56667</text:p>
          </table:table-cell>
          <table:table-cell office:value-type="float" office:value="5.95842" calcext:value-type="float">
            <text:p>5.95842</text:p>
          </table:table-cell>
          <table:table-cell office:value-type="float" office:value="6.299682" calcext:value-type="float">
            <text:p>6.299682</text:p>
          </table:table-cell>
          <table:table-cell/>
          <table:table-cell office:value-type="float" office:value="20.216" calcext:value-type="float">
            <text:p>20.216</text:p>
          </table:table-cell>
          <table:table-cell office:value-type="float" office:value="0.06933579" calcext:value-type="float">
            <text:p>0.06933579</text:p>
          </table:table-cell>
          <table:table-cell office:value-type="float" office:value="0.0637958" calcext:value-type="float">
            <text:p>0.0637958</text:p>
          </table:table-cell>
        </table:table-row>
        <table:table-row table:style-name="ro1">
          <table:table-cell/>
          <table:table-cell office:value-type="float" office:value="13.969" calcext:value-type="float">
            <text:p>13.969</text:p>
          </table:table-cell>
          <table:table-cell office:value-type="float" office:value="31.6" calcext:value-type="float">
            <text:p>31.6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6.443112" calcext:value-type="float">
            <text:p>6.443112</text:p>
          </table:table-cell>
          <table:table-cell office:value-type="float" office:value="5.639139" calcext:value-type="float">
            <text:p>5.639139</text:p>
          </table:table-cell>
          <table:table-cell/>
          <table:table-cell office:value-type="float" office:value="20.228" calcext:value-type="float">
            <text:p>20.228</text:p>
          </table:table-cell>
          <table:table-cell office:value-type="float" office:value="0.06790246" calcext:value-type="float">
            <text:p>0.06790246</text:p>
          </table:table-cell>
          <table:table-cell office:value-type="float" office:value="0.06128407" calcext:value-type="float">
            <text:p>0.06128407</text:p>
          </table:table-cell>
        </table:table-row>
        <table:table-row table:style-name="ro1">
          <table:table-cell/>
          <table:table-cell office:value-type="float" office:value="13.981" calcext:value-type="float">
            <text:p>13.981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6.367522" calcext:value-type="float">
            <text:p>6.367522</text:p>
          </table:table-cell>
          <table:table-cell office:value-type="float" office:value="5.682617" calcext:value-type="float">
            <text:p>5.682617</text:p>
          </table:table-cell>
          <table:table-cell/>
          <table:table-cell office:value-type="float" office:value="20.24" calcext:value-type="float">
            <text:p>20.24</text:p>
          </table:table-cell>
          <table:table-cell office:value-type="float" office:value="0.06597018" calcext:value-type="float">
            <text:p>0.06597018</text:p>
          </table:table-cell>
          <table:table-cell office:value-type="float" office:value="0.06048397" calcext:value-type="float">
            <text:p>0.06048397</text:p>
          </table:table-cell>
        </table:table-row>
        <table:table-row table:style-name="ro1">
          <table:table-cell/>
          <table:table-cell office:value-type="float" office:value="13.993" calcext:value-type="float">
            <text:p>13.993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3.8" calcext:value-type="float">
            <text:p>33.8</text:p>
          </table:table-cell>
          <table:table-cell office:value-type="float" office:value="6.353703" calcext:value-type="float">
            <text:p>6.353703</text:p>
          </table:table-cell>
          <table:table-cell office:value-type="float" office:value="5.573692" calcext:value-type="float">
            <text:p>5.573692</text:p>
          </table:table-cell>
          <table:table-cell/>
          <table:table-cell office:value-type="float" office:value="20.252" calcext:value-type="float">
            <text:p>20.252</text:p>
          </table:table-cell>
          <table:table-cell office:value-type="float" office:value="0.06382776" calcext:value-type="float">
            <text:p>0.06382776</text:p>
          </table:table-cell>
          <table:table-cell office:value-type="float" office:value="0.0593997" calcext:value-type="float">
            <text:p>0.0593997</text:p>
          </table:table-cell>
        </table:table-row>
        <table:table-row table:style-name="ro1">
          <table:table-cell/>
          <table:table-cell office:value-type="float" office:value="14.006" calcext:value-type="float">
            <text:p>14.006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6.254744" calcext:value-type="float">
            <text:p>6.254744</text:p>
          </table:table-cell>
          <table:table-cell office:value-type="float" office:value="5.705143" calcext:value-type="float">
            <text:p>5.705143</text:p>
          </table:table-cell>
          <table:table-cell/>
          <table:table-cell office:value-type="float" office:value="20.264" calcext:value-type="float">
            <text:p>20.264</text:p>
          </table:table-cell>
          <table:table-cell office:value-type="float" office:value="0.06233109" calcext:value-type="float">
            <text:p>0.06233109</text:p>
          </table:table-cell>
          <table:table-cell office:value-type="float" office:value="0.05864408" calcext:value-type="float">
            <text:p>0.05864408</text:p>
          </table:table-cell>
        </table:table-row>
        <table:table-row table:style-name="ro1">
          <table:table-cell/>
          <table:table-cell office:value-type="float" office:value="14.017" calcext:value-type="float">
            <text:p>14.017</text:p>
          </table:table-cell>
          <table:table-cell office:value-type="float" office:value="31.9" calcext:value-type="float">
            <text:p>31.9</text:p>
          </table:table-cell>
          <table:table-cell office:value-type="float" office:value="34.5" calcext:value-type="float">
            <text:p>34.5</text:p>
          </table:table-cell>
          <table:table-cell office:value-type="float" office:value="6.409711" calcext:value-type="float">
            <text:p>6.409711</text:p>
          </table:table-cell>
          <table:table-cell office:value-type="float" office:value="5.353423" calcext:value-type="float">
            <text:p>5.353423</text:p>
          </table:table-cell>
          <table:table-cell/>
          <table:table-cell office:value-type="float" office:value="20.277" calcext:value-type="float">
            <text:p>20.277</text:p>
          </table:table-cell>
          <table:table-cell office:value-type="float" office:value="0.06167568" calcext:value-type="float">
            <text:p>0.06167568</text:p>
          </table:table-cell>
          <table:table-cell office:value-type="float" office:value="0.05755259" calcext:value-type="float">
            <text:p>0.05755259</text:p>
          </table:table-cell>
        </table:table-row>
        <table:table-row table:style-name="ro1">
          <table:table-cell/>
          <table:table-cell office:value-type="float" office:value="14.029" calcext:value-type="float">
            <text:p>14.029</text:p>
          </table:table-cell>
          <table:table-cell office:value-type="float" office:value="31.1" calcext:value-type="float">
            <text:p>31.1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6.70157" calcext:value-type="float">
            <text:p>6.70157</text:p>
          </table:table-cell>
          <table:table-cell office:value-type="float" office:value="5.588198" calcext:value-type="float">
            <text:p>5.588198</text:p>
          </table:table-cell>
          <table:table-cell/>
          <table:table-cell office:value-type="float" office:value="20.288" calcext:value-type="float">
            <text:p>20.288</text:p>
          </table:table-cell>
          <table:table-cell office:value-type="float" office:value="0.0602535" calcext:value-type="float">
            <text:p>0.0602535</text:p>
          </table:table-cell>
          <table:table-cell office:value-type="float" office:value="0.05740396" calcext:value-type="float">
            <text:p>0.05740396</text:p>
          </table:table-cell>
        </table:table-row>
        <table:table-row table:style-name="ro1">
          <table:table-cell/>
          <table:table-cell office:value-type="float" office:value="14.041" calcext:value-type="float">
            <text:p>14.041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417469" calcext:value-type="float">
            <text:p>5.417469</text:p>
          </table:table-cell>
          <table:table-cell office:value-type="float" office:value="5.47351" calcext:value-type="float">
            <text:p>5.47351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0.06770016" calcext:value-type="float">
            <text:p>0.06770016</text:p>
          </table:table-cell>
          <table:table-cell office:value-type="float" office:value="0.06001591" calcext:value-type="float">
            <text:p>0.06001591</text:p>
          </table:table-cell>
        </table:table-row>
        <table:table-row table:style-name="ro1">
          <table:table-cell/>
          <table:table-cell office:value-type="float" office:value="14.053" calcext:value-type="float">
            <text:p>14.053</text:p>
          </table:table-cell>
          <table:table-cell office:value-type="float" office:value="32.8" calcext:value-type="float">
            <text:p>32.8</text:p>
          </table:table-cell>
          <table:table-cell office:value-type="float" office:value="34.4" calcext:value-type="float">
            <text:p>34.4</text:p>
          </table:table-cell>
          <table:table-cell office:value-type="float" office:value="5.955167" calcext:value-type="float">
            <text:p>5.955167</text:p>
          </table:table-cell>
          <table:table-cell office:value-type="float" office:value="5.343439" calcext:value-type="float">
            <text:p>5.343439</text:p>
          </table:table-cell>
          <table:table-cell/>
          <table:table-cell office:value-type="float" office:value="20.312" calcext:value-type="float">
            <text:p>20.312</text:p>
          </table:table-cell>
          <table:table-cell office:value-type="float" office:value="0.06871959" calcext:value-type="float">
            <text:p>0.06871959</text:p>
          </table:table-cell>
          <table:table-cell office:value-type="float" office:value="0.06050234" calcext:value-type="float">
            <text:p>0.06050234</text:p>
          </table:table-cell>
        </table:table-row>
        <table:table-row table:style-name="ro1">
          <table:table-cell/>
          <table:table-cell office:value-type="float" office:value="14.064" calcext:value-type="float">
            <text:p>14.06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5.879785" calcext:value-type="float">
            <text:p>5.879785</text:p>
          </table:table-cell>
          <table:table-cell office:value-type="float" office:value="5.600262" calcext:value-type="float">
            <text:p>5.600262</text:p>
          </table:table-cell>
          <table:table-cell/>
          <table:table-cell office:value-type="float" office:value="20.323" calcext:value-type="float">
            <text:p>20.323</text:p>
          </table:table-cell>
          <table:table-cell office:value-type="float" office:value="0.06966051" calcext:value-type="float">
            <text:p>0.06966051</text:p>
          </table:table-cell>
          <table:table-cell office:value-type="float" office:value="0.05975982" calcext:value-type="float">
            <text:p>0.05975982</text:p>
          </table:table-cell>
        </table:table-row>
        <table:table-row table:style-name="ro1">
          <table:table-cell/>
          <table:table-cell office:value-type="float" office:value="14.077" calcext:value-type="float">
            <text:p>14.077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35.3" calcext:value-type="float">
            <text:p>35.3</text:p>
          </table:table-cell>
          <table:table-cell office:value-type="float" office:value="6.061216" calcext:value-type="float">
            <text:p>6.061216</text:p>
          </table:table-cell>
          <table:table-cell office:value-type="float" office:value="5.554523" calcext:value-type="float">
            <text:p>5.554523</text:p>
          </table:table-cell>
          <table:table-cell/>
          <table:table-cell office:value-type="float" office:value="20.338" calcext:value-type="float">
            <text:p>20.338</text:p>
          </table:table-cell>
          <table:table-cell office:value-type="float" office:value="0.06951442" calcext:value-type="float">
            <text:p>0.06951442</text:p>
          </table:table-cell>
          <table:table-cell office:value-type="float" office:value="0.06108374" calcext:value-type="float">
            <text:p>0.06108374</text:p>
          </table:table-cell>
        </table:table-row>
        <table:table-row table:style-name="ro1">
          <table:table-cell/>
          <table:table-cell office:value-type="float" office:value="14.088" calcext:value-type="float">
            <text:p>14.088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6.076749" calcext:value-type="float">
            <text:p>6.076749</text:p>
          </table:table-cell>
          <table:table-cell office:value-type="float" office:value="5.740954" calcext:value-type="float">
            <text:p>5.740954</text:p>
          </table:table-cell>
          <table:table-cell/>
          <table:table-cell office:value-type="float" office:value="20.351" calcext:value-type="float">
            <text:p>20.351</text:p>
          </table:table-cell>
          <table:table-cell office:value-type="float" office:value="0.06475627" calcext:value-type="float">
            <text:p>0.06475627</text:p>
          </table:table-cell>
          <table:table-cell office:value-type="float" office:value="0.05786821" calcext:value-type="float">
            <text:p>0.05786821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4" calcext:value-type="float">
            <text:p>34</text:p>
          </table:table-cell>
          <table:table-cell office:value-type="float" office:value="6.27574" calcext:value-type="float">
            <text:p>6.27574</text:p>
          </table:table-cell>
          <table:table-cell office:value-type="float" office:value="5.52929" calcext:value-type="float">
            <text:p>5.52929</text:p>
          </table:table-cell>
          <table:table-cell/>
          <table:table-cell office:value-type="float" office:value="20.363" calcext:value-type="float">
            <text:p>20.363</text:p>
          </table:table-cell>
          <table:table-cell office:value-type="float" office:value="0.07052936" calcext:value-type="float">
            <text:p>0.07052936</text:p>
          </table:table-cell>
          <table:table-cell office:value-type="float" office:value="0.06078649" calcext:value-type="float">
            <text:p>0.06078649</text:p>
          </table:table-cell>
        </table:table-row>
        <table:table-row table:style-name="ro1">
          <table:table-cell/>
          <table:table-cell office:value-type="float" office:value="14.112" calcext:value-type="float">
            <text:p>14.112</text:p>
          </table:table-cell>
          <table:table-cell office:value-type="float" office:value="32.16667" calcext:value-type="float">
            <text:p>32.16667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6.337646" calcext:value-type="float">
            <text:p>6.337646</text:p>
          </table:table-cell>
          <table:table-cell office:value-type="float" office:value="5.379531" calcext:value-type="float">
            <text:p>5.379531</text:p>
          </table:table-cell>
          <table:table-cell/>
          <table:table-cell office:value-type="float" office:value="20.375" calcext:value-type="float">
            <text:p>20.375</text:p>
          </table:table-cell>
          <table:table-cell office:value-type="float" office:value="0.07050521" calcext:value-type="float">
            <text:p>0.07050521</text:p>
          </table:table-cell>
          <table:table-cell office:value-type="float" office:value="0.06092396" calcext:value-type="float">
            <text:p>0.06092396</text:p>
          </table:table-cell>
        </table:table-row>
        <table:table-row table:style-name="ro1">
          <table:table-cell/>
          <table:table-cell office:value-type="float" office:value="14.124" calcext:value-type="float">
            <text:p>14.12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960698" calcext:value-type="float">
            <text:p>5.960698</text:p>
          </table:table-cell>
          <table:table-cell office:value-type="float" office:value="5.513063" calcext:value-type="float">
            <text:p>5.513063</text:p>
          </table:table-cell>
          <table:table-cell/>
          <table:table-cell office:value-type="float" office:value="20.387" calcext:value-type="float">
            <text:p>20.387</text:p>
          </table:table-cell>
          <table:table-cell office:value-type="float" office:value="0.071799" calcext:value-type="float">
            <text:p>0.071799</text:p>
          </table:table-cell>
          <table:table-cell office:value-type="float" office:value="0.0620005" calcext:value-type="float">
            <text:p>0.0620005</text:p>
          </table:table-cell>
        </table:table-row>
        <table:table-row table:style-name="ro1">
          <table:table-cell/>
          <table:table-cell office:value-type="float" office:value="14.137" calcext:value-type="float">
            <text:p>14.13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5.237175" calcext:value-type="float">
            <text:p>5.237175</text:p>
          </table:table-cell>
          <table:table-cell office:value-type="float" office:value="5.496933" calcext:value-type="float">
            <text:p>5.496933</text:p>
          </table:table-cell>
          <table:table-cell/>
          <table:table-cell office:value-type="float" office:value="20.404" calcext:value-type="float">
            <text:p>20.404</text:p>
          </table:table-cell>
          <table:table-cell office:value-type="float" office:value="0.07864833" calcext:value-type="float">
            <text:p>0.07864833</text:p>
          </table:table-cell>
          <table:table-cell office:value-type="float" office:value="0.07082269" calcext:value-type="float">
            <text:p>0.07082269</text:p>
          </table:table-cell>
        </table:table-row>
        <table:table-row table:style-name="ro1">
          <table:table-cell/>
          <table:table-cell office:value-type="float" office:value="14.149" calcext:value-type="float">
            <text:p>14.149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615343" calcext:value-type="float">
            <text:p>5.615343</text:p>
          </table:table-cell>
          <table:table-cell office:value-type="float" office:value="5.396831" calcext:value-type="float">
            <text:p>5.396831</text:p>
          </table:table-cell>
          <table:table-cell/>
          <table:table-cell office:value-type="float" office:value="20.416" calcext:value-type="float">
            <text:p>20.416</text:p>
          </table:table-cell>
          <table:table-cell office:value-type="float" office:value="0.07501903" calcext:value-type="float">
            <text:p>0.07501903</text:p>
          </table:table-cell>
          <table:table-cell office:value-type="float" office:value="0.06703556" calcext:value-type="float">
            <text:p>0.06703556</text:p>
          </table:table-cell>
        </table:table-row>
        <table:table-row table:style-name="ro1">
          <table:table-cell/>
          <table:table-cell office:value-type="float" office:value="14.16" calcext:value-type="float">
            <text:p>14.16</text:p>
          </table:table-cell>
          <table:table-cell office:value-type="float" office:value="32.23333" calcext:value-type="float">
            <text:p>32.23333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6.190242" calcext:value-type="float">
            <text:p>6.190242</text:p>
          </table:table-cell>
          <table:table-cell office:value-type="float" office:value="5.778293" calcext:value-type="float">
            <text:p>5.778293</text:p>
          </table:table-cell>
          <table:table-cell/>
          <table:table-cell office:value-type="float" office:value="20.428" calcext:value-type="float">
            <text:p>20.428</text:p>
          </table:table-cell>
          <table:table-cell office:value-type="float" office:value="0.0701581" calcext:value-type="float">
            <text:p>0.0701581</text:p>
          </table:table-cell>
          <table:table-cell office:value-type="float" office:value="0.06682212" calcext:value-type="float">
            <text:p>0.06682212</text:p>
          </table:table-cell>
        </table:table-row>
        <table:table-row table:style-name="ro1">
          <table:table-cell/>
          <table:table-cell office:value-type="float" office:value="14.171" calcext:value-type="float">
            <text:p>14.171</text:p>
          </table:table-cell>
          <table:table-cell office:value-type="float" office:value="36.8" calcext:value-type="float">
            <text:p>36.8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4.821344" calcext:value-type="float">
            <text:p>4.821344</text:p>
          </table:table-cell>
          <table:table-cell office:value-type="float" office:value="5.139539" calcext:value-type="float">
            <text:p>5.139539</text:p>
          </table:table-cell>
          <table:table-cell/>
          <table:table-cell office:value-type="float" office:value="20.44" calcext:value-type="float">
            <text:p>20.44</text:p>
          </table:table-cell>
          <table:table-cell office:value-type="float" office:value="0.06893441" calcext:value-type="float">
            <text:p>0.06893441</text:p>
          </table:table-cell>
          <table:table-cell office:value-type="float" office:value="0.06541305" calcext:value-type="float">
            <text:p>0.06541305</text:p>
          </table:table-cell>
        </table:table-row>
        <table:table-row table:style-name="ro1">
          <table:table-cell/>
          <table:table-cell office:value-type="float" office:value="14.182" calcext:value-type="float">
            <text:p>14.182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5.320187" calcext:value-type="float">
            <text:p>5.320187</text:p>
          </table:table-cell>
          <table:table-cell office:value-type="float" office:value="5.143445" calcext:value-type="float">
            <text:p>5.143445</text:p>
          </table:table-cell>
          <table:table-cell/>
          <table:table-cell office:value-type="float" office:value="20.452" calcext:value-type="float">
            <text:p>20.452</text:p>
          </table:table-cell>
          <table:table-cell office:value-type="float" office:value="0.06284961" calcext:value-type="float">
            <text:p>0.06284961</text:p>
          </table:table-cell>
          <table:table-cell office:value-type="float" office:value="0.06328511" calcext:value-type="float">
            <text:p>0.06328511</text:p>
          </table:table-cell>
        </table:table-row>
        <table:table-row table:style-name="ro1">
          <table:table-cell/>
          <table:table-cell office:value-type="float" office:value="14.193" calcext:value-type="float">
            <text:p>14.193</text:p>
          </table:table-cell>
          <table:table-cell office:value-type="float" office:value="31.53333" calcext:value-type="float">
            <text:p>31.53333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6.363025" calcext:value-type="float">
            <text:p>6.363025</text:p>
          </table:table-cell>
          <table:table-cell office:value-type="float" office:value="5.600077" calcext:value-type="float">
            <text:p>5.600077</text:p>
          </table:table-cell>
          <table:table-cell/>
          <table:table-cell office:value-type="float" office:value="20.464" calcext:value-type="float">
            <text:p>20.464</text:p>
          </table:table-cell>
          <table:table-cell office:value-type="float" office:value="0.07051244" calcext:value-type="float">
            <text:p>0.07051244</text:p>
          </table:table-cell>
          <table:table-cell office:value-type="float" office:value="0.07131843" calcext:value-type="float">
            <text:p>0.07131843</text:p>
          </table:table-cell>
        </table:table-row>
        <table:table-row table:style-name="ro1">
          <table:table-cell/>
          <table:table-cell office:value-type="float" office:value="14.204" calcext:value-type="float">
            <text:p>14.204</text:p>
          </table:table-cell>
          <table:table-cell table:number-columns-repeated="2" office:value-type="float" office:value="35.03333" calcext:value-type="float">
            <text:p>35.03333</text:p>
          </table:table-cell>
          <table:table-cell office:value-type="float" office:value="5.432925" calcext:value-type="float">
            <text:p>5.432925</text:p>
          </table:table-cell>
          <table:table-cell office:value-type="float" office:value="5.171281" calcext:value-type="float">
            <text:p>5.171281</text:p>
          </table:table-cell>
          <table:table-cell/>
          <table:table-cell office:value-type="float" office:value="20.476" calcext:value-type="float">
            <text:p>20.476</text:p>
          </table:table-cell>
          <table:table-cell office:value-type="float" office:value="0.07251728" calcext:value-type="float">
            <text:p>0.07251728</text:p>
          </table:table-cell>
          <table:table-cell office:value-type="float" office:value="0.07184408" calcext:value-type="float">
            <text:p>0.07184408</text:p>
          </table:table-cell>
        </table:table-row>
        <table:table-row table:style-name="ro1">
          <table:table-cell/>
          <table:table-cell office:value-type="float" office:value="14.216" calcext:value-type="float">
            <text:p>14.216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5.562819" calcext:value-type="float">
            <text:p>5.562819</text:p>
          </table:table-cell>
          <table:table-cell office:value-type="float" office:value="4.599381" calcext:value-type="float">
            <text:p>4.599381</text:p>
          </table:table-cell>
          <table:table-cell/>
          <table:table-cell office:value-type="float" office:value="20.487" calcext:value-type="float">
            <text:p>20.487</text:p>
          </table:table-cell>
          <table:table-cell office:value-type="float" office:value="0.07475854" calcext:value-type="float">
            <text:p>0.07475854</text:p>
          </table:table-cell>
          <table:table-cell office:value-type="float" office:value="0.07207787" calcext:value-type="float">
            <text:p>0.07207787</text:p>
          </table:table-cell>
        </table:table-row>
        <table:table-row table:style-name="ro1">
          <table:table-cell/>
          <table:table-cell office:value-type="float" office:value="14.227" calcext:value-type="float">
            <text:p>14.227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5.2" calcext:value-type="float">
            <text:p>35.2</text:p>
          </table:table-cell>
          <table:table-cell office:value-type="float" office:value="6.02267" calcext:value-type="float">
            <text:p>6.02267</text:p>
          </table:table-cell>
          <table:table-cell office:value-type="float" office:value="4.92034" calcext:value-type="float">
            <text:p>4.92034</text:p>
          </table:table-cell>
          <table:table-cell/>
          <table:table-cell office:value-type="float" office:value="20.499" calcext:value-type="float">
            <text:p>20.499</text:p>
          </table:table-cell>
          <table:table-cell office:value-type="float" office:value="0.07830856" calcext:value-type="float">
            <text:p>0.07830856</text:p>
          </table:table-cell>
          <table:table-cell office:value-type="float" office:value="0.07386544" calcext:value-type="float">
            <text:p>0.07386544</text:p>
          </table:table-cell>
        </table:table-row>
        <table:table-row table:style-name="ro1">
          <table:table-cell/>
          <table:table-cell office:value-type="float" office:value="14.239" calcext:value-type="float">
            <text:p>14.239</text:p>
          </table:table-cell>
          <table:table-cell office:value-type="float" office:value="33.1" calcext:value-type="float">
            <text:p>33.1</text:p>
          </table:table-cell>
          <table:table-cell office:value-type="float" office:value="33.6" calcext:value-type="float">
            <text:p>33.6</text:p>
          </table:table-cell>
          <table:table-cell office:value-type="float" office:value="5.981725" calcext:value-type="float">
            <text:p>5.981725</text:p>
          </table:table-cell>
          <table:table-cell office:value-type="float" office:value="5.502096" calcext:value-type="float">
            <text:p>5.502096</text:p>
          </table:table-cell>
          <table:table-cell/>
          <table:table-cell office:value-type="float" office:value="20.511" calcext:value-type="float">
            <text:p>20.511</text:p>
          </table:table-cell>
          <table:table-cell office:value-type="float" office:value="0.07606407" calcext:value-type="float">
            <text:p>0.07606407</text:p>
          </table:table-cell>
          <table:table-cell office:value-type="float" office:value="0.07256969" calcext:value-type="float">
            <text:p>0.07256969</text:p>
          </table:table-cell>
        </table:table-row>
        <table:table-row table:style-name="ro1">
          <table:table-cell/>
          <table:table-cell office:value-type="float" office:value="14.25" calcext:value-type="float">
            <text:p>14.25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3.7" calcext:value-type="float">
            <text:p>33.7</text:p>
          </table:table-cell>
          <table:table-cell office:value-type="float" office:value="5.491073" calcext:value-type="float">
            <text:p>5.491073</text:p>
          </table:table-cell>
          <table:table-cell office:value-type="float" office:value="5.588282" calcext:value-type="float">
            <text:p>5.588282</text:p>
          </table:table-cell>
          <table:table-cell/>
          <table:table-cell office:value-type="float" office:value="20.523" calcext:value-type="float">
            <text:p>20.523</text:p>
          </table:table-cell>
          <table:table-cell office:value-type="float" office:value="0.0780428" calcext:value-type="float">
            <text:p>0.0780428</text:p>
          </table:table-cell>
          <table:table-cell office:value-type="float" office:value="0.06597742" calcext:value-type="float">
            <text:p>0.06597742</text:p>
          </table:table-cell>
        </table:table-row>
        <table:table-row table:style-name="ro1">
          <table:table-cell/>
          <table:table-cell office:value-type="float" office:value="14.261" calcext:value-type="float">
            <text:p>14.261</text:p>
          </table:table-cell>
          <table:table-cell office:value-type="float" office:value="32.13334" calcext:value-type="float">
            <text:p>32.13334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6.205974" calcext:value-type="float">
            <text:p>6.205974</text:p>
          </table:table-cell>
          <table:table-cell office:value-type="float" office:value="4.879286" calcext:value-type="float">
            <text:p>4.879286</text:p>
          </table:table-cell>
          <table:table-cell/>
          <table:table-cell office:value-type="float" office:value="20.538" calcext:value-type="float">
            <text:p>20.538</text:p>
          </table:table-cell>
          <table:table-cell office:value-type="float" office:value="0.07265143" calcext:value-type="float">
            <text:p>0.07265143</text:p>
          </table:table-cell>
          <table:table-cell office:value-type="float" office:value="0.06485785" calcext:value-type="float">
            <text:p>0.06485785</text:p>
          </table:table-cell>
        </table:table-row>
        <table:table-row table:style-name="ro1">
          <table:table-cell/>
          <table:table-cell office:value-type="float" office:value="14.273" calcext:value-type="float">
            <text:p>14.273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4.7" calcext:value-type="float">
            <text:p>34.7</text:p>
          </table:table-cell>
          <table:table-cell office:value-type="float" office:value="5.53541" calcext:value-type="float">
            <text:p>5.53541</text:p>
          </table:table-cell>
          <table:table-cell office:value-type="float" office:value="5.139565" calcext:value-type="float">
            <text:p>5.139565</text:p>
          </table:table-cell>
          <table:table-cell/>
          <table:table-cell office:value-type="float" office:value="20.55" calcext:value-type="float">
            <text:p>20.55</text:p>
          </table:table-cell>
          <table:table-cell office:value-type="float" office:value="0.07342935" calcext:value-type="float">
            <text:p>0.07342935</text:p>
          </table:table-cell>
          <table:table-cell office:value-type="float" office:value="0.06378465" calcext:value-type="float">
            <text:p>0.06378465</text:p>
          </table:table-cell>
        </table:table-row>
        <table:table-row table:style-name="ro1">
          <table:table-cell/>
          <table:table-cell office:value-type="float" office:value="14.284" calcext:value-type="float">
            <text:p>14.284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5.272539" calcext:value-type="float">
            <text:p>5.272539</text:p>
          </table:table-cell>
          <table:table-cell office:value-type="float" office:value="5.700631" calcext:value-type="float">
            <text:p>5.700631</text:p>
          </table:table-cell>
          <table:table-cell/>
          <table:table-cell office:value-type="float" office:value="20.561" calcext:value-type="float">
            <text:p>20.561</text:p>
          </table:table-cell>
          <table:table-cell office:value-type="float" office:value="0.07729245" calcext:value-type="float">
            <text:p>0.07729245</text:p>
          </table:table-cell>
          <table:table-cell office:value-type="float" office:value="0.06078453" calcext:value-type="float">
            <text:p>0.06078453</text:p>
          </table:table-cell>
        </table:table-row>
        <table:table-row table:style-name="ro1">
          <table:table-cell/>
          <table:table-cell office:value-type="float" office:value="14.296" calcext:value-type="float">
            <text:p>14.296</text:p>
          </table:table-cell>
          <table:table-cell office:value-type="float" office:value="34.4" calcext:value-type="float">
            <text:p>34.4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427032" calcext:value-type="float">
            <text:p>5.427032</text:p>
          </table:table-cell>
          <table:table-cell office:value-type="float" office:value="5.389272" calcext:value-type="float">
            <text:p>5.389272</text:p>
          </table:table-cell>
          <table:table-cell/>
          <table:table-cell office:value-type="float" office:value="20.573" calcext:value-type="float">
            <text:p>20.573</text:p>
          </table:table-cell>
          <table:table-cell office:value-type="float" office:value="0.07965809" calcext:value-type="float">
            <text:p>0.07965809</text:p>
          </table:table-cell>
          <table:table-cell office:value-type="float" office:value="0.0613974" calcext:value-type="float">
            <text:p>0.0613974</text:p>
          </table:table-cell>
        </table:table-row>
        <table:table-row table:style-name="ro1">
          <table:table-cell/>
          <table:table-cell office:value-type="float" office:value="14.308" calcext:value-type="float">
            <text:p>14.308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6.9" calcext:value-type="float">
            <text:p>36.9</text:p>
          </table:table-cell>
          <table:table-cell office:value-type="float" office:value="5.501778" calcext:value-type="float">
            <text:p>5.501778</text:p>
          </table:table-cell>
          <table:table-cell office:value-type="float" office:value="4.525857" calcext:value-type="float">
            <text:p>4.525857</text:p>
          </table:table-cell>
          <table:table-cell/>
          <table:table-cell office:value-type="float" office:value="20.584" calcext:value-type="float">
            <text:p>20.584</text:p>
          </table:table-cell>
          <table:table-cell office:value-type="float" office:value="0.07791696" calcext:value-type="float">
            <text:p>0.07791696</text:p>
          </table:table-cell>
          <table:table-cell office:value-type="float" office:value="0.06056581" calcext:value-type="float">
            <text:p>0.06056581</text:p>
          </table:table-cell>
        </table:table-row>
        <table:table-row table:style-name="ro1">
          <table:table-cell/>
          <table:table-cell office:value-type="float" office:value="14.32" calcext:value-type="float">
            <text:p>14.32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5.159721" calcext:value-type="float">
            <text:p>5.159721</text:p>
          </table:table-cell>
          <table:table-cell office:value-type="float" office:value="5.373372" calcext:value-type="float">
            <text:p>5.373372</text:p>
          </table:table-cell>
          <table:table-cell/>
          <table:table-cell office:value-type="float" office:value="20.596" calcext:value-type="float">
            <text:p>20.596</text:p>
          </table:table-cell>
          <table:table-cell office:value-type="float" office:value="0.07510027" calcext:value-type="float">
            <text:p>0.07510027</text:p>
          </table:table-cell>
          <table:table-cell office:value-type="float" office:value="0.0589466" calcext:value-type="float">
            <text:p>0.0589466</text:p>
          </table:table-cell>
        </table:table-row>
        <table:table-row table:style-name="ro1">
          <table:table-cell/>
          <table:table-cell office:value-type="float" office:value="14.335" calcext:value-type="float">
            <text:p>14.335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4.995091" calcext:value-type="float">
            <text:p>4.995091</text:p>
          </table:table-cell>
          <table:table-cell office:value-type="float" office:value="5.834351" calcext:value-type="float">
            <text:p>5.834351</text:p>
          </table:table-cell>
          <table:table-cell/>
          <table:table-cell office:value-type="float" office:value="20.608" calcext:value-type="float">
            <text:p>20.608</text:p>
          </table:table-cell>
          <table:table-cell office:value-type="float" office:value="0.07575373" calcext:value-type="float">
            <text:p>0.07575373</text:p>
          </table:table-cell>
          <table:table-cell office:value-type="float" office:value="0.06229383" calcext:value-type="float">
            <text:p>0.06229383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office:value-type="float" office:value="35.5" calcext:value-type="float">
            <text:p>35.5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017525" calcext:value-type="float">
            <text:p>5.017525</text:p>
          </table:table-cell>
          <table:table-cell office:value-type="float" office:value="5.611127" calcext:value-type="float">
            <text:p>5.611127</text:p>
          </table:table-cell>
          <table:table-cell/>
          <table:table-cell office:value-type="float" office:value="20.619" calcext:value-type="float">
            <text:p>20.619</text:p>
          </table:table-cell>
          <table:table-cell office:value-type="float" office:value="0.07149511" calcext:value-type="float">
            <text:p>0.07149511</text:p>
          </table:table-cell>
          <table:table-cell office:value-type="float" office:value="0.06230879" calcext:value-type="float">
            <text:p>0.06230879</text:p>
          </table:table-cell>
        </table:table-row>
        <table:table-row table:style-name="ro1">
          <table:table-cell/>
          <table:table-cell office:value-type="float" office:value="14.361" calcext:value-type="float">
            <text:p>14.361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5.770016" calcext:value-type="float">
            <text:p>5.770016</text:p>
          </table:table-cell>
          <table:table-cell office:value-type="float" office:value="4.992392" calcext:value-type="float">
            <text:p>4.992392</text:p>
          </table:table-cell>
          <table:table-cell/>
          <table:table-cell office:value-type="float" office:value="20.63" calcext:value-type="float">
            <text:p>20.63</text:p>
          </table:table-cell>
          <table:table-cell office:value-type="float" office:value="0.06923361" calcext:value-type="float">
            <text:p>0.06923361</text:p>
          </table:table-cell>
          <table:table-cell office:value-type="float" office:value="0.06317579" calcext:value-type="float">
            <text:p>0.06317579</text:p>
          </table:table-cell>
        </table:table-row>
        <table:table-row table:style-name="ro1">
          <table:table-cell/>
          <table:table-cell office:value-type="float" office:value="14.372" calcext:value-type="float">
            <text:p>14.372</text:p>
          </table:table-cell>
          <table:table-cell office:value-type="float" office:value="36.2" calcext:value-type="float">
            <text:p>36.2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4.944581" calcext:value-type="float">
            <text:p>4.944581</text:p>
          </table:table-cell>
          <table:table-cell office:value-type="float" office:value="5.108316" calcext:value-type="float">
            <text:p>5.108316</text:p>
          </table:table-cell>
          <table:table-cell/>
          <table:table-cell office:value-type="float" office:value="20.641" calcext:value-type="float">
            <text:p>20.641</text:p>
          </table:table-cell>
          <table:table-cell office:value-type="float" office:value="0.07489798" calcext:value-type="float">
            <text:p>0.07489798</text:p>
          </table:table-cell>
          <table:table-cell office:value-type="float" office:value="0.06830325" calcext:value-type="float">
            <text:p>0.06830325</text:p>
          </table:table-cell>
        </table:table-row>
        <table:table-row table:style-name="ro1">
          <table:table-cell/>
          <table:table-cell office:value-type="float" office:value="14.384" calcext:value-type="float">
            <text:p>14.384</text:p>
          </table:table-cell>
          <table:table-cell office:value-type="float" office:value="35.3" calcext:value-type="float">
            <text:p>35.3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5.073445" calcext:value-type="float">
            <text:p>5.073445</text:p>
          </table:table-cell>
          <table:table-cell office:value-type="float" office:value="5.521851" calcext:value-type="float">
            <text:p>5.521851</text:p>
          </table:table-cell>
          <table:table-cell/>
          <table:table-cell office:value-type="float" office:value="20.652" calcext:value-type="float">
            <text:p>20.652</text:p>
          </table:table-cell>
          <table:table-cell office:value-type="float" office:value="0.07278362" calcext:value-type="float">
            <text:p>0.07278362</text:p>
          </table:table-cell>
          <table:table-cell office:value-type="float" office:value="0.0686005" calcext:value-type="float">
            <text:p>0.0686005</text:p>
          </table:table-cell>
        </table:table-row>
        <table:table-row table:style-name="ro1">
          <table:table-cell/>
          <table:table-cell office:value-type="float" office:value="14.395" calcext:value-type="float">
            <text:p>14.395</text:p>
          </table:table-cell>
          <table:table-cell office:value-type="float" office:value="33.6" calcext:value-type="float">
            <text:p>33.6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65193" calcext:value-type="float">
            <text:p>5.65193</text:p>
          </table:table-cell>
          <table:table-cell office:value-type="float" office:value="5.517351" calcext:value-type="float">
            <text:p>5.517351</text:p>
          </table:table-cell>
          <table:table-cell/>
          <table:table-cell office:value-type="float" office:value="20.663" calcext:value-type="float">
            <text:p>20.663</text:p>
          </table:table-cell>
          <table:table-cell office:value-type="float" office:value="0.0729036" calcext:value-type="float">
            <text:p>0.0729036</text:p>
          </table:table-cell>
          <table:table-cell office:value-type="float" office:value="0.06458867" calcext:value-type="float">
            <text:p>0.06458867</text:p>
          </table:table-cell>
        </table:table-row>
        <table:table-row table:style-name="ro1">
          <table:table-cell/>
          <table:table-cell office:value-type="float" office:value="14.408" calcext:value-type="float">
            <text:p>14.408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4.6" calcext:value-type="float">
            <text:p>34.6</text:p>
          </table:table-cell>
          <table:table-cell office:value-type="float" office:value="5.766549" calcext:value-type="float">
            <text:p>5.766549</text:p>
          </table:table-cell>
          <table:table-cell office:value-type="float" office:value="4.81241" calcext:value-type="float">
            <text:p>4.81241</text:p>
          </table:table-cell>
          <table:table-cell/>
          <table:table-cell office:value-type="float" office:value="20.674" calcext:value-type="float">
            <text:p>20.674</text:p>
          </table:table-cell>
          <table:table-cell office:value-type="float" office:value="0.07757464" calcext:value-type="float">
            <text:p>0.07757464</text:p>
          </table:table-cell>
          <table:table-cell office:value-type="float" office:value="0.0644067" calcext:value-type="float">
            <text:p>0.0644067</text:p>
          </table:table-cell>
        </table:table-row>
        <table:table-row table:style-name="ro1">
          <table:table-cell/>
          <table:table-cell office:value-type="float" office:value="14.419" calcext:value-type="float">
            <text:p>14.419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517988" calcext:value-type="float">
            <text:p>5.517988</text:p>
          </table:table-cell>
          <table:table-cell office:value-type="float" office:value="4.857267" calcext:value-type="float">
            <text:p>4.857267</text:p>
          </table:table-cell>
          <table:table-cell/>
          <table:table-cell office:value-type="float" office:value="20.685" calcext:value-type="float">
            <text:p>20.685</text:p>
          </table:table-cell>
          <table:table-cell office:value-type="float" office:value="0.0758559" calcext:value-type="float">
            <text:p>0.0758559</text:p>
          </table:table-cell>
          <table:table-cell office:value-type="float" office:value="0.06453833" calcext:value-type="float">
            <text:p>0.06453833</text:p>
          </table:table-cell>
        </table:table-row>
        <table:table-row table:style-name="ro1">
          <table:table-cell/>
          <table:table-cell office:value-type="float" office:value="14.431" calcext:value-type="float">
            <text:p>14.431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5.695884" calcext:value-type="float">
            <text:p>5.695884</text:p>
          </table:table-cell>
          <table:table-cell office:value-type="float" office:value="5.538503" calcext:value-type="float">
            <text:p>5.538503</text:p>
          </table:table-cell>
          <table:table-cell/>
          <table:table-cell office:value-type="float" office:value="20.696" calcext:value-type="float">
            <text:p>20.696</text:p>
          </table:table-cell>
          <table:table-cell office:value-type="float" office:value="0.07449327" calcext:value-type="float">
            <text:p>0.07449327</text:p>
          </table:table-cell>
          <table:table-cell office:value-type="float" office:value="0.06366028" calcext:value-type="float">
            <text:p>0.06366028</text:p>
          </table:table-cell>
        </table:table-row>
        <table:table-row table:style-name="ro1">
          <table:table-cell/>
          <table:table-cell office:value-type="float" office:value="14.443" calcext:value-type="float">
            <text:p>14.443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135477" calcext:value-type="float">
            <text:p>5.135477</text:p>
          </table:table-cell>
          <table:table-cell office:value-type="float" office:value="4.796523" calcext:value-type="float">
            <text:p>4.796523</text:p>
          </table:table-cell>
          <table:table-cell/>
          <table:table-cell office:value-type="float" office:value="20.707" calcext:value-type="float">
            <text:p>20.707</text:p>
          </table:table-cell>
          <table:table-cell office:value-type="float" office:value="0.08069727" calcext:value-type="float">
            <text:p>0.08069727</text:p>
          </table:table-cell>
          <table:table-cell office:value-type="float" office:value="0.06093902" calcext:value-type="float">
            <text:p>0.06093902</text:p>
          </table:table-cell>
        </table:table-row>
        <table:table-row table:style-name="ro1">
          <table:table-cell/>
          <table:table-cell office:value-type="float" office:value="14.455" calcext:value-type="float">
            <text:p>14.455</text:p>
          </table:table-cell>
          <table:table-cell office:value-type="float" office:value="34" calcext:value-type="float">
            <text:p>34</text:p>
          </table:table-cell>
          <table:table-cell office:value-type="float" office:value="37.5" calcext:value-type="float">
            <text:p>37.5</text:p>
          </table:table-cell>
          <table:table-cell office:value-type="float" office:value="5.533673" calcext:value-type="float">
            <text:p>5.533673</text:p>
          </table:table-cell>
          <table:table-cell office:value-type="float" office:value="4.216438" calcext:value-type="float">
            <text:p>4.216438</text:p>
          </table:table-cell>
          <table:table-cell/>
          <table:table-cell office:value-type="float" office:value="20.718" calcext:value-type="float">
            <text:p>20.718</text:p>
          </table:table-cell>
          <table:table-cell office:value-type="float" office:value="0.07572615" calcext:value-type="float">
            <text:p>0.07572615</text:p>
          </table:table-cell>
          <table:table-cell office:value-type="float" office:value="0.06207119" calcext:value-type="float">
            <text:p>0.06207119</text:p>
          </table:table-cell>
        </table:table-row>
        <table:table-row table:style-name="ro1">
          <table:table-cell/>
          <table:table-cell office:value-type="float" office:value="14.47" calcext:value-type="float">
            <text:p>14.47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499599" calcext:value-type="float">
            <text:p>5.499599</text:p>
          </table:table-cell>
          <table:table-cell office:value-type="float" office:value="4.904787" calcext:value-type="float">
            <text:p>4.904787</text:p>
          </table:table-cell>
          <table:table-cell/>
          <table:table-cell office:value-type="float" office:value="20.729" calcext:value-type="float">
            <text:p>20.729</text:p>
          </table:table-cell>
          <table:table-cell office:value-type="float" office:value="0.06993213" calcext:value-type="float">
            <text:p>0.06993213</text:p>
          </table:table-cell>
          <table:table-cell office:value-type="float" office:value="0.06107983" calcext:value-type="float">
            <text:p>0.06107983</text:p>
          </table:table-cell>
        </table:table-row>
        <table:table-row table:style-name="ro1">
          <table:table-cell/>
          <table:table-cell office:value-type="float" office:value="14.483" calcext:value-type="float">
            <text:p>14.483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486291" calcext:value-type="float">
            <text:p>5.486291</text:p>
          </table:table-cell>
          <table:table-cell office:value-type="float" office:value="5.041041" calcext:value-type="float">
            <text:p>5.041041</text:p>
          </table:table-cell>
          <table:table-cell/>
          <table:table-cell office:value-type="float" office:value="20.741" calcext:value-type="float">
            <text:p>20.741</text:p>
          </table:table-cell>
          <table:table-cell office:value-type="float" office:value="0.06409167" calcext:value-type="float">
            <text:p>0.06409167</text:p>
          </table:table-cell>
          <table:table-cell office:value-type="float" office:value="0.06366556" calcext:value-type="float">
            <text:p>0.06366556</text:p>
          </table:table-cell>
        </table:table-row>
        <table:table-row table:style-name="ro1">
          <table:table-cell/>
          <table:table-cell office:value-type="float" office:value="14.494" calcext:value-type="float">
            <text:p>14.494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5.808965" calcext:value-type="float">
            <text:p>5.808965</text:p>
          </table:table-cell>
          <table:table-cell office:value-type="float" office:value="5.414494" calcext:value-type="float">
            <text:p>5.414494</text:p>
          </table:table-cell>
          <table:table-cell/>
          <table:table-cell office:value-type="float" office:value="20.752" calcext:value-type="float">
            <text:p>20.752</text:p>
          </table:table-cell>
          <table:table-cell office:value-type="float" office:value="0.06110798" calcext:value-type="float">
            <text:p>0.06110798</text:p>
          </table:table-cell>
          <table:table-cell office:value-type="float" office:value="0.06192452" calcext:value-type="float">
            <text:p>0.06192452</text:p>
          </table:table-cell>
        </table:table-row>
        <table:table-row table:style-name="ro1">
          <table:table-cell/>
          <table:table-cell office:value-type="float" office:value="14.506" calcext:value-type="float">
            <text:p>14.506</text:p>
          </table:table-cell>
          <table:table-cell office:value-type="float" office:value="34.1" calcext:value-type="float">
            <text:p>34.1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634854" calcext:value-type="float">
            <text:p>5.634854</text:p>
          </table:table-cell>
          <table:table-cell office:value-type="float" office:value="5.044041" calcext:value-type="float">
            <text:p>5.044041</text:p>
          </table:table-cell>
          <table:table-cell/>
          <table:table-cell office:value-type="float" office:value="20.763" calcext:value-type="float">
            <text:p>20.763</text:p>
          </table:table-cell>
          <table:table-cell office:value-type="float" office:value="0.06034062" calcext:value-type="float">
            <text:p>0.06034062</text:p>
          </table:table-cell>
          <table:table-cell office:value-type="float" office:value="0.06478911" calcext:value-type="float">
            <text:p>0.06478911</text:p>
          </table:table-cell>
        </table:table-row>
        <table:table-row table:style-name="ro1">
          <table:table-cell/>
          <table:table-cell office:value-type="float" office:value="14.518" calcext:value-type="float">
            <text:p>14.518</text:p>
          </table:table-cell>
          <table:table-cell office:value-type="float" office:value="34.1" calcext:value-type="float">
            <text:p>34.1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60044" calcext:value-type="float">
            <text:p>5.60044</text:p>
          </table:table-cell>
          <table:table-cell office:value-type="float" office:value="4.970235" calcext:value-type="float">
            <text:p>4.970235</text:p>
          </table:table-cell>
          <table:table-cell/>
          <table:table-cell office:value-type="float" office:value="20.775" calcext:value-type="float">
            <text:p>20.775</text:p>
          </table:table-cell>
          <table:table-cell office:value-type="float" office:value="0.06459591" calcext:value-type="float">
            <text:p>0.06459591</text:p>
          </table:table-cell>
          <table:table-cell office:value-type="float" office:value="0.06509545" calcext:value-type="float">
            <text:p>0.06509545</text:p>
          </table:table-cell>
        </table:table-row>
        <table:table-row table:style-name="ro1">
          <table:table-cell/>
          <table:table-cell office:value-type="float" office:value="14.53" calcext:value-type="float">
            <text:p>14.53</text:p>
          </table:table-cell>
          <table:table-cell office:value-type="float" office:value="34.1" calcext:value-type="float">
            <text:p>34.1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593956" calcext:value-type="float">
            <text:p>5.593956</text:p>
          </table:table-cell>
          <table:table-cell office:value-type="float" office:value="4.955675" calcext:value-type="float">
            <text:p>4.955675</text:p>
          </table:table-cell>
          <table:table-cell/>
          <table:table-cell office:value-type="float" office:value="20.787" calcext:value-type="float">
            <text:p>20.787</text:p>
          </table:table-cell>
          <table:table-cell office:value-type="float" office:value="0.07152268" calcext:value-type="float">
            <text:p>0.07152268</text:p>
          </table:table-cell>
          <table:table-cell office:value-type="float" office:value="0.06599384" calcext:value-type="float">
            <text:p>0.06599384</text:p>
          </table:table-cell>
        </table:table-row>
        <table:table-row table:style-name="ro1">
          <table:table-cell/>
          <table:table-cell office:value-type="float" office:value="14.543" calcext:value-type="float">
            <text:p>14.54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4" calcext:value-type="float">
            <text:p>34</text:p>
          </table:table-cell>
          <table:table-cell office:value-type="float" office:value="5.517245" calcext:value-type="float">
            <text:p>5.517245</text:p>
          </table:table-cell>
          <table:table-cell office:value-type="float" office:value="5.38607" calcext:value-type="float">
            <text:p>5.38607</text:p>
          </table:table-cell>
          <table:table-cell/>
          <table:table-cell office:value-type="float" office:value="20.803" calcext:value-type="float">
            <text:p>20.803</text:p>
          </table:table-cell>
          <table:table-cell office:value-type="float" office:value="0.0773167" calcext:value-type="float">
            <text:p>0.0773167</text:p>
          </table:table-cell>
          <table:table-cell office:value-type="float" office:value="0.0658066" calcext:value-type="float">
            <text:p>0.0658066</text:p>
          </table:table-cell>
        </table:table-row>
        <table:table-row table:style-name="ro1">
          <table:table-cell/>
          <table:table-cell office:value-type="float" office:value="14.554" calcext:value-type="float">
            <text:p>14.554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166769" calcext:value-type="float">
            <text:p>5.166769</text:p>
          </table:table-cell>
          <table:table-cell office:value-type="float" office:value="5.059627" calcext:value-type="float">
            <text:p>5.059627</text:p>
          </table:table-cell>
          <table:table-cell/>
          <table:table-cell office:value-type="float" office:value="20.816" calcext:value-type="float">
            <text:p>20.816</text:p>
          </table:table-cell>
          <table:table-cell office:value-type="float" office:value="0.07670578" calcext:value-type="float">
            <text:p>0.07670578</text:p>
          </table:table-cell>
          <table:table-cell office:value-type="float" office:value="0.06415258" calcext:value-type="float">
            <text:p>0.06415258</text:p>
          </table:table-cell>
        </table:table-row>
        <table:table-row table:style-name="ro1">
          <table:table-cell/>
          <table:table-cell office:value-type="float" office:value="14.565" calcext:value-type="float">
            <text:p>14.565</text:p>
          </table:table-cell>
          <table:table-cell office:value-type="float" office:value="35" calcext:value-type="float">
            <text:p>35</text:p>
          </table:table-cell>
          <table:table-cell office:value-type="float" office:value="36.9" calcext:value-type="float">
            <text:p>36.9</text:p>
          </table:table-cell>
          <table:table-cell office:value-type="float" office:value="5.217152" calcext:value-type="float">
            <text:p>5.217152</text:p>
          </table:table-cell>
          <table:table-cell office:value-type="float" office:value="4.464008" calcext:value-type="float">
            <text:p>4.464008</text:p>
          </table:table-cell>
          <table:table-cell/>
          <table:table-cell office:value-type="float" office:value="20.828" calcext:value-type="float">
            <text:p>20.828</text:p>
          </table:table-cell>
          <table:table-cell office:value-type="float" office:value="0.07588005" calcext:value-type="float">
            <text:p>0.07588005</text:p>
          </table:table-cell>
          <table:table-cell office:value-type="float" office:value="0.06508969" calcext:value-type="float">
            <text:p>0.06508969</text:p>
          </table:table-cell>
        </table:table-row>
        <table:table-row table:style-name="ro1">
          <table:table-cell/>
          <table:table-cell office:value-type="float" office:value="14.577" calcext:value-type="float">
            <text:p>14.57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379597" calcext:value-type="float">
            <text:p>5.379597</text:p>
          </table:table-cell>
          <table:table-cell office:value-type="float" office:value="5.234448" calcext:value-type="float">
            <text:p>5.234448</text:p>
          </table:table-cell>
          <table:table-cell/>
          <table:table-cell office:value-type="float" office:value="20.84" calcext:value-type="float">
            <text:p>20.84</text:p>
          </table:table-cell>
          <table:table-cell office:value-type="float" office:value="0.06976513" calcext:value-type="float">
            <text:p>0.06976513</text:p>
          </table:table-cell>
          <table:table-cell office:value-type="float" office:value="0.06525131" calcext:value-type="float">
            <text:p>0.06525131</text:p>
          </table:table-cell>
        </table:table-row>
        <table:table-row table:style-name="ro1">
          <table:table-cell/>
          <table:table-cell office:value-type="float" office:value="14.589" calcext:value-type="float">
            <text:p>14.589</text:p>
          </table:table-cell>
          <table:table-cell office:value-type="float" office:value="36.5" calcext:value-type="float">
            <text:p>36.5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4.773379" calcext:value-type="float">
            <text:p>4.773379</text:p>
          </table:table-cell>
          <table:table-cell office:value-type="float" office:value="5.224959" calcext:value-type="float">
            <text:p>5.224959</text:p>
          </table:table-cell>
          <table:table-cell/>
          <table:table-cell office:value-type="float" office:value="20.852" calcext:value-type="float">
            <text:p>20.852</text:p>
          </table:table-cell>
          <table:table-cell office:value-type="float" office:value="0.06947326" calcext:value-type="float">
            <text:p>0.06947326</text:p>
          </table:table-cell>
          <table:table-cell office:value-type="float" office:value="0.05723167" calcext:value-type="float">
            <text:p>0.05723167</text:p>
          </table:table-cell>
        </table:table-row>
        <table:table-row table:style-name="ro1">
          <table:table-cell/>
          <table:table-cell office:value-type="float" office:value="14.606" calcext:value-type="float">
            <text:p>14.606</text:p>
          </table:table-cell>
          <table:table-cell office:value-type="float" office:value="33.2" calcext:value-type="float">
            <text:p>33.2</text:p>
          </table:table-cell>
          <table:table-cell office:value-type="float" office:value="35.5" calcext:value-type="float">
            <text:p>35.5</text:p>
          </table:table-cell>
          <table:table-cell office:value-type="float" office:value="5.726062" calcext:value-type="float">
            <text:p>5.726062</text:p>
          </table:table-cell>
          <table:table-cell office:value-type="float" office:value="4.951894" calcext:value-type="float">
            <text:p>4.951894</text:p>
          </table:table-cell>
          <table:table-cell/>
          <table:table-cell office:value-type="float" office:value="20.864" calcext:value-type="float">
            <text:p>20.864</text:p>
          </table:table-cell>
          <table:table-cell office:value-type="float" office:value="0.06702247" calcext:value-type="float">
            <text:p>0.06702247</text:p>
          </table:table-cell>
          <table:table-cell office:value-type="float" office:value="0.06342981" calcext:value-type="float">
            <text:p>0.06342981</text:p>
          </table:table-cell>
        </table:table-row>
        <table:table-row table:style-name="ro1">
          <table:table-cell/>
          <table:table-cell office:value-type="float" office:value="14.617" calcext:value-type="float">
            <text:p>14.61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579534" calcext:value-type="float">
            <text:p>5.579534</text:p>
          </table:table-cell>
          <table:table-cell office:value-type="float" office:value="4.973445" calcext:value-type="float">
            <text:p>4.973445</text:p>
          </table:table-cell>
          <table:table-cell/>
          <table:table-cell office:value-type="float" office:value="20.877" calcext:value-type="float">
            <text:p>20.877</text:p>
          </table:table-cell>
          <table:table-cell office:value-type="float" office:value="0.06432878" calcext:value-type="float">
            <text:p>0.06432878</text:p>
          </table:table-cell>
          <table:table-cell office:value-type="float" office:value="0.06319026" calcext:value-type="float">
            <text:p>0.06319026</text:p>
          </table:table-cell>
        </table:table-row>
        <table:table-row table:style-name="ro1">
          <table:table-cell/>
          <table:table-cell office:value-type="float" office:value="14.63" calcext:value-type="float">
            <text:p>14.63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3.6" calcext:value-type="float">
            <text:p>33.6</text:p>
          </table:table-cell>
          <table:table-cell office:value-type="float" office:value="5.181934" calcext:value-type="float">
            <text:p>5.181934</text:p>
          </table:table-cell>
          <table:table-cell office:value-type="float" office:value="5.519279" calcext:value-type="float">
            <text:p>5.519279</text:p>
          </table:table-cell>
          <table:table-cell/>
          <table:table-cell office:value-type="float" office:value="20.888" calcext:value-type="float">
            <text:p>20.888</text:p>
          </table:table-cell>
          <table:table-cell office:value-type="float" office:value="0.06477465" calcext:value-type="float">
            <text:p>0.06477465</text:p>
          </table:table-cell>
          <table:table-cell office:value-type="float" office:value="0.06473866" calcext:value-type="float">
            <text:p>0.06473866</text:p>
          </table:table-cell>
        </table:table-row>
        <table:table-row table:style-name="ro1">
          <table:table-cell/>
          <table:table-cell office:value-type="float" office:value="14.642" calcext:value-type="float">
            <text:p>14.642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439032" calcext:value-type="float">
            <text:p>5.439032</text:p>
          </table:table-cell>
          <table:table-cell office:value-type="float" office:value="5.323889" calcext:value-type="float">
            <text:p>5.323889</text:p>
          </table:table-cell>
          <table:table-cell/>
          <table:table-cell office:value-type="float" office:value="20.9" calcext:value-type="float">
            <text:p>20.9</text:p>
          </table:table-cell>
          <table:table-cell office:value-type="float" office:value="0.06220475" calcext:value-type="float">
            <text:p>0.06220475</text:p>
          </table:table-cell>
          <table:table-cell office:value-type="float" office:value="0.06810868" calcext:value-type="float">
            <text:p>0.06810868</text:p>
          </table:table-cell>
        </table:table-row>
        <table:table-row table:style-name="ro1">
          <table:table-cell/>
          <table:table-cell office:value-type="float" office:value="14.654" calcext:value-type="float">
            <text:p>14.65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7" calcext:value-type="float">
            <text:p>35.7</text:p>
          </table:table-cell>
          <table:table-cell office:value-type="float" office:value="5.067961" calcext:value-type="float">
            <text:p>5.067961</text:p>
          </table:table-cell>
          <table:table-cell office:value-type="float" office:value="4.905589" calcext:value-type="float">
            <text:p>4.905589</text:p>
          </table:table-cell>
          <table:table-cell/>
          <table:table-cell office:value-type="float" office:value="20.912" calcext:value-type="float">
            <text:p>20.912</text:p>
          </table:table-cell>
          <table:table-cell office:value-type="float" office:value="0.06250533" calcext:value-type="float">
            <text:p>0.06250533</text:p>
          </table:table-cell>
          <table:table-cell office:value-type="float" office:value="0.06745327" calcext:value-type="float">
            <text:p>0.06745327</text:p>
          </table:table-cell>
        </table:table-row>
        <table:table-row table:style-name="ro1">
          <table:table-cell/>
          <table:table-cell office:value-type="float" office:value="14.67" calcext:value-type="float">
            <text:p>14.67</text:p>
          </table:table-cell>
          <table:table-cell office:value-type="float" office:value="34.5" calcext:value-type="float">
            <text:p>34.5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5.362942" calcext:value-type="float">
            <text:p>5.362942</text:p>
          </table:table-cell>
          <table:table-cell office:value-type="float" office:value="5.418376" calcext:value-type="float">
            <text:p>5.418376</text:p>
          </table:table-cell>
          <table:table-cell/>
          <table:table-cell office:value-type="float" office:value="20.923" calcext:value-type="float">
            <text:p>20.923</text:p>
          </table:table-cell>
          <table:table-cell office:value-type="float" office:value="0.06203579" calcext:value-type="float">
            <text:p>0.06203579</text:p>
          </table:table-cell>
          <table:table-cell office:value-type="float" office:value="0.06568213" calcext:value-type="float">
            <text:p>0.06568213</text:p>
          </table:table-cell>
        </table:table-row>
        <table:table-row table:style-name="ro1">
          <table:table-cell/>
          <table:table-cell office:value-type="float" office:value="14.683" calcext:value-type="float">
            <text:p>14.683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5.865763" calcext:value-type="float">
            <text:p>5.865763</text:p>
          </table:table-cell>
          <table:table-cell office:value-type="float" office:value="5.779952" calcext:value-type="float">
            <text:p>5.779952</text:p>
          </table:table-cell>
          <table:table-cell/>
          <table:table-cell office:value-type="float" office:value="20.938" calcext:value-type="float">
            <text:p>20.938</text:p>
          </table:table-cell>
          <table:table-cell office:value-type="float" office:value="0.06658442" calcext:value-type="float">
            <text:p>0.06658442</text:p>
          </table:table-cell>
          <table:table-cell office:value-type="float" office:value="0.05784006" calcext:value-type="float">
            <text:p>0.05784006</text:p>
          </table:table-cell>
        </table:table-row>
        <table:table-row table:style-name="ro1">
          <table:table-cell/>
          <table:table-cell office:value-type="float" office:value="14.695" calcext:value-type="float">
            <text:p>14.695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7.4" calcext:value-type="float">
            <text:p>37.4</text:p>
          </table:table-cell>
          <table:table-cell office:value-type="float" office:value="5.217887" calcext:value-type="float">
            <text:p>5.217887</text:p>
          </table:table-cell>
          <table:table-cell office:value-type="float" office:value="4.443183" calcext:value-type="float">
            <text:p>4.443183</text:p>
          </table:table-cell>
          <table:table-cell/>
          <table:table-cell office:value-type="float" office:value="20.951" calcext:value-type="float">
            <text:p>20.951</text:p>
          </table:table-cell>
          <table:table-cell office:value-type="float" office:value="0.07023993" calcext:value-type="float">
            <text:p>0.07023993</text:p>
          </table:table-cell>
          <table:table-cell office:value-type="float" office:value="0.06085132" calcext:value-type="float">
            <text:p>0.06085132</text:p>
          </table:table-cell>
        </table:table-row>
        <table:table-row table:style-name="ro1">
          <table:table-cell/>
          <table:table-cell office:value-type="float" office:value="14.707" calcext:value-type="float">
            <text:p>14.70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31678" calcext:value-type="float">
            <text:p>5.31678</text:p>
          </table:table-cell>
          <table:table-cell office:value-type="float" office:value="5.066509" calcext:value-type="float">
            <text:p>5.066509</text:p>
          </table:table-cell>
          <table:table-cell/>
          <table:table-cell office:value-type="float" office:value="20.962" calcext:value-type="float">
            <text:p>20.962</text:p>
          </table:table-cell>
          <table:table-cell office:value-type="float" office:value="0.07108464" calcext:value-type="float">
            <text:p>0.07108464</text:p>
          </table:table-cell>
          <table:table-cell office:value-type="float" office:value="0.05858121" calcext:value-type="float">
            <text:p>0.05858121</text:p>
          </table:table-cell>
        </table:table-row>
        <table:table-row table:style-name="ro1">
          <table:table-cell/>
          <table:table-cell office:value-type="float" office:value="14.719" calcext:value-type="float">
            <text:p>14.719</text:p>
          </table:table-cell>
          <table:table-cell office:value-type="float" office:value="35.8" calcext:value-type="float">
            <text:p>35.8</text:p>
          </table:table-cell>
          <table:table-cell office:value-type="float" office:value="34.5" calcext:value-type="float">
            <text:p>34.5</text:p>
          </table:table-cell>
          <table:table-cell office:value-type="float" office:value="4.990256" calcext:value-type="float">
            <text:p>4.990256</text:p>
          </table:table-cell>
          <table:table-cell office:value-type="float" office:value="5.245038" calcext:value-type="float">
            <text:p>5.245038</text:p>
          </table:table-cell>
          <table:table-cell/>
          <table:table-cell office:value-type="float" office:value="20.973" calcext:value-type="float">
            <text:p>20.973</text:p>
          </table:table-cell>
          <table:table-cell office:value-type="float" office:value="0.07259912" calcext:value-type="float">
            <text:p>0.07259912</text:p>
          </table:table-cell>
          <table:table-cell office:value-type="float" office:value="0.05376683" calcext:value-type="float">
            <text:p>0.05376683</text:p>
          </table:table-cell>
        </table:table-row>
        <table:table-row table:style-name="ro1">
          <table:table-cell/>
          <table:table-cell office:value-type="float" office:value="14.731" calcext:value-type="float">
            <text:p>14.731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4.882714" calcext:value-type="float">
            <text:p>4.882714</text:p>
          </table:table-cell>
          <table:table-cell office:value-type="float" office:value="4.782259" calcext:value-type="float">
            <text:p>4.782259</text:p>
          </table:table-cell>
          <table:table-cell/>
          <table:table-cell office:value-type="float" office:value="20.985" calcext:value-type="float">
            <text:p>20.985</text:p>
          </table:table-cell>
          <table:table-cell office:value-type="float" office:value="0.07601509" calcext:value-type="float">
            <text:p>0.07601509</text:p>
          </table:table-cell>
          <table:table-cell office:value-type="float" office:value="0.05586269" calcext:value-type="float">
            <text:p>0.05586269</text:p>
          </table:table-cell>
        </table:table-row>
        <table:table-row table:style-name="ro1">
          <table:table-cell/>
          <table:table-cell office:value-type="float" office:value="14.745" calcext:value-type="float">
            <text:p>14.745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5.2" calcext:value-type="float">
            <text:p>35.2</text:p>
          </table:table-cell>
          <table:table-cell office:value-type="float" office:value="4.916262" calcext:value-type="float">
            <text:p>4.916262</text:p>
          </table:table-cell>
          <table:table-cell office:value-type="float" office:value="4.961459" calcext:value-type="float">
            <text:p>4.961459</text:p>
          </table:table-cell>
          <table:table-cell/>
          <table:table-cell office:value-type="float" office:value="20.996" calcext:value-type="float">
            <text:p>20.996</text:p>
          </table:table-cell>
          <table:table-cell office:value-type="float" office:value="0.07828245" calcext:value-type="float">
            <text:p>0.07828245</text:p>
          </table:table-cell>
          <table:table-cell office:value-type="float" office:value="0.05805545" calcext:value-type="float">
            <text:p>0.05805545</text:p>
          </table:table-cell>
        </table:table-row>
        <table:table-row table:style-name="ro1">
          <table:table-cell/>
          <table:table-cell office:value-type="float" office:value="14.758" calcext:value-type="float">
            <text:p>14.758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5.096757" calcext:value-type="float">
            <text:p>5.096757</text:p>
          </table:table-cell>
          <table:table-cell office:value-type="float" office:value="5.495504" calcext:value-type="float">
            <text:p>5.495504</text:p>
          </table:table-cell>
          <table:table-cell/>
          <table:table-cell office:value-type="float" office:value="21.009" calcext:value-type="float">
            <text:p>21.009</text:p>
          </table:table-cell>
          <table:table-cell office:value-type="float" office:value="0.08058063" calcext:value-type="float">
            <text:p>0.08058063</text:p>
          </table:table-cell>
          <table:table-cell office:value-type="float" office:value="0.05795533" calcext:value-type="float">
            <text:p>0.05795533</text:p>
          </table:table-cell>
        </table:table-row>
        <table:table-row table:style-name="ro1">
          <table:table-cell/>
          <table:table-cell office:value-type="float" office:value="14.769" calcext:value-type="float">
            <text:p>14.769</text:p>
          </table:table-cell>
          <table:table-cell office:value-type="float" office:value="34.5" calcext:value-type="float">
            <text:p>34.5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371018" calcext:value-type="float">
            <text:p>5.371018</text:p>
          </table:table-cell>
          <table:table-cell office:value-type="float" office:value="5.146258" calcext:value-type="float">
            <text:p>5.146258</text:p>
          </table:table-cell>
          <table:table-cell/>
          <table:table-cell office:value-type="float" office:value="21.02" calcext:value-type="float">
            <text:p>21.02</text:p>
          </table:table-cell>
          <table:table-cell office:value-type="float" office:value="0.08031878" calcext:value-type="float">
            <text:p>0.08031878</text:p>
          </table:table-cell>
          <table:table-cell office:value-type="float" office:value="0.06070661" calcext:value-type="float">
            <text:p>0.06070661</text:p>
          </table:table-cell>
        </table:table-row>
        <table:table-row table:style-name="ro1">
          <table:table-cell/>
          <table:table-cell office:value-type="float" office:value="14.78" calcext:value-type="float">
            <text:p>14.78</text:p>
          </table:table-cell>
          <table:table-cell office:value-type="float" office:value="35.5" calcext:value-type="float">
            <text:p>35.5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100307" calcext:value-type="float">
            <text:p>5.100307</text:p>
          </table:table-cell>
          <table:table-cell office:value-type="float" office:value="5.07668" calcext:value-type="float">
            <text:p>5.07668</text:p>
          </table:table-cell>
          <table:table-cell/>
          <table:table-cell office:value-type="float" office:value="21.032" calcext:value-type="float">
            <text:p>21.032</text:p>
          </table:table-cell>
          <table:table-cell office:value-type="float" office:value="0.07862947" calcext:value-type="float">
            <text:p>0.07862947</text:p>
          </table:table-cell>
          <table:table-cell office:value-type="float" office:value="0.0620005" calcext:value-type="float">
            <text:p>0.0620005</text:p>
          </table:table-cell>
        </table:table-row>
        <table:table-row table:style-name="ro1">
          <table:table-cell/>
          <table:table-cell office:value-type="float" office:value="14.791" calcext:value-type="float">
            <text:p>14.791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198085" calcext:value-type="float">
            <text:p>5.198085</text:p>
          </table:table-cell>
          <table:table-cell office:value-type="float" office:value="5.008829" calcext:value-type="float">
            <text:p>5.008829</text:p>
          </table:table-cell>
          <table:table-cell/>
          <table:table-cell office:value-type="float" office:value="21.044" calcext:value-type="float">
            <text:p>21.044</text:p>
          </table:table-cell>
          <table:table-cell office:value-type="float" office:value="0.07278891" calcext:value-type="float">
            <text:p>0.07278891</text:p>
          </table:table-cell>
          <table:table-cell office:value-type="float" office:value="0.06005511" calcext:value-type="float">
            <text:p>0.06005511</text:p>
          </table:table-cell>
        </table:table-row>
        <table:table-row table:style-name="ro1">
          <table:table-cell/>
          <table:table-cell office:value-type="float" office:value="14.804" calcext:value-type="float">
            <text:p>14.804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4.881759" calcext:value-type="float">
            <text:p>4.881759</text:p>
          </table:table-cell>
          <table:table-cell office:value-type="float" office:value="5.222974" calcext:value-type="float">
            <text:p>5.222974</text:p>
          </table:table-cell>
          <table:table-cell/>
          <table:table-cell office:value-type="float" office:value="21.055" calcext:value-type="float">
            <text:p>21.055</text:p>
          </table:table-cell>
          <table:table-cell office:value-type="float" office:value="0.07310258" calcext:value-type="float">
            <text:p>0.07310258</text:p>
          </table:table-cell>
          <table:table-cell office:value-type="float" office:value="0.05969695" calcext:value-type="float">
            <text:p>0.05969695</text:p>
          </table:table-cell>
        </table:table-row>
        <table:table-row table:style-name="ro1">
          <table:table-cell/>
          <table:table-cell office:value-type="float" office:value="14.816" calcext:value-type="float">
            <text:p>14.816</text:p>
          </table:table-cell>
          <table:table-cell office:value-type="float" office:value="35.6" calcext:value-type="float">
            <text:p>35.6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4.970806" calcext:value-type="float">
            <text:p>4.970806</text:p>
          </table:table-cell>
          <table:table-cell office:value-type="float" office:value="5.189647" calcext:value-type="float">
            <text:p>5.189647</text:p>
          </table:table-cell>
          <table:table-cell/>
          <table:table-cell office:value-type="float" office:value="21.072" calcext:value-type="float">
            <text:p>21.072</text:p>
          </table:table-cell>
          <table:table-cell office:value-type="float" office:value="0.07354259" calcext:value-type="float">
            <text:p>0.07354259</text:p>
          </table:table-cell>
          <table:table-cell office:value-type="float" office:value="0.06071384" calcext:value-type="float">
            <text:p>0.06071384</text:p>
          </table:table-cell>
        </table:table-row>
        <table:table-row table:style-name="ro1">
          <table:table-cell/>
          <table:table-cell office:value-type="float" office:value="14.827" calcext:value-type="float">
            <text:p>14.827</text:p>
          </table:table-cell>
          <table:table-cell office:value-type="float" office:value="33.8" calcext:value-type="float">
            <text:p>33.8</text:p>
          </table:table-cell>
          <table:table-cell office:value-type="float" office:value="35" calcext:value-type="float">
            <text:p>35</text:p>
          </table:table-cell>
          <table:table-cell office:value-type="float" office:value="5.573494" calcext:value-type="float">
            <text:p>5.573494</text:p>
          </table:table-cell>
          <table:table-cell office:value-type="float" office:value="5.107124" calcext:value-type="float">
            <text:p>5.107124</text:p>
          </table:table-cell>
          <table:table-cell/>
          <table:table-cell office:value-type="float" office:value="21.083" calcext:value-type="float">
            <text:p>21.083</text:p>
          </table:table-cell>
          <table:table-cell office:value-type="float" office:value="0.06965914" calcext:value-type="float">
            <text:p>0.06965914</text:p>
          </table:table-cell>
          <table:table-cell office:value-type="float" office:value="0.06339646" calcext:value-type="float">
            <text:p>0.06339646</text:p>
          </table:table-cell>
        </table:table-row>
        <table:table-row table:style-name="ro1">
          <table:table-cell/>
          <table:table-cell office:value-type="float" office:value="14.838" calcext:value-type="float">
            <text:p>14.838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5.2" calcext:value-type="float">
            <text:p>35.2</text:p>
          </table:table-cell>
          <table:table-cell office:value-type="float" office:value="5.616785" calcext:value-type="float">
            <text:p>5.616785</text:p>
          </table:table-cell>
          <table:table-cell office:value-type="float" office:value="5.02581" calcext:value-type="float">
            <text:p>5.02581</text:p>
          </table:table-cell>
          <table:table-cell/>
          <table:table-cell office:value-type="float" office:value="21.095" calcext:value-type="float">
            <text:p>21.095</text:p>
          </table:table-cell>
          <table:table-cell office:value-type="float" office:value="0.06822924" calcext:value-type="float">
            <text:p>0.06822924</text:p>
          </table:table-cell>
          <table:table-cell office:value-type="float" office:value="0.06269511" calcext:value-type="float">
            <text:p>0.06269511</text:p>
          </table:table-cell>
        </table:table-row>
        <table:table-row table:style-name="ro1">
          <table:table-cell/>
          <table:table-cell office:value-type="float" office:value="14.849" calcext:value-type="float">
            <text:p>14.849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044186" calcext:value-type="float">
            <text:p>5.044186</text:p>
          </table:table-cell>
          <table:table-cell office:value-type="float" office:value="4.998202" calcext:value-type="float">
            <text:p>4.998202</text:p>
          </table:table-cell>
          <table:table-cell/>
          <table:table-cell office:value-type="float" office:value="21.106" calcext:value-type="float">
            <text:p>21.106</text:p>
          </table:table-cell>
          <table:table-cell office:value-type="float" office:value="0.0718436" calcext:value-type="float">
            <text:p>0.0718436</text:p>
          </table:table-cell>
          <table:table-cell office:value-type="float" office:value="0.06125465" calcext:value-type="float">
            <text:p>0.06125465</text:p>
          </table:table-cell>
        </table:table-row>
        <table:table-row table:style-name="ro1">
          <table:table-cell/>
          <table:table-cell office:value-type="float" office:value="14.86" calcext:value-type="float">
            <text:p>14.86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5.510177" calcext:value-type="float">
            <text:p>5.510177</text:p>
          </table:table-cell>
          <table:table-cell office:value-type="float" office:value="5.546175" calcext:value-type="float">
            <text:p>5.546175</text:p>
          </table:table-cell>
          <table:table-cell/>
          <table:table-cell office:value-type="float" office:value="21.118" calcext:value-type="float">
            <text:p>21.118</text:p>
          </table:table-cell>
          <table:table-cell office:value-type="float" office:value="0.07194039" calcext:value-type="float">
            <text:p>0.07194039</text:p>
          </table:table-cell>
          <table:table-cell office:value-type="float" office:value="0.06207843" calcext:value-type="float">
            <text:p>0.06207843</text:p>
          </table:table-cell>
        </table:table-row>
        <table:table-row table:style-name="ro1">
          <table:table-cell/>
          <table:table-cell office:value-type="float" office:value="14.871" calcext:value-type="float">
            <text:p>14.871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591912" calcext:value-type="float">
            <text:p>5.591912</text:p>
          </table:table-cell>
          <table:table-cell office:value-type="float" office:value="5.427106" calcext:value-type="float">
            <text:p>5.427106</text:p>
          </table:table-cell>
          <table:table-cell/>
          <table:table-cell office:value-type="float" office:value="21.13" calcext:value-type="float">
            <text:p>21.13</text:p>
          </table:table-cell>
          <table:table-cell office:value-type="float" office:value="0.07339591" calcext:value-type="float">
            <text:p>0.07339591</text:p>
          </table:table-cell>
          <table:table-cell office:value-type="float" office:value="0.06356729" calcext:value-type="float">
            <text:p>0.06356729</text:p>
          </table:table-cell>
        </table:table-row>
        <table:table-row table:style-name="ro1">
          <table:table-cell/>
          <table:table-cell office:value-type="float" office:value="14.883" calcext:value-type="float">
            <text:p>14.883</text:p>
          </table:table-cell>
          <table:table-cell office:value-type="float" office:value="34.7" calcext:value-type="float">
            <text:p>34.7</text:p>
          </table:table-cell>
          <table:table-cell office:value-type="float" office:value="36.4" calcext:value-type="float">
            <text:p>36.4</text:p>
          </table:table-cell>
          <table:table-cell office:value-type="float" office:value="5.402098" calcext:value-type="float">
            <text:p>5.402098</text:p>
          </table:table-cell>
          <table:table-cell office:value-type="float" office:value="4.699076" calcext:value-type="float">
            <text:p>4.699076</text:p>
          </table:table-cell>
          <table:table-cell/>
          <table:table-cell office:value-type="float" office:value="21.143" calcext:value-type="float">
            <text:p>21.143</text:p>
          </table:table-cell>
          <table:table-cell office:value-type="float" office:value="0.08003854" calcext:value-type="float">
            <text:p>0.08003854</text:p>
          </table:table-cell>
          <table:table-cell office:value-type="float" office:value="0.0599457" calcext:value-type="float">
            <text:p>0.0599457</text:p>
          </table:table-cell>
        </table:table-row>
        <table:table-row table:style-name="ro1">
          <table:table-cell/>
          <table:table-cell office:value-type="float" office:value="14.894" calcext:value-type="float">
            <text:p>14.894</text:p>
          </table:table-cell>
          <table:table-cell office:value-type="float" office:value="37.16667" calcext:value-type="float">
            <text:p>37.16667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4.57621" calcext:value-type="float">
            <text:p>4.57621</text:p>
          </table:table-cell>
          <table:table-cell office:value-type="float" office:value="4.964939" calcext:value-type="float">
            <text:p>4.964939</text:p>
          </table:table-cell>
          <table:table-cell/>
          <table:table-cell office:value-type="float" office:value="21.154" calcext:value-type="float">
            <text:p>21.154</text:p>
          </table:table-cell>
          <table:table-cell office:value-type="float" office:value="0.07865176" calcext:value-type="float">
            <text:p>0.07865176</text:p>
          </table:table-cell>
          <table:table-cell office:value-type="float" office:value="0.0596374" calcext:value-type="float">
            <text:p>0.0596374</text:p>
          </table:table-cell>
        </table:table-row>
        <table:table-row table:style-name="ro1">
          <table:table-cell/>
          <table:table-cell office:value-type="float" office:value="14.905" calcext:value-type="float">
            <text:p>14.905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3.6" calcext:value-type="float">
            <text:p>33.6</text:p>
          </table:table-cell>
          <table:table-cell office:value-type="float" office:value="5.080155" calcext:value-type="float">
            <text:p>5.080155</text:p>
          </table:table-cell>
          <table:table-cell office:value-type="float" office:value="5.518281" calcext:value-type="float">
            <text:p>5.518281</text:p>
          </table:table-cell>
          <table:table-cell/>
          <table:table-cell office:value-type="float" office:value="21.166" calcext:value-type="float">
            <text:p>21.166</text:p>
          </table:table-cell>
          <table:table-cell office:value-type="float" office:value="0.07618981" calcext:value-type="float">
            <text:p>0.07618981</text:p>
          </table:table-cell>
          <table:table-cell office:value-type="float" office:value="0.06288051" calcext:value-type="float">
            <text:p>0.06288051</text:p>
          </table:table-cell>
        </table:table-row>
        <table:table-row table:style-name="ro1">
          <table:table-cell/>
          <table:table-cell office:value-type="float" office:value="14.916" calcext:value-type="float">
            <text:p>14.916</text:p>
          </table:table-cell>
          <table:table-cell office:value-type="float" office:value="32.2" calcext:value-type="float">
            <text:p>32.2</text:p>
          </table:table-cell>
          <table:table-cell office:value-type="float" office:value="34.6" calcext:value-type="float">
            <text:p>34.6</text:p>
          </table:table-cell>
          <table:table-cell office:value-type="float" office:value="6.112837" calcext:value-type="float">
            <text:p>6.112837</text:p>
          </table:table-cell>
          <table:table-cell office:value-type="float" office:value="5.302823" calcext:value-type="float">
            <text:p>5.302823</text:p>
          </table:table-cell>
          <table:table-cell/>
          <table:table-cell office:value-type="float" office:value="21.178" calcext:value-type="float">
            <text:p>21.178</text:p>
          </table:table-cell>
          <table:table-cell office:value-type="float" office:value="0.07311959" calcext:value-type="float">
            <text:p>0.07311959</text:p>
          </table:table-cell>
          <table:table-cell office:value-type="float" office:value="0.05692672" calcext:value-type="float">
            <text:p>0.05692672</text:p>
          </table:table-cell>
        </table:table-row>
        <table:table-row table:style-name="ro1">
          <table:table-cell/>
          <table:table-cell office:value-type="float" office:value="14.927" calcext:value-type="float">
            <text:p>14.927</text:p>
          </table:table-cell>
          <table:table-cell office:value-type="float" office:value="34" calcext:value-type="float">
            <text:p>34</text:p>
          </table:table-cell>
          <table:table-cell office:value-type="float" office:value="37.26667" calcext:value-type="float">
            <text:p>37.26667</text:p>
          </table:table-cell>
          <table:table-cell office:value-type="float" office:value="5.732703" calcext:value-type="float">
            <text:p>5.732703</text:p>
          </table:table-cell>
          <table:table-cell office:value-type="float" office:value="4.393313" calcext:value-type="float">
            <text:p>4.393313</text:p>
          </table:table-cell>
          <table:table-cell/>
          <table:table-cell office:value-type="float" office:value="21.19" calcext:value-type="float">
            <text:p>21.19</text:p>
          </table:table-cell>
          <table:table-cell office:value-type="float" office:value="0.07050765" calcext:value-type="float">
            <text:p>0.07050765</text:p>
          </table:table-cell>
          <table:table-cell office:value-type="float" office:value="0.05851775" calcext:value-type="float">
            <text:p>0.05851775</text:p>
          </table:table-cell>
        </table:table-row>
        <table:table-row table:style-name="ro1">
          <table:table-cell/>
          <table:table-cell office:value-type="float" office:value="14.938" calcext:value-type="float">
            <text:p>14.938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5.3" calcext:value-type="float">
            <text:p>35.3</text:p>
          </table:table-cell>
          <table:table-cell office:value-type="float" office:value="4.736366" calcext:value-type="float">
            <text:p>4.736366</text:p>
          </table:table-cell>
          <table:table-cell office:value-type="float" office:value="4.852495" calcext:value-type="float">
            <text:p>4.852495</text:p>
          </table:table-cell>
          <table:table-cell/>
          <table:table-cell office:value-type="float" office:value="21.206" calcext:value-type="float">
            <text:p>21.206</text:p>
          </table:table-cell>
          <table:table-cell office:value-type="float" office:value="0.0634173" calcext:value-type="float">
            <text:p>0.0634173</text:p>
          </table:table-cell>
          <table:table-cell office:value-type="float" office:value="0.05872787" calcext:value-type="float">
            <text:p>0.05872787</text:p>
          </table:table-cell>
        </table:table-row>
        <table:table-row table:style-name="ro1">
          <table:table-cell/>
          <table:table-cell office:value-type="float" office:value="14.951" calcext:value-type="float">
            <text:p>14.951</text:p>
          </table:table-cell>
          <table:table-cell office:value-type="float" office:value="36.96667" calcext:value-type="float">
            <text:p>36.96667</text:p>
          </table:table-cell>
          <table:table-cell office:value-type="float" office:value="33.5" calcext:value-type="float">
            <text:p>33.5</text:p>
          </table:table-cell>
          <table:table-cell office:value-type="float" office:value="4.496318" calcext:value-type="float">
            <text:p>4.496318</text:p>
          </table:table-cell>
          <table:table-cell office:value-type="float" office:value="5.529051" calcext:value-type="float">
            <text:p>5.529051</text:p>
          </table:table-cell>
          <table:table-cell/>
          <table:table-cell office:value-type="float" office:value="21.217" calcext:value-type="float">
            <text:p>21.217</text:p>
          </table:table-cell>
          <table:table-cell office:value-type="float" office:value="0.06136005" calcext:value-type="float">
            <text:p>0.06136005</text:p>
          </table:table-cell>
          <table:table-cell office:value-type="float" office:value="0.05691028" calcext:value-type="float">
            <text:p>0.05691028</text:p>
          </table:table-cell>
        </table:table-row>
        <table:table-row table:style-name="ro1">
          <table:table-cell/>
          <table:table-cell office:value-type="float" office:value="14.962" calcext:value-type="float">
            <text:p>14.962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4.9" calcext:value-type="float">
            <text:p>34.9</text:p>
          </table:table-cell>
          <table:table-cell office:value-type="float" office:value="5.46826" calcext:value-type="float">
            <text:p>5.46826</text:p>
          </table:table-cell>
          <table:table-cell office:value-type="float" office:value="5.207985" calcext:value-type="float">
            <text:p>5.207985</text:p>
          </table:table-cell>
          <table:table-cell/>
          <table:table-cell office:value-type="float" office:value="21.229" calcext:value-type="float">
            <text:p>21.229</text:p>
          </table:table-cell>
          <table:table-cell office:value-type="float" office:value="0.06326867" calcext:value-type="float">
            <text:p>0.06326867</text:p>
          </table:table-cell>
          <table:table-cell office:value-type="float" office:value="0.05574027" calcext:value-type="float">
            <text:p>0.05574027</text:p>
          </table:table-cell>
        </table:table-row>
        <table:table-row table:style-name="ro1">
          <table:table-cell/>
          <table:table-cell office:value-type="float" office:value="14.974" calcext:value-type="float">
            <text:p>14.974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228354" calcext:value-type="float">
            <text:p>5.228354</text:p>
          </table:table-cell>
          <table:table-cell office:value-type="float" office:value="5.003019" calcext:value-type="float">
            <text:p>5.003019</text:p>
          </table:table-cell>
          <table:table-cell/>
          <table:table-cell office:value-type="float" office:value="21.241" calcext:value-type="float">
            <text:p>21.241</text:p>
          </table:table-cell>
          <table:table-cell office:value-type="float" office:value="0.06301465" calcext:value-type="float">
            <text:p>0.06301465</text:p>
          </table:table-cell>
          <table:table-cell office:value-type="float" office:value="0.0547843" calcext:value-type="float">
            <text:p>0.0547843</text:p>
          </table:table-cell>
        </table:table-row>
        <table:table-row table:style-name="ro1">
          <table:table-cell/>
          <table:table-cell office:value-type="float" office:value="14.986" calcext:value-type="float">
            <text:p>14.986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083195" calcext:value-type="float">
            <text:p>5.083195</text:p>
          </table:table-cell>
          <table:table-cell office:value-type="float" office:value="5.049044" calcext:value-type="float">
            <text:p>5.049044</text:p>
          </table:table-cell>
          <table:table-cell/>
          <table:table-cell office:value-type="float" office:value="21.253" calcext:value-type="float">
            <text:p>21.253</text:p>
          </table:table-cell>
          <table:table-cell office:value-type="float" office:value="0.06722867" calcext:value-type="float">
            <text:p>0.06722867</text:p>
          </table:table-cell>
          <table:table-cell office:value-type="float" office:value="0.05579258" calcext:value-type="float">
            <text:p>0.05579258</text:p>
          </table:table-cell>
        </table:table-row>
        <table:table-row table:style-name="ro1">
          <table:table-cell/>
          <table:table-cell office:value-type="float" office:value="14.997" calcext:value-type="float">
            <text:p>14.997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5.5" calcext:value-type="float">
            <text:p>35.5</text:p>
          </table:table-cell>
          <table:table-cell office:value-type="float" office:value="4.610621" calcext:value-type="float">
            <text:p>4.610621</text:p>
          </table:table-cell>
          <table:table-cell office:value-type="float" office:value="4.917529" calcext:value-type="float">
            <text:p>4.917529</text:p>
          </table:table-cell>
          <table:table-cell/>
          <table:table-cell office:value-type="float" office:value="21.265" calcext:value-type="float">
            <text:p>21.265</text:p>
          </table:table-cell>
          <table:table-cell office:value-type="float" office:value="0.06935993" calcext:value-type="float">
            <text:p>0.06935993</text:p>
          </table:table-cell>
          <table:table-cell office:value-type="float" office:value="0.06121143" calcext:value-type="float">
            <text:p>0.06121143</text:p>
          </table:table-cell>
        </table:table-row>
        <table:table-row table:style-name="ro1">
          <table:table-cell/>
          <table:table-cell office:value-type="float" office:value="15.011" calcext:value-type="float">
            <text:p>15.011</text:p>
          </table:table-cell>
          <table:table-cell office:value-type="float" office:value="33.9" calcext:value-type="float">
            <text:p>33.9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5.470532" calcext:value-type="float">
            <text:p>5.470532</text:p>
          </table:table-cell>
          <table:table-cell office:value-type="float" office:value="5.454749" calcext:value-type="float">
            <text:p>5.454749</text:p>
          </table:table-cell>
          <table:table-cell/>
          <table:table-cell office:value-type="float" office:value="21.276" calcext:value-type="float">
            <text:p>21.276</text:p>
          </table:table-cell>
          <table:table-cell office:value-type="float" office:value="0.06750167" calcext:value-type="float">
            <text:p>0.06750167</text:p>
          </table:table-cell>
          <table:table-cell office:value-type="float" office:value="0.06254258" calcext:value-type="float">
            <text:p>0.06254258</text:p>
          </table:table-cell>
        </table:table-row>
        <table:table-row table:style-name="ro1">
          <table:table-cell/>
          <table:table-cell office:value-type="float" office:value="15.022" calcext:value-type="float">
            <text:p>15.022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424545" calcext:value-type="float">
            <text:p>5.424545</text:p>
          </table:table-cell>
          <table:table-cell office:value-type="float" office:value="4.922127" calcext:value-type="float">
            <text:p>4.922127</text:p>
          </table:table-cell>
          <table:table-cell/>
          <table:table-cell office:value-type="float" office:value="21.287" calcext:value-type="float">
            <text:p>21.287</text:p>
          </table:table-cell>
          <table:table-cell office:value-type="float" office:value="0.06515501" calcext:value-type="float">
            <text:p>0.06515501</text:p>
          </table:table-cell>
          <table:table-cell office:value-type="float" office:value="0.06025741" calcext:value-type="float">
            <text:p>0.06025741</text:p>
          </table:table-cell>
        </table:table-row>
        <table:table-row table:style-name="ro1">
          <table:table-cell/>
          <table:table-cell office:value-type="float" office:value="15.034" calcext:value-type="float">
            <text:p>15.034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4.895063" calcext:value-type="float">
            <text:p>4.895063</text:p>
          </table:table-cell>
          <table:table-cell office:value-type="float" office:value="4.643128" calcext:value-type="float">
            <text:p>4.643128</text:p>
          </table:table-cell>
          <table:table-cell/>
          <table:table-cell office:value-type="float" office:value="21.298" calcext:value-type="float">
            <text:p>21.298</text:p>
          </table:table-cell>
          <table:table-cell office:value-type="float" office:value="0.06633029" calcext:value-type="float">
            <text:p>0.06633029</text:p>
          </table:table-cell>
          <table:table-cell office:value-type="float" office:value="0.06189304" calcext:value-type="float">
            <text:p>0.06189304</text:p>
          </table:table-cell>
        </table:table-row>
        <table:table-row table:style-name="ro1">
          <table:table-cell/>
          <table:table-cell office:value-type="float" office:value="15.046" calcext:value-type="float">
            <text:p>15.046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" calcext:value-type="float">
            <text:p>35</text:p>
          </table:table-cell>
          <table:table-cell office:value-type="float" office:value="5.212472" calcext:value-type="float">
            <text:p>5.212472</text:p>
          </table:table-cell>
          <table:table-cell office:value-type="float" office:value="4.999855" calcext:value-type="float">
            <text:p>4.999855</text:p>
          </table:table-cell>
          <table:table-cell/>
          <table:table-cell office:value-type="float" office:value="21.309" calcext:value-type="float">
            <text:p>21.309</text:p>
          </table:table-cell>
          <table:table-cell office:value-type="float" office:value="0.06505293" calcext:value-type="float">
            <text:p>0.06505293</text:p>
          </table:table-cell>
          <table:table-cell office:value-type="float" office:value="0.06247776" calcext:value-type="float">
            <text:p>0.06247776</text:p>
          </table:table-cell>
        </table:table-row>
        <table:table-row table:style-name="ro1">
          <table:table-cell/>
          <table:table-cell office:value-type="float" office:value="15.058" calcext:value-type="float">
            <text:p>15.058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5.286398" calcext:value-type="float">
            <text:p>5.286398</text:p>
          </table:table-cell>
          <table:table-cell office:value-type="float" office:value="5.287463" calcext:value-type="float">
            <text:p>5.287463</text:p>
          </table:table-cell>
          <table:table-cell/>
          <table:table-cell office:value-type="float" office:value="21.32" calcext:value-type="float">
            <text:p>21.32</text:p>
          </table:table-cell>
          <table:table-cell office:value-type="float" office:value="0.06771463" calcext:value-type="float">
            <text:p>0.06771463</text:p>
          </table:table-cell>
          <table:table-cell office:value-type="float" office:value="0.06302717" calcext:value-type="float">
            <text:p>0.06302717</text:p>
          </table:table-cell>
        </table:table-row>
        <table:table-row table:style-name="ro1">
          <table:table-cell/>
          <table:table-cell office:value-type="float" office:value="15.072" calcext:value-type="float">
            <text:p>15.072</text:p>
          </table:table-cell>
          <table:table-cell office:value-type="float" office:value="34.4" calcext:value-type="float">
            <text:p>34.4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5.441638" calcext:value-type="float">
            <text:p>5.441638</text:p>
          </table:table-cell>
          <table:table-cell office:value-type="float" office:value="4.791884" calcext:value-type="float">
            <text:p>4.791884</text:p>
          </table:table-cell>
          <table:table-cell/>
          <table:table-cell office:value-type="float" office:value="21.331" calcext:value-type="float">
            <text:p>21.331</text:p>
          </table:table-cell>
          <table:table-cell office:value-type="float" office:value="0.07049935" calcext:value-type="float">
            <text:p>0.07049935</text:p>
          </table:table-cell>
          <table:table-cell office:value-type="float" office:value="0.06229383" calcext:value-type="float">
            <text:p>0.06229383</text:p>
          </table:table-cell>
        </table:table-row>
        <table:table-row table:style-name="ro1">
          <table:table-cell/>
          <table:table-cell office:value-type="float" office:value="15.084" calcext:value-type="float">
            <text:p>15.084</text:p>
          </table:table-cell>
          <table:table-cell office:value-type="float" office:value="35.2" calcext:value-type="float">
            <text:p>35.2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212181" calcext:value-type="float">
            <text:p>5.212181</text:p>
          </table:table-cell>
          <table:table-cell office:value-type="float" office:value="4.888493" calcext:value-type="float">
            <text:p>4.888493</text:p>
          </table:table-cell>
          <table:table-cell/>
          <table:table-cell office:value-type="float" office:value="21.342" calcext:value-type="float">
            <text:p>21.342</text:p>
          </table:table-cell>
          <table:table-cell office:value-type="float" office:value="0.07262337" calcext:value-type="float">
            <text:p>0.07262337</text:p>
          </table:table-cell>
          <table:table-cell office:value-type="float" office:value="0.06352672" calcext:value-type="float">
            <text:p>0.06352672</text:p>
          </table:table-cell>
        </table:table-row>
        <table:table-row table:style-name="ro1">
          <table:table-cell/>
          <table:table-cell office:value-type="float" office:value="15.096" calcext:value-type="float">
            <text:p>15.09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4.2" calcext:value-type="float">
            <text:p>34.2</text:p>
          </table:table-cell>
          <table:table-cell office:value-type="float" office:value="5.155682" calcext:value-type="float">
            <text:p>5.155682</text:p>
          </table:table-cell>
          <table:table-cell office:value-type="float" office:value="5.308565" calcext:value-type="float">
            <text:p>5.308565</text:p>
          </table:table-cell>
          <table:table-cell/>
          <table:table-cell office:value-type="float" office:value="21.353" calcext:value-type="float">
            <text:p>21.353</text:p>
          </table:table-cell>
          <table:table-cell office:value-type="float" office:value="0.076912" calcext:value-type="float">
            <text:p>0.076912</text:p>
          </table:table-cell>
          <table:table-cell office:value-type="float" office:value="0.06273961" calcext:value-type="float">
            <text:p>0.06273961</text:p>
          </table:table-cell>
        </table:table-row>
        <table:table-row table:style-name="ro1">
          <table:table-cell/>
          <table:table-cell office:value-type="float" office:value="15.108" calcext:value-type="float">
            <text:p>15.108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5.9" calcext:value-type="float">
            <text:p>35.9</text:p>
          </table:table-cell>
          <table:table-cell office:value-type="float" office:value="5.112082" calcext:value-type="float">
            <text:p>5.112082</text:p>
          </table:table-cell>
          <table:table-cell office:value-type="float" office:value="4.839295" calcext:value-type="float">
            <text:p>4.839295</text:p>
          </table:table-cell>
          <table:table-cell/>
          <table:table-cell office:value-type="float" office:value="21.364" calcext:value-type="float">
            <text:p>21.364</text:p>
          </table:table-cell>
          <table:table-cell office:value-type="float" office:value="0.076912" calcext:value-type="float">
            <text:p>0.076912</text:p>
          </table:table-cell>
          <table:table-cell office:value-type="float" office:value="0.06273961" calcext:value-type="float">
            <text:p>0.06273961</text:p>
          </table:table-cell>
        </table:table-row>
        <table:table-row table:style-name="ro1">
          <table:table-cell/>
          <table:table-cell office:value-type="float" office:value="15.12" calcext:value-type="float">
            <text:p>15.12</text:p>
          </table:table-cell>
          <table:table-cell office:value-type="float" office:value="35" calcext:value-type="float">
            <text:p>35</text:p>
          </table:table-cell>
          <table:table-cell office:value-type="float" office:value="35.9" calcext:value-type="float">
            <text:p>35.9</text:p>
          </table:table-cell>
          <table:table-cell office:value-type="float" office:value="5.211867" calcext:value-type="float">
            <text:p>5.211867</text:p>
          </table:table-cell>
          <table:table-cell office:value-type="float" office:value="4.746101" calcext:value-type="float">
            <text:p>4.746101</text:p>
          </table:table-cell>
          <table:table-cell/>
          <table:table-cell office:value-type="float" office:value="21.375" calcext:value-type="float">
            <text:p>21.375</text:p>
          </table:table-cell>
          <table:table-cell office:value-type="float" office:value="0.08130476" calcext:value-type="float">
            <text:p>0.08130476</text:p>
          </table:table-cell>
          <table:table-cell office:value-type="float" office:value="0.05912476" calcext:value-type="float">
            <text:p>0.05912476</text:p>
          </table:table-cell>
        </table:table-row>
        <table:table-row table:style-name="ro1">
          <table:table-cell/>
          <table:table-cell office:value-type="float" office:value="15.136" calcext:value-type="float">
            <text:p>15.136</text:p>
          </table:table-cell>
          <table:table-cell office:value-type="float" office:value="34.4" calcext:value-type="float">
            <text:p>34.4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5.426624" calcext:value-type="float">
            <text:p>5.426624</text:p>
          </table:table-cell>
          <table:table-cell office:value-type="float" office:value="5.388509" calcext:value-type="float">
            <text:p>5.388509</text:p>
          </table:table-cell>
          <table:table-cell/>
          <table:table-cell office:value-type="float" office:value="21.386" calcext:value-type="float">
            <text:p>21.386</text:p>
          </table:table-cell>
          <table:table-cell office:value-type="float" office:value="0.07789809" calcext:value-type="float">
            <text:p>0.07789809</text:p>
          </table:table-cell>
          <table:table-cell office:value-type="float" office:value="0.0611558" calcext:value-type="float">
            <text:p>0.0611558</text:p>
          </table:table-cell>
        </table:table-row>
        <table:table-row table:style-name="ro1">
          <table:table-cell/>
          <table:table-cell office:value-type="float" office:value="15.149" calcext:value-type="float">
            <text:p>15.149</text:p>
          </table:table-cell>
          <table:table-cell office:value-type="float" office:value="34.3" calcext:value-type="float">
            <text:p>34.3</text:p>
          </table:table-cell>
          <table:table-cell office:value-type="float" office:value="35.4" calcext:value-type="float">
            <text:p>35.4</text:p>
          </table:table-cell>
          <table:table-cell office:value-type="float" office:value="5.501472" calcext:value-type="float">
            <text:p>5.501472</text:p>
          </table:table-cell>
          <table:table-cell office:value-type="float" office:value="5.017474" calcext:value-type="float">
            <text:p>5.017474</text:p>
          </table:table-cell>
          <table:table-cell/>
          <table:table-cell office:value-type="float" office:value="21.397" calcext:value-type="float">
            <text:p>21.397</text:p>
          </table:table-cell>
          <table:table-cell office:value-type="float" office:value="0.07675809" calcext:value-type="float">
            <text:p>0.07675809</text:p>
          </table:table-cell>
          <table:table-cell office:value-type="float" office:value="0.05917706" calcext:value-type="float">
            <text:p>0.05917706</text:p>
          </table:table-cell>
        </table:table-row>
        <table:table-row table:style-name="ro1">
          <table:table-cell/>
          <table:table-cell office:value-type="float" office:value="15.161" calcext:value-type="float">
            <text:p>15.16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5.938277" calcext:value-type="float">
            <text:p>5.938277</text:p>
          </table:table-cell>
          <table:table-cell office:value-type="float" office:value="4.423708" calcext:value-type="float">
            <text:p>4.423708</text:p>
          </table:table-cell>
          <table:table-cell/>
          <table:table-cell office:value-type="float" office:value="21.408" calcext:value-type="float">
            <text:p>21.408</text:p>
          </table:table-cell>
          <table:table-cell office:value-type="float" office:value="0.07351501" calcext:value-type="float">
            <text:p>0.07351501</text:p>
          </table:table-cell>
          <table:table-cell office:value-type="float" office:value="0.06304359" calcext:value-type="float">
            <text:p>0.06304359</text:p>
          </table:table-cell>
        </table:table-row>
        <table:table-row table:style-name="ro1">
          <table:table-cell/>
          <table:table-cell office:value-type="float" office:value="15.174" calcext:value-type="float">
            <text:p>15.174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710176" calcext:value-type="float">
            <text:p>5.710176</text:p>
          </table:table-cell>
          <table:table-cell office:value-type="float" office:value="4.60965" calcext:value-type="float">
            <text:p>4.60965</text:p>
          </table:table-cell>
          <table:table-cell/>
          <table:table-cell office:value-type="float" office:value="21.42" calcext:value-type="float">
            <text:p>21.42</text:p>
          </table:table-cell>
          <table:table-cell office:value-type="float" office:value="0.06669188" calcext:value-type="float">
            <text:p>0.06669188</text:p>
          </table:table-cell>
          <table:table-cell office:value-type="float" office:value="0.06374798" calcext:value-type="float">
            <text:p>0.06374798</text:p>
          </table:table-cell>
        </table:table-row>
        <table:table-row table:style-name="ro1">
          <table:table-cell/>
          <table:table-cell office:value-type="float" office:value="15.185" calcext:value-type="float">
            <text:p>15.185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242033" calcext:value-type="float">
            <text:p>5.242033</text:p>
          </table:table-cell>
          <table:table-cell office:value-type="float" office:value="5.307683" calcext:value-type="float">
            <text:p>5.307683</text:p>
          </table:table-cell>
          <table:table-cell/>
          <table:table-cell office:value-type="float" office:value="21.431" calcext:value-type="float">
            <text:p>21.431</text:p>
          </table:table-cell>
          <table:table-cell office:value-type="float" office:value="0.0670166" calcext:value-type="float">
            <text:p>0.0670166</text:p>
          </table:table-cell>
          <table:table-cell office:value-type="float" office:value="0.06236501" calcext:value-type="float">
            <text:p>0.06236501</text:p>
          </table:table-cell>
        </table:table-row>
        <table:table-row table:style-name="ro1">
          <table:table-cell/>
          <table:table-cell office:value-type="float" office:value="15.198" calcext:value-type="float">
            <text:p>15.198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6.02658" calcext:value-type="float">
            <text:p>6.02658</text:p>
          </table:table-cell>
          <table:table-cell office:value-type="float" office:value="4.925942" calcext:value-type="float">
            <text:p>4.925942</text:p>
          </table:table-cell>
          <table:table-cell/>
          <table:table-cell office:value-type="float" office:value="21.442" calcext:value-type="float">
            <text:p>21.442</text:p>
          </table:table-cell>
          <table:table-cell office:value-type="float" office:value="0.07110684" calcext:value-type="float">
            <text:p>0.07110684</text:p>
          </table:table-cell>
          <table:table-cell office:value-type="float" office:value="0.05796834" calcext:value-type="float">
            <text:p>0.05796834</text:p>
          </table:table-cell>
        </table:table-row>
        <table:table-row table:style-name="ro1">
          <table:table-cell/>
          <table:table-cell office:value-type="float" office:value="15.21" calcext:value-type="float">
            <text:p>15.21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629769" calcext:value-type="float">
            <text:p>5.629769</text:p>
          </table:table-cell>
          <table:table-cell office:value-type="float" office:value="4.882235" calcext:value-type="float">
            <text:p>4.882235</text:p>
          </table:table-cell>
          <table:table-cell/>
          <table:table-cell office:value-type="float" office:value="21.454" calcext:value-type="float">
            <text:p>21.454</text:p>
          </table:table-cell>
          <table:table-cell office:value-type="float" office:value="0.0700173" calcext:value-type="float">
            <text:p>0.0700173</text:p>
          </table:table-cell>
          <table:table-cell office:value-type="float" office:value="0.06270567" calcext:value-type="float">
            <text:p>0.06270567</text:p>
          </table:table-cell>
        </table:table-row>
        <table:table-row table:style-name="ro1">
          <table:table-cell/>
          <table:table-cell office:value-type="float" office:value="15.222" calcext:value-type="float">
            <text:p>15.222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583336" calcext:value-type="float">
            <text:p>5.583336</text:p>
          </table:table-cell>
          <table:table-cell office:value-type="float" office:value="4.873482" calcext:value-type="float">
            <text:p>4.873482</text:p>
          </table:table-cell>
          <table:table-cell/>
          <table:table-cell office:value-type="float" office:value="21.466" calcext:value-type="float">
            <text:p>21.466</text:p>
          </table:table-cell>
          <table:table-cell office:value-type="float" office:value="0.08042428" calcext:value-type="float">
            <text:p>0.08042428</text:p>
          </table:table-cell>
          <table:table-cell office:value-type="float" office:value="0.05887063" calcext:value-type="float">
            <text:p>0.05887063</text:p>
          </table:table-cell>
        </table:table-row>
        <table:table-row table:style-name="ro1">
          <table:table-cell/>
          <table:table-cell office:value-type="float" office:value="15.233" calcext:value-type="float">
            <text:p>15.233</text:p>
          </table:table-cell>
          <table:table-cell office:value-type="float" office:value="37.43334" calcext:value-type="float">
            <text:p>37.43334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4.513105" calcext:value-type="float">
            <text:p>4.513105</text:p>
          </table:table-cell>
          <table:table-cell office:value-type="float" office:value="5.250706" calcext:value-type="float">
            <text:p>5.250706</text:p>
          </table:table-cell>
          <table:table-cell/>
          <table:table-cell office:value-type="float" office:value="21.48" calcext:value-type="float">
            <text:p>21.48</text:p>
          </table:table-cell>
          <table:table-cell office:value-type="float" office:value="0.08547772" calcext:value-type="float">
            <text:p>0.08547772</text:p>
          </table:table-cell>
          <table:table-cell office:value-type="float" office:value="0.05939247" calcext:value-type="float">
            <text:p>0.05939247</text:p>
          </table:table-cell>
        </table:table-row>
        <table:table-row table:style-name="ro1">
          <table:table-cell/>
          <table:table-cell office:value-type="float" office:value="15.245" calcext:value-type="float">
            <text:p>15.24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" calcext:value-type="float">
            <text:p>35</text:p>
          </table:table-cell>
          <table:table-cell office:value-type="float" office:value="5.39582" calcext:value-type="float">
            <text:p>5.39582</text:p>
          </table:table-cell>
          <table:table-cell office:value-type="float" office:value="5.119358" calcext:value-type="float">
            <text:p>5.119358</text:p>
          </table:table-cell>
          <table:table-cell/>
          <table:table-cell office:value-type="float" office:value="21.491" calcext:value-type="float">
            <text:p>21.491</text:p>
          </table:table-cell>
          <table:table-cell office:value-type="float" office:value="0.07953176" calcext:value-type="float">
            <text:p>0.07953176</text:p>
          </table:table-cell>
          <table:table-cell office:value-type="float" office:value="0.06435294" calcext:value-type="float">
            <text:p>0.06435294</text:p>
          </table:table-cell>
        </table:table-row>
        <table:table-row table:style-name="ro1">
          <table:table-cell/>
          <table:table-cell office:value-type="float" office:value="15.257" calcext:value-type="float">
            <text:p>15.257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799234" calcext:value-type="float">
            <text:p>5.799234</text:p>
          </table:table-cell>
          <table:table-cell office:value-type="float" office:value="4.692142" calcext:value-type="float">
            <text:p>4.692142</text:p>
          </table:table-cell>
          <table:table-cell/>
          <table:table-cell office:value-type="float" office:value="21.504" calcext:value-type="float">
            <text:p>21.504</text:p>
          </table:table-cell>
          <table:table-cell office:value-type="float" office:value="0.0835343" calcext:value-type="float">
            <text:p>0.0835343</text:p>
          </table:table-cell>
          <table:table-cell office:value-type="float" office:value="0.05851579" calcext:value-type="float">
            <text:p>0.05851579</text:p>
          </table:table-cell>
        </table:table-row>
        <table:table-row table:style-name="ro1">
          <table:table-cell/>
          <table:table-cell office:value-type="float" office:value="15.272" calcext:value-type="float">
            <text:p>15.272</text:p>
          </table:table-cell>
          <table:table-cell office:value-type="float" office:value="35.4" calcext:value-type="float">
            <text:p>35.4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5.218394" calcext:value-type="float">
            <text:p>5.218394</text:p>
          </table:table-cell>
          <table:table-cell office:value-type="float" office:value="4.510032" calcext:value-type="float">
            <text:p>4.510032</text:p>
          </table:table-cell>
          <table:table-cell/>
          <table:table-cell office:value-type="float" office:value="21.516" calcext:value-type="float">
            <text:p>21.516</text:p>
          </table:table-cell>
          <table:table-cell office:value-type="float" office:value="0.08169441" calcext:value-type="float">
            <text:p>0.08169441</text:p>
          </table:table-cell>
          <table:table-cell office:value-type="float" office:value="0.06141188" calcext:value-type="float">
            <text:p>0.06141188</text:p>
          </table:table-cell>
        </table:table-row>
        <table:table-row table:style-name="ro1">
          <table:table-cell/>
          <table:table-cell office:value-type="float" office:value="15.285" calcext:value-type="float">
            <text:p>15.285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5.049125" calcext:value-type="float">
            <text:p>5.049125</text:p>
          </table:table-cell>
          <table:table-cell office:value-type="float" office:value="5.340741" calcext:value-type="float">
            <text:p>5.340741</text:p>
          </table:table-cell>
          <table:table-cell/>
          <table:table-cell office:value-type="float" office:value="21.527" calcext:value-type="float">
            <text:p>21.527</text:p>
          </table:table-cell>
          <table:table-cell office:value-type="float" office:value="0.07656499" calcext:value-type="float">
            <text:p>0.07656499</text:p>
          </table:table-cell>
          <table:table-cell office:value-type="float" office:value="0.06394246" calcext:value-type="float">
            <text:p>0.06394246</text:p>
          </table:table-cell>
        </table:table-row>
        <table:table-row table:style-name="ro1">
          <table:table-cell/>
          <table:table-cell office:value-type="float" office:value="15.296" calcext:value-type="float">
            <text:p>15.296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4.2" calcext:value-type="float">
            <text:p>34.2</text:p>
          </table:table-cell>
          <table:table-cell office:value-type="float" office:value="5.146162" calcext:value-type="float">
            <text:p>5.146162</text:p>
          </table:table-cell>
          <table:table-cell office:value-type="float" office:value="5.396917" calcext:value-type="float">
            <text:p>5.396917</text:p>
          </table:table-cell>
          <table:table-cell/>
          <table:table-cell office:value-type="float" office:value="21.538" calcext:value-type="float">
            <text:p>21.538</text:p>
          </table:table-cell>
          <table:table-cell office:value-type="float" office:value="0.0732289" calcext:value-type="float">
            <text:p>0.0732289</text:p>
          </table:table-cell>
          <table:table-cell office:value-type="float" office:value="0.06368834" calcext:value-type="float">
            <text:p>0.06368834</text:p>
          </table:table-cell>
        </table:table-row>
        <table:table-row table:style-name="ro1">
          <table:table-cell/>
          <table:table-cell office:value-type="float" office:value="15.309" calcext:value-type="float">
            <text:p>15.309</text:p>
          </table:table-cell>
          <table:table-cell office:value-type="float" office:value="34.3" calcext:value-type="float">
            <text:p>34.3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5.447512" calcext:value-type="float">
            <text:p>5.447512</text:p>
          </table:table-cell>
          <table:table-cell office:value-type="float" office:value="4.930687" calcext:value-type="float">
            <text:p>4.930687</text:p>
          </table:table-cell>
          <table:table-cell/>
          <table:table-cell office:value-type="float" office:value="21.55" calcext:value-type="float">
            <text:p>21.55</text:p>
          </table:table-cell>
          <table:table-cell office:value-type="float" office:value="0.07769716" calcext:value-type="float">
            <text:p>0.07769716</text:p>
          </table:table-cell>
          <table:table-cell office:value-type="float" office:value="0.06600499" calcext:value-type="float">
            <text:p>0.06600499</text:p>
          </table:table-cell>
        </table:table-row>
        <table:table-row table:style-name="ro1">
          <table:table-cell/>
          <table:table-cell office:value-type="float" office:value="15.32" calcext:value-type="float">
            <text:p>15.32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10668" calcext:value-type="float">
            <text:p>5.10668</text:p>
          </table:table-cell>
          <table:table-cell office:value-type="float" office:value="4.816265" calcext:value-type="float">
            <text:p>4.816265</text:p>
          </table:table-cell>
          <table:table-cell/>
          <table:table-cell office:value-type="float" office:value="21.562" calcext:value-type="float">
            <text:p>21.562</text:p>
          </table:table-cell>
          <table:table-cell office:value-type="float" office:value="0.07873497" calcext:value-type="float">
            <text:p>0.07873497</text:p>
          </table:table-cell>
          <table:table-cell office:value-type="float" office:value="0.06638739" calcext:value-type="float">
            <text:p>0.06638739</text:p>
          </table:table-cell>
        </table:table-row>
        <table:table-row table:style-name="ro1">
          <table:table-cell/>
          <table:table-cell office:value-type="float" office:value="15.336" calcext:value-type="float">
            <text:p>15.336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125877" calcext:value-type="float">
            <text:p>5.125877</text:p>
          </table:table-cell>
          <table:table-cell office:value-type="float" office:value="5.172793" calcext:value-type="float">
            <text:p>5.172793</text:p>
          </table:table-cell>
          <table:table-cell/>
          <table:table-cell office:value-type="float" office:value="21.574" calcext:value-type="float">
            <text:p>21.574</text:p>
          </table:table-cell>
          <table:table-cell office:value-type="float" office:value="0.07967842" calcext:value-type="float">
            <text:p>0.07967842</text:p>
          </table:table-cell>
          <table:table-cell office:value-type="float" office:value="0.06632785" calcext:value-type="float">
            <text:p>0.06632785</text:p>
          </table:table-cell>
        </table:table-row>
        <table:table-row table:style-name="ro1">
          <table:table-cell/>
          <table:table-cell office:value-type="float" office:value="15.35" calcext:value-type="float">
            <text:p>15.35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747313" calcext:value-type="float">
            <text:p>5.747313</text:p>
          </table:table-cell>
          <table:table-cell office:value-type="float" office:value="5.145934" calcext:value-type="float">
            <text:p>5.145934</text:p>
          </table:table-cell>
          <table:table-cell/>
          <table:table-cell office:value-type="float" office:value="21.586" calcext:value-type="float">
            <text:p>21.586</text:p>
          </table:table-cell>
          <table:table-cell office:value-type="float" office:value="0.07510418" calcext:value-type="float">
            <text:p>0.07510418</text:p>
          </table:table-cell>
          <table:table-cell office:value-type="float" office:value="0.06924671" calcext:value-type="float">
            <text:p>0.06924671</text:p>
          </table:table-cell>
        </table:table-row>
        <table:table-row table:style-name="ro1">
          <table:table-cell/>
          <table:table-cell office:value-type="float" office:value="15.361" calcext:value-type="float">
            <text:p>15.361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5.2" calcext:value-type="float">
            <text:p>35.2</text:p>
          </table:table-cell>
          <table:table-cell office:value-type="float" office:value="5.393795" calcext:value-type="float">
            <text:p>5.393795</text:p>
          </table:table-cell>
          <table:table-cell office:value-type="float" office:value="5.031985" calcext:value-type="float">
            <text:p>5.031985</text:p>
          </table:table-cell>
          <table:table-cell/>
          <table:table-cell office:value-type="float" office:value="21.597" calcext:value-type="float">
            <text:p>21.597</text:p>
          </table:table-cell>
          <table:table-cell office:value-type="float" office:value="0.07651131" calcext:value-type="float">
            <text:p>0.07651131</text:p>
          </table:table-cell>
          <table:table-cell office:value-type="float" office:value="0.06953809" calcext:value-type="float">
            <text:p>0.06953809</text:p>
          </table:table-cell>
        </table:table-row>
        <table:table-row table:style-name="ro1">
          <table:table-cell/>
          <table:table-cell office:value-type="float" office:value="15.373" calcext:value-type="float">
            <text:p>15.373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3.5" calcext:value-type="float">
            <text:p>33.5</text:p>
          </table:table-cell>
          <table:table-cell office:value-type="float" office:value="4.922683" calcext:value-type="float">
            <text:p>4.922683</text:p>
          </table:table-cell>
          <table:table-cell office:value-type="float" office:value="5.561549" calcext:value-type="float">
            <text:p>5.561549</text:p>
          </table:table-cell>
          <table:table-cell/>
          <table:table-cell office:value-type="float" office:value="21.609" calcext:value-type="float">
            <text:p>21.609</text:p>
          </table:table-cell>
          <table:table-cell office:value-type="float" office:value="0.0706335" calcext:value-type="float">
            <text:p>0.0706335</text:p>
          </table:table-cell>
          <table:table-cell office:value-type="float" office:value="0.07197911" calcext:value-type="float">
            <text:p>0.07197911</text:p>
          </table:table-cell>
        </table:table-row>
        <table:table-row table:style-name="ro1">
          <table:table-cell/>
          <table:table-cell office:value-type="float" office:value="15.386" calcext:value-type="float">
            <text:p>15.386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154582" calcext:value-type="float">
            <text:p>5.154582</text:p>
          </table:table-cell>
          <table:table-cell office:value-type="float" office:value="5.092149" calcext:value-type="float">
            <text:p>5.092149</text:p>
          </table:table-cell>
          <table:table-cell/>
          <table:table-cell office:value-type="float" office:value="21.621" calcext:value-type="float">
            <text:p>21.621</text:p>
          </table:table-cell>
          <table:table-cell office:value-type="float" office:value="0.06525522" calcext:value-type="float">
            <text:p>0.06525522</text:p>
          </table:table-cell>
          <table:table-cell office:value-type="float" office:value="0.06594603" calcext:value-type="float">
            <text:p>0.06594603</text:p>
          </table:table-cell>
        </table:table-row>
        <table:table-row table:style-name="ro1">
          <table:table-cell/>
          <table:table-cell office:value-type="float" office:value="15.397" calcext:value-type="float">
            <text:p>15.397</text:p>
          </table:table-cell>
          <table:table-cell office:value-type="float" office:value="32.9" calcext:value-type="float">
            <text:p>32.9</text:p>
          </table:table-cell>
          <table:table-cell office:value-type="float" office:value="37.16667" calcext:value-type="float">
            <text:p>37.16667</text:p>
          </table:table-cell>
          <table:table-cell office:value-type="float" office:value="5.904959" calcext:value-type="float">
            <text:p>5.904959</text:p>
          </table:table-cell>
          <table:table-cell office:value-type="float" office:value="4.381473" calcext:value-type="float">
            <text:p>4.381473</text:p>
          </table:table-cell>
          <table:table-cell/>
          <table:table-cell office:value-type="float" office:value="21.633" calcext:value-type="float">
            <text:p>21.633</text:p>
          </table:table-cell>
          <table:table-cell office:value-type="float" office:value="0.064702" calcext:value-type="float">
            <text:p>0.064702</text:p>
          </table:table-cell>
          <table:table-cell office:value-type="float" office:value="0.06197292" calcext:value-type="float">
            <text:p>0.06197292</text:p>
          </table:table-cell>
        </table:table-row>
        <table:table-row table:style-name="ro1">
          <table:table-cell/>
          <table:table-cell office:value-type="float" office:value="15.411" calcext:value-type="float">
            <text:p>15.411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284452" calcext:value-type="float">
            <text:p>5.284452</text:p>
          </table:table-cell>
          <table:table-cell office:value-type="float" office:value="4.934325" calcext:value-type="float">
            <text:p>4.934325</text:p>
          </table:table-cell>
          <table:table-cell/>
          <table:table-cell office:value-type="float" office:value="21.645" calcext:value-type="float">
            <text:p>21.645</text:p>
          </table:table-cell>
          <table:table-cell office:value-type="float" office:value="0.06433993" calcext:value-type="float">
            <text:p>0.06433993</text:p>
          </table:table-cell>
          <table:table-cell office:value-type="float" office:value="0.06050039" calcext:value-type="float">
            <text:p>0.06050039</text:p>
          </table:table-cell>
        </table:table-row>
        <table:table-row table:style-name="ro1">
          <table:table-cell/>
          <table:table-cell office:value-type="float" office:value="15.423" calcext:value-type="float">
            <text:p>15.423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4.5" calcext:value-type="float">
            <text:p>34.5</text:p>
          </table:table-cell>
          <table:table-cell office:value-type="float" office:value="5.16109" calcext:value-type="float">
            <text:p>5.16109</text:p>
          </table:table-cell>
          <table:table-cell office:value-type="float" office:value="5.217778" calcext:value-type="float">
            <text:p>5.217778</text:p>
          </table:table-cell>
          <table:table-cell/>
          <table:table-cell office:value-type="float" office:value="21.656" calcext:value-type="float">
            <text:p>21.656</text:p>
          </table:table-cell>
          <table:table-cell office:value-type="float" office:value="0.06298845" calcext:value-type="float">
            <text:p>0.06298845</text:p>
          </table:table-cell>
          <table:table-cell office:value-type="float" office:value="0.06055603" calcext:value-type="float">
            <text:p>0.06055603</text:p>
          </table:table-cell>
        </table:table-row>
        <table:table-row table:style-name="ro1">
          <table:table-cell/>
          <table:table-cell office:value-type="float" office:value="15.434" calcext:value-type="float">
            <text:p>15.434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266941" calcext:value-type="float">
            <text:p>5.266941</text:p>
          </table:table-cell>
          <table:table-cell office:value-type="float" office:value="5.067964" calcext:value-type="float">
            <text:p>5.067964</text:p>
          </table:table-cell>
          <table:table-cell/>
          <table:table-cell office:value-type="float" office:value="21.672" calcext:value-type="float">
            <text:p>21.672</text:p>
          </table:table-cell>
          <table:table-cell office:value-type="float" office:value="0.07740626" calcext:value-type="float">
            <text:p>0.07740626</text:p>
          </table:table-cell>
          <table:table-cell office:value-type="float" office:value="0.0800535" calcext:value-type="float">
            <text:p>0.0800535</text:p>
          </table:table-cell>
        </table:table-row>
        <table:table-row table:style-name="ro1">
          <table:table-cell/>
          <table:table-cell office:value-type="float" office:value="15.445" calcext:value-type="float">
            <text:p>15.445</text:p>
          </table:table-cell>
          <table:table-cell office:value-type="float" office:value="34.2" calcext:value-type="float">
            <text:p>34.2</text:p>
          </table:table-cell>
          <table:table-cell office:value-type="float" office:value="35.3" calcext:value-type="float">
            <text:p>35.3</text:p>
          </table:table-cell>
          <table:table-cell office:value-type="float" office:value="5.504805" calcext:value-type="float">
            <text:p>5.504805</text:p>
          </table:table-cell>
          <table:table-cell office:value-type="float" office:value="4.983814" calcext:value-type="float">
            <text:p>4.983814</text:p>
          </table:table-cell>
          <table:table-cell/>
          <table:table-cell office:value-type="float" office:value="21.683" calcext:value-type="float">
            <text:p>21.683</text:p>
          </table:table-cell>
          <table:table-cell office:value-type="float" office:value="0.0818973" calcext:value-type="float">
            <text:p>0.0818973</text:p>
          </table:table-cell>
          <table:table-cell office:value-type="float" office:value="0.08322257" calcext:value-type="float">
            <text:p>0.08322257</text:p>
          </table:table-cell>
        </table:table-row>
        <table:table-row table:style-name="ro1">
          <table:table-cell/>
          <table:table-cell office:value-type="float" office:value="15.456" calcext:value-type="float">
            <text:p>15.456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465297" calcext:value-type="float">
            <text:p>5.465297</text:p>
          </table:table-cell>
          <table:table-cell office:value-type="float" office:value="5.021222" calcext:value-type="float">
            <text:p>5.021222</text:p>
          </table:table-cell>
          <table:table-cell/>
          <table:table-cell office:value-type="float" office:value="21.695" calcext:value-type="float">
            <text:p>21.695</text:p>
          </table:table-cell>
          <table:table-cell office:value-type="float" office:value="0.1085071" calcext:value-type="float">
            <text:p>0.1085071</text:p>
          </table:table-cell>
          <table:table-cell office:value-type="float" office:value="0.1107394" calcext:value-type="float">
            <text:p>0.1107394</text:p>
          </table:table-cell>
        </table:table-row>
        <table:table-row table:style-name="ro1">
          <table:table-cell/>
          <table:table-cell office:value-type="float" office:value="15.471" calcext:value-type="float">
            <text:p>15.471</text:p>
          </table:table-cell>
          <table:table-cell office:value-type="float" office:value="36" calcext:value-type="float">
            <text:p>36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4.95917" calcext:value-type="float">
            <text:p>4.95917</text:p>
          </table:table-cell>
          <table:table-cell office:value-type="float" office:value="5.602574" calcext:value-type="float">
            <text:p>5.602574</text:p>
          </table:table-cell>
          <table:table-cell/>
          <table:table-cell office:value-type="float" office:value="21.707" calcext:value-type="float">
            <text:p>21.707</text:p>
          </table:table-cell>
          <table:table-cell office:value-type="float" office:value="0.1565092" calcext:value-type="float">
            <text:p>0.1565092</text:p>
          </table:table-cell>
          <table:table-cell office:value-type="float" office:value="0.1618599" calcext:value-type="float">
            <text:p>0.1618599</text:p>
          </table:table-cell>
        </table:table-row>
        <table:table-row table:style-name="ro1">
          <table:table-cell/>
          <table:table-cell office:value-type="float" office:value="15.483" calcext:value-type="float">
            <text:p>15.483</text:p>
          </table:table-cell>
          <table:table-cell table:number-columns-repeated="2" office:value-type="float" office:value="34.86666" calcext:value-type="float">
            <text:p>34.86666</text:p>
          </table:table-cell>
          <table:table-cell office:value-type="float" office:value="5.227376" calcext:value-type="float">
            <text:p>5.227376</text:p>
          </table:table-cell>
          <table:table-cell office:value-type="float" office:value="5.230004" calcext:value-type="float">
            <text:p>5.230004</text:p>
          </table:table-cell>
          <table:table-cell/>
          <table:table-cell office:value-type="float" office:value="21.719" calcext:value-type="float">
            <text:p>21.719</text:p>
          </table:table-cell>
          <table:table-cell office:value-type="float" office:value="0.1727421" calcext:value-type="float">
            <text:p>0.1727421</text:p>
          </table:table-cell>
          <table:table-cell office:value-type="float" office:value="0.1668764" calcext:value-type="float">
            <text:p>0.1668764</text:p>
          </table:table-cell>
        </table:table-row>
        <table:table-row table:style-name="ro1">
          <table:table-cell/>
          <table:table-cell office:value-type="float" office:value="15.494" calcext:value-type="float">
            <text:p>15.494</text:p>
          </table:table-cell>
          <table:table-cell office:value-type="float" office:value="33.6" calcext:value-type="float">
            <text:p>33.6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692512" calcext:value-type="float">
            <text:p>5.692512</text:p>
          </table:table-cell>
          <table:table-cell office:value-type="float" office:value="4.635818" calcext:value-type="float">
            <text:p>4.635818</text:p>
          </table:table-cell>
          <table:table-cell/>
          <table:table-cell office:value-type="float" office:value="21.73" calcext:value-type="float">
            <text:p>21.73</text:p>
          </table:table-cell>
          <table:table-cell office:value-type="float" office:value="0.19988" calcext:value-type="float">
            <text:p>0.19988</text:p>
          </table:table-cell>
          <table:table-cell office:value-type="float" office:value="0.1858974" calcext:value-type="float">
            <text:p>0.1858974</text:p>
          </table:table-cell>
        </table:table-row>
        <table:table-row table:style-name="ro1">
          <table:table-cell/>
          <table:table-cell office:value-type="float" office:value="15.505" calcext:value-type="float">
            <text:p>15.505</text:p>
          </table:table-cell>
          <table:table-cell office:value-type="float" office:value="35.2" calcext:value-type="float">
            <text:p>35.2</text:p>
          </table:table-cell>
          <table:table-cell office:value-type="float" office:value="33.9" calcext:value-type="float">
            <text:p>33.9</text:p>
          </table:table-cell>
          <table:table-cell office:value-type="float" office:value="5.264694" calcext:value-type="float">
            <text:p>5.264694</text:p>
          </table:table-cell>
          <table:table-cell office:value-type="float" office:value="5.352266" calcext:value-type="float">
            <text:p>5.352266</text:p>
          </table:table-cell>
          <table:table-cell/>
          <table:table-cell office:value-type="float" office:value="21.743" calcext:value-type="float">
            <text:p>21.743</text:p>
          </table:table-cell>
          <table:table-cell office:value-type="float" office:value="0.178063" calcext:value-type="float">
            <text:p>0.178063</text:p>
          </table:table-cell>
          <table:table-cell office:value-type="float" office:value="0.151537" calcext:value-type="float">
            <text:p>0.151537</text:p>
          </table:table-cell>
        </table:table-row>
        <table:table-row table:style-name="ro1">
          <table:table-cell/>
          <table:table-cell office:value-type="float" office:value="15.516" calcext:value-type="float">
            <text:p>15.516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288013" calcext:value-type="float">
            <text:p>5.288013</text:p>
          </table:table-cell>
          <table:table-cell office:value-type="float" office:value="5.147947" calcext:value-type="float">
            <text:p>5.147947</text:p>
          </table:table-cell>
          <table:table-cell/>
          <table:table-cell office:value-type="float" office:value="21.754" calcext:value-type="float">
            <text:p>21.754</text:p>
          </table:table-cell>
          <table:table-cell office:value-type="float" office:value="0.1781279" calcext:value-type="float">
            <text:p>0.1781279</text:p>
          </table:table-cell>
          <table:table-cell office:value-type="float" office:value="0.1879025" calcext:value-type="float">
            <text:p>0.1879025</text:p>
          </table:table-cell>
        </table:table-row>
        <table:table-row table:style-name="ro1">
          <table:table-cell/>
          <table:table-cell office:value-type="float" office:value="15.527" calcext:value-type="float">
            <text:p>15.527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487785" calcext:value-type="float">
            <text:p>5.487785</text:p>
          </table:table-cell>
          <table:table-cell office:value-type="float" office:value="5.074697" calcext:value-type="float">
            <text:p>5.074697</text:p>
          </table:table-cell>
          <table:table-cell/>
          <table:table-cell office:value-type="float" office:value="21.766" calcext:value-type="float">
            <text:p>21.766</text:p>
          </table:table-cell>
          <table:table-cell office:value-type="float" office:value="0.185555" calcext:value-type="float">
            <text:p>0.185555</text:p>
          </table:table-cell>
          <table:table-cell office:value-type="float" office:value="0.2014935" calcext:value-type="float">
            <text:p>0.2014935</text:p>
          </table:table-cell>
        </table:table-row>
        <table:table-row table:style-name="ro1">
          <table:table-cell/>
          <table:table-cell office:value-type="float" office:value="15.538" calcext:value-type="float">
            <text:p>15.538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6.3" calcext:value-type="float">
            <text:p>36.3</text:p>
          </table:table-cell>
          <table:table-cell office:value-type="float" office:value="4.98594" calcext:value-type="float">
            <text:p>4.98594</text:p>
          </table:table-cell>
          <table:table-cell office:value-type="float" office:value="4.659529" calcext:value-type="float">
            <text:p>4.659529</text:p>
          </table:table-cell>
          <table:table-cell/>
          <table:table-cell office:value-type="float" office:value="21.778" calcext:value-type="float">
            <text:p>21.778</text:p>
          </table:table-cell>
          <table:table-cell office:value-type="float" office:value="0.1694818" calcext:value-type="float">
            <text:p>0.1694818</text:p>
          </table:table-cell>
          <table:table-cell office:value-type="float" office:value="0.2065439" calcext:value-type="float">
            <text:p>0.2065439</text:p>
          </table:table-cell>
        </table:table-row>
        <table:table-row table:style-name="ro1">
          <table:table-cell/>
          <table:table-cell office:value-type="float" office:value="15.549" calcext:value-type="float">
            <text:p>15.549</text:p>
          </table:table-cell>
          <table:table-cell office:value-type="float" office:value="35.9" calcext:value-type="float">
            <text:p>35.9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4.897552" calcext:value-type="float">
            <text:p>4.897552</text:p>
          </table:table-cell>
          <table:table-cell office:value-type="float" office:value="5.270705" calcext:value-type="float">
            <text:p>5.270705</text:p>
          </table:table-cell>
          <table:table-cell/>
          <table:table-cell office:value-type="float" office:value="21.789" calcext:value-type="float">
            <text:p>21.789</text:p>
          </table:table-cell>
          <table:table-cell office:value-type="float" office:value="0.1826106" calcext:value-type="float">
            <text:p>0.1826106</text:p>
          </table:table-cell>
          <table:table-cell office:value-type="float" office:value="0.2013066" calcext:value-type="float">
            <text:p>0.2013066</text:p>
          </table:table-cell>
        </table:table-row>
        <table:table-row table:style-name="ro1">
          <table:table-cell/>
          <table:table-cell office:value-type="float" office:value="15.561" calcext:value-type="float">
            <text:p>15.561</text:p>
          </table:table-cell>
          <table:table-cell office:value-type="float" office:value="33.36667" calcext:value-type="float">
            <text:p>33.3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703724" calcext:value-type="float">
            <text:p>5.703724</text:p>
          </table:table-cell>
          <table:table-cell office:value-type="float" office:value="5.023806" calcext:value-type="float">
            <text:p>5.023806</text:p>
          </table:table-cell>
          <table:table-cell/>
          <table:table-cell office:value-type="float" office:value="21.805" calcext:value-type="float">
            <text:p>21.805</text:p>
          </table:table-cell>
          <table:table-cell office:value-type="float" office:value="0.1958773" calcext:value-type="float">
            <text:p>0.1958773</text:p>
          </table:table-cell>
          <table:table-cell office:value-type="float" office:value="0.1946008" calcext:value-type="float">
            <text:p>0.1946008</text:p>
          </table:table-cell>
        </table:table-row>
        <table:table-row table:style-name="ro1">
          <table:table-cell/>
          <table:table-cell office:value-type="float" office:value="15.572" calcext:value-type="float">
            <text:p>15.572</text:p>
          </table:table-cell>
          <table:table-cell office:value-type="float" office:value="34.3" calcext:value-type="float">
            <text:p>34.3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560254" calcext:value-type="float">
            <text:p>5.560254</text:p>
          </table:table-cell>
          <table:table-cell office:value-type="float" office:value="5.386182" calcext:value-type="float">
            <text:p>5.386182</text:p>
          </table:table-cell>
          <table:table-cell/>
          <table:table-cell office:value-type="float" office:value="21.817" calcext:value-type="float">
            <text:p>21.817</text:p>
          </table:table-cell>
          <table:table-cell office:value-type="float" office:value="0.1953275" calcext:value-type="float">
            <text:p>0.1953275</text:p>
          </table:table-cell>
          <table:table-cell office:value-type="float" office:value="0.2210767" calcext:value-type="float">
            <text:p>0.2210767</text:p>
          </table:table-cell>
        </table:table-row>
        <table:table-row table:style-name="ro1">
          <table:table-cell/>
          <table:table-cell office:value-type="float" office:value="15.583" calcext:value-type="float">
            <text:p>15.583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2" calcext:value-type="float">
            <text:p>35.2</text:p>
          </table:table-cell>
          <table:table-cell office:value-type="float" office:value="5.098092" calcext:value-type="float">
            <text:p>5.098092</text:p>
          </table:table-cell>
          <table:table-cell office:value-type="float" office:value="5.078765" calcext:value-type="float">
            <text:p>5.078765</text:p>
          </table:table-cell>
          <table:table-cell/>
          <table:table-cell office:value-type="float" office:value="21.828" calcext:value-type="float">
            <text:p>21.828</text:p>
          </table:table-cell>
          <table:table-cell office:value-type="float" office:value="0.1877508" calcext:value-type="float">
            <text:p>0.1877508</text:p>
          </table:table-cell>
          <table:table-cell office:value-type="float" office:value="0.2033741" calcext:value-type="float">
            <text:p>0.2033741</text:p>
          </table:table-cell>
        </table:table-row>
        <table:table-row table:style-name="ro1">
          <table:table-cell/>
          <table:table-cell office:value-type="float" office:value="15.594" calcext:value-type="float">
            <text:p>15.594</text:p>
          </table:table-cell>
          <table:table-cell office:value-type="float" office:value="35.4" calcext:value-type="float">
            <text:p>35.4</text:p>
          </table:table-cell>
          <table:table-cell office:value-type="float" office:value="35.2" calcext:value-type="float">
            <text:p>35.2</text:p>
          </table:table-cell>
          <table:table-cell office:value-type="float" office:value="5.082373" calcext:value-type="float">
            <text:p>5.082373</text:p>
          </table:table-cell>
          <table:table-cell office:value-type="float" office:value="5.01762" calcext:value-type="float">
            <text:p>5.01762</text:p>
          </table:table-cell>
          <table:table-cell/>
          <table:table-cell office:value-type="float" office:value="21.839" calcext:value-type="float">
            <text:p>21.839</text:p>
          </table:table-cell>
          <table:table-cell office:value-type="float" office:value="0.1891254" calcext:value-type="float">
            <text:p>0.1891254</text:p>
          </table:table-cell>
          <table:table-cell office:value-type="float" office:value="0.1920554" calcext:value-type="float">
            <text:p>0.1920554</text:p>
          </table:table-cell>
        </table:table-row>
        <table:table-row table:style-name="ro1">
          <table:table-cell/>
          <table:table-cell office:value-type="float" office:value="15.607" calcext:value-type="float">
            <text:p>15.607</text:p>
          </table:table-cell>
          <table:table-cell office:value-type="float" office:value="33" calcext:value-type="float">
            <text:p>33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859427" calcext:value-type="float">
            <text:p>5.859427</text:p>
          </table:table-cell>
          <table:table-cell office:value-type="float" office:value="5.449648" calcext:value-type="float">
            <text:p>5.449648</text:p>
          </table:table-cell>
          <table:table-cell/>
          <table:table-cell office:value-type="float" office:value="21.851" calcext:value-type="float">
            <text:p>21.851</text:p>
          </table:table-cell>
          <table:table-cell office:value-type="float" office:value="0.1909005" calcext:value-type="float">
            <text:p>0.1909005</text:p>
          </table:table-cell>
          <table:table-cell office:value-type="float" office:value="0.2023229" calcext:value-type="float">
            <text:p>0.2023229</text:p>
          </table:table-cell>
        </table:table-row>
        <table:table-row table:style-name="ro1">
          <table:table-cell/>
          <table:table-cell office:value-type="float" office:value="15.618" calcext:value-type="float">
            <text:p>15.618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5.710015" calcext:value-type="float">
            <text:p>5.710015</text:p>
          </table:table-cell>
          <table:table-cell office:value-type="float" office:value="5.437661" calcext:value-type="float">
            <text:p>5.437661</text:p>
          </table:table-cell>
          <table:table-cell/>
          <table:table-cell office:value-type="float" office:value="21.862" calcext:value-type="float">
            <text:p>21.862</text:p>
          </table:table-cell>
          <table:table-cell office:value-type="float" office:value="0.1948298" calcext:value-type="float">
            <text:p>0.1948298</text:p>
          </table:table-cell>
          <table:table-cell office:value-type="float" office:value="0.1838565" calcext:value-type="float">
            <text:p>0.1838565</text:p>
          </table:table-cell>
        </table:table-row>
        <table:table-row table:style-name="ro1">
          <table:table-cell/>
          <table:table-cell office:value-type="float" office:value="15.63" calcext:value-type="float">
            <text:p>15.63</text:p>
          </table:table-cell>
          <table:table-cell office:value-type="float" office:value="35.3" calcext:value-type="float">
            <text:p>35.3</text:p>
          </table:table-cell>
          <table:table-cell office:value-type="float" office:value="34.6" calcext:value-type="float">
            <text:p>34.6</text:p>
          </table:table-cell>
          <table:table-cell office:value-type="float" office:value="5.23577" calcext:value-type="float">
            <text:p>5.23577</text:p>
          </table:table-cell>
          <table:table-cell office:value-type="float" office:value="5.28325" calcext:value-type="float">
            <text:p>5.28325</text:p>
          </table:table-cell>
          <table:table-cell/>
          <table:table-cell office:value-type="float" office:value="21.875" calcext:value-type="float">
            <text:p>21.875</text:p>
          </table:table-cell>
          <table:table-cell office:value-type="float" office:value="0.1897499" calcext:value-type="float">
            <text:p>0.1897499</text:p>
          </table:table-cell>
          <table:table-cell office:value-type="float" office:value="0.1849016" calcext:value-type="float">
            <text:p>0.1849016</text:p>
          </table:table-cell>
        </table:table-row>
        <table:table-row table:style-name="ro1">
          <table:table-cell/>
          <table:table-cell office:value-type="float" office:value="15.643" calcext:value-type="float">
            <text:p>15.64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098516" calcext:value-type="float">
            <text:p>5.098516</text:p>
          </table:table-cell>
          <table:table-cell office:value-type="float" office:value="4.884296" calcext:value-type="float">
            <text:p>4.884296</text:p>
          </table:table-cell>
          <table:table-cell/>
          <table:table-cell office:value-type="float" office:value="21.887" calcext:value-type="float">
            <text:p>21.887</text:p>
          </table:table-cell>
          <table:table-cell office:value-type="float" office:value="0.1895431" calcext:value-type="float">
            <text:p>0.1895431</text:p>
          </table:table-cell>
          <table:table-cell office:value-type="float" office:value="0.1902149" calcext:value-type="float">
            <text:p>0.1902149</text:p>
          </table:table-cell>
        </table:table-row>
        <table:table-row table:style-name="ro1">
          <table:table-cell/>
          <table:table-cell office:value-type="float" office:value="15.654" calcext:value-type="float">
            <text:p>15.654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25598" calcext:value-type="float">
            <text:p>5.25598</text:p>
          </table:table-cell>
          <table:table-cell office:value-type="float" office:value="4.762247" calcext:value-type="float">
            <text:p>4.762247</text:p>
          </table:table-cell>
          <table:table-cell/>
          <table:table-cell office:value-type="float" office:value="21.898" calcext:value-type="float">
            <text:p>21.898</text:p>
          </table:table-cell>
          <table:table-cell office:value-type="float" office:value="0.1720516" calcext:value-type="float">
            <text:p>0.1720516</text:p>
          </table:table-cell>
          <table:table-cell office:value-type="float" office:value="0.1925204" calcext:value-type="float">
            <text:p>0.1925204</text:p>
          </table:table-cell>
        </table:table-row>
        <table:table-row table:style-name="ro1">
          <table:table-cell/>
          <table:table-cell office:value-type="float" office:value="15.67" calcext:value-type="float">
            <text:p>15.6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07104" calcext:value-type="float">
            <text:p>5.07104</text:p>
          </table:table-cell>
          <table:table-cell office:value-type="float" office:value="5.26937" calcext:value-type="float">
            <text:p>5.26937</text:p>
          </table:table-cell>
          <table:table-cell/>
          <table:table-cell office:value-type="float" office:value="21.91" calcext:value-type="float">
            <text:p>21.91</text:p>
          </table:table-cell>
          <table:table-cell office:value-type="float" office:value="0.1699933" calcext:value-type="float">
            <text:p>0.1699933</text:p>
          </table:table-cell>
          <table:table-cell office:value-type="float" office:value="0.1929702" calcext:value-type="float">
            <text:p>0.1929702</text:p>
          </table:table-cell>
        </table:table-row>
        <table:table-row table:style-name="ro1">
          <table:table-cell/>
          <table:table-cell office:value-type="float" office:value="15.683" calcext:value-type="float">
            <text:p>15.683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5.3" calcext:value-type="float">
            <text:p>35.3</text:p>
          </table:table-cell>
          <table:table-cell office:value-type="float" office:value="5.684491" calcext:value-type="float">
            <text:p>5.684491</text:p>
          </table:table-cell>
          <table:table-cell office:value-type="float" office:value="5.023572" calcext:value-type="float">
            <text:p>5.023572</text:p>
          </table:table-cell>
          <table:table-cell/>
          <table:table-cell office:value-type="float" office:value="21.921" calcext:value-type="float">
            <text:p>21.921</text:p>
          </table:table-cell>
          <table:table-cell office:value-type="float" office:value="0.1649694" calcext:value-type="float">
            <text:p>0.1649694</text:p>
          </table:table-cell>
          <table:table-cell office:value-type="float" office:value="0.1937533" calcext:value-type="float">
            <text:p>0.1937533</text:p>
          </table:table-cell>
        </table:table-row>
        <table:table-row table:style-name="ro1">
          <table:table-cell/>
          <table:table-cell office:value-type="float" office:value="15.695" calcext:value-type="float">
            <text:p>15.695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36.1" calcext:value-type="float">
            <text:p>36.1</text:p>
          </table:table-cell>
          <table:table-cell office:value-type="float" office:value="4.885555" calcext:value-type="float">
            <text:p>4.885555</text:p>
          </table:table-cell>
          <table:table-cell office:value-type="float" office:value="4.714892" calcext:value-type="float">
            <text:p>4.714892</text:p>
          </table:table-cell>
          <table:table-cell/>
          <table:table-cell office:value-type="float" office:value="21.933" calcext:value-type="float">
            <text:p>21.933</text:p>
          </table:table-cell>
          <table:table-cell office:value-type="float" office:value="0.1921667" calcext:value-type="float">
            <text:p>0.1921667</text:p>
          </table:table-cell>
          <table:table-cell office:value-type="float" office:value="0.1960777" calcext:value-type="float">
            <text:p>0.1960777</text:p>
          </table:table-cell>
        </table:table-row>
        <table:table-row table:style-name="ro1">
          <table:table-cell/>
          <table:table-cell office:value-type="float" office:value="15.707" calcext:value-type="float">
            <text:p>15.707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4.4" calcext:value-type="float">
            <text:p>34.4</text:p>
          </table:table-cell>
          <table:table-cell office:value-type="float" office:value="5.030513" calcext:value-type="float">
            <text:p>5.030513</text:p>
          </table:table-cell>
          <table:table-cell office:value-type="float" office:value="5.206388" calcext:value-type="float">
            <text:p>5.206388</text:p>
          </table:table-cell>
          <table:table-cell/>
          <table:table-cell office:value-type="float" office:value="21.946" calcext:value-type="float">
            <text:p>21.946</text:p>
          </table:table-cell>
          <table:table-cell office:value-type="float" office:value="0.1911022" calcext:value-type="float">
            <text:p>0.1911022</text:p>
          </table:table-cell>
          <table:table-cell office:value-type="float" office:value="0.1851857" calcext:value-type="float">
            <text:p>0.1851857</text:p>
          </table:table-cell>
        </table:table-row>
        <table:table-row table:style-name="ro1">
          <table:table-cell/>
          <table:table-cell office:value-type="float" office:value="15.719" calcext:value-type="float">
            <text:p>15.719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049023" calcext:value-type="float">
            <text:p>5.049023</text:p>
          </table:table-cell>
          <table:table-cell office:value-type="float" office:value="5.152351" calcext:value-type="float">
            <text:p>5.152351</text:p>
          </table:table-cell>
          <table:table-cell/>
          <table:table-cell office:value-type="float" office:value="21.957" calcext:value-type="float">
            <text:p>21.957</text:p>
          </table:table-cell>
          <table:table-cell office:value-type="float" office:value="0.1760011" calcext:value-type="float">
            <text:p>0.1760011</text:p>
          </table:table-cell>
          <table:table-cell office:value-type="float" office:value="0.1806056" calcext:value-type="float">
            <text:p>0.1806056</text:p>
          </table:table-cell>
        </table:table-row>
        <table:table-row table:style-name="ro1">
          <table:table-cell/>
          <table:table-cell office:value-type="float" office:value="15.731" calcext:value-type="float">
            <text:p>15.731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215436" calcext:value-type="float">
            <text:p>5.215436</text:p>
          </table:table-cell>
          <table:table-cell office:value-type="float" office:value="5.4771" calcext:value-type="float">
            <text:p>5.4771</text:p>
          </table:table-cell>
          <table:table-cell/>
          <table:table-cell office:value-type="float" office:value="21.968" calcext:value-type="float">
            <text:p>21.968</text:p>
          </table:table-cell>
          <table:table-cell office:value-type="float" office:value="0.1675993" calcext:value-type="float">
            <text:p>0.1675993</text:p>
          </table:table-cell>
          <table:table-cell office:value-type="float" office:value="0.182915" calcext:value-type="float">
            <text:p>0.182915</text:p>
          </table:table-cell>
        </table:table-row>
        <table:table-row table:style-name="ro1">
          <table:table-cell/>
          <table:table-cell office:value-type="float" office:value="15.745" calcext:value-type="float">
            <text:p>15.745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5.4" calcext:value-type="float">
            <text:p>35.4</text:p>
          </table:table-cell>
          <table:table-cell office:value-type="float" office:value="5.216003" calcext:value-type="float">
            <text:p>5.216003</text:p>
          </table:table-cell>
          <table:table-cell office:value-type="float" office:value="5.032116" calcext:value-type="float">
            <text:p>5.032116</text:p>
          </table:table-cell>
          <table:table-cell/>
          <table:table-cell office:value-type="float" office:value="21.979" calcext:value-type="float">
            <text:p>21.979</text:p>
          </table:table-cell>
          <table:table-cell office:value-type="float" office:value="0.163405" calcext:value-type="float">
            <text:p>0.163405</text:p>
          </table:table-cell>
          <table:table-cell office:value-type="float" office:value="0.1821725" calcext:value-type="float">
            <text:p>0.1821725</text:p>
          </table:table-cell>
        </table:table-row>
        <table:table-row table:style-name="ro1">
          <table:table-cell/>
          <table:table-cell office:value-type="float" office:value="15.758" calcext:value-type="float">
            <text:p>15.758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324311" calcext:value-type="float">
            <text:p>5.324311</text:p>
          </table:table-cell>
          <table:table-cell office:value-type="float" office:value="5.06285" calcext:value-type="float">
            <text:p>5.06285</text:p>
          </table:table-cell>
          <table:table-cell/>
          <table:table-cell office:value-type="float" office:value="21.99" calcext:value-type="float">
            <text:p>21.99</text:p>
          </table:table-cell>
          <table:table-cell office:value-type="float" office:value="0.1759674" calcext:value-type="float">
            <text:p>0.1759674</text:p>
          </table:table-cell>
          <table:table-cell office:value-type="float" office:value="0.1843038" calcext:value-type="float">
            <text:p>0.1843038</text:p>
          </table:table-cell>
        </table:table-row>
        <table:table-row table:style-name="ro1">
          <table:table-cell/>
          <table:table-cell office:value-type="float" office:value="15.769" calcext:value-type="float">
            <text:p>15.769</text:p>
          </table:table-cell>
          <table:table-cell office:value-type="float" office:value="33.5" calcext:value-type="float">
            <text:p>33.5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746302" calcext:value-type="float">
            <text:p>5.746302</text:p>
          </table:table-cell>
          <table:table-cell office:value-type="float" office:value="5.1233" calcext:value-type="float">
            <text:p>5.1233</text:p>
          </table:table-cell>
          <table:table-cell/>
          <table:table-cell office:value-type="float" office:value="22.004" calcext:value-type="float">
            <text:p>22.004</text:p>
          </table:table-cell>
          <table:table-cell office:value-type="float" office:value="0.1725476" calcext:value-type="float">
            <text:p>0.1725476</text:p>
          </table:table-cell>
          <table:table-cell office:value-type="float" office:value="0.1843614" calcext:value-type="float">
            <text:p>0.1843614</text:p>
          </table:table-cell>
        </table:table-row>
        <table:table-row table:style-name="ro1">
          <table:table-cell/>
          <table:table-cell office:value-type="float" office:value="15.781" calcext:value-type="float">
            <text:p>15.781</text:p>
          </table:table-cell>
          <table:table-cell office:value-type="float" office:value="33.4" calcext:value-type="float">
            <text:p>33.4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5.861918" calcext:value-type="float">
            <text:p>5.861918</text:p>
          </table:table-cell>
          <table:table-cell office:value-type="float" office:value="5.146204" calcext:value-type="float">
            <text:p>5.146204</text:p>
          </table:table-cell>
          <table:table-cell/>
          <table:table-cell office:value-type="float" office:value="22.016" calcext:value-type="float">
            <text:p>22.016</text:p>
          </table:table-cell>
          <table:table-cell office:value-type="float" office:value="0.1975914" calcext:value-type="float">
            <text:p>0.1975914</text:p>
          </table:table-cell>
          <table:table-cell office:value-type="float" office:value="0.1757564" calcext:value-type="float">
            <text:p>0.1757564</text:p>
          </table:table-cell>
        </table:table-row>
        <table:table-row table:style-name="ro1">
          <table:table-cell/>
          <table:table-cell office:value-type="float" office:value="15.794" calcext:value-type="float">
            <text:p>15.794</text:p>
          </table:table-cell>
          <table:table-cell office:value-type="float" office:value="34.1" calcext:value-type="float">
            <text:p>34.1</text:p>
          </table:table-cell>
          <table:table-cell office:value-type="float" office:value="35.3" calcext:value-type="float">
            <text:p>35.3</text:p>
          </table:table-cell>
          <table:table-cell office:value-type="float" office:value="5.656648" calcext:value-type="float">
            <text:p>5.656648</text:p>
          </table:table-cell>
          <table:table-cell office:value-type="float" office:value="4.999146" calcext:value-type="float">
            <text:p>4.999146</text:p>
          </table:table-cell>
          <table:table-cell/>
          <table:table-cell office:value-type="float" office:value="22.027" calcext:value-type="float">
            <text:p>22.027</text:p>
          </table:table-cell>
          <table:table-cell office:value-type="float" office:value="0.1844621" calcext:value-type="float">
            <text:p>0.1844621</text:p>
          </table:table-cell>
          <table:table-cell office:value-type="float" office:value="0.1748876" calcext:value-type="float">
            <text:p>0.1748876</text:p>
          </table:table-cell>
        </table:table-row>
        <table:table-row table:style-name="ro1">
          <table:table-cell/>
          <table:table-cell office:value-type="float" office:value="15.807" calcext:value-type="float">
            <text:p>15.807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723804" calcext:value-type="float">
            <text:p>5.723804</text:p>
          </table:table-cell>
          <table:table-cell office:value-type="float" office:value="5.414109" calcext:value-type="float">
            <text:p>5.414109</text:p>
          </table:table-cell>
          <table:table-cell/>
          <table:table-cell office:value-type="float" office:value="22.038" calcext:value-type="float">
            <text:p>22.038</text:p>
          </table:table-cell>
          <table:table-cell office:value-type="float" office:value="0.1818477" calcext:value-type="float">
            <text:p>0.1818477</text:p>
          </table:table-cell>
          <table:table-cell office:value-type="float" office:value="0.1680577" calcext:value-type="float">
            <text:p>0.1680577</text:p>
          </table:table-cell>
        </table:table-row>
        <table:table-row table:style-name="ro1">
          <table:table-cell/>
          <table:table-cell office:value-type="float" office:value="15.819" calcext:value-type="float">
            <text:p>15.819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347113" calcext:value-type="float">
            <text:p>5.347113</text:p>
          </table:table-cell>
          <table:table-cell office:value-type="float" office:value="5.008939" calcext:value-type="float">
            <text:p>5.008939</text:p>
          </table:table-cell>
          <table:table-cell/>
          <table:table-cell office:value-type="float" office:value="22.049" calcext:value-type="float">
            <text:p>22.049</text:p>
          </table:table-cell>
          <table:table-cell office:value-type="float" office:value="0.1753983" calcext:value-type="float">
            <text:p>0.1753983</text:p>
          </table:table-cell>
          <table:table-cell office:value-type="float" office:value="0.1631045" calcext:value-type="float">
            <text:p>0.1631045</text:p>
          </table:table-cell>
        </table:table-row>
        <table:table-row table:style-name="ro1">
          <table:table-cell/>
          <table:table-cell office:value-type="float" office:value="15.83" calcext:value-type="float">
            <text:p>15.83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337615" calcext:value-type="float">
            <text:p>5.337615</text:p>
          </table:table-cell>
          <table:table-cell office:value-type="float" office:value="5.415861" calcext:value-type="float">
            <text:p>5.415861</text:p>
          </table:table-cell>
          <table:table-cell/>
          <table:table-cell office:value-type="float" office:value="22.06" calcext:value-type="float">
            <text:p>22.06</text:p>
          </table:table-cell>
          <table:table-cell office:value-type="float" office:value="0.1661138" calcext:value-type="float">
            <text:p>0.1661138</text:p>
          </table:table-cell>
          <table:table-cell office:value-type="float" office:value="0.1596178" calcext:value-type="float">
            <text:p>0.1596178</text:p>
          </table:table-cell>
        </table:table-row>
        <table:table-row table:style-name="ro1">
          <table:table-cell/>
          <table:table-cell office:value-type="float" office:value="15.842" calcext:value-type="float">
            <text:p>15.842</text:p>
          </table:table-cell>
          <table:table-cell office:value-type="float" office:value="34.6" calcext:value-type="float">
            <text:p>34.6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390394" calcext:value-type="float">
            <text:p>5.390394</text:p>
          </table:table-cell>
          <table:table-cell office:value-type="float" office:value="4.846736" calcext:value-type="float">
            <text:p>4.846736</text:p>
          </table:table-cell>
          <table:table-cell/>
          <table:table-cell office:value-type="float" office:value="22.072" calcext:value-type="float">
            <text:p>22.072</text:p>
          </table:table-cell>
          <table:table-cell office:value-type="float" office:value="0.1651316" calcext:value-type="float">
            <text:p>0.1651316</text:p>
          </table:table-cell>
          <table:table-cell office:value-type="float" office:value="0.1513508" calcext:value-type="float">
            <text:p>0.1513508</text:p>
          </table:table-cell>
        </table:table-row>
        <table:table-row table:style-name="ro1">
          <table:table-cell/>
          <table:table-cell office:value-type="float" office:value="15.854" calcext:value-type="float">
            <text:p>15.854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5.7" calcext:value-type="float">
            <text:p>35.7</text:p>
          </table:table-cell>
          <table:table-cell office:value-type="float" office:value="6.105163" calcext:value-type="float">
            <text:p>6.105163</text:p>
          </table:table-cell>
          <table:table-cell office:value-type="float" office:value="4.809834" calcext:value-type="float">
            <text:p>4.809834</text:p>
          </table:table-cell>
          <table:table-cell/>
          <table:table-cell office:value-type="float" office:value="22.084" calcext:value-type="float">
            <text:p>22.084</text:p>
          </table:table-cell>
          <table:table-cell office:value-type="float" office:value="0.16779" calcext:value-type="float">
            <text:p>0.16779</text:p>
          </table:table-cell>
          <table:table-cell office:value-type="float" office:value="0.148282" calcext:value-type="float">
            <text:p>0.148282</text:p>
          </table:table-cell>
        </table:table-row>
        <table:table-row table:style-name="ro1">
          <table:table-cell/>
          <table:table-cell office:value-type="float" office:value="15.87" calcext:value-type="float">
            <text:p>15.87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694331" calcext:value-type="float">
            <text:p>5.694331</text:p>
          </table:table-cell>
          <table:table-cell office:value-type="float" office:value="4.889716" calcext:value-type="float">
            <text:p>4.889716</text:p>
          </table:table-cell>
          <table:table-cell/>
          <table:table-cell office:value-type="float" office:value="22.096" calcext:value-type="float">
            <text:p>22.096</text:p>
          </table:table-cell>
          <table:table-cell office:value-type="float" office:value="0.1664516" calcext:value-type="float">
            <text:p>0.1664516</text:p>
          </table:table-cell>
          <table:table-cell office:value-type="float" office:value="0.1470104" calcext:value-type="float">
            <text:p>0.1470104</text:p>
          </table:table-cell>
        </table:table-row>
        <table:table-row table:style-name="ro1">
          <table:table-cell/>
          <table:table-cell office:value-type="float" office:value="15.883" calcext:value-type="float">
            <text:p>15.883</text:p>
          </table:table-cell>
          <table:table-cell table:number-columns-repeated="2" office:value-type="float" office:value="36.9" calcext:value-type="float">
            <text:p>36.9</text:p>
          </table:table-cell>
          <table:table-cell office:value-type="float" office:value="4.71373" calcext:value-type="float">
            <text:p>4.71373</text:p>
          </table:table-cell>
          <table:table-cell office:value-type="float" office:value="4.429431" calcext:value-type="float">
            <text:p>4.429431</text:p>
          </table:table-cell>
          <table:table-cell/>
          <table:table-cell office:value-type="float" office:value="22.107" calcext:value-type="float">
            <text:p>22.107</text:p>
          </table:table-cell>
          <table:table-cell office:value-type="float" office:value="0.167079" calcext:value-type="float">
            <text:p>0.167079</text:p>
          </table:table-cell>
          <table:table-cell office:value-type="float" office:value="0.1417028" calcext:value-type="float">
            <text:p>0.1417028</text:p>
          </table:table-cell>
        </table:table-row>
        <table:table-row table:style-name="ro1">
          <table:table-cell/>
          <table:table-cell office:value-type="float" office:value="15.895" calcext:value-type="float">
            <text:p>15.895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4.98592" calcext:value-type="float">
            <text:p>4.98592</text:p>
          </table:table-cell>
          <table:table-cell office:value-type="float" office:value="4.977651" calcext:value-type="float">
            <text:p>4.977651</text:p>
          </table:table-cell>
          <table:table-cell/>
          <table:table-cell office:value-type="float" office:value="22.119" calcext:value-type="float">
            <text:p>22.119</text:p>
          </table:table-cell>
          <table:table-cell office:value-type="float" office:value="0.1704339" calcext:value-type="float">
            <text:p>0.1704339</text:p>
          </table:table-cell>
          <table:table-cell office:value-type="float" office:value="0.1335321" calcext:value-type="float">
            <text:p>0.1335321</text:p>
          </table:table-cell>
        </table:table-row>
        <table:table-row table:style-name="ro1">
          <table:table-cell/>
          <table:table-cell office:value-type="float" office:value="15.907" calcext:value-type="float">
            <text:p>15.907</text:p>
          </table:table-cell>
          <table:table-cell office:value-type="float" office:value="34.5" calcext:value-type="float">
            <text:p>34.5</text:p>
          </table:table-cell>
          <table:table-cell office:value-type="float" office:value="34.2" calcext:value-type="float">
            <text:p>34.2</text:p>
          </table:table-cell>
          <table:table-cell office:value-type="float" office:value="5.355205" calcext:value-type="float">
            <text:p>5.355205</text:p>
          </table:table-cell>
          <table:table-cell office:value-type="float" office:value="5.32486" calcext:value-type="float">
            <text:p>5.32486</text:p>
          </table:table-cell>
          <table:table-cell/>
          <table:table-cell office:value-type="float" office:value="22.13" calcext:value-type="float">
            <text:p>22.13</text:p>
          </table:table-cell>
          <table:table-cell office:value-type="float" office:value="0.1657353" calcext:value-type="float">
            <text:p>0.1657353</text:p>
          </table:table-cell>
          <table:table-cell office:value-type="float" office:value="0.1299525" calcext:value-type="float">
            <text:p>0.1299525</text:p>
          </table:table-cell>
        </table:table-row>
        <table:table-row table:style-name="ro1">
          <table:table-cell/>
          <table:table-cell office:value-type="float" office:value="15.919" calcext:value-type="float">
            <text:p>15.919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4.887406" calcext:value-type="float">
            <text:p>4.887406</text:p>
          </table:table-cell>
          <table:table-cell office:value-type="float" office:value="5.089942" calcext:value-type="float">
            <text:p>5.089942</text:p>
          </table:table-cell>
          <table:table-cell/>
          <table:table-cell office:value-type="float" office:value="22.143" calcext:value-type="float">
            <text:p>22.143</text:p>
          </table:table-cell>
          <table:table-cell office:value-type="float" office:value="0.1504675" calcext:value-type="float">
            <text:p>0.1504675</text:p>
          </table:table-cell>
          <table:table-cell office:value-type="float" office:value="0.1256677" calcext:value-type="float">
            <text:p>0.1256677</text:p>
          </table:table-cell>
        </table:table-row>
        <table:table-row table:style-name="ro1">
          <table:table-cell/>
          <table:table-cell office:value-type="float" office:value="15.931" calcext:value-type="float">
            <text:p>15.931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35822" calcext:value-type="float">
            <text:p>5.35822</text:p>
          </table:table-cell>
          <table:table-cell office:value-type="float" office:value="5.053706" calcext:value-type="float">
            <text:p>5.053706</text:p>
          </table:table-cell>
          <table:table-cell/>
          <table:table-cell office:value-type="float" office:value="22.154" calcext:value-type="float">
            <text:p>22.154</text:p>
          </table:table-cell>
          <table:table-cell office:value-type="float" office:value="0.1455737" calcext:value-type="float">
            <text:p>0.1455737</text:p>
          </table:table-cell>
          <table:table-cell office:value-type="float" office:value="0.1258608" calcext:value-type="float">
            <text:p>0.1258608</text:p>
          </table:table-cell>
        </table:table-row>
        <table:table-row table:style-name="ro1">
          <table:table-cell/>
          <table:table-cell office:value-type="float" office:value="15.945" calcext:value-type="float">
            <text:p>15.945</text:p>
          </table:table-cell>
          <table:table-cell office:value-type="float" office:value="33.1" calcext:value-type="float">
            <text:p>33.1</text:p>
          </table:table-cell>
          <table:table-cell office:value-type="float" office:value="35.1" calcext:value-type="float">
            <text:p>35.1</text:p>
          </table:table-cell>
          <table:table-cell office:value-type="float" office:value="5.885049" calcext:value-type="float">
            <text:p>5.885049</text:p>
          </table:table-cell>
          <table:table-cell office:value-type="float" office:value="5.046353" calcext:value-type="float">
            <text:p>5.046353</text:p>
          </table:table-cell>
          <table:table-cell/>
          <table:table-cell office:value-type="float" office:value="22.166" calcext:value-type="float">
            <text:p>22.166</text:p>
          </table:table-cell>
          <table:table-cell office:value-type="float" office:value="0.1403489" calcext:value-type="float">
            <text:p>0.1403489</text:p>
          </table:table-cell>
          <table:table-cell office:value-type="float" office:value="0.1250312" calcext:value-type="float">
            <text:p>0.1250312</text:p>
          </table:table-cell>
        </table:table-row>
        <table:table-row table:style-name="ro1">
          <table:table-cell/>
          <table:table-cell office:value-type="float" office:value="15.958" calcext:value-type="float">
            <text:p>15.958</text:p>
          </table:table-cell>
          <table:table-cell office:value-type="float" office:value="37.1" calcext:value-type="float">
            <text:p>37.1</text:p>
          </table:table-cell>
          <table:table-cell office:value-type="float" office:value="34" calcext:value-type="float">
            <text:p>34</text:p>
          </table:table-cell>
          <table:table-cell office:value-type="float" office:value="4.689445" calcext:value-type="float">
            <text:p>4.689445</text:p>
          </table:table-cell>
          <table:table-cell office:value-type="float" office:value="5.402158" calcext:value-type="float">
            <text:p>5.402158</text:p>
          </table:table-cell>
          <table:table-cell/>
          <table:table-cell office:value-type="float" office:value="22.178" calcext:value-type="float">
            <text:p>22.178</text:p>
          </table:table-cell>
          <table:table-cell office:value-type="float" office:value="0.1423446" calcext:value-type="float">
            <text:p>0.1423446</text:p>
          </table:table-cell>
          <table:table-cell office:value-type="float" office:value="0.1154442" calcext:value-type="float">
            <text:p>0.1154442</text:p>
          </table:table-cell>
        </table:table-row>
        <table:table-row table:style-name="ro1">
          <table:table-cell/>
          <table:table-cell office:value-type="float" office:value="15.969" calcext:value-type="float">
            <text:p>15.969</text:p>
          </table:table-cell>
          <table:table-cell office:value-type="float" office:value="34" calcext:value-type="float">
            <text:p>34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459708" calcext:value-type="float">
            <text:p>5.459708</text:p>
          </table:table-cell>
          <table:table-cell office:value-type="float" office:value="5.28824" calcext:value-type="float">
            <text:p>5.28824</text:p>
          </table:table-cell>
          <table:table-cell/>
          <table:table-cell office:value-type="float" office:value="22.189" calcext:value-type="float">
            <text:p>22.189</text:p>
          </table:table-cell>
          <table:table-cell office:value-type="float" office:value="0.143182" calcext:value-type="float">
            <text:p>0.143182</text:p>
          </table:table-cell>
          <table:table-cell office:value-type="float" office:value="0.1132906" calcext:value-type="float">
            <text:p>0.1132906</text:p>
          </table:table-cell>
        </table:table-row>
        <table:table-row table:style-name="ro1">
          <table:table-cell/>
          <table:table-cell office:value-type="float" office:value="15.981" calcext:value-type="float">
            <text:p>15.981</text:p>
          </table:table-cell>
          <table:table-cell office:value-type="float" office:value="34.2" calcext:value-type="float">
            <text:p>34.2</text:p>
          </table:table-cell>
          <table:table-cell office:value-type="float" office:value="36.6" calcext:value-type="float">
            <text:p>36.6</text:p>
          </table:table-cell>
          <table:table-cell office:value-type="float" office:value="5.547892" calcext:value-type="float">
            <text:p>5.547892</text:p>
          </table:table-cell>
          <table:table-cell office:value-type="float" office:value="4.604627" calcext:value-type="float">
            <text:p>4.604627</text:p>
          </table:table-cell>
          <table:table-cell/>
          <table:table-cell office:value-type="float" office:value="22.205" calcext:value-type="float">
            <text:p>22.205</text:p>
          </table:table-cell>
          <table:table-cell office:value-type="float" office:value="0.1413296" calcext:value-type="float">
            <text:p>0.1413296</text:p>
          </table:table-cell>
          <table:table-cell office:value-type="float" office:value="0.1072158" calcext:value-type="float">
            <text:p>0.1072158</text:p>
          </table:table-cell>
        </table:table-row>
        <table:table-row table:style-name="ro1">
          <table:table-cell/>
          <table:table-cell office:value-type="float" office:value="15.993" calcext:value-type="float">
            <text:p>15.99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283496" calcext:value-type="float">
            <text:p>5.283496</text:p>
          </table:table-cell>
          <table:table-cell office:value-type="float" office:value="5.238287" calcext:value-type="float">
            <text:p>5.238287</text:p>
          </table:table-cell>
          <table:table-cell/>
          <table:table-cell office:value-type="float" office:value="22.217" calcext:value-type="float">
            <text:p>22.217</text:p>
          </table:table-cell>
          <table:table-cell office:value-type="float" office:value="0.1388474" calcext:value-type="float">
            <text:p>0.1388474</text:p>
          </table:table-cell>
          <table:table-cell office:value-type="float" office:value="0.1067628" calcext:value-type="float">
            <text:p>0.1067628</text:p>
          </table:table-cell>
        </table:table-row>
        <table:table-row table:style-name="ro1">
          <table:table-cell/>
          <table:table-cell office:value-type="float" office:value="16.006" calcext:value-type="float">
            <text:p>16.006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425938" calcext:value-type="float">
            <text:p>5.425938</text:p>
          </table:table-cell>
          <table:table-cell office:value-type="float" office:value="4.844353" calcext:value-type="float">
            <text:p>4.844353</text:p>
          </table:table-cell>
          <table:table-cell/>
          <table:table-cell office:value-type="float" office:value="22.228" calcext:value-type="float">
            <text:p>22.228</text:p>
          </table:table-cell>
          <table:table-cell office:value-type="float" office:value="0.1248105" calcext:value-type="float">
            <text:p>0.1248105</text:p>
          </table:table-cell>
          <table:table-cell office:value-type="float" office:value="0.1091075" calcext:value-type="float">
            <text:p>0.1091075</text:p>
          </table:table-cell>
        </table:table-row>
        <table:table-row table:style-name="ro1">
          <table:table-cell/>
          <table:table-cell office:value-type="float" office:value="16.018" calcext:value-type="float">
            <text:p>16.018</text:p>
          </table:table-cell>
          <table:table-cell office:value-type="float" office:value="32.3" calcext:value-type="float">
            <text:p>32.3</text:p>
          </table:table-cell>
          <table:table-cell office:value-type="float" office:value="36.2" calcext:value-type="float">
            <text:p>36.2</text:p>
          </table:table-cell>
          <table:table-cell office:value-type="float" office:value="6.158154" calcext:value-type="float">
            <text:p>6.158154</text:p>
          </table:table-cell>
          <table:table-cell office:value-type="float" office:value="4.647123" calcext:value-type="float">
            <text:p>4.647123</text:p>
          </table:table-cell>
          <table:table-cell/>
          <table:table-cell office:value-type="float" office:value="22.239" calcext:value-type="float">
            <text:p>22.239</text:p>
          </table:table-cell>
          <table:table-cell office:value-type="float" office:value="0.1147776" calcext:value-type="float">
            <text:p>0.1147776</text:p>
          </table:table-cell>
          <table:table-cell office:value-type="float" office:value="0.1099004" calcext:value-type="float">
            <text:p>0.1099004</text:p>
          </table:table-cell>
        </table:table-row>
        <table:table-row table:style-name="ro1">
          <table:table-cell/>
          <table:table-cell office:value-type="float" office:value="16.029" calcext:value-type="float">
            <text:p>16.029</text:p>
          </table:table-cell>
          <table:table-cell office:value-type="float" office:value="35.8" calcext:value-type="float">
            <text:p>35.8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165649" calcext:value-type="float">
            <text:p>5.165649</text:p>
          </table:table-cell>
          <table:table-cell office:value-type="float" office:value="4.760065" calcext:value-type="float">
            <text:p>4.760065</text:p>
          </table:table-cell>
          <table:table-cell/>
          <table:table-cell office:value-type="float" office:value="22.251" calcext:value-type="float">
            <text:p>22.251</text:p>
          </table:table-cell>
          <table:table-cell office:value-type="float" office:value="0.1098747" calcext:value-type="float">
            <text:p>0.1098747</text:p>
          </table:table-cell>
          <table:table-cell office:value-type="float" office:value="0.1071529" calcext:value-type="float">
            <text:p>0.1071529</text:p>
          </table:table-cell>
        </table:table-row>
        <table:table-row table:style-name="ro1">
          <table:table-cell/>
          <table:table-cell office:value-type="float" office:value="16.042" calcext:value-type="float">
            <text:p>16.042</text:p>
          </table:table-cell>
          <table:table-cell office:value-type="float" office:value="35.8" calcext:value-type="float">
            <text:p>35.8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4.968724" calcext:value-type="float">
            <text:p>4.968724</text:p>
          </table:table-cell>
          <table:table-cell office:value-type="float" office:value="5.172654" calcext:value-type="float">
            <text:p>5.172654</text:p>
          </table:table-cell>
          <table:table-cell/>
          <table:table-cell office:value-type="float" office:value="22.263" calcext:value-type="float">
            <text:p>22.263</text:p>
          </table:table-cell>
          <table:table-cell office:value-type="float" office:value="0.1052574" calcext:value-type="float">
            <text:p>0.1052574</text:p>
          </table:table-cell>
          <table:table-cell office:value-type="float" office:value="0.1068799" calcext:value-type="float">
            <text:p>0.1068799</text:p>
          </table:table-cell>
        </table:table-row>
        <table:table-row table:style-name="ro1">
          <table:table-cell/>
          <table:table-cell office:value-type="float" office:value="16.061" calcext:value-type="float">
            <text:p>16.061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147123" calcext:value-type="float">
            <text:p>5.147123</text:p>
          </table:table-cell>
          <table:table-cell office:value-type="float" office:value="4.821077" calcext:value-type="float">
            <text:p>4.821077</text:p>
          </table:table-cell>
          <table:table-cell/>
          <table:table-cell office:value-type="float" office:value="22.276" calcext:value-type="float">
            <text:p>22.276</text:p>
          </table:table-cell>
          <table:table-cell office:value-type="float" office:value="0.1044573" calcext:value-type="float">
            <text:p>0.1044573</text:p>
          </table:table-cell>
          <table:table-cell office:value-type="float" office:value="0.09674543" calcext:value-type="float">
            <text:p>0.09674543</text:p>
          </table:table-cell>
        </table:table-row>
        <table:table-row table:style-name="ro1">
          <table:table-cell/>
          <table:table-cell office:value-type="float" office:value="16.072" calcext:value-type="float">
            <text:p>16.072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4.825785" calcext:value-type="float">
            <text:p>4.825785</text:p>
          </table:table-cell>
          <table:table-cell office:value-type="float" office:value="5.119346" calcext:value-type="float">
            <text:p>5.119346</text:p>
          </table:table-cell>
          <table:table-cell/>
          <table:table-cell office:value-type="float" office:value="22.287" calcext:value-type="float">
            <text:p>22.287</text:p>
          </table:table-cell>
          <table:table-cell office:value-type="float" office:value="0.1053537" calcext:value-type="float">
            <text:p>0.1053537</text:p>
          </table:table-cell>
          <table:table-cell office:value-type="float" office:value="0.09161211" calcext:value-type="float">
            <text:p>0.09161211</text:p>
          </table:table-cell>
        </table:table-row>
        <table:table-row table:style-name="ro1">
          <table:table-cell/>
          <table:table-cell office:value-type="float" office:value="16.084" calcext:value-type="float">
            <text:p>16.084</text:p>
          </table:table-cell>
          <table:table-cell office:value-type="float" office:value="36.2" calcext:value-type="float">
            <text:p>36.2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4.773514" calcext:value-type="float">
            <text:p>4.773514</text:p>
          </table:table-cell>
          <table:table-cell office:value-type="float" office:value="5.113338" calcext:value-type="float">
            <text:p>5.113338</text:p>
          </table:table-cell>
          <table:table-cell/>
          <table:table-cell office:value-type="float" office:value="22.299" calcext:value-type="float">
            <text:p>22.299</text:p>
          </table:table-cell>
          <table:table-cell office:value-type="float" office:value="0.1040521" calcext:value-type="float">
            <text:p>0.1040521</text:p>
          </table:table-cell>
          <table:table-cell office:value-type="float" office:value="0.09126119" calcext:value-type="float">
            <text:p>0.09126119</text:p>
          </table:table-cell>
        </table:table-row>
        <table:table-row table:style-name="ro1">
          <table:table-cell/>
          <table:table-cell office:value-type="float" office:value="16.095" calcext:value-type="float">
            <text:p>16.095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20787" calcext:value-type="float">
            <text:p>5.20787</text:p>
          </table:table-cell>
          <table:table-cell office:value-type="float" office:value="4.841042" calcext:value-type="float">
            <text:p>4.841042</text:p>
          </table:table-cell>
          <table:table-cell/>
          <table:table-cell office:value-type="float" office:value="22.311" calcext:value-type="float">
            <text:p>22.311</text:p>
          </table:table-cell>
          <table:table-cell office:value-type="float" office:value="0.1088645" calcext:value-type="float">
            <text:p>0.1088645</text:p>
          </table:table-cell>
          <table:table-cell office:value-type="float" office:value="0.09075577" calcext:value-type="float">
            <text:p>0.09075577</text:p>
          </table:table-cell>
        </table:table-row>
        <table:table-row table:style-name="ro1">
          <table:table-cell/>
          <table:table-cell office:value-type="float" office:value="16.106" calcext:value-type="float">
            <text:p>16.106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684032" calcext:value-type="float">
            <text:p>5.684032</text:p>
          </table:table-cell>
          <table:table-cell office:value-type="float" office:value="4.635367" calcext:value-type="float">
            <text:p>4.635367</text:p>
          </table:table-cell>
          <table:table-cell/>
          <table:table-cell office:value-type="float" office:value="22.323" calcext:value-type="float">
            <text:p>22.323</text:p>
          </table:table-cell>
          <table:table-cell office:value-type="float" office:value="0.1131362" calcext:value-type="float">
            <text:p>0.1131362</text:p>
          </table:table-cell>
          <table:table-cell office:value-type="float" office:value="0.09363347" calcext:value-type="float">
            <text:p>0.09363347</text:p>
          </table:table-cell>
        </table:table-row>
        <table:table-row table:style-name="ro1">
          <table:table-cell/>
          <table:table-cell office:value-type="float" office:value="16.117" calcext:value-type="float">
            <text:p>16.117</text:p>
          </table:table-cell>
          <table:table-cell office:value-type="float" office:value="35.9" calcext:value-type="float">
            <text:p>35.9</text:p>
          </table:table-cell>
          <table:table-cell office:value-type="float" office:value="34.5" calcext:value-type="float">
            <text:p>34.5</text:p>
          </table:table-cell>
          <table:table-cell office:value-type="float" office:value="5.041451" calcext:value-type="float">
            <text:p>5.041451</text:p>
          </table:table-cell>
          <table:table-cell office:value-type="float" office:value="5.157993" calcext:value-type="float">
            <text:p>5.157993</text:p>
          </table:table-cell>
          <table:table-cell/>
          <table:table-cell office:value-type="float" office:value="22.338" calcext:value-type="float">
            <text:p>22.338</text:p>
          </table:table-cell>
          <table:table-cell office:value-type="float" office:value="0.1068523" calcext:value-type="float">
            <text:p>0.1068523</text:p>
          </table:table-cell>
          <table:table-cell office:value-type="float" office:value="0.09544578" calcext:value-type="float">
            <text:p>0.09544578</text:p>
          </table:table-cell>
        </table:table-row>
        <table:table-row table:style-name="ro1">
          <table:table-cell/>
          <table:table-cell office:value-type="float" office:value="16.128" calcext:value-type="float">
            <text:p>16.128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216982" calcext:value-type="float">
            <text:p>5.216982</text:p>
          </table:table-cell>
          <table:table-cell office:value-type="float" office:value="5.239855" calcext:value-type="float">
            <text:p>5.239855</text:p>
          </table:table-cell>
          <table:table-cell/>
          <table:table-cell office:value-type="float" office:value="22.35" calcext:value-type="float">
            <text:p>22.35</text:p>
          </table:table-cell>
          <table:table-cell office:value-type="float" office:value="0.1042346" calcext:value-type="float">
            <text:p>0.1042346</text:p>
          </table:table-cell>
          <table:table-cell office:value-type="float" office:value="0.09425014" calcext:value-type="float">
            <text:p>0.09425014</text:p>
          </table:table-cell>
        </table:table-row>
        <table:table-row table:style-name="ro1">
          <table:table-cell/>
          <table:table-cell office:value-type="float" office:value="16.139" calcext:value-type="float">
            <text:p>16.139</text:p>
          </table:table-cell>
          <table:table-cell office:value-type="float" office:value="33.4" calcext:value-type="float">
            <text:p>33.4</text:p>
          </table:table-cell>
          <table:table-cell office:value-type="float" office:value="36.6" calcext:value-type="float">
            <text:p>36.6</text:p>
          </table:table-cell>
          <table:table-cell office:value-type="float" office:value="5.760892" calcext:value-type="float">
            <text:p>5.760892</text:p>
          </table:table-cell>
          <table:table-cell office:value-type="float" office:value="4.594929" calcext:value-type="float">
            <text:p>4.594929</text:p>
          </table:table-cell>
          <table:table-cell/>
          <table:table-cell office:value-type="float" office:value="22.361" calcext:value-type="float">
            <text:p>22.361</text:p>
          </table:table-cell>
          <table:table-cell office:value-type="float" office:value="0.09684175" calcext:value-type="float">
            <text:p>0.09684175</text:p>
          </table:table-cell>
          <table:table-cell office:value-type="float" office:value="0.09265911" calcext:value-type="float">
            <text:p>0.09265911</text:p>
          </table:table-cell>
        </table:table-row>
        <table:table-row table:style-name="ro1">
          <table:table-cell/>
          <table:table-cell office:value-type="float" office:value="16.15" calcext:value-type="float">
            <text:p>16.15</text:p>
          </table:table-cell>
          <table:table-cell office:value-type="float" office:value="36.3" calcext:value-type="float">
            <text:p>36.3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4.926108" calcext:value-type="float">
            <text:p>4.926108</text:p>
          </table:table-cell>
          <table:table-cell office:value-type="float" office:value="5.463369" calcext:value-type="float">
            <text:p>5.463369</text:p>
          </table:table-cell>
          <table:table-cell/>
          <table:table-cell office:value-type="float" office:value="22.373" calcext:value-type="float">
            <text:p>22.373</text:p>
          </table:table-cell>
          <table:table-cell office:value-type="float" office:value="0.08965177" calcext:value-type="float">
            <text:p>0.08965177</text:p>
          </table:table-cell>
          <table:table-cell office:value-type="float" office:value="0.07848671" calcext:value-type="float">
            <text:p>0.07848671</text:p>
          </table:table-cell>
        </table:table-row>
        <table:table-row table:style-name="ro1">
          <table:table-cell/>
          <table:table-cell office:value-type="float" office:value="16.161" calcext:value-type="float">
            <text:p>16.161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1612" calcext:value-type="float">
            <text:p>5.1612</text:p>
          </table:table-cell>
          <table:table-cell office:value-type="float" office:value="5.397082" calcext:value-type="float">
            <text:p>5.397082</text:p>
          </table:table-cell>
          <table:table-cell/>
          <table:table-cell office:value-type="float" office:value="22.384" calcext:value-type="float">
            <text:p>22.384</text:p>
          </table:table-cell>
          <table:table-cell office:value-type="float" office:value="0.08516463" calcext:value-type="float">
            <text:p>0.08516463</text:p>
          </table:table-cell>
          <table:table-cell office:value-type="float" office:value="0.07714441" calcext:value-type="float">
            <text:p>0.07714441</text:p>
          </table:table-cell>
        </table:table-row>
        <table:table-row table:style-name="ro1">
          <table:table-cell/>
          <table:table-cell office:value-type="float" office:value="16.172" calcext:value-type="float">
            <text:p>16.172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6.215325" calcext:value-type="float">
            <text:p>6.215325</text:p>
          </table:table-cell>
          <table:table-cell office:value-type="float" office:value="4.993301" calcext:value-type="float">
            <text:p>4.993301</text:p>
          </table:table-cell>
          <table:table-cell/>
          <table:table-cell office:value-type="float" office:value="22.396" calcext:value-type="float">
            <text:p>22.396</text:p>
          </table:table-cell>
          <table:table-cell office:value-type="float" office:value="0.08633015" calcext:value-type="float">
            <text:p>0.08633015</text:p>
          </table:table-cell>
          <table:table-cell office:value-type="float" office:value="0.07335142" calcext:value-type="float">
            <text:p>0.07335142</text:p>
          </table:table-cell>
        </table:table-row>
        <table:table-row table:style-name="ro1">
          <table:table-cell/>
          <table:table-cell office:value-type="float" office:value="16.184" calcext:value-type="float">
            <text:p>16.184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459788" calcext:value-type="float">
            <text:p>5.459788</text:p>
          </table:table-cell>
          <table:table-cell office:value-type="float" office:value="4.988854" calcext:value-type="float">
            <text:p>4.988854</text:p>
          </table:table-cell>
          <table:table-cell/>
          <table:table-cell office:value-type="float" office:value="22.408" calcext:value-type="float">
            <text:p>22.408</text:p>
          </table:table-cell>
          <table:table-cell office:value-type="float" office:value="0.08782439" calcext:value-type="float">
            <text:p>0.08782439</text:p>
          </table:table-cell>
          <table:table-cell office:value-type="float" office:value="0.07178062" calcext:value-type="float">
            <text:p>0.07178062</text:p>
          </table:table-cell>
        </table:table-row>
        <table:table-row table:style-name="ro1">
          <table:table-cell/>
          <table:table-cell office:value-type="float" office:value="16.195" calcext:value-type="float">
            <text:p>16.195</text:p>
          </table:table-cell>
          <table:table-cell office:value-type="float" office:value="36.1" calcext:value-type="float">
            <text:p>36.1</text:p>
          </table:table-cell>
          <table:table-cell office:value-type="float" office:value="34.7" calcext:value-type="float">
            <text:p>34.7</text:p>
          </table:table-cell>
          <table:table-cell office:value-type="float" office:value="4.930277" calcext:value-type="float">
            <text:p>4.930277</text:p>
          </table:table-cell>
          <table:table-cell office:value-type="float" office:value="5.161409" calcext:value-type="float">
            <text:p>5.161409</text:p>
          </table:table-cell>
          <table:table-cell/>
          <table:table-cell office:value-type="float" office:value="22.419" calcext:value-type="float">
            <text:p>22.419</text:p>
          </table:table-cell>
          <table:table-cell office:value-type="float" office:value="0.08853542" calcext:value-type="float">
            <text:p>0.08853542</text:p>
          </table:table-cell>
          <table:table-cell office:value-type="float" office:value="0.0718828" calcext:value-type="float">
            <text:p>0.0718828</text:p>
          </table:table-cell>
        </table:table-row>
        <table:table-row table:style-name="ro1">
          <table:table-cell/>
          <table:table-cell office:value-type="float" office:value="16.206" calcext:value-type="float">
            <text:p>16.206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5.194027" calcext:value-type="float">
            <text:p>5.194027</text:p>
          </table:table-cell>
          <table:table-cell office:value-type="float" office:value="5.152289" calcext:value-type="float">
            <text:p>5.152289</text:p>
          </table:table-cell>
          <table:table-cell/>
          <table:table-cell office:value-type="float" office:value="22.431" calcext:value-type="float">
            <text:p>22.431</text:p>
          </table:table-cell>
          <table:table-cell office:value-type="float" office:value="0.09140198" calcext:value-type="float">
            <text:p>0.09140198</text:p>
          </table:table-cell>
          <table:table-cell office:value-type="float" office:value="0.07280005" calcext:value-type="float">
            <text:p>0.07280005</text:p>
          </table:table-cell>
        </table:table-row>
        <table:table-row table:style-name="ro1">
          <table:table-cell/>
          <table:table-cell office:value-type="float" office:value="16.217" calcext:value-type="float">
            <text:p>16.217</text:p>
          </table:table-cell>
          <table:table-cell office:value-type="float" office:value="34.8" calcext:value-type="float">
            <text:p>34.8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301075" calcext:value-type="float">
            <text:p>5.301075</text:p>
          </table:table-cell>
          <table:table-cell office:value-type="float" office:value="4.825467" calcext:value-type="float">
            <text:p>4.825467</text:p>
          </table:table-cell>
          <table:table-cell/>
          <table:table-cell office:value-type="float" office:value="22.443" calcext:value-type="float">
            <text:p>22.443</text:p>
          </table:table-cell>
          <table:table-cell office:value-type="float" office:value="0.09823969" calcext:value-type="float">
            <text:p>0.09823969</text:p>
          </table:table-cell>
          <table:table-cell office:value-type="float" office:value="0.07334947" calcext:value-type="float">
            <text:p>0.07334947</text:p>
          </table:table-cell>
        </table:table-row>
        <table:table-row table:style-name="ro1">
          <table:table-cell/>
          <table:table-cell office:value-type="float" office:value="16.228" calcext:value-type="float">
            <text:p>16.228</text:p>
          </table:table-cell>
          <table:table-cell office:value-type="float" office:value="34.7" calcext:value-type="float">
            <text:p>34.7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35496" calcext:value-type="float">
            <text:p>5.35496</text:p>
          </table:table-cell>
          <table:table-cell office:value-type="float" office:value="5.215669" calcext:value-type="float">
            <text:p>5.215669</text:p>
          </table:table-cell>
          <table:table-cell/>
          <table:table-cell office:value-type="float" office:value="22.455" calcext:value-type="float">
            <text:p>22.455</text:p>
          </table:table-cell>
          <table:table-cell office:value-type="float" office:value="0.09939072" calcext:value-type="float">
            <text:p>0.09939072</text:p>
          </table:table-cell>
          <table:table-cell office:value-type="float" office:value="0.07329187" calcext:value-type="float">
            <text:p>0.07329187</text:p>
          </table:table-cell>
        </table:table-row>
        <table:table-row table:style-name="ro1">
          <table:table-cell/>
          <table:table-cell office:value-type="float" office:value="16.239" calcext:value-type="float">
            <text:p>16.239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4.770049" calcext:value-type="float">
            <text:p>4.770049</text:p>
          </table:table-cell>
          <table:table-cell office:value-type="float" office:value="5.358064" calcext:value-type="float">
            <text:p>5.358064</text:p>
          </table:table-cell>
          <table:table-cell/>
          <table:table-cell office:value-type="float" office:value="22.47" calcext:value-type="float">
            <text:p>22.47</text:p>
          </table:table-cell>
          <table:table-cell office:value-type="float" office:value="0.09551979" calcext:value-type="float">
            <text:p>0.09551979</text:p>
          </table:table-cell>
          <table:table-cell office:value-type="float" office:value="0.0673289" calcext:value-type="float">
            <text:p>0.0673289</text:p>
          </table:table-cell>
        </table:table-row>
        <table:table-row table:style-name="ro1">
          <table:table-cell/>
          <table:table-cell office:value-type="float" office:value="16.252" calcext:value-type="float">
            <text:p>16.252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5.553361" calcext:value-type="float">
            <text:p>5.553361</text:p>
          </table:table-cell>
          <table:table-cell office:value-type="float" office:value="5.310122" calcext:value-type="float">
            <text:p>5.310122</text:p>
          </table:table-cell>
          <table:table-cell/>
          <table:table-cell office:value-type="float" office:value="22.483" calcext:value-type="float">
            <text:p>22.483</text:p>
          </table:table-cell>
          <table:table-cell office:value-type="float" office:value="0.09675991" calcext:value-type="float">
            <text:p>0.09675991</text:p>
          </table:table-cell>
          <table:table-cell office:value-type="float" office:value="0.06718223" calcext:value-type="float">
            <text:p>0.06718223</text:p>
          </table:table-cell>
        </table:table-row>
        <table:table-row table:style-name="ro1">
          <table:table-cell/>
          <table:table-cell office:value-type="float" office:value="16.263" calcext:value-type="float">
            <text:p>16.263</text:p>
          </table:table-cell>
          <table:table-cell office:value-type="float" office:value="35.7" calcext:value-type="float">
            <text:p>35.7</text:p>
          </table:table-cell>
          <table:table-cell office:value-type="float" office:value="35.1" calcext:value-type="float">
            <text:p>35.1</text:p>
          </table:table-cell>
          <table:table-cell office:value-type="float" office:value="5.080709" calcext:value-type="float">
            <text:p>5.080709</text:p>
          </table:table-cell>
          <table:table-cell office:value-type="float" office:value="5.094538" calcext:value-type="float">
            <text:p>5.094538</text:p>
          </table:table-cell>
          <table:table-cell/>
          <table:table-cell office:value-type="float" office:value="22.494" calcext:value-type="float">
            <text:p>22.494</text:p>
          </table:table-cell>
          <table:table-cell office:value-type="float" office:value="0.09029798" calcext:value-type="float">
            <text:p>0.09029798</text:p>
          </table:table-cell>
          <table:table-cell office:value-type="float" office:value="0.06581383" calcext:value-type="float">
            <text:p>0.06581383</text:p>
          </table:table-cell>
        </table:table-row>
        <table:table-row table:style-name="ro1">
          <table:table-cell/>
          <table:table-cell office:value-type="float" office:value="16.276" calcext:value-type="float">
            <text:p>16.276</text:p>
          </table:table-cell>
          <table:table-cell office:value-type="float" office:value="36.93333" calcext:value-type="float">
            <text:p>36.93333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4.586199" calcext:value-type="float">
            <text:p>4.586199</text:p>
          </table:table-cell>
          <table:table-cell office:value-type="float" office:value="5.095105" calcext:value-type="float">
            <text:p>5.095105</text:p>
          </table:table-cell>
          <table:table-cell/>
          <table:table-cell office:value-type="float" office:value="22.506" calcext:value-type="float">
            <text:p>22.506</text:p>
          </table:table-cell>
          <table:table-cell office:value-type="float" office:value="0.08500487" calcext:value-type="float">
            <text:p>0.08500487</text:p>
          </table:table-cell>
          <table:table-cell office:value-type="float" office:value="0.06624073" calcext:value-type="float">
            <text:p>0.06624073</text:p>
          </table:table-cell>
        </table:table-row>
        <table:table-row table:style-name="ro1">
          <table:table-cell/>
          <table:table-cell office:value-type="float" office:value="16.288" calcext:value-type="float">
            <text:p>16.288</text:p>
          </table:table-cell>
          <table:table-cell office:value-type="float" office:value="35" calcext:value-type="float">
            <text:p>35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5.116914" calcext:value-type="float">
            <text:p>5.116914</text:p>
          </table:table-cell>
          <table:table-cell office:value-type="float" office:value="5.485251" calcext:value-type="float">
            <text:p>5.485251</text:p>
          </table:table-cell>
          <table:table-cell/>
          <table:table-cell office:value-type="float" office:value="22.518" calcext:value-type="float">
            <text:p>22.518</text:p>
          </table:table-cell>
          <table:table-cell office:value-type="float" office:value="0.08400578" calcext:value-type="float">
            <text:p>0.08400578</text:p>
          </table:table-cell>
          <table:table-cell office:value-type="float" office:value="0.06461292" calcext:value-type="float">
            <text:p>0.06461292</text:p>
          </table:table-cell>
        </table:table-row>
        <table:table-row table:style-name="ro1">
          <table:table-cell/>
          <table:table-cell office:value-type="float" office:value="16.299" calcext:value-type="float">
            <text:p>16.299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818151" calcext:value-type="float">
            <text:p>5.818151</text:p>
          </table:table-cell>
          <table:table-cell office:value-type="float" office:value="4.880198" calcext:value-type="float">
            <text:p>4.880198</text:p>
          </table:table-cell>
          <table:table-cell/>
          <table:table-cell office:value-type="float" office:value="22.53" calcext:value-type="float">
            <text:p>22.53</text:p>
          </table:table-cell>
          <table:table-cell office:value-type="float" office:value="0.07622129" calcext:value-type="float">
            <text:p>0.07622129</text:p>
          </table:table-cell>
          <table:table-cell office:value-type="float" office:value="0.06336694" calcext:value-type="float">
            <text:p>0.06336694</text:p>
          </table:table-cell>
        </table:table-row>
        <table:table-row table:style-name="ro1">
          <table:table-cell/>
          <table:table-cell office:value-type="float" office:value="16.311" calcext:value-type="float">
            <text:p>16.311</text:p>
          </table:table-cell>
          <table:table-cell office:value-type="float" office:value="36.7" calcext:value-type="float">
            <text:p>36.7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4.808577" calcext:value-type="float">
            <text:p>4.808577</text:p>
          </table:table-cell>
          <table:table-cell office:value-type="float" office:value="4.63038" calcext:value-type="float">
            <text:p>4.63038</text:p>
          </table:table-cell>
          <table:table-cell/>
          <table:table-cell office:value-type="float" office:value="22.542" calcext:value-type="float">
            <text:p>22.542</text:p>
          </table:table-cell>
          <table:table-cell office:value-type="float" office:value="0.07795705" calcext:value-type="float">
            <text:p>0.07795705</text:p>
          </table:table-cell>
          <table:table-cell office:value-type="float" office:value="0.06361187" calcext:value-type="float">
            <text:p>0.06361187</text:p>
          </table:table-cell>
        </table:table-row>
        <table:table-row table:style-name="ro1">
          <table:table-cell/>
          <table:table-cell office:value-type="float" office:value="16.324" calcext:value-type="float">
            <text:p>16.324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831877" calcext:value-type="float">
            <text:p>5.831877</text:p>
          </table:table-cell>
          <table:table-cell office:value-type="float" office:value="4.72237" calcext:value-type="float">
            <text:p>4.72237</text:p>
          </table:table-cell>
          <table:table-cell/>
          <table:table-cell office:value-type="float" office:value="22.553" calcext:value-type="float">
            <text:p>22.553</text:p>
          </table:table-cell>
          <table:table-cell office:value-type="float" office:value="0.07705006" calcext:value-type="float">
            <text:p>0.07705006</text:p>
          </table:table-cell>
          <table:table-cell office:value-type="float" office:value="0.06574314" calcext:value-type="float">
            <text:p>0.06574314</text:p>
          </table:table-cell>
        </table:table-row>
        <table:table-row table:style-name="ro1">
          <table:table-cell/>
          <table:table-cell office:value-type="float" office:value="16.338" calcext:value-type="float">
            <text:p>16.338</text:p>
          </table:table-cell>
          <table:table-cell office:value-type="float" office:value="35.7" calcext:value-type="float">
            <text:p>35.7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135694" calcext:value-type="float">
            <text:p>5.135694</text:p>
          </table:table-cell>
          <table:table-cell office:value-type="float" office:value="5.391011" calcext:value-type="float">
            <text:p>5.391011</text:p>
          </table:table-cell>
          <table:table-cell/>
          <table:table-cell office:value-type="float" office:value="22.565" calcext:value-type="float">
            <text:p>22.565</text:p>
          </table:table-cell>
          <table:table-cell office:value-type="float" office:value="0.07148728" calcext:value-type="float">
            <text:p>0.07148728</text:p>
          </table:table-cell>
          <table:table-cell office:value-type="float" office:value="0.0705851" calcext:value-type="float">
            <text:p>0.0705851</text:p>
          </table:table-cell>
        </table:table-row>
        <table:table-row table:style-name="ro1">
          <table:table-cell/>
          <table:table-cell office:value-type="float" office:value="16.351" calcext:value-type="float">
            <text:p>16.351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668691" calcext:value-type="float">
            <text:p>5.668691</text:p>
          </table:table-cell>
          <table:table-cell office:value-type="float" office:value="5.133571" calcext:value-type="float">
            <text:p>5.133571</text:p>
          </table:table-cell>
          <table:table-cell/>
          <table:table-cell office:value-type="float" office:value="22.577" calcext:value-type="float">
            <text:p>22.577</text:p>
          </table:table-cell>
          <table:table-cell office:value-type="float" office:value="0.07256382" calcext:value-type="float">
            <text:p>0.07256382</text:p>
          </table:table-cell>
          <table:table-cell office:value-type="float" office:value="0.07282039" calcext:value-type="float">
            <text:p>0.07282039</text:p>
          </table:table-cell>
        </table:table-row>
        <table:table-row table:style-name="ro1">
          <table:table-cell/>
          <table:table-cell office:value-type="float" office:value="16.362" calcext:value-type="float">
            <text:p>16.362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178587" calcext:value-type="float">
            <text:p>5.178587</text:p>
          </table:table-cell>
          <table:table-cell office:value-type="float" office:value="4.746396" calcext:value-type="float">
            <text:p>4.746396</text:p>
          </table:table-cell>
          <table:table-cell/>
          <table:table-cell office:value-type="float" office:value="22.588" calcext:value-type="float">
            <text:p>22.588</text:p>
          </table:table-cell>
          <table:table-cell office:value-type="float" office:value="0.07336784" calcext:value-type="float">
            <text:p>0.07336784</text:p>
          </table:table-cell>
          <table:table-cell office:value-type="float" office:value="0.07720533" calcext:value-type="float">
            <text:p>0.07720533</text:p>
          </table:table-cell>
        </table:table-row>
        <table:table-row table:style-name="ro1">
          <table:table-cell/>
          <table:table-cell office:value-type="float" office:value="16.374" calcext:value-type="float">
            <text:p>16.374</text:p>
          </table:table-cell>
          <table:table-cell office:value-type="float" office:value="34.2" calcext:value-type="float">
            <text:p>34.2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492814" calcext:value-type="float">
            <text:p>5.492814</text:p>
          </table:table-cell>
          <table:table-cell office:value-type="float" office:value="5.287091" calcext:value-type="float">
            <text:p>5.287091</text:p>
          </table:table-cell>
          <table:table-cell/>
          <table:table-cell office:value-type="float" office:value="22.6" calcext:value-type="float">
            <text:p>22.6</text:p>
          </table:table-cell>
          <table:table-cell office:value-type="float" office:value="0.07745613" calcext:value-type="float">
            <text:p>0.07745613</text:p>
          </table:table-cell>
          <table:table-cell office:value-type="float" office:value="0.07429429" calcext:value-type="float">
            <text:p>0.07429429</text:p>
          </table:table-cell>
        </table:table-row>
        <table:table-row table:style-name="ro1">
          <table:table-cell/>
          <table:table-cell office:value-type="float" office:value="16.386" calcext:value-type="float">
            <text:p>16.386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436053" calcext:value-type="float">
            <text:p>5.436053</text:p>
          </table:table-cell>
          <table:table-cell office:value-type="float" office:value="5.275159" calcext:value-type="float">
            <text:p>5.275159</text:p>
          </table:table-cell>
          <table:table-cell/>
          <table:table-cell office:value-type="float" office:value="22.613" calcext:value-type="float">
            <text:p>22.613</text:p>
          </table:table-cell>
          <table:table-cell office:value-type="float" office:value="0.07948718" calcext:value-type="float">
            <text:p>0.07948718</text:p>
          </table:table-cell>
          <table:table-cell office:value-type="float" office:value="0.074439" calcext:value-type="float">
            <text:p>0.074439</text:p>
          </table:table-cell>
        </table:table-row>
        <table:table-row table:style-name="ro1">
          <table:table-cell/>
          <table:table-cell office:value-type="float" office:value="16.398" calcext:value-type="float">
            <text:p>16.398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6.2" calcext:value-type="float">
            <text:p>36.2</text:p>
          </table:table-cell>
          <table:table-cell office:value-type="float" office:value="5.164773" calcext:value-type="float">
            <text:p>5.164773</text:p>
          </table:table-cell>
          <table:table-cell office:value-type="float" office:value="4.730913" calcext:value-type="float">
            <text:p>4.730913</text:p>
          </table:table-cell>
          <table:table-cell/>
          <table:table-cell office:value-type="float" office:value="22.624" calcext:value-type="float">
            <text:p>22.624</text:p>
          </table:table-cell>
          <table:table-cell office:value-type="float" office:value="0.07839373" calcext:value-type="float">
            <text:p>0.07839373</text:p>
          </table:table-cell>
          <table:table-cell office:value-type="float" office:value="0.0751782" calcext:value-type="float">
            <text:p>0.0751782</text:p>
          </table:table-cell>
        </table:table-row>
        <table:table-row table:style-name="ro1">
          <table:table-cell/>
          <table:table-cell office:value-type="float" office:value="16.413" calcext:value-type="float">
            <text:p>16.413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273625" calcext:value-type="float">
            <text:p>5.273625</text:p>
          </table:table-cell>
          <table:table-cell office:value-type="float" office:value="5.002173" calcext:value-type="float">
            <text:p>5.002173</text:p>
          </table:table-cell>
          <table:table-cell/>
          <table:table-cell office:value-type="float" office:value="22.635" calcext:value-type="float">
            <text:p>22.635</text:p>
          </table:table-cell>
          <table:table-cell office:value-type="float" office:value="0.07313602" calcext:value-type="float">
            <text:p>0.07313602</text:p>
          </table:table-cell>
          <table:table-cell office:value-type="float" office:value="0.07470672" calcext:value-type="float">
            <text:p>0.07470672</text:p>
          </table:table-cell>
        </table:table-row>
        <table:table-row table:style-name="ro1">
          <table:table-cell/>
          <table:table-cell office:value-type="float" office:value="16.425" calcext:value-type="float">
            <text:p>16.425</text:p>
          </table:table-cell>
          <table:table-cell office:value-type="float" office:value="32.7" calcext:value-type="float">
            <text:p>32.7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5.999398" calcext:value-type="float">
            <text:p>5.999398</text:p>
          </table:table-cell>
          <table:table-cell office:value-type="float" office:value="5.402782" calcext:value-type="float">
            <text:p>5.402782</text:p>
          </table:table-cell>
          <table:table-cell/>
          <table:table-cell office:value-type="float" office:value="22.647" calcext:value-type="float">
            <text:p>22.647</text:p>
          </table:table-cell>
          <table:table-cell office:value-type="float" office:value="0.06852453" calcext:value-type="float">
            <text:p>0.06852453</text:p>
          </table:table-cell>
          <table:table-cell office:value-type="float" office:value="0.0740566" calcext:value-type="float">
            <text:p>0.0740566</text:p>
          </table:table-cell>
        </table:table-row>
        <table:table-row table:style-name="ro1">
          <table:table-cell/>
          <table:table-cell office:value-type="float" office:value="16.436" calcext:value-type="float">
            <text:p>16.43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7.1" calcext:value-type="float">
            <text:p>37.1</text:p>
          </table:table-cell>
          <table:table-cell office:value-type="float" office:value="5.633895" calcext:value-type="float">
            <text:p>5.633895</text:p>
          </table:table-cell>
          <table:table-cell office:value-type="float" office:value="4.463929" calcext:value-type="float">
            <text:p>4.463929</text:p>
          </table:table-cell>
          <table:table-cell/>
          <table:table-cell office:value-type="float" office:value="22.658" calcext:value-type="float">
            <text:p>22.658</text:p>
          </table:table-cell>
          <table:table-cell office:value-type="float" office:value="0.06745131" calcext:value-type="float">
            <text:p>0.06745131</text:p>
          </table:table-cell>
          <table:table-cell office:value-type="float" office:value="0.07647923" calcext:value-type="float">
            <text:p>0.07647923</text:p>
          </table:table-cell>
        </table:table-row>
        <table:table-row table:style-name="ro1">
          <table:table-cell/>
          <table:table-cell office:value-type="float" office:value="16.448" calcext:value-type="float">
            <text:p>16.448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5.333497" calcext:value-type="float">
            <text:p>5.333497</text:p>
          </table:table-cell>
          <table:table-cell office:value-type="float" office:value="4.743643" calcext:value-type="float">
            <text:p>4.743643</text:p>
          </table:table-cell>
          <table:table-cell/>
          <table:table-cell office:value-type="float" office:value="22.671" calcext:value-type="float">
            <text:p>22.671</text:p>
          </table:table-cell>
          <table:table-cell office:value-type="float" office:value="0.0690143" calcext:value-type="float">
            <text:p>0.0690143</text:p>
          </table:table-cell>
          <table:table-cell office:value-type="float" office:value="0.07157108" calcext:value-type="float">
            <text:p>0.07157108</text:p>
          </table:table-cell>
        </table:table-row>
        <table:table-row table:style-name="ro1">
          <table:table-cell/>
          <table:table-cell office:value-type="float" office:value="16.46" calcext:value-type="float">
            <text:p>16.46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5.436582" calcext:value-type="float">
            <text:p>5.436582</text:p>
          </table:table-cell>
          <table:table-cell office:value-type="float" office:value="5.070442" calcext:value-type="float">
            <text:p>5.070442</text:p>
          </table:table-cell>
          <table:table-cell/>
          <table:table-cell office:value-type="float" office:value="22.683" calcext:value-type="float">
            <text:p>22.683</text:p>
          </table:table-cell>
          <table:table-cell office:value-type="float" office:value="0.06849109" calcext:value-type="float">
            <text:p>0.06849109</text:p>
          </table:table-cell>
          <table:table-cell office:value-type="float" office:value="0.06623545" calcext:value-type="float">
            <text:p>0.06623545</text:p>
          </table:table-cell>
        </table:table-row>
        <table:table-row table:style-name="ro1">
          <table:table-cell/>
          <table:table-cell office:value-type="float" office:value="16.473" calcext:value-type="float">
            <text:p>16.473</text:p>
          </table:table-cell>
          <table:table-cell office:value-type="float" office:value="36.86666" calcext:value-type="float">
            <text:p>36.86666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4.677662" calcext:value-type="float">
            <text:p>4.677662</text:p>
          </table:table-cell>
          <table:table-cell office:value-type="float" office:value="5.200142" calcext:value-type="float">
            <text:p>5.200142</text:p>
          </table:table-cell>
          <table:table-cell/>
          <table:table-cell office:value-type="float" office:value="22.694" calcext:value-type="float">
            <text:p>22.694</text:p>
          </table:table-cell>
          <table:table-cell office:value-type="float" office:value="0.06884006" calcext:value-type="float">
            <text:p>0.06884006</text:p>
          </table:table-cell>
          <table:table-cell office:value-type="float" office:value="0.06624992" calcext:value-type="float">
            <text:p>0.06624992</text:p>
          </table:table-cell>
        </table:table-row>
        <table:table-row table:style-name="ro1">
          <table:table-cell/>
          <table:table-cell office:value-type="float" office:value="16.484" calcext:value-type="float">
            <text:p>16.484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6.4" calcext:value-type="float">
            <text:p>36.4</text:p>
          </table:table-cell>
          <table:table-cell office:value-type="float" office:value="4.982851" calcext:value-type="float">
            <text:p>4.982851</text:p>
          </table:table-cell>
          <table:table-cell office:value-type="float" office:value="4.651469" calcext:value-type="float">
            <text:p>4.651469</text:p>
          </table:table-cell>
          <table:table-cell/>
          <table:table-cell office:value-type="float" office:value="22.705" calcext:value-type="float">
            <text:p>22.705</text:p>
          </table:table-cell>
          <table:table-cell office:value-type="float" office:value="0.07128694" calcext:value-type="float">
            <text:p>0.07128694</text:p>
          </table:table-cell>
          <table:table-cell office:value-type="float" office:value="0.06389601" calcext:value-type="float">
            <text:p>0.06389601</text:p>
          </table:table-cell>
        </table:table-row>
        <table:table-row table:style-name="ro1">
          <table:table-cell/>
          <table:table-cell office:value-type="float" office:value="16.497" calcext:value-type="float">
            <text:p>16.497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4.6" calcext:value-type="float">
            <text:p>34.6</text:p>
          </table:table-cell>
          <table:table-cell office:value-type="float" office:value="6.192219" calcext:value-type="float">
            <text:p>6.192219</text:p>
          </table:table-cell>
          <table:table-cell office:value-type="float" office:value="5.127463" calcext:value-type="float">
            <text:p>5.127463</text:p>
          </table:table-cell>
          <table:table-cell/>
          <table:table-cell office:value-type="float" office:value="22.716" calcext:value-type="float">
            <text:p>22.716</text:p>
          </table:table-cell>
          <table:table-cell office:value-type="float" office:value="0.06773018" calcext:value-type="float">
            <text:p>0.06773018</text:p>
          </table:table-cell>
          <table:table-cell office:value-type="float" office:value="0.06281753" calcext:value-type="float">
            <text:p>0.06281753</text:p>
          </table:table-cell>
        </table:table-row>
        <table:table-row table:style-name="ro1">
          <table:table-cell/>
          <table:table-cell office:value-type="float" office:value="16.508" calcext:value-type="float">
            <text:p>16.508</text:p>
          </table:table-cell>
          <table:table-cell office:value-type="float" office:value="36" calcext:value-type="float">
            <text:p>36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11033" calcext:value-type="float">
            <text:p>5.11033</text:p>
          </table:table-cell>
          <table:table-cell office:value-type="float" office:value="4.951103" calcext:value-type="float">
            <text:p>4.951103</text:p>
          </table:table-cell>
          <table:table-cell/>
          <table:table-cell office:value-type="float" office:value="22.728" calcext:value-type="float">
            <text:p>22.728</text:p>
          </table:table-cell>
          <table:table-cell office:value-type="float" office:value="0.06375463" calcext:value-type="float">
            <text:p>0.06375463</text:p>
          </table:table-cell>
          <table:table-cell office:value-type="float" office:value="0.06742716" calcext:value-type="float">
            <text:p>0.06742716</text:p>
          </table:table-cell>
        </table:table-row>
        <table:table-row table:style-name="ro1">
          <table:table-cell/>
          <table:table-cell office:value-type="float" office:value="16.52" calcext:value-type="float">
            <text:p>16.52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306963" calcext:value-type="float">
            <text:p>5.306963</text:p>
          </table:table-cell>
          <table:table-cell office:value-type="float" office:value="5.078322" calcext:value-type="float">
            <text:p>5.078322</text:p>
          </table:table-cell>
          <table:table-cell/>
          <table:table-cell office:value-type="float" office:value="22.741" calcext:value-type="float">
            <text:p>22.741</text:p>
          </table:table-cell>
          <table:table-cell office:value-type="float" office:value="0.06746188" calcext:value-type="float">
            <text:p>0.06746188</text:p>
          </table:table-cell>
          <table:table-cell office:value-type="float" office:value="0.06700016" calcext:value-type="float">
            <text:p>0.06700016</text:p>
          </table:table-cell>
        </table:table-row>
        <table:table-row table:style-name="ro1">
          <table:table-cell/>
          <table:table-cell office:value-type="float" office:value="16.536" calcext:value-type="float">
            <text:p>16.536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855351" calcext:value-type="float">
            <text:p>5.855351</text:p>
          </table:table-cell>
          <table:table-cell office:value-type="float" office:value="4.778485" calcext:value-type="float">
            <text:p>4.778485</text:p>
          </table:table-cell>
          <table:table-cell/>
          <table:table-cell office:value-type="float" office:value="22.752" calcext:value-type="float">
            <text:p>22.752</text:p>
          </table:table-cell>
          <table:table-cell office:value-type="float" office:value="0.07154879" calcext:value-type="float">
            <text:p>0.07154879</text:p>
          </table:table-cell>
          <table:table-cell office:value-type="float" office:value="0.06427119" calcext:value-type="float">
            <text:p>0.06427119</text:p>
          </table:table-cell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office:value-type="float" office:value="36.6" calcext:value-type="float">
            <text:p>36.6</text:p>
          </table:table-cell>
          <table:table-cell office:value-type="float" office:value="34.4" calcext:value-type="float">
            <text:p>34.4</text:p>
          </table:table-cell>
          <table:table-cell office:value-type="float" office:value="4.848419" calcext:value-type="float">
            <text:p>4.848419</text:p>
          </table:table-cell>
          <table:table-cell office:value-type="float" office:value="5.217167" calcext:value-type="float">
            <text:p>5.217167</text:p>
          </table:table-cell>
          <table:table-cell/>
          <table:table-cell office:value-type="float" office:value="22.764" calcext:value-type="float">
            <text:p>22.764</text:p>
          </table:table-cell>
          <table:table-cell office:value-type="float" office:value="0.07191614" calcext:value-type="float">
            <text:p>0.07191614</text:p>
          </table:table-cell>
          <table:table-cell office:value-type="float" office:value="0.06376626" calcext:value-type="float">
            <text:p>0.06376626</text:p>
          </table:table-cell>
        </table:table-row>
        <table:table-row table:style-name="ro1">
          <table:table-cell/>
          <table:table-cell office:value-type="float" office:value="16.561" calcext:value-type="float">
            <text:p>16.561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4.5" calcext:value-type="float">
            <text:p>34.5</text:p>
          </table:table-cell>
          <table:table-cell office:value-type="float" office:value="4.789809" calcext:value-type="float">
            <text:p>4.789809</text:p>
          </table:table-cell>
          <table:table-cell office:value-type="float" office:value="5.271491" calcext:value-type="float">
            <text:p>5.271491</text:p>
          </table:table-cell>
          <table:table-cell/>
          <table:table-cell office:value-type="float" office:value="22.776" calcext:value-type="float">
            <text:p>22.776</text:p>
          </table:table-cell>
          <table:table-cell office:value-type="float" office:value="0.07890187" calcext:value-type="float">
            <text:p>0.07890187</text:p>
          </table:table-cell>
          <table:table-cell office:value-type="float" office:value="0.06349523" calcext:value-type="float">
            <text:p>0.06349523</text:p>
          </table:table-cell>
        </table:table-row>
        <table:table-row table:style-name="ro1">
          <table:table-cell/>
          <table:table-cell office:value-type="float" office:value="16.575" calcext:value-type="float">
            <text:p>16.575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4.790032" calcext:value-type="float">
            <text:p>4.790032</text:p>
          </table:table-cell>
          <table:table-cell office:value-type="float" office:value="4.881059" calcext:value-type="float">
            <text:p>4.881059</text:p>
          </table:table-cell>
          <table:table-cell/>
          <table:table-cell office:value-type="float" office:value="22.788" calcext:value-type="float">
            <text:p>22.788</text:p>
          </table:table-cell>
          <table:table-cell office:value-type="float" office:value="0.08010923" calcext:value-type="float">
            <text:p>0.08010923</text:p>
          </table:table-cell>
          <table:table-cell office:value-type="float" office:value="0.06400924" calcext:value-type="float">
            <text:p>0.06400924</text:p>
          </table:table-cell>
        </table:table-row>
        <table:table-row table:style-name="ro1">
          <table:table-cell/>
          <table:table-cell office:value-type="float" office:value="16.586" calcext:value-type="float">
            <text:p>16.586</text:p>
          </table:table-cell>
          <table:table-cell office:value-type="float" office:value="35.9" calcext:value-type="float">
            <text:p>35.9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4.866653" calcext:value-type="float">
            <text:p>4.866653</text:p>
          </table:table-cell>
          <table:table-cell office:value-type="float" office:value="4.965971" calcext:value-type="float">
            <text:p>4.965971</text:p>
          </table:table-cell>
          <table:table-cell/>
          <table:table-cell office:value-type="float" office:value="22.803" calcext:value-type="float">
            <text:p>22.803</text:p>
          </table:table-cell>
          <table:table-cell office:value-type="float" office:value="0.07459682" calcext:value-type="float">
            <text:p>0.07459682</text:p>
          </table:table-cell>
          <table:table-cell office:value-type="float" office:value="0.06789131" calcext:value-type="float">
            <text:p>0.06789131</text:p>
          </table:table-cell>
        </table:table-row>
        <table:table-row table:style-name="ro1">
          <table:table-cell/>
          <table:table-cell office:value-type="float" office:value="16.598" calcext:value-type="float">
            <text:p>16.598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34.8" calcext:value-type="float">
            <text:p>34.8</text:p>
          </table:table-cell>
          <table:table-cell office:value-type="float" office:value="5.196364" calcext:value-type="float">
            <text:p>5.196364</text:p>
          </table:table-cell>
          <table:table-cell office:value-type="float" office:value="5.123713" calcext:value-type="float">
            <text:p>5.123713</text:p>
          </table:table-cell>
          <table:table-cell/>
          <table:table-cell office:value-type="float" office:value="22.816" calcext:value-type="float">
            <text:p>22.816</text:p>
          </table:table-cell>
          <table:table-cell office:value-type="float" office:value="0.08456233" calcext:value-type="float">
            <text:p>0.08456233</text:p>
          </table:table-cell>
          <table:table-cell office:value-type="float" office:value="0.06687579" calcext:value-type="float">
            <text:p>0.06687579</text:p>
          </table:table-cell>
        </table:table-row>
        <table:table-row table:style-name="ro1">
          <table:table-cell/>
          <table:table-cell office:value-type="float" office:value="16.613" calcext:value-type="float">
            <text:p>16.613</text:p>
          </table:table-cell>
          <table:table-cell office:value-type="float" office:value="35.9" calcext:value-type="float">
            <text:p>35.9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4.947665" calcext:value-type="float">
            <text:p>4.947665</text:p>
          </table:table-cell>
          <table:table-cell office:value-type="float" office:value="5.501412" calcext:value-type="float">
            <text:p>5.501412</text:p>
          </table:table-cell>
          <table:table-cell/>
          <table:table-cell office:value-type="float" office:value="22.828" calcext:value-type="float">
            <text:p>22.828</text:p>
          </table:table-cell>
          <table:table-cell office:value-type="float" office:value="0.08236292" calcext:value-type="float">
            <text:p>0.08236292</text:p>
          </table:table-cell>
          <table:table-cell office:value-type="float" office:value="0.07181015" calcext:value-type="float">
            <text:p>0.07181015</text:p>
          </table:table-cell>
        </table:table-row>
        <table:table-row table:style-name="ro1">
          <table:table-cell/>
          <table:table-cell office:value-type="float" office:value="16.625" calcext:value-type="float">
            <text:p>16.625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4.9" calcext:value-type="float">
            <text:p>34.9</text:p>
          </table:table-cell>
          <table:table-cell office:value-type="float" office:value="4.82244" calcext:value-type="float">
            <text:p>4.82244</text:p>
          </table:table-cell>
          <table:table-cell office:value-type="float" office:value="5.196759" calcext:value-type="float">
            <text:p>5.196759</text:p>
          </table:table-cell>
          <table:table-cell/>
          <table:table-cell office:value-type="float" office:value="22.84" calcext:value-type="float">
            <text:p>22.84</text:p>
          </table:table-cell>
          <table:table-cell office:value-type="float" office:value="0.07482728" calcext:value-type="float">
            <text:p>0.07482728</text:p>
          </table:table-cell>
          <table:table-cell office:value-type="float" office:value="0.07115142" calcext:value-type="float">
            <text:p>0.07115142</text:p>
          </table:table-cell>
        </table:table-row>
        <table:table-row table:style-name="ro1">
          <table:table-cell/>
          <table:table-cell office:value-type="float" office:value="16.636" calcext:value-type="float">
            <text:p>16.636</text:p>
          </table:table-cell>
          <table:table-cell office:value-type="float" office:value="32.1" calcext:value-type="float">
            <text:p>32.1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6.10812" calcext:value-type="float">
            <text:p>6.10812</text:p>
          </table:table-cell>
          <table:table-cell office:value-type="float" office:value="4.865217" calcext:value-type="float">
            <text:p>4.865217</text:p>
          </table:table-cell>
          <table:table-cell/>
          <table:table-cell office:value-type="float" office:value="22.852" calcext:value-type="float">
            <text:p>22.852</text:p>
          </table:table-cell>
          <table:table-cell office:value-type="float" office:value="0.07960382" calcext:value-type="float">
            <text:p>0.07960382</text:p>
          </table:table-cell>
          <table:table-cell office:value-type="float" office:value="0.07019545" calcext:value-type="float">
            <text:p>0.07019545</text:p>
          </table:table-cell>
        </table:table-row>
        <table:table-row table:style-name="ro1">
          <table:table-cell/>
          <table:table-cell office:value-type="float" office:value="16.649" calcext:value-type="float">
            <text:p>16.649</text:p>
          </table:table-cell>
          <table:table-cell office:value-type="float" office:value="36.76667" calcext:value-type="float">
            <text:p>36.76667</text:p>
          </table:table-cell>
          <table:table-cell office:value-type="float" office:value="34.2" calcext:value-type="float">
            <text:p>34.2</text:p>
          </table:table-cell>
          <table:table-cell office:value-type="float" office:value="4.846067" calcext:value-type="float">
            <text:p>4.846067</text:p>
          </table:table-cell>
          <table:table-cell office:value-type="float" office:value="5.297843" calcext:value-type="float">
            <text:p>5.297843</text:p>
          </table:table-cell>
          <table:table-cell/>
          <table:table-cell office:value-type="float" office:value="22.863" calcext:value-type="float">
            <text:p>22.863</text:p>
          </table:table-cell>
          <table:table-cell office:value-type="float" office:value="0.08213442" calcext:value-type="float">
            <text:p>0.08213442</text:p>
          </table:table-cell>
          <table:table-cell office:value-type="float" office:value="0.06577706" calcext:value-type="float">
            <text:p>0.06577706</text:p>
          </table:table-cell>
        </table:table-row>
        <table:table-row table:style-name="ro1">
          <table:table-cell/>
          <table:table-cell office:value-type="float" office:value="16.66" calcext:value-type="float">
            <text:p>16.66</text:p>
          </table:table-cell>
          <table:table-cell office:value-type="float" office:value="34.8" calcext:value-type="float">
            <text:p>34.8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5.234162" calcext:value-type="float">
            <text:p>5.234162</text:p>
          </table:table-cell>
          <table:table-cell office:value-type="float" office:value="5.567784" calcext:value-type="float">
            <text:p>5.567784</text:p>
          </table:table-cell>
          <table:table-cell/>
          <table:table-cell office:value-type="float" office:value="22.876" calcext:value-type="float">
            <text:p>22.876</text:p>
          </table:table-cell>
          <table:table-cell office:value-type="float" office:value="0.07384902" calcext:value-type="float">
            <text:p>0.07384902</text:p>
          </table:table-cell>
          <table:table-cell office:value-type="float" office:value="0.0618243" calcext:value-type="float">
            <text:p>0.0618243</text:p>
          </table:table-cell>
        </table:table-row>
        <table:table-row table:style-name="ro1">
          <table:table-cell/>
          <table:table-cell office:value-type="float" office:value="16.672" calcext:value-type="float">
            <text:p>16.672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4.2" calcext:value-type="float">
            <text:p>34.2</text:p>
          </table:table-cell>
          <table:table-cell office:value-type="float" office:value="5.07305" calcext:value-type="float">
            <text:p>5.07305</text:p>
          </table:table-cell>
          <table:table-cell office:value-type="float" office:value="5.43673" calcext:value-type="float">
            <text:p>5.43673</text:p>
          </table:table-cell>
          <table:table-cell/>
          <table:table-cell office:value-type="float" office:value="22.887" calcext:value-type="float">
            <text:p>22.887</text:p>
          </table:table-cell>
          <table:table-cell office:value-type="float" office:value="0.08131347" calcext:value-type="float">
            <text:p>0.08131347</text:p>
          </table:table-cell>
          <table:table-cell office:value-type="float" office:value="0.05992487" calcext:value-type="float">
            <text:p>0.05992487</text:p>
          </table:table-cell>
        </table:table-row>
        <table:table-row table:style-name="ro1">
          <table:table-cell/>
          <table:table-cell office:value-type="float" office:value="16.685" calcext:value-type="float">
            <text:p>16.685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300956" calcext:value-type="float">
            <text:p>5.300956</text:p>
          </table:table-cell>
          <table:table-cell office:value-type="float" office:value="5.128774" calcext:value-type="float">
            <text:p>5.128774</text:p>
          </table:table-cell>
          <table:table-cell/>
          <table:table-cell office:value-type="float" office:value="22.899" calcext:value-type="float">
            <text:p>22.899</text:p>
          </table:table-cell>
          <table:table-cell office:value-type="float" office:value="0.08745704" calcext:value-type="float">
            <text:p>0.08745704</text:p>
          </table:table-cell>
          <table:table-cell office:value-type="float" office:value="0.0633558" calcext:value-type="float">
            <text:p>0.0633558</text:p>
          </table:table-cell>
        </table:table-row>
        <table:table-row table:style-name="ro1">
          <table:table-cell/>
          <table:table-cell office:value-type="float" office:value="16.696" calcext:value-type="float">
            <text:p>16.696</text:p>
          </table:table-cell>
          <table:table-cell office:value-type="float" office:value="34.5" calcext:value-type="float">
            <text:p>34.5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5.421827" calcext:value-type="float">
            <text:p>5.421827</text:p>
          </table:table-cell>
          <table:table-cell office:value-type="float" office:value="4.677951" calcext:value-type="float">
            <text:p>4.677951</text:p>
          </table:table-cell>
          <table:table-cell/>
          <table:table-cell office:value-type="float" office:value="22.911" calcext:value-type="float">
            <text:p>22.911</text:p>
          </table:table-cell>
          <table:table-cell office:value-type="float" office:value="0.08615591" calcext:value-type="float">
            <text:p>0.08615591</text:p>
          </table:table-cell>
          <table:table-cell office:value-type="float" office:value="0.06581578" calcext:value-type="float">
            <text:p>0.06581578</text:p>
          </table:table-cell>
        </table:table-row>
        <table:table-row table:style-name="ro1">
          <table:table-cell/>
          <table:table-cell office:value-type="float" office:value="16.708" calcext:value-type="float">
            <text:p>16.708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261322" calcext:value-type="float">
            <text:p>5.261322</text:p>
          </table:table-cell>
          <table:table-cell office:value-type="float" office:value="5.033262" calcext:value-type="float">
            <text:p>5.033262</text:p>
          </table:table-cell>
          <table:table-cell/>
          <table:table-cell office:value-type="float" office:value="22.922" calcext:value-type="float">
            <text:p>22.922</text:p>
          </table:table-cell>
          <table:table-cell office:value-type="float" office:value="0.08565832" calcext:value-type="float">
            <text:p>0.08565832</text:p>
          </table:table-cell>
          <table:table-cell office:value-type="float" office:value="0.06896061" calcext:value-type="float">
            <text:p>0.06896061</text:p>
          </table:table-cell>
        </table:table-row>
        <table:table-row table:style-name="ro1">
          <table:table-cell/>
          <table:table-cell office:value-type="float" office:value="16.72" calcext:value-type="float">
            <text:p>16.72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305063" calcext:value-type="float">
            <text:p>5.305063</text:p>
          </table:table-cell>
          <table:table-cell office:value-type="float" office:value="4.72526" calcext:value-type="float">
            <text:p>4.72526</text:p>
          </table:table-cell>
          <table:table-cell/>
          <table:table-cell office:value-type="float" office:value="22.938" calcext:value-type="float">
            <text:p>22.938</text:p>
          </table:table-cell>
          <table:table-cell office:value-type="float" office:value="0.08224577" calcext:value-type="float">
            <text:p>0.08224577</text:p>
          </table:table-cell>
          <table:table-cell office:value-type="float" office:value="0.06492465" calcext:value-type="float">
            <text:p>0.06492465</text:p>
          </table:table-cell>
        </table:table-row>
        <table:table-row table:style-name="ro1">
          <table:table-cell/>
          <table:table-cell office:value-type="float" office:value="16.732" calcext:value-type="float">
            <text:p>16.732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952576" calcext:value-type="float">
            <text:p>5.952576</text:p>
          </table:table-cell>
          <table:table-cell office:value-type="float" office:value="4.924493" calcext:value-type="float">
            <text:p>4.924493</text:p>
          </table:table-cell>
          <table:table-cell/>
          <table:table-cell office:value-type="float" office:value="22.95" calcext:value-type="float">
            <text:p>22.95</text:p>
          </table:table-cell>
          <table:table-cell office:value-type="float" office:value="0.07861245" calcext:value-type="float">
            <text:p>0.07861245</text:p>
          </table:table-cell>
          <table:table-cell office:value-type="float" office:value="0.06433797" calcext:value-type="float">
            <text:p>0.06433797</text:p>
          </table:table-cell>
        </table:table-row>
        <table:table-row table:style-name="ro1">
          <table:table-cell/>
          <table:table-cell office:value-type="float" office:value="16.743" calcext:value-type="float">
            <text:p>16.743</text:p>
          </table:table-cell>
          <table:table-cell office:value-type="float" office:value="37.33333" calcext:value-type="float">
            <text:p>37.33333</text:p>
          </table:table-cell>
          <table:table-cell office:value-type="float" office:value="35.5" calcext:value-type="float">
            <text:p>35.5</text:p>
          </table:table-cell>
          <table:table-cell office:value-type="float" office:value="4.629224" calcext:value-type="float">
            <text:p>4.629224</text:p>
          </table:table-cell>
          <table:table-cell office:value-type="float" office:value="4.88854" calcext:value-type="float">
            <text:p>4.88854</text:p>
          </table:table-cell>
          <table:table-cell/>
          <table:table-cell office:value-type="float" office:value="22.961" calcext:value-type="float">
            <text:p>22.961</text:p>
          </table:table-cell>
          <table:table-cell office:value-type="float" office:value="0.07556257" calcext:value-type="float">
            <text:p>0.07556257</text:p>
          </table:table-cell>
          <table:table-cell office:value-type="float" office:value="0.06390189" calcext:value-type="float">
            <text:p>0.06390189</text:p>
          </table:table-cell>
        </table:table-row>
        <table:table-row table:style-name="ro1">
          <table:table-cell/>
          <table:table-cell office:value-type="float" office:value="16.754" calcext:value-type="float">
            <text:p>16.754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4.940944" calcext:value-type="float">
            <text:p>4.940944</text:p>
          </table:table-cell>
          <table:table-cell office:value-type="float" office:value="5.130598" calcext:value-type="float">
            <text:p>5.130598</text:p>
          </table:table-cell>
          <table:table-cell/>
          <table:table-cell office:value-type="float" office:value="22.972" calcext:value-type="float">
            <text:p>22.972</text:p>
          </table:table-cell>
          <table:table-cell office:value-type="float" office:value="0.07399959" calcext:value-type="float">
            <text:p>0.07399959</text:p>
          </table:table-cell>
          <table:table-cell office:value-type="float" office:value="0.06178362" calcext:value-type="float">
            <text:p>0.06178362</text:p>
          </table:table-cell>
        </table:table-row>
        <table:table-row table:style-name="ro1">
          <table:table-cell/>
          <table:table-cell office:value-type="float" office:value="16.765" calcext:value-type="float">
            <text:p>16.765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631709" calcext:value-type="float">
            <text:p>5.631709</text:p>
          </table:table-cell>
          <table:table-cell office:value-type="float" office:value="5.059361" calcext:value-type="float">
            <text:p>5.059361</text:p>
          </table:table-cell>
          <table:table-cell/>
          <table:table-cell office:value-type="float" office:value="22.984" calcext:value-type="float">
            <text:p>22.984</text:p>
          </table:table-cell>
          <table:table-cell office:value-type="float" office:value="0.07320808" calcext:value-type="float">
            <text:p>0.07320808</text:p>
          </table:table-cell>
          <table:table-cell office:value-type="float" office:value="0.06037406" calcext:value-type="float">
            <text:p>0.06037406</text:p>
          </table:table-cell>
        </table:table-row>
        <table:table-row table:style-name="ro1">
          <table:table-cell/>
          <table:table-cell office:value-type="float" office:value="16.776" calcext:value-type="float">
            <text:p>16.776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443616" calcext:value-type="float">
            <text:p>5.443616</text:p>
          </table:table-cell>
          <table:table-cell office:value-type="float" office:value="4.871742" calcext:value-type="float">
            <text:p>4.871742</text:p>
          </table:table-cell>
          <table:table-cell/>
          <table:table-cell office:value-type="float" office:value="22.995" calcext:value-type="float">
            <text:p>22.995</text:p>
          </table:table-cell>
          <table:table-cell office:value-type="float" office:value="0.07488819" calcext:value-type="float">
            <text:p>0.07488819</text:p>
          </table:table-cell>
          <table:table-cell office:value-type="float" office:value="0.06143798" calcext:value-type="float">
            <text:p>0.06143798</text:p>
          </table:table-cell>
        </table:table-row>
        <table:table-row table:style-name="ro1">
          <table:table-cell/>
          <table:table-cell office:value-type="float" office:value="16.787" calcext:value-type="float">
            <text:p>16.787</text:p>
          </table:table-cell>
          <table:table-cell office:value-type="float" office:value="36" calcext:value-type="float">
            <text:p>36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4.961827" calcext:value-type="float">
            <text:p>4.961827</text:p>
          </table:table-cell>
          <table:table-cell office:value-type="float" office:value="5.191934" calcext:value-type="float">
            <text:p>5.191934</text:p>
          </table:table-cell>
          <table:table-cell/>
          <table:table-cell office:value-type="float" office:value="23.008" calcext:value-type="float">
            <text:p>23.008</text:p>
          </table:table-cell>
          <table:table-cell office:value-type="float" office:value="0.07265143" calcext:value-type="float">
            <text:p>0.07265143</text:p>
          </table:table-cell>
          <table:table-cell office:value-type="float" office:value="0.061622" calcext:value-type="float">
            <text:p>0.061622</text:p>
          </table:table-cell>
        </table:table-row>
        <table:table-row table:style-name="ro1">
          <table:table-cell/>
          <table:table-cell office:value-type="float" office:value="16.798" calcext:value-type="float">
            <text:p>16.798</text:p>
          </table:table-cell>
          <table:table-cell office:value-type="float" office:value="33.7" calcext:value-type="float">
            <text:p>33.7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5.613703" calcext:value-type="float">
            <text:p>5.613703</text:p>
          </table:table-cell>
          <table:table-cell office:value-type="float" office:value="5.320277" calcext:value-type="float">
            <text:p>5.320277</text:p>
          </table:table-cell>
          <table:table-cell/>
          <table:table-cell office:value-type="float" office:value="23.019" calcext:value-type="float">
            <text:p>23.019</text:p>
          </table:table-cell>
          <table:table-cell office:value-type="float" office:value="0.07396948" calcext:value-type="float">
            <text:p>0.07396948</text:p>
          </table:table-cell>
          <table:table-cell office:value-type="float" office:value="0.06183545" calcext:value-type="float">
            <text:p>0.06183545</text:p>
          </table:table-cell>
        </table:table-row>
        <table:table-row table:style-name="ro1">
          <table:table-cell/>
          <table:table-cell office:value-type="float" office:value="16.809" calcext:value-type="float">
            <text:p>16.809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35.9" calcext:value-type="float">
            <text:p>35.9</text:p>
          </table:table-cell>
          <table:table-cell office:value-type="float" office:value="6.111128" calcext:value-type="float">
            <text:p>6.111128</text:p>
          </table:table-cell>
          <table:table-cell office:value-type="float" office:value="4.836304" calcext:value-type="float">
            <text:p>4.836304</text:p>
          </table:table-cell>
          <table:table-cell/>
          <table:table-cell office:value-type="float" office:value="23.032" calcext:value-type="float">
            <text:p>23.032</text:p>
          </table:table-cell>
          <table:table-cell office:value-type="float" office:value="0.07874416" calcext:value-type="float">
            <text:p>0.07874416</text:p>
          </table:table-cell>
          <table:table-cell office:value-type="float" office:value="0.06624796" calcext:value-type="float">
            <text:p>0.06624796</text:p>
          </table:table-cell>
        </table:table-row>
        <table:table-row table:style-name="ro1">
          <table:table-cell/>
          <table:table-cell office:value-type="float" office:value="16.82" calcext:value-type="float">
            <text:p>16.82</text:p>
          </table:table-cell>
          <table:table-cell office:value-type="float" office:value="36.9" calcext:value-type="float">
            <text:p>36.9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4.80106" calcext:value-type="float">
            <text:p>4.80106</text:p>
          </table:table-cell>
          <table:table-cell office:value-type="float" office:value="5.270948" calcext:value-type="float">
            <text:p>5.270948</text:p>
          </table:table-cell>
          <table:table-cell/>
          <table:table-cell office:value-type="float" office:value="23.044" calcext:value-type="float">
            <text:p>23.044</text:p>
          </table:table-cell>
          <table:table-cell office:value-type="float" office:value="0.07928819" calcext:value-type="float">
            <text:p>0.07928819</text:p>
          </table:table-cell>
          <table:table-cell office:value-type="float" office:value="0.06808981" calcext:value-type="float">
            <text:p>0.06808981</text:p>
          </table:table-cell>
        </table:table-row>
        <table:table-row table:style-name="ro1">
          <table:table-cell/>
          <table:table-cell office:value-type="float" office:value="16.831" calcext:value-type="float">
            <text:p>16.831</text:p>
          </table:table-cell>
          <table:table-cell office:value-type="float" office:value="35.9" calcext:value-type="float">
            <text:p>35.9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4.866265" calcext:value-type="float">
            <text:p>4.866265</text:p>
          </table:table-cell>
          <table:table-cell office:value-type="float" office:value="5.129698" calcext:value-type="float">
            <text:p>5.129698</text:p>
          </table:table-cell>
          <table:table-cell/>
          <table:table-cell office:value-type="float" office:value="23.056" calcext:value-type="float">
            <text:p>23.056</text:p>
          </table:table-cell>
          <table:table-cell office:value-type="float" office:value="0.07898958" calcext:value-type="float">
            <text:p>0.07898958</text:p>
          </table:table-cell>
          <table:table-cell office:value-type="float" office:value="0.06624855" calcext:value-type="float">
            <text:p>0.06624855</text:p>
          </table:table-cell>
        </table:table-row>
        <table:table-row table:style-name="ro1">
          <table:table-cell/>
          <table:table-cell office:value-type="float" office:value="16.842" calcext:value-type="float">
            <text:p>16.842</text:p>
          </table:table-cell>
          <table:table-cell office:value-type="float" office:value="33.1" calcext:value-type="float">
            <text:p>33.1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789874" calcext:value-type="float">
            <text:p>5.789874</text:p>
          </table:table-cell>
          <table:table-cell office:value-type="float" office:value="5.068979" calcext:value-type="float">
            <text:p>5.068979</text:p>
          </table:table-cell>
          <table:table-cell/>
          <table:table-cell office:value-type="float" office:value="23.072" calcext:value-type="float">
            <text:p>23.072</text:p>
          </table:table-cell>
          <table:table-cell office:value-type="float" office:value="0.08403913" calcext:value-type="float">
            <text:p>0.08403913</text:p>
          </table:table-cell>
          <table:table-cell office:value-type="float" office:value="0.06661591" calcext:value-type="float">
            <text:p>0.06661591</text:p>
          </table:table-cell>
        </table:table-row>
        <table:table-row table:style-name="ro1">
          <table:table-cell/>
          <table:table-cell office:value-type="float" office:value="16.853" calcext:value-type="float">
            <text:p>16.853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637251" calcext:value-type="float">
            <text:p>5.637251</text:p>
          </table:table-cell>
          <table:table-cell office:value-type="float" office:value="5.316839" calcext:value-type="float">
            <text:p>5.316839</text:p>
          </table:table-cell>
          <table:table-cell/>
          <table:table-cell office:value-type="float" office:value="23.083" calcext:value-type="float">
            <text:p>23.083</text:p>
          </table:table-cell>
          <table:table-cell office:value-type="float" office:value="0.08212131" calcext:value-type="float">
            <text:p>0.08212131</text:p>
          </table:table-cell>
          <table:table-cell office:value-type="float" office:value="0.06395166" calcext:value-type="float">
            <text:p>0.06395166</text:p>
          </table:table-cell>
        </table:table-row>
        <table:table-row table:style-name="ro1">
          <table:table-cell/>
          <table:table-cell office:value-type="float" office:value="16.864" calcext:value-type="float">
            <text:p>16.864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4.989143" calcext:value-type="float">
            <text:p>4.989143</text:p>
          </table:table-cell>
          <table:table-cell office:value-type="float" office:value="5.333344" calcext:value-type="float">
            <text:p>5.333344</text:p>
          </table:table-cell>
          <table:table-cell/>
          <table:table-cell office:value-type="float" office:value="23.095" calcext:value-type="float">
            <text:p>23.095</text:p>
          </table:table-cell>
          <table:table-cell office:value-type="float" office:value="0.07942958" calcext:value-type="float">
            <text:p>0.07942958</text:p>
          </table:table-cell>
          <table:table-cell office:value-type="float" office:value="0.06249809" calcext:value-type="float">
            <text:p>0.06249809</text:p>
          </table:table-cell>
        </table:table-row>
        <table:table-row table:style-name="ro1">
          <table:table-cell/>
          <table:table-cell office:value-type="float" office:value="16.875" calcext:value-type="float">
            <text:p>16.875</text:p>
          </table:table-cell>
          <table:table-cell office:value-type="float" office:value="33.1" calcext:value-type="float">
            <text:p>33.1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5.813873" calcext:value-type="float">
            <text:p>5.813873</text:p>
          </table:table-cell>
          <table:table-cell office:value-type="float" office:value="4.664904" calcext:value-type="float">
            <text:p>4.664904</text:p>
          </table:table-cell>
          <table:table-cell/>
          <table:table-cell office:value-type="float" office:value="23.107" calcext:value-type="float">
            <text:p>23.107</text:p>
          </table:table-cell>
          <table:table-cell office:value-type="float" office:value="0.07452672" calcext:value-type="float">
            <text:p>0.07452672</text:p>
          </table:table-cell>
          <table:table-cell office:value-type="float" office:value="0.05990844" calcext:value-type="float">
            <text:p>0.05990844</text:p>
          </table:table-cell>
        </table:table-row>
        <table:table-row table:style-name="ro1">
          <table:table-cell/>
          <table:table-cell office:value-type="float" office:value="16.888" calcext:value-type="float">
            <text:p>16.888</text:p>
          </table:table-cell>
          <table:table-cell office:value-type="float" office:value="34.3" calcext:value-type="float">
            <text:p>34.3</text:p>
          </table:table-cell>
          <table:table-cell office:value-type="float" office:value="35.3" calcext:value-type="float">
            <text:p>35.3</text:p>
          </table:table-cell>
          <table:table-cell office:value-type="float" office:value="5.587583" calcext:value-type="float">
            <text:p>5.587583</text:p>
          </table:table-cell>
          <table:table-cell office:value-type="float" office:value="4.900892" calcext:value-type="float">
            <text:p>4.900892</text:p>
          </table:table-cell>
          <table:table-cell/>
          <table:table-cell office:value-type="float" office:value="23.118" calcext:value-type="float">
            <text:p>23.118</text:p>
          </table:table-cell>
          <table:table-cell office:value-type="float" office:value="0.07328659" calcext:value-type="float">
            <text:p>0.07328659</text:p>
          </table:table-cell>
          <table:table-cell office:value-type="float" office:value="0.05982661" calcext:value-type="float">
            <text:p>0.05982661</text:p>
          </table:table-cell>
        </table:table-row>
        <table:table-row table:style-name="ro1">
          <table:table-cell/>
          <table:table-cell office:value-type="float" office:value="16.899" calcext:value-type="float">
            <text:p>16.899</text:p>
          </table:table-cell>
          <table:table-cell office:value-type="float" office:value="32.7" calcext:value-type="float">
            <text:p>32.7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6.062159" calcext:value-type="float">
            <text:p>6.062159</text:p>
          </table:table-cell>
          <table:table-cell office:value-type="float" office:value="5.262284" calcext:value-type="float">
            <text:p>5.262284</text:p>
          </table:table-cell>
          <table:table-cell/>
          <table:table-cell office:value-type="float" office:value="23.13" calcext:value-type="float">
            <text:p>23.13</text:p>
          </table:table-cell>
          <table:table-cell office:value-type="float" office:value="0.06910533" calcext:value-type="float">
            <text:p>0.06910533</text:p>
          </table:table-cell>
          <table:table-cell office:value-type="float" office:value="0.0600996" calcext:value-type="float">
            <text:p>0.0600996</text:p>
          </table:table-cell>
        </table:table-row>
        <table:table-row table:style-name="ro1">
          <table:table-cell/>
          <table:table-cell office:value-type="float" office:value="16.911" calcext:value-type="float">
            <text:p>16.911</text:p>
          </table:table-cell>
          <table:table-cell office:value-type="float" office:value="36.66667" calcext:value-type="float">
            <text:p>36.66667</text:p>
          </table:table-cell>
          <table:table-cell office:value-type="float" office:value="34.6" calcext:value-type="float">
            <text:p>34.6</text:p>
          </table:table-cell>
          <table:table-cell office:value-type="float" office:value="4.867156" calcext:value-type="float">
            <text:p>4.867156</text:p>
          </table:table-cell>
          <table:table-cell office:value-type="float" office:value="5.247231" calcext:value-type="float">
            <text:p>5.247231</text:p>
          </table:table-cell>
          <table:table-cell/>
          <table:table-cell office:value-type="float" office:value="23.142" calcext:value-type="float">
            <text:p>23.142</text:p>
          </table:table-cell>
          <table:table-cell office:value-type="float" office:value="0.06982028" calcext:value-type="float">
            <text:p>0.06982028</text:p>
          </table:table-cell>
          <table:table-cell office:value-type="float" office:value="0.05387477" calcext:value-type="float">
            <text:p>0.05387477</text:p>
          </table:table-cell>
        </table:table-row>
        <table:table-row table:style-name="ro1">
          <table:table-cell/>
          <table:table-cell office:value-type="float" office:value="16.923" calcext:value-type="float">
            <text:p>16.923</text:p>
          </table:table-cell>
          <table:table-cell office:value-type="float" office:value="34.4" calcext:value-type="float">
            <text:p>34.4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366987" calcext:value-type="float">
            <text:p>5.366987</text:p>
          </table:table-cell>
          <table:table-cell office:value-type="float" office:value="4.799929" calcext:value-type="float">
            <text:p>4.799929</text:p>
          </table:table-cell>
          <table:table-cell/>
          <table:table-cell office:value-type="float" office:value="23.153" calcext:value-type="float">
            <text:p>23.153</text:p>
          </table:table-cell>
          <table:table-cell office:value-type="float" office:value="0.07071338" calcext:value-type="float">
            <text:p>0.07071338</text:p>
          </table:table-cell>
          <table:table-cell office:value-type="float" office:value="0.05409741" calcext:value-type="float">
            <text:p>0.05409741</text:p>
          </table:table-cell>
        </table:table-row>
        <table:table-row table:style-name="ro1">
          <table:table-cell/>
          <table:table-cell office:value-type="float" office:value="16.938" calcext:value-type="float">
            <text:p>16.938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5.553556" calcext:value-type="float">
            <text:p>5.553556</text:p>
          </table:table-cell>
          <table:table-cell office:value-type="float" office:value="5.101243" calcext:value-type="float">
            <text:p>5.101243</text:p>
          </table:table-cell>
          <table:table-cell/>
          <table:table-cell office:value-type="float" office:value="23.165" calcext:value-type="float">
            <text:p>23.165</text:p>
          </table:table-cell>
          <table:table-cell office:value-type="float" office:value="0.07148924" calcext:value-type="float">
            <text:p>0.07148924</text:p>
          </table:table-cell>
          <table:table-cell office:value-type="float" office:value="0.05459891" calcext:value-type="float">
            <text:p>0.05459891</text:p>
          </table:table-cell>
        </table:table-row>
        <table:table-row table:style-name="ro1">
          <table:table-cell/>
          <table:table-cell office:value-type="float" office:value="16.951" calcext:value-type="float">
            <text:p>16.951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34.4" calcext:value-type="float">
            <text:p>34.4</text:p>
          </table:table-cell>
          <table:table-cell office:value-type="float" office:value="4.908427" calcext:value-type="float">
            <text:p>4.908427</text:p>
          </table:table-cell>
          <table:table-cell office:value-type="float" office:value="5.280304" calcext:value-type="float">
            <text:p>5.280304</text:p>
          </table:table-cell>
          <table:table-cell/>
          <table:table-cell office:value-type="float" office:value="23.177" calcext:value-type="float">
            <text:p>23.177</text:p>
          </table:table-cell>
          <table:table-cell office:value-type="float" office:value="0.07416073" calcext:value-type="float">
            <text:p>0.07416073</text:p>
          </table:table-cell>
          <table:table-cell office:value-type="float" office:value="0.05141293" calcext:value-type="float">
            <text:p>0.05141293</text:p>
          </table:table-cell>
        </table:table-row>
        <table:table-row table:style-name="ro1">
          <table:table-cell/>
          <table:table-cell office:value-type="float" office:value="16.963" calcext:value-type="float">
            <text:p>16.963</text:p>
          </table:table-cell>
          <table:table-cell office:value-type="float" office:value="35.1" calcext:value-type="float">
            <text:p>35.1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149226" calcext:value-type="float">
            <text:p>5.149226</text:p>
          </table:table-cell>
          <table:table-cell office:value-type="float" office:value="4.676649" calcext:value-type="float">
            <text:p>4.676649</text:p>
          </table:table-cell>
          <table:table-cell/>
          <table:table-cell office:value-type="float" office:value="23.189" calcext:value-type="float">
            <text:p>23.189</text:p>
          </table:table-cell>
          <table:table-cell office:value-type="float" office:value="0.07313406" calcext:value-type="float">
            <text:p>0.07313406</text:p>
          </table:table-cell>
          <table:table-cell office:value-type="float" office:value="0.051955" calcext:value-type="float">
            <text:p>0.051955</text:p>
          </table:table-cell>
        </table:table-row>
        <table:table-row table:style-name="ro1">
          <table:table-cell/>
          <table:table-cell office:value-type="float" office:value="16.974" calcext:value-type="float">
            <text:p>16.974</text:p>
          </table:table-cell>
          <table:table-cell office:value-type="float" office:value="32.1" calcext:value-type="float">
            <text:p>32.1</text:p>
          </table:table-cell>
          <table:table-cell office:value-type="float" office:value="35.4" calcext:value-type="float">
            <text:p>35.4</text:p>
          </table:table-cell>
          <table:table-cell office:value-type="float" office:value="6.172304" calcext:value-type="float">
            <text:p>6.172304</text:p>
          </table:table-cell>
          <table:table-cell office:value-type="float" office:value="4.871189" calcext:value-type="float">
            <text:p>4.871189</text:p>
          </table:table-cell>
          <table:table-cell/>
          <table:table-cell office:value-type="float" office:value="23.205" calcext:value-type="float">
            <text:p>23.205</text:p>
          </table:table-cell>
          <table:table-cell office:value-type="float" office:value="0.07573289" calcext:value-type="float">
            <text:p>0.07573289</text:p>
          </table:table-cell>
          <table:table-cell office:value-type="float" office:value="0.05079282" calcext:value-type="float">
            <text:p>0.05079282</text:p>
          </table:table-cell>
        </table:table-row>
        <table:table-row table:style-name="ro1">
          <table:table-cell/>
          <table:table-cell office:value-type="float" office:value="16.987" calcext:value-type="float">
            <text:p>16.987</text:p>
          </table:table-cell>
          <table:table-cell office:value-type="float" office:value="36.2" calcext:value-type="float">
            <text:p>36.2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5.042676" calcext:value-type="float">
            <text:p>5.042676</text:p>
          </table:table-cell>
          <table:table-cell office:value-type="float" office:value="5.115934" calcext:value-type="float">
            <text:p>5.115934</text:p>
          </table:table-cell>
          <table:table-cell/>
          <table:table-cell office:value-type="float" office:value="23.216" calcext:value-type="float">
            <text:p>23.216</text:p>
          </table:table-cell>
          <table:table-cell office:value-type="float" office:value="0.07934383" calcext:value-type="float">
            <text:p>0.07934383</text:p>
          </table:table-cell>
          <table:table-cell office:value-type="float" office:value="0.0512996" calcext:value-type="float">
            <text:p>0.0512996</text:p>
          </table:table-cell>
        </table:table-row>
        <table:table-row table:style-name="ro1">
          <table:table-cell/>
          <table:table-cell office:value-type="float" office:value="16.998" calcext:value-type="float">
            <text:p>16.998</text:p>
          </table:table-cell>
          <table:table-cell office:value-type="float" office:value="34.2" calcext:value-type="float">
            <text:p>34.2</text:p>
          </table:table-cell>
          <table:table-cell office:value-type="float" office:value="34.9" calcext:value-type="float">
            <text:p>34.9</text:p>
          </table:table-cell>
          <table:table-cell office:value-type="float" office:value="5.468301" calcext:value-type="float">
            <text:p>5.468301</text:p>
          </table:table-cell>
          <table:table-cell office:value-type="float" office:value="5.12108" calcext:value-type="float">
            <text:p>5.12108</text:p>
          </table:table-cell>
          <table:table-cell/>
          <table:table-cell office:value-type="float" office:value="23.228" calcext:value-type="float">
            <text:p>23.228</text:p>
          </table:table-cell>
          <table:table-cell office:value-type="float" office:value="0.07921222" calcext:value-type="float">
            <text:p>0.07921222</text:p>
          </table:table-cell>
          <table:table-cell office:value-type="float" office:value="0.04940271" calcext:value-type="float">
            <text:p>0.04940271</text:p>
          </table:table-cell>
        </table:table-row>
        <table:table-row table:style-name="ro1">
          <table:table-cell/>
          <table:table-cell office:value-type="float" office:value="17.013" calcext:value-type="float">
            <text:p>17.013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347374" calcext:value-type="float">
            <text:p>5.347374</text:p>
          </table:table-cell>
          <table:table-cell office:value-type="float" office:value="4.721163" calcext:value-type="float">
            <text:p>4.721163</text:p>
          </table:table-cell>
          <table:table-cell/>
          <table:table-cell office:value-type="float" office:value="23.239" calcext:value-type="float">
            <text:p>23.239</text:p>
          </table:table-cell>
          <table:table-cell office:value-type="float" office:value="0.07894118" calcext:value-type="float">
            <text:p>0.07894118</text:p>
          </table:table-cell>
          <table:table-cell office:value-type="float" office:value="0.04688708" calcext:value-type="float">
            <text:p>0.04688708</text:p>
          </table:table-cell>
        </table:table-row>
        <table:table-row table:style-name="ro1">
          <table:table-cell/>
          <table:table-cell office:value-type="float" office:value="17.024" calcext:value-type="float">
            <text:p>17.024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052799" calcext:value-type="float">
            <text:p>5.052799</text:p>
          </table:table-cell>
          <table:table-cell office:value-type="float" office:value="4.891061" calcext:value-type="float">
            <text:p>4.891061</text:p>
          </table:table-cell>
          <table:table-cell/>
          <table:table-cell office:value-type="float" office:value="23.25" calcext:value-type="float">
            <text:p>23.25</text:p>
          </table:table-cell>
          <table:table-cell office:value-type="float" office:value="0.07794981" calcext:value-type="float">
            <text:p>0.07794981</text:p>
          </table:table-cell>
          <table:table-cell office:value-type="float" office:value="0.05029131" calcext:value-type="float">
            <text:p>0.05029131</text:p>
          </table:table-cell>
        </table:table-row>
        <table:table-row table:style-name="ro1">
          <table:table-cell/>
          <table:table-cell office:value-type="float" office:value="17.036" calcext:value-type="float">
            <text:p>17.036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3.7" calcext:value-type="float">
            <text:p>33.7</text:p>
          </table:table-cell>
          <table:table-cell office:value-type="float" office:value="5.103147" calcext:value-type="float">
            <text:p>5.103147</text:p>
          </table:table-cell>
          <table:table-cell office:value-type="float" office:value="5.466434" calcext:value-type="float">
            <text:p>5.466434</text:p>
          </table:table-cell>
          <table:table-cell/>
          <table:table-cell office:value-type="float" office:value="23.261" calcext:value-type="float">
            <text:p>23.261</text:p>
          </table:table-cell>
          <table:table-cell office:value-type="float" office:value="0.07820589" calcext:value-type="float">
            <text:p>0.07820589</text:p>
          </table:table-cell>
          <table:table-cell office:value-type="float" office:value="0.05088913" calcext:value-type="float">
            <text:p>0.05088913</text:p>
          </table:table-cell>
        </table:table-row>
        <table:table-row table:style-name="ro1">
          <table:table-cell/>
          <table:table-cell office:value-type="float" office:value="17.048" calcext:value-type="float">
            <text:p>17.048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5.016201" calcext:value-type="float">
            <text:p>5.016201</text:p>
          </table:table-cell>
          <table:table-cell office:value-type="float" office:value="4.648741" calcext:value-type="float">
            <text:p>4.648741</text:p>
          </table:table-cell>
          <table:table-cell/>
          <table:table-cell office:value-type="float" office:value="23.272" calcext:value-type="float">
            <text:p>23.272</text:p>
          </table:table-cell>
          <table:table-cell office:value-type="float" office:value="0.07423338" calcext:value-type="float">
            <text:p>0.07423338</text:p>
          </table:table-cell>
          <table:table-cell office:value-type="float" office:value="0.05334716" calcext:value-type="float">
            <text:p>0.05334716</text:p>
          </table:table-cell>
        </table:table-row>
        <table:table-row table:style-name="ro1">
          <table:table-cell/>
          <table:table-cell office:value-type="float" office:value="17.059" calcext:value-type="float">
            <text:p>17.059</text:p>
          </table:table-cell>
          <table:table-cell office:value-type="float" office:value="35.1" calcext:value-type="float">
            <text:p>35.1</text:p>
          </table:table-cell>
          <table:table-cell office:value-type="float" office:value="36.1" calcext:value-type="float">
            <text:p>36.1</text:p>
          </table:table-cell>
          <table:table-cell office:value-type="float" office:value="5.17266" calcext:value-type="float">
            <text:p>5.17266</text:p>
          </table:table-cell>
          <table:table-cell office:value-type="float" office:value="4.638099" calcext:value-type="float">
            <text:p>4.638099</text:p>
          </table:table-cell>
          <table:table-cell/>
          <table:table-cell office:value-type="float" office:value="23.283" calcext:value-type="float">
            <text:p>23.283</text:p>
          </table:table-cell>
          <table:table-cell office:value-type="float" office:value="0.07159338" calcext:value-type="float">
            <text:p>0.07159338</text:p>
          </table:table-cell>
          <table:table-cell office:value-type="float" office:value="0.05972061" calcext:value-type="float">
            <text:p>0.05972061</text:p>
          </table:table-cell>
        </table:table-row>
        <table:table-row table:style-name="ro1">
          <table:table-cell/>
          <table:table-cell office:value-type="float" office:value="17.072" calcext:value-type="float">
            <text:p>17.072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907835" calcext:value-type="float">
            <text:p>5.907835</text:p>
          </table:table-cell>
          <table:table-cell office:value-type="float" office:value="5.102153" calcext:value-type="float">
            <text:p>5.102153</text:p>
          </table:table-cell>
          <table:table-cell/>
          <table:table-cell office:value-type="float" office:value="23.294" calcext:value-type="float">
            <text:p>23.294</text:p>
          </table:table-cell>
          <table:table-cell office:value-type="float" office:value="0.07066684" calcext:value-type="float">
            <text:p>0.07066684</text:p>
          </table:table-cell>
          <table:table-cell office:value-type="float" office:value="0.06620924" calcext:value-type="float">
            <text:p>0.06620924</text:p>
          </table:table-cell>
        </table:table-row>
        <table:table-row table:style-name="ro1">
          <table:table-cell/>
          <table:table-cell office:value-type="float" office:value="17.083" calcext:value-type="float">
            <text:p>17.083</text:p>
          </table:table-cell>
          <table:table-cell office:value-type="float" office:value="34" calcext:value-type="float">
            <text:p>34</text:p>
          </table:table-cell>
          <table:table-cell office:value-type="float" office:value="35.3" calcext:value-type="float">
            <text:p>35.3</text:p>
          </table:table-cell>
          <table:table-cell office:value-type="float" office:value="5.706537" calcext:value-type="float">
            <text:p>5.706537</text:p>
          </table:table-cell>
          <table:table-cell office:value-type="float" office:value="4.988368" calcext:value-type="float">
            <text:p>4.988368</text:p>
          </table:table-cell>
          <table:table-cell/>
          <table:table-cell office:value-type="float" office:value="23.305" calcext:value-type="float">
            <text:p>23.305</text:p>
          </table:table-cell>
          <table:table-cell office:value-type="float" office:value="0.06292362" calcext:value-type="float">
            <text:p>0.06292362</text:p>
          </table:table-cell>
          <table:table-cell office:value-type="float" office:value="0.06506016" calcext:value-type="float">
            <text:p>0.06506016</text:p>
          </table:table-cell>
        </table:table-row>
        <table:table-row table:style-name="ro1">
          <table:table-cell/>
          <table:table-cell office:value-type="float" office:value="17.094" calcext:value-type="float">
            <text:p>17.094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319339" calcext:value-type="float">
            <text:p>5.319339</text:p>
          </table:table-cell>
          <table:table-cell office:value-type="float" office:value="5.312021" calcext:value-type="float">
            <text:p>5.312021</text:p>
          </table:table-cell>
          <table:table-cell/>
          <table:table-cell office:value-type="float" office:value="23.316" calcext:value-type="float">
            <text:p>23.316</text:p>
          </table:table-cell>
          <table:table-cell office:value-type="float" office:value="0.05816154" calcext:value-type="float">
            <text:p>0.05816154</text:p>
          </table:table-cell>
          <table:table-cell office:value-type="float" office:value="0.06568936" calcext:value-type="float">
            <text:p>0.06568936</text:p>
          </table:table-cell>
        </table:table-row>
        <table:table-row table:style-name="ro1">
          <table:table-cell/>
          <table:table-cell office:value-type="float" office:value="17.105" calcext:value-type="float">
            <text:p>17.105</text:p>
          </table:table-cell>
          <table:table-cell office:value-type="float" office:value="35.4" calcext:value-type="float">
            <text:p>35.4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134235" calcext:value-type="float">
            <text:p>5.134235</text:p>
          </table:table-cell>
          <table:table-cell office:value-type="float" office:value="5.083363" calcext:value-type="float">
            <text:p>5.083363</text:p>
          </table:table-cell>
          <table:table-cell/>
          <table:table-cell office:value-type="float" office:value="23.327" calcext:value-type="float">
            <text:p>23.327</text:p>
          </table:table-cell>
          <table:table-cell office:value-type="float" office:value="0.05818912" calcext:value-type="float">
            <text:p>0.05818912</text:p>
          </table:table-cell>
          <table:table-cell office:value-type="float" office:value="0.0640819" calcext:value-type="float">
            <text:p>0.0640819</text:p>
          </table:table-cell>
        </table:table-row>
        <table:table-row table:style-name="ro1">
          <table:table-cell/>
          <table:table-cell office:value-type="float" office:value="17.117" calcext:value-type="float">
            <text:p>17.117</text:p>
          </table:table-cell>
          <table:table-cell office:value-type="float" office:value="33.2" calcext:value-type="float">
            <text:p>33.2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812722" calcext:value-type="float">
            <text:p>5.812722</text:p>
          </table:table-cell>
          <table:table-cell office:value-type="float" office:value="4.961825" calcext:value-type="float">
            <text:p>4.961825</text:p>
          </table:table-cell>
          <table:table-cell/>
          <table:table-cell office:value-type="float" office:value="23.338" calcext:value-type="float">
            <text:p>23.338</text:p>
          </table:table-cell>
          <table:table-cell office:value-type="float" office:value="0.06035567" calcext:value-type="float">
            <text:p>0.06035567</text:p>
          </table:table-cell>
          <table:table-cell office:value-type="float" office:value="0.06175752" calcext:value-type="float">
            <text:p>0.06175752</text:p>
          </table:table-cell>
        </table:table-row>
        <table:table-row table:style-name="ro1">
          <table:table-cell/>
          <table:table-cell office:value-type="float" office:value="17.128" calcext:value-type="float">
            <text:p>17.128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4.994227" calcext:value-type="float">
            <text:p>4.994227</text:p>
          </table:table-cell>
          <table:table-cell office:value-type="float" office:value="5.262576" calcext:value-type="float">
            <text:p>5.262576</text:p>
          </table:table-cell>
          <table:table-cell/>
          <table:table-cell office:value-type="float" office:value="23.349" calcext:value-type="float">
            <text:p>23.349</text:p>
          </table:table-cell>
          <table:table-cell office:value-type="float" office:value="0.05842867" calcext:value-type="float">
            <text:p>0.05842867</text:p>
          </table:table-cell>
          <table:table-cell office:value-type="float" office:value="0.06081993" calcext:value-type="float">
            <text:p>0.06081993</text:p>
          </table:table-cell>
        </table:table-row>
        <table:table-row table:style-name="ro1">
          <table:table-cell/>
          <table:table-cell office:value-type="float" office:value="17.14" calcext:value-type="float">
            <text:p>17.14</text:p>
          </table:table-cell>
          <table:table-cell office:value-type="float" office:value="34.7" calcext:value-type="float">
            <text:p>34.7</text:p>
          </table:table-cell>
          <table:table-cell office:value-type="float" office:value="35.3" calcext:value-type="float">
            <text:p>35.3</text:p>
          </table:table-cell>
          <table:table-cell office:value-type="float" office:value="5.297759" calcext:value-type="float">
            <text:p>5.297759</text:p>
          </table:table-cell>
          <table:table-cell office:value-type="float" office:value="5.018802" calcext:value-type="float">
            <text:p>5.018802</text:p>
          </table:table-cell>
          <table:table-cell/>
          <table:table-cell office:value-type="float" office:value="23.361" calcext:value-type="float">
            <text:p>23.361</text:p>
          </table:table-cell>
          <table:table-cell office:value-type="float" office:value="0.06178314" calcext:value-type="float">
            <text:p>0.06178314</text:p>
          </table:table-cell>
          <table:table-cell office:value-type="float" office:value="0.0617981" calcext:value-type="float">
            <text:p>0.0617981</text:p>
          </table:table-cell>
        </table:table-row>
        <table:table-row table:style-name="ro1">
          <table:table-cell/>
          <table:table-cell office:value-type="float" office:value="17.152" calcext:value-type="float">
            <text:p>17.152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217678" calcext:value-type="float">
            <text:p>5.217678</text:p>
          </table:table-cell>
          <table:table-cell office:value-type="float" office:value="4.862003" calcext:value-type="float">
            <text:p>4.862003</text:p>
          </table:table-cell>
          <table:table-cell/>
          <table:table-cell office:value-type="float" office:value="23.372" calcext:value-type="float">
            <text:p>23.372</text:p>
          </table:table-cell>
          <table:table-cell office:value-type="float" office:value="0.07003706" calcext:value-type="float">
            <text:p>0.07003706</text:p>
          </table:table-cell>
          <table:table-cell office:value-type="float" office:value="0.0648036" calcext:value-type="float">
            <text:p>0.0648036</text:p>
          </table:table-cell>
        </table:table-row>
        <table:table-row table:style-name="ro1">
          <table:table-cell/>
          <table:table-cell office:value-type="float" office:value="17.164" calcext:value-type="float">
            <text:p>17.164</text:p>
          </table:table-cell>
          <table:table-cell office:value-type="float" office:value="26.73333" calcext:value-type="float">
            <text:p>26.73333</text:p>
          </table:table-cell>
          <table:table-cell office:value-type="float" office:value="26.13333" calcext:value-type="float">
            <text:p>26.13333</text:p>
          </table:table-cell>
          <table:table-cell office:value-type="float" office:value="7.931029" calcext:value-type="float">
            <text:p>7.931029</text:p>
          </table:table-cell>
          <table:table-cell office:value-type="float" office:value="7.917452" calcext:value-type="float">
            <text:p>7.917452</text:p>
          </table:table-cell>
          <table:table-cell/>
          <table:table-cell office:value-type="float" office:value="23.384" calcext:value-type="float">
            <text:p>23.384</text:p>
          </table:table-cell>
          <table:table-cell office:value-type="float" office:value="0.0763752" calcext:value-type="float">
            <text:p>0.0763752</text:p>
          </table:table-cell>
          <table:table-cell office:value-type="float" office:value="0.06713383" calcext:value-type="float">
            <text:p>0.06713383</text:p>
          </table:table-cell>
        </table:table-row>
        <table:table-row table:style-name="ro1">
          <table:table-cell/>
          <table:table-cell office:value-type="float" office:value="17.176" calcext:value-type="float">
            <text:p>17.176</text:p>
          </table:table-cell>
          <table:table-cell office:value-type="float" office:value="23.33333" calcext:value-type="float">
            <text:p>23.33333</text:p>
          </table:table-cell>
          <table:table-cell office:value-type="float" office:value="20.66667" calcext:value-type="float">
            <text:p>20.66667</text:p>
          </table:table-cell>
          <table:table-cell office:value-type="float" office:value="9.571725" calcext:value-type="float">
            <text:p>9.571725</text:p>
          </table:table-cell>
          <table:table-cell office:value-type="float" office:value="10.29711" calcext:value-type="float">
            <text:p>10.29711</text:p>
          </table:table-cell>
          <table:table-cell/>
          <table:table-cell office:value-type="float" office:value="23.396" calcext:value-type="float">
            <text:p>23.396</text:p>
          </table:table-cell>
          <table:table-cell office:value-type="float" office:value="0.07965418" calcext:value-type="float">
            <text:p>0.07965418</text:p>
          </table:table-cell>
          <table:table-cell office:value-type="float" office:value="0.06832212" calcext:value-type="float">
            <text:p>0.06832212</text:p>
          </table:table-cell>
        </table:table-row>
        <table:table-row table:style-name="ro1">
          <table:table-cell/>
          <table:table-cell office:value-type="float" office:value="17.187" calcext:value-type="float">
            <text:p>17.187</text:p>
          </table:table-cell>
          <table:table-cell office:value-type="float" office:value="29.33333" calcext:value-type="float">
            <text:p>29.33333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7.943218" calcext:value-type="float">
            <text:p>7.943218</text:p>
          </table:table-cell>
          <table:table-cell office:value-type="float" office:value="7.482045" calcext:value-type="float">
            <text:p>7.482045</text:p>
          </table:table-cell>
          <table:table-cell/>
          <table:table-cell office:value-type="float" office:value="23.408" calcext:value-type="float">
            <text:p>23.408</text:p>
          </table:table-cell>
          <table:table-cell office:value-type="float" office:value="0.08239635" calcext:value-type="float">
            <text:p>0.08239635</text:p>
          </table:table-cell>
          <table:table-cell office:value-type="float" office:value="0.06984061" calcext:value-type="float">
            <text:p>0.06984061</text:p>
          </table:table-cell>
        </table:table-row>
        <table:table-row table:style-name="ro1">
          <table:table-cell/>
          <table:table-cell office:value-type="float" office:value="17.203" calcext:value-type="float">
            <text:p>17.203</text:p>
          </table:table-cell>
          <table:table-cell office:value-type="float" office:value="26.96667" calcext:value-type="float">
            <text:p>26.96667</text:p>
          </table:table-cell>
          <table:table-cell office:value-type="float" office:value="20.6" calcext:value-type="float">
            <text:p>20.6</text:p>
          </table:table-cell>
          <table:table-cell office:value-type="float" office:value="8.386335" calcext:value-type="float">
            <text:p>8.386335</text:p>
          </table:table-cell>
          <table:table-cell office:value-type="float" office:value="10.2236" calcext:value-type="float">
            <text:p>10.2236</text:p>
          </table:table-cell>
          <table:table-cell/>
          <table:table-cell office:value-type="float" office:value="23.421" calcext:value-type="float">
            <text:p>23.421</text:p>
          </table:table-cell>
          <table:table-cell office:value-type="float" office:value="0.07873497" calcext:value-type="float">
            <text:p>0.07873497</text:p>
          </table:table-cell>
          <table:table-cell office:value-type="float" office:value="0.06706167" calcext:value-type="float">
            <text:p>0.06706167</text:p>
          </table:table-cell>
        </table:table-row>
        <table:table-row table:style-name="ro1">
          <table:table-cell/>
          <table:table-cell office:value-type="float" office:value="17.217" calcext:value-type="float">
            <text:p>17.217</text:p>
          </table:table-cell>
          <table:table-cell office:value-type="float" office:value="25.3" calcext:value-type="float">
            <text:p>25.3</text:p>
          </table:table-cell>
          <table:table-cell office:value-type="float" office:value="29.26667" calcext:value-type="float">
            <text:p>29.26667</text:p>
          </table:table-cell>
          <table:table-cell office:value-type="float" office:value="9.014898" calcext:value-type="float">
            <text:p>9.014898</text:p>
          </table:table-cell>
          <table:table-cell office:value-type="float" office:value="7.949627" calcext:value-type="float">
            <text:p>7.949627</text:p>
          </table:table-cell>
          <table:table-cell/>
          <table:table-cell office:value-type="float" office:value="23.432" calcext:value-type="float">
            <text:p>23.432</text:p>
          </table:table-cell>
          <table:table-cell office:value-type="float" office:value="0.07862164" calcext:value-type="float">
            <text:p>0.07862164</text:p>
          </table:table-cell>
          <table:table-cell office:value-type="float" office:value="0.06462798" calcext:value-type="float">
            <text:p>0.06462798</text:p>
          </table:table-cell>
        </table:table-row>
        <table:table-row table:style-name="ro1">
          <table:table-cell/>
          <table:table-cell office:value-type="float" office:value="17.228" calcext:value-type="float">
            <text:p>17.228</text:p>
          </table:table-cell>
          <table:table-cell office:value-type="float" office:value="24.86667" calcext:value-type="float">
            <text:p>24.86667</text:p>
          </table:table-cell>
          <table:table-cell office:value-type="float" office:value="28.96667" calcext:value-type="float">
            <text:p>28.96667</text:p>
          </table:table-cell>
          <table:table-cell office:value-type="float" office:value="9.279451" calcext:value-type="float">
            <text:p>9.279451</text:p>
          </table:table-cell>
          <table:table-cell office:value-type="float" office:value="7.595193" calcext:value-type="float">
            <text:p>7.595193</text:p>
          </table:table-cell>
          <table:table-cell/>
          <table:table-cell office:value-type="float" office:value="23.443" calcext:value-type="float">
            <text:p>23.443</text:p>
          </table:table-cell>
          <table:table-cell office:value-type="float" office:value="0.07793671" calcext:value-type="float">
            <text:p>0.07793671</text:p>
          </table:table-cell>
          <table:table-cell office:value-type="float" office:value="0.0644289" calcext:value-type="float">
            <text:p>0.0644289</text:p>
          </table:table-cell>
        </table:table-row>
        <table:table-row table:style-name="ro1">
          <table:table-cell/>
          <table:table-cell office:value-type="float" office:value="17.24" calcext:value-type="float">
            <text:p>17.24</text:p>
          </table:table-cell>
          <table:table-cell office:value-type="float" office:value="25.7" calcext:value-type="float">
            <text:p>25.7</text:p>
          </table:table-cell>
          <table:table-cell office:value-type="float" office:value="28.33333" calcext:value-type="float">
            <text:p>28.33333</text:p>
          </table:table-cell>
          <table:table-cell office:value-type="float" office:value="9.060499" calcext:value-type="float">
            <text:p>9.060499</text:p>
          </table:table-cell>
          <table:table-cell office:value-type="float" office:value="7.732594" calcext:value-type="float">
            <text:p>7.732594</text:p>
          </table:table-cell>
          <table:table-cell/>
          <table:table-cell office:value-type="float" office:value="23.455" calcext:value-type="float">
            <text:p>23.455</text:p>
          </table:table-cell>
          <table:table-cell office:value-type="float" office:value="0.08075486" calcext:value-type="float">
            <text:p>0.08075486</text:p>
          </table:table-cell>
          <table:table-cell office:value-type="float" office:value="0.06659693" calcext:value-type="float">
            <text:p>0.06659693</text:p>
          </table:table-cell>
        </table:table-row>
        <table:table-row table:style-name="ro1">
          <table:table-cell/>
          <table:table-cell office:value-type="float" office:value="17.252" calcext:value-type="float">
            <text:p>17.252</text:p>
          </table:table-cell>
          <table:table-cell office:value-type="float" office:value="22" calcext:value-type="float">
            <text:p>22</text:p>
          </table:table-cell>
          <table:table-cell office:value-type="float" office:value="29.76667" calcext:value-type="float">
            <text:p>29.76667</text:p>
          </table:table-cell>
          <table:table-cell office:value-type="float" office:value="10.21935" calcext:value-type="float">
            <text:p>10.21935</text:p>
          </table:table-cell>
          <table:table-cell office:value-type="float" office:value="7.296404" calcext:value-type="float">
            <text:p>7.296404</text:p>
          </table:table-cell>
          <table:table-cell/>
          <table:table-cell office:value-type="float" office:value="23.47" calcext:value-type="float">
            <text:p>23.47</text:p>
          </table:table-cell>
          <table:table-cell office:value-type="float" office:value="0.08481899" calcext:value-type="float">
            <text:p>0.08481899</text:p>
          </table:table-cell>
          <table:table-cell office:value-type="float" office:value="0.07070027" calcext:value-type="float">
            <text:p>0.07070027</text:p>
          </table:table-cell>
        </table:table-row>
        <table:table-row table:style-name="ro1">
          <table:table-cell/>
          <table:table-cell office:value-type="float" office:value="17.264" calcext:value-type="float">
            <text:p>17.264</text:p>
          </table:table-cell>
          <table:table-cell office:value-type="float" office:value="25.46667" calcext:value-type="float">
            <text:p>25.46667</text:p>
          </table:table-cell>
          <table:table-cell office:value-type="float" office:value="25.2" calcext:value-type="float">
            <text:p>25.2</text:p>
          </table:table-cell>
          <table:table-cell office:value-type="float" office:value="9.323065" calcext:value-type="float">
            <text:p>9.323065</text:p>
          </table:table-cell>
          <table:table-cell office:value-type="float" office:value="8.69608" calcext:value-type="float">
            <text:p>8.69608</text:p>
          </table:table-cell>
          <table:table-cell/>
          <table:table-cell office:value-type="float" office:value="23.483" calcext:value-type="float">
            <text:p>23.483</text:p>
          </table:table-cell>
          <table:table-cell office:value-type="float" office:value="0.08023361" calcext:value-type="float">
            <text:p>0.08023361</text:p>
          </table:table-cell>
          <table:table-cell office:value-type="float" office:value="0.06993213" calcext:value-type="float">
            <text:p>0.06993213</text:p>
          </table:table-cell>
        </table:table-row>
        <table:table-row table:style-name="ro1">
          <table:table-cell/>
          <table:table-cell office:value-type="float" office:value="17.277" calcext:value-type="float">
            <text:p>17.277</text:p>
          </table:table-cell>
          <table:table-cell office:value-type="float" office:value="23.26667" calcext:value-type="float">
            <text:p>23.26667</text:p>
          </table:table-cell>
          <table:table-cell office:value-type="float" office:value="27.73333" calcext:value-type="float">
            <text:p>27.73333</text:p>
          </table:table-cell>
          <table:table-cell office:value-type="float" office:value="9.860969" calcext:value-type="float">
            <text:p>9.860969</text:p>
          </table:table-cell>
          <table:table-cell office:value-type="float" office:value="8.152315" calcext:value-type="float">
            <text:p>8.152315</text:p>
          </table:table-cell>
          <table:table-cell/>
          <table:table-cell office:value-type="float" office:value="23.495" calcext:value-type="float">
            <text:p>23.495</text:p>
          </table:table-cell>
          <table:table-cell office:value-type="float" office:value="0.07610465" calcext:value-type="float">
            <text:p>0.07610465</text:p>
          </table:table-cell>
          <table:table-cell office:value-type="float" office:value="0.06924867" calcext:value-type="float">
            <text:p>0.06924867</text:p>
          </table:table-cell>
        </table:table-row>
        <table:table-row table:style-name="ro1">
          <table:table-cell/>
          <table:table-cell office:value-type="float" office:value="17.288" calcext:value-type="float">
            <text:p>17.288</text:p>
          </table:table-cell>
          <table:table-cell office:value-type="float" office:value="28.86667" calcext:value-type="float">
            <text:p>28.86667</text:p>
          </table:table-cell>
          <table:table-cell office:value-type="float" office:value="27.43333" calcext:value-type="float">
            <text:p>27.43333</text:p>
          </table:table-cell>
          <table:table-cell office:value-type="float" office:value="8.150127" calcext:value-type="float">
            <text:p>8.150127</text:p>
          </table:table-cell>
          <table:table-cell office:value-type="float" office:value="8.143341" calcext:value-type="float">
            <text:p>8.143341</text:p>
          </table:table-cell>
          <table:table-cell/>
          <table:table-cell office:value-type="float" office:value="23.507" calcext:value-type="float">
            <text:p>23.507</text:p>
          </table:table-cell>
          <table:table-cell office:value-type="float" office:value="0.0701843" calcext:value-type="float">
            <text:p>0.0701843</text:p>
          </table:table-cell>
          <table:table-cell office:value-type="float" office:value="0.06473143" calcext:value-type="float">
            <text:p>0.06473143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27" calcext:value-type="float">
            <text:p>27</text:p>
          </table:table-cell>
          <table:table-cell office:value-type="float" office:value="27.43333" calcext:value-type="float">
            <text:p>27.43333</text:p>
          </table:table-cell>
          <table:table-cell office:value-type="float" office:value="8.420636" calcext:value-type="float">
            <text:p>8.420636</text:p>
          </table:table-cell>
          <table:table-cell office:value-type="float" office:value="8.143734" calcext:value-type="float">
            <text:p>8.143734</text:p>
          </table:table-cell>
          <table:table-cell/>
          <table:table-cell office:value-type="float" office:value="23.519" calcext:value-type="float">
            <text:p>23.519</text:p>
          </table:table-cell>
          <table:table-cell office:value-type="float" office:value="0.06611636" calcext:value-type="float">
            <text:p>0.06611636</text:p>
          </table:table-cell>
          <table:table-cell office:value-type="float" office:value="0.06139154" calcext:value-type="float">
            <text:p>0.06139154</text:p>
          </table:table-cell>
        </table:table-row>
        <table:table-row table:style-name="ro1">
          <table:table-cell/>
          <table:table-cell office:value-type="float" office:value="17.312" calcext:value-type="float">
            <text:p>17.312</text:p>
          </table:table-cell>
          <table:table-cell office:value-type="float" office:value="27.13333" calcext:value-type="float">
            <text:p>27.13333</text:p>
          </table:table-cell>
          <table:table-cell office:value-type="float" office:value="27.7" calcext:value-type="float">
            <text:p>27.7</text:p>
          </table:table-cell>
          <table:table-cell office:value-type="float" office:value="8.435374" calcext:value-type="float">
            <text:p>8.435374</text:p>
          </table:table-cell>
          <table:table-cell office:value-type="float" office:value="8.059533" calcext:value-type="float">
            <text:p>8.059533</text:p>
          </table:table-cell>
          <table:table-cell/>
          <table:table-cell office:value-type="float" office:value="23.53" calcext:value-type="float">
            <text:p>23.53</text:p>
          </table:table-cell>
          <table:table-cell office:value-type="float" office:value="0.06707233" calcext:value-type="float">
            <text:p>0.06707233</text:p>
          </table:table-cell>
          <table:table-cell office:value-type="float" office:value="0.05916201" calcext:value-type="float">
            <text:p>0.05916201</text:p>
          </table:table-cell>
        </table:table-row>
        <table:table-row table:style-name="ro1">
          <table:table-cell/>
          <table:table-cell office:value-type="float" office:value="17.324" calcext:value-type="float">
            <text:p>17.324</text:p>
          </table:table-cell>
          <table:table-cell office:value-type="float" office:value="23.8" calcext:value-type="float">
            <text:p>23.8</text:p>
          </table:table-cell>
          <table:table-cell office:value-type="float" office:value="27.96667" calcext:value-type="float">
            <text:p>27.96667</text:p>
          </table:table-cell>
          <table:table-cell office:value-type="float" office:value="9.525167" calcext:value-type="float">
            <text:p>9.525167</text:p>
          </table:table-cell>
          <table:table-cell office:value-type="float" office:value="7.958766" calcext:value-type="float">
            <text:p>7.958766</text:p>
          </table:table-cell>
          <table:table-cell/>
          <table:table-cell office:value-type="float" office:value="23.543" calcext:value-type="float">
            <text:p>23.543</text:p>
          </table:table-cell>
          <table:table-cell office:value-type="float" office:value="0.0710473" calcext:value-type="float">
            <text:p>0.0710473</text:p>
          </table:table-cell>
          <table:table-cell office:value-type="float" office:value="0.06351752" calcext:value-type="float">
            <text:p>0.06351752</text:p>
          </table:table-cell>
        </table:table-row>
        <table:table-row table:style-name="ro1">
          <table:table-cell/>
          <table:table-cell office:value-type="float" office:value="17.345" calcext:value-type="float">
            <text:p>17.345</text:p>
          </table:table-cell>
          <table:table-cell office:value-type="float" office:value="28.2" calcext:value-type="float">
            <text:p>28.2</text:p>
          </table:table-cell>
          <table:table-cell office:value-type="float" office:value="27.3" calcext:value-type="float">
            <text:p>27.3</text:p>
          </table:table-cell>
          <table:table-cell office:value-type="float" office:value="8.314693" calcext:value-type="float">
            <text:p>8.314693</text:p>
          </table:table-cell>
          <table:table-cell office:value-type="float" office:value="8.158167" calcext:value-type="float">
            <text:p>8.158167</text:p>
          </table:table-cell>
          <table:table-cell/>
          <table:table-cell office:value-type="float" office:value="23.554" calcext:value-type="float">
            <text:p>23.554</text:p>
          </table:table-cell>
          <table:table-cell office:value-type="float" office:value="0.07521497" calcext:value-type="float">
            <text:p>0.07521497</text:p>
          </table:table-cell>
          <table:table-cell office:value-type="float" office:value="0.06538302" calcext:value-type="float">
            <text:p>0.06538302</text:p>
          </table:table-cell>
        </table:table-row>
        <table:table-row table:style-name="ro1">
          <table:table-cell/>
          <table:table-cell office:value-type="float" office:value="17.357" calcext:value-type="float">
            <text:p>17.357</text:p>
          </table:table-cell>
          <table:table-cell office:value-type="float" office:value="27.73333" calcext:value-type="float">
            <text:p>27.73333</text:p>
          </table:table-cell>
          <table:table-cell office:value-type="float" office:value="28.66667" calcext:value-type="float">
            <text:p>28.66667</text:p>
          </table:table-cell>
          <table:table-cell office:value-type="float" office:value="8.229527" calcext:value-type="float">
            <text:p>8.229527</text:p>
          </table:table-cell>
          <table:table-cell office:value-type="float" office:value="7.756437" calcext:value-type="float">
            <text:p>7.756437</text:p>
          </table:table-cell>
          <table:table-cell/>
          <table:table-cell office:value-type="float" office:value="23.567" calcext:value-type="float">
            <text:p>23.567</text:p>
          </table:table-cell>
          <table:table-cell office:value-type="float" office:value="0.08305704" calcext:value-type="float">
            <text:p>0.08305704</text:p>
          </table:table-cell>
          <table:table-cell office:value-type="float" office:value="0.06890302" calcext:value-type="float">
            <text:p>0.06890302</text:p>
          </table:table-cell>
        </table:table-row>
        <table:table-row table:style-name="ro1">
          <table:table-cell/>
          <table:table-cell office:value-type="float" office:value="17.369" calcext:value-type="float">
            <text:p>17.369</text:p>
          </table:table-cell>
          <table:table-cell office:value-type="float" office:value="24.86667" calcext:value-type="float">
            <text:p>24.86667</text:p>
          </table:table-cell>
          <table:table-cell office:value-type="float" office:value="29.4" calcext:value-type="float">
            <text:p>29.4</text:p>
          </table:table-cell>
          <table:table-cell office:value-type="float" office:value="9.148233" calcext:value-type="float">
            <text:p>9.148233</text:p>
          </table:table-cell>
          <table:table-cell office:value-type="float" office:value="7.441491" calcext:value-type="float">
            <text:p>7.441491</text:p>
          </table:table-cell>
          <table:table-cell/>
          <table:table-cell office:value-type="float" office:value="23.578" calcext:value-type="float">
            <text:p>23.578</text:p>
          </table:table-cell>
          <table:table-cell office:value-type="float" office:value="0.08303865" calcext:value-type="float">
            <text:p>0.08303865</text:p>
          </table:table-cell>
          <table:table-cell office:value-type="float" office:value="0.06871763" calcext:value-type="float">
            <text:p>0.06871763</text:p>
          </table:table-cell>
        </table:table-row>
        <table:table-row table:style-name="ro1">
          <table:table-cell/>
          <table:table-cell office:value-type="float" office:value="17.381" calcext:value-type="float">
            <text:p>17.381</text:p>
          </table:table-cell>
          <table:table-cell office:value-type="float" office:value="28.5" calcext:value-type="float">
            <text:p>28.5</text:p>
          </table:table-cell>
          <table:table-cell office:value-type="float" office:value="28.3" calcext:value-type="float">
            <text:p>28.3</text:p>
          </table:table-cell>
          <table:table-cell office:value-type="float" office:value="8.154655" calcext:value-type="float">
            <text:p>8.154655</text:p>
          </table:table-cell>
          <table:table-cell office:value-type="float" office:value="7.73615" calcext:value-type="float">
            <text:p>7.73615</text:p>
          </table:table-cell>
          <table:table-cell/>
          <table:table-cell office:value-type="float" office:value="23.59" calcext:value-type="float">
            <text:p>23.59</text:p>
          </table:table-cell>
          <table:table-cell office:value-type="float" office:value="0.08100566" calcext:value-type="float">
            <text:p>0.08100566</text:p>
          </table:table-cell>
          <table:table-cell office:value-type="float" office:value="0.06902016" calcext:value-type="float">
            <text:p>0.06902016</text:p>
          </table:table-cell>
        </table:table-row>
        <table:table-row table:style-name="ro1">
          <table:table-cell/>
          <table:table-cell office:value-type="float" office:value="17.392" calcext:value-type="float">
            <text:p>17.392</text:p>
          </table:table-cell>
          <table:table-cell office:value-type="float" office:value="28.53333" calcext:value-type="float">
            <text:p>28.53333</text:p>
          </table:table-cell>
          <table:table-cell office:value-type="float" office:value="30.26667" calcext:value-type="float">
            <text:p>30.26667</text:p>
          </table:table-cell>
          <table:table-cell office:value-type="float" office:value="7.948788" calcext:value-type="float">
            <text:p>7.948788</text:p>
          </table:table-cell>
          <table:table-cell office:value-type="float" office:value="7.163286" calcext:value-type="float">
            <text:p>7.163286</text:p>
          </table:table-cell>
          <table:table-cell/>
          <table:table-cell office:value-type="float" office:value="23.605" calcext:value-type="float">
            <text:p>23.605</text:p>
          </table:table-cell>
          <table:table-cell office:value-type="float" office:value="0.08169049" calcext:value-type="float">
            <text:p>0.08169049</text:p>
          </table:table-cell>
          <table:table-cell office:value-type="float" office:value="0.06898281" calcext:value-type="float">
            <text:p>0.06898281</text:p>
          </table:table-cell>
        </table:table-row>
        <table:table-row table:style-name="ro1">
          <table:table-cell/>
          <table:table-cell office:value-type="float" office:value="17.404" calcext:value-type="float">
            <text:p>17.404</text:p>
          </table:table-cell>
          <table:table-cell office:value-type="float" office:value="28.56667" calcext:value-type="float">
            <text:p>28.56667</text:p>
          </table:table-cell>
          <table:table-cell office:value-type="float" office:value="28.9" calcext:value-type="float">
            <text:p>28.9</text:p>
          </table:table-cell>
          <table:table-cell office:value-type="float" office:value="7.901553" calcext:value-type="float">
            <text:p>7.901553</text:p>
          </table:table-cell>
          <table:table-cell office:value-type="float" office:value="7.496884" calcext:value-type="float">
            <text:p>7.496884</text:p>
          </table:table-cell>
          <table:table-cell/>
          <table:table-cell office:value-type="float" office:value="23.617" calcext:value-type="float">
            <text:p>23.617</text:p>
          </table:table-cell>
          <table:table-cell office:value-type="float" office:value="0.08105934" calcext:value-type="float">
            <text:p>0.08105934</text:p>
          </table:table-cell>
          <table:table-cell office:value-type="float" office:value="0.06971956" calcext:value-type="float">
            <text:p>0.06971956</text:p>
          </table:table-cell>
        </table:table-row>
        <table:table-row table:style-name="ro1">
          <table:table-cell/>
          <table:table-cell office:value-type="float" office:value="17.416" calcext:value-type="float">
            <text:p>17.416</text:p>
          </table:table-cell>
          <table:table-cell office:value-type="float" office:value="29.66667" calcext:value-type="float">
            <text:p>29.66667</text:p>
          </table:table-cell>
          <table:table-cell office:value-type="float" office:value="30.26667" calcext:value-type="float">
            <text:p>30.26667</text:p>
          </table:table-cell>
          <table:table-cell office:value-type="float" office:value="7.539099" calcext:value-type="float">
            <text:p>7.539099</text:p>
          </table:table-cell>
          <table:table-cell office:value-type="float" office:value="7.122198" calcext:value-type="float">
            <text:p>7.122198</text:p>
          </table:table-cell>
          <table:table-cell/>
          <table:table-cell office:value-type="float" office:value="23.629" calcext:value-type="float">
            <text:p>23.629</text:p>
          </table:table-cell>
          <table:table-cell office:value-type="float" office:value="0.07699247" calcext:value-type="float">
            <text:p>0.07699247</text:p>
          </table:table-cell>
          <table:table-cell office:value-type="float" office:value="0.07039384" calcext:value-type="float">
            <text:p>0.07039384</text:p>
          </table:table-cell>
        </table:table-row>
        <table:table-row table:style-name="ro1">
          <table:table-cell/>
          <table:table-cell office:value-type="float" office:value="17.427" calcext:value-type="float">
            <text:p>17.427</text:p>
          </table:table-cell>
          <table:table-cell office:value-type="float" office:value="28.9" calcext:value-type="float">
            <text:p>28.9</text:p>
          </table:table-cell>
          <table:table-cell office:value-type="float" office:value="30.23333" calcext:value-type="float">
            <text:p>30.23333</text:p>
          </table:table-cell>
          <table:table-cell office:value-type="float" office:value="7.720583" calcext:value-type="float">
            <text:p>7.720583</text:p>
          </table:table-cell>
          <table:table-cell office:value-type="float" office:value="7.061772" calcext:value-type="float">
            <text:p>7.061772</text:p>
          </table:table-cell>
          <table:table-cell/>
          <table:table-cell office:value-type="float" office:value="23.641" calcext:value-type="float">
            <text:p>23.641</text:p>
          </table:table-cell>
          <table:table-cell office:value-type="float" office:value="0.06639326" calcext:value-type="float">
            <text:p>0.06639326</text:p>
          </table:table-cell>
          <table:table-cell office:value-type="float" office:value="0.06986868" calcext:value-type="float">
            <text:p>0.06986868</text:p>
          </table:table-cell>
        </table:table-row>
        <table:table-row table:style-name="ro1">
          <table:table-cell/>
          <table:table-cell office:value-type="float" office:value="17.438" calcext:value-type="float">
            <text:p>17.438</text:p>
          </table:table-cell>
          <table:table-cell office:value-type="float" office:value="29.83333" calcext:value-type="float">
            <text:p>29.83333</text:p>
          </table:table-cell>
          <table:table-cell office:value-type="float" office:value="30.2" calcext:value-type="float">
            <text:p>30.2</text:p>
          </table:table-cell>
          <table:table-cell office:value-type="float" office:value="7.457379" calcext:value-type="float">
            <text:p>7.457379</text:p>
          </table:table-cell>
          <table:table-cell office:value-type="float" office:value="7.063813" calcext:value-type="float">
            <text:p>7.063813</text:p>
          </table:table-cell>
          <table:table-cell/>
          <table:table-cell office:value-type="float" office:value="23.653" calcext:value-type="float">
            <text:p>23.653</text:p>
          </table:table-cell>
          <table:table-cell office:value-type="float" office:value="0.06409832" calcext:value-type="float">
            <text:p>0.06409832</text:p>
          </table:table-cell>
          <table:table-cell office:value-type="float" office:value="0.06956419" calcext:value-type="float">
            <text:p>0.06956419</text:p>
          </table:table-cell>
        </table:table-row>
        <table:table-row table:style-name="ro1">
          <table:table-cell/>
          <table:table-cell office:value-type="float" office:value="17.449" calcext:value-type="float">
            <text:p>17.449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30.9" calcext:value-type="float">
            <text:p>30.9</text:p>
          </table:table-cell>
          <table:table-cell office:value-type="float" office:value="7.214038" calcext:value-type="float">
            <text:p>7.214038</text:p>
          </table:table-cell>
          <table:table-cell office:value-type="float" office:value="6.839797" calcext:value-type="float">
            <text:p>6.839797</text:p>
          </table:table-cell>
          <table:table-cell/>
          <table:table-cell office:value-type="float" office:value="23.665" calcext:value-type="float">
            <text:p>23.665</text:p>
          </table:table-cell>
          <table:table-cell office:value-type="float" office:value="0.06267233" calcext:value-type="float">
            <text:p>0.06267233</text:p>
          </table:table-cell>
          <table:table-cell office:value-type="float" office:value="0.06321695" calcext:value-type="float">
            <text:p>0.06321695</text:p>
          </table:table-cell>
        </table:table-row>
        <table:table-row table:style-name="ro1">
          <table:table-cell/>
          <table:table-cell office:value-type="float" office:value="17.46" calcext:value-type="float">
            <text:p>17.46</text:p>
          </table:table-cell>
          <table:table-cell office:value-type="float" office:value="29.1" calcext:value-type="float">
            <text:p>29.1</text:p>
          </table:table-cell>
          <table:table-cell office:value-type="float" office:value="30.4" calcext:value-type="float">
            <text:p>30.4</text:p>
          </table:table-cell>
          <table:table-cell office:value-type="float" office:value="7.602827" calcext:value-type="float">
            <text:p>7.602827</text:p>
          </table:table-cell>
          <table:table-cell office:value-type="float" office:value="6.960782" calcext:value-type="float">
            <text:p>6.960782</text:p>
          </table:table-cell>
          <table:table-cell/>
          <table:table-cell office:value-type="float" office:value="23.68" calcext:value-type="float">
            <text:p>23.68</text:p>
          </table:table-cell>
          <table:table-cell office:value-type="float" office:value="0.06132867" calcext:value-type="float">
            <text:p>0.06132867</text:p>
          </table:table-cell>
          <table:table-cell office:value-type="float" office:value="0.05353695" calcext:value-type="float">
            <text:p>0.05353695</text:p>
          </table:table-cell>
        </table:table-row>
        <table:table-row table:style-name="ro1">
          <table:table-cell/>
          <table:table-cell office:value-type="float" office:value="17.471" calcext:value-type="float">
            <text:p>17.471</text:p>
          </table:table-cell>
          <table:table-cell office:value-type="float" office:value="31.9" calcext:value-type="float">
            <text:p>31.9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6.773625" calcext:value-type="float">
            <text:p>6.773625</text:p>
          </table:table-cell>
          <table:table-cell office:value-type="float" office:value="6.933431" calcext:value-type="float">
            <text:p>6.933431</text:p>
          </table:table-cell>
          <table:table-cell/>
          <table:table-cell office:value-type="float" office:value="23.691" calcext:value-type="float">
            <text:p>23.691</text:p>
          </table:table-cell>
          <table:table-cell office:value-type="float" office:value="0.06464245" calcext:value-type="float">
            <text:p>0.06464245</text:p>
          </table:table-cell>
          <table:table-cell office:value-type="float" office:value="0.05274212" calcext:value-type="float">
            <text:p>0.05274212</text:p>
          </table:table-cell>
        </table:table-row>
        <table:table-row table:style-name="ro1">
          <table:table-cell/>
          <table:table-cell office:value-type="float" office:value="17.483" calcext:value-type="float">
            <text:p>17.483</text:p>
          </table:table-cell>
          <table:table-cell office:value-type="float" office:value="31.9" calcext:value-type="float">
            <text:p>31.9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6.612705" calcext:value-type="float">
            <text:p>6.612705</text:p>
          </table:table-cell>
          <table:table-cell office:value-type="float" office:value="6.930544" calcext:value-type="float">
            <text:p>6.930544</text:p>
          </table:table-cell>
          <table:table-cell/>
          <table:table-cell office:value-type="float" office:value="23.703" calcext:value-type="float">
            <text:p>23.703</text:p>
          </table:table-cell>
          <table:table-cell office:value-type="float" office:value="0.06586946" calcext:value-type="float">
            <text:p>0.06586946</text:p>
          </table:table-cell>
          <table:table-cell office:value-type="float" office:value="0.05140178" calcext:value-type="float">
            <text:p>0.05140178</text:p>
          </table:table-cell>
        </table:table-row>
        <table:table-row table:style-name="ro1">
          <table:table-cell/>
          <table:table-cell office:value-type="float" office:value="17.494" calcext:value-type="float">
            <text:p>17.494</text:p>
          </table:table-cell>
          <table:table-cell office:value-type="float" office:value="30.03333" calcext:value-type="float">
            <text:p>30.03333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7.191148" calcext:value-type="float">
            <text:p>7.191148</text:p>
          </table:table-cell>
          <table:table-cell office:value-type="float" office:value="6.672483" calcext:value-type="float">
            <text:p>6.672483</text:p>
          </table:table-cell>
          <table:table-cell/>
          <table:table-cell office:value-type="float" office:value="23.715" calcext:value-type="float">
            <text:p>23.715</text:p>
          </table:table-cell>
          <table:table-cell office:value-type="float" office:value="0.06649867" calcext:value-type="float">
            <text:p>0.06649867</text:p>
          </table:table-cell>
          <table:table-cell office:value-type="float" office:value="0.05233018" calcext:value-type="float">
            <text:p>0.05233018</text:p>
          </table:table-cell>
        </table:table-row>
        <table:table-row table:style-name="ro1">
          <table:table-cell/>
          <table:table-cell office:value-type="float" office:value="17.505" calcext:value-type="float">
            <text:p>17.505</text:p>
          </table:table-cell>
          <table:table-cell office:value-type="float" office:value="29.4" calcext:value-type="float">
            <text:p>29.4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7.514667" calcext:value-type="float">
            <text:p>7.514667</text:p>
          </table:table-cell>
          <table:table-cell office:value-type="float" office:value="6.602158" calcext:value-type="float">
            <text:p>6.602158</text:p>
          </table:table-cell>
          <table:table-cell/>
          <table:table-cell office:value-type="float" office:value="23.727" calcext:value-type="float">
            <text:p>23.727</text:p>
          </table:table-cell>
          <table:table-cell office:value-type="float" office:value="0.06550016" calcext:value-type="float">
            <text:p>0.06550016</text:p>
          </table:table-cell>
          <table:table-cell office:value-type="float" office:value="0.05495327" calcext:value-type="float">
            <text:p>0.05495327</text:p>
          </table:table-cell>
        </table:table-row>
        <table:table-row table:style-name="ro1">
          <table:table-cell/>
          <table:table-cell office:value-type="float" office:value="17.516" calcext:value-type="float">
            <text:p>17.516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7.277687" calcext:value-type="float">
            <text:p>7.277687</text:p>
          </table:table-cell>
          <table:table-cell office:value-type="float" office:value="6.514988" calcext:value-type="float">
            <text:p>6.514988</text:p>
          </table:table-cell>
          <table:table-cell/>
          <table:table-cell office:value-type="float" office:value="23.74" calcext:value-type="float">
            <text:p>23.74</text:p>
          </table:table-cell>
          <table:table-cell office:value-type="float" office:value="0.07120901" calcext:value-type="float">
            <text:p>0.07120901</text:p>
          </table:table-cell>
          <table:table-cell office:value-type="float" office:value="0.0580535" calcext:value-type="float">
            <text:p>0.0580535</text:p>
          </table:table-cell>
        </table:table-row>
        <table:table-row table:style-name="ro1">
          <table:table-cell/>
          <table:table-cell office:value-type="float" office:value="17.527" calcext:value-type="float">
            <text:p>17.527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7.232731" calcext:value-type="float">
            <text:p>7.232731</text:p>
          </table:table-cell>
          <table:table-cell office:value-type="float" office:value="6.50019" calcext:value-type="float">
            <text:p>6.50019</text:p>
          </table:table-cell>
          <table:table-cell/>
          <table:table-cell office:value-type="float" office:value="23.752" calcext:value-type="float">
            <text:p>23.752</text:p>
          </table:table-cell>
          <table:table-cell office:value-type="float" office:value="0.06973315" calcext:value-type="float">
            <text:p>0.06973315</text:p>
          </table:table-cell>
          <table:table-cell office:value-type="float" office:value="0.0602405" calcext:value-type="float">
            <text:p>0.0602405</text:p>
          </table:table-cell>
        </table:table-row>
        <table:table-row table:style-name="ro1">
          <table:table-cell/>
          <table:table-cell office:value-type="float" office:value="17.539" calcext:value-type="float">
            <text:p>17.539</text:p>
          </table:table-cell>
          <table:table-cell office:value-type="float" office:value="30.76667" calcext:value-type="float">
            <text:p>30.76667</text:p>
          </table:table-cell>
          <table:table-cell office:value-type="float" office:value="32.3" calcext:value-type="float">
            <text:p>32.3</text:p>
          </table:table-cell>
          <table:table-cell office:value-type="float" office:value="7.085285" calcext:value-type="float">
            <text:p>7.085285</text:p>
          </table:table-cell>
          <table:table-cell office:value-type="float" office:value="6.293849" calcext:value-type="float">
            <text:p>6.293849</text:p>
          </table:table-cell>
          <table:table-cell/>
          <table:table-cell office:value-type="float" office:value="23.763" calcext:value-type="float">
            <text:p>23.763</text:p>
          </table:table-cell>
          <table:table-cell office:value-type="float" office:value="0.0713459" calcext:value-type="float">
            <text:p>0.0713459</text:p>
          </table:table-cell>
          <table:table-cell office:value-type="float" office:value="0.06213602" calcext:value-type="float">
            <text:p>0.06213602</text:p>
          </table:table-cell>
        </table:table-row>
        <table:table-row table:style-name="ro1">
          <table:table-cell/>
          <table:table-cell office:value-type="float" office:value="17.55" calcext:value-type="float">
            <text:p>17.55</text:p>
          </table:table-cell>
          <table:table-cell office:value-type="float" office:value="30.7" calcext:value-type="float">
            <text:p>30.7</text:p>
          </table:table-cell>
          <table:table-cell office:value-type="float" office:value="32" calcext:value-type="float">
            <text:p>32</text:p>
          </table:table-cell>
          <table:table-cell office:value-type="float" office:value="7.080041" calcext:value-type="float">
            <text:p>7.080041</text:p>
          </table:table-cell>
          <table:table-cell office:value-type="float" office:value="6.352728" calcext:value-type="float">
            <text:p>6.352728</text:p>
          </table:table-cell>
          <table:table-cell/>
          <table:table-cell office:value-type="float" office:value="23.776" calcext:value-type="float">
            <text:p>23.776</text:p>
          </table:table-cell>
          <table:table-cell office:value-type="float" office:value="0.06933236" calcext:value-type="float">
            <text:p>0.06933236</text:p>
          </table:table-cell>
          <table:table-cell office:value-type="float" office:value="0.06839809" calcext:value-type="float">
            <text:p>0.06839809</text:p>
          </table:table-cell>
        </table:table-row>
        <table:table-row table:style-name="ro1">
          <table:table-cell/>
          <table:table-cell office:value-type="float" office:value="17.562" calcext:value-type="float">
            <text:p>17.562</text:p>
          </table:table-cell>
          <table:table-cell office:value-type="float" office:value="31.16667" calcext:value-type="float">
            <text:p>31.16667</text:p>
          </table:table-cell>
          <table:table-cell office:value-type="float" office:value="32.3" calcext:value-type="float">
            <text:p>32.3</text:p>
          </table:table-cell>
          <table:table-cell office:value-type="float" office:value="6.929737" calcext:value-type="float">
            <text:p>6.929737</text:p>
          </table:table-cell>
          <table:table-cell office:value-type="float" office:value="6.269158" calcext:value-type="float">
            <text:p>6.269158</text:p>
          </table:table-cell>
          <table:table-cell/>
          <table:table-cell office:value-type="float" office:value="23.793" calcext:value-type="float">
            <text:p>23.793</text:p>
          </table:table-cell>
          <table:table-cell office:value-type="float" office:value="0.06447877" calcext:value-type="float">
            <text:p>0.06447877</text:p>
          </table:table-cell>
          <table:table-cell office:value-type="float" office:value="0.06912224" calcext:value-type="float">
            <text:p>0.06912224</text:p>
          </table:table-cell>
        </table:table-row>
        <table:table-row table:style-name="ro1">
          <table:table-cell/>
          <table:table-cell office:value-type="float" office:value="17.574" calcext:value-type="float">
            <text:p>17.574</text:p>
          </table:table-cell>
          <table:table-cell office:value-type="float" office:value="31.8" calcext:value-type="float">
            <text:p>31.8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6.696527" calcext:value-type="float">
            <text:p>6.696527</text:p>
          </table:table-cell>
          <table:table-cell office:value-type="float" office:value="5.98389" calcext:value-type="float">
            <text:p>5.98389</text:p>
          </table:table-cell>
          <table:table-cell/>
          <table:table-cell office:value-type="float" office:value="23.805" calcext:value-type="float">
            <text:p>23.805</text:p>
          </table:table-cell>
          <table:table-cell office:value-type="float" office:value="0.06660808" calcext:value-type="float">
            <text:p>0.06660808</text:p>
          </table:table-cell>
          <table:table-cell office:value-type="float" office:value="0.0672713" calcext:value-type="float">
            <text:p>0.0672713</text:p>
          </table:table-cell>
        </table:table-row>
        <table:table-row table:style-name="ro1">
          <table:table-cell/>
          <table:table-cell office:value-type="float" office:value="17.586" calcext:value-type="float">
            <text:p>17.58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2.9" calcext:value-type="float">
            <text:p>32.9</text:p>
          </table:table-cell>
          <table:table-cell office:value-type="float" office:value="6.317085" calcext:value-type="float">
            <text:p>6.317085</text:p>
          </table:table-cell>
          <table:table-cell office:value-type="float" office:value="6.005281" calcext:value-type="float">
            <text:p>6.005281</text:p>
          </table:table-cell>
          <table:table-cell/>
          <table:table-cell office:value-type="float" office:value="23.818" calcext:value-type="float">
            <text:p>23.818</text:p>
          </table:table-cell>
          <table:table-cell office:value-type="float" office:value="0.0585904" calcext:value-type="float">
            <text:p>0.0585904</text:p>
          </table:table-cell>
          <table:table-cell office:value-type="float" office:value="0.06212154" calcext:value-type="float">
            <text:p>0.06212154</text:p>
          </table:table-cell>
        </table:table-row>
        <table:table-row table:style-name="ro1">
          <table:table-cell/>
          <table:table-cell office:value-type="float" office:value="17.598" calcext:value-type="float">
            <text:p>17.598</text:p>
          </table:table-cell>
          <table:table-cell office:value-type="float" office:value="31.43333" calcext:value-type="float">
            <text:p>31.43333</text:p>
          </table:table-cell>
          <table:table-cell office:value-type="float" office:value="32.7" calcext:value-type="float">
            <text:p>32.7</text:p>
          </table:table-cell>
          <table:table-cell office:value-type="float" office:value="6.699456" calcext:value-type="float">
            <text:p>6.699456</text:p>
          </table:table-cell>
          <table:table-cell office:value-type="float" office:value="6.076606" calcext:value-type="float">
            <text:p>6.076606</text:p>
          </table:table-cell>
          <table:table-cell/>
          <table:table-cell office:value-type="float" office:value="23.829" calcext:value-type="float">
            <text:p>23.829</text:p>
          </table:table-cell>
          <table:table-cell office:value-type="float" office:value="0.0578774" calcext:value-type="float">
            <text:p>0.0578774</text:p>
          </table:table-cell>
          <table:table-cell office:value-type="float" office:value="0.06009236" calcext:value-type="float">
            <text:p>0.06009236</text:p>
          </table:table-cell>
        </table:table-row>
        <table:table-row table:style-name="ro1">
          <table:table-cell/>
          <table:table-cell office:value-type="float" office:value="17.611" calcext:value-type="float">
            <text:p>17.611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6.377017" calcext:value-type="float">
            <text:p>6.377017</text:p>
          </table:table-cell>
          <table:table-cell office:value-type="float" office:value="6.200827" calcext:value-type="float">
            <text:p>6.200827</text:p>
          </table:table-cell>
          <table:table-cell/>
          <table:table-cell office:value-type="float" office:value="23.84" calcext:value-type="float">
            <text:p>23.84</text:p>
          </table:table-cell>
          <table:table-cell office:value-type="float" office:value="0.06090314" calcext:value-type="float">
            <text:p>0.06090314</text:p>
          </table:table-cell>
          <table:table-cell office:value-type="float" office:value="0.05554912" calcext:value-type="float">
            <text:p>0.05554912</text:p>
          </table:table-cell>
        </table:table-row>
        <table:table-row table:style-name="ro1">
          <table:table-cell/>
          <table:table-cell office:value-type="float" office:value="17.623" calcext:value-type="float">
            <text:p>17.623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33.5" calcext:value-type="float">
            <text:p>33.5</text:p>
          </table:table-cell>
          <table:table-cell office:value-type="float" office:value="5.892895" calcext:value-type="float">
            <text:p>5.892895</text:p>
          </table:table-cell>
          <table:table-cell office:value-type="float" office:value="5.858714" calcext:value-type="float">
            <text:p>5.858714</text:p>
          </table:table-cell>
          <table:table-cell/>
          <table:table-cell office:value-type="float" office:value="23.852" calcext:value-type="float">
            <text:p>23.852</text:p>
          </table:table-cell>
          <table:table-cell office:value-type="float" office:value="0.06565406" calcext:value-type="float">
            <text:p>0.06565406</text:p>
          </table:table-cell>
          <table:table-cell office:value-type="float" office:value="0.05582016" calcext:value-type="float">
            <text:p>0.05582016</text:p>
          </table:table-cell>
        </table:table-row>
        <table:table-row table:style-name="ro1">
          <table:table-cell/>
          <table:table-cell office:value-type="float" office:value="17.635" calcext:value-type="float">
            <text:p>17.635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3.7" calcext:value-type="float">
            <text:p>33.7</text:p>
          </table:table-cell>
          <table:table-cell office:value-type="float" office:value="6.200171" calcext:value-type="float">
            <text:p>6.200171</text:p>
          </table:table-cell>
          <table:table-cell office:value-type="float" office:value="5.727443" calcext:value-type="float">
            <text:p>5.727443</text:p>
          </table:table-cell>
          <table:table-cell/>
          <table:table-cell office:value-type="float" office:value="23.863" calcext:value-type="float">
            <text:p>23.863</text:p>
          </table:table-cell>
          <table:table-cell office:value-type="float" office:value="0.06073476" calcext:value-type="float">
            <text:p>0.06073476</text:p>
          </table:table-cell>
          <table:table-cell office:value-type="float" office:value="0.05665948" calcext:value-type="float">
            <text:p>0.05665948</text:p>
          </table:table-cell>
        </table:table-row>
        <table:table-row table:style-name="ro1">
          <table:table-cell/>
          <table:table-cell office:value-type="float" office:value="17.647" calcext:value-type="float">
            <text:p>17.647</text:p>
          </table:table-cell>
          <table:table-cell office:value-type="float" office:value="32.63334" calcext:value-type="float">
            <text:p>32.6333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6.295922" calcext:value-type="float">
            <text:p>6.295922</text:p>
          </table:table-cell>
          <table:table-cell office:value-type="float" office:value="5.778981" calcext:value-type="float">
            <text:p>5.778981</text:p>
          </table:table-cell>
          <table:table-cell/>
          <table:table-cell office:value-type="float" office:value="23.875" calcext:value-type="float">
            <text:p>23.875</text:p>
          </table:table-cell>
          <table:table-cell office:value-type="float" office:value="0.06094625" calcext:value-type="float">
            <text:p>0.06094625</text:p>
          </table:table-cell>
          <table:table-cell office:value-type="float" office:value="0.057222" calcext:value-type="float">
            <text:p>0.057222</text:p>
          </table:table-cell>
        </table:table-row>
        <table:table-row table:style-name="ro1">
          <table:table-cell/>
          <table:table-cell office:value-type="float" office:value="17.659" calcext:value-type="float">
            <text:p>17.659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5.948422" calcext:value-type="float">
            <text:p>5.948422</text:p>
          </table:table-cell>
          <table:table-cell office:value-type="float" office:value="5.736643" calcext:value-type="float">
            <text:p>5.736643</text:p>
          </table:table-cell>
          <table:table-cell/>
          <table:table-cell office:value-type="float" office:value="23.886" calcext:value-type="float">
            <text:p>23.886</text:p>
          </table:table-cell>
          <table:table-cell office:value-type="float" office:value="0.06338337" calcext:value-type="float">
            <text:p>0.06338337</text:p>
          </table:table-cell>
          <table:table-cell office:value-type="float" office:value="0.05945534" calcext:value-type="float">
            <text:p>0.05945534</text:p>
          </table:table-cell>
        </table:table-row>
        <table:table-row table:style-name="ro1">
          <table:table-cell/>
          <table:table-cell office:value-type="float" office:value="17.672" calcext:value-type="float">
            <text:p>17.672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4.1" calcext:value-type="float">
            <text:p>34.1</text:p>
          </table:table-cell>
          <table:table-cell office:value-type="float" office:value="5.79464" calcext:value-type="float">
            <text:p>5.79464</text:p>
          </table:table-cell>
          <table:table-cell office:value-type="float" office:value="5.578026" calcext:value-type="float">
            <text:p>5.578026</text:p>
          </table:table-cell>
          <table:table-cell/>
          <table:table-cell office:value-type="float" office:value="23.897" calcext:value-type="float">
            <text:p>23.897</text:p>
          </table:table-cell>
          <table:table-cell office:value-type="float" office:value="0.06251647" calcext:value-type="float">
            <text:p>0.06251647</text:p>
          </table:table-cell>
          <table:table-cell office:value-type="float" office:value="0.06033143" calcext:value-type="float">
            <text:p>0.06033143</text:p>
          </table:table-cell>
        </table:table-row>
        <table:table-row table:style-name="ro1">
          <table:table-cell/>
          <table:table-cell office:value-type="float" office:value="17.684" calcext:value-type="float">
            <text:p>17.684</text:p>
          </table:table-cell>
          <table:table-cell office:value-type="float" office:value="32.93334" calcext:value-type="float">
            <text:p>32.93334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6.123448" calcext:value-type="float">
            <text:p>6.123448</text:p>
          </table:table-cell>
          <table:table-cell office:value-type="float" office:value="5.721231" calcext:value-type="float">
            <text:p>5.721231</text:p>
          </table:table-cell>
          <table:table-cell/>
          <table:table-cell office:value-type="float" office:value="23.908" calcext:value-type="float">
            <text:p>23.908</text:p>
          </table:table-cell>
          <table:table-cell office:value-type="float" office:value="0.06425809" calcext:value-type="float">
            <text:p>0.06425809</text:p>
          </table:table-cell>
          <table:table-cell office:value-type="float" office:value="0.06063787" calcext:value-type="float">
            <text:p>0.06063787</text:p>
          </table:table-cell>
        </table:table-row>
        <table:table-row table:style-name="ro1">
          <table:table-cell/>
          <table:table-cell office:value-type="float" office:value="17.696" calcext:value-type="float">
            <text:p>17.696</text:p>
          </table:table-cell>
          <table:table-cell office:value-type="float" office:value="35.6" calcext:value-type="float">
            <text:p>35.6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5.323802" calcext:value-type="float">
            <text:p>5.323802</text:p>
          </table:table-cell>
          <table:table-cell office:value-type="float" office:value="5.891615" calcext:value-type="float">
            <text:p>5.891615</text:p>
          </table:table-cell>
          <table:table-cell/>
          <table:table-cell office:value-type="float" office:value="23.919" calcext:value-type="float">
            <text:p>23.919</text:p>
          </table:table-cell>
          <table:table-cell office:value-type="float" office:value="0.06708396" calcext:value-type="float">
            <text:p>0.06708396</text:p>
          </table:table-cell>
          <table:table-cell office:value-type="float" office:value="0.06005316" calcext:value-type="float">
            <text:p>0.06005316</text:p>
          </table:table-cell>
        </table:table-row>
        <table:table-row table:style-name="ro1">
          <table:table-cell/>
          <table:table-cell office:value-type="float" office:value="17.708" calcext:value-type="float">
            <text:p>17.708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33.8" calcext:value-type="float">
            <text:p>33.8</text:p>
          </table:table-cell>
          <table:table-cell office:value-type="float" office:value="6.639752" calcext:value-type="float">
            <text:p>6.639752</text:p>
          </table:table-cell>
          <table:table-cell office:value-type="float" office:value="5.709639" calcext:value-type="float">
            <text:p>5.709639</text:p>
          </table:table-cell>
          <table:table-cell/>
          <table:table-cell office:value-type="float" office:value="23.93" calcext:value-type="float">
            <text:p>23.93</text:p>
          </table:table-cell>
          <table:table-cell office:value-type="float" office:value="0.06779891" calcext:value-type="float">
            <text:p>0.06779891</text:p>
          </table:table-cell>
          <table:table-cell office:value-type="float" office:value="0.06026465" calcext:value-type="float">
            <text:p>0.06026465</text:p>
          </table:table-cell>
        </table:table-row>
        <table:table-row table:style-name="ro1">
          <table:table-cell/>
          <table:table-cell office:value-type="float" office:value="17.721" calcext:value-type="float">
            <text:p>17.721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807906" calcext:value-type="float">
            <text:p>5.807906</text:p>
          </table:table-cell>
          <table:table-cell office:value-type="float" office:value="5.306164" calcext:value-type="float">
            <text:p>5.306164</text:p>
          </table:table-cell>
          <table:table-cell/>
          <table:table-cell office:value-type="float" office:value="23.941" calcext:value-type="float">
            <text:p>23.941</text:p>
          </table:table-cell>
          <table:table-cell office:value-type="float" office:value="0.06210121" calcext:value-type="float">
            <text:p>0.06210121</text:p>
          </table:table-cell>
          <table:table-cell office:value-type="float" office:value="0.06197821" calcext:value-type="float">
            <text:p>0.06197821</text:p>
          </table:table-cell>
        </table:table-row>
        <table:table-row table:style-name="ro1">
          <table:table-cell/>
          <table:table-cell office:value-type="float" office:value="17.738" calcext:value-type="float">
            <text:p>17.738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4" calcext:value-type="float">
            <text:p>34</text:p>
          </table:table-cell>
          <table:table-cell office:value-type="float" office:value="6.022606" calcext:value-type="float">
            <text:p>6.022606</text:p>
          </table:table-cell>
          <table:table-cell office:value-type="float" office:value="5.530606" calcext:value-type="float">
            <text:p>5.530606</text:p>
          </table:table-cell>
          <table:table-cell/>
          <table:table-cell office:value-type="float" office:value="23.952" calcext:value-type="float">
            <text:p>23.952</text:p>
          </table:table-cell>
          <table:table-cell office:value-type="float" office:value="0.06348164" calcext:value-type="float">
            <text:p>0.06348164</text:p>
          </table:table-cell>
          <table:table-cell office:value-type="float" office:value="0.05843063" calcext:value-type="float">
            <text:p>0.05843063</text:p>
          </table:table-cell>
        </table:table-row>
        <table:table-row table:style-name="ro1">
          <table:table-cell/>
          <table:table-cell office:value-type="float" office:value="17.75" calcext:value-type="float">
            <text:p>17.75</text:p>
          </table:table-cell>
          <table:table-cell office:value-type="float" office:value="32.4" calcext:value-type="float">
            <text:p>32.4</text:p>
          </table:table-cell>
          <table:table-cell office:value-type="float" office:value="34.3" calcext:value-type="float">
            <text:p>34.3</text:p>
          </table:table-cell>
          <table:table-cell office:value-type="float" office:value="6.347836" calcext:value-type="float">
            <text:p>6.347836</text:p>
          </table:table-cell>
          <table:table-cell office:value-type="float" office:value="5.478807" calcext:value-type="float">
            <text:p>5.478807</text:p>
          </table:table-cell>
          <table:table-cell/>
          <table:table-cell office:value-type="float" office:value="23.963" calcext:value-type="float">
            <text:p>23.963</text:p>
          </table:table-cell>
          <table:table-cell office:value-type="float" office:value="0.06817302" calcext:value-type="float">
            <text:p>0.06817302</text:p>
          </table:table-cell>
          <table:table-cell office:value-type="float" office:value="0.05702547" calcext:value-type="float">
            <text:p>0.05702547</text:p>
          </table:table-cell>
        </table:table-row>
        <table:table-row table:style-name="ro1">
          <table:table-cell/>
          <table:table-cell office:value-type="float" office:value="17.761" calcext:value-type="float">
            <text:p>17.761</text:p>
          </table:table-cell>
          <table:table-cell table:number-columns-repeated="2" office:value-type="float" office:value="34.53333" calcext:value-type="float">
            <text:p>34.53333</text:p>
          </table:table-cell>
          <table:table-cell office:value-type="float" office:value="5.719818" calcext:value-type="float">
            <text:p>5.719818</text:p>
          </table:table-cell>
          <table:table-cell office:value-type="float" office:value="5.393588" calcext:value-type="float">
            <text:p>5.393588</text:p>
          </table:table-cell>
          <table:table-cell/>
          <table:table-cell office:value-type="float" office:value="23.974" calcext:value-type="float">
            <text:p>23.974</text:p>
          </table:table-cell>
          <table:table-cell office:value-type="float" office:value="0.07062626" calcext:value-type="float">
            <text:p>0.07062626</text:p>
          </table:table-cell>
          <table:table-cell office:value-type="float" office:value="0.05788269" calcext:value-type="float">
            <text:p>0.05788269</text:p>
          </table:table-cell>
        </table:table-row>
        <table:table-row table:style-name="ro1">
          <table:table-cell/>
          <table:table-cell office:value-type="float" office:value="17.773" calcext:value-type="float">
            <text:p>17.773</text:p>
          </table:table-cell>
          <table:table-cell office:value-type="float" office:value="34.6" calcext:value-type="float">
            <text:p>34.6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574516" calcext:value-type="float">
            <text:p>5.574516</text:p>
          </table:table-cell>
          <table:table-cell office:value-type="float" office:value="5.345059" calcext:value-type="float">
            <text:p>5.345059</text:p>
          </table:table-cell>
          <table:table-cell/>
          <table:table-cell office:value-type="float" office:value="23.985" calcext:value-type="float">
            <text:p>23.985</text:p>
          </table:table-cell>
          <table:table-cell office:value-type="float" office:value="0.07073753" calcext:value-type="float">
            <text:p>0.07073753</text:p>
          </table:table-cell>
          <table:table-cell office:value-type="float" office:value="0.05793832" calcext:value-type="float">
            <text:p>0.05793832</text:p>
          </table:table-cell>
        </table:table-row>
        <table:table-row table:style-name="ro1">
          <table:table-cell/>
          <table:table-cell office:value-type="float" office:value="17.785" calcext:value-type="float">
            <text:p>17.785</text:p>
          </table:table-cell>
          <table:table-cell office:value-type="float" office:value="34.4" calcext:value-type="float">
            <text:p>34.4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5.61209" calcext:value-type="float">
            <text:p>5.61209</text:p>
          </table:table-cell>
          <table:table-cell office:value-type="float" office:value="5.715302" calcext:value-type="float">
            <text:p>5.715302</text:p>
          </table:table-cell>
          <table:table-cell/>
          <table:table-cell office:value-type="float" office:value="23.996" calcext:value-type="float">
            <text:p>23.996</text:p>
          </table:table-cell>
          <table:table-cell office:value-type="float" office:value="0.0742851" calcext:value-type="float">
            <text:p>0.0742851</text:p>
          </table:table-cell>
          <table:table-cell office:value-type="float" office:value="0.05690637" calcext:value-type="float">
            <text:p>0.05690637</text:p>
          </table:table-cell>
        </table:table-row>
        <table:table-row table:style-name="ro1">
          <table:table-cell/>
          <table:table-cell office:value-type="float" office:value="17.797" calcext:value-type="float">
            <text:p>17.79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5.252604" calcext:value-type="float">
            <text:p>5.252604</text:p>
          </table:table-cell>
          <table:table-cell office:value-type="float" office:value="5.756677" calcext:value-type="float">
            <text:p>5.756677</text:p>
          </table:table-cell>
          <table:table-cell/>
          <table:table-cell office:value-type="float" office:value="24.007" calcext:value-type="float">
            <text:p>24.007</text:p>
          </table:table-cell>
          <table:table-cell office:value-type="float" office:value="0.06651959" calcext:value-type="float">
            <text:p>0.06651959</text:p>
          </table:table-cell>
          <table:table-cell office:value-type="float" office:value="0.05779028" calcext:value-type="float">
            <text:p>0.05779028</text:p>
          </table:table-cell>
        </table:table-row>
        <table:table-row table:style-name="ro1">
          <table:table-cell/>
          <table:table-cell office:value-type="float" office:value="17.81" calcext:value-type="float">
            <text:p>17.81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6.016495" calcext:value-type="float">
            <text:p>6.016495</text:p>
          </table:table-cell>
          <table:table-cell office:value-type="float" office:value="5.375152" calcext:value-type="float">
            <text:p>5.375152</text:p>
          </table:table-cell>
          <table:table-cell/>
          <table:table-cell office:value-type="float" office:value="24.018" calcext:value-type="float">
            <text:p>24.018</text:p>
          </table:table-cell>
          <table:table-cell office:value-type="float" office:value="0.05862765" calcext:value-type="float">
            <text:p>0.05862765</text:p>
          </table:table-cell>
          <table:table-cell office:value-type="float" office:value="0.0575211" calcext:value-type="float">
            <text:p>0.0575211</text:p>
          </table:table-cell>
        </table:table-row>
        <table:table-row table:style-name="ro1">
          <table:table-cell/>
          <table:table-cell office:value-type="float" office:value="17.821" calcext:value-type="float">
            <text:p>17.821</text:p>
          </table:table-cell>
          <table:table-cell office:value-type="float" office:value="34.3" calcext:value-type="float">
            <text:p>34.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735507" calcext:value-type="float">
            <text:p>5.735507</text:p>
          </table:table-cell>
          <table:table-cell office:value-type="float" office:value="5.083399" calcext:value-type="float">
            <text:p>5.083399</text:p>
          </table:table-cell>
          <table:table-cell/>
          <table:table-cell office:value-type="float" office:value="24.029" calcext:value-type="float">
            <text:p>24.029</text:p>
          </table:table-cell>
          <table:table-cell office:value-type="float" office:value="0.05651086" calcext:value-type="float">
            <text:p>0.05651086</text:p>
          </table:table-cell>
          <table:table-cell office:value-type="float" office:value="0.05558247" calcext:value-type="float">
            <text:p>0.05558247</text:p>
          </table:table-cell>
        </table:table-row>
        <table:table-row table:style-name="ro1">
          <table:table-cell/>
          <table:table-cell office:value-type="float" office:value="17.832" calcext:value-type="float">
            <text:p>17.832</text:p>
          </table:table-cell>
          <table:table-cell office:value-type="float" office:value="35.3" calcext:value-type="float">
            <text:p>35.3</text:p>
          </table:table-cell>
          <table:table-cell office:value-type="float" office:value="33.9" calcext:value-type="float">
            <text:p>33.9</text:p>
          </table:table-cell>
          <table:table-cell office:value-type="float" office:value="5.355206" calcext:value-type="float">
            <text:p>5.355206</text:p>
          </table:table-cell>
          <table:table-cell office:value-type="float" office:value="5.524671" calcext:value-type="float">
            <text:p>5.524671</text:p>
          </table:table-cell>
          <table:table-cell/>
          <table:table-cell office:value-type="float" office:value="24.04" calcext:value-type="float">
            <text:p>24.04</text:p>
          </table:table-cell>
          <table:table-cell office:value-type="float" office:value="0.06290797" calcext:value-type="float">
            <text:p>0.06290797</text:p>
          </table:table-cell>
          <table:table-cell office:value-type="float" office:value="0.05758544" calcext:value-type="float">
            <text:p>0.05758544</text:p>
          </table:table-cell>
        </table:table-row>
        <table:table-row table:style-name="ro1">
          <table:table-cell/>
          <table:table-cell office:value-type="float" office:value="17.844" calcext:value-type="float">
            <text:p>17.844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5.627176" calcext:value-type="float">
            <text:p>5.627176</text:p>
          </table:table-cell>
          <table:table-cell office:value-type="float" office:value="5.796917" calcext:value-type="float">
            <text:p>5.796917</text:p>
          </table:table-cell>
          <table:table-cell/>
          <table:table-cell office:value-type="float" office:value="24.052" calcext:value-type="float">
            <text:p>24.052</text:p>
          </table:table-cell>
          <table:table-cell office:value-type="float" office:value="0.06300488" calcext:value-type="float">
            <text:p>0.06300488</text:p>
          </table:table-cell>
          <table:table-cell office:value-type="float" office:value="0.05867557" calcext:value-type="float">
            <text:p>0.05867557</text:p>
          </table:table-cell>
        </table:table-row>
        <table:table-row table:style-name="ro1">
          <table:table-cell/>
          <table:table-cell office:value-type="float" office:value="17.856" calcext:value-type="float">
            <text:p>17.856</text:p>
          </table:table-cell>
          <table:table-cell office:value-type="float" office:value="34.5" calcext:value-type="float">
            <text:p>34.5</text:p>
          </table:table-cell>
          <table:table-cell office:value-type="float" office:value="34.9" calcext:value-type="float">
            <text:p>34.9</text:p>
          </table:table-cell>
          <table:table-cell office:value-type="float" office:value="5.595236" calcext:value-type="float">
            <text:p>5.595236</text:p>
          </table:table-cell>
          <table:table-cell office:value-type="float" office:value="5.341928" calcext:value-type="float">
            <text:p>5.341928</text:p>
          </table:table-cell>
          <table:table-cell/>
          <table:table-cell office:value-type="float" office:value="24.063" calcext:value-type="float">
            <text:p>24.063</text:p>
          </table:table-cell>
          <table:table-cell office:value-type="float" office:value="0.06849832" calcext:value-type="float">
            <text:p>0.06849832</text:p>
          </table:table-cell>
          <table:table-cell office:value-type="float" office:value="0.06031696" calcext:value-type="float">
            <text:p>0.06031696</text:p>
          </table:table-cell>
        </table:table-row>
        <table:table-row table:style-name="ro1">
          <table:table-cell/>
          <table:table-cell office:value-type="float" office:value="17.872" calcext:value-type="float">
            <text:p>17.872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6.000881" calcext:value-type="float">
            <text:p>6.000881</text:p>
          </table:table-cell>
          <table:table-cell office:value-type="float" office:value="5.046216" calcext:value-type="float">
            <text:p>5.046216</text:p>
          </table:table-cell>
          <table:table-cell/>
          <table:table-cell office:value-type="float" office:value="24.076" calcext:value-type="float">
            <text:p>24.076</text:p>
          </table:table-cell>
          <table:table-cell office:value-type="float" office:value="0.07386935" calcext:value-type="float">
            <text:p>0.07386935</text:p>
          </table:table-cell>
          <table:table-cell office:value-type="float" office:value="0.06159579" calcext:value-type="float">
            <text:p>0.06159579</text:p>
          </table:table-cell>
        </table:table-row>
        <table:table-row table:style-name="ro1">
          <table:table-cell/>
          <table:table-cell office:value-type="float" office:value="17.883" calcext:value-type="float">
            <text:p>17.883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29089" calcext:value-type="float">
            <text:p>5.29089</text:p>
          </table:table-cell>
          <table:table-cell office:value-type="float" office:value="5.475754" calcext:value-type="float">
            <text:p>5.475754</text:p>
          </table:table-cell>
          <table:table-cell/>
          <table:table-cell office:value-type="float" office:value="24.087" calcext:value-type="float">
            <text:p>24.087</text:p>
          </table:table-cell>
          <table:table-cell office:value-type="float" office:value="0.0776952" calcext:value-type="float">
            <text:p>0.0776952</text:p>
          </table:table-cell>
          <table:table-cell office:value-type="float" office:value="0.06381026" calcext:value-type="float">
            <text:p>0.06381026</text:p>
          </table:table-cell>
        </table:table-row>
        <table:table-row table:style-name="ro1">
          <table:table-cell/>
          <table:table-cell office:value-type="float" office:value="17.895" calcext:value-type="float">
            <text:p>17.895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5.637876" calcext:value-type="float">
            <text:p>5.637876</text:p>
          </table:table-cell>
          <table:table-cell office:value-type="float" office:value="5.528994" calcext:value-type="float">
            <text:p>5.528994</text:p>
          </table:table-cell>
          <table:table-cell/>
          <table:table-cell office:value-type="float" office:value="24.099" calcext:value-type="float">
            <text:p>24.099</text:p>
          </table:table-cell>
          <table:table-cell office:value-type="float" office:value="0.07948131" calcext:value-type="float">
            <text:p>0.07948131</text:p>
          </table:table-cell>
          <table:table-cell office:value-type="float" office:value="0.0640466" calcext:value-type="float">
            <text:p>0.0640466</text:p>
          </table:table-cell>
        </table:table-row>
        <table:table-row table:style-name="ro1">
          <table:table-cell/>
          <table:table-cell office:value-type="float" office:value="17.907" calcext:value-type="float">
            <text:p>17.90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414936" calcext:value-type="float">
            <text:p>5.414936</text:p>
          </table:table-cell>
          <table:table-cell office:value-type="float" office:value="5.203948" calcext:value-type="float">
            <text:p>5.203948</text:p>
          </table:table-cell>
          <table:table-cell/>
          <table:table-cell office:value-type="float" office:value="24.111" calcext:value-type="float">
            <text:p>24.111</text:p>
          </table:table-cell>
          <table:table-cell office:value-type="float" office:value="0.08229946" calcext:value-type="float">
            <text:p>0.08229946</text:p>
          </table:table-cell>
          <table:table-cell office:value-type="float" office:value="0.06393523" calcext:value-type="float">
            <text:p>0.06393523</text:p>
          </table:table-cell>
        </table:table-row>
        <table:table-row table:style-name="ro1">
          <table:table-cell/>
          <table:table-cell office:value-type="float" office:value="17.919" calcext:value-type="float">
            <text:p>17.919</text:p>
          </table:table-cell>
          <table:table-cell office:value-type="float" office:value="32.7" calcext:value-type="float">
            <text:p>32.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6.140074" calcext:value-type="float">
            <text:p>6.140074</text:p>
          </table:table-cell>
          <table:table-cell office:value-type="float" office:value="5.172353" calcext:value-type="float">
            <text:p>5.172353</text:p>
          </table:table-cell>
          <table:table-cell/>
          <table:table-cell office:value-type="float" office:value="24.123" calcext:value-type="float">
            <text:p>24.123</text:p>
          </table:table-cell>
          <table:table-cell office:value-type="float" office:value="0.08499705" calcext:value-type="float">
            <text:p>0.08499705</text:p>
          </table:table-cell>
          <table:table-cell office:value-type="float" office:value="0.06651568" calcext:value-type="float">
            <text:p>0.06651568</text:p>
          </table:table-cell>
        </table:table-row>
        <table:table-row table:style-name="ro1">
          <table:table-cell/>
          <table:table-cell office:value-type="float" office:value="17.931" calcext:value-type="float">
            <text:p>17.931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4.6" calcext:value-type="float">
            <text:p>34.6</text:p>
          </table:table-cell>
          <table:table-cell office:value-type="float" office:value="5.330859" calcext:value-type="float">
            <text:p>5.330859</text:p>
          </table:table-cell>
          <table:table-cell office:value-type="float" office:value="5.31829" calcext:value-type="float">
            <text:p>5.31829</text:p>
          </table:table-cell>
          <table:table-cell/>
          <table:table-cell office:value-type="float" office:value="24.138" calcext:value-type="float">
            <text:p>24.138</text:p>
          </table:table-cell>
          <table:table-cell office:value-type="float" office:value="0.08267659" calcext:value-type="float">
            <text:p>0.08267659</text:p>
          </table:table-cell>
          <table:table-cell office:value-type="float" office:value="0.06360464" calcext:value-type="float">
            <text:p>0.06360464</text:p>
          </table:table-cell>
        </table:table-row>
        <table:table-row table:style-name="ro1">
          <table:table-cell/>
          <table:table-cell office:value-type="float" office:value="17.946" calcext:value-type="float">
            <text:p>17.946</text:p>
          </table:table-cell>
          <table:table-cell office:value-type="float" office:value="36.2" calcext:value-type="float">
            <text:p>36.2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4.986486" calcext:value-type="float">
            <text:p>4.986486</text:p>
          </table:table-cell>
          <table:table-cell office:value-type="float" office:value="5.076874" calcext:value-type="float">
            <text:p>5.076874</text:p>
          </table:table-cell>
          <table:table-cell/>
          <table:table-cell office:value-type="float" office:value="24.15" calcext:value-type="float">
            <text:p>24.15</text:p>
          </table:table-cell>
          <table:table-cell office:value-type="float" office:value="0.08155889" calcext:value-type="float">
            <text:p>0.08155889</text:p>
          </table:table-cell>
          <table:table-cell office:value-type="float" office:value="0.06194144" calcext:value-type="float">
            <text:p>0.06194144</text:p>
          </table:table-cell>
        </table:table-row>
        <table:table-row table:style-name="ro1">
          <table:table-cell/>
          <table:table-cell office:value-type="float" office:value="17.957" calcext:value-type="float">
            <text:p>17.957</text:p>
          </table:table-cell>
          <table:table-cell office:value-type="float" office:value="37.2" calcext:value-type="float">
            <text:p>37.2</text:p>
          </table:table-cell>
          <table:table-cell office:value-type="float" office:value="35" calcext:value-type="float">
            <text:p>35</text:p>
          </table:table-cell>
          <table:table-cell office:value-type="float" office:value="4.594399" calcext:value-type="float">
            <text:p>4.594399</text:p>
          </table:table-cell>
          <table:table-cell office:value-type="float" office:value="5.170188" calcext:value-type="float">
            <text:p>5.170188</text:p>
          </table:table-cell>
          <table:table-cell/>
          <table:table-cell office:value-type="float" office:value="24.161" calcext:value-type="float">
            <text:p>24.161</text:p>
          </table:table-cell>
          <table:table-cell office:value-type="float" office:value="0.08098924" calcext:value-type="float">
            <text:p>0.08098924</text:p>
          </table:table-cell>
          <table:table-cell office:value-type="float" office:value="0.06415787" calcext:value-type="float">
            <text:p>0.06415787</text:p>
          </table:table-cell>
        </table:table-row>
        <table:table-row table:style-name="ro1">
          <table:table-cell/>
          <table:table-cell office:value-type="float" office:value="17.969" calcext:value-type="float">
            <text:p>17.969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438529" calcext:value-type="float">
            <text:p>5.438529</text:p>
          </table:table-cell>
          <table:table-cell office:value-type="float" office:value="5.427361" calcext:value-type="float">
            <text:p>5.427361</text:p>
          </table:table-cell>
          <table:table-cell/>
          <table:table-cell office:value-type="float" office:value="24.174" calcext:value-type="float">
            <text:p>24.174</text:p>
          </table:table-cell>
          <table:table-cell office:value-type="float" office:value="0.07141327" calcext:value-type="float">
            <text:p>0.07141327</text:p>
          </table:table-cell>
          <table:table-cell office:value-type="float" office:value="0.06836475" calcext:value-type="float">
            <text:p>0.06836475</text:p>
          </table:table-cell>
        </table:table-row>
        <table:table-row table:style-name="ro1">
          <table:table-cell/>
          <table:table-cell office:value-type="float" office:value="17.981" calcext:value-type="float">
            <text:p>17.981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509045" calcext:value-type="float">
            <text:p>5.509045</text:p>
          </table:table-cell>
          <table:table-cell office:value-type="float" office:value="5.586702" calcext:value-type="float">
            <text:p>5.586702</text:p>
          </table:table-cell>
          <table:table-cell/>
          <table:table-cell office:value-type="float" office:value="24.186" calcext:value-type="float">
            <text:p>24.186</text:p>
          </table:table-cell>
          <table:table-cell office:value-type="float" office:value="0.08508808" calcext:value-type="float">
            <text:p>0.08508808</text:p>
          </table:table-cell>
          <table:table-cell office:value-type="float" office:value="0.07905832" calcext:value-type="float">
            <text:p>0.07905832</text:p>
          </table:table-cell>
        </table:table-row>
        <table:table-row table:style-name="ro1">
          <table:table-cell/>
          <table:table-cell office:value-type="float" office:value="17.993" calcext:value-type="float">
            <text:p>17.993</text:p>
          </table:table-cell>
          <table:table-cell table:number-columns-repeated="2" office:value-type="float" office:value="34.93334" calcext:value-type="float">
            <text:p>34.93334</text:p>
          </table:table-cell>
          <table:table-cell office:value-type="float" office:value="5.436132" calcext:value-type="float">
            <text:p>5.436132</text:p>
          </table:table-cell>
          <table:table-cell office:value-type="float" office:value="5.293168" calcext:value-type="float">
            <text:p>5.293168</text:p>
          </table:table-cell>
          <table:table-cell/>
          <table:table-cell office:value-type="float" office:value="24.198" calcext:value-type="float">
            <text:p>24.198</text:p>
          </table:table-cell>
          <table:table-cell office:value-type="float" office:value="0.0999501" calcext:value-type="float">
            <text:p>0.0999501</text:p>
          </table:table-cell>
          <table:table-cell office:value-type="float" office:value="0.09684254" calcext:value-type="float">
            <text:p>0.09684254</text:p>
          </table:table-cell>
        </table:table-row>
        <table:table-row table:style-name="ro1">
          <table:table-cell/>
          <table:table-cell office:value-type="float" office:value="18.006" calcext:value-type="float">
            <text:p>18.006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58393" calcext:value-type="float">
            <text:p>5.58393</text:p>
          </table:table-cell>
          <table:table-cell office:value-type="float" office:value="4.910063" calcext:value-type="float">
            <text:p>4.910063</text:p>
          </table:table-cell>
          <table:table-cell/>
          <table:table-cell office:value-type="float" office:value="24.213" calcext:value-type="float">
            <text:p>24.213</text:p>
          </table:table-cell>
          <table:table-cell office:value-type="float" office:value="0.151732" calcext:value-type="float">
            <text:p>0.151732</text:p>
          </table:table-cell>
          <table:table-cell office:value-type="float" office:value="0.1675729" calcext:value-type="float">
            <text:p>0.1675729</text:p>
          </table:table-cell>
        </table:table-row>
        <table:table-row table:style-name="ro1">
          <table:table-cell/>
          <table:table-cell office:value-type="float" office:value="18.017" calcext:value-type="float">
            <text:p>18.017</text:p>
          </table:table-cell>
          <table:table-cell office:value-type="float" office:value="33.1" calcext:value-type="float">
            <text:p>33.1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6.046213" calcext:value-type="float">
            <text:p>6.046213</text:p>
          </table:table-cell>
          <table:table-cell office:value-type="float" office:value="5.094554" calcext:value-type="float">
            <text:p>5.094554</text:p>
          </table:table-cell>
          <table:table-cell/>
          <table:table-cell office:value-type="float" office:value="24.224" calcext:value-type="float">
            <text:p>24.224</text:p>
          </table:table-cell>
          <table:table-cell office:value-type="float" office:value="0.1669518" calcext:value-type="float">
            <text:p>0.1669518</text:p>
          </table:table-cell>
          <table:table-cell office:value-type="float" office:value="0.1797196" calcext:value-type="float">
            <text:p>0.1797196</text:p>
          </table:table-cell>
        </table:table-row>
        <table:table-row table:style-name="ro1">
          <table:table-cell/>
          <table:table-cell office:value-type="float" office:value="18.029" calcext:value-type="float">
            <text:p>18.029</text:p>
          </table:table-cell>
          <table:table-cell office:value-type="float" office:value="36" calcext:value-type="float">
            <text:p>36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192185" calcext:value-type="float">
            <text:p>5.192185</text:p>
          </table:table-cell>
          <table:table-cell office:value-type="float" office:value="5.319044" calcext:value-type="float">
            <text:p>5.319044</text:p>
          </table:table-cell>
          <table:table-cell/>
          <table:table-cell office:value-type="float" office:value="24.236" calcext:value-type="float">
            <text:p>24.236</text:p>
          </table:table-cell>
          <table:table-cell office:value-type="float" office:value="0.2104769" calcext:value-type="float">
            <text:p>0.2104769</text:p>
          </table:table-cell>
          <table:table-cell office:value-type="float" office:value="0.2851854" calcext:value-type="float">
            <text:p>0.2851854</text:p>
          </table:table-cell>
        </table:table-row>
        <table:table-row table:style-name="ro1">
          <table:table-cell/>
          <table:table-cell office:value-type="float" office:value="18.04" calcext:value-type="float">
            <text:p>18.04</text:p>
          </table:table-cell>
          <table:table-cell office:value-type="float" office:value="34.2" calcext:value-type="float">
            <text:p>34.2</text:p>
          </table:table-cell>
          <table:table-cell office:value-type="float" office:value="35.7" calcext:value-type="float">
            <text:p>35.7</text:p>
          </table:table-cell>
          <table:table-cell office:value-type="float" office:value="5.610976" calcext:value-type="float">
            <text:p>5.610976</text:p>
          </table:table-cell>
          <table:table-cell office:value-type="float" office:value="4.991665" calcext:value-type="float">
            <text:p>4.991665</text:p>
          </table:table-cell>
          <table:table-cell/>
          <table:table-cell office:value-type="float" office:value="24.248" calcext:value-type="float">
            <text:p>24.248</text:p>
          </table:table-cell>
          <table:table-cell office:value-type="float" office:value="0.2034155" calcext:value-type="float">
            <text:p>0.2034155</text:p>
          </table:table-cell>
          <table:table-cell office:value-type="float" office:value="0.2765958" calcext:value-type="float">
            <text:p>0.2765958</text:p>
          </table:table-cell>
        </table:table-row>
        <table:table-row table:style-name="ro1">
          <table:table-cell/>
          <table:table-cell office:value-type="float" office:value="18.051" calcext:value-type="float">
            <text:p>18.051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196007" calcext:value-type="float">
            <text:p>5.196007</text:p>
          </table:table-cell>
          <table:table-cell office:value-type="float" office:value="5.046209" calcext:value-type="float">
            <text:p>5.046209</text:p>
          </table:table-cell>
          <table:table-cell/>
          <table:table-cell office:value-type="float" office:value="24.26" calcext:value-type="float">
            <text:p>24.26</text:p>
          </table:table-cell>
          <table:table-cell office:value-type="float" office:value="0.1646716" calcext:value-type="float">
            <text:p>0.1646716</text:p>
          </table:table-cell>
          <table:table-cell office:value-type="float" office:value="0.243128" calcext:value-type="float">
            <text:p>0.243128</text:p>
          </table:table-cell>
        </table:table-row>
        <table:table-row table:style-name="ro1">
          <table:table-cell/>
          <table:table-cell office:value-type="float" office:value="18.062" calcext:value-type="float">
            <text:p>18.062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5.460404" calcext:value-type="float">
            <text:p>5.460404</text:p>
          </table:table-cell>
          <table:table-cell office:value-type="float" office:value="4.949184" calcext:value-type="float">
            <text:p>4.949184</text:p>
          </table:table-cell>
          <table:table-cell/>
          <table:table-cell office:value-type="float" office:value="24.272" calcext:value-type="float">
            <text:p>24.272</text:p>
          </table:table-cell>
          <table:table-cell office:value-type="float" office:value="0.1476944" calcext:value-type="float">
            <text:p>0.1476944</text:p>
          </table:table-cell>
          <table:table-cell office:value-type="float" office:value="0.2287724" calcext:value-type="float">
            <text:p>0.2287724</text:p>
          </table:table-cell>
        </table:table-row>
        <table:table-row table:style-name="ro1">
          <table:table-cell/>
          <table:table-cell office:value-type="float" office:value="18.073" calcext:value-type="float">
            <text:p>18.073</text:p>
          </table:table-cell>
          <table:table-cell office:value-type="float" office:value="35.4" calcext:value-type="float">
            <text:p>35.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274792" calcext:value-type="float">
            <text:p>5.274792</text:p>
          </table:table-cell>
          <table:table-cell office:value-type="float" office:value="5.157731" calcext:value-type="float">
            <text:p>5.157731</text:p>
          </table:table-cell>
          <table:table-cell/>
          <table:table-cell office:value-type="float" office:value="24.284" calcext:value-type="float">
            <text:p>24.284</text:p>
          </table:table-cell>
          <table:table-cell office:value-type="float" office:value="0.1487598" calcext:value-type="float">
            <text:p>0.1487598</text:p>
          </table:table-cell>
          <table:table-cell office:value-type="float" office:value="0.2174123" calcext:value-type="float">
            <text:p>0.2174123</text:p>
          </table:table-cell>
        </table:table-row>
        <table:table-row table:style-name="ro1">
          <table:table-cell/>
          <table:table-cell office:value-type="float" office:value="18.084" calcext:value-type="float">
            <text:p>18.084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6.33333" calcext:value-type="float">
            <text:p>36.33333</text:p>
          </table:table-cell>
          <table:table-cell office:value-type="float" office:value="6.093708" calcext:value-type="float">
            <text:p>6.093708</text:p>
          </table:table-cell>
          <table:table-cell office:value-type="float" office:value="4.769393" calcext:value-type="float">
            <text:p>4.769393</text:p>
          </table:table-cell>
          <table:table-cell/>
          <table:table-cell office:value-type="float" office:value="24.296" calcext:value-type="float">
            <text:p>24.296</text:p>
          </table:table-cell>
          <table:table-cell office:value-type="float" office:value="0.1124415" calcext:value-type="float">
            <text:p>0.1124415</text:p>
          </table:table-cell>
          <table:table-cell office:value-type="float" office:value="0.1619698" calcext:value-type="float">
            <text:p>0.1619698</text:p>
          </table:table-cell>
        </table:table-row>
        <table:table-row table:style-name="ro1">
          <table:table-cell/>
          <table:table-cell office:value-type="float" office:value="18.095" calcext:value-type="float">
            <text:p>18.095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185223" calcext:value-type="float">
            <text:p>5.185223</text:p>
          </table:table-cell>
          <table:table-cell office:value-type="float" office:value="5.217633" calcext:value-type="float">
            <text:p>5.217633</text:p>
          </table:table-cell>
          <table:table-cell/>
          <table:table-cell office:value-type="float" office:value="24.307" calcext:value-type="float">
            <text:p>24.307</text:p>
          </table:table-cell>
          <table:table-cell office:value-type="float" office:value="0.1564704" calcext:value-type="float">
            <text:p>0.1564704</text:p>
          </table:table-cell>
          <table:table-cell office:value-type="float" office:value="0.1758959" calcext:value-type="float">
            <text:p>0.1758959</text:p>
          </table:table-cell>
        </table:table-row>
        <table:table-row table:style-name="ro1">
          <table:table-cell/>
          <table:table-cell office:value-type="float" office:value="18.107" calcext:value-type="float">
            <text:p>18.107</text:p>
          </table:table-cell>
          <table:table-cell office:value-type="float" office:value="35" calcext:value-type="float">
            <text:p>35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350938" calcext:value-type="float">
            <text:p>5.350938</text:p>
          </table:table-cell>
          <table:table-cell office:value-type="float" office:value="5.047385" calcext:value-type="float">
            <text:p>5.047385</text:p>
          </table:table-cell>
          <table:table-cell/>
          <table:table-cell office:value-type="float" office:value="24.33" calcext:value-type="float">
            <text:p>24.33</text:p>
          </table:table-cell>
          <table:table-cell office:value-type="float" office:value="0.2172247" calcext:value-type="float">
            <text:p>0.2172247</text:p>
          </table:table-cell>
          <table:table-cell office:value-type="float" office:value="0.2099359" calcext:value-type="float">
            <text:p>0.2099359</text:p>
          </table:table-cell>
        </table:table-row>
        <table:table-row table:style-name="ro1">
          <table:table-cell/>
          <table:table-cell office:value-type="float" office:value="18.118" calcext:value-type="float">
            <text:p>18.118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946949" calcext:value-type="float">
            <text:p>5.946949</text:p>
          </table:table-cell>
          <table:table-cell office:value-type="float" office:value="5.01402" calcext:value-type="float">
            <text:p>5.01402</text:p>
          </table:table-cell>
          <table:table-cell/>
          <table:table-cell office:value-type="float" office:value="24.343" calcext:value-type="float">
            <text:p>24.343</text:p>
          </table:table-cell>
          <table:table-cell office:value-type="float" office:value="0.1979783" calcext:value-type="float">
            <text:p>0.1979783</text:p>
          </table:table-cell>
          <table:table-cell office:value-type="float" office:value="0.1889139" calcext:value-type="float">
            <text:p>0.1889139</text:p>
          </table:table-cell>
        </table:table-row>
        <table:table-row table:style-name="ro1">
          <table:table-cell/>
          <table:table-cell office:value-type="float" office:value="18.129" calcext:value-type="float">
            <text:p>18.129</text:p>
          </table:table-cell>
          <table:table-cell office:value-type="float" office:value="34.4" calcext:value-type="float">
            <text:p>34.4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690478" calcext:value-type="float">
            <text:p>5.690478</text:p>
          </table:table-cell>
          <table:table-cell office:value-type="float" office:value="4.72669" calcext:value-type="float">
            <text:p>4.72669</text:p>
          </table:table-cell>
          <table:table-cell/>
          <table:table-cell office:value-type="float" office:value="24.354" calcext:value-type="float">
            <text:p>24.354</text:p>
          </table:table-cell>
          <table:table-cell office:value-type="float" office:value="0.1979783" calcext:value-type="float">
            <text:p>0.1979783</text:p>
          </table:table-cell>
          <table:table-cell office:value-type="float" office:value="0.1889139" calcext:value-type="float">
            <text:p>0.1889139</text:p>
          </table:table-cell>
        </table:table-row>
        <table:table-row table:style-name="ro1">
          <table:table-cell/>
          <table:table-cell office:value-type="float" office:value="18.14" calcext:value-type="float">
            <text:p>18.14</text:p>
          </table:table-cell>
          <table:table-cell office:value-type="float" office:value="34.5" calcext:value-type="float">
            <text:p>34.5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613299" calcext:value-type="float">
            <text:p>5.613299</text:p>
          </table:table-cell>
          <table:table-cell office:value-type="float" office:value="5.057913" calcext:value-type="float">
            <text:p>5.057913</text:p>
          </table:table-cell>
          <table:table-cell/>
          <table:table-cell office:value-type="float" office:value="24.366" calcext:value-type="float">
            <text:p>24.366</text:p>
          </table:table-cell>
          <table:table-cell office:value-type="float" office:value="0.1979783" calcext:value-type="float">
            <text:p>0.1979783</text:p>
          </table:table-cell>
          <table:table-cell office:value-type="float" office:value="0.1889139" calcext:value-type="float">
            <text:p>0.1889139</text:p>
          </table:table-cell>
        </table:table-row>
        <table:table-row table:style-name="ro1">
          <table:table-cell/>
          <table:table-cell office:value-type="float" office:value="18.151" calcext:value-type="float">
            <text:p>18.15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.435076" calcext:value-type="float">
            <text:p>5.435076</text:p>
          </table:table-cell>
          <table:table-cell office:value-type="float" office:value="5.167804" calcext:value-type="float">
            <text:p>5.167804</text:p>
          </table:table-cell>
          <table:table-cell/>
          <table:table-cell office:value-type="float" office:value="24.378" calcext:value-type="float">
            <text:p>24.378</text:p>
          </table:table-cell>
          <table:table-cell office:value-type="float" office:value="0.1804576" calcext:value-type="float">
            <text:p>0.1804576</text:p>
          </table:table-cell>
          <table:table-cell office:value-type="float" office:value="0.1914904" calcext:value-type="float">
            <text:p>0.1914904</text:p>
          </table:table-cell>
        </table:table-row>
        <table:table-row table:style-name="ro1">
          <table:table-cell/>
          <table:table-cell office:value-type="float" office:value="18.162" calcext:value-type="float">
            <text:p>18.162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5.4" calcext:value-type="float">
            <text:p>35.4</text:p>
          </table:table-cell>
          <table:table-cell office:value-type="float" office:value="6.060189" calcext:value-type="float">
            <text:p>6.060189</text:p>
          </table:table-cell>
          <table:table-cell office:value-type="float" office:value="5.059973" calcext:value-type="float">
            <text:p>5.059973</text:p>
          </table:table-cell>
          <table:table-cell/>
          <table:table-cell office:value-type="float" office:value="24.389" calcext:value-type="float">
            <text:p>24.389</text:p>
          </table:table-cell>
          <table:table-cell office:value-type="float" office:value="0.1787068" calcext:value-type="float">
            <text:p>0.1787068</text:p>
          </table:table-cell>
          <table:table-cell office:value-type="float" office:value="0.1883974" calcext:value-type="float">
            <text:p>0.1883974</text:p>
          </table:table-cell>
        </table:table-row>
        <table:table-row table:style-name="ro1">
          <table:table-cell/>
          <table:table-cell office:value-type="float" office:value="18.173" calcext:value-type="float">
            <text:p>18.173</text:p>
          </table:table-cell>
          <table:table-cell office:value-type="float" office:value="35" calcext:value-type="float">
            <text:p>35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523099" calcext:value-type="float">
            <text:p>5.523099</text:p>
          </table:table-cell>
          <table:table-cell office:value-type="float" office:value="5.277093" calcext:value-type="float">
            <text:p>5.277093</text:p>
          </table:table-cell>
          <table:table-cell/>
          <table:table-cell office:value-type="float" office:value="24.405" calcext:value-type="float">
            <text:p>24.405</text:p>
          </table:table-cell>
          <table:table-cell office:value-type="float" office:value="0.1999487" calcext:value-type="float">
            <text:p>0.1999487</text:p>
          </table:table-cell>
          <table:table-cell office:value-type="float" office:value="0.1993456" calcext:value-type="float">
            <text:p>0.1993456</text:p>
          </table:table-cell>
        </table:table-row>
        <table:table-row table:style-name="ro1">
          <table:table-cell/>
          <table:table-cell office:value-type="float" office:value="18.184" calcext:value-type="float">
            <text:p>18.184</text:p>
          </table:table-cell>
          <table:table-cell office:value-type="float" office:value="35.6" calcext:value-type="float">
            <text:p>35.6</text:p>
          </table:table-cell>
          <table:table-cell office:value-type="float" office:value="35.2" calcext:value-type="float">
            <text:p>35.2</text:p>
          </table:table-cell>
          <table:table-cell office:value-type="float" office:value="5.221357" calcext:value-type="float">
            <text:p>5.221357</text:p>
          </table:table-cell>
          <table:table-cell office:value-type="float" office:value="5.14697" calcext:value-type="float">
            <text:p>5.14697</text:p>
          </table:table-cell>
          <table:table-cell/>
          <table:table-cell office:value-type="float" office:value="24.417" calcext:value-type="float">
            <text:p>24.417</text:p>
          </table:table-cell>
          <table:table-cell office:value-type="float" office:value="0.1962611" calcext:value-type="float">
            <text:p>0.1962611</text:p>
          </table:table-cell>
          <table:table-cell office:value-type="float" office:value="0.1956678" calcext:value-type="float">
            <text:p>0.1956678</text:p>
          </table:table-cell>
        </table:table-row>
        <table:table-row table:style-name="ro1">
          <table:table-cell/>
          <table:table-cell office:value-type="float" office:value="18.196" calcext:value-type="float">
            <text:p>18.196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36" calcext:value-type="float">
            <text:p>36</text:p>
          </table:table-cell>
          <table:table-cell office:value-type="float" office:value="4.891245" calcext:value-type="float">
            <text:p>4.891245</text:p>
          </table:table-cell>
          <table:table-cell office:value-type="float" office:value="4.861281" calcext:value-type="float">
            <text:p>4.861281</text:p>
          </table:table-cell>
          <table:table-cell/>
          <table:table-cell office:value-type="float" office:value="24.428" calcext:value-type="float">
            <text:p>24.428</text:p>
          </table:table-cell>
          <table:table-cell office:value-type="float" office:value="0.1848707" calcext:value-type="float">
            <text:p>0.1848707</text:p>
          </table:table-cell>
          <table:table-cell office:value-type="float" office:value="0.1825491" calcext:value-type="float">
            <text:p>0.1825491</text:p>
          </table:table-cell>
        </table:table-row>
        <table:table-row table:style-name="ro1">
          <table:table-cell/>
          <table:table-cell office:value-type="float" office:value="18.209" calcext:value-type="float">
            <text:p>18.209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573857" calcext:value-type="float">
            <text:p>5.573857</text:p>
          </table:table-cell>
          <table:table-cell office:value-type="float" office:value="5.433074" calcext:value-type="float">
            <text:p>5.433074</text:p>
          </table:table-cell>
          <table:table-cell/>
          <table:table-cell office:value-type="float" office:value="24.439" calcext:value-type="float">
            <text:p>24.439</text:p>
          </table:table-cell>
          <table:table-cell office:value-type="float" office:value="0.1775668" calcext:value-type="float">
            <text:p>0.1775668</text:p>
          </table:table-cell>
          <table:table-cell office:value-type="float" office:value="0.1892609" calcext:value-type="float">
            <text:p>0.1892609</text:p>
          </table:table-cell>
        </table:table-row>
        <table:table-row table:style-name="ro1">
          <table:table-cell/>
          <table:table-cell office:value-type="float" office:value="18.22" calcext:value-type="float">
            <text:p>18.22</text:p>
          </table:table-cell>
          <table:table-cell table:number-columns-repeated="2" office:value-type="float" office:value="35.96667" calcext:value-type="float">
            <text:p>35.96667</text:p>
          </table:table-cell>
          <table:table-cell office:value-type="float" office:value="5.113902" calcext:value-type="float">
            <text:p>5.113902</text:p>
          </table:table-cell>
          <table:table-cell office:value-type="float" office:value="4.929165" calcext:value-type="float">
            <text:p>4.929165</text:p>
          </table:table-cell>
          <table:table-cell/>
          <table:table-cell office:value-type="float" office:value="24.451" calcext:value-type="float">
            <text:p>24.451</text:p>
          </table:table-cell>
          <table:table-cell office:value-type="float" office:value="0.1732216" calcext:value-type="float">
            <text:p>0.1732216</text:p>
          </table:table-cell>
          <table:table-cell office:value-type="float" office:value="0.1823748" calcext:value-type="float">
            <text:p>0.1823748</text:p>
          </table:table-cell>
        </table:table-row>
        <table:table-row table:style-name="ro1">
          <table:table-cell/>
          <table:table-cell office:value-type="float" office:value="18.232" calcext:value-type="float">
            <text:p>18.232</text:p>
          </table:table-cell>
          <table:table-cell office:value-type="float" office:value="35.3" calcext:value-type="float">
            <text:p>35.3</text:p>
          </table:table-cell>
          <table:table-cell office:value-type="float" office:value="37.1" calcext:value-type="float">
            <text:p>37.1</text:p>
          </table:table-cell>
          <table:table-cell office:value-type="float" office:value="5.239373" calcext:value-type="float">
            <text:p>5.239373</text:p>
          </table:table-cell>
          <table:table-cell office:value-type="float" office:value="4.461016" calcext:value-type="float">
            <text:p>4.461016</text:p>
          </table:table-cell>
          <table:table-cell/>
          <table:table-cell office:value-type="float" office:value="24.462" calcext:value-type="float">
            <text:p>24.462</text:p>
          </table:table-cell>
          <table:table-cell office:value-type="float" office:value="0.1686667" calcext:value-type="float">
            <text:p>0.1686667</text:p>
          </table:table-cell>
          <table:table-cell office:value-type="float" office:value="0.1842442" calcext:value-type="float">
            <text:p>0.1842442</text:p>
          </table:table-cell>
        </table:table-row>
        <table:table-row table:style-name="ro1">
          <table:table-cell/>
          <table:table-cell office:value-type="float" office:value="18.244" calcext:value-type="float">
            <text:p>18.24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372838" calcext:value-type="float">
            <text:p>5.372838</text:p>
          </table:table-cell>
          <table:table-cell office:value-type="float" office:value="5.029486" calcext:value-type="float">
            <text:p>5.029486</text:p>
          </table:table-cell>
          <table:table-cell/>
          <table:table-cell office:value-type="float" office:value="24.475" calcext:value-type="float">
            <text:p>24.475</text:p>
          </table:table-cell>
          <table:table-cell office:value-type="float" office:value="0.1629539" calcext:value-type="float">
            <text:p>0.1629539</text:p>
          </table:table-cell>
          <table:table-cell office:value-type="float" office:value="0.1828927" calcext:value-type="float">
            <text:p>0.1828927</text:p>
          </table:table-cell>
        </table:table-row>
        <table:table-row table:style-name="ro1">
          <table:table-cell/>
          <table:table-cell office:value-type="float" office:value="18.256" calcext:value-type="float">
            <text:p>18.256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6.092376" calcext:value-type="float">
            <text:p>6.092376</text:p>
          </table:table-cell>
          <table:table-cell office:value-type="float" office:value="5.240026" calcext:value-type="float">
            <text:p>5.240026</text:p>
          </table:table-cell>
          <table:table-cell/>
          <table:table-cell office:value-type="float" office:value="24.486" calcext:value-type="float">
            <text:p>24.486</text:p>
          </table:table-cell>
          <table:table-cell office:value-type="float" office:value="0.1732069" calcext:value-type="float">
            <text:p>0.1732069</text:p>
          </table:table-cell>
          <table:table-cell office:value-type="float" office:value="0.1802488" calcext:value-type="float">
            <text:p>0.1802488</text:p>
          </table:table-cell>
        </table:table-row>
        <table:table-row table:style-name="ro1">
          <table:table-cell/>
          <table:table-cell office:value-type="float" office:value="18.272" calcext:value-type="float">
            <text:p>18.272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5.22723" calcext:value-type="float">
            <text:p>5.22723</text:p>
          </table:table-cell>
          <table:table-cell office:value-type="float" office:value="4.869874" calcext:value-type="float">
            <text:p>4.869874</text:p>
          </table:table-cell>
          <table:table-cell/>
          <table:table-cell office:value-type="float" office:value="24.498" calcext:value-type="float">
            <text:p>24.498</text:p>
          </table:table-cell>
          <table:table-cell office:value-type="float" office:value="0.1630836" calcext:value-type="float">
            <text:p>0.1630836</text:p>
          </table:table-cell>
          <table:table-cell office:value-type="float" office:value="0.1940466" calcext:value-type="float">
            <text:p>0.1940466</text:p>
          </table:table-cell>
        </table:table-row>
        <table:table-row table:style-name="ro1">
          <table:table-cell/>
          <table:table-cell office:value-type="float" office:value="18.283" calcext:value-type="float">
            <text:p>18.283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705123" calcext:value-type="float">
            <text:p>5.705123</text:p>
          </table:table-cell>
          <table:table-cell office:value-type="float" office:value="4.850447" calcext:value-type="float">
            <text:p>4.850447</text:p>
          </table:table-cell>
          <table:table-cell/>
          <table:table-cell office:value-type="float" office:value="24.51" calcext:value-type="float">
            <text:p>24.51</text:p>
          </table:table-cell>
          <table:table-cell office:value-type="float" office:value="0.1712399" calcext:value-type="float">
            <text:p>0.1712399</text:p>
          </table:table-cell>
          <table:table-cell office:value-type="float" office:value="0.185147" calcext:value-type="float">
            <text:p>0.185147</text:p>
          </table:table-cell>
        </table:table-row>
        <table:table-row table:style-name="ro1">
          <table:table-cell/>
          <table:table-cell office:value-type="float" office:value="18.295" calcext:value-type="float">
            <text:p>18.295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280118" calcext:value-type="float">
            <text:p>5.280118</text:p>
          </table:table-cell>
          <table:table-cell office:value-type="float" office:value="5.139099" calcext:value-type="float">
            <text:p>5.139099</text:p>
          </table:table-cell>
          <table:table-cell/>
          <table:table-cell office:value-type="float" office:value="24.521" calcext:value-type="float">
            <text:p>24.521</text:p>
          </table:table-cell>
          <table:table-cell office:value-type="float" office:value="0.1719824" calcext:value-type="float">
            <text:p>0.1719824</text:p>
          </table:table-cell>
          <table:table-cell office:value-type="float" office:value="0.1794735" calcext:value-type="float">
            <text:p>0.1794735</text:p>
          </table:table-cell>
        </table:table-row>
        <table:table-row table:style-name="ro1">
          <table:table-cell/>
          <table:table-cell office:value-type="float" office:value="18.307" calcext:value-type="float">
            <text:p>18.307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4.8" calcext:value-type="float">
            <text:p>34.8</text:p>
          </table:table-cell>
          <table:table-cell office:value-type="float" office:value="5.347498" calcext:value-type="float">
            <text:p>5.347498</text:p>
          </table:table-cell>
          <table:table-cell office:value-type="float" office:value="5.25029" calcext:value-type="float">
            <text:p>5.25029</text:p>
          </table:table-cell>
          <table:table-cell/>
          <table:table-cell office:value-type="float" office:value="24.533" calcext:value-type="float">
            <text:p>24.533</text:p>
          </table:table-cell>
          <table:table-cell office:value-type="float" office:value="0.1651781" calcext:value-type="float">
            <text:p>0.1651781</text:p>
          </table:table-cell>
          <table:table-cell office:value-type="float" office:value="0.1723202" calcext:value-type="float">
            <text:p>0.1723202</text:p>
          </table:table-cell>
        </table:table-row>
        <table:table-row table:style-name="ro1">
          <table:table-cell/>
          <table:table-cell office:value-type="float" office:value="18.319" calcext:value-type="float">
            <text:p>18.319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36" calcext:value-type="float">
            <text:p>36</text:p>
          </table:table-cell>
          <table:table-cell office:value-type="float" office:value="5.718534" calcext:value-type="float">
            <text:p>5.718534</text:p>
          </table:table-cell>
          <table:table-cell office:value-type="float" office:value="4.881989" calcext:value-type="float">
            <text:p>4.881989</text:p>
          </table:table-cell>
          <table:table-cell/>
          <table:table-cell office:value-type="float" office:value="24.546" calcext:value-type="float">
            <text:p>24.546</text:p>
          </table:table-cell>
          <table:table-cell office:value-type="float" office:value="0.1656679" calcext:value-type="float">
            <text:p>0.1656679</text:p>
          </table:table-cell>
          <table:table-cell office:value-type="float" office:value="0.1660692" calcext:value-type="float">
            <text:p>0.1660692</text:p>
          </table:table-cell>
        </table:table-row>
        <table:table-row table:style-name="ro1">
          <table:table-cell/>
          <table:table-cell office:value-type="float" office:value="18.331" calcext:value-type="float">
            <text:p>18.331</text:p>
          </table:table-cell>
          <table:table-cell office:value-type="float" office:value="33.13334" calcext:value-type="float">
            <text:p>33.13334</text:p>
          </table:table-cell>
          <table:table-cell office:value-type="float" office:value="34.7" calcext:value-type="float">
            <text:p>34.7</text:p>
          </table:table-cell>
          <table:table-cell office:value-type="float" office:value="6.062725" calcext:value-type="float">
            <text:p>6.062725</text:p>
          </table:table-cell>
          <table:table-cell office:value-type="float" office:value="5.231122" calcext:value-type="float">
            <text:p>5.231122</text:p>
          </table:table-cell>
          <table:table-cell/>
          <table:table-cell office:value-type="float" office:value="24.558" calcext:value-type="float">
            <text:p>24.558</text:p>
          </table:table-cell>
          <table:table-cell office:value-type="float" office:value="0.163024" calcext:value-type="float">
            <text:p>0.163024</text:p>
          </table:table-cell>
          <table:table-cell office:value-type="float" office:value="0.1571487" calcext:value-type="float">
            <text:p>0.1571487</text:p>
          </table:table-cell>
        </table:table-row>
        <table:table-row table:style-name="ro1">
          <table:table-cell/>
          <table:table-cell office:value-type="float" office:value="18.346" calcext:value-type="float">
            <text:p>18.346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729682" calcext:value-type="float">
            <text:p>5.729682</text:p>
          </table:table-cell>
          <table:table-cell office:value-type="float" office:value="5.191874" calcext:value-type="float">
            <text:p>5.191874</text:p>
          </table:table-cell>
          <table:table-cell/>
          <table:table-cell office:value-type="float" office:value="24.569" calcext:value-type="float">
            <text:p>24.569</text:p>
          </table:table-cell>
          <table:table-cell office:value-type="float" office:value="0.1760348" calcext:value-type="float">
            <text:p>0.1760348</text:p>
          </table:table-cell>
          <table:table-cell office:value-type="float" office:value="0.1532928" calcext:value-type="float">
            <text:p>0.1532928</text:p>
          </table:table-cell>
        </table:table-row>
        <table:table-row table:style-name="ro1">
          <table:table-cell/>
          <table:table-cell office:value-type="float" office:value="18.357" calcext:value-type="float">
            <text:p>18.357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728248" calcext:value-type="float">
            <text:p>5.728248</text:p>
          </table:table-cell>
          <table:table-cell office:value-type="float" office:value="5.227012" calcext:value-type="float">
            <text:p>5.227012</text:p>
          </table:table-cell>
          <table:table-cell/>
          <table:table-cell office:value-type="float" office:value="24.58" calcext:value-type="float">
            <text:p>24.58</text:p>
          </table:table-cell>
          <table:table-cell office:value-type="float" office:value="0.1736383" calcext:value-type="float">
            <text:p>0.1736383</text:p>
          </table:table-cell>
          <table:table-cell office:value-type="float" office:value="0.1492752" calcext:value-type="float">
            <text:p>0.1492752</text:p>
          </table:table-cell>
        </table:table-row>
        <table:table-row table:style-name="ro1">
          <table:table-cell/>
          <table:table-cell office:value-type="float" office:value="18.369" calcext:value-type="float">
            <text:p>18.369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8" calcext:value-type="float">
            <text:p>35.8</text:p>
          </table:table-cell>
          <table:table-cell office:value-type="float" office:value="5.663032" calcext:value-type="float">
            <text:p>5.663032</text:p>
          </table:table-cell>
          <table:table-cell office:value-type="float" office:value="4.941273" calcext:value-type="float">
            <text:p>4.941273</text:p>
          </table:table-cell>
          <table:table-cell/>
          <table:table-cell office:value-type="float" office:value="24.591" calcext:value-type="float">
            <text:p>24.591</text:p>
          </table:table-cell>
          <table:table-cell office:value-type="float" office:value="0.1688225" calcext:value-type="float">
            <text:p>0.1688225</text:p>
          </table:table-cell>
          <table:table-cell office:value-type="float" office:value="0.1472441" calcext:value-type="float">
            <text:p>0.1472441</text:p>
          </table:table-cell>
        </table:table-row>
        <table:table-row table:style-name="ro1">
          <table:table-cell/>
          <table:table-cell office:value-type="float" office:value="18.381" calcext:value-type="float">
            <text:p>18.381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303716" calcext:value-type="float">
            <text:p>5.303716</text:p>
          </table:table-cell>
          <table:table-cell office:value-type="float" office:value="4.776274" calcext:value-type="float">
            <text:p>4.776274</text:p>
          </table:table-cell>
          <table:table-cell/>
          <table:table-cell office:value-type="float" office:value="24.604" calcext:value-type="float">
            <text:p>24.604</text:p>
          </table:table-cell>
          <table:table-cell office:value-type="float" office:value="0.1676937" calcext:value-type="float">
            <text:p>0.1676937</text:p>
          </table:table-cell>
          <table:table-cell office:value-type="float" office:value="0.1434661" calcext:value-type="float">
            <text:p>0.1434661</text:p>
          </table:table-cell>
        </table:table-row>
        <table:table-row table:style-name="ro1">
          <table:table-cell/>
          <table:table-cell office:value-type="float" office:value="18.393" calcext:value-type="float">
            <text:p>18.393</text:p>
          </table:table-cell>
          <table:table-cell office:value-type="float" office:value="33.7" calcext:value-type="float">
            <text:p>33.7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5.796113" calcext:value-type="float">
            <text:p>5.796113</text:p>
          </table:table-cell>
          <table:table-cell office:value-type="float" office:value="5.393595" calcext:value-type="float">
            <text:p>5.393595</text:p>
          </table:table-cell>
          <table:table-cell/>
          <table:table-cell office:value-type="float" office:value="24.616" calcext:value-type="float">
            <text:p>24.616</text:p>
          </table:table-cell>
          <table:table-cell office:value-type="float" office:value="0.1516127" calcext:value-type="float">
            <text:p>0.1516127</text:p>
          </table:table-cell>
          <table:table-cell office:value-type="float" office:value="0.1368459" calcext:value-type="float">
            <text:p>0.1368459</text:p>
          </table:table-cell>
        </table:table-row>
        <table:table-row table:style-name="ro1">
          <table:table-cell/>
          <table:table-cell office:value-type="float" office:value="18.406" calcext:value-type="float">
            <text:p>18.406</text:p>
          </table:table-cell>
          <table:table-cell office:value-type="float" office:value="36.4" calcext:value-type="float">
            <text:p>36.4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016874" calcext:value-type="float">
            <text:p>5.016874</text:p>
          </table:table-cell>
          <table:table-cell office:value-type="float" office:value="5.180078" calcext:value-type="float">
            <text:p>5.180078</text:p>
          </table:table-cell>
          <table:table-cell/>
          <table:table-cell office:value-type="float" office:value="24.627" calcext:value-type="float">
            <text:p>24.627</text:p>
          </table:table-cell>
          <table:table-cell office:value-type="float" office:value="0.1506974" calcext:value-type="float">
            <text:p>0.1506974</text:p>
          </table:table-cell>
          <table:table-cell office:value-type="float" office:value="0.1360902" calcext:value-type="float">
            <text:p>0.1360902</text:p>
          </table:table-cell>
        </table:table-row>
        <table:table-row table:style-name="ro1">
          <table:table-cell/>
          <table:table-cell office:value-type="float" office:value="18.417" calcext:value-type="float">
            <text:p>18.417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5.8" calcext:value-type="float">
            <text:p>35.8</text:p>
          </table:table-cell>
          <table:table-cell office:value-type="float" office:value="5.328563" calcext:value-type="float">
            <text:p>5.328563</text:p>
          </table:table-cell>
          <table:table-cell office:value-type="float" office:value="4.931512" calcext:value-type="float">
            <text:p>4.931512</text:p>
          </table:table-cell>
          <table:table-cell/>
          <table:table-cell office:value-type="float" office:value="24.638" calcext:value-type="float">
            <text:p>24.638</text:p>
          </table:table-cell>
          <table:table-cell office:value-type="float" office:value="0.1458887" calcext:value-type="float">
            <text:p>0.1458887</text:p>
          </table:table-cell>
          <table:table-cell office:value-type="float" office:value="0.1314564" calcext:value-type="float">
            <text:p>0.1314564</text:p>
          </table:table-cell>
        </table:table-row>
        <table:table-row table:style-name="ro1">
          <table:table-cell/>
          <table:table-cell office:value-type="float" office:value="18.429" calcext:value-type="float">
            <text:p>18.429</text:p>
          </table:table-cell>
          <table:table-cell office:value-type="float" office:value="37.1" calcext:value-type="float">
            <text:p>37.1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4.698041" calcext:value-type="float">
            <text:p>4.698041</text:p>
          </table:table-cell>
          <table:table-cell office:value-type="float" office:value="4.763094" calcext:value-type="float">
            <text:p>4.763094</text:p>
          </table:table-cell>
          <table:table-cell/>
          <table:table-cell office:value-type="float" office:value="24.649" calcext:value-type="float">
            <text:p>24.649</text:p>
          </table:table-cell>
          <table:table-cell office:value-type="float" office:value="0.1427067" calcext:value-type="float">
            <text:p>0.1427067</text:p>
          </table:table-cell>
          <table:table-cell office:value-type="float" office:value="0.1255027" calcext:value-type="float">
            <text:p>0.1255027</text:p>
          </table:table-cell>
        </table:table-row>
        <table:table-row table:style-name="ro1">
          <table:table-cell/>
          <table:table-cell office:value-type="float" office:value="18.441" calcext:value-type="float">
            <text:p>18.441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050344" calcext:value-type="float">
            <text:p>5.050344</text:p>
          </table:table-cell>
          <table:table-cell office:value-type="float" office:value="5.119837" calcext:value-type="float">
            <text:p>5.119837</text:p>
          </table:table-cell>
          <table:table-cell/>
          <table:table-cell office:value-type="float" office:value="24.66" calcext:value-type="float">
            <text:p>24.66</text:p>
          </table:table-cell>
          <table:table-cell office:value-type="float" office:value="0.13658" calcext:value-type="float">
            <text:p>0.13658</text:p>
          </table:table-cell>
          <table:table-cell office:value-type="float" office:value="0.1176514" calcext:value-type="float">
            <text:p>0.1176514</text:p>
          </table:table-cell>
        </table:table-row>
        <table:table-row table:style-name="ro1">
          <table:table-cell/>
          <table:table-cell office:value-type="float" office:value="18.453" calcext:value-type="float">
            <text:p>18.453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705759" calcext:value-type="float">
            <text:p>5.705759</text:p>
          </table:table-cell>
          <table:table-cell office:value-type="float" office:value="5.288033" calcext:value-type="float">
            <text:p>5.288033</text:p>
          </table:table-cell>
          <table:table-cell/>
          <table:table-cell office:value-type="float" office:value="24.672" calcext:value-type="float">
            <text:p>24.672</text:p>
          </table:table-cell>
          <table:table-cell office:value-type="float" office:value="0.1340873" calcext:value-type="float">
            <text:p>0.1340873</text:p>
          </table:table-cell>
          <table:table-cell office:value-type="float" office:value="0.1154659" calcext:value-type="float">
            <text:p>0.1154659</text:p>
          </table:table-cell>
        </table:table-row>
        <table:table-row table:style-name="ro1">
          <table:table-cell/>
          <table:table-cell office:value-type="float" office:value="18.465" calcext:value-type="float">
            <text:p>18.465</text:p>
          </table:table-cell>
          <table:table-cell office:value-type="float" office:value="34.6" calcext:value-type="float">
            <text:p>34.6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586383" calcext:value-type="float">
            <text:p>5.586383</text:p>
          </table:table-cell>
          <table:table-cell office:value-type="float" office:value="4.96357" calcext:value-type="float">
            <text:p>4.96357</text:p>
          </table:table-cell>
          <table:table-cell/>
          <table:table-cell office:value-type="float" office:value="24.683" calcext:value-type="float">
            <text:p>24.683</text:p>
          </table:table-cell>
          <table:table-cell office:value-type="float" office:value="0.1212407" calcext:value-type="float">
            <text:p>0.1212407</text:p>
          </table:table-cell>
          <table:table-cell office:value-type="float" office:value="0.1151241" calcext:value-type="float">
            <text:p>0.1151241</text:p>
          </table:table-cell>
        </table:table-row>
        <table:table-row table:style-name="ro1">
          <table:table-cell/>
          <table:table-cell office:value-type="float" office:value="18.479" calcext:value-type="float">
            <text:p>18.479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5.1" calcext:value-type="float">
            <text:p>35.1</text:p>
          </table:table-cell>
          <table:table-cell office:value-type="float" office:value="5.05314" calcext:value-type="float">
            <text:p>5.05314</text:p>
          </table:table-cell>
          <table:table-cell office:value-type="float" office:value="5.1156" calcext:value-type="float">
            <text:p>5.1156</text:p>
          </table:table-cell>
          <table:table-cell/>
          <table:table-cell office:value-type="float" office:value="24.695" calcext:value-type="float">
            <text:p>24.695</text:p>
          </table:table-cell>
          <table:table-cell office:value-type="float" office:value="0.1133797" calcext:value-type="float">
            <text:p>0.1133797</text:p>
          </table:table-cell>
          <table:table-cell office:value-type="float" office:value="0.1156073" calcext:value-type="float">
            <text:p>0.1156073</text:p>
          </table:table-cell>
        </table:table-row>
        <table:table-row table:style-name="ro1">
          <table:table-cell/>
          <table:table-cell office:value-type="float" office:value="18.491" calcext:value-type="float">
            <text:p>18.491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044956" calcext:value-type="float">
            <text:p>5.044956</text:p>
          </table:table-cell>
          <table:table-cell office:value-type="float" office:value="5.199815" calcext:value-type="float">
            <text:p>5.199815</text:p>
          </table:table-cell>
          <table:table-cell/>
          <table:table-cell office:value-type="float" office:value="24.707" calcext:value-type="float">
            <text:p>24.707</text:p>
          </table:table-cell>
          <table:table-cell office:value-type="float" office:value="0.1010297" calcext:value-type="float">
            <text:p>0.1010297</text:p>
          </table:table-cell>
          <table:table-cell office:value-type="float" office:value="0.113068" calcext:value-type="float">
            <text:p>0.113068</text:p>
          </table:table-cell>
        </table:table-row>
        <table:table-row table:style-name="ro1">
          <table:table-cell/>
          <table:table-cell office:value-type="float" office:value="18.503" calcext:value-type="float">
            <text:p>18.503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5" calcext:value-type="float">
            <text:p>35</text:p>
          </table:table-cell>
          <table:table-cell office:value-type="float" office:value="4.848852" calcext:value-type="float">
            <text:p>4.848852</text:p>
          </table:table-cell>
          <table:table-cell office:value-type="float" office:value="5.194587" calcext:value-type="float">
            <text:p>5.194587</text:p>
          </table:table-cell>
          <table:table-cell/>
          <table:table-cell office:value-type="float" office:value="24.718" calcext:value-type="float">
            <text:p>24.718</text:p>
          </table:table-cell>
          <table:table-cell office:value-type="float" office:value="0.1009609" calcext:value-type="float">
            <text:p>0.1009609</text:p>
          </table:table-cell>
          <table:table-cell office:value-type="float" office:value="0.108655" calcext:value-type="float">
            <text:p>0.108655</text:p>
          </table:table-cell>
        </table:table-row>
        <table:table-row table:style-name="ro1">
          <table:table-cell/>
          <table:table-cell office:value-type="float" office:value="18.515" calcext:value-type="float">
            <text:p>18.515</text:p>
          </table:table-cell>
          <table:table-cell office:value-type="float" office:value="35.6" calcext:value-type="float">
            <text:p>35.6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091984" calcext:value-type="float">
            <text:p>5.091984</text:p>
          </table:table-cell>
          <table:table-cell office:value-type="float" office:value="5.084978" calcext:value-type="float">
            <text:p>5.084978</text:p>
          </table:table-cell>
          <table:table-cell/>
          <table:table-cell office:value-type="float" office:value="24.73" calcext:value-type="float">
            <text:p>24.73</text:p>
          </table:table-cell>
          <table:table-cell office:value-type="float" office:value="0.1043584" calcext:value-type="float">
            <text:p>0.1043584</text:p>
          </table:table-cell>
          <table:table-cell office:value-type="float" office:value="0.1014813" calcext:value-type="float">
            <text:p>0.1014813</text:p>
          </table:table-cell>
        </table:table-row>
        <table:table-row table:style-name="ro1">
          <table:table-cell/>
          <table:table-cell office:value-type="float" office:value="18.527" calcext:value-type="float">
            <text:p>18.527</text:p>
          </table:table-cell>
          <table:table-cell office:value-type="float" office:value="36.1" calcext:value-type="float">
            <text:p>36.1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4.977978" calcext:value-type="float">
            <text:p>4.977978</text:p>
          </table:table-cell>
          <table:table-cell office:value-type="float" office:value="4.694913" calcext:value-type="float">
            <text:p>4.694913</text:p>
          </table:table-cell>
          <table:table-cell/>
          <table:table-cell office:value-type="float" office:value="24.742" calcext:value-type="float">
            <text:p>24.742</text:p>
          </table:table-cell>
          <table:table-cell office:value-type="float" office:value="0.1113487" calcext:value-type="float">
            <text:p>0.1113487</text:p>
          </table:table-cell>
          <table:table-cell office:value-type="float" office:value="0.08575659" calcext:value-type="float">
            <text:p>0.08575659</text:p>
          </table:table-cell>
        </table:table-row>
        <table:table-row table:style-name="ro1">
          <table:table-cell/>
          <table:table-cell office:value-type="float" office:value="18.54" calcext:value-type="float">
            <text:p>18.54</text:p>
          </table:table-cell>
          <table:table-cell office:value-type="float" office:value="33.6" calcext:value-type="float">
            <text:p>33.6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767582" calcext:value-type="float">
            <text:p>5.767582</text:p>
          </table:table-cell>
          <table:table-cell office:value-type="float" office:value="5.040186" calcext:value-type="float">
            <text:p>5.040186</text:p>
          </table:table-cell>
          <table:table-cell/>
          <table:table-cell office:value-type="float" office:value="24.753" calcext:value-type="float">
            <text:p>24.753</text:p>
          </table:table-cell>
          <table:table-cell office:value-type="float" office:value="0.1108995" calcext:value-type="float">
            <text:p>0.1108995</text:p>
          </table:table-cell>
          <table:table-cell office:value-type="float" office:value="0.08467234" calcext:value-type="float">
            <text:p>0.08467234</text:p>
          </table:table-cell>
        </table:table-row>
        <table:table-row table:style-name="ro1">
          <table:table-cell/>
          <table:table-cell office:value-type="float" office:value="18.551" calcext:value-type="float">
            <text:p>18.551</text:p>
          </table:table-cell>
          <table:table-cell office:value-type="float" office:value="34.7" calcext:value-type="float">
            <text:p>34.7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566171" calcext:value-type="float">
            <text:p>5.566171</text:p>
          </table:table-cell>
          <table:table-cell office:value-type="float" office:value="5.184623" calcext:value-type="float">
            <text:p>5.184623</text:p>
          </table:table-cell>
          <table:table-cell/>
          <table:table-cell office:value-type="float" office:value="24.765" calcext:value-type="float">
            <text:p>24.765</text:p>
          </table:table-cell>
          <table:table-cell office:value-type="float" office:value="0.1108229" calcext:value-type="float">
            <text:p>0.1108229</text:p>
          </table:table-cell>
          <table:table-cell office:value-type="float" office:value="0.08473715" calcext:value-type="float">
            <text:p>0.08473715</text:p>
          </table:table-cell>
        </table:table-row>
        <table:table-row table:style-name="ro1">
          <table:table-cell/>
          <table:table-cell office:value-type="float" office:value="18.563" calcext:value-type="float">
            <text:p>18.563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222106" calcext:value-type="float">
            <text:p>5.222106</text:p>
          </table:table-cell>
          <table:table-cell office:value-type="float" office:value="4.920575" calcext:value-type="float">
            <text:p>4.920575</text:p>
          </table:table-cell>
          <table:table-cell/>
          <table:table-cell office:value-type="float" office:value="24.777" calcext:value-type="float">
            <text:p>24.777</text:p>
          </table:table-cell>
          <table:table-cell office:value-type="float" office:value="0.1173077" calcext:value-type="float">
            <text:p>0.1173077</text:p>
          </table:table-cell>
          <table:table-cell office:value-type="float" office:value="0.08881039" calcext:value-type="float">
            <text:p>0.08881039</text:p>
          </table:table-cell>
        </table:table-row>
        <table:table-row table:style-name="ro1">
          <table:table-cell/>
          <table:table-cell office:value-type="float" office:value="18.575" calcext:value-type="float">
            <text:p>18.57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.034507" calcext:value-type="float">
            <text:p>5.034507</text:p>
          </table:table-cell>
          <table:table-cell office:value-type="float" office:value="4.813924" calcext:value-type="float">
            <text:p>4.813924</text:p>
          </table:table-cell>
          <table:table-cell/>
          <table:table-cell office:value-type="float" office:value="24.789" calcext:value-type="float">
            <text:p>24.789</text:p>
          </table:table-cell>
          <table:table-cell office:value-type="float" office:value="0.115327" calcext:value-type="float">
            <text:p>0.115327</text:p>
          </table:table-cell>
          <table:table-cell office:value-type="float" office:value="0.09009704" calcext:value-type="float">
            <text:p>0.09009704</text:p>
          </table:table-cell>
        </table:table-row>
        <table:table-row table:style-name="ro1">
          <table:table-cell/>
          <table:table-cell office:value-type="float" office:value="18.587" calcext:value-type="float">
            <text:p>18.587</text:p>
          </table:table-cell>
          <table:table-cell office:value-type="float" office:value="35.4" calcext:value-type="float">
            <text:p>35.4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192433" calcext:value-type="float">
            <text:p>5.192433</text:p>
          </table:table-cell>
          <table:table-cell office:value-type="float" office:value="5.106958" calcext:value-type="float">
            <text:p>5.106958</text:p>
          </table:table-cell>
          <table:table-cell/>
          <table:table-cell office:value-type="float" office:value="24.805" calcext:value-type="float">
            <text:p>24.805</text:p>
          </table:table-cell>
          <table:table-cell office:value-type="float" office:value="0.1169535" calcext:value-type="float">
            <text:p>0.1169535</text:p>
          </table:table-cell>
          <table:table-cell office:value-type="float" office:value="0.09294853" calcext:value-type="float">
            <text:p>0.09294853</text:p>
          </table:table-cell>
        </table:table-row>
        <table:table-row table:style-name="ro1">
          <table:table-cell/>
          <table:table-cell office:value-type="float" office:value="18.602" calcext:value-type="float">
            <text:p>18.602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440451" calcext:value-type="float">
            <text:p>5.440451</text:p>
          </table:table-cell>
          <table:table-cell office:value-type="float" office:value="4.872555" calcext:value-type="float">
            <text:p>4.872555</text:p>
          </table:table-cell>
          <table:table-cell/>
          <table:table-cell office:value-type="float" office:value="24.817" calcext:value-type="float">
            <text:p>24.817</text:p>
          </table:table-cell>
          <table:table-cell office:value-type="float" office:value="0.1155444" calcext:value-type="float">
            <text:p>0.1155444</text:p>
          </table:table-cell>
          <table:table-cell office:value-type="float" office:value="0.09215761" calcext:value-type="float">
            <text:p>0.09215761</text:p>
          </table:table-cell>
        </table:table-row>
        <table:table-row table:style-name="ro1">
          <table:table-cell/>
          <table:table-cell office:value-type="float" office:value="18.617" calcext:value-type="float">
            <text:p>18.617</text:p>
          </table:table-cell>
          <table:table-cell office:value-type="float" office:value="35.3" calcext:value-type="float">
            <text:p>35.3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5.305255" calcext:value-type="float">
            <text:p>5.305255</text:p>
          </table:table-cell>
          <table:table-cell office:value-type="float" office:value="4.630984" calcext:value-type="float">
            <text:p>4.630984</text:p>
          </table:table-cell>
          <table:table-cell/>
          <table:table-cell office:value-type="float" office:value="24.828" calcext:value-type="float">
            <text:p>24.828</text:p>
          </table:table-cell>
          <table:table-cell office:value-type="float" office:value="0.1092285" calcext:value-type="float">
            <text:p>0.1092285</text:p>
          </table:table-cell>
          <table:table-cell office:value-type="float" office:value="0.09200174" calcext:value-type="float">
            <text:p>0.09200174</text:p>
          </table:table-cell>
        </table:table-row>
        <table:table-row table:style-name="ro1">
          <table:table-cell/>
          <table:table-cell office:value-type="float" office:value="18.628" calcext:value-type="float">
            <text:p>18.628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35.3" calcext:value-type="float">
            <text:p>35.3</text:p>
          </table:table-cell>
          <table:table-cell office:value-type="float" office:value="5.039895" calcext:value-type="float">
            <text:p>5.039895</text:p>
          </table:table-cell>
          <table:table-cell office:value-type="float" office:value="4.983961" calcext:value-type="float">
            <text:p>4.983961</text:p>
          </table:table-cell>
          <table:table-cell/>
          <table:table-cell office:value-type="float" office:value="24.84" calcext:value-type="float">
            <text:p>24.84</text:p>
          </table:table-cell>
          <table:table-cell office:value-type="float" office:value="0.1055875" calcext:value-type="float">
            <text:p>0.1055875</text:p>
          </table:table-cell>
          <table:table-cell office:value-type="float" office:value="0.08741832" calcext:value-type="float">
            <text:p>0.08741832</text:p>
          </table:table-cell>
        </table:table-row>
        <table:table-row table:style-name="ro1">
          <table:table-cell/>
          <table:table-cell office:value-type="float" office:value="18.643" calcext:value-type="float">
            <text:p>18.643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4.814066" calcext:value-type="float">
            <text:p>4.814066</text:p>
          </table:table-cell>
          <table:table-cell office:value-type="float" office:value="5.075569" calcext:value-type="float">
            <text:p>5.075569</text:p>
          </table:table-cell>
          <table:table-cell/>
          <table:table-cell office:value-type="float" office:value="24.851" calcext:value-type="float">
            <text:p>24.851</text:p>
          </table:table-cell>
          <table:table-cell office:value-type="float" office:value="0.1060386" calcext:value-type="float">
            <text:p>0.1060386</text:p>
          </table:table-cell>
          <table:table-cell office:value-type="float" office:value="0.08767635" calcext:value-type="float">
            <text:p>0.08767635</text:p>
          </table:table-cell>
        </table:table-row>
        <table:table-row table:style-name="ro1">
          <table:table-cell/>
          <table:table-cell office:value-type="float" office:value="18.655" calcext:value-type="float">
            <text:p>18.655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37.06667" calcext:value-type="float">
            <text:p>37.06667</text:p>
          </table:table-cell>
          <table:table-cell office:value-type="float" office:value="4.81298" calcext:value-type="float">
            <text:p>4.81298</text:p>
          </table:table-cell>
          <table:table-cell office:value-type="float" office:value="4.497683" calcext:value-type="float">
            <text:p>4.497683</text:p>
          </table:table-cell>
          <table:table-cell/>
          <table:table-cell office:value-type="float" office:value="24.863" calcext:value-type="float">
            <text:p>24.863</text:p>
          </table:table-cell>
          <table:table-cell office:value-type="float" office:value="0.1048154" calcext:value-type="float">
            <text:p>0.1048154</text:p>
          </table:table-cell>
          <table:table-cell office:value-type="float" office:value="0.08532578" calcext:value-type="float">
            <text:p>0.08532578</text:p>
          </table:table-cell>
        </table:table-row>
        <table:table-row table:style-name="ro1">
          <table:table-cell/>
          <table:table-cell office:value-type="float" office:value="18.67" calcext:value-type="float">
            <text:p>18.6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269924" calcext:value-type="float">
            <text:p>5.269924</text:p>
          </table:table-cell>
          <table:table-cell office:value-type="float" office:value="5.191566" calcext:value-type="float">
            <text:p>5.191566</text:p>
          </table:table-cell>
          <table:table-cell/>
          <table:table-cell office:value-type="float" office:value="24.875" calcext:value-type="float">
            <text:p>24.875</text:p>
          </table:table-cell>
          <table:table-cell office:value-type="float" office:value="0.1044776" calcext:value-type="float">
            <text:p>0.1044776</text:p>
          </table:table-cell>
          <table:table-cell office:value-type="float" office:value="0.08679968" calcext:value-type="float">
            <text:p>0.08679968</text:p>
          </table:table-cell>
        </table:table-row>
        <table:table-row table:style-name="ro1">
          <table:table-cell/>
          <table:table-cell office:value-type="float" office:value="18.683" calcext:value-type="float">
            <text:p>18.683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682959" calcext:value-type="float">
            <text:p>5.682959</text:p>
          </table:table-cell>
          <table:table-cell office:value-type="float" office:value="5.495746" calcext:value-type="float">
            <text:p>5.495746</text:p>
          </table:table-cell>
          <table:table-cell/>
          <table:table-cell office:value-type="float" office:value="24.886" calcext:value-type="float">
            <text:p>24.886</text:p>
          </table:table-cell>
          <table:table-cell office:value-type="float" office:value="0.1053373" calcext:value-type="float">
            <text:p>0.1053373</text:p>
          </table:table-cell>
          <table:table-cell office:value-type="float" office:value="0.08564131" calcext:value-type="float">
            <text:p>0.08564131</text:p>
          </table:table-cell>
        </table:table-row>
        <table:table-row table:style-name="ro1">
          <table:table-cell/>
          <table:table-cell office:value-type="float" office:value="18.694" calcext:value-type="float">
            <text:p>18.694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59081" calcext:value-type="float">
            <text:p>5.59081</text:p>
          </table:table-cell>
          <table:table-cell office:value-type="float" office:value="5.284164" calcext:value-type="float">
            <text:p>5.284164</text:p>
          </table:table-cell>
          <table:table-cell/>
          <table:table-cell office:value-type="float" office:value="24.898" calcext:value-type="float">
            <text:p>24.898</text:p>
          </table:table-cell>
          <table:table-cell office:value-type="float" office:value="0.09869083" calcext:value-type="float">
            <text:p>0.09869083</text:p>
          </table:table-cell>
          <table:table-cell office:value-type="float" office:value="0.08648268" calcext:value-type="float">
            <text:p>0.08648268</text:p>
          </table:table-cell>
        </table:table-row>
        <table:table-row table:style-name="ro1">
          <table:table-cell/>
          <table:table-cell office:value-type="float" office:value="18.705" calcext:value-type="float">
            <text:p>18.705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7.16667" calcext:value-type="float">
            <text:p>37.16667</text:p>
          </table:table-cell>
          <table:table-cell office:value-type="float" office:value="5.051896" calcext:value-type="float">
            <text:p>5.051896</text:p>
          </table:table-cell>
          <table:table-cell office:value-type="float" office:value="4.504861" calcext:value-type="float">
            <text:p>4.504861</text:p>
          </table:table-cell>
          <table:table-cell/>
          <table:table-cell office:value-type="float" office:value="24.91" calcext:value-type="float">
            <text:p>24.91</text:p>
          </table:table-cell>
          <table:table-cell office:value-type="float" office:value="0.0985906" calcext:value-type="float">
            <text:p>0.0985906</text:p>
          </table:table-cell>
          <table:table-cell office:value-type="float" office:value="0.08203614" calcext:value-type="float">
            <text:p>0.08203614</text:p>
          </table:table-cell>
        </table:table-row>
        <table:table-row table:style-name="ro1">
          <table:table-cell/>
          <table:table-cell office:value-type="float" office:value="18.716" calcext:value-type="float">
            <text:p>18.716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396328" calcext:value-type="float">
            <text:p>5.396328</text:p>
          </table:table-cell>
          <table:table-cell office:value-type="float" office:value="4.999495" calcext:value-type="float">
            <text:p>4.999495</text:p>
          </table:table-cell>
          <table:table-cell/>
          <table:table-cell office:value-type="float" office:value="24.922" calcext:value-type="float">
            <text:p>24.922</text:p>
          </table:table-cell>
          <table:table-cell office:value-type="float" office:value="0.09346313" calcext:value-type="float">
            <text:p>0.09346313</text:p>
          </table:table-cell>
          <table:table-cell office:value-type="float" office:value="0.08077911" calcext:value-type="float">
            <text:p>0.08077911</text:p>
          </table:table-cell>
        </table:table-row>
        <table:table-row table:style-name="ro1">
          <table:table-cell/>
          <table:table-cell office:value-type="float" office:value="18.727" calcext:value-type="float">
            <text:p>18.72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154554" calcext:value-type="float">
            <text:p>5.154554</text:p>
          </table:table-cell>
          <table:table-cell office:value-type="float" office:value="5.466681" calcext:value-type="float">
            <text:p>5.466681</text:p>
          </table:table-cell>
          <table:table-cell/>
          <table:table-cell office:value-type="float" office:value="24.938" calcext:value-type="float">
            <text:p>24.938</text:p>
          </table:table-cell>
          <table:table-cell office:value-type="float" office:value="0.09499072" calcext:value-type="float">
            <text:p>0.09499072</text:p>
          </table:table-cell>
          <table:table-cell office:value-type="float" office:value="0.06859326" calcext:value-type="float">
            <text:p>0.06859326</text:p>
          </table:table-cell>
        </table:table-row>
        <table:table-row table:style-name="ro1">
          <table:table-cell/>
          <table:table-cell office:value-type="float" office:value="18.738" calcext:value-type="float">
            <text:p>18.738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5" calcext:value-type="float">
            <text:p>35</text:p>
          </table:table-cell>
          <table:table-cell office:value-type="float" office:value="5.225483" calcext:value-type="float">
            <text:p>5.225483</text:p>
          </table:table-cell>
          <table:table-cell office:value-type="float" office:value="5.244538" calcext:value-type="float">
            <text:p>5.244538</text:p>
          </table:table-cell>
          <table:table-cell/>
          <table:table-cell office:value-type="float" office:value="24.95" calcext:value-type="float">
            <text:p>24.95</text:p>
          </table:table-cell>
          <table:table-cell office:value-type="float" office:value="0.09544188" calcext:value-type="float">
            <text:p>0.09544188</text:p>
          </table:table-cell>
          <table:table-cell office:value-type="float" office:value="0.06798625" calcext:value-type="float">
            <text:p>0.06798625</text:p>
          </table:table-cell>
        </table:table-row>
        <table:table-row table:style-name="ro1">
          <table:table-cell/>
          <table:table-cell office:value-type="float" office:value="18.749" calcext:value-type="float">
            <text:p>18.749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759247" calcext:value-type="float">
            <text:p>5.759247</text:p>
          </table:table-cell>
          <table:table-cell office:value-type="float" office:value="4.755751" calcext:value-type="float">
            <text:p>4.755751</text:p>
          </table:table-cell>
          <table:table-cell/>
          <table:table-cell office:value-type="float" office:value="24.961" calcext:value-type="float">
            <text:p>24.961</text:p>
          </table:table-cell>
          <table:table-cell office:value-type="float" office:value="0.08953452" calcext:value-type="float">
            <text:p>0.08953452</text:p>
          </table:table-cell>
          <table:table-cell office:value-type="float" office:value="0.06714302" calcext:value-type="float">
            <text:p>0.06714302</text:p>
          </table:table-cell>
        </table:table-row>
        <table:table-row table:style-name="ro1">
          <table:table-cell/>
          <table:table-cell office:value-type="float" office:value="18.761" calcext:value-type="float">
            <text:p>18.761</text:p>
          </table:table-cell>
          <table:table-cell office:value-type="float" office:value="36.93333" calcext:value-type="float">
            <text:p>36.93333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4.849032" calcext:value-type="float">
            <text:p>4.849032</text:p>
          </table:table-cell>
          <table:table-cell office:value-type="float" office:value="4.646435" calcext:value-type="float">
            <text:p>4.646435</text:p>
          </table:table-cell>
          <table:table-cell/>
          <table:table-cell office:value-type="float" office:value="24.973" calcext:value-type="float">
            <text:p>24.973</text:p>
          </table:table-cell>
          <table:table-cell office:value-type="float" office:value="0.08992613" calcext:value-type="float">
            <text:p>0.08992613</text:p>
          </table:table-cell>
          <table:table-cell office:value-type="float" office:value="0.07194763" calcext:value-type="float">
            <text:p>0.07194763</text:p>
          </table:table-cell>
        </table:table-row>
        <table:table-row table:style-name="ro1">
          <table:table-cell/>
          <table:table-cell office:value-type="float" office:value="18.772" calcext:value-type="float">
            <text:p>18.772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4.4" calcext:value-type="float">
            <text:p>34.4</text:p>
          </table:table-cell>
          <table:table-cell office:value-type="float" office:value="5.291819" calcext:value-type="float">
            <text:p>5.291819</text:p>
          </table:table-cell>
          <table:table-cell office:value-type="float" office:value="5.274948" calcext:value-type="float">
            <text:p>5.274948</text:p>
          </table:table-cell>
          <table:table-cell/>
          <table:table-cell office:value-type="float" office:value="24.985" calcext:value-type="float">
            <text:p>24.985</text:p>
          </table:table-cell>
          <table:table-cell office:value-type="float" office:value="0.09078383" calcext:value-type="float">
            <text:p>0.09078383</text:p>
          </table:table-cell>
          <table:table-cell office:value-type="float" office:value="0.07300969" calcext:value-type="float">
            <text:p>0.07300969</text:p>
          </table:table-cell>
        </table:table-row>
        <table:table-row table:style-name="ro1">
          <table:table-cell/>
          <table:table-cell office:value-type="float" office:value="18.783" calcext:value-type="float">
            <text:p>18.783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5.510408" calcext:value-type="float">
            <text:p>5.510408</text:p>
          </table:table-cell>
          <table:table-cell office:value-type="float" office:value="5.291533" calcext:value-type="float">
            <text:p>5.291533</text:p>
          </table:table-cell>
          <table:table-cell/>
          <table:table-cell office:value-type="float" office:value="24.997" calcext:value-type="float">
            <text:p>24.997</text:p>
          </table:table-cell>
          <table:table-cell office:value-type="float" office:value="0.08643809" calcext:value-type="float">
            <text:p>0.08643809</text:p>
          </table:table-cell>
          <table:table-cell office:value-type="float" office:value="0.07592268" calcext:value-type="float">
            <text:p>0.07592268</text:p>
          </table:table-cell>
        </table:table-row>
        <table:table-row table:style-name="ro1">
          <table:table-cell/>
          <table:table-cell office:value-type="float" office:value="18.794" calcext:value-type="float">
            <text:p>18.794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5.597183" calcext:value-type="float">
            <text:p>5.597183</text:p>
          </table:table-cell>
          <table:table-cell office:value-type="float" office:value="4.991288" calcext:value-type="float">
            <text:p>4.991288</text:p>
          </table:table-cell>
          <table:table-cell/>
          <table:table-cell office:value-type="float" office:value="25.01" calcext:value-type="float">
            <text:p>25.01</text:p>
          </table:table-cell>
          <table:table-cell office:value-type="float" office:value="0.086909" calcext:value-type="float">
            <text:p>0.086909</text:p>
          </table:table-cell>
          <table:table-cell office:value-type="float" office:value="0.0793013" calcext:value-type="float">
            <text:p>0.0793013</text:p>
          </table:table-cell>
        </table:table-row>
        <table:table-row table:style-name="ro1">
          <table:table-cell/>
          <table:table-cell office:value-type="float" office:value="18.805" calcext:value-type="float">
            <text:p>18.805</text:p>
          </table:table-cell>
          <table:table-cell office:value-type="float" office:value="33.8" calcext:value-type="float">
            <text:p>33.8</text:p>
          </table:table-cell>
          <table:table-cell office:value-type="float" office:value="35.7" calcext:value-type="float">
            <text:p>35.7</text:p>
          </table:table-cell>
          <table:table-cell office:value-type="float" office:value="5.820013" calcext:value-type="float">
            <text:p>5.820013</text:p>
          </table:table-cell>
          <table:table-cell office:value-type="float" office:value="4.920921" calcext:value-type="float">
            <text:p>4.920921</text:p>
          </table:table-cell>
          <table:table-cell/>
          <table:table-cell office:value-type="float" office:value="25.021" calcext:value-type="float">
            <text:p>25.021</text:p>
          </table:table-cell>
          <table:table-cell office:value-type="float" office:value="0.08978474" calcext:value-type="float">
            <text:p>0.08978474</text:p>
          </table:table-cell>
          <table:table-cell office:value-type="float" office:value="0.07831912" calcext:value-type="float">
            <text:p>0.07831912</text:p>
          </table:table-cell>
        </table:table-row>
        <table:table-row table:style-name="ro1">
          <table:table-cell/>
          <table:table-cell office:value-type="float" office:value="18.816" calcext:value-type="float">
            <text:p>18.816</text:p>
          </table:table-cell>
          <table:table-cell office:value-type="float" office:value="36.1" calcext:value-type="float">
            <text:p>36.1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116657" calcext:value-type="float">
            <text:p>5.116657</text:p>
          </table:table-cell>
          <table:table-cell office:value-type="float" office:value="5.177965" calcext:value-type="float">
            <text:p>5.177965</text:p>
          </table:table-cell>
          <table:table-cell/>
          <table:table-cell office:value-type="float" office:value="25.033" calcext:value-type="float">
            <text:p>25.033</text:p>
          </table:table-cell>
          <table:table-cell office:value-type="float" office:value="0.08911291" calcext:value-type="float">
            <text:p>0.08911291</text:p>
          </table:table-cell>
          <table:table-cell office:value-type="float" office:value="0.07648706" calcext:value-type="float">
            <text:p>0.07648706</text:p>
          </table:table-cell>
        </table:table-row>
        <table:table-row table:style-name="ro1">
          <table:table-cell/>
          <table:table-cell office:value-type="float" office:value="18.827" calcext:value-type="float">
            <text:p>18.827</text:p>
          </table:table-cell>
          <table:table-cell office:value-type="float" office:value="33.9" calcext:value-type="float">
            <text:p>33.9</text:p>
          </table:table-cell>
          <table:table-cell office:value-type="float" office:value="35.2" calcext:value-type="float">
            <text:p>35.2</text:p>
          </table:table-cell>
          <table:table-cell office:value-type="float" office:value="5.692137" calcext:value-type="float">
            <text:p>5.692137</text:p>
          </table:table-cell>
          <table:table-cell office:value-type="float" office:value="5.120649" calcext:value-type="float">
            <text:p>5.120649</text:p>
          </table:table-cell>
          <table:table-cell/>
          <table:table-cell office:value-type="float" office:value="25.045" calcext:value-type="float">
            <text:p>25.045</text:p>
          </table:table-cell>
          <table:table-cell office:value-type="float" office:value="0.09143728" calcext:value-type="float">
            <text:p>0.09143728</text:p>
          </table:table-cell>
          <table:table-cell office:value-type="float" office:value="0.0768636" calcext:value-type="float">
            <text:p>0.0768636</text:p>
          </table:table-cell>
        </table:table-row>
        <table:table-row table:style-name="ro1">
          <table:table-cell/>
          <table:table-cell office:value-type="float" office:value="18.838" calcext:value-type="float">
            <text:p>18.838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459943" calcext:value-type="float">
            <text:p>5.459943</text:p>
          </table:table-cell>
          <table:table-cell office:value-type="float" office:value="5.358199" calcext:value-type="float">
            <text:p>5.358199</text:p>
          </table:table-cell>
          <table:table-cell/>
          <table:table-cell office:value-type="float" office:value="25.056" calcext:value-type="float">
            <text:p>25.056</text:p>
          </table:table-cell>
          <table:table-cell office:value-type="float" office:value="0.09276452" calcext:value-type="float">
            <text:p>0.09276452</text:p>
          </table:table-cell>
          <table:table-cell office:value-type="float" office:value="0.07784186" calcext:value-type="float">
            <text:p>0.07784186</text:p>
          </table:table-cell>
        </table:table-row>
        <table:table-row table:style-name="ro1">
          <table:table-cell/>
          <table:table-cell office:value-type="float" office:value="18.849" calcext:value-type="float">
            <text:p>18.849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6.5" calcext:value-type="float">
            <text:p>36.5</text:p>
          </table:table-cell>
          <table:table-cell office:value-type="float" office:value="5.229763" calcext:value-type="float">
            <text:p>5.229763</text:p>
          </table:table-cell>
          <table:table-cell office:value-type="float" office:value="4.7336" calcext:value-type="float">
            <text:p>4.7336</text:p>
          </table:table-cell>
          <table:table-cell/>
          <table:table-cell office:value-type="float" office:value="25.072" calcext:value-type="float">
            <text:p>25.072</text:p>
          </table:table-cell>
          <table:table-cell office:value-type="float" office:value="0.07683074" calcext:value-type="float">
            <text:p>0.07683074</text:p>
          </table:table-cell>
          <table:table-cell office:value-type="float" office:value="0.06740154" calcext:value-type="float">
            <text:p>0.06740154</text:p>
          </table:table-cell>
        </table:table-row>
        <table:table-row table:style-name="ro1">
          <table:table-cell/>
          <table:table-cell office:value-type="float" office:value="18.861" calcext:value-type="float">
            <text:p>18.861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043696" calcext:value-type="float">
            <text:p>5.043696</text:p>
          </table:table-cell>
          <table:table-cell office:value-type="float" office:value="5.237962" calcext:value-type="float">
            <text:p>5.237962</text:p>
          </table:table-cell>
          <table:table-cell/>
          <table:table-cell office:value-type="float" office:value="25.087" calcext:value-type="float">
            <text:p>25.087</text:p>
          </table:table-cell>
          <table:table-cell office:value-type="float" office:value="0.06905741" calcext:value-type="float">
            <text:p>0.06905741</text:p>
          </table:table-cell>
          <table:table-cell office:value-type="float" office:value="0.06631142" calcext:value-type="float">
            <text:p>0.06631142</text:p>
          </table:table-cell>
        </table:table-row>
        <table:table-row table:style-name="ro1">
          <table:table-cell/>
          <table:table-cell office:value-type="float" office:value="18.875" calcext:value-type="float">
            <text:p>18.875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6.014524" calcext:value-type="float">
            <text:p>6.014524</text:p>
          </table:table-cell>
          <table:table-cell office:value-type="float" office:value="5.348909" calcext:value-type="float">
            <text:p>5.348909</text:p>
          </table:table-cell>
          <table:table-cell/>
          <table:table-cell office:value-type="float" office:value="25.098" calcext:value-type="float">
            <text:p>25.098</text:p>
          </table:table-cell>
          <table:table-cell office:value-type="float" office:value="0.06682212" calcext:value-type="float">
            <text:p>0.06682212</text:p>
          </table:table-cell>
          <table:table-cell office:value-type="float" office:value="0.06737143" calcext:value-type="float">
            <text:p>0.06737143</text:p>
          </table:table-cell>
        </table:table-row>
        <table:table-row table:style-name="ro1">
          <table:table-cell/>
          <table:table-cell office:value-type="float" office:value="18.886" calcext:value-type="float">
            <text:p>18.886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5.492075" calcext:value-type="float">
            <text:p>5.492075</text:p>
          </table:table-cell>
          <table:table-cell office:value-type="float" office:value="5.717041" calcext:value-type="float">
            <text:p>5.717041</text:p>
          </table:table-cell>
          <table:table-cell/>
          <table:table-cell office:value-type="float" office:value="25.11" calcext:value-type="float">
            <text:p>25.11</text:p>
          </table:table-cell>
          <table:table-cell office:value-type="float" office:value="0.05979131" calcext:value-type="float">
            <text:p>0.05979131</text:p>
          </table:table-cell>
          <table:table-cell office:value-type="float" office:value="0.06553692" calcext:value-type="float">
            <text:p>0.06553692</text:p>
          </table:table-cell>
        </table:table-row>
        <table:table-row table:style-name="ro1">
          <table:table-cell/>
          <table:table-cell office:value-type="float" office:value="18.898" calcext:value-type="float">
            <text:p>18.898</text:p>
          </table:table-cell>
          <table:table-cell office:value-type="float" office:value="35.9" calcext:value-type="float">
            <text:p>35.9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117315" calcext:value-type="float">
            <text:p>5.117315</text:p>
          </table:table-cell>
          <table:table-cell office:value-type="float" office:value="4.987986" calcext:value-type="float">
            <text:p>4.987986</text:p>
          </table:table-cell>
          <table:table-cell/>
          <table:table-cell office:value-type="float" office:value="25.122" calcext:value-type="float">
            <text:p>25.122</text:p>
          </table:table-cell>
          <table:table-cell office:value-type="float" office:value="0.06370477" calcext:value-type="float">
            <text:p>0.06370477</text:p>
          </table:table-cell>
          <table:table-cell office:value-type="float" office:value="0.07048487" calcext:value-type="float">
            <text:p>0.07048487</text:p>
          </table:table-cell>
        </table:table-row>
        <table:table-row table:style-name="ro1">
          <table:table-cell/>
          <table:table-cell office:value-type="float" office:value="18.91" calcext:value-type="float">
            <text:p>18.91</text:p>
          </table:table-cell>
          <table:table-cell office:value-type="float" office:value="35.3" calcext:value-type="float">
            <text:p>35.3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238338" calcext:value-type="float">
            <text:p>5.238338</text:p>
          </table:table-cell>
          <table:table-cell office:value-type="float" office:value="4.745799" calcext:value-type="float">
            <text:p>4.745799</text:p>
          </table:table-cell>
          <table:table-cell/>
          <table:table-cell office:value-type="float" office:value="25.134" calcext:value-type="float">
            <text:p>25.134</text:p>
          </table:table-cell>
          <table:table-cell office:value-type="float" office:value="0.06537383" calcext:value-type="float">
            <text:p>0.06537383</text:p>
          </table:table-cell>
          <table:table-cell office:value-type="float" office:value="0.07177339" calcext:value-type="float">
            <text:p>0.07177339</text:p>
          </table:table-cell>
        </table:table-row>
        <table:table-row table:style-name="ro1">
          <table:table-cell/>
          <table:table-cell office:value-type="float" office:value="18.922" calcext:value-type="float">
            <text:p>18.922</text:p>
          </table:table-cell>
          <table:table-cell office:value-type="float" office:value="35.3" calcext:value-type="float">
            <text:p>35.3</text:p>
          </table:table-cell>
          <table:table-cell office:value-type="float" office:value="33.46667" calcext:value-type="float">
            <text:p>33.46667</text:p>
          </table:table-cell>
          <table:table-cell office:value-type="float" office:value="5.262816" calcext:value-type="float">
            <text:p>5.262816</text:p>
          </table:table-cell>
          <table:table-cell office:value-type="float" office:value="5.597236" calcext:value-type="float">
            <text:p>5.597236</text:p>
          </table:table-cell>
          <table:table-cell/>
          <table:table-cell office:value-type="float" office:value="25.146" calcext:value-type="float">
            <text:p>25.146</text:p>
          </table:table-cell>
          <table:table-cell office:value-type="float" office:value="0.06584189" calcext:value-type="float">
            <text:p>0.06584189</text:p>
          </table:table-cell>
          <table:table-cell office:value-type="float" office:value="0.07384315" calcext:value-type="float">
            <text:p>0.07384315</text:p>
          </table:table-cell>
        </table:table-row>
        <table:table-row table:style-name="ro1">
          <table:table-cell/>
          <table:table-cell office:value-type="float" office:value="18.938" calcext:value-type="float">
            <text:p>18.938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5.516983" calcext:value-type="float">
            <text:p>5.516983</text:p>
          </table:table-cell>
          <table:table-cell office:value-type="float" office:value="4.672237" calcext:value-type="float">
            <text:p>4.672237</text:p>
          </table:table-cell>
          <table:table-cell/>
          <table:table-cell office:value-type="float" office:value="25.157" calcext:value-type="float">
            <text:p>25.157</text:p>
          </table:table-cell>
          <table:table-cell office:value-type="float" office:value="0.07093934" calcext:value-type="float">
            <text:p>0.07093934</text:p>
          </table:table-cell>
          <table:table-cell office:value-type="float" office:value="0.07593715" calcext:value-type="float">
            <text:p>0.07593715</text:p>
          </table:table-cell>
        </table:table-row>
        <table:table-row table:style-name="ro1">
          <table:table-cell/>
          <table:table-cell office:value-type="float" office:value="18.951" calcext:value-type="float">
            <text:p>18.951</text:p>
          </table:table-cell>
          <table:table-cell office:value-type="float" office:value="34.7" calcext:value-type="float">
            <text:p>34.7</text:p>
          </table:table-cell>
          <table:table-cell office:value-type="float" office:value="37.06667" calcext:value-type="float">
            <text:p>37.06667</text:p>
          </table:table-cell>
          <table:table-cell office:value-type="float" office:value="5.513177" calcext:value-type="float">
            <text:p>5.513177</text:p>
          </table:table-cell>
          <table:table-cell office:value-type="float" office:value="4.413083" calcext:value-type="float">
            <text:p>4.413083</text:p>
          </table:table-cell>
          <table:table-cell/>
          <table:table-cell office:value-type="float" office:value="25.169" calcext:value-type="float">
            <text:p>25.169</text:p>
          </table:table-cell>
          <table:table-cell office:value-type="float" office:value="0.07671303" calcext:value-type="float">
            <text:p>0.07671303</text:p>
          </table:table-cell>
          <table:table-cell office:value-type="float" office:value="0.08062854" calcext:value-type="float">
            <text:p>0.08062854</text:p>
          </table:table-cell>
        </table:table-row>
        <table:table-row table:style-name="ro1">
          <table:table-cell/>
          <table:table-cell office:value-type="float" office:value="18.962" calcext:value-type="float">
            <text:p>18.962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241462" calcext:value-type="float">
            <text:p>5.241462</text:p>
          </table:table-cell>
          <table:table-cell office:value-type="float" office:value="5.304768" calcext:value-type="float">
            <text:p>5.304768</text:p>
          </table:table-cell>
          <table:table-cell/>
          <table:table-cell office:value-type="float" office:value="25.18" calcext:value-type="float">
            <text:p>25.18</text:p>
          </table:table-cell>
          <table:table-cell office:value-type="float" office:value="0.07785497" calcext:value-type="float">
            <text:p>0.07785497</text:p>
          </table:table-cell>
          <table:table-cell office:value-type="float" office:value="0.07929797" calcext:value-type="float">
            <text:p>0.07929797</text:p>
          </table:table-cell>
        </table:table-row>
        <table:table-row table:style-name="ro1">
          <table:table-cell/>
          <table:table-cell office:value-type="float" office:value="18.974" calcext:value-type="float">
            <text:p>18.974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642477" calcext:value-type="float">
            <text:p>5.642477</text:p>
          </table:table-cell>
          <table:table-cell office:value-type="float" office:value="5.167614" calcext:value-type="float">
            <text:p>5.167614</text:p>
          </table:table-cell>
          <table:table-cell/>
          <table:table-cell office:value-type="float" office:value="25.191" calcext:value-type="float">
            <text:p>25.191</text:p>
          </table:table-cell>
          <table:table-cell office:value-type="float" office:value="0.0801813" calcext:value-type="float">
            <text:p>0.0801813</text:p>
          </table:table-cell>
          <table:table-cell office:value-type="float" office:value="0.07757523" calcext:value-type="float">
            <text:p>0.07757523</text:p>
          </table:table-cell>
        </table:table-row>
        <table:table-row table:style-name="ro1">
          <table:table-cell/>
          <table:table-cell office:value-type="float" office:value="18.986" calcext:value-type="float">
            <text:p>18.986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873528" calcext:value-type="float">
            <text:p>5.873528</text:p>
          </table:table-cell>
          <table:table-cell office:value-type="float" office:value="4.739202" calcext:value-type="float">
            <text:p>4.739202</text:p>
          </table:table-cell>
          <table:table-cell/>
          <table:table-cell office:value-type="float" office:value="25.204" calcext:value-type="float">
            <text:p>25.204</text:p>
          </table:table-cell>
          <table:table-cell office:value-type="float" office:value="0.08469453" calcext:value-type="float">
            <text:p>0.08469453</text:p>
          </table:table-cell>
          <table:table-cell office:value-type="float" office:value="0.07134786" calcext:value-type="float">
            <text:p>0.07134786</text:p>
          </table:table-cell>
        </table:table-row>
        <table:table-row table:style-name="ro1">
          <table:table-cell/>
          <table:table-cell office:value-type="float" office:value="18.999" calcext:value-type="float">
            <text:p>18.999</text:p>
          </table:table-cell>
          <table:table-cell office:value-type="float" office:value="37.33333" calcext:value-type="float">
            <text:p>37.3333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4.72759" calcext:value-type="float">
            <text:p>4.72759</text:p>
          </table:table-cell>
          <table:table-cell office:value-type="float" office:value="4.730082" calcext:value-type="float">
            <text:p>4.730082</text:p>
          </table:table-cell>
          <table:table-cell/>
          <table:table-cell office:value-type="float" office:value="25.216" calcext:value-type="float">
            <text:p>25.216</text:p>
          </table:table-cell>
          <table:table-cell office:value-type="float" office:value="0.08099647" calcext:value-type="float">
            <text:p>0.08099647</text:p>
          </table:table-cell>
          <table:table-cell office:value-type="float" office:value="0.07143497" calcext:value-type="float">
            <text:p>0.07143497</text:p>
          </table:table-cell>
        </table:table-row>
        <table:table-row table:style-name="ro1">
          <table:table-cell/>
          <table:table-cell office:value-type="float" office:value="19.013" calcext:value-type="float">
            <text:p>19.013</text:p>
          </table:table-cell>
          <table:table-cell office:value-type="float" office:value="34.4" calcext:value-type="float">
            <text:p>34.4</text:p>
          </table:table-cell>
          <table:table-cell office:value-type="float" office:value="34.3" calcext:value-type="float">
            <text:p>34.3</text:p>
          </table:table-cell>
          <table:table-cell office:value-type="float" office:value="5.453744" calcext:value-type="float">
            <text:p>5.453744</text:p>
          </table:table-cell>
          <table:table-cell office:value-type="float" office:value="5.324178" calcext:value-type="float">
            <text:p>5.324178</text:p>
          </table:table-cell>
          <table:table-cell/>
          <table:table-cell office:value-type="float" office:value="25.227" calcext:value-type="float">
            <text:p>25.227</text:p>
          </table:table-cell>
          <table:table-cell office:value-type="float" office:value="0.07879452" calcext:value-type="float">
            <text:p>0.07879452</text:p>
          </table:table-cell>
          <table:table-cell office:value-type="float" office:value="0.07189394" calcext:value-type="float">
            <text:p>0.07189394</text:p>
          </table:table-cell>
        </table:table-row>
        <table:table-row table:style-name="ro1">
          <table:table-cell/>
          <table:table-cell office:value-type="float" office:value="19.025" calcext:value-type="float">
            <text:p>19.025</text:p>
          </table:table-cell>
          <table:table-cell office:value-type="float" office:value="35.6" calcext:value-type="float">
            <text:p>35.6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5.208428" calcext:value-type="float">
            <text:p>5.208428</text:p>
          </table:table-cell>
          <table:table-cell office:value-type="float" office:value="5.430828" calcext:value-type="float">
            <text:p>5.430828</text:p>
          </table:table-cell>
          <table:table-cell/>
          <table:table-cell office:value-type="float" office:value="25.238" calcext:value-type="float">
            <text:p>25.238</text:p>
          </table:table-cell>
          <table:table-cell office:value-type="float" office:value="0.08311795" calcext:value-type="float">
            <text:p>0.08311795</text:p>
          </table:table-cell>
          <table:table-cell office:value-type="float" office:value="0.07221534" calcext:value-type="float">
            <text:p>0.07221534</text:p>
          </table:table-cell>
        </table:table-row>
        <table:table-row table:style-name="ro1">
          <table:table-cell/>
          <table:table-cell office:value-type="float" office:value="19.036" calcext:value-type="float">
            <text:p>19.036</text:p>
          </table:table-cell>
          <table:table-cell office:value-type="float" office:value="33.9" calcext:value-type="float">
            <text:p>33.9</text:p>
          </table:table-cell>
          <table:table-cell office:value-type="float" office:value="36" calcext:value-type="float">
            <text:p>36</text:p>
          </table:table-cell>
          <table:table-cell office:value-type="float" office:value="5.712134" calcext:value-type="float">
            <text:p>5.712134</text:p>
          </table:table-cell>
          <table:table-cell office:value-type="float" office:value="4.9097" calcext:value-type="float">
            <text:p>4.9097</text:p>
          </table:table-cell>
          <table:table-cell/>
          <table:table-cell office:value-type="float" office:value="25.249" calcext:value-type="float">
            <text:p>25.249</text:p>
          </table:table-cell>
          <table:table-cell office:value-type="float" office:value="0.08044902" calcext:value-type="float">
            <text:p>0.08044902</text:p>
          </table:table-cell>
          <table:table-cell office:value-type="float" office:value="0.07895761" calcext:value-type="float">
            <text:p>0.07895761</text:p>
          </table:table-cell>
        </table:table-row>
        <table:table-row table:style-name="ro1">
          <table:table-cell/>
          <table:table-cell office:value-type="float" office:value="19.048" calcext:value-type="float">
            <text:p>19.048</text:p>
          </table:table-cell>
          <table:table-cell office:value-type="float" office:value="36.76667" calcext:value-type="float">
            <text:p>36.76667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4.880497" calcext:value-type="float">
            <text:p>4.880497</text:p>
          </table:table-cell>
          <table:table-cell office:value-type="float" office:value="4.849414" calcext:value-type="float">
            <text:p>4.849414</text:p>
          </table:table-cell>
          <table:table-cell/>
          <table:table-cell office:value-type="float" office:value="25.26" calcext:value-type="float">
            <text:p>25.26</text:p>
          </table:table-cell>
          <table:table-cell office:value-type="float" office:value="0.07969534" calcext:value-type="float">
            <text:p>0.07969534</text:p>
          </table:table-cell>
          <table:table-cell office:value-type="float" office:value="0.07958877" calcext:value-type="float">
            <text:p>0.07958877</text:p>
          </table:table-cell>
        </table:table-row>
        <table:table-row table:style-name="ro1">
          <table:table-cell/>
          <table:table-cell office:value-type="float" office:value="19.06" calcext:value-type="float">
            <text:p>19.06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35.4" calcext:value-type="float">
            <text:p>35.4</text:p>
          </table:table-cell>
          <table:table-cell office:value-type="float" office:value="4.953998" calcext:value-type="float">
            <text:p>4.953998</text:p>
          </table:table-cell>
          <table:table-cell office:value-type="float" office:value="4.989275" calcext:value-type="float">
            <text:p>4.989275</text:p>
          </table:table-cell>
          <table:table-cell/>
          <table:table-cell office:value-type="float" office:value="25.272" calcext:value-type="float">
            <text:p>25.272</text:p>
          </table:table-cell>
          <table:table-cell office:value-type="float" office:value="0.0798251" calcext:value-type="float">
            <text:p>0.0798251</text:p>
          </table:table-cell>
          <table:table-cell office:value-type="float" office:value="0.07810959" calcext:value-type="float">
            <text:p>0.07810959</text:p>
          </table:table-cell>
        </table:table-row>
        <table:table-row table:style-name="ro1">
          <table:table-cell/>
          <table:table-cell office:value-type="float" office:value="19.073" calcext:value-type="float">
            <text:p>19.073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68396" calcext:value-type="float">
            <text:p>5.68396</text:p>
          </table:table-cell>
          <table:table-cell office:value-type="float" office:value="5.060362" calcext:value-type="float">
            <text:p>5.060362</text:p>
          </table:table-cell>
          <table:table-cell/>
          <table:table-cell office:value-type="float" office:value="25.284" calcext:value-type="float">
            <text:p>25.284</text:p>
          </table:table-cell>
          <table:table-cell office:value-type="float" office:value="0.08114841" calcext:value-type="float">
            <text:p>0.08114841</text:p>
          </table:table-cell>
          <table:table-cell office:value-type="float" office:value="0.07850509" calcext:value-type="float">
            <text:p>0.07850509</text:p>
          </table:table-cell>
        </table:table-row>
        <table:table-row table:style-name="ro1">
          <table:table-cell/>
          <table:table-cell office:value-type="float" office:value="19.084" calcext:value-type="float">
            <text:p>19.084</text:p>
          </table:table-cell>
          <table:table-cell office:value-type="float" office:value="35" calcext:value-type="float">
            <text:p>35</text:p>
          </table:table-cell>
          <table:table-cell office:value-type="float" office:value="36.1" calcext:value-type="float">
            <text:p>36.1</text:p>
          </table:table-cell>
          <table:table-cell office:value-type="float" office:value="5.449469" calcext:value-type="float">
            <text:p>5.449469</text:p>
          </table:table-cell>
          <table:table-cell office:value-type="float" office:value="4.803543" calcext:value-type="float">
            <text:p>4.803543</text:p>
          </table:table-cell>
          <table:table-cell/>
          <table:table-cell office:value-type="float" office:value="25.295" calcext:value-type="float">
            <text:p>25.295</text:p>
          </table:table-cell>
          <table:table-cell office:value-type="float" office:value="0.07924566" calcext:value-type="float">
            <text:p>0.07924566</text:p>
          </table:table-cell>
          <table:table-cell office:value-type="float" office:value="0.07960382" calcext:value-type="float">
            <text:p>0.07960382</text:p>
          </table:table-cell>
        </table:table-row>
        <table:table-row table:style-name="ro1">
          <table:table-cell/>
          <table:table-cell office:value-type="float" office:value="19.097" calcext:value-type="float">
            <text:p>19.097</text:p>
          </table:table-cell>
          <table:table-cell office:value-type="float" office:value="35.4" calcext:value-type="float">
            <text:p>35.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272498" calcext:value-type="float">
            <text:p>5.272498</text:p>
          </table:table-cell>
          <table:table-cell office:value-type="float" office:value="4.904205" calcext:value-type="float">
            <text:p>4.904205</text:p>
          </table:table-cell>
          <table:table-cell/>
          <table:table-cell office:value-type="float" office:value="25.306" calcext:value-type="float">
            <text:p>25.306</text:p>
          </table:table-cell>
          <table:table-cell office:value-type="float" office:value="0.07693038" calcext:value-type="float">
            <text:p>0.07693038</text:p>
          </table:table-cell>
          <table:table-cell office:value-type="float" office:value="0.07797015" calcext:value-type="float">
            <text:p>0.07797015</text:p>
          </table:table-cell>
        </table:table-row>
        <table:table-row table:style-name="ro1">
          <table:table-cell/>
          <table:table-cell office:value-type="float" office:value="19.108" calcext:value-type="float">
            <text:p>19.108</text:p>
          </table:table-cell>
          <table:table-cell office:value-type="float" office:value="34.1" calcext:value-type="float">
            <text:p>34.1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659679" calcext:value-type="float">
            <text:p>5.659679</text:p>
          </table:table-cell>
          <table:table-cell office:value-type="float" office:value="5.140789" calcext:value-type="float">
            <text:p>5.140789</text:p>
          </table:table-cell>
          <table:table-cell/>
          <table:table-cell office:value-type="float" office:value="25.318" calcext:value-type="float">
            <text:p>25.318</text:p>
          </table:table-cell>
          <table:table-cell office:value-type="float" office:value="0.08761818" calcext:value-type="float">
            <text:p>0.08761818</text:p>
          </table:table-cell>
          <table:table-cell office:value-type="float" office:value="0.07106235" calcext:value-type="float">
            <text:p>0.07106235</text:p>
          </table:table-cell>
        </table:table-row>
        <table:table-row table:style-name="ro1">
          <table:table-cell/>
          <table:table-cell office:value-type="float" office:value="19.12" calcext:value-type="float">
            <text:p>19.12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8445" calcext:value-type="float">
            <text:p>5.8445</text:p>
          </table:table-cell>
          <table:table-cell office:value-type="float" office:value="5.122425" calcext:value-type="float">
            <text:p>5.122425</text:p>
          </table:table-cell>
          <table:table-cell/>
          <table:table-cell office:value-type="float" office:value="25.329" calcext:value-type="float">
            <text:p>25.329</text:p>
          </table:table-cell>
          <table:table-cell office:value-type="float" office:value="0.08859694" calcext:value-type="float">
            <text:p>0.08859694</text:p>
          </table:table-cell>
          <table:table-cell office:value-type="float" office:value="0.06898868" calcext:value-type="float">
            <text:p>0.06898868</text:p>
          </table:table-cell>
        </table:table-row>
        <table:table-row table:style-name="ro1">
          <table:table-cell/>
          <table:table-cell office:value-type="float" office:value="19.136" calcext:value-type="float">
            <text:p>19.136</text:p>
          </table:table-cell>
          <table:table-cell office:value-type="float" office:value="37.13334" calcext:value-type="float">
            <text:p>37.13334</text:p>
          </table:table-cell>
          <table:table-cell office:value-type="float" office:value="36.2" calcext:value-type="float">
            <text:p>36.2</text:p>
          </table:table-cell>
          <table:table-cell office:value-type="float" office:value="4.786773" calcext:value-type="float">
            <text:p>4.786773</text:p>
          </table:table-cell>
          <table:table-cell office:value-type="float" office:value="4.782646" calcext:value-type="float">
            <text:p>4.782646</text:p>
          </table:table-cell>
          <table:table-cell/>
          <table:table-cell office:value-type="float" office:value="25.342" calcext:value-type="float">
            <text:p>25.342</text:p>
          </table:table-cell>
          <table:table-cell office:value-type="float" office:value="0.08726383" calcext:value-type="float">
            <text:p>0.08726383</text:p>
          </table:table-cell>
          <table:table-cell office:value-type="float" office:value="0.06704671" calcext:value-type="float">
            <text:p>0.06704671</text:p>
          </table:table-cell>
        </table:table-row>
        <table:table-row table:style-name="ro1">
          <table:table-cell/>
          <table:table-cell office:value-type="float" office:value="19.15" calcext:value-type="float">
            <text:p>19.15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5.2" calcext:value-type="float">
            <text:p>35.2</text:p>
          </table:table-cell>
          <table:table-cell office:value-type="float" office:value="5.389533" calcext:value-type="float">
            <text:p>5.389533</text:p>
          </table:table-cell>
          <table:table-cell office:value-type="float" office:value="5.040082" calcext:value-type="float">
            <text:p>5.040082</text:p>
          </table:table-cell>
          <table:table-cell/>
          <table:table-cell office:value-type="float" office:value="25.353" calcext:value-type="float">
            <text:p>25.353</text:p>
          </table:table-cell>
          <table:table-cell office:value-type="float" office:value="0.08993923" calcext:value-type="float">
            <text:p>0.08993923</text:p>
          </table:table-cell>
          <table:table-cell office:value-type="float" office:value="0.0616704" calcext:value-type="float">
            <text:p>0.0616704</text:p>
          </table:table-cell>
        </table:table-row>
        <table:table-row table:style-name="ro1">
          <table:table-cell/>
          <table:table-cell office:value-type="float" office:value="19.161" calcext:value-type="float">
            <text:p>19.161</text:p>
          </table:table-cell>
          <table:table-cell office:value-type="float" office:value="33.7" calcext:value-type="float">
            <text:p>33.7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812779" calcext:value-type="float">
            <text:p>5.812779</text:p>
          </table:table-cell>
          <table:table-cell office:value-type="float" office:value="5.340143" calcext:value-type="float">
            <text:p>5.340143</text:p>
          </table:table-cell>
          <table:table-cell/>
          <table:table-cell office:value-type="float" office:value="25.365" calcext:value-type="float">
            <text:p>25.365</text:p>
          </table:table-cell>
          <table:table-cell office:value-type="float" office:value="0.07704224" calcext:value-type="float">
            <text:p>0.07704224</text:p>
          </table:table-cell>
          <table:table-cell office:value-type="float" office:value="0.0553303" calcext:value-type="float">
            <text:p>0.0553303</text:p>
          </table:table-cell>
        </table:table-row>
        <table:table-row table:style-name="ro1">
          <table:table-cell/>
          <table:table-cell office:value-type="float" office:value="19.173" calcext:value-type="float">
            <text:p>19.173</text:p>
          </table:table-cell>
          <table:table-cell office:value-type="float" office:value="35.7" calcext:value-type="float">
            <text:p>35.7</text:p>
          </table:table-cell>
          <table:table-cell office:value-type="float" office:value="36.86666" calcext:value-type="float">
            <text:p>36.86666</text:p>
          </table:table-cell>
          <table:table-cell office:value-type="float" office:value="5.246514" calcext:value-type="float">
            <text:p>5.246514</text:p>
          </table:table-cell>
          <table:table-cell office:value-type="float" office:value="4.608571" calcext:value-type="float">
            <text:p>4.608571</text:p>
          </table:table-cell>
          <table:table-cell/>
          <table:table-cell office:value-type="float" office:value="25.377" calcext:value-type="float">
            <text:p>25.377</text:p>
          </table:table-cell>
          <table:table-cell office:value-type="float" office:value="0.07444683" calcext:value-type="float">
            <text:p>0.07444683</text:p>
          </table:table-cell>
          <table:table-cell office:value-type="float" office:value="0.05359063" calcext:value-type="float">
            <text:p>0.05359063</text:p>
          </table:table-cell>
        </table:table-row>
        <table:table-row table:style-name="ro1">
          <table:table-cell/>
          <table:table-cell office:value-type="float" office:value="19.185" calcext:value-type="float">
            <text:p>19.185</text:p>
          </table:table-cell>
          <table:table-cell office:value-type="float" office:value="34.7" calcext:value-type="float">
            <text:p>34.7</text:p>
          </table:table-cell>
          <table:table-cell office:value-type="float" office:value="35.8" calcext:value-type="float">
            <text:p>35.8</text:p>
          </table:table-cell>
          <table:table-cell office:value-type="float" office:value="5.458955" calcext:value-type="float">
            <text:p>5.458955</text:p>
          </table:table-cell>
          <table:table-cell office:value-type="float" office:value="4.809991" calcext:value-type="float">
            <text:p>4.809991</text:p>
          </table:table-cell>
          <table:table-cell/>
          <table:table-cell office:value-type="float" office:value="25.388" calcext:value-type="float">
            <text:p>25.388</text:p>
          </table:table-cell>
          <table:table-cell office:value-type="float" office:value="0.07459486" calcext:value-type="float">
            <text:p>0.07459486</text:p>
          </table:table-cell>
          <table:table-cell office:value-type="float" office:value="0.05219074" calcext:value-type="float">
            <text:p>0.05219074</text:p>
          </table:table-cell>
        </table:table-row>
        <table:table-row table:style-name="ro1">
          <table:table-cell/>
          <table:table-cell office:value-type="float" office:value="19.198" calcext:value-type="float">
            <text:p>19.198</text:p>
          </table:table-cell>
          <table:table-cell office:value-type="float" office:value="34.6" calcext:value-type="float">
            <text:p>34.6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53371" calcext:value-type="float">
            <text:p>5.53371</text:p>
          </table:table-cell>
          <table:table-cell office:value-type="float" office:value="5.35919" calcext:value-type="float">
            <text:p>5.35919</text:p>
          </table:table-cell>
          <table:table-cell/>
          <table:table-cell office:value-type="float" office:value="25.405" calcext:value-type="float">
            <text:p>25.405</text:p>
          </table:table-cell>
          <table:table-cell office:value-type="float" office:value="0.07358521" calcext:value-type="float">
            <text:p>0.07358521</text:p>
          </table:table-cell>
          <table:table-cell office:value-type="float" office:value="0.05106777" calcext:value-type="float">
            <text:p>0.05106777</text:p>
          </table:table-cell>
        </table:table-row>
        <table:table-row table:style-name="ro1">
          <table:table-cell/>
          <table:table-cell office:value-type="float" office:value="19.21" calcext:value-type="float">
            <text:p>19.21</text:p>
          </table:table-cell>
          <table:table-cell office:value-type="float" office:value="37.26667" calcext:value-type="float">
            <text:p>37.26667</text:p>
          </table:table-cell>
          <table:table-cell office:value-type="float" office:value="35.2" calcext:value-type="float">
            <text:p>35.2</text:p>
          </table:table-cell>
          <table:table-cell office:value-type="float" office:value="4.682078" calcext:value-type="float">
            <text:p>4.682078</text:p>
          </table:table-cell>
          <table:table-cell office:value-type="float" office:value="5.153586" calcext:value-type="float">
            <text:p>5.153586</text:p>
          </table:table-cell>
          <table:table-cell/>
          <table:table-cell office:value-type="float" office:value="25.417" calcext:value-type="float">
            <text:p>25.417</text:p>
          </table:table-cell>
          <table:table-cell office:value-type="float" office:value="0.07187361" calcext:value-type="float">
            <text:p>0.07187361</text:p>
          </table:table-cell>
          <table:table-cell office:value-type="float" office:value="0.05233213" calcext:value-type="float">
            <text:p>0.05233213</text:p>
          </table:table-cell>
        </table:table-row>
        <table:table-row table:style-name="ro1">
          <table:table-cell/>
          <table:table-cell office:value-type="float" office:value="19.222" calcext:value-type="float">
            <text:p>19.222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5.9" calcext:value-type="float">
            <text:p>35.9</text:p>
          </table:table-cell>
          <table:table-cell office:value-type="float" office:value="5.304314" calcext:value-type="float">
            <text:p>5.304314</text:p>
          </table:table-cell>
          <table:table-cell office:value-type="float" office:value="4.884786" calcext:value-type="float">
            <text:p>4.884786</text:p>
          </table:table-cell>
          <table:table-cell/>
          <table:table-cell office:value-type="float" office:value="25.428" calcext:value-type="float">
            <text:p>25.428</text:p>
          </table:table-cell>
          <table:table-cell office:value-type="float" office:value="0.07455614" calcext:value-type="float">
            <text:p>0.07455614</text:p>
          </table:table-cell>
          <table:table-cell office:value-type="float" office:value="0.05123673" calcext:value-type="float">
            <text:p>0.05123673</text:p>
          </table:table-cell>
        </table:table-row>
        <table:table-row table:style-name="ro1">
          <table:table-cell/>
          <table:table-cell office:value-type="float" office:value="19.233" calcext:value-type="float">
            <text:p>19.233</text:p>
          </table:table-cell>
          <table:table-cell office:value-type="float" office:value="37.73333" calcext:value-type="float">
            <text:p>37.73333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4.486057" calcext:value-type="float">
            <text:p>4.486057</text:p>
          </table:table-cell>
          <table:table-cell office:value-type="float" office:value="5.00464" calcext:value-type="float">
            <text:p>5.00464</text:p>
          </table:table-cell>
          <table:table-cell/>
          <table:table-cell office:value-type="float" office:value="25.44" calcext:value-type="float">
            <text:p>25.44</text:p>
          </table:table-cell>
          <table:table-cell office:value-type="float" office:value="0.06861546" calcext:value-type="float">
            <text:p>0.06861546</text:p>
          </table:table-cell>
          <table:table-cell office:value-type="float" office:value="0.05675384" calcext:value-type="float">
            <text:p>0.05675384</text:p>
          </table:table-cell>
        </table:table-row>
        <table:table-row table:style-name="ro1">
          <table:table-cell/>
          <table:table-cell office:value-type="float" office:value="19.245" calcext:value-type="float">
            <text:p>19.245</text:p>
          </table:table-cell>
          <table:table-cell office:value-type="float" office:value="35.5" calcext:value-type="float">
            <text:p>35.5</text:p>
          </table:table-cell>
          <table:table-cell office:value-type="float" office:value="34" calcext:value-type="float">
            <text:p>34</text:p>
          </table:table-cell>
          <table:table-cell office:value-type="float" office:value="5.049911" calcext:value-type="float">
            <text:p>5.049911</text:p>
          </table:table-cell>
          <table:table-cell office:value-type="float" office:value="5.472382" calcext:value-type="float">
            <text:p>5.472382</text:p>
          </table:table-cell>
          <table:table-cell/>
          <table:table-cell office:value-type="float" office:value="25.452" calcext:value-type="float">
            <text:p>25.452</text:p>
          </table:table-cell>
          <table:table-cell office:value-type="float" office:value="0.06693535" calcext:value-type="float">
            <text:p>0.06693535</text:p>
          </table:table-cell>
          <table:table-cell office:value-type="float" office:value="0.05753176" calcext:value-type="float">
            <text:p>0.05753176</text:p>
          </table:table-cell>
        </table:table-row>
        <table:table-row table:style-name="ro1">
          <table:table-cell/>
          <table:table-cell office:value-type="float" office:value="19.257" calcext:value-type="float">
            <text:p>19.257</text:p>
          </table:table-cell>
          <table:table-cell office:value-type="float" office:value="34.7" calcext:value-type="float">
            <text:p>34.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422095" calcext:value-type="float">
            <text:p>5.422095</text:p>
          </table:table-cell>
          <table:table-cell office:value-type="float" office:value="5.185573" calcext:value-type="float">
            <text:p>5.185573</text:p>
          </table:table-cell>
          <table:table-cell/>
          <table:table-cell office:value-type="float" office:value="25.464" calcext:value-type="float">
            <text:p>25.464</text:p>
          </table:table-cell>
          <table:table-cell office:value-type="float" office:value="0.06589557" calcext:value-type="float">
            <text:p>0.06589557</text:p>
          </table:table-cell>
          <table:table-cell office:value-type="float" office:value="0.06162004" calcext:value-type="float">
            <text:p>0.06162004</text:p>
          </table:table-cell>
        </table:table-row>
        <table:table-row table:style-name="ro1">
          <table:table-cell/>
          <table:table-cell office:value-type="float" office:value="19.272" calcext:value-type="float">
            <text:p>19.272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6" calcext:value-type="float">
            <text:p>36</text:p>
          </table:table-cell>
          <table:table-cell office:value-type="float" office:value="5.831157" calcext:value-type="float">
            <text:p>5.831157</text:p>
          </table:table-cell>
          <table:table-cell office:value-type="float" office:value="4.857446" calcext:value-type="float">
            <text:p>4.857446</text:p>
          </table:table-cell>
          <table:table-cell/>
          <table:table-cell office:value-type="float" office:value="25.476" calcext:value-type="float">
            <text:p>25.476</text:p>
          </table:table-cell>
          <table:table-cell office:value-type="float" office:value="0.0606011" calcext:value-type="float">
            <text:p>0.0606011</text:p>
          </table:table-cell>
          <table:table-cell office:value-type="float" office:value="0.06586946" calcext:value-type="float">
            <text:p>0.06586946</text:p>
          </table:table-cell>
        </table:table-row>
        <table:table-row table:style-name="ro1">
          <table:table-cell/>
          <table:table-cell office:value-type="float" office:value="19.284" calcext:value-type="float">
            <text:p>19.284</text:p>
          </table:table-cell>
          <table:table-cell office:value-type="float" office:value="36.8" calcext:value-type="float">
            <text:p>36.8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4.893325" calcext:value-type="float">
            <text:p>4.893325</text:p>
          </table:table-cell>
          <table:table-cell office:value-type="float" office:value="5.009048" calcext:value-type="float">
            <text:p>5.009048</text:p>
          </table:table-cell>
          <table:table-cell/>
          <table:table-cell office:value-type="float" office:value="25.487" calcext:value-type="float">
            <text:p>25.487</text:p>
          </table:table-cell>
          <table:table-cell office:value-type="float" office:value="0.05554766" calcext:value-type="float">
            <text:p>0.05554766</text:p>
          </table:table-cell>
          <table:table-cell office:value-type="float" office:value="0.06686993" calcext:value-type="float">
            <text:p>0.06686993</text:p>
          </table:table-cell>
        </table:table-row>
        <table:table-row table:style-name="ro1">
          <table:table-cell/>
          <table:table-cell office:value-type="float" office:value="19.296" calcext:value-type="float">
            <text:p>19.29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216051" calcext:value-type="float">
            <text:p>5.216051</text:p>
          </table:table-cell>
          <table:table-cell office:value-type="float" office:value="5.115064" calcext:value-type="float">
            <text:p>5.115064</text:p>
          </table:table-cell>
          <table:table-cell/>
          <table:table-cell office:value-type="float" office:value="25.499" calcext:value-type="float">
            <text:p>25.499</text:p>
          </table:table-cell>
          <table:table-cell office:value-type="float" office:value="0.05686717" calcext:value-type="float">
            <text:p>0.05686717</text:p>
          </table:table-cell>
          <table:table-cell office:value-type="float" office:value="0.06654521" calcext:value-type="float">
            <text:p>0.06654521</text:p>
          </table:table-cell>
        </table:table-row>
        <table:table-row table:style-name="ro1">
          <table:table-cell/>
          <table:table-cell office:value-type="float" office:value="19.309" calcext:value-type="float">
            <text:p>19.309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301884" calcext:value-type="float">
            <text:p>5.301884</text:p>
          </table:table-cell>
          <table:table-cell office:value-type="float" office:value="5.081813" calcext:value-type="float">
            <text:p>5.081813</text:p>
          </table:table-cell>
          <table:table-cell/>
          <table:table-cell office:value-type="float" office:value="25.511" calcext:value-type="float">
            <text:p>25.511</text:p>
          </table:table-cell>
          <table:table-cell office:value-type="float" office:value="0.06219165" calcext:value-type="float">
            <text:p>0.06219165</text:p>
          </table:table-cell>
          <table:table-cell office:value-type="float" office:value="0.06330407" calcext:value-type="float">
            <text:p>0.06330407</text:p>
          </table:table-cell>
        </table:table-row>
        <table:table-row table:style-name="ro1">
          <table:table-cell/>
          <table:table-cell office:value-type="float" office:value="19.32" calcext:value-type="float">
            <text:p>19.32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167069" calcext:value-type="float">
            <text:p>5.167069</text:p>
          </table:table-cell>
          <table:table-cell office:value-type="float" office:value="4.815143" calcext:value-type="float">
            <text:p>4.815143</text:p>
          </table:table-cell>
          <table:table-cell/>
          <table:table-cell office:value-type="float" office:value="25.523" calcext:value-type="float">
            <text:p>25.523</text:p>
          </table:table-cell>
          <table:table-cell office:value-type="float" office:value="0.0631181" calcext:value-type="float">
            <text:p>0.0631181</text:p>
          </table:table-cell>
          <table:table-cell office:value-type="float" office:value="0.0625504" calcext:value-type="float">
            <text:p>0.0625504</text:p>
          </table:table-cell>
        </table:table-row>
        <table:table-row table:style-name="ro1">
          <table:table-cell/>
          <table:table-cell office:value-type="float" office:value="19.334" calcext:value-type="float">
            <text:p>19.334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497547" calcext:value-type="float">
            <text:p>5.497547</text:p>
          </table:table-cell>
          <table:table-cell office:value-type="float" office:value="5.03308" calcext:value-type="float">
            <text:p>5.03308</text:p>
          </table:table-cell>
          <table:table-cell/>
          <table:table-cell office:value-type="float" office:value="25.538" calcext:value-type="float">
            <text:p>25.538</text:p>
          </table:table-cell>
          <table:table-cell office:value-type="float" office:value="0.0703866" calcext:value-type="float">
            <text:p>0.0703866</text:p>
          </table:table-cell>
          <table:table-cell office:value-type="float" office:value="0.06014947" calcext:value-type="float">
            <text:p>0.06014947</text:p>
          </table:table-cell>
        </table:table-row>
        <table:table-row table:style-name="ro1">
          <table:table-cell/>
          <table:table-cell office:value-type="float" office:value="19.346" calcext:value-type="float">
            <text:p>19.346</text:p>
          </table:table-cell>
          <table:table-cell office:value-type="float" office:value="32.66667" calcext:value-type="float">
            <text:p>32.66667</text:p>
          </table:table-cell>
          <table:table-cell office:value-type="float" office:value="34.1" calcext:value-type="float">
            <text:p>34.1</text:p>
          </table:table-cell>
          <table:table-cell office:value-type="float" office:value="6.169193" calcext:value-type="float">
            <text:p>6.169193</text:p>
          </table:table-cell>
          <table:table-cell office:value-type="float" office:value="5.44453" calcext:value-type="float">
            <text:p>5.44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57" calcext:value-type="float">
            <text:p>19.35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4.1" calcext:value-type="float">
            <text:p>34.1</text:p>
          </table:table-cell>
          <table:table-cell office:value-type="float" office:value="5.196732" calcext:value-type="float">
            <text:p>5.196732</text:p>
          </table:table-cell>
          <table:table-cell office:value-type="float" office:value="5.525609" calcext:value-type="float">
            <text:p>5.5256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68" calcext:value-type="float">
            <text:p>19.368</text:p>
          </table:table-cell>
          <table:table-cell office:value-type="float" office:value="36.93333" calcext:value-type="float">
            <text:p>36.93333</text:p>
          </table:table-cell>
          <table:table-cell office:value-type="float" office:value="36.5" calcext:value-type="float">
            <text:p>36.5</text:p>
          </table:table-cell>
          <table:table-cell office:value-type="float" office:value="4.721879" calcext:value-type="float">
            <text:p>4.721879</text:p>
          </table:table-cell>
          <table:table-cell office:value-type="float" office:value="4.761215" calcext:value-type="float">
            <text:p>4.761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79" calcext:value-type="float">
            <text:p>19.379</text:p>
          </table:table-cell>
          <table:table-cell office:value-type="float" office:value="33" calcext:value-type="float">
            <text:p>33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906353" calcext:value-type="float">
            <text:p>5.906353</text:p>
          </table:table-cell>
          <table:table-cell office:value-type="float" office:value="4.652966" calcext:value-type="float">
            <text:p>4.652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9" calcext:value-type="float">
            <text:p>19.39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3.6" calcext:value-type="float">
            <text:p>33.6</text:p>
          </table:table-cell>
          <table:table-cell office:value-type="float" office:value="5.534709" calcext:value-type="float">
            <text:p>5.534709</text:p>
          </table:table-cell>
          <table:table-cell office:value-type="float" office:value="5.530973" calcext:value-type="float">
            <text:p>5.5309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04" calcext:value-type="float">
            <text:p>19.404</text:p>
          </table:table-cell>
          <table:table-cell office:value-type="float" office:value="37.36666" calcext:value-type="float">
            <text:p>37.36666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4.648185" calcext:value-type="float">
            <text:p>4.648185</text:p>
          </table:table-cell>
          <table:table-cell office:value-type="float" office:value="5.011786" calcext:value-type="float">
            <text:p>5.0117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16" calcext:value-type="float">
            <text:p>19.416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18767" calcext:value-type="float">
            <text:p>5.18767</text:p>
          </table:table-cell>
          <table:table-cell office:value-type="float" office:value="5.287462" calcext:value-type="float">
            <text:p>5.287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27" calcext:value-type="float">
            <text:p>19.427</text:p>
          </table:table-cell>
          <table:table-cell office:value-type="float" office:value="35.3" calcext:value-type="float">
            <text:p>35.3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25191" calcext:value-type="float">
            <text:p>5.25191</text:p>
          </table:table-cell>
          <table:table-cell office:value-type="float" office:value="5.212021" calcext:value-type="float">
            <text:p>5.212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38" calcext:value-type="float">
            <text:p>19.438</text:p>
          </table:table-cell>
          <table:table-cell office:value-type="float" office:value="37.06667" calcext:value-type="float">
            <text:p>37.06667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4.690626" calcext:value-type="float">
            <text:p>4.690626</text:p>
          </table:table-cell>
          <table:table-cell office:value-type="float" office:value="5.240114" calcext:value-type="float">
            <text:p>5.2401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49" calcext:value-type="float">
            <text:p>19.449</text:p>
          </table:table-cell>
          <table:table-cell office:value-type="float" office:value="34.8" calcext:value-type="float">
            <text:p>34.8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31604" calcext:value-type="float">
            <text:p>5.31604</text:p>
          </table:table-cell>
          <table:table-cell office:value-type="float" office:value="5.429615" calcext:value-type="float">
            <text:p>5.429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6" calcext:value-type="float">
            <text:p>19.46</text:p>
          </table:table-cell>
          <table:table-cell office:value-type="float" office:value="32.5" calcext:value-type="float">
            <text:p>32.5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6.187352" calcext:value-type="float">
            <text:p>6.187352</text:p>
          </table:table-cell>
          <table:table-cell office:value-type="float" office:value="4.849621" calcext:value-type="float">
            <text:p>4.8496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71" calcext:value-type="float">
            <text:p>19.471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3.8" calcext:value-type="float">
            <text:p>33.8</text:p>
          </table:table-cell>
          <table:table-cell office:value-type="float" office:value="5.135244" calcext:value-type="float">
            <text:p>5.135244</text:p>
          </table:table-cell>
          <table:table-cell office:value-type="float" office:value="5.503617" calcext:value-type="float">
            <text:p>5.5036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83" calcext:value-type="float">
            <text:p>19.483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521584" calcext:value-type="float">
            <text:p>5.521584</text:p>
          </table:table-cell>
          <table:table-cell office:value-type="float" office:value="5.351717" calcext:value-type="float">
            <text:p>5.351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95" calcext:value-type="float">
            <text:p>19.495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4.5" calcext:value-type="float">
            <text:p>34.5</text:p>
          </table:table-cell>
          <table:table-cell office:value-type="float" office:value="5.619833" calcext:value-type="float">
            <text:p>5.619833</text:p>
          </table:table-cell>
          <table:table-cell office:value-type="float" office:value="5.37538" calcext:value-type="float">
            <text:p>5.37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07" calcext:value-type="float">
            <text:p>19.50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5.747224" calcext:value-type="float">
            <text:p>5.747224</text:p>
          </table:table-cell>
          <table:table-cell office:value-type="float" office:value="4.805964" calcext:value-type="float">
            <text:p>4.805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18" calcext:value-type="float">
            <text:p>19.518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6.3" calcext:value-type="float">
            <text:p>36.3</text:p>
          </table:table-cell>
          <table:table-cell office:value-type="float" office:value="5.512136" calcext:value-type="float">
            <text:p>5.512136</text:p>
          </table:table-cell>
          <table:table-cell office:value-type="float" office:value="4.68258" calcext:value-type="float">
            <text:p>4.682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3" calcext:value-type="float">
            <text:p>19.53</text:p>
          </table:table-cell>
          <table:table-cell office:value-type="float" office:value="34.1" calcext:value-type="float">
            <text:p>34.1</text:p>
          </table:table-cell>
          <table:table-cell office:value-type="float" office:value="35.4" calcext:value-type="float">
            <text:p>35.4</text:p>
          </table:table-cell>
          <table:table-cell office:value-type="float" office:value="5.703564" calcext:value-type="float">
            <text:p>5.703564</text:p>
          </table:table-cell>
          <table:table-cell office:value-type="float" office:value="4.951281" calcext:value-type="float">
            <text:p>4.9512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43" calcext:value-type="float">
            <text:p>19.543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394885" calcext:value-type="float">
            <text:p>5.394885</text:p>
          </table:table-cell>
          <table:table-cell office:value-type="float" office:value="4.89668" calcext:value-type="float">
            <text:p>4.89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55" calcext:value-type="float">
            <text:p>19.555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5.8" calcext:value-type="float">
            <text:p>35.8</text:p>
          </table:table-cell>
          <table:table-cell office:value-type="float" office:value="5.333751" calcext:value-type="float">
            <text:p>5.333751</text:p>
          </table:table-cell>
          <table:table-cell office:value-type="float" office:value="4.864303" calcext:value-type="float">
            <text:p>4.864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66" calcext:value-type="float">
            <text:p>19.566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69019" calcext:value-type="float">
            <text:p>5.69019</text:p>
          </table:table-cell>
          <table:table-cell office:value-type="float" office:value="5.031253" calcext:value-type="float">
            <text:p>5.0312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79" calcext:value-type="float">
            <text:p>19.579</text:p>
          </table:table-cell>
          <table:table-cell office:value-type="float" office:value="32.43334" calcext:value-type="float">
            <text:p>32.43334</text:p>
          </table:table-cell>
          <table:table-cell office:value-type="float" office:value="35.6" calcext:value-type="float">
            <text:p>35.6</text:p>
          </table:table-cell>
          <table:table-cell office:value-type="float" office:value="6.280723" calcext:value-type="float">
            <text:p>6.280723</text:p>
          </table:table-cell>
          <table:table-cell office:value-type="float" office:value="4.955976" calcext:value-type="float">
            <text:p>4.9559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59" calcext:value-type="float">
            <text:p>19.59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4.967679" calcext:value-type="float">
            <text:p>4.967679</text:p>
          </table:table-cell>
          <table:table-cell office:value-type="float" office:value="5.352387" calcext:value-type="float">
            <text:p>5.352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05" calcext:value-type="float">
            <text:p>19.605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6.104507" calcext:value-type="float">
            <text:p>6.104507</text:p>
          </table:table-cell>
          <table:table-cell office:value-type="float" office:value="4.737471" calcext:value-type="float">
            <text:p>4.7374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17" calcext:value-type="float">
            <text:p>19.617</text:p>
          </table:table-cell>
          <table:table-cell office:value-type="float" office:value="37.86667" calcext:value-type="float">
            <text:p>37.8666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4.597486" calcext:value-type="float">
            <text:p>4.597486</text:p>
          </table:table-cell>
          <table:table-cell office:value-type="float" office:value="5.178511" calcext:value-type="float">
            <text:p>5.178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29" calcext:value-type="float">
            <text:p>19.629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5.111476" calcext:value-type="float">
            <text:p>5.111476</text:p>
          </table:table-cell>
          <table:table-cell office:value-type="float" office:value="5.35254" calcext:value-type="float">
            <text:p>5.35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42" calcext:value-type="float">
            <text:p>19.642</text:p>
          </table:table-cell>
          <table:table-cell office:value-type="float" office:value="36.3" calcext:value-type="float">
            <text:p>36.3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4.911339" calcext:value-type="float">
            <text:p>4.911339</text:p>
          </table:table-cell>
          <table:table-cell office:value-type="float" office:value="5.104937" calcext:value-type="float">
            <text:p>5.1049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54" calcext:value-type="float">
            <text:p>19.654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6.33333" calcext:value-type="float">
            <text:p>36.33333</text:p>
          </table:table-cell>
          <table:table-cell office:value-type="float" office:value="5.40291" calcext:value-type="float">
            <text:p>5.40291</text:p>
          </table:table-cell>
          <table:table-cell office:value-type="float" office:value="4.730608" calcext:value-type="float">
            <text:p>4.730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65" calcext:value-type="float">
            <text:p>19.665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4.915772" calcext:value-type="float">
            <text:p>4.915772</text:p>
          </table:table-cell>
          <table:table-cell office:value-type="float" office:value="4.81903" calcext:value-type="float">
            <text:p>4.819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8" calcext:value-type="float">
            <text:p>19.68</text:p>
          </table:table-cell>
          <table:table-cell office:value-type="float" office:value="32.73333" calcext:value-type="float">
            <text:p>32.73333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6.032192" calcext:value-type="float">
            <text:p>6.032192</text:p>
          </table:table-cell>
          <table:table-cell office:value-type="float" office:value="5.194245" calcext:value-type="float">
            <text:p>5.194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692" calcext:value-type="float">
            <text:p>19.692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267612" calcext:value-type="float">
            <text:p>5.267612</text:p>
          </table:table-cell>
          <table:table-cell office:value-type="float" office:value="4.976062" calcext:value-type="float">
            <text:p>4.9760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03" calcext:value-type="float">
            <text:p>19.703</text:p>
          </table:table-cell>
          <table:table-cell office:value-type="float" office:value="34.7" calcext:value-type="float">
            <text:p>34.7</text:p>
          </table:table-cell>
          <table:table-cell office:value-type="float" office:value="36.76667" calcext:value-type="float">
            <text:p>36.76667</text:p>
          </table:table-cell>
          <table:table-cell office:value-type="float" office:value="5.461975" calcext:value-type="float">
            <text:p>5.461975</text:p>
          </table:table-cell>
          <table:table-cell office:value-type="float" office:value="4.564317" calcext:value-type="float">
            <text:p>4.5643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15" calcext:value-type="float">
            <text:p>19.715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3.9" calcext:value-type="float">
            <text:p>33.9</text:p>
          </table:table-cell>
          <table:table-cell office:value-type="float" office:value="5.457191" calcext:value-type="float">
            <text:p>5.457191</text:p>
          </table:table-cell>
          <table:table-cell office:value-type="float" office:value="5.414236" calcext:value-type="float">
            <text:p>5.4142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27" calcext:value-type="float">
            <text:p>19.727</text:p>
          </table:table-cell>
          <table:table-cell office:value-type="float" office:value="35" calcext:value-type="float">
            <text:p>35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401949" calcext:value-type="float">
            <text:p>5.401949</text:p>
          </table:table-cell>
          <table:table-cell office:value-type="float" office:value="5.409225" calcext:value-type="float">
            <text:p>5.4092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4" calcext:value-type="float">
            <text:p>19.74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4.979425" calcext:value-type="float">
            <text:p>4.979425</text:p>
          </table:table-cell>
          <table:table-cell office:value-type="float" office:value="5.169122" calcext:value-type="float">
            <text:p>5.1691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51" calcext:value-type="float">
            <text:p>19.751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383304" calcext:value-type="float">
            <text:p>5.383304</text:p>
          </table:table-cell>
          <table:table-cell office:value-type="float" office:value="4.828668" calcext:value-type="float">
            <text:p>4.8286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63" calcext:value-type="float">
            <text:p>19.763</text:p>
          </table:table-cell>
          <table:table-cell office:value-type="float" office:value="34.5" calcext:value-type="float">
            <text:p>34.5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550241" calcext:value-type="float">
            <text:p>5.550241</text:p>
          </table:table-cell>
          <table:table-cell office:value-type="float" office:value="5.021169" calcext:value-type="float">
            <text:p>5.021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75" calcext:value-type="float">
            <text:p>19.775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182365" calcext:value-type="float">
            <text:p>5.182365</text:p>
          </table:table-cell>
          <table:table-cell office:value-type="float" office:value="4.994505" calcext:value-type="float">
            <text:p>4.994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787" calcext:value-type="float">
            <text:p>19.78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49923" calcext:value-type="float">
            <text:p>5.49923</text:p>
          </table:table-cell>
          <table:table-cell office:value-type="float" office:value="4.794237" calcext:value-type="float">
            <text:p>4.794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03" calcext:value-type="float">
            <text:p>19.803</text:p>
          </table:table-cell>
          <table:table-cell office:value-type="float" office:value="36.33333" calcext:value-type="float">
            <text:p>36.33333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4.977249" calcext:value-type="float">
            <text:p>4.977249</text:p>
          </table:table-cell>
          <table:table-cell office:value-type="float" office:value="5.350241" calcext:value-type="float">
            <text:p>5.350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17" calcext:value-type="float">
            <text:p>19.817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5.003853" calcext:value-type="float">
            <text:p>5.003853</text:p>
          </table:table-cell>
          <table:table-cell office:value-type="float" office:value="5.546852" calcext:value-type="float">
            <text:p>5.546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28" calcext:value-type="float">
            <text:p>19.828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" calcext:value-type="float">
            <text:p>35</text:p>
          </table:table-cell>
          <table:table-cell office:value-type="float" office:value="5.496901" calcext:value-type="float">
            <text:p>5.496901</text:p>
          </table:table-cell>
          <table:table-cell office:value-type="float" office:value="5.24933" calcext:value-type="float">
            <text:p>5.249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4" calcext:value-type="float">
            <text:p>19.84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" calcext:value-type="float">
            <text:p>35</text:p>
          </table:table-cell>
          <table:table-cell office:value-type="float" office:value="5.096388" calcext:value-type="float">
            <text:p>5.096388</text:p>
          </table:table-cell>
          <table:table-cell office:value-type="float" office:value="5.189841" calcext:value-type="float">
            <text:p>5.1898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52" calcext:value-type="float">
            <text:p>19.852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504123" calcext:value-type="float">
            <text:p>5.504123</text:p>
          </table:table-cell>
          <table:table-cell office:value-type="float" office:value="5.080493" calcext:value-type="float">
            <text:p>5.080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65" calcext:value-type="float">
            <text:p>19.865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628101" calcext:value-type="float">
            <text:p>5.628101</text:p>
          </table:table-cell>
          <table:table-cell office:value-type="float" office:value="5.340442" calcext:value-type="float">
            <text:p>5.3404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77" calcext:value-type="float">
            <text:p>19.877</text:p>
          </table:table-cell>
          <table:table-cell office:value-type="float" office:value="35.9" calcext:value-type="float">
            <text:p>35.9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5.143141" calcext:value-type="float">
            <text:p>5.143141</text:p>
          </table:table-cell>
          <table:table-cell office:value-type="float" office:value="4.763804" calcext:value-type="float">
            <text:p>4.763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888" calcext:value-type="float">
            <text:p>19.888</text:p>
          </table:table-cell>
          <table:table-cell office:value-type="float" office:value="35" calcext:value-type="float">
            <text:p>35</text:p>
          </table:table-cell>
          <table:table-cell office:value-type="float" office:value="35.9" calcext:value-type="float">
            <text:p>35.9</text:p>
          </table:table-cell>
          <table:table-cell office:value-type="float" office:value="5.339253" calcext:value-type="float">
            <text:p>5.339253</text:p>
          </table:table-cell>
          <table:table-cell office:value-type="float" office:value="4.801288" calcext:value-type="float">
            <text:p>4.801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4.1" calcext:value-type="float">
            <text:p>34.1</text:p>
          </table:table-cell>
          <table:table-cell office:value-type="float" office:value="5.259115" calcext:value-type="float">
            <text:p>5.259115</text:p>
          </table:table-cell>
          <table:table-cell office:value-type="float" office:value="5.394041" calcext:value-type="float">
            <text:p>5.394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12" calcext:value-type="float">
            <text:p>19.912</text:p>
          </table:table-cell>
          <table:table-cell office:value-type="float" office:value="33.6" calcext:value-type="float">
            <text:p>33.6</text:p>
          </table:table-cell>
          <table:table-cell office:value-type="float" office:value="34.7" calcext:value-type="float">
            <text:p>34.7</text:p>
          </table:table-cell>
          <table:table-cell office:value-type="float" office:value="5.817152" calcext:value-type="float">
            <text:p>5.817152</text:p>
          </table:table-cell>
          <table:table-cell office:value-type="float" office:value="5.316499" calcext:value-type="float">
            <text:p>5.316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24" calcext:value-type="float">
            <text:p>19.924</text:p>
          </table:table-cell>
          <table:table-cell office:value-type="float" office:value="37.1" calcext:value-type="float">
            <text:p>37.1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4.790295" calcext:value-type="float">
            <text:p>4.790295</text:p>
          </table:table-cell>
          <table:table-cell office:value-type="float" office:value="5.116522" calcext:value-type="float">
            <text:p>5.1165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4" calcext:value-type="float">
            <text:p>19.94</text:p>
          </table:table-cell>
          <table:table-cell office:value-type="float" office:value="32.96667" calcext:value-type="float">
            <text:p>32.96667</text:p>
          </table:table-cell>
          <table:table-cell office:value-type="float" office:value="36.4" calcext:value-type="float">
            <text:p>36.4</text:p>
          </table:table-cell>
          <table:table-cell office:value-type="float" office:value="5.929622" calcext:value-type="float">
            <text:p>5.929622</text:p>
          </table:table-cell>
          <table:table-cell office:value-type="float" office:value="4.70852" calcext:value-type="float">
            <text:p>4.708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51" calcext:value-type="float">
            <text:p>19.951</text:p>
          </table:table-cell>
          <table:table-cell office:value-type="float" office:value="36.5" calcext:value-type="float">
            <text:p>36.5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5.007526" calcext:value-type="float">
            <text:p>5.007526</text:p>
          </table:table-cell>
          <table:table-cell office:value-type="float" office:value="5.483493" calcext:value-type="float">
            <text:p>5.483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63" calcext:value-type="float">
            <text:p>19.963</text:p>
          </table:table-cell>
          <table:table-cell office:value-type="float" office:value="35.6" calcext:value-type="float">
            <text:p>35.6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116904" calcext:value-type="float">
            <text:p>5.116904</text:p>
          </table:table-cell>
          <table:table-cell office:value-type="float" office:value="5.225558" calcext:value-type="float">
            <text:p>5.2255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76" calcext:value-type="float">
            <text:p>19.976</text:p>
          </table:table-cell>
          <table:table-cell office:value-type="float" office:value="35" calcext:value-type="float">
            <text:p>35</text:p>
          </table:table-cell>
          <table:table-cell office:value-type="float" office:value="35.5" calcext:value-type="float">
            <text:p>35.5</text:p>
          </table:table-cell>
          <table:table-cell office:value-type="float" office:value="5.333976" calcext:value-type="float">
            <text:p>5.333976</text:p>
          </table:table-cell>
          <table:table-cell office:value-type="float" office:value="5.022359" calcext:value-type="float">
            <text:p>5.022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87" calcext:value-type="float">
            <text:p>19.98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6.1" calcext:value-type="float">
            <text:p>36.1</text:p>
          </table:table-cell>
          <table:table-cell office:value-type="float" office:value="5.290433" calcext:value-type="float">
            <text:p>5.290433</text:p>
          </table:table-cell>
          <table:table-cell office:value-type="float" office:value="4.787169" calcext:value-type="float">
            <text:p>4.7871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998" calcext:value-type="float">
            <text:p>19.998</text:p>
          </table:table-cell>
          <table:table-cell office:value-type="float" office:value="37.43334" calcext:value-type="float">
            <text:p>37.43334</text:p>
          </table:table-cell>
          <table:table-cell office:value-type="float" office:value="35.1" calcext:value-type="float">
            <text:p>35.1</text:p>
          </table:table-cell>
          <table:table-cell office:value-type="float" office:value="4.577777" calcext:value-type="float">
            <text:p>4.577777</text:p>
          </table:table-cell>
          <table:table-cell office:value-type="float" office:value="5.065763" calcext:value-type="float">
            <text:p>5.065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09" calcext:value-type="float">
            <text:p>20.009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3" calcext:value-type="float">
            <text:p>34.3</text:p>
          </table:table-cell>
          <table:table-cell office:value-type="float" office:value="4.989257" calcext:value-type="float">
            <text:p>4.989257</text:p>
          </table:table-cell>
          <table:table-cell office:value-type="float" office:value="5.381083" calcext:value-type="float">
            <text:p>5.3810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2" calcext:value-type="float">
            <text:p>20.02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5.656126" calcext:value-type="float">
            <text:p>5.656126</text:p>
          </table:table-cell>
          <table:table-cell office:value-type="float" office:value="5.031731" calcext:value-type="float">
            <text:p>5.0317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31" calcext:value-type="float">
            <text:p>20.031</text:p>
          </table:table-cell>
          <table:table-cell office:value-type="float" office:value="35.4" calcext:value-type="float">
            <text:p>35.4</text:p>
          </table:table-cell>
          <table:table-cell office:value-type="float" office:value="36.4" calcext:value-type="float">
            <text:p>36.4</text:p>
          </table:table-cell>
          <table:table-cell office:value-type="float" office:value="5.311314" calcext:value-type="float">
            <text:p>5.311314</text:p>
          </table:table-cell>
          <table:table-cell office:value-type="float" office:value="4.691493" calcext:value-type="float">
            <text:p>4.691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43" calcext:value-type="float">
            <text:p>20.043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025691" calcext:value-type="float">
            <text:p>5.025691</text:p>
          </table:table-cell>
          <table:table-cell office:value-type="float" office:value="5.003402" calcext:value-type="float">
            <text:p>5.003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54" calcext:value-type="float">
            <text:p>20.054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42385" calcext:value-type="float">
            <text:p>5.42385</text:p>
          </table:table-cell>
          <table:table-cell office:value-type="float" office:value="5.065462" calcext:value-type="float">
            <text:p>5.0654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65" calcext:value-type="float">
            <text:p>20.06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5.697546" calcext:value-type="float">
            <text:p>5.697546</text:p>
          </table:table-cell>
          <table:table-cell office:value-type="float" office:value="5.434966" calcext:value-type="float">
            <text:p>5.434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76" calcext:value-type="float">
            <text:p>20.076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7.46667" calcext:value-type="float">
            <text:p>37.46667</text:p>
          </table:table-cell>
          <table:table-cell office:value-type="float" office:value="5.361272" calcext:value-type="float">
            <text:p>5.361272</text:p>
          </table:table-cell>
          <table:table-cell office:value-type="float" office:value="4.424797" calcext:value-type="float">
            <text:p>4.424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87" calcext:value-type="float">
            <text:p>20.087</text:p>
          </table:table-cell>
          <table:table-cell table:number-columns-repeated="2" office:value-type="float" office:value="36.36667" calcext:value-type="float">
            <text:p>36.36667</text:p>
          </table:table-cell>
          <table:table-cell office:value-type="float" office:value="4.936779" calcext:value-type="float">
            <text:p>4.936779</text:p>
          </table:table-cell>
          <table:table-cell office:value-type="float" office:value="4.582011" calcext:value-type="float">
            <text:p>4.5820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098" calcext:value-type="float">
            <text:p>20.098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5.253544" calcext:value-type="float">
            <text:p>5.253544</text:p>
          </table:table-cell>
          <table:table-cell office:value-type="float" office:value="5.46938" calcext:value-type="float">
            <text:p>5.469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09" calcext:value-type="float">
            <text:p>20.109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663105" calcext:value-type="float">
            <text:p>5.663105</text:p>
          </table:table-cell>
          <table:table-cell office:value-type="float" office:value="5.02765" calcext:value-type="float">
            <text:p>5.027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2" calcext:value-type="float">
            <text:p>20.12</text:p>
          </table:table-cell>
          <table:table-cell table:number-columns-repeated="2" office:value-type="float" office:value="35.4" calcext:value-type="float">
            <text:p>35.4</text:p>
          </table:table-cell>
          <table:table-cell office:value-type="float" office:value="5.310697" calcext:value-type="float">
            <text:p>5.310697</text:p>
          </table:table-cell>
          <table:table-cell office:value-type="float" office:value="5.015217" calcext:value-type="float">
            <text:p>5.015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32" calcext:value-type="float">
            <text:p>20.132</text:p>
          </table:table-cell>
          <table:table-cell office:value-type="float" office:value="35.6" calcext:value-type="float">
            <text:p>35.6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175485" calcext:value-type="float">
            <text:p>5.175485</text:p>
          </table:table-cell>
          <table:table-cell office:value-type="float" office:value="5.023405" calcext:value-type="float">
            <text:p>5.0234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45" calcext:value-type="float">
            <text:p>20.145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5.365356" calcext:value-type="float">
            <text:p>5.365356</text:p>
          </table:table-cell>
          <table:table-cell office:value-type="float" office:value="5.230616" calcext:value-type="float">
            <text:p>5.2306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58" calcext:value-type="float">
            <text:p>20.158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976955" calcext:value-type="float">
            <text:p>5.976955</text:p>
          </table:table-cell>
          <table:table-cell office:value-type="float" office:value="5.065608" calcext:value-type="float">
            <text:p>5.0656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7" calcext:value-type="float">
            <text:p>20.17</text:p>
          </table:table-cell>
          <table:table-cell office:value-type="float" office:value="35.5" calcext:value-type="float">
            <text:p>35.5</text:p>
          </table:table-cell>
          <table:table-cell office:value-type="float" office:value="36.4" calcext:value-type="float">
            <text:p>36.4</text:p>
          </table:table-cell>
          <table:table-cell office:value-type="float" office:value="5.339522" calcext:value-type="float">
            <text:p>5.339522</text:p>
          </table:table-cell>
          <table:table-cell office:value-type="float" office:value="4.69688" calcext:value-type="float">
            <text:p>4.696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81" calcext:value-type="float">
            <text:p>20.181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5.2" calcext:value-type="float">
            <text:p>35.2</text:p>
          </table:table-cell>
          <table:table-cell office:value-type="float" office:value="5.364336" calcext:value-type="float">
            <text:p>5.364336</text:p>
          </table:table-cell>
          <table:table-cell office:value-type="float" office:value="5.013792" calcext:value-type="float">
            <text:p>5.0137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193" calcext:value-type="float">
            <text:p>20.193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423579" calcext:value-type="float">
            <text:p>5.423579</text:p>
          </table:table-cell>
          <table:table-cell office:value-type="float" office:value="5.163359" calcext:value-type="float">
            <text:p>5.16335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05" calcext:value-type="float">
            <text:p>20.205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543686" calcext:value-type="float">
            <text:p>5.543686</text:p>
          </table:table-cell>
          <table:table-cell office:value-type="float" office:value="5.149361" calcext:value-type="float">
            <text:p>5.1493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18" calcext:value-type="float">
            <text:p>20.218</text:p>
          </table:table-cell>
          <table:table-cell office:value-type="float" office:value="34.2" calcext:value-type="float">
            <text:p>34.2</text:p>
          </table:table-cell>
          <table:table-cell office:value-type="float" office:value="36.1" calcext:value-type="float">
            <text:p>36.1</text:p>
          </table:table-cell>
          <table:table-cell office:value-type="float" office:value="5.675713" calcext:value-type="float">
            <text:p>5.675713</text:p>
          </table:table-cell>
          <table:table-cell office:value-type="float" office:value="4.810491" calcext:value-type="float">
            <text:p>4.8104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29" calcext:value-type="float">
            <text:p>20.229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874922" calcext:value-type="float">
            <text:p>5.874922</text:p>
          </table:table-cell>
          <table:table-cell office:value-type="float" office:value="4.754095" calcext:value-type="float">
            <text:p>4.754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42" calcext:value-type="float">
            <text:p>20.242</text:p>
          </table:table-cell>
          <table:table-cell office:value-type="float" office:value="35.2" calcext:value-type="float">
            <text:p>35.2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415871" calcext:value-type="float">
            <text:p>5.415871</text:p>
          </table:table-cell>
          <table:table-cell office:value-type="float" office:value="4.916409" calcext:value-type="float">
            <text:p>4.916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53" calcext:value-type="float">
            <text:p>20.253</text:p>
          </table:table-cell>
          <table:table-cell office:value-type="float" office:value="36.6" calcext:value-type="float">
            <text:p>36.6</text:p>
          </table:table-cell>
          <table:table-cell office:value-type="float" office:value="35.4" calcext:value-type="float">
            <text:p>35.4</text:p>
          </table:table-cell>
          <table:table-cell office:value-type="float" office:value="4.869993" calcext:value-type="float">
            <text:p>4.869993</text:p>
          </table:table-cell>
          <table:table-cell office:value-type="float" office:value="4.991928" calcext:value-type="float">
            <text:p>4.9919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65" calcext:value-type="float">
            <text:p>20.265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5.433972" calcext:value-type="float">
            <text:p>5.433972</text:p>
          </table:table-cell>
          <table:table-cell office:value-type="float" office:value="5.017501" calcext:value-type="float">
            <text:p>5.017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8" calcext:value-type="float">
            <text:p>20.28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3.1" calcext:value-type="float">
            <text:p>33.1</text:p>
          </table:table-cell>
          <table:table-cell office:value-type="float" office:value="5.048194" calcext:value-type="float">
            <text:p>5.048194</text:p>
          </table:table-cell>
          <table:table-cell office:value-type="float" office:value="5.758663" calcext:value-type="float">
            <text:p>5.7586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91" calcext:value-type="float">
            <text:p>20.291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361844" calcext:value-type="float">
            <text:p>5.361844</text:p>
          </table:table-cell>
          <table:table-cell office:value-type="float" office:value="5.21166" calcext:value-type="float">
            <text:p>5.21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04" calcext:value-type="float">
            <text:p>20.304</text:p>
          </table:table-cell>
          <table:table-cell office:value-type="float" office:value="35.1" calcext:value-type="float">
            <text:p>35.1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348463" calcext:value-type="float">
            <text:p>5.348463</text:p>
          </table:table-cell>
          <table:table-cell office:value-type="float" office:value="4.907499" calcext:value-type="float">
            <text:p>4.9074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15" calcext:value-type="float">
            <text:p>20.315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06418" calcext:value-type="float">
            <text:p>5.06418</text:p>
          </table:table-cell>
          <table:table-cell office:value-type="float" office:value="4.641513" calcext:value-type="float">
            <text:p>4.641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27" calcext:value-type="float">
            <text:p>20.327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5.072964" calcext:value-type="float">
            <text:p>5.072964</text:p>
          </table:table-cell>
          <table:table-cell office:value-type="float" office:value="5.433939" calcext:value-type="float">
            <text:p>5.433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4" calcext:value-type="float">
            <text:p>20.34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6.4" calcext:value-type="float">
            <text:p>36.4</text:p>
          </table:table-cell>
          <table:table-cell office:value-type="float" office:value="5.562332" calcext:value-type="float">
            <text:p>5.562332</text:p>
          </table:table-cell>
          <table:table-cell office:value-type="float" office:value="4.767902" calcext:value-type="float">
            <text:p>4.7679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52" calcext:value-type="float">
            <text:p>20.352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21515" calcext:value-type="float">
            <text:p>5.21515</text:p>
          </table:table-cell>
          <table:table-cell office:value-type="float" office:value="4.841417" calcext:value-type="float">
            <text:p>4.8414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63" calcext:value-type="float">
            <text:p>20.363</text:p>
          </table:table-cell>
          <table:table-cell office:value-type="float" office:value="36.1" calcext:value-type="float">
            <text:p>36.1</text:p>
          </table:table-cell>
          <table:table-cell office:value-type="float" office:value="35.5" calcext:value-type="float">
            <text:p>35.5</text:p>
          </table:table-cell>
          <table:table-cell office:value-type="float" office:value="4.994436" calcext:value-type="float">
            <text:p>4.994436</text:p>
          </table:table-cell>
          <table:table-cell office:value-type="float" office:value="4.942897" calcext:value-type="float">
            <text:p>4.942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75" calcext:value-type="float">
            <text:p>20.375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254109" calcext:value-type="float">
            <text:p>5.254109</text:p>
          </table:table-cell>
          <table:table-cell office:value-type="float" office:value="5.233761" calcext:value-type="float">
            <text:p>5.233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87" calcext:value-type="float">
            <text:p>20.387</text:p>
          </table:table-cell>
          <table:table-cell office:value-type="float" office:value="35.3" calcext:value-type="float">
            <text:p>35.3</text:p>
          </table:table-cell>
          <table:table-cell office:value-type="float" office:value="35.2" calcext:value-type="float">
            <text:p>35.2</text:p>
          </table:table-cell>
          <table:table-cell office:value-type="float" office:value="5.262354" calcext:value-type="float">
            <text:p>5.262354</text:p>
          </table:table-cell>
          <table:table-cell office:value-type="float" office:value="5.117814" calcext:value-type="float">
            <text:p>5.117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03" calcext:value-type="float">
            <text:p>20.403</text:p>
          </table:table-cell>
          <table:table-cell office:value-type="float" office:value="33.76667" calcext:value-type="float">
            <text:p>33.76667</text:p>
          </table:table-cell>
          <table:table-cell office:value-type="float" office:value="35.4" calcext:value-type="float">
            <text:p>35.4</text:p>
          </table:table-cell>
          <table:table-cell office:value-type="float" office:value="5.761949" calcext:value-type="float">
            <text:p>5.761949</text:p>
          </table:table-cell>
          <table:table-cell office:value-type="float" office:value="5.029428" calcext:value-type="float">
            <text:p>5.029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17" calcext:value-type="float">
            <text:p>20.417</text:p>
          </table:table-cell>
          <table:table-cell office:value-type="float" office:value="33.9" calcext:value-type="float">
            <text:p>33.9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817113" calcext:value-type="float">
            <text:p>5.817113</text:p>
          </table:table-cell>
          <table:table-cell office:value-type="float" office:value="4.827624" calcext:value-type="float">
            <text:p>4.827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29" calcext:value-type="float">
            <text:p>20.429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935497" calcext:value-type="float">
            <text:p>5.935497</text:p>
          </table:table-cell>
          <table:table-cell office:value-type="float" office:value="5.220844" calcext:value-type="float">
            <text:p>5.220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41" calcext:value-type="float">
            <text:p>20.441</text:p>
          </table:table-cell>
          <table:table-cell office:value-type="float" office:value="35.7" calcext:value-type="float">
            <text:p>35.7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265157" calcext:value-type="float">
            <text:p>5.265157</text:p>
          </table:table-cell>
          <table:table-cell office:value-type="float" office:value="4.703035" calcext:value-type="float">
            <text:p>4.7030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3" calcext:value-type="float">
            <text:p>20.453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597856" calcext:value-type="float">
            <text:p>5.597856</text:p>
          </table:table-cell>
          <table:table-cell office:value-type="float" office:value="5.001013" calcext:value-type="float">
            <text:p>5.0010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65" calcext:value-type="float">
            <text:p>20.465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57742" calcext:value-type="float">
            <text:p>5.57742</text:p>
          </table:table-cell>
          <table:table-cell office:value-type="float" office:value="5.103486" calcext:value-type="float">
            <text:p>5.103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8" calcext:value-type="float">
            <text:p>20.48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573336" calcext:value-type="float">
            <text:p>5.573336</text:p>
          </table:table-cell>
          <table:table-cell office:value-type="float" office:value="5.123501" calcext:value-type="float">
            <text:p>5.123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92" calcext:value-type="float">
            <text:p>20.492</text:p>
          </table:table-cell>
          <table:table-cell office:value-type="float" office:value="33.7" calcext:value-type="float">
            <text:p>33.7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5.843291" calcext:value-type="float">
            <text:p>5.843291</text:p>
          </table:table-cell>
          <table:table-cell office:value-type="float" office:value="4.66145" calcext:value-type="float">
            <text:p>4.661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03" calcext:value-type="float">
            <text:p>20.503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6.3" calcext:value-type="float">
            <text:p>36.3</text:p>
          </table:table-cell>
          <table:table-cell office:value-type="float" office:value="5.29023" calcext:value-type="float">
            <text:p>5.29023</text:p>
          </table:table-cell>
          <table:table-cell office:value-type="float" office:value="4.645693" calcext:value-type="float">
            <text:p>4.645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27" calcext:value-type="float">
            <text:p>20.527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6.3" calcext:value-type="float">
            <text:p>36.3</text:p>
          </table:table-cell>
          <table:table-cell office:value-type="float" office:value="5.159726" calcext:value-type="float">
            <text:p>5.159726</text:p>
          </table:table-cell>
          <table:table-cell office:value-type="float" office:value="4.642539" calcext:value-type="float">
            <text:p>4.6425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4" calcext:value-type="float">
            <text:p>20.54</text:p>
          </table:table-cell>
          <table:table-cell office:value-type="float" office:value="32.5" calcext:value-type="float">
            <text:p>32.5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6.152466" calcext:value-type="float">
            <text:p>6.152466</text:p>
          </table:table-cell>
          <table:table-cell office:value-type="float" office:value="4.848268" calcext:value-type="float">
            <text:p>4.8482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51" calcext:value-type="float">
            <text:p>20.551</text:p>
          </table:table-cell>
          <table:table-cell office:value-type="float" office:value="36.2" calcext:value-type="float">
            <text:p>36.2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5.146927" calcext:value-type="float">
            <text:p>5.146927</text:p>
          </table:table-cell>
          <table:table-cell office:value-type="float" office:value="4.639755" calcext:value-type="float">
            <text:p>4.639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64" calcext:value-type="float">
            <text:p>20.564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4.893269" calcext:value-type="float">
            <text:p>4.893269</text:p>
          </table:table-cell>
          <table:table-cell office:value-type="float" office:value="5.107138" calcext:value-type="float">
            <text:p>5.1071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75" calcext:value-type="float">
            <text:p>20.575</text:p>
          </table:table-cell>
          <table:table-cell office:value-type="float" office:value="36.1" calcext:value-type="float">
            <text:p>36.1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4.930488" calcext:value-type="float">
            <text:p>4.930488</text:p>
          </table:table-cell>
          <table:table-cell office:value-type="float" office:value="4.917742" calcext:value-type="float">
            <text:p>4.917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87" calcext:value-type="float">
            <text:p>20.587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5" calcext:value-type="float">
            <text:p>35</text:p>
          </table:table-cell>
          <table:table-cell office:value-type="float" office:value="5.176904" calcext:value-type="float">
            <text:p>5.176904</text:p>
          </table:table-cell>
          <table:table-cell office:value-type="float" office:value="5.11778" calcext:value-type="float">
            <text:p>5.117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598" calcext:value-type="float">
            <text:p>20.598</text:p>
          </table:table-cell>
          <table:table-cell office:value-type="float" office:value="35.6" calcext:value-type="float">
            <text:p>35.6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5.150275" calcext:value-type="float">
            <text:p>5.150275</text:p>
          </table:table-cell>
          <table:table-cell office:value-type="float" office:value="4.972768" calcext:value-type="float">
            <text:p>4.9727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12" calcext:value-type="float">
            <text:p>20.612</text:p>
          </table:table-cell>
          <table:table-cell office:value-type="float" office:value="36" calcext:value-type="float">
            <text:p>36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5.015074" calcext:value-type="float">
            <text:p>5.015074</text:p>
          </table:table-cell>
          <table:table-cell office:value-type="float" office:value="5.604081" calcext:value-type="float">
            <text:p>5.6040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24" calcext:value-type="float">
            <text:p>20.624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4.836762" calcext:value-type="float">
            <text:p>4.836762</text:p>
          </table:table-cell>
          <table:table-cell office:value-type="float" office:value="5.176124" calcext:value-type="float">
            <text:p>5.1761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36" calcext:value-type="float">
            <text:p>20.636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713545" calcext:value-type="float">
            <text:p>5.713545</text:p>
          </table:table-cell>
          <table:table-cell office:value-type="float" office:value="5.142206" calcext:value-type="float">
            <text:p>5.1422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47" calcext:value-type="float">
            <text:p>20.647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5.236403" calcext:value-type="float">
            <text:p>5.236403</text:p>
          </table:table-cell>
          <table:table-cell office:value-type="float" office:value="4.748231" calcext:value-type="float">
            <text:p>4.7482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58" calcext:value-type="float">
            <text:p>20.658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4.989126" calcext:value-type="float">
            <text:p>4.989126</text:p>
          </table:table-cell>
          <table:table-cell office:value-type="float" office:value="5.558148" calcext:value-type="float">
            <text:p>5.558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71" calcext:value-type="float">
            <text:p>20.671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7.26667" calcext:value-type="float">
            <text:p>37.26667</text:p>
          </table:table-cell>
          <table:table-cell office:value-type="float" office:value="5.459617" calcext:value-type="float">
            <text:p>5.459617</text:p>
          </table:table-cell>
          <table:table-cell office:value-type="float" office:value="4.50548" calcext:value-type="float">
            <text:p>4.50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83" calcext:value-type="float">
            <text:p>20.683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249206" calcext:value-type="float">
            <text:p>5.249206</text:p>
          </table:table-cell>
          <table:table-cell office:value-type="float" office:value="5.347142" calcext:value-type="float">
            <text:p>5.347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694" calcext:value-type="float">
            <text:p>20.694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4.762892" calcext:value-type="float">
            <text:p>4.762892</text:p>
          </table:table-cell>
          <table:table-cell office:value-type="float" office:value="5.080882" calcext:value-type="float">
            <text:p>5.080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05" calcext:value-type="float">
            <text:p>20.705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532868" calcext:value-type="float">
            <text:p>5.532868</text:p>
          </table:table-cell>
          <table:table-cell office:value-type="float" office:value="4.746097" calcext:value-type="float">
            <text:p>4.7460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16" calcext:value-type="float">
            <text:p>20.716</text:p>
          </table:table-cell>
          <table:table-cell office:value-type="float" office:value="28.6" calcext:value-type="float">
            <text:p>28.6</text:p>
          </table:table-cell>
          <table:table-cell office:value-type="float" office:value="31.86667" calcext:value-type="float">
            <text:p>31.86667</text:p>
          </table:table-cell>
          <table:table-cell office:value-type="float" office:value="7.461221" calcext:value-type="float">
            <text:p>7.461221</text:p>
          </table:table-cell>
          <table:table-cell office:value-type="float" office:value="6.091489" calcext:value-type="float">
            <text:p>6.0914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27" calcext:value-type="float">
            <text:p>20.727</text:p>
          </table:table-cell>
          <table:table-cell office:value-type="float" office:value="23.8" calcext:value-type="float">
            <text:p>23.8</text:p>
          </table:table-cell>
          <table:table-cell office:value-type="float" office:value="26.76667" calcext:value-type="float">
            <text:p>26.76667</text:p>
          </table:table-cell>
          <table:table-cell office:value-type="float" office:value="9.438527" calcext:value-type="float">
            <text:p>9.438527</text:p>
          </table:table-cell>
          <table:table-cell office:value-type="float" office:value="8.02252" calcext:value-type="float">
            <text:p>8.022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38" calcext:value-type="float">
            <text:p>20.738</text:p>
          </table:table-cell>
          <table:table-cell office:value-type="float" office:value="30.36667" calcext:value-type="float">
            <text:p>30.36667</text:p>
          </table:table-cell>
          <table:table-cell office:value-type="float" office:value="29.2" calcext:value-type="float">
            <text:p>29.2</text:p>
          </table:table-cell>
          <table:table-cell office:value-type="float" office:value="7.690974" calcext:value-type="float">
            <text:p>7.690974</text:p>
          </table:table-cell>
          <table:table-cell office:value-type="float" office:value="7.611444" calcext:value-type="float">
            <text:p>7.611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49" calcext:value-type="float">
            <text:p>20.749</text:p>
          </table:table-cell>
          <table:table-cell office:value-type="float" office:value="24.46667" calcext:value-type="float">
            <text:p>24.46667</text:p>
          </table:table-cell>
          <table:table-cell office:value-type="float" office:value="21.2" calcext:value-type="float">
            <text:p>21.2</text:p>
          </table:table-cell>
          <table:table-cell office:value-type="float" office:value="9.256802" calcext:value-type="float">
            <text:p>9.256802</text:p>
          </table:table-cell>
          <table:table-cell office:value-type="float" office:value="10.12552" calcext:value-type="float">
            <text:p>10.125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61" calcext:value-type="float">
            <text:p>20.761</text:p>
          </table:table-cell>
          <table:table-cell office:value-type="float" office:value="27.5" calcext:value-type="float">
            <text:p>27.5</text:p>
          </table:table-cell>
          <table:table-cell office:value-type="float" office:value="30.9" calcext:value-type="float">
            <text:p>30.9</text:p>
          </table:table-cell>
          <table:table-cell office:value-type="float" office:value="8.605568" calcext:value-type="float">
            <text:p>8.605568</text:p>
          </table:table-cell>
          <table:table-cell office:value-type="float" office:value="7.492327" calcext:value-type="float">
            <text:p>7.4923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72" calcext:value-type="float">
            <text:p>20.772</text:p>
          </table:table-cell>
          <table:table-cell office:value-type="float" office:value="25.16667" calcext:value-type="float">
            <text:p>25.16667</text:p>
          </table:table-cell>
          <table:table-cell office:value-type="float" office:value="22.96667" calcext:value-type="float">
            <text:p>22.96667</text:p>
          </table:table-cell>
          <table:table-cell office:value-type="float" office:value="9.201068" calcext:value-type="float">
            <text:p>9.201068</text:p>
          </table:table-cell>
          <table:table-cell office:value-type="float" office:value="9.517947" calcext:value-type="float">
            <text:p>9.5179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83" calcext:value-type="float">
            <text:p>20.783</text:p>
          </table:table-cell>
          <table:table-cell office:value-type="float" office:value="20.43333" calcext:value-type="float">
            <text:p>20.43333</text:p>
          </table:table-cell>
          <table:table-cell office:value-type="float" office:value="23" calcext:value-type="float">
            <text:p>23</text:p>
          </table:table-cell>
          <table:table-cell office:value-type="float" office:value="10.85703" calcext:value-type="float">
            <text:p>10.85703</text:p>
          </table:table-cell>
          <table:table-cell office:value-type="float" office:value="9.9092" calcext:value-type="float">
            <text:p>9.90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795" calcext:value-type="float">
            <text:p>20.795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3.8" calcext:value-type="float">
            <text:p>33.8</text:p>
          </table:table-cell>
          <table:table-cell office:value-type="float" office:value="7.015121" calcext:value-type="float">
            <text:p>7.015121</text:p>
          </table:table-cell>
          <table:table-cell office:value-type="float" office:value="6.477302" calcext:value-type="float">
            <text:p>6.4773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09" calcext:value-type="float">
            <text:p>20.809</text:p>
          </table:table-cell>
          <table:table-cell office:value-type="float" office:value="25.56667" calcext:value-type="float">
            <text:p>25.56667</text:p>
          </table:table-cell>
          <table:table-cell office:value-type="float" office:value="30.43333" calcext:value-type="float">
            <text:p>30.43333</text:p>
          </table:table-cell>
          <table:table-cell office:value-type="float" office:value="8.75691" calcext:value-type="float">
            <text:p>8.75691</text:p>
          </table:table-cell>
          <table:table-cell office:value-type="float" office:value="6.893303" calcext:value-type="float">
            <text:p>6.8933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2" calcext:value-type="float">
            <text:p>20.82</text:p>
          </table:table-cell>
          <table:table-cell office:value-type="float" office:value="21.8" calcext:value-type="float">
            <text:p>21.8</text:p>
          </table:table-cell>
          <table:table-cell office:value-type="float" office:value="23.06667" calcext:value-type="float">
            <text:p>23.06667</text:p>
          </table:table-cell>
          <table:table-cell office:value-type="float" office:value="10.32972" calcext:value-type="float">
            <text:p>10.32972</text:p>
          </table:table-cell>
          <table:table-cell office:value-type="float" office:value="9.374027" calcext:value-type="float">
            <text:p>9.374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32" calcext:value-type="float">
            <text:p>20.832</text:p>
          </table:table-cell>
          <table:table-cell office:value-type="float" office:value="24.5" calcext:value-type="float">
            <text:p>24.5</text:p>
          </table:table-cell>
          <table:table-cell office:value-type="float" office:value="26.93333" calcext:value-type="float">
            <text:p>26.93333</text:p>
          </table:table-cell>
          <table:table-cell office:value-type="float" office:value="9.765367" calcext:value-type="float">
            <text:p>9.765367</text:p>
          </table:table-cell>
          <table:table-cell office:value-type="float" office:value="8.611719" calcext:value-type="float">
            <text:p>8.6117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44" calcext:value-type="float">
            <text:p>20.844</text:p>
          </table:table-cell>
          <table:table-cell office:value-type="float" office:value="23.93333" calcext:value-type="float">
            <text:p>23.93333</text:p>
          </table:table-cell>
          <table:table-cell office:value-type="float" office:value="28.3" calcext:value-type="float">
            <text:p>28.3</text:p>
          </table:table-cell>
          <table:table-cell office:value-type="float" office:value="9.838468" calcext:value-type="float">
            <text:p>9.838468</text:p>
          </table:table-cell>
          <table:table-cell office:value-type="float" office:value="8.017563" calcext:value-type="float">
            <text:p>8.0175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56" calcext:value-type="float">
            <text:p>20.856</text:p>
          </table:table-cell>
          <table:table-cell office:value-type="float" office:value="28" calcext:value-type="float">
            <text:p>28</text:p>
          </table:table-cell>
          <table:table-cell office:value-type="float" office:value="30.03333" calcext:value-type="float">
            <text:p>30.03333</text:p>
          </table:table-cell>
          <table:table-cell office:value-type="float" office:value="8.533784" calcext:value-type="float">
            <text:p>8.533784</text:p>
          </table:table-cell>
          <table:table-cell office:value-type="float" office:value="7.339214" calcext:value-type="float">
            <text:p>7.33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72" calcext:value-type="float">
            <text:p>20.872</text:p>
          </table:table-cell>
          <table:table-cell office:value-type="float" office:value="21.8" calcext:value-type="float">
            <text:p>21.8</text:p>
          </table:table-cell>
          <table:table-cell office:value-type="float" office:value="25.83333" calcext:value-type="float">
            <text:p>25.83333</text:p>
          </table:table-cell>
          <table:table-cell office:value-type="float" office:value="10.29281" calcext:value-type="float">
            <text:p>10.29281</text:p>
          </table:table-cell>
          <table:table-cell office:value-type="float" office:value="8.572876" calcext:value-type="float">
            <text:p>8.572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83" calcext:value-type="float">
            <text:p>20.883</text:p>
          </table:table-cell>
          <table:table-cell office:value-type="float" office:value="29.03333" calcext:value-type="float">
            <text:p>29.03333</text:p>
          </table:table-cell>
          <table:table-cell office:value-type="float" office:value="28.93333" calcext:value-type="float">
            <text:p>28.93333</text:p>
          </table:table-cell>
          <table:table-cell office:value-type="float" office:value="8.294711" calcext:value-type="float">
            <text:p>8.294711</text:p>
          </table:table-cell>
          <table:table-cell office:value-type="float" office:value="7.81332" calcext:value-type="float">
            <text:p>7.813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895" calcext:value-type="float">
            <text:p>20.895</text:p>
          </table:table-cell>
          <table:table-cell office:value-type="float" office:value="27.93333" calcext:value-type="float">
            <text:p>27.93333</text:p>
          </table:table-cell>
          <table:table-cell office:value-type="float" office:value="28.96667" calcext:value-type="float">
            <text:p>28.96667</text:p>
          </table:table-cell>
          <table:table-cell office:value-type="float" office:value="8.25947" calcext:value-type="float">
            <text:p>8.25947</text:p>
          </table:table-cell>
          <table:table-cell office:value-type="float" office:value="7.654513" calcext:value-type="float">
            <text:p>7.6545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07" calcext:value-type="float">
            <text:p>20.907</text:p>
          </table:table-cell>
          <table:table-cell office:value-type="float" office:value="28.66667" calcext:value-type="float">
            <text:p>28.66667</text:p>
          </table:table-cell>
          <table:table-cell office:value-type="float" office:value="30.4" calcext:value-type="float">
            <text:p>30.4</text:p>
          </table:table-cell>
          <table:table-cell office:value-type="float" office:value="8.019363" calcext:value-type="float">
            <text:p>8.019363</text:p>
          </table:table-cell>
          <table:table-cell office:value-type="float" office:value="7.16075" calcext:value-type="float">
            <text:p>7.16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19" calcext:value-type="float">
            <text:p>20.919</text:p>
          </table:table-cell>
          <table:table-cell office:value-type="float" office:value="28.7" calcext:value-type="float">
            <text:p>28.7</text:p>
          </table:table-cell>
          <table:table-cell office:value-type="float" office:value="28.33333" calcext:value-type="float">
            <text:p>28.33333</text:p>
          </table:table-cell>
          <table:table-cell office:value-type="float" office:value="7.965826" calcext:value-type="float">
            <text:p>7.965826</text:p>
          </table:table-cell>
          <table:table-cell office:value-type="float" office:value="7.737997" calcext:value-type="float">
            <text:p>7.7379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31" calcext:value-type="float">
            <text:p>20.931</text:p>
          </table:table-cell>
          <table:table-cell office:value-type="float" office:value="25.3" calcext:value-type="float">
            <text:p>25.3</text:p>
          </table:table-cell>
          <table:table-cell office:value-type="float" office:value="27.66667" calcext:value-type="float">
            <text:p>27.66667</text:p>
          </table:table-cell>
          <table:table-cell office:value-type="float" office:value="9.064496" calcext:value-type="float">
            <text:p>9.064496</text:p>
          </table:table-cell>
          <table:table-cell office:value-type="float" office:value="8.072378" calcext:value-type="float">
            <text:p>8.072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46" calcext:value-type="float">
            <text:p>20.946</text:p>
          </table:table-cell>
          <table:table-cell office:value-type="float" office:value="28.7" calcext:value-type="float">
            <text:p>28.7</text:p>
          </table:table-cell>
          <table:table-cell office:value-type="float" office:value="28.66667" calcext:value-type="float">
            <text:p>28.66667</text:p>
          </table:table-cell>
          <table:table-cell office:value-type="float" office:value="8.181195" calcext:value-type="float">
            <text:p>8.181195</text:p>
          </table:table-cell>
          <table:table-cell office:value-type="float" office:value="7.816241" calcext:value-type="float">
            <text:p>7.8162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57" calcext:value-type="float">
            <text:p>20.957</text:p>
          </table:table-cell>
          <table:table-cell office:value-type="float" office:value="28.9" calcext:value-type="float">
            <text:p>28.9</text:p>
          </table:table-cell>
          <table:table-cell office:value-type="float" office:value="30.56667" calcext:value-type="float">
            <text:p>30.56667</text:p>
          </table:table-cell>
          <table:table-cell office:value-type="float" office:value="7.944355" calcext:value-type="float">
            <text:p>7.944355</text:p>
          </table:table-cell>
          <table:table-cell office:value-type="float" office:value="7.150636" calcext:value-type="float">
            <text:p>7.1506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69" calcext:value-type="float">
            <text:p>20.969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28.53333" calcext:value-type="float">
            <text:p>28.53333</text:p>
          </table:table-cell>
          <table:table-cell office:value-type="float" office:value="6.78607" calcext:value-type="float">
            <text:p>6.78607</text:p>
          </table:table-cell>
          <table:table-cell office:value-type="float" office:value="7.682478" calcext:value-type="float">
            <text:p>7.682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81" calcext:value-type="float">
            <text:p>20.981</text:p>
          </table:table-cell>
          <table:table-cell office:value-type="float" office:value="26.96667" calcext:value-type="float">
            <text:p>26.96667</text:p>
          </table:table-cell>
          <table:table-cell office:value-type="float" office:value="27.36667" calcext:value-type="float">
            <text:p>27.36667</text:p>
          </table:table-cell>
          <table:table-cell office:value-type="float" office:value="8.304829" calcext:value-type="float">
            <text:p>8.304829</text:p>
          </table:table-cell>
          <table:table-cell office:value-type="float" office:value="8.170067" calcext:value-type="float">
            <text:p>8.170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93" calcext:value-type="float">
            <text:p>20.993</text:p>
          </table:table-cell>
          <table:table-cell office:value-type="float" office:value="28.3" calcext:value-type="float">
            <text:p>28.3</text:p>
          </table:table-cell>
          <table:table-cell office:value-type="float" office:value="29.5" calcext:value-type="float">
            <text:p>29.5</text:p>
          </table:table-cell>
          <table:table-cell office:value-type="float" office:value="8.176756" calcext:value-type="float">
            <text:p>8.176756</text:p>
          </table:table-cell>
          <table:table-cell office:value-type="float" office:value="7.575829" calcext:value-type="float">
            <text:p>7.575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06" calcext:value-type="float">
            <text:p>21.006</text:p>
          </table:table-cell>
          <table:table-cell office:value-type="float" office:value="29.23333" calcext:value-type="float">
            <text:p>29.23333</text:p>
          </table:table-cell>
          <table:table-cell office:value-type="float" office:value="30" calcext:value-type="float">
            <text:p>30</text:p>
          </table:table-cell>
          <table:table-cell office:value-type="float" office:value="7.850729" calcext:value-type="float">
            <text:p>7.850729</text:p>
          </table:table-cell>
          <table:table-cell office:value-type="float" office:value="7.297949" calcext:value-type="float">
            <text:p>7.2979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18" calcext:value-type="float">
            <text:p>21.018</text:p>
          </table:table-cell>
          <table:table-cell office:value-type="float" office:value="31.33333" calcext:value-type="float">
            <text:p>31.33333</text:p>
          </table:table-cell>
          <table:table-cell office:value-type="float" office:value="31.06667" calcext:value-type="float">
            <text:p>31.06667</text:p>
          </table:table-cell>
          <table:table-cell office:value-type="float" office:value="7.106821" calcext:value-type="float">
            <text:p>7.106821</text:p>
          </table:table-cell>
          <table:table-cell office:value-type="float" office:value="6.899409" calcext:value-type="float">
            <text:p>6.8994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3" calcext:value-type="float">
            <text:p>21.03</text:p>
          </table:table-cell>
          <table:table-cell office:value-type="float" office:value="30.23333" calcext:value-type="float">
            <text:p>30.23333</text:p>
          </table:table-cell>
          <table:table-cell office:value-type="float" office:value="31.4" calcext:value-type="float">
            <text:p>31.4</text:p>
          </table:table-cell>
          <table:table-cell office:value-type="float" office:value="7.320419" calcext:value-type="float">
            <text:p>7.320419</text:p>
          </table:table-cell>
          <table:table-cell office:value-type="float" office:value="6.715537" calcext:value-type="float">
            <text:p>6.715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42" calcext:value-type="float">
            <text:p>21.042</text:p>
          </table:table-cell>
          <table:table-cell office:value-type="float" office:value="30.6" calcext:value-type="float">
            <text:p>30.6</text:p>
          </table:table-cell>
          <table:table-cell office:value-type="float" office:value="31.13333" calcext:value-type="float">
            <text:p>31.13333</text:p>
          </table:table-cell>
          <table:table-cell office:value-type="float" office:value="7.24742" calcext:value-type="float">
            <text:p>7.24742</text:p>
          </table:table-cell>
          <table:table-cell office:value-type="float" office:value="6.769288" calcext:value-type="float">
            <text:p>6.769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54" calcext:value-type="float">
            <text:p>21.054</text:p>
          </table:table-cell>
          <table:table-cell office:value-type="float" office:value="30.4" calcext:value-type="float">
            <text:p>30.4</text:p>
          </table:table-cell>
          <table:table-cell office:value-type="float" office:value="31" calcext:value-type="float">
            <text:p>31</text:p>
          </table:table-cell>
          <table:table-cell office:value-type="float" office:value="7.3012" calcext:value-type="float">
            <text:p>7.3012</text:p>
          </table:table-cell>
          <table:table-cell office:value-type="float" office:value="6.826538" calcext:value-type="float">
            <text:p>6.826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69" calcext:value-type="float">
            <text:p>21.069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1.66667" calcext:value-type="float">
            <text:p>31.66667</text:p>
          </table:table-cell>
          <table:table-cell office:value-type="float" office:value="7.033306" calcext:value-type="float">
            <text:p>7.033306</text:p>
          </table:table-cell>
          <table:table-cell office:value-type="float" office:value="6.624148" calcext:value-type="float">
            <text:p>6.624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83" calcext:value-type="float">
            <text:p>21.083</text:p>
          </table:table-cell>
          <table:table-cell office:value-type="float" office:value="31.26667" calcext:value-type="float">
            <text:p>31.26667</text:p>
          </table:table-cell>
          <table:table-cell office:value-type="float" office:value="31.36667" calcext:value-type="float">
            <text:p>31.36667</text:p>
          </table:table-cell>
          <table:table-cell office:value-type="float" office:value="6.983132" calcext:value-type="float">
            <text:p>6.983132</text:p>
          </table:table-cell>
          <table:table-cell office:value-type="float" office:value="6.684196" calcext:value-type="float">
            <text:p>6.684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095" calcext:value-type="float">
            <text:p>21.095</text:p>
          </table:table-cell>
          <table:table-cell office:value-type="float" office:value="30.33334" calcext:value-type="float">
            <text:p>30.33334</text:p>
          </table:table-cell>
          <table:table-cell office:value-type="float" office:value="32.36666" calcext:value-type="float">
            <text:p>32.36666</text:p>
          </table:table-cell>
          <table:table-cell office:value-type="float" office:value="7.279341" calcext:value-type="float">
            <text:p>7.279341</text:p>
          </table:table-cell>
          <table:table-cell office:value-type="float" office:value="6.373797" calcext:value-type="float">
            <text:p>6.3737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07" calcext:value-type="float">
            <text:p>21.107</text:p>
          </table:table-cell>
          <table:table-cell office:value-type="float" office:value="31.4" calcext:value-type="float">
            <text:p>31.4</text:p>
          </table:table-cell>
          <table:table-cell office:value-type="float" office:value="32.26667" calcext:value-type="float">
            <text:p>32.26667</text:p>
          </table:table-cell>
          <table:table-cell office:value-type="float" office:value="6.993999" calcext:value-type="float">
            <text:p>6.993999</text:p>
          </table:table-cell>
          <table:table-cell office:value-type="float" office:value="6.347288" calcext:value-type="float">
            <text:p>6.3472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19" calcext:value-type="float">
            <text:p>21.119</text:p>
          </table:table-cell>
          <table:table-cell office:value-type="float" office:value="31.73333" calcext:value-type="float">
            <text:p>31.73333</text:p>
          </table:table-cell>
          <table:table-cell office:value-type="float" office:value="31.83333" calcext:value-type="float">
            <text:p>31.83333</text:p>
          </table:table-cell>
          <table:table-cell office:value-type="float" office:value="6.831445" calcext:value-type="float">
            <text:p>6.831445</text:p>
          </table:table-cell>
          <table:table-cell office:value-type="float" office:value="6.485363" calcext:value-type="float">
            <text:p>6.4853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31" calcext:value-type="float">
            <text:p>21.131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1.96667" calcext:value-type="float">
            <text:p>31.96667</text:p>
          </table:table-cell>
          <table:table-cell office:value-type="float" office:value="6.368568" calcext:value-type="float">
            <text:p>6.368568</text:p>
          </table:table-cell>
          <table:table-cell office:value-type="float" office:value="6.471603" calcext:value-type="float">
            <text:p>6.4716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46" calcext:value-type="float">
            <text:p>21.146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2.56667" calcext:value-type="float">
            <text:p>32.56667</text:p>
          </table:table-cell>
          <table:table-cell office:value-type="float" office:value="6.517832" calcext:value-type="float">
            <text:p>6.517832</text:p>
          </table:table-cell>
          <table:table-cell office:value-type="float" office:value="6.275839" calcext:value-type="float">
            <text:p>6.2758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7" calcext:value-type="float">
            <text:p>21.157</text:p>
          </table:table-cell>
          <table:table-cell office:value-type="float" office:value="32.33333" calcext:value-type="float">
            <text:p>32.33333</text:p>
          </table:table-cell>
          <table:table-cell office:value-type="float" office:value="33.03333" calcext:value-type="float">
            <text:p>33.03333</text:p>
          </table:table-cell>
          <table:table-cell office:value-type="float" office:value="6.550117" calcext:value-type="float">
            <text:p>6.550117</text:p>
          </table:table-cell>
          <table:table-cell office:value-type="float" office:value="6.08734" calcext:value-type="float">
            <text:p>6.087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69" calcext:value-type="float">
            <text:p>21.169</text:p>
          </table:table-cell>
          <table:table-cell office:value-type="float" office:value="32.8" calcext:value-type="float">
            <text:p>32.8</text:p>
          </table:table-cell>
          <table:table-cell office:value-type="float" office:value="32.2" calcext:value-type="float">
            <text:p>32.2</text:p>
          </table:table-cell>
          <table:table-cell office:value-type="float" office:value="6.407122" calcext:value-type="float">
            <text:p>6.407122</text:p>
          </table:table-cell>
          <table:table-cell office:value-type="float" office:value="6.322761" calcext:value-type="float">
            <text:p>6.3227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81" calcext:value-type="float">
            <text:p>21.181</text:p>
          </table:table-cell>
          <table:table-cell office:value-type="float" office:value="33.4" calcext:value-type="float">
            <text:p>33.4</text:p>
          </table:table-cell>
          <table:table-cell office:value-type="float" office:value="33" calcext:value-type="float">
            <text:p>33</text:p>
          </table:table-cell>
          <table:table-cell office:value-type="float" office:value="6.185915" calcext:value-type="float">
            <text:p>6.185915</text:p>
          </table:table-cell>
          <table:table-cell office:value-type="float" office:value="6.111328" calcext:value-type="float">
            <text:p>6.1113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93" calcext:value-type="float">
            <text:p>21.193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5.905951" calcext:value-type="float">
            <text:p>5.905951</text:p>
          </table:table-cell>
          <table:table-cell office:value-type="float" office:value="6.222639" calcext:value-type="float">
            <text:p>6.222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07" calcext:value-type="float">
            <text:p>21.207</text:p>
          </table:table-cell>
          <table:table-cell office:value-type="float" office:value="31.9" calcext:value-type="float">
            <text:p>31.9</text:p>
          </table:table-cell>
          <table:table-cell office:value-type="float" office:value="33.8" calcext:value-type="float">
            <text:p>33.8</text:p>
          </table:table-cell>
          <table:table-cell office:value-type="float" office:value="6.578269" calcext:value-type="float">
            <text:p>6.578269</text:p>
          </table:table-cell>
          <table:table-cell office:value-type="float" office:value="5.834755" calcext:value-type="float">
            <text:p>5.834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18" calcext:value-type="float">
            <text:p>21.218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5.857657" calcext:value-type="float">
            <text:p>5.857657</text:p>
          </table:table-cell>
          <table:table-cell office:value-type="float" office:value="5.932773" calcext:value-type="float">
            <text:p>5.932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35" calcext:value-type="float">
            <text:p>21.235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3" calcext:value-type="float">
            <text:p>33</text:p>
          </table:table-cell>
          <table:table-cell office:value-type="float" office:value="6.041165" calcext:value-type="float">
            <text:p>6.041165</text:p>
          </table:table-cell>
          <table:table-cell office:value-type="float" office:value="6.040532" calcext:value-type="float">
            <text:p>6.040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47" calcext:value-type="float">
            <text:p>21.247</text:p>
          </table:table-cell>
          <table:table-cell office:value-type="float" office:value="33" calcext:value-type="float">
            <text:p>33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6.252559" calcext:value-type="float">
            <text:p>6.252559</text:p>
          </table:table-cell>
          <table:table-cell office:value-type="float" office:value="5.521755" calcext:value-type="float">
            <text:p>5.521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59" calcext:value-type="float">
            <text:p>21.259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4.5" calcext:value-type="float">
            <text:p>34.5</text:p>
          </table:table-cell>
          <table:table-cell office:value-type="float" office:value="5.894971" calcext:value-type="float">
            <text:p>5.894971</text:p>
          </table:table-cell>
          <table:table-cell office:value-type="float" office:value="5.474577" calcext:value-type="float">
            <text:p>5.4745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72" calcext:value-type="float">
            <text:p>21.272</text:p>
          </table:table-cell>
          <table:table-cell office:value-type="float" office:value="33.2" calcext:value-type="float">
            <text:p>33.2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6.160985" calcext:value-type="float">
            <text:p>6.160985</text:p>
          </table:table-cell>
          <table:table-cell office:value-type="float" office:value="6.008443" calcext:value-type="float">
            <text:p>6.008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84" calcext:value-type="float">
            <text:p>21.284</text:p>
          </table:table-cell>
          <table:table-cell office:value-type="float" office:value="35.5" calcext:value-type="float">
            <text:p>35.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46764" calcext:value-type="float">
            <text:p>5.46764</text:p>
          </table:table-cell>
          <table:table-cell office:value-type="float" office:value="5.71468" calcext:value-type="float">
            <text:p>5.714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295" calcext:value-type="float">
            <text:p>21.295</text:p>
          </table:table-cell>
          <table:table-cell office:value-type="float" office:value="33.16667" calcext:value-type="float">
            <text:p>33.16667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6.07885" calcext:value-type="float">
            <text:p>6.07885</text:p>
          </table:table-cell>
          <table:table-cell office:value-type="float" office:value="5.686784" calcext:value-type="float">
            <text:p>5.6867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06" calcext:value-type="float">
            <text:p>21.306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6.159582" calcext:value-type="float">
            <text:p>6.159582</text:p>
          </table:table-cell>
          <table:table-cell office:value-type="float" office:value="5.566533" calcext:value-type="float">
            <text:p>5.566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17" calcext:value-type="float">
            <text:p>21.317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5.417506" calcext:value-type="float">
            <text:p>5.417506</text:p>
          </table:table-cell>
          <table:table-cell office:value-type="float" office:value="5.705983" calcext:value-type="float">
            <text:p>5.7059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28" calcext:value-type="float">
            <text:p>21.328</text:p>
          </table:table-cell>
          <table:table-cell office:value-type="float" office:value="34.6" calcext:value-type="float">
            <text:p>34.6</text:p>
          </table:table-cell>
          <table:table-cell office:value-type="float" office:value="33.5" calcext:value-type="float">
            <text:p>33.5</text:p>
          </table:table-cell>
          <table:table-cell office:value-type="float" office:value="5.617534" calcext:value-type="float">
            <text:p>5.617534</text:p>
          </table:table-cell>
          <table:table-cell office:value-type="float" office:value="5.84266" calcext:value-type="float">
            <text:p>5.842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39" calcext:value-type="float">
            <text:p>21.339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3.9" calcext:value-type="float">
            <text:p>33.9</text:p>
          </table:table-cell>
          <table:table-cell office:value-type="float" office:value="5.603991" calcext:value-type="float">
            <text:p>5.603991</text:p>
          </table:table-cell>
          <table:table-cell office:value-type="float" office:value="5.74026" calcext:value-type="float">
            <text:p>5.74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5" calcext:value-type="float">
            <text:p>21.35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872661" calcext:value-type="float">
            <text:p>5.872661</text:p>
          </table:table-cell>
          <table:table-cell office:value-type="float" office:value="5.319715" calcext:value-type="float">
            <text:p>5.3197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61" calcext:value-type="float">
            <text:p>21.361</text:p>
          </table:table-cell>
          <table:table-cell office:value-type="float" office:value="33.5" calcext:value-type="float">
            <text:p>33.5</text:p>
          </table:table-cell>
          <table:table-cell office:value-type="float" office:value="33.7" calcext:value-type="float">
            <text:p>33.7</text:p>
          </table:table-cell>
          <table:table-cell office:value-type="float" office:value="6.067033" calcext:value-type="float">
            <text:p>6.067033</text:p>
          </table:table-cell>
          <table:table-cell office:value-type="float" office:value="5.702857" calcext:value-type="float">
            <text:p>5.7028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72" calcext:value-type="float">
            <text:p>21.372</text:p>
          </table:table-cell>
          <table:table-cell office:value-type="float" office:value="33.7" calcext:value-type="float">
            <text:p>33.7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6.040547" calcext:value-type="float">
            <text:p>6.040547</text:p>
          </table:table-cell>
          <table:table-cell office:value-type="float" office:value="5.931189" calcext:value-type="float">
            <text:p>5.9311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83" calcext:value-type="float">
            <text:p>21.383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818641" calcext:value-type="float">
            <text:p>5.818641</text:p>
          </table:table-cell>
          <table:table-cell office:value-type="float" office:value="5.326892" calcext:value-type="float">
            <text:p>5.3268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94" calcext:value-type="float">
            <text:p>21.394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980646" calcext:value-type="float">
            <text:p>5.980646</text:p>
          </table:table-cell>
          <table:table-cell office:value-type="float" office:value="5.240131" calcext:value-type="float">
            <text:p>5.2401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05" calcext:value-type="float">
            <text:p>21.405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33.96667" calcext:value-type="float">
            <text:p>33.96667</text:p>
          </table:table-cell>
          <table:table-cell office:value-type="float" office:value="5.330836" calcext:value-type="float">
            <text:p>5.330836</text:p>
          </table:table-cell>
          <table:table-cell office:value-type="float" office:value="5.602994" calcext:value-type="float">
            <text:p>5.6029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16" calcext:value-type="float">
            <text:p>21.416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5.35433" calcext:value-type="float">
            <text:p>5.35433</text:p>
          </table:table-cell>
          <table:table-cell office:value-type="float" office:value="5.773018" calcext:value-type="float">
            <text:p>5.7730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27" calcext:value-type="float">
            <text:p>21.427</text:p>
          </table:table-cell>
          <table:table-cell table:number-columns-repeated="2" office:value-type="float" office:value="35.13334" calcext:value-type="float">
            <text:p>35.13334</text:p>
          </table:table-cell>
          <table:table-cell office:value-type="float" office:value="5.435861" calcext:value-type="float">
            <text:p>5.435861</text:p>
          </table:table-cell>
          <table:table-cell office:value-type="float" office:value="5.33036" calcext:value-type="float">
            <text:p>5.330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38" calcext:value-type="float">
            <text:p>21.438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019597" calcext:value-type="float">
            <text:p>5.019597</text:p>
          </table:table-cell>
          <table:table-cell office:value-type="float" office:value="5.307971" calcext:value-type="float">
            <text:p>5.3079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.45</text:p>
          </table:table-cell>
          <table:table-cell office:value-type="float" office:value="33.33333" calcext:value-type="float">
            <text:p>33.33333</text:p>
          </table:table-cell>
          <table:table-cell office:value-type="float" office:value="35.4" calcext:value-type="float">
            <text:p>35.4</text:p>
          </table:table-cell>
          <table:table-cell office:value-type="float" office:value="5.955863" calcext:value-type="float">
            <text:p>5.955863</text:p>
          </table:table-cell>
          <table:table-cell office:value-type="float" office:value="5.152641" calcext:value-type="float">
            <text:p>5.1526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62" calcext:value-type="float">
            <text:p>21.462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34" calcext:value-type="float">
            <text:p>34</text:p>
          </table:table-cell>
          <table:table-cell office:value-type="float" office:value="5.708515" calcext:value-type="float">
            <text:p>5.708515</text:p>
          </table:table-cell>
          <table:table-cell office:value-type="float" office:value="5.577402" calcext:value-type="float">
            <text:p>5.577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75" calcext:value-type="float">
            <text:p>21.475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4.9" calcext:value-type="float">
            <text:p>34.9</text:p>
          </table:table-cell>
          <table:table-cell office:value-type="float" office:value="5.475028" calcext:value-type="float">
            <text:p>5.475028</text:p>
          </table:table-cell>
          <table:table-cell office:value-type="float" office:value="5.369582" calcext:value-type="float">
            <text:p>5.369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86" calcext:value-type="float">
            <text:p>21.486</text:p>
          </table:table-cell>
          <table:table-cell office:value-type="float" office:value="33.43333" calcext:value-type="float">
            <text:p>33.43333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6.013667" calcext:value-type="float">
            <text:p>6.013667</text:p>
          </table:table-cell>
          <table:table-cell office:value-type="float" office:value="5.534286" calcext:value-type="float">
            <text:p>5.5342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98" calcext:value-type="float">
            <text:p>21.498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373126" calcext:value-type="float">
            <text:p>5.373126</text:p>
          </table:table-cell>
          <table:table-cell office:value-type="float" office:value="5.632103" calcext:value-type="float">
            <text:p>5.6321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1" calcext:value-type="float">
            <text:p>21.51</text:p>
          </table:table-cell>
          <table:table-cell office:value-type="float" office:value="35.2" calcext:value-type="float">
            <text:p>35.2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5.419453" calcext:value-type="float">
            <text:p>5.419453</text:p>
          </table:table-cell>
          <table:table-cell office:value-type="float" office:value="5.651482" calcext:value-type="float">
            <text:p>5.6514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22" calcext:value-type="float">
            <text:p>21.522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5.245059" calcext:value-type="float">
            <text:p>5.245059</text:p>
          </table:table-cell>
          <table:table-cell office:value-type="float" office:value="5.200452" calcext:value-type="float">
            <text:p>5.200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38" calcext:value-type="float">
            <text:p>21.538</text:p>
          </table:table-cell>
          <table:table-cell office:value-type="float" office:value="33.4" calcext:value-type="float">
            <text:p>33.4</text:p>
          </table:table-cell>
          <table:table-cell office:value-type="float" office:value="34.6" calcext:value-type="float">
            <text:p>34.6</text:p>
          </table:table-cell>
          <table:table-cell office:value-type="float" office:value="5.97986" calcext:value-type="float">
            <text:p>5.97986</text:p>
          </table:table-cell>
          <table:table-cell office:value-type="float" office:value="5.392968" calcext:value-type="float">
            <text:p>5.3929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5" calcext:value-type="float">
            <text:p>21.55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757269" calcext:value-type="float">
            <text:p>5.757269</text:p>
          </table:table-cell>
          <table:table-cell office:value-type="float" office:value="5.020139" calcext:value-type="float">
            <text:p>5.0201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61" calcext:value-type="float">
            <text:p>21.561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344523" calcext:value-type="float">
            <text:p>5.344523</text:p>
          </table:table-cell>
          <table:table-cell office:value-type="float" office:value="5.271665" calcext:value-type="float">
            <text:p>5.271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73" calcext:value-type="float">
            <text:p>21.573</text:p>
          </table:table-cell>
          <table:table-cell office:value-type="float" office:value="36.4" calcext:value-type="float">
            <text:p>36.4</text:p>
          </table:table-cell>
          <table:table-cell office:value-type="float" office:value="34.3" calcext:value-type="float">
            <text:p>34.3</text:p>
          </table:table-cell>
          <table:table-cell office:value-type="float" office:value="5.024666" calcext:value-type="float">
            <text:p>5.024666</text:p>
          </table:table-cell>
          <table:table-cell office:value-type="float" office:value="5.506151" calcext:value-type="float">
            <text:p>5.506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86" calcext:value-type="float">
            <text:p>21.586</text:p>
          </table:table-cell>
          <table:table-cell office:value-type="float" office:value="32.46667" calcext:value-type="float">
            <text:p>32.46667</text:p>
          </table:table-cell>
          <table:table-cell office:value-type="float" office:value="35.9" calcext:value-type="float">
            <text:p>35.9</text:p>
          </table:table-cell>
          <table:table-cell office:value-type="float" office:value="6.239851" calcext:value-type="float">
            <text:p>6.239851</text:p>
          </table:table-cell>
          <table:table-cell office:value-type="float" office:value="5.032856" calcext:value-type="float">
            <text:p>5.032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598" calcext:value-type="float">
            <text:p>21.598</text:p>
          </table:table-cell>
          <table:table-cell office:value-type="float" office:value="33.8" calcext:value-type="float">
            <text:p>33.8</text:p>
          </table:table-cell>
          <table:table-cell office:value-type="float" office:value="34.7" calcext:value-type="float">
            <text:p>34.7</text:p>
          </table:table-cell>
          <table:table-cell office:value-type="float" office:value="6.04743" calcext:value-type="float">
            <text:p>6.04743</text:p>
          </table:table-cell>
          <table:table-cell office:value-type="float" office:value="5.329107" calcext:value-type="float">
            <text:p>5.3291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13" calcext:value-type="float">
            <text:p>21.613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6.192506" calcext:value-type="float">
            <text:p>6.192506</text:p>
          </table:table-cell>
          <table:table-cell office:value-type="float" office:value="5.269027" calcext:value-type="float">
            <text:p>5.2690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24" calcext:value-type="float">
            <text:p>21.62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657599" calcext:value-type="float">
            <text:p>5.657599</text:p>
          </table:table-cell>
          <table:table-cell office:value-type="float" office:value="5.267996" calcext:value-type="float">
            <text:p>5.2679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36" calcext:value-type="float">
            <text:p>21.636</text:p>
          </table:table-cell>
          <table:table-cell office:value-type="float" office:value="34" calcext:value-type="float">
            <text:p>34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865587" calcext:value-type="float">
            <text:p>5.865587</text:p>
          </table:table-cell>
          <table:table-cell office:value-type="float" office:value="5.322031" calcext:value-type="float">
            <text:p>5.3220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48" calcext:value-type="float">
            <text:p>21.648</text:p>
          </table:table-cell>
          <table:table-cell office:value-type="float" office:value="34.4" calcext:value-type="float">
            <text:p>34.4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5.777181" calcext:value-type="float">
            <text:p>5.777181</text:p>
          </table:table-cell>
          <table:table-cell office:value-type="float" office:value="5.36526" calcext:value-type="float">
            <text:p>5.365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6" calcext:value-type="float">
            <text:p>21.66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521619" calcext:value-type="float">
            <text:p>5.521619</text:p>
          </table:table-cell>
          <table:table-cell office:value-type="float" office:value="5.341297" calcext:value-type="float">
            <text:p>5.341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73" calcext:value-type="float">
            <text:p>21.67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146566" calcext:value-type="float">
            <text:p>5.146566</text:p>
          </table:table-cell>
          <table:table-cell office:value-type="float" office:value="5.119919" calcext:value-type="float">
            <text:p>5.1199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84" calcext:value-type="float">
            <text:p>21.684</text:p>
          </table:table-cell>
          <table:table-cell office:value-type="float" office:value="32.9" calcext:value-type="float">
            <text:p>32.9</text:p>
          </table:table-cell>
          <table:table-cell office:value-type="float" office:value="36.5" calcext:value-type="float">
            <text:p>36.5</text:p>
          </table:table-cell>
          <table:table-cell office:value-type="float" office:value="6.123557" calcext:value-type="float">
            <text:p>6.123557</text:p>
          </table:table-cell>
          <table:table-cell office:value-type="float" office:value="4.762149" calcext:value-type="float">
            <text:p>4.762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96" calcext:value-type="float">
            <text:p>21.696</text:p>
          </table:table-cell>
          <table:table-cell office:value-type="float" office:value="34.2" calcext:value-type="float">
            <text:p>34.2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5.895127" calcext:value-type="float">
            <text:p>5.895127</text:p>
          </table:table-cell>
          <table:table-cell office:value-type="float" office:value="5.233254" calcext:value-type="float">
            <text:p>5.2332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08" calcext:value-type="float">
            <text:p>21.708</text:p>
          </table:table-cell>
          <table:table-cell office:value-type="float" office:value="33.3" calcext:value-type="float">
            <text:p>33.3</text:p>
          </table:table-cell>
          <table:table-cell office:value-type="float" office:value="36.7" calcext:value-type="float">
            <text:p>36.7</text:p>
          </table:table-cell>
          <table:table-cell office:value-type="float" office:value="6.141876" calcext:value-type="float">
            <text:p>6.141876</text:p>
          </table:table-cell>
          <table:table-cell office:value-type="float" office:value="4.720504" calcext:value-type="float">
            <text:p>4.720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2" calcext:value-type="float">
            <text:p>21.72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259265" calcext:value-type="float">
            <text:p>5.259265</text:p>
          </table:table-cell>
          <table:table-cell office:value-type="float" office:value="4.694875" calcext:value-type="float">
            <text:p>4.6948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35" calcext:value-type="float">
            <text:p>21.735</text:p>
          </table:table-cell>
          <table:table-cell office:value-type="float" office:value="32.83333" calcext:value-type="float">
            <text:p>32.83333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6.167642" calcext:value-type="float">
            <text:p>6.167642</text:p>
          </table:table-cell>
          <table:table-cell office:value-type="float" office:value="4.852755" calcext:value-type="float">
            <text:p>4.852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5" calcext:value-type="float">
            <text:p>21.75</text:p>
          </table:table-cell>
          <table:table-cell office:value-type="float" office:value="38.16667" calcext:value-type="float">
            <text:p>38.16667</text:p>
          </table:table-cell>
          <table:table-cell office:value-type="float" office:value="34.2" calcext:value-type="float">
            <text:p>34.2</text:p>
          </table:table-cell>
          <table:table-cell office:value-type="float" office:value="4.615382" calcext:value-type="float">
            <text:p>4.615382</text:p>
          </table:table-cell>
          <table:table-cell office:value-type="float" office:value="5.458212" calcext:value-type="float">
            <text:p>5.458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61" calcext:value-type="float">
            <text:p>21.761</text:p>
          </table:table-cell>
          <table:table-cell office:value-type="float" office:value="36.36667" calcext:value-type="float">
            <text:p>36.36667</text:p>
          </table:table-cell>
          <table:table-cell office:value-type="float" office:value="36.2" calcext:value-type="float">
            <text:p>36.2</text:p>
          </table:table-cell>
          <table:table-cell office:value-type="float" office:value="4.893248" calcext:value-type="float">
            <text:p>4.893248</text:p>
          </table:table-cell>
          <table:table-cell office:value-type="float" office:value="4.927967" calcext:value-type="float">
            <text:p>4.9279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73" calcext:value-type="float">
            <text:p>21.773</text:p>
          </table:table-cell>
          <table:table-cell office:value-type="float" office:value="33.5" calcext:value-type="float">
            <text:p>33.5</text:p>
          </table:table-cell>
          <table:table-cell office:value-type="float" office:value="36.4" calcext:value-type="float">
            <text:p>36.4</text:p>
          </table:table-cell>
          <table:table-cell office:value-type="float" office:value="5.881247" calcext:value-type="float">
            <text:p>5.881247</text:p>
          </table:table-cell>
          <table:table-cell office:value-type="float" office:value="4.757375" calcext:value-type="float">
            <text:p>4.7573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85" calcext:value-type="float">
            <text:p>21.785</text:p>
          </table:table-cell>
          <table:table-cell office:value-type="float" office:value="35" calcext:value-type="float">
            <text:p>35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589962" calcext:value-type="float">
            <text:p>5.589962</text:p>
          </table:table-cell>
          <table:table-cell office:value-type="float" office:value="5.449237" calcext:value-type="float">
            <text:p>5.4492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797" calcext:value-type="float">
            <text:p>21.797</text:p>
          </table:table-cell>
          <table:table-cell office:value-type="float" office:value="34.8" calcext:value-type="float">
            <text:p>34.8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596773" calcext:value-type="float">
            <text:p>5.596773</text:p>
          </table:table-cell>
          <table:table-cell office:value-type="float" office:value="5.109516" calcext:value-type="float">
            <text:p>5.109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1" calcext:value-type="float">
            <text:p>21.81</text:p>
          </table:table-cell>
          <table:table-cell office:value-type="float" office:value="34.1" calcext:value-type="float">
            <text:p>34.1</text:p>
          </table:table-cell>
          <table:table-cell office:value-type="float" office:value="37.4" calcext:value-type="float">
            <text:p>37.4</text:p>
          </table:table-cell>
          <table:table-cell office:value-type="float" office:value="5.825461" calcext:value-type="float">
            <text:p>5.825461</text:p>
          </table:table-cell>
          <table:table-cell office:value-type="float" office:value="4.467598" calcext:value-type="float">
            <text:p>4.467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21" calcext:value-type="float">
            <text:p>21.821</text:p>
          </table:table-cell>
          <table:table-cell office:value-type="float" office:value="35.5" calcext:value-type="float">
            <text:p>35.5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41574" calcext:value-type="float">
            <text:p>5.41574</text:p>
          </table:table-cell>
          <table:table-cell office:value-type="float" office:value="5.044498" calcext:value-type="float">
            <text:p>5.0444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32" calcext:value-type="float">
            <text:p>21.832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182897" calcext:value-type="float">
            <text:p>5.182897</text:p>
          </table:table-cell>
          <table:table-cell office:value-type="float" office:value="5.14819" calcext:value-type="float">
            <text:p>5.148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44" calcext:value-type="float">
            <text:p>21.844</text:p>
          </table:table-cell>
          <table:table-cell office:value-type="float" office:value="36.5" calcext:value-type="float">
            <text:p>36.5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4.963971" calcext:value-type="float">
            <text:p>4.963971</text:p>
          </table:table-cell>
          <table:table-cell office:value-type="float" office:value="5.265713" calcext:value-type="float">
            <text:p>5.2657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55" calcext:value-type="float">
            <text:p>21.855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6.93333" calcext:value-type="float">
            <text:p>36.93333</text:p>
          </table:table-cell>
          <table:table-cell office:value-type="float" office:value="5.614349" calcext:value-type="float">
            <text:p>5.614349</text:p>
          </table:table-cell>
          <table:table-cell office:value-type="float" office:value="4.649478" calcext:value-type="float">
            <text:p>4.649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72" calcext:value-type="float">
            <text:p>21.872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158649" calcext:value-type="float">
            <text:p>5.158649</text:p>
          </table:table-cell>
          <table:table-cell office:value-type="float" office:value="5.274415" calcext:value-type="float">
            <text:p>5.274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83" calcext:value-type="float">
            <text:p>21.883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100724" calcext:value-type="float">
            <text:p>5.100724</text:p>
          </table:table-cell>
          <table:table-cell office:value-type="float" office:value="5.387309" calcext:value-type="float">
            <text:p>5.3873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895" calcext:value-type="float">
            <text:p>21.895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219496" calcext:value-type="float">
            <text:p>5.219496</text:p>
          </table:table-cell>
          <table:table-cell office:value-type="float" office:value="5.192348" calcext:value-type="float">
            <text:p>5.1923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07" calcext:value-type="float">
            <text:p>21.907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1457" calcext:value-type="float">
            <text:p>5.1457</text:p>
          </table:table-cell>
          <table:table-cell office:value-type="float" office:value="5.163993" calcext:value-type="float">
            <text:p>5.1639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19" calcext:value-type="float">
            <text:p>21.919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358479" calcext:value-type="float">
            <text:p>5.358479</text:p>
          </table:table-cell>
          <table:table-cell office:value-type="float" office:value="4.779087" calcext:value-type="float">
            <text:p>4.7790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31" calcext:value-type="float">
            <text:p>21.931</text:p>
          </table:table-cell>
          <table:table-cell office:value-type="float" office:value="33.66667" calcext:value-type="float">
            <text:p>33.66667</text:p>
          </table:table-cell>
          <table:table-cell office:value-type="float" office:value="35.1" calcext:value-type="float">
            <text:p>35.1</text:p>
          </table:table-cell>
          <table:table-cell office:value-type="float" office:value="5.920291" calcext:value-type="float">
            <text:p>5.920291</text:p>
          </table:table-cell>
          <table:table-cell office:value-type="float" office:value="5.14687" calcext:value-type="float">
            <text:p>5.146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44" calcext:value-type="float">
            <text:p>21.944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5.424444" calcext:value-type="float">
            <text:p>5.424444</text:p>
          </table:table-cell>
          <table:table-cell office:value-type="float" office:value="5.523024" calcext:value-type="float">
            <text:p>5.523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55" calcext:value-type="float">
            <text:p>21.955</text:p>
          </table:table-cell>
          <table:table-cell office:value-type="float" office:value="37.2" calcext:value-type="float">
            <text:p>37.2</text:p>
          </table:table-cell>
          <table:table-cell office:value-type="float" office:value="36.1" calcext:value-type="float">
            <text:p>36.1</text:p>
          </table:table-cell>
          <table:table-cell office:value-type="float" office:value="4.784024" calcext:value-type="float">
            <text:p>4.784024</text:p>
          </table:table-cell>
          <table:table-cell office:value-type="float" office:value="4.968886" calcext:value-type="float">
            <text:p>4.9688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66" calcext:value-type="float">
            <text:p>21.966</text:p>
          </table:table-cell>
          <table:table-cell office:value-type="float" office:value="33.83333" calcext:value-type="float">
            <text:p>33.83333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751193" calcext:value-type="float">
            <text:p>5.751193</text:p>
          </table:table-cell>
          <table:table-cell office:value-type="float" office:value="4.966982" calcext:value-type="float">
            <text:p>4.9669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78" calcext:value-type="float">
            <text:p>21.978</text:p>
          </table:table-cell>
          <table:table-cell office:value-type="float" office:value="37.56667" calcext:value-type="float">
            <text:p>37.56667</text:p>
          </table:table-cell>
          <table:table-cell office:value-type="float" office:value="33.9" calcext:value-type="float">
            <text:p>33.9</text:p>
          </table:table-cell>
          <table:table-cell office:value-type="float" office:value="4.752946" calcext:value-type="float">
            <text:p>4.752946</text:p>
          </table:table-cell>
          <table:table-cell office:value-type="float" office:value="5.5618" calcext:value-type="float">
            <text:p>5.56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989" calcext:value-type="float">
            <text:p>21.989</text:p>
          </table:table-cell>
          <table:table-cell office:value-type="float" office:value="36.63334" calcext:value-type="float">
            <text:p>36.63334</text:p>
          </table:table-cell>
          <table:table-cell office:value-type="float" office:value="35" calcext:value-type="float">
            <text:p>35</text:p>
          </table:table-cell>
          <table:table-cell office:value-type="float" office:value="4.8315" calcext:value-type="float">
            <text:p>4.8315</text:p>
          </table:table-cell>
          <table:table-cell office:value-type="float" office:value="5.335217" calcext:value-type="float">
            <text:p>5.335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04" calcext:value-type="float">
            <text:p>22.004</text:p>
          </table:table-cell>
          <table:table-cell office:value-type="float" office:value="35.9" calcext:value-type="float">
            <text:p>35.9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5.087037" calcext:value-type="float">
            <text:p>5.087037</text:p>
          </table:table-cell>
          <table:table-cell office:value-type="float" office:value="4.942605" calcext:value-type="float">
            <text:p>4.9426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16" calcext:value-type="float">
            <text:p>22.016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5.2" calcext:value-type="float">
            <text:p>35.2</text:p>
          </table:table-cell>
          <table:table-cell office:value-type="float" office:value="5.322779" calcext:value-type="float">
            <text:p>5.322779</text:p>
          </table:table-cell>
          <table:table-cell office:value-type="float" office:value="5.145909" calcext:value-type="float">
            <text:p>5.1459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27" calcext:value-type="float">
            <text:p>22.027</text:p>
          </table:table-cell>
          <table:table-cell office:value-type="float" office:value="35.3" calcext:value-type="float">
            <text:p>35.3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380649" calcext:value-type="float">
            <text:p>5.380649</text:p>
          </table:table-cell>
          <table:table-cell office:value-type="float" office:value="5.17516" calcext:value-type="float">
            <text:p>5.175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38" calcext:value-type="float">
            <text:p>22.038</text:p>
          </table:table-cell>
          <table:table-cell office:value-type="float" office:value="36.8" calcext:value-type="float">
            <text:p>36.8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4.904764" calcext:value-type="float">
            <text:p>4.904764</text:p>
          </table:table-cell>
          <table:table-cell office:value-type="float" office:value="5.375484" calcext:value-type="float">
            <text:p>5.3754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49" calcext:value-type="float">
            <text:p>22.049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5.22291" calcext:value-type="float">
            <text:p>5.22291</text:p>
          </table:table-cell>
          <table:table-cell office:value-type="float" office:value="5.017502" calcext:value-type="float">
            <text:p>5.0175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6" calcext:value-type="float">
            <text:p>22.06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36.86666" calcext:value-type="float">
            <text:p>36.86666</text:p>
          </table:table-cell>
          <table:table-cell office:value-type="float" office:value="5.868393" calcext:value-type="float">
            <text:p>5.868393</text:p>
          </table:table-cell>
          <table:table-cell office:value-type="float" office:value="4.619053" calcext:value-type="float">
            <text:p>4.6190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71" calcext:value-type="float">
            <text:p>22.071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833859" calcext:value-type="float">
            <text:p>5.833859</text:p>
          </table:table-cell>
          <table:table-cell office:value-type="float" office:value="5.005684" calcext:value-type="float">
            <text:p>5.0056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83" calcext:value-type="float">
            <text:p>22.083</text:p>
          </table:table-cell>
          <table:table-cell office:value-type="float" office:value="37.33333" calcext:value-type="float">
            <text:p>37.33333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4.819384" calcext:value-type="float">
            <text:p>4.819384</text:p>
          </table:table-cell>
          <table:table-cell office:value-type="float" office:value="5.591199" calcext:value-type="float">
            <text:p>5.5911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094" calcext:value-type="float">
            <text:p>22.094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6.8" calcext:value-type="float">
            <text:p>36.8</text:p>
          </table:table-cell>
          <table:table-cell office:value-type="float" office:value="5.160192" calcext:value-type="float">
            <text:p>5.160192</text:p>
          </table:table-cell>
          <table:table-cell office:value-type="float" office:value="4.753376" calcext:value-type="float">
            <text:p>4.7533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06" calcext:value-type="float">
            <text:p>22.106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5.7" calcext:value-type="float">
            <text:p>35.7</text:p>
          </table:table-cell>
          <table:table-cell office:value-type="float" office:value="5.271914" calcext:value-type="float">
            <text:p>5.271914</text:p>
          </table:table-cell>
          <table:table-cell office:value-type="float" office:value="4.944108" calcext:value-type="float">
            <text:p>4.944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18" calcext:value-type="float">
            <text:p>22.118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4.1" calcext:value-type="float">
            <text:p>34.1</text:p>
          </table:table-cell>
          <table:table-cell office:value-type="float" office:value="5.153509" calcext:value-type="float">
            <text:p>5.153509</text:p>
          </table:table-cell>
          <table:table-cell office:value-type="float" office:value="5.501763" calcext:value-type="float">
            <text:p>5.5017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3" calcext:value-type="float">
            <text:p>22.13</text:p>
          </table:table-cell>
          <table:table-cell office:value-type="float" office:value="32.86667" calcext:value-type="float">
            <text:p>32.86667</text:p>
          </table:table-cell>
          <table:table-cell office:value-type="float" office:value="36.5" calcext:value-type="float">
            <text:p>36.5</text:p>
          </table:table-cell>
          <table:table-cell office:value-type="float" office:value="6.137294" calcext:value-type="float">
            <text:p>6.137294</text:p>
          </table:table-cell>
          <table:table-cell office:value-type="float" office:value="4.831981" calcext:value-type="float">
            <text:p>4.8319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42" calcext:value-type="float">
            <text:p>22.142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519514" calcext:value-type="float">
            <text:p>5.519514</text:p>
          </table:table-cell>
          <table:table-cell office:value-type="float" office:value="4.980337" calcext:value-type="float">
            <text:p>4.980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54" calcext:value-type="float">
            <text:p>22.154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179712" calcext:value-type="float">
            <text:p>5.179712</text:p>
          </table:table-cell>
          <table:table-cell office:value-type="float" office:value="4.836511" calcext:value-type="float">
            <text:p>4.836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66" calcext:value-type="float">
            <text:p>22.166</text:p>
          </table:table-cell>
          <table:table-cell office:value-type="float" office:value="37.73333" calcext:value-type="float">
            <text:p>37.73333</text:p>
          </table:table-cell>
          <table:table-cell office:value-type="float" office:value="33.73333" calcext:value-type="float">
            <text:p>33.73333</text:p>
          </table:table-cell>
          <table:table-cell office:value-type="float" office:value="4.560243" calcext:value-type="float">
            <text:p>4.560243</text:p>
          </table:table-cell>
          <table:table-cell office:value-type="float" office:value="5.59849" calcext:value-type="float">
            <text:p>5.598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78" calcext:value-type="float">
            <text:p>22.178</text:p>
          </table:table-cell>
          <table:table-cell office:value-type="float" office:value="34.7" calcext:value-type="float">
            <text:p>34.7</text:p>
          </table:table-cell>
          <table:table-cell office:value-type="float" office:value="35.73334" calcext:value-type="float">
            <text:p>35.73334</text:p>
          </table:table-cell>
          <table:table-cell office:value-type="float" office:value="5.423752" calcext:value-type="float">
            <text:p>5.423752</text:p>
          </table:table-cell>
          <table:table-cell office:value-type="float" office:value="5.099208" calcext:value-type="float">
            <text:p>5.0992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189" calcext:value-type="float">
            <text:p>22.189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454526" calcext:value-type="float">
            <text:p>5.454526</text:p>
          </table:table-cell>
          <table:table-cell office:value-type="float" office:value="4.956235" calcext:value-type="float">
            <text:p>4.9562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05" calcext:value-type="float">
            <text:p>22.205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6.077413" calcext:value-type="float">
            <text:p>6.077413</text:p>
          </table:table-cell>
          <table:table-cell office:value-type="float" office:value="4.743751" calcext:value-type="float">
            <text:p>4.7437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17" calcext:value-type="float">
            <text:p>22.217</text:p>
          </table:table-cell>
          <table:table-cell office:value-type="float" office:value="37.1" calcext:value-type="float">
            <text:p>37.1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4.943796" calcext:value-type="float">
            <text:p>4.943796</text:p>
          </table:table-cell>
          <table:table-cell office:value-type="float" office:value="5.741432" calcext:value-type="float">
            <text:p>5.741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28" calcext:value-type="float">
            <text:p>22.228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9" calcext:value-type="float">
            <text:p>35.9</text:p>
          </table:table-cell>
          <table:table-cell office:value-type="float" office:value="5.44434" calcext:value-type="float">
            <text:p>5.44434</text:p>
          </table:table-cell>
          <table:table-cell office:value-type="float" office:value="5.072344" calcext:value-type="float">
            <text:p>5.0723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4" calcext:value-type="float">
            <text:p>22.24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348892" calcext:value-type="float">
            <text:p>5.348892</text:p>
          </table:table-cell>
          <table:table-cell office:value-type="float" office:value="5.13395" calcext:value-type="float">
            <text:p>5.133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52" calcext:value-type="float">
            <text:p>22.252</text:p>
          </table:table-cell>
          <table:table-cell office:value-type="float" office:value="35.6" calcext:value-type="float">
            <text:p>35.6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5.286483" calcext:value-type="float">
            <text:p>5.286483</text:p>
          </table:table-cell>
          <table:table-cell office:value-type="float" office:value="5.481816" calcext:value-type="float">
            <text:p>5.481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64" calcext:value-type="float">
            <text:p>22.264</text:p>
          </table:table-cell>
          <table:table-cell office:value-type="float" office:value="35.6" calcext:value-type="float">
            <text:p>35.6</text:p>
          </table:table-cell>
          <table:table-cell office:value-type="float" office:value="35.1" calcext:value-type="float">
            <text:p>35.1</text:p>
          </table:table-cell>
          <table:table-cell office:value-type="float" office:value="5.274071" calcext:value-type="float">
            <text:p>5.274071</text:p>
          </table:table-cell>
          <table:table-cell office:value-type="float" office:value="5.279657" calcext:value-type="float">
            <text:p>5.279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77" calcext:value-type="float">
            <text:p>22.277</text:p>
          </table:table-cell>
          <table:table-cell office:value-type="float" office:value="36.1" calcext:value-type="float">
            <text:p>36.1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109156" calcext:value-type="float">
            <text:p>5.109156</text:p>
          </table:table-cell>
          <table:table-cell office:value-type="float" office:value="5.260823" calcext:value-type="float">
            <text:p>5.2608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288" calcext:value-type="float">
            <text:p>22.288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130685" calcext:value-type="float">
            <text:p>5.130685</text:p>
          </table:table-cell>
          <table:table-cell office:value-type="float" office:value="4.899576" calcext:value-type="float">
            <text:p>4.8995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.3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026766" calcext:value-type="float">
            <text:p>5.026766</text:p>
          </table:table-cell>
          <table:table-cell office:value-type="float" office:value="5.347941" calcext:value-type="float">
            <text:p>5.347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12" calcext:value-type="float">
            <text:p>22.312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5.8" calcext:value-type="float">
            <text:p>35.8</text:p>
          </table:table-cell>
          <table:table-cell office:value-type="float" office:value="5.276968" calcext:value-type="float">
            <text:p>5.276968</text:p>
          </table:table-cell>
          <table:table-cell office:value-type="float" office:value="5.025349" calcext:value-type="float">
            <text:p>5.0253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24" calcext:value-type="float">
            <text:p>22.324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37" calcext:value-type="float">
            <text:p>37</text:p>
          </table:table-cell>
          <table:table-cell office:value-type="float" office:value="5.456381" calcext:value-type="float">
            <text:p>5.456381</text:p>
          </table:table-cell>
          <table:table-cell office:value-type="float" office:value="4.571444" calcext:value-type="float">
            <text:p>4.5714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38" calcext:value-type="float">
            <text:p>22.338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448121" calcext:value-type="float">
            <text:p>5.448121</text:p>
          </table:table-cell>
          <table:table-cell office:value-type="float" office:value="5.164201" calcext:value-type="float">
            <text:p>5.1642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5" calcext:value-type="float">
            <text:p>22.35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738308" calcext:value-type="float">
            <text:p>5.738308</text:p>
          </table:table-cell>
          <table:table-cell office:value-type="float" office:value="5.108643" calcext:value-type="float">
            <text:p>5.1086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63" calcext:value-type="float">
            <text:p>22.363</text:p>
          </table:table-cell>
          <table:table-cell office:value-type="float" office:value="35.6" calcext:value-type="float">
            <text:p>35.6</text:p>
          </table:table-cell>
          <table:table-cell office:value-type="float" office:value="37.1" calcext:value-type="float">
            <text:p>37.1</text:p>
          </table:table-cell>
          <table:table-cell office:value-type="float" office:value="5.361982" calcext:value-type="float">
            <text:p>5.361982</text:p>
          </table:table-cell>
          <table:table-cell office:value-type="float" office:value="4.555836" calcext:value-type="float">
            <text:p>4.555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75" calcext:value-type="float">
            <text:p>22.375</text:p>
          </table:table-cell>
          <table:table-cell office:value-type="float" office:value="33.26667" calcext:value-type="float">
            <text:p>33.26667</text:p>
          </table:table-cell>
          <table:table-cell office:value-type="float" office:value="36" calcext:value-type="float">
            <text:p>36</text:p>
          </table:table-cell>
          <table:table-cell office:value-type="float" office:value="6.044964" calcext:value-type="float">
            <text:p>6.044964</text:p>
          </table:table-cell>
          <table:table-cell office:value-type="float" office:value="4.803783" calcext:value-type="float">
            <text:p>4.8037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87" calcext:value-type="float">
            <text:p>22.387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118488" calcext:value-type="float">
            <text:p>5.118488</text:p>
          </table:table-cell>
          <table:table-cell office:value-type="float" office:value="5.123954" calcext:value-type="float">
            <text:p>5.1239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03" calcext:value-type="float">
            <text:p>22.403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5.584321" calcext:value-type="float">
            <text:p>5.584321</text:p>
          </table:table-cell>
          <table:table-cell office:value-type="float" office:value="5.555304" calcext:value-type="float">
            <text:p>5.555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16" calcext:value-type="float">
            <text:p>22.416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7" calcext:value-type="float">
            <text:p>37</text:p>
          </table:table-cell>
          <table:table-cell office:value-type="float" office:value="5.709313" calcext:value-type="float">
            <text:p>5.709313</text:p>
          </table:table-cell>
          <table:table-cell office:value-type="float" office:value="4.67612" calcext:value-type="float">
            <text:p>4.676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28" calcext:value-type="float">
            <text:p>22.428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35.8" calcext:value-type="float">
            <text:p>35.8</text:p>
          </table:table-cell>
          <table:table-cell office:value-type="float" office:value="5.213931" calcext:value-type="float">
            <text:p>5.213931</text:p>
          </table:table-cell>
          <table:table-cell office:value-type="float" office:value="4.891323" calcext:value-type="float">
            <text:p>4.8913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41" calcext:value-type="float">
            <text:p>22.441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34.7" calcext:value-type="float">
            <text:p>34.7</text:p>
          </table:table-cell>
          <table:table-cell office:value-type="float" office:value="4.953307" calcext:value-type="float">
            <text:p>4.953307</text:p>
          </table:table-cell>
          <table:table-cell office:value-type="float" office:value="5.291538" calcext:value-type="float">
            <text:p>5.2915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52" calcext:value-type="float">
            <text:p>22.452</text:p>
          </table:table-cell>
          <table:table-cell office:value-type="float" office:value="34" calcext:value-type="float">
            <text:p>34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72525" calcext:value-type="float">
            <text:p>5.72525</text:p>
          </table:table-cell>
          <table:table-cell office:value-type="float" office:value="5.197196" calcext:value-type="float">
            <text:p>5.197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65" calcext:value-type="float">
            <text:p>22.465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4" calcext:value-type="float">
            <text:p>35.4</text:p>
          </table:table-cell>
          <table:table-cell office:value-type="float" office:value="5.997403" calcext:value-type="float">
            <text:p>5.997403</text:p>
          </table:table-cell>
          <table:table-cell office:value-type="float" office:value="5.123747" calcext:value-type="float">
            <text:p>5.1237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77" calcext:value-type="float">
            <text:p>22.477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5.2" calcext:value-type="float">
            <text:p>35.2</text:p>
          </table:table-cell>
          <table:table-cell office:value-type="float" office:value="5.130034" calcext:value-type="float">
            <text:p>5.130034</text:p>
          </table:table-cell>
          <table:table-cell office:value-type="float" office:value="5.173804" calcext:value-type="float">
            <text:p>5.1738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489" calcext:value-type="float">
            <text:p>22.489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4.9" calcext:value-type="float">
            <text:p>34.9</text:p>
          </table:table-cell>
          <table:table-cell office:value-type="float" office:value="5.21784" calcext:value-type="float">
            <text:p>5.21784</text:p>
          </table:table-cell>
          <table:table-cell office:value-type="float" office:value="5.280901" calcext:value-type="float">
            <text:p>5.280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36.6" calcext:value-type="float">
            <text:p>36.6</text:p>
          </table:table-cell>
          <table:table-cell office:value-type="float" office:value="36" calcext:value-type="float">
            <text:p>36</text:p>
          </table:table-cell>
          <table:table-cell office:value-type="float" office:value="4.932512" calcext:value-type="float">
            <text:p>4.932512</text:p>
          </table:table-cell>
          <table:table-cell office:value-type="float" office:value="4.944389" calcext:value-type="float">
            <text:p>4.9443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12" calcext:value-type="float">
            <text:p>22.512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7.5" calcext:value-type="float">
            <text:p>37.5</text:p>
          </table:table-cell>
          <table:table-cell office:value-type="float" office:value="5.634473" calcext:value-type="float">
            <text:p>5.634473</text:p>
          </table:table-cell>
          <table:table-cell office:value-type="float" office:value="4.390222" calcext:value-type="float">
            <text:p>4.3902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24" calcext:value-type="float">
            <text:p>22.524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5.058875" calcext:value-type="float">
            <text:p>5.058875</text:p>
          </table:table-cell>
          <table:table-cell office:value-type="float" office:value="4.757387" calcext:value-type="float">
            <text:p>4.7573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45" calcext:value-type="float">
            <text:p>22.545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897589" calcext:value-type="float">
            <text:p>5.897589</text:p>
          </table:table-cell>
          <table:table-cell office:value-type="float" office:value="5.209657" calcext:value-type="float">
            <text:p>5.2096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56" calcext:value-type="float">
            <text:p>22.556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337936" calcext:value-type="float">
            <text:p>5.337936</text:p>
          </table:table-cell>
          <table:table-cell office:value-type="float" office:value="4.876578" calcext:value-type="float">
            <text:p>4.8765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68" calcext:value-type="float">
            <text:p>22.568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6.43333" calcext:value-type="float">
            <text:p>36.43333</text:p>
          </table:table-cell>
          <table:table-cell office:value-type="float" office:value="5.746289" calcext:value-type="float">
            <text:p>5.746289</text:p>
          </table:table-cell>
          <table:table-cell office:value-type="float" office:value="4.72345" calcext:value-type="float">
            <text:p>4.723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8" calcext:value-type="float">
            <text:p>22.58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599558" calcext:value-type="float">
            <text:p>5.599558</text:p>
          </table:table-cell>
          <table:table-cell office:value-type="float" office:value="5.082901" calcext:value-type="float">
            <text:p>5.0829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592" calcext:value-type="float">
            <text:p>22.592</text:p>
          </table:table-cell>
          <table:table-cell office:value-type="float" office:value="35.1" calcext:value-type="float">
            <text:p>35.1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494255" calcext:value-type="float">
            <text:p>5.494255</text:p>
          </table:table-cell>
          <table:table-cell office:value-type="float" office:value="5.088899" calcext:value-type="float">
            <text:p>5.088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04" calcext:value-type="float">
            <text:p>22.604</text:p>
          </table:table-cell>
          <table:table-cell office:value-type="float" office:value="33.2" calcext:value-type="float">
            <text:p>33.2</text:p>
          </table:table-cell>
          <table:table-cell office:value-type="float" office:value="35.6" calcext:value-type="float">
            <text:p>35.6</text:p>
          </table:table-cell>
          <table:table-cell office:value-type="float" office:value="6.090546" calcext:value-type="float">
            <text:p>6.090546</text:p>
          </table:table-cell>
          <table:table-cell office:value-type="float" office:value="5.035364" calcext:value-type="float">
            <text:p>5.0353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16" calcext:value-type="float">
            <text:p>22.616</text:p>
          </table:table-cell>
          <table:table-cell office:value-type="float" office:value="34.7" calcext:value-type="float">
            <text:p>34.7</text:p>
          </table:table-cell>
          <table:table-cell office:value-type="float" office:value="36.03333" calcext:value-type="float">
            <text:p>36.03333</text:p>
          </table:table-cell>
          <table:table-cell office:value-type="float" office:value="5.72099" calcext:value-type="float">
            <text:p>5.72099</text:p>
          </table:table-cell>
          <table:table-cell office:value-type="float" office:value="4.883505" calcext:value-type="float">
            <text:p>4.8835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27" calcext:value-type="float">
            <text:p>22.62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798862" calcext:value-type="float">
            <text:p>5.798862</text:p>
          </table:table-cell>
          <table:table-cell office:value-type="float" office:value="5.340464" calcext:value-type="float">
            <text:p>5.340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38" calcext:value-type="float">
            <text:p>22.638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835876" calcext:value-type="float">
            <text:p>5.835876</text:p>
          </table:table-cell>
          <table:table-cell office:value-type="float" office:value="5.105677" calcext:value-type="float">
            <text:p>5.1056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49" calcext:value-type="float">
            <text:p>22.649</text:p>
          </table:table-cell>
          <table:table-cell office:value-type="float" office:value="38.16667" calcext:value-type="float">
            <text:p>38.16667</text:p>
          </table:table-cell>
          <table:table-cell office:value-type="float" office:value="36.2" calcext:value-type="float">
            <text:p>36.2</text:p>
          </table:table-cell>
          <table:table-cell office:value-type="float" office:value="4.54359" calcext:value-type="float">
            <text:p>4.54359</text:p>
          </table:table-cell>
          <table:table-cell office:value-type="float" office:value="4.841946" calcext:value-type="float">
            <text:p>4.8419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6" calcext:value-type="float">
            <text:p>22.66</text:p>
          </table:table-cell>
          <table:table-cell office:value-type="float" office:value="35.6" calcext:value-type="float">
            <text:p>35.6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5.122189" calcext:value-type="float">
            <text:p>5.122189</text:p>
          </table:table-cell>
          <table:table-cell office:value-type="float" office:value="5.201067" calcext:value-type="float">
            <text:p>5.2010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71" calcext:value-type="float">
            <text:p>22.671</text:p>
          </table:table-cell>
          <table:table-cell office:value-type="float" office:value="31.93333" calcext:value-type="float">
            <text:p>31.93333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6.429345" calcext:value-type="float">
            <text:p>6.429345</text:p>
          </table:table-cell>
          <table:table-cell office:value-type="float" office:value="5.499461" calcext:value-type="float">
            <text:p>5.4994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83" calcext:value-type="float">
            <text:p>22.68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5.366724" calcext:value-type="float">
            <text:p>5.366724</text:p>
          </table:table-cell>
          <table:table-cell office:value-type="float" office:value="4.983941" calcext:value-type="float">
            <text:p>4.983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694" calcext:value-type="float">
            <text:p>22.694</text:p>
          </table:table-cell>
          <table:table-cell office:value-type="float" office:value="38.86666" calcext:value-type="float">
            <text:p>38.86666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4.224143" calcext:value-type="float">
            <text:p>4.224143</text:p>
          </table:table-cell>
          <table:table-cell office:value-type="float" office:value="5.097932" calcext:value-type="float">
            <text:p>5.0979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05" calcext:value-type="float">
            <text:p>22.705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341736" calcext:value-type="float">
            <text:p>5.341736</text:p>
          </table:table-cell>
          <table:table-cell office:value-type="float" office:value="5.088024" calcext:value-type="float">
            <text:p>5.088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16" calcext:value-type="float">
            <text:p>22.716</text:p>
          </table:table-cell>
          <table:table-cell office:value-type="float" office:value="35.1" calcext:value-type="float">
            <text:p>35.1</text:p>
          </table:table-cell>
          <table:table-cell office:value-type="float" office:value="36.9" calcext:value-type="float">
            <text:p>36.9</text:p>
          </table:table-cell>
          <table:table-cell office:value-type="float" office:value="5.445067" calcext:value-type="float">
            <text:p>5.445067</text:p>
          </table:table-cell>
          <table:table-cell office:value-type="float" office:value="4.609432" calcext:value-type="float">
            <text:p>4.6094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27" calcext:value-type="float">
            <text:p>22.727</text:p>
          </table:table-cell>
          <table:table-cell office:value-type="float" office:value="36" calcext:value-type="float">
            <text:p>36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5.17281" calcext:value-type="float">
            <text:p>5.17281</text:p>
          </table:table-cell>
          <table:table-cell office:value-type="float" office:value="5.34864" calcext:value-type="float">
            <text:p>5.348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39" calcext:value-type="float">
            <text:p>22.739</text:p>
          </table:table-cell>
          <table:table-cell office:value-type="float" office:value="36.4" calcext:value-type="float">
            <text:p>36.4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4.988708" calcext:value-type="float">
            <text:p>4.988708</text:p>
          </table:table-cell>
          <table:table-cell office:value-type="float" office:value="5.62504" calcext:value-type="float">
            <text:p>5.625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52" calcext:value-type="float">
            <text:p>22.752</text:p>
          </table:table-cell>
          <table:table-cell office:value-type="float" office:value="35.3" calcext:value-type="float">
            <text:p>35.3</text:p>
          </table:table-cell>
          <table:table-cell office:value-type="float" office:value="37.46667" calcext:value-type="float">
            <text:p>37.46667</text:p>
          </table:table-cell>
          <table:table-cell office:value-type="float" office:value="5.309743" calcext:value-type="float">
            <text:p>5.309743</text:p>
          </table:table-cell>
          <table:table-cell office:value-type="float" office:value="4.531024" calcext:value-type="float">
            <text:p>4.5310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63" calcext:value-type="float">
            <text:p>22.763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3.93333" calcext:value-type="float">
            <text:p>33.93333</text:p>
          </table:table-cell>
          <table:table-cell office:value-type="float" office:value="5.589917" calcext:value-type="float">
            <text:p>5.589917</text:p>
          </table:table-cell>
          <table:table-cell office:value-type="float" office:value="5.461988" calcext:value-type="float">
            <text:p>5.4619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75" calcext:value-type="float">
            <text:p>22.775</text:p>
          </table:table-cell>
          <table:table-cell office:value-type="float" office:value="33.8" calcext:value-type="float">
            <text:p>33.8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5.915622" calcext:value-type="float">
            <text:p>5.915622</text:p>
          </table:table-cell>
          <table:table-cell office:value-type="float" office:value="5.45166" calcext:value-type="float">
            <text:p>5.45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87" calcext:value-type="float">
            <text:p>22.787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5.275354" calcext:value-type="float">
            <text:p>5.275354</text:p>
          </table:table-cell>
          <table:table-cell office:value-type="float" office:value="5.113185" calcext:value-type="float">
            <text:p>5.11318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04" calcext:value-type="float">
            <text:p>22.804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898533" calcext:value-type="float">
            <text:p>5.898533</text:p>
          </table:table-cell>
          <table:table-cell office:value-type="float" office:value="5.120477" calcext:value-type="float">
            <text:p>5.1204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16" calcext:value-type="float">
            <text:p>22.816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5.03333" calcext:value-type="float">
            <text:p>35.03333</text:p>
          </table:table-cell>
          <table:table-cell office:value-type="float" office:value="5.532303" calcext:value-type="float">
            <text:p>5.532303</text:p>
          </table:table-cell>
          <table:table-cell office:value-type="float" office:value="5.220749" calcext:value-type="float">
            <text:p>5.220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28" calcext:value-type="float">
            <text:p>22.828</text:p>
          </table:table-cell>
          <table:table-cell office:value-type="float" office:value="36.7" calcext:value-type="float">
            <text:p>36.7</text:p>
          </table:table-cell>
          <table:table-cell office:value-type="float" office:value="35" calcext:value-type="float">
            <text:p>35</text:p>
          </table:table-cell>
          <table:table-cell office:value-type="float" office:value="4.960734" calcext:value-type="float">
            <text:p>4.960734</text:p>
          </table:table-cell>
          <table:table-cell office:value-type="float" office:value="5.251321" calcext:value-type="float">
            <text:p>5.2513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41" calcext:value-type="float">
            <text:p>22.841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4.804203" calcext:value-type="float">
            <text:p>4.804203</text:p>
          </table:table-cell>
          <table:table-cell office:value-type="float" office:value="4.748178" calcext:value-type="float">
            <text:p>4.748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52" calcext:value-type="float">
            <text:p>22.852</text:p>
          </table:table-cell>
          <table:table-cell office:value-type="float" office:value="34.9" calcext:value-type="float">
            <text:p>34.9</text:p>
          </table:table-cell>
          <table:table-cell office:value-type="float" office:value="36.96667" calcext:value-type="float">
            <text:p>36.96667</text:p>
          </table:table-cell>
          <table:table-cell office:value-type="float" office:value="5.40185" calcext:value-type="float">
            <text:p>5.40185</text:p>
          </table:table-cell>
          <table:table-cell office:value-type="float" office:value="4.518651" calcext:value-type="float">
            <text:p>4.5186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65" calcext:value-type="float">
            <text:p>22.865</text:p>
          </table:table-cell>
          <table:table-cell office:value-type="float" office:value="35.5" calcext:value-type="float">
            <text:p>35.5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325409" calcext:value-type="float">
            <text:p>5.325409</text:p>
          </table:table-cell>
          <table:table-cell office:value-type="float" office:value="5.231844" calcext:value-type="float">
            <text:p>5.231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77" calcext:value-type="float">
            <text:p>22.877</text:p>
          </table:table-cell>
          <table:table-cell office:value-type="float" office:value="36.9" calcext:value-type="float">
            <text:p>36.9</text:p>
          </table:table-cell>
          <table:table-cell office:value-type="float" office:value="33.7" calcext:value-type="float">
            <text:p>33.7</text:p>
          </table:table-cell>
          <table:table-cell office:value-type="float" office:value="4.854952" calcext:value-type="float">
            <text:p>4.854952</text:p>
          </table:table-cell>
          <table:table-cell office:value-type="float" office:value="5.676478" calcext:value-type="float">
            <text:p>5.676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889" calcext:value-type="float">
            <text:p>22.889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5.617211" calcext:value-type="float">
            <text:p>5.617211</text:p>
          </table:table-cell>
          <table:table-cell office:value-type="float" office:value="4.745737" calcext:value-type="float">
            <text:p>4.745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" calcext:value-type="float">
            <text:p>22.9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5.453978" calcext:value-type="float">
            <text:p>5.453978</text:p>
          </table:table-cell>
          <table:table-cell office:value-type="float" office:value="5.232297" calcext:value-type="float">
            <text:p>5.232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12" calcext:value-type="float">
            <text:p>22.912</text:p>
          </table:table-cell>
          <table:table-cell office:value-type="float" office:value="37.8" calcext:value-type="float">
            <text:p>37.8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4.587013" calcext:value-type="float">
            <text:p>4.587013</text:p>
          </table:table-cell>
          <table:table-cell office:value-type="float" office:value="5.307151" calcext:value-type="float">
            <text:p>5.3071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24" calcext:value-type="float">
            <text:p>22.924</text:p>
          </table:table-cell>
          <table:table-cell office:value-type="float" office:value="34.6" calcext:value-type="float">
            <text:p>34.6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454945" calcext:value-type="float">
            <text:p>5.454945</text:p>
          </table:table-cell>
          <table:table-cell office:value-type="float" office:value="5.191602" calcext:value-type="float">
            <text:p>5.1916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38" calcext:value-type="float">
            <text:p>22.938</text:p>
          </table:table-cell>
          <table:table-cell office:value-type="float" office:value="33.06667" calcext:value-type="float">
            <text:p>33.06667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6.125211" calcext:value-type="float">
            <text:p>6.125211</text:p>
          </table:table-cell>
          <table:table-cell office:value-type="float" office:value="5.103402" calcext:value-type="float">
            <text:p>5.1034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51" calcext:value-type="float">
            <text:p>22.951</text:p>
          </table:table-cell>
          <table:table-cell office:value-type="float" office:value="36.76667" calcext:value-type="float">
            <text:p>36.7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054814" calcext:value-type="float">
            <text:p>5.054814</text:p>
          </table:table-cell>
          <table:table-cell office:value-type="float" office:value="5.129133" calcext:value-type="float">
            <text:p>5.1291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62" calcext:value-type="float">
            <text:p>22.962</text:p>
          </table:table-cell>
          <table:table-cell office:value-type="float" office:value="35.46667" calcext:value-type="float">
            <text:p>35.4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264337" calcext:value-type="float">
            <text:p>5.264337</text:p>
          </table:table-cell>
          <table:table-cell office:value-type="float" office:value="5.145007" calcext:value-type="float">
            <text:p>5.14500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74" calcext:value-type="float">
            <text:p>22.974</text:p>
          </table:table-cell>
          <table:table-cell office:value-type="float" office:value="37" calcext:value-type="float">
            <text:p>37</text:p>
          </table:table-cell>
          <table:table-cell office:value-type="float" office:value="36.2" calcext:value-type="float">
            <text:p>36.2</text:p>
          </table:table-cell>
          <table:table-cell office:value-type="float" office:value="4.807896" calcext:value-type="float">
            <text:p>4.807896</text:p>
          </table:table-cell>
          <table:table-cell office:value-type="float" office:value="4.844829" calcext:value-type="float">
            <text:p>4.8448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86" calcext:value-type="float">
            <text:p>22.986</text:p>
          </table:table-cell>
          <table:table-cell office:value-type="float" office:value="33.1" calcext:value-type="float">
            <text:p>33.1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984698" calcext:value-type="float">
            <text:p>5.984698</text:p>
          </table:table-cell>
          <table:table-cell office:value-type="float" office:value="4.926209" calcext:value-type="float">
            <text:p>4.9262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998" calcext:value-type="float">
            <text:p>22.998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427021" calcext:value-type="float">
            <text:p>5.427021</text:p>
          </table:table-cell>
          <table:table-cell office:value-type="float" office:value="5.115813" calcext:value-type="float">
            <text:p>5.1158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13" calcext:value-type="float">
            <text:p>23.013</text:p>
          </table:table-cell>
          <table:table-cell office:value-type="float" office:value="34.2" calcext:value-type="float">
            <text:p>34.2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5.748799" calcext:value-type="float">
            <text:p>5.748799</text:p>
          </table:table-cell>
          <table:table-cell office:value-type="float" office:value="5.207431" calcext:value-type="float">
            <text:p>5.2074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25" calcext:value-type="float">
            <text:p>23.025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6.2" calcext:value-type="float">
            <text:p>36.2</text:p>
          </table:table-cell>
          <table:table-cell office:value-type="float" office:value="5.140718" calcext:value-type="float">
            <text:p>5.140718</text:p>
          </table:table-cell>
          <table:table-cell office:value-type="float" office:value="4.857041" calcext:value-type="float">
            <text:p>4.8570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36" calcext:value-type="float">
            <text:p>23.036</text:p>
          </table:table-cell>
          <table:table-cell office:value-type="float" office:value="35.2" calcext:value-type="float">
            <text:p>35.2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5.366576" calcext:value-type="float">
            <text:p>5.366576</text:p>
          </table:table-cell>
          <table:table-cell office:value-type="float" office:value="4.874106" calcext:value-type="float">
            <text:p>4.8741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48" calcext:value-type="float">
            <text:p>23.048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4.23333" calcext:value-type="float">
            <text:p>34.23333</text:p>
          </table:table-cell>
          <table:table-cell office:value-type="float" office:value="5.64977" calcext:value-type="float">
            <text:p>5.64977</text:p>
          </table:table-cell>
          <table:table-cell office:value-type="float" office:value="5.429908" calcext:value-type="float">
            <text:p>5.4299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6" calcext:value-type="float">
            <text:p>23.06</text:p>
          </table:table-cell>
          <table:table-cell office:value-type="float" office:value="34" calcext:value-type="float">
            <text:p>34</text:p>
          </table:table-cell>
          <table:table-cell office:value-type="float" office:value="35.5" calcext:value-type="float">
            <text:p>35.5</text:p>
          </table:table-cell>
          <table:table-cell office:value-type="float" office:value="5.857227" calcext:value-type="float">
            <text:p>5.857227</text:p>
          </table:table-cell>
          <table:table-cell office:value-type="float" office:value="5.128166" calcext:value-type="float">
            <text:p>5.1281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73" calcext:value-type="float">
            <text:p>23.073</text:p>
          </table:table-cell>
          <table:table-cell office:value-type="float" office:value="35.2" calcext:value-type="float">
            <text:p>35.2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5.507889" calcext:value-type="float">
            <text:p>5.507889</text:p>
          </table:table-cell>
          <table:table-cell office:value-type="float" office:value="5.176095" calcext:value-type="float">
            <text:p>5.176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84" calcext:value-type="float">
            <text:p>23.084</text:p>
          </table:table-cell>
          <table:table-cell office:value-type="float" office:value="37.96667" calcext:value-type="float">
            <text:p>37.96667</text:p>
          </table:table-cell>
          <table:table-cell office:value-type="float" office:value="36.5" calcext:value-type="float">
            <text:p>36.5</text:p>
          </table:table-cell>
          <table:table-cell office:value-type="float" office:value="4.539468" calcext:value-type="float">
            <text:p>4.539468</text:p>
          </table:table-cell>
          <table:table-cell office:value-type="float" office:value="4.752184" calcext:value-type="float">
            <text:p>4.7521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097" calcext:value-type="float">
            <text:p>23.097</text:p>
          </table:table-cell>
          <table:table-cell office:value-type="float" office:value="33.86667" calcext:value-type="float">
            <text:p>33.86667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5.680259" calcext:value-type="float">
            <text:p>5.680259</text:p>
          </table:table-cell>
          <table:table-cell office:value-type="float" office:value="5.296319" calcext:value-type="float">
            <text:p>5.2963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08" calcext:value-type="float">
            <text:p>23.108</text:p>
          </table:table-cell>
          <table:table-cell office:value-type="float" office:value="38.63334" calcext:value-type="float">
            <text:p>38.63334</text:p>
          </table:table-cell>
          <table:table-cell office:value-type="float" office:value="37.23333" calcext:value-type="float">
            <text:p>37.23333</text:p>
          </table:table-cell>
          <table:table-cell office:value-type="float" office:value="4.358212" calcext:value-type="float">
            <text:p>4.358212</text:p>
          </table:table-cell>
          <table:table-cell office:value-type="float" office:value="4.537753" calcext:value-type="float">
            <text:p>4.5377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2" calcext:value-type="float">
            <text:p>23.12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36.8" calcext:value-type="float">
            <text:p>36.8</text:p>
          </table:table-cell>
          <table:table-cell office:value-type="float" office:value="5.103623" calcext:value-type="float">
            <text:p>5.103623</text:p>
          </table:table-cell>
          <table:table-cell office:value-type="float" office:value="4.528196" calcext:value-type="float">
            <text:p>4.5281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32" calcext:value-type="float">
            <text:p>23.132</text:p>
          </table:table-cell>
          <table:table-cell office:value-type="float" office:value="35" calcext:value-type="float">
            <text:p>35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425309" calcext:value-type="float">
            <text:p>5.425309</text:p>
          </table:table-cell>
          <table:table-cell office:value-type="float" office:value="4.970855" calcext:value-type="float">
            <text:p>4.970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49" calcext:value-type="float">
            <text:p>23.149</text:p>
          </table:table-cell>
          <table:table-cell office:value-type="float" office:value="37.86667" calcext:value-type="float">
            <text:p>37.86667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4.557313" calcext:value-type="float">
            <text:p>4.557313</text:p>
          </table:table-cell>
          <table:table-cell office:value-type="float" office:value="4.982775" calcext:value-type="float">
            <text:p>4.982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61" calcext:value-type="float">
            <text:p>23.161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35.13334" calcext:value-type="float">
            <text:p>35.13334</text:p>
          </table:table-cell>
          <table:table-cell office:value-type="float" office:value="5.489836" calcext:value-type="float">
            <text:p>5.489836</text:p>
          </table:table-cell>
          <table:table-cell office:value-type="float" office:value="5.157939" calcext:value-type="float">
            <text:p>5.1579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72" calcext:value-type="float">
            <text:p>23.172</text:p>
          </table:table-cell>
          <table:table-cell office:value-type="float" office:value="34.83333" calcext:value-type="float">
            <text:p>34.83333</text:p>
          </table:table-cell>
          <table:table-cell office:value-type="float" office:value="36.23333" calcext:value-type="float">
            <text:p>36.23333</text:p>
          </table:table-cell>
          <table:table-cell office:value-type="float" office:value="5.555439" calcext:value-type="float">
            <text:p>5.555439</text:p>
          </table:table-cell>
          <table:table-cell office:value-type="float" office:value="4.834726" calcext:value-type="float">
            <text:p>4.8347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84" calcext:value-type="float">
            <text:p>23.184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264257" calcext:value-type="float">
            <text:p>5.264257</text:p>
          </table:table-cell>
          <table:table-cell office:value-type="float" office:value="4.791925" calcext:value-type="float">
            <text:p>4.791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197" calcext:value-type="float">
            <text:p>23.197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4.8" calcext:value-type="float">
            <text:p>34.8</text:p>
          </table:table-cell>
          <table:table-cell office:value-type="float" office:value="5.574126" calcext:value-type="float">
            <text:p>5.574126</text:p>
          </table:table-cell>
          <table:table-cell office:value-type="float" office:value="5.227362" calcext:value-type="float">
            <text:p>5.2273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09" calcext:value-type="float">
            <text:p>23.209</text:p>
          </table:table-cell>
          <table:table-cell office:value-type="float" office:value="36" calcext:value-type="float">
            <text:p>36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5.19104" calcext:value-type="float">
            <text:p>5.19104</text:p>
          </table:table-cell>
          <table:table-cell office:value-type="float" office:value="5.107478" calcext:value-type="float">
            <text:p>5.107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21" calcext:value-type="float">
            <text:p>23.221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6.7" calcext:value-type="float">
            <text:p>36.7</text:p>
          </table:table-cell>
          <table:table-cell office:value-type="float" office:value="5.136379" calcext:value-type="float">
            <text:p>5.136379</text:p>
          </table:table-cell>
          <table:table-cell office:value-type="float" office:value="4.671548" calcext:value-type="float">
            <text:p>4.6715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32" calcext:value-type="float">
            <text:p>23.232</text:p>
          </table:table-cell>
          <table:table-cell office:value-type="float" office:value="33.5" calcext:value-type="float">
            <text:p>33.5</text:p>
          </table:table-cell>
          <table:table-cell office:value-type="float" office:value="35.3" calcext:value-type="float">
            <text:p>35.3</text:p>
          </table:table-cell>
          <table:table-cell office:value-type="float" office:value="5.916092" calcext:value-type="float">
            <text:p>5.916092</text:p>
          </table:table-cell>
          <table:table-cell office:value-type="float" office:value="5.039843" calcext:value-type="float">
            <text:p>5.0398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44" calcext:value-type="float">
            <text:p>23.244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6.059229" calcext:value-type="float">
            <text:p>6.059229</text:p>
          </table:table-cell>
          <table:table-cell office:value-type="float" office:value="5.383475" calcext:value-type="float">
            <text:p>5.3834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55" calcext:value-type="float">
            <text:p>23.255</text:p>
          </table:table-cell>
          <table:table-cell office:value-type="float" office:value="37.7" calcext:value-type="float">
            <text:p>37.7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4.732754" calcext:value-type="float">
            <text:p>4.732754</text:p>
          </table:table-cell>
          <table:table-cell office:value-type="float" office:value="4.909423" calcext:value-type="float">
            <text:p>4.9094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68" calcext:value-type="float">
            <text:p>23.268</text:p>
          </table:table-cell>
          <table:table-cell office:value-type="float" office:value="34.5" calcext:value-type="float">
            <text:p>34.5</text:p>
          </table:table-cell>
          <table:table-cell office:value-type="float" office:value="34.93334" calcext:value-type="float">
            <text:p>34.93334</text:p>
          </table:table-cell>
          <table:table-cell office:value-type="float" office:value="4.94632" calcext:value-type="float">
            <text:p>4.94632</text:p>
          </table:table-cell>
          <table:table-cell office:value-type="float" office:value="4.739161" calcext:value-type="float">
            <text:p>4.7391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8" calcext:value-type="float">
            <text:p>23.28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5.595959" calcext:value-type="float">
            <text:p>5.595959</text:p>
          </table:table-cell>
          <table:table-cell office:value-type="float" office:value="5.268615" calcext:value-type="float">
            <text:p>5.268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292" calcext:value-type="float">
            <text:p>23.292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5" calcext:value-type="float">
            <text:p>35</text:p>
          </table:table-cell>
          <table:table-cell office:value-type="float" office:value="5.497235" calcext:value-type="float">
            <text:p>5.497235</text:p>
          </table:table-cell>
          <table:table-cell office:value-type="float" office:value="5.254167" calcext:value-type="float">
            <text:p>5.2541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03" calcext:value-type="float">
            <text:p>23.303</text:p>
          </table:table-cell>
          <table:table-cell office:value-type="float" office:value="37.5" calcext:value-type="float">
            <text:p>37.5</text:p>
          </table:table-cell>
          <table:table-cell office:value-type="float" office:value="35.56667" calcext:value-type="float">
            <text:p>35.56667</text:p>
          </table:table-cell>
          <table:table-cell office:value-type="float" office:value="4.686583" calcext:value-type="float">
            <text:p>4.686583</text:p>
          </table:table-cell>
          <table:table-cell office:value-type="float" office:value="5.066533" calcext:value-type="float">
            <text:p>5.0665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14" calcext:value-type="float">
            <text:p>23.314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5.349168" calcext:value-type="float">
            <text:p>5.349168</text:p>
          </table:table-cell>
          <table:table-cell office:value-type="float" office:value="4.801536" calcext:value-type="float">
            <text:p>4.8015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25" calcext:value-type="float">
            <text:p>23.325</text:p>
          </table:table-cell>
          <table:table-cell office:value-type="float" office:value="35.3" calcext:value-type="float">
            <text:p>35.3</text:p>
          </table:table-cell>
          <table:table-cell office:value-type="float" office:value="34.6" calcext:value-type="float">
            <text:p>34.6</text:p>
          </table:table-cell>
          <table:table-cell office:value-type="float" office:value="5.372475" calcext:value-type="float">
            <text:p>5.372475</text:p>
          </table:table-cell>
          <table:table-cell office:value-type="float" office:value="5.290486" calcext:value-type="float">
            <text:p>5.290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38" calcext:value-type="float">
            <text:p>23.338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35.4" calcext:value-type="float">
            <text:p>35.4</text:p>
          </table:table-cell>
          <table:table-cell office:value-type="float" office:value="4.878528" calcext:value-type="float">
            <text:p>4.878528</text:p>
          </table:table-cell>
          <table:table-cell office:value-type="float" office:value="5.127295" calcext:value-type="float">
            <text:p>5.1272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49" calcext:value-type="float">
            <text:p>23.349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560309" calcext:value-type="float">
            <text:p>5.560309</text:p>
          </table:table-cell>
          <table:table-cell office:value-type="float" office:value="5.1378" calcext:value-type="float">
            <text:p>5.1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61" calcext:value-type="float">
            <text:p>23.361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749395" calcext:value-type="float">
            <text:p>5.749395</text:p>
          </table:table-cell>
          <table:table-cell office:value-type="float" office:value="4.97718" calcext:value-type="float">
            <text:p>4.97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72" calcext:value-type="float">
            <text:p>23.372</text:p>
          </table:table-cell>
          <table:table-cell office:value-type="float" office:value="37.1" calcext:value-type="float">
            <text:p>37.1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4.865495" calcext:value-type="float">
            <text:p>4.865495</text:p>
          </table:table-cell>
          <table:table-cell office:value-type="float" office:value="5.053511" calcext:value-type="float">
            <text:p>5.0535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83" calcext:value-type="float">
            <text:p>23.38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34.33333" calcext:value-type="float">
            <text:p>34.33333</text:p>
          </table:table-cell>
          <table:table-cell office:value-type="float" office:value="5.004156" calcext:value-type="float">
            <text:p>5.004156</text:p>
          </table:table-cell>
          <table:table-cell office:value-type="float" office:value="5.425941" calcext:value-type="float">
            <text:p>5.4259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394" calcext:value-type="float">
            <text:p>23.394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5.53333" calcext:value-type="float">
            <text:p>35.53333</text:p>
          </table:table-cell>
          <table:table-cell office:value-type="float" office:value="5.670975" calcext:value-type="float">
            <text:p>5.670975</text:p>
          </table:table-cell>
          <table:table-cell office:value-type="float" office:value="5.109476" calcext:value-type="float">
            <text:p>5.1094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07" calcext:value-type="float">
            <text:p>23.407</text:p>
          </table:table-cell>
          <table:table-cell office:value-type="float" office:value="36.86666" calcext:value-type="float">
            <text:p>36.86666</text:p>
          </table:table-cell>
          <table:table-cell office:value-type="float" office:value="35.9" calcext:value-type="float">
            <text:p>35.9</text:p>
          </table:table-cell>
          <table:table-cell office:value-type="float" office:value="4.925593" calcext:value-type="float">
            <text:p>4.925593</text:p>
          </table:table-cell>
          <table:table-cell office:value-type="float" office:value="4.927215" calcext:value-type="float">
            <text:p>4.9272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19" calcext:value-type="float">
            <text:p>23.419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08075" calcext:value-type="float">
            <text:p>5.08075</text:p>
          </table:table-cell>
          <table:table-cell office:value-type="float" office:value="4.869486" calcext:value-type="float">
            <text:p>4.869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3" calcext:value-type="float">
            <text:p>23.43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5.30661" calcext:value-type="float">
            <text:p>5.30661</text:p>
          </table:table-cell>
          <table:table-cell office:value-type="float" office:value="5.280572" calcext:value-type="float">
            <text:p>5.2805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42" calcext:value-type="float">
            <text:p>23.442</text:p>
          </table:table-cell>
          <table:table-cell office:value-type="float" office:value="36" calcext:value-type="float">
            <text:p>36</text:p>
          </table:table-cell>
          <table:table-cell office:value-type="float" office:value="34.8" calcext:value-type="float">
            <text:p>34.8</text:p>
          </table:table-cell>
          <table:table-cell office:value-type="float" office:value="5.134551" calcext:value-type="float">
            <text:p>5.134551</text:p>
          </table:table-cell>
          <table:table-cell office:value-type="float" office:value="5.318564" calcext:value-type="float">
            <text:p>5.318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4" calcext:value-type="float">
            <text:p>23.454</text:p>
          </table:table-cell>
          <table:table-cell office:value-type="float" office:value="35.8" calcext:value-type="float">
            <text:p>35.8</text:p>
          </table:table-cell>
          <table:table-cell office:value-type="float" office:value="36.53333" calcext:value-type="float">
            <text:p>36.53333</text:p>
          </table:table-cell>
          <table:table-cell office:value-type="float" office:value="5.165117" calcext:value-type="float">
            <text:p>5.165117</text:p>
          </table:table-cell>
          <table:table-cell office:value-type="float" office:value="4.762446" calcext:value-type="float">
            <text:p>4.762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7" calcext:value-type="float">
            <text:p>23.47</text:p>
          </table:table-cell>
          <table:table-cell office:value-type="float" office:value="37.2" calcext:value-type="float">
            <text:p>37.2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4.716156" calcext:value-type="float">
            <text:p>4.716156</text:p>
          </table:table-cell>
          <table:table-cell office:value-type="float" office:value="5.258623" calcext:value-type="float">
            <text:p>5.2586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83" calcext:value-type="float">
            <text:p>23.483</text:p>
          </table:table-cell>
          <table:table-cell office:value-type="float" office:value="37.2" calcext:value-type="float">
            <text:p>37.2</text:p>
          </table:table-cell>
          <table:table-cell office:value-type="float" office:value="34.66667" calcext:value-type="float">
            <text:p>34.66667</text:p>
          </table:table-cell>
          <table:table-cell office:value-type="float" office:value="4.627249" calcext:value-type="float">
            <text:p>4.627249</text:p>
          </table:table-cell>
          <table:table-cell office:value-type="float" office:value="5.356978" calcext:value-type="float">
            <text:p>5.3569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95" calcext:value-type="float">
            <text:p>23.495</text:p>
          </table:table-cell>
          <table:table-cell office:value-type="float" office:value="37.16667" calcext:value-type="float">
            <text:p>37.16667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4.620828" calcext:value-type="float">
            <text:p>4.620828</text:p>
          </table:table-cell>
          <table:table-cell office:value-type="float" office:value="4.986117" calcext:value-type="float">
            <text:p>4.986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07" calcext:value-type="float">
            <text:p>23.507</text:p>
          </table:table-cell>
          <table:table-cell office:value-type="float" office:value="33.63333" calcext:value-type="float">
            <text:p>33.63333</text:p>
          </table:table-cell>
          <table:table-cell office:value-type="float" office:value="35.5" calcext:value-type="float">
            <text:p>35.5</text:p>
          </table:table-cell>
          <table:table-cell office:value-type="float" office:value="5.767676" calcext:value-type="float">
            <text:p>5.767676</text:p>
          </table:table-cell>
          <table:table-cell office:value-type="float" office:value="5.031532" calcext:value-type="float">
            <text:p>5.031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36" calcext:value-type="float">
            <text:p>23.536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5.7" calcext:value-type="float">
            <text:p>35.7</text:p>
          </table:table-cell>
          <table:table-cell office:value-type="float" office:value="5.387512" calcext:value-type="float">
            <text:p>5.387512</text:p>
          </table:table-cell>
          <table:table-cell office:value-type="float" office:value="4.97742" calcext:value-type="float">
            <text:p>4.977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49" calcext:value-type="float">
            <text:p>23.549</text:p>
          </table:table-cell>
          <table:table-cell office:value-type="float" office:value="35.1" calcext:value-type="float">
            <text:p>35.1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5.439437" calcext:value-type="float">
            <text:p>5.439437</text:p>
          </table:table-cell>
          <table:table-cell office:value-type="float" office:value="4.986532" calcext:value-type="float">
            <text:p>4.9865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61" calcext:value-type="float">
            <text:p>23.561</text:p>
          </table:table-cell>
          <table:table-cell office:value-type="float" office:value="34.03333" calcext:value-type="float">
            <text:p>34.03333</text:p>
          </table:table-cell>
          <table:table-cell office:value-type="float" office:value="33.5" calcext:value-type="float">
            <text:p>33.5</text:p>
          </table:table-cell>
          <table:table-cell office:value-type="float" office:value="5.795864" calcext:value-type="float">
            <text:p>5.795864</text:p>
          </table:table-cell>
          <table:table-cell office:value-type="float" office:value="5.681396" calcext:value-type="float">
            <text:p>5.68139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73" calcext:value-type="float">
            <text:p>23.573</text:p>
          </table:table-cell>
          <table:table-cell table:number-columns-repeated="2" office:value-type="float" office:value="35.8" calcext:value-type="float">
            <text:p>35.8</text:p>
          </table:table-cell>
          <table:table-cell office:value-type="float" office:value="5.291919" calcext:value-type="float">
            <text:p>5.291919</text:p>
          </table:table-cell>
          <table:table-cell office:value-type="float" office:value="5.071325" calcext:value-type="float">
            <text:p>5.0713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85" calcext:value-type="float">
            <text:p>23.585</text:p>
          </table:table-cell>
          <table:table-cell office:value-type="float" office:value="34.3" calcext:value-type="float">
            <text:p>34.3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678948" calcext:value-type="float">
            <text:p>5.678948</text:p>
          </table:table-cell>
          <table:table-cell office:value-type="float" office:value="4.895705" calcext:value-type="float">
            <text:p>4.8957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597" calcext:value-type="float">
            <text:p>23.597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5.809611" calcext:value-type="float">
            <text:p>5.809611</text:p>
          </table:table-cell>
          <table:table-cell office:value-type="float" office:value="4.796108" calcext:value-type="float">
            <text:p>4.7961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1" calcext:value-type="float">
            <text:p>23.61</text:p>
          </table:table-cell>
          <table:table-cell office:value-type="float" office:value="36.66667" calcext:value-type="float">
            <text:p>36.66667</text:p>
          </table:table-cell>
          <table:table-cell office:value-type="float" office:value="35.1" calcext:value-type="float">
            <text:p>35.1</text:p>
          </table:table-cell>
          <table:table-cell office:value-type="float" office:value="5.011923" calcext:value-type="float">
            <text:p>5.011923</text:p>
          </table:table-cell>
          <table:table-cell office:value-type="float" office:value="5.123219" calcext:value-type="float">
            <text:p>5.1232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22" calcext:value-type="float">
            <text:p>23.622</text:p>
          </table:table-cell>
          <table:table-cell office:value-type="float" office:value="32.7" calcext:value-type="float">
            <text:p>32.7</text:p>
          </table:table-cell>
          <table:table-cell office:value-type="float" office:value="36.3" calcext:value-type="float">
            <text:p>36.3</text:p>
          </table:table-cell>
          <table:table-cell office:value-type="float" office:value="6.142579" calcext:value-type="float">
            <text:p>6.142579</text:p>
          </table:table-cell>
          <table:table-cell office:value-type="float" office:value="4.798212" calcext:value-type="float">
            <text:p>4.7982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33" calcext:value-type="float">
            <text:p>23.633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5.478538" calcext:value-type="float">
            <text:p>5.478538</text:p>
          </table:table-cell>
          <table:table-cell office:value-type="float" office:value="5.047775" calcext:value-type="float">
            <text:p>5.047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45" calcext:value-type="float">
            <text:p>23.645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35.23333" calcext:value-type="float">
            <text:p>35.23333</text:p>
          </table:table-cell>
          <table:table-cell office:value-type="float" office:value="5.173141" calcext:value-type="float">
            <text:p>5.173141</text:p>
          </table:table-cell>
          <table:table-cell office:value-type="float" office:value="5.129693" calcext:value-type="float">
            <text:p>5.1296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58" calcext:value-type="float">
            <text:p>23.658</text:p>
          </table:table-cell>
          <table:table-cell office:value-type="float" office:value="34.26667" calcext:value-type="float">
            <text:p>34.26667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665302" calcext:value-type="float">
            <text:p>5.665302</text:p>
          </table:table-cell>
          <table:table-cell office:value-type="float" office:value="4.939826" calcext:value-type="float">
            <text:p>4.9398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72" calcext:value-type="float">
            <text:p>23.672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34.96667" calcext:value-type="float">
            <text:p>34.96667</text:p>
          </table:table-cell>
          <table:table-cell office:value-type="float" office:value="5.676392" calcext:value-type="float">
            <text:p>5.676392</text:p>
          </table:table-cell>
          <table:table-cell office:value-type="float" office:value="5.194347" calcext:value-type="float">
            <text:p>5.1943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84" calcext:value-type="float">
            <text:p>23.684</text:p>
          </table:table-cell>
          <table:table-cell office:value-type="float" office:value="35.5" calcext:value-type="float">
            <text:p>35.5</text:p>
          </table:table-cell>
          <table:table-cell office:value-type="float" office:value="35.6" calcext:value-type="float">
            <text:p>35.6</text:p>
          </table:table-cell>
          <table:table-cell office:value-type="float" office:value="5.364268" calcext:value-type="float">
            <text:p>5.364268</text:p>
          </table:table-cell>
          <table:table-cell office:value-type="float" office:value="5.038773" calcext:value-type="float">
            <text:p>5.0387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696" calcext:value-type="float">
            <text:p>23.696</text:p>
          </table:table-cell>
          <table:table-cell office:value-type="float" office:value="33.53333" calcext:value-type="float">
            <text:p>33.53333</text:p>
          </table:table-cell>
          <table:table-cell office:value-type="float" office:value="36.56667" calcext:value-type="float">
            <text:p>36.56667</text:p>
          </table:table-cell>
          <table:table-cell office:value-type="float" office:value="5.941368" calcext:value-type="float">
            <text:p>5.941368</text:p>
          </table:table-cell>
          <table:table-cell office:value-type="float" office:value="4.69355" calcext:value-type="float">
            <text:p>4.693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09" calcext:value-type="float">
            <text:p>23.709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34.6" calcext:value-type="float">
            <text:p>34.6</text:p>
          </table:table-cell>
          <table:table-cell office:value-type="float" office:value="5.308393" calcext:value-type="float">
            <text:p>5.308393</text:p>
          </table:table-cell>
          <table:table-cell office:value-type="float" office:value="5.264132" calcext:value-type="float">
            <text:p>5.2641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2" calcext:value-type="float">
            <text:p>23.72</text:p>
          </table:table-cell>
          <table:table-cell office:value-type="float" office:value="33.9" calcext:value-type="float">
            <text:p>33.9</text:p>
          </table:table-cell>
          <table:table-cell office:value-type="float" office:value="35.6" calcext:value-type="float">
            <text:p>35.6</text:p>
          </table:table-cell>
          <table:table-cell office:value-type="float" office:value="5.810958" calcext:value-type="float">
            <text:p>5.810958</text:p>
          </table:table-cell>
          <table:table-cell office:value-type="float" office:value="5.052193" calcext:value-type="float">
            <text:p>5.0521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37" calcext:value-type="float">
            <text:p>23.737</text:p>
          </table:table-cell>
          <table:table-cell office:value-type="float" office:value="35.5" calcext:value-type="float">
            <text:p>35.5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5.390865" calcext:value-type="float">
            <text:p>5.390865</text:p>
          </table:table-cell>
          <table:table-cell office:value-type="float" office:value="4.923079" calcext:value-type="float">
            <text:p>4.9230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49" calcext:value-type="float">
            <text:p>23.749</text:p>
          </table:table-cell>
          <table:table-cell office:value-type="float" office:value="35.16667" calcext:value-type="float">
            <text:p>35.16667</text:p>
          </table:table-cell>
          <table:table-cell office:value-type="float" office:value="36.3" calcext:value-type="float">
            <text:p>36.3</text:p>
          </table:table-cell>
          <table:table-cell office:value-type="float" office:value="5.415895" calcext:value-type="float">
            <text:p>5.415895</text:p>
          </table:table-cell>
          <table:table-cell office:value-type="float" office:value="4.756571" calcext:value-type="float">
            <text:p>4.75657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61" calcext:value-type="float">
            <text:p>23.761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35.1" calcext:value-type="float">
            <text:p>35.1</text:p>
          </table:table-cell>
          <table:table-cell office:value-type="float" office:value="5.561975" calcext:value-type="float">
            <text:p>5.561975</text:p>
          </table:table-cell>
          <table:table-cell office:value-type="float" office:value="5.113487" calcext:value-type="float">
            <text:p>5.1134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74" calcext:value-type="float">
            <text:p>23.774</text:p>
          </table:table-cell>
          <table:table-cell office:value-type="float" office:value="35.36667" calcext:value-type="float">
            <text:p>35.3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385302" calcext:value-type="float">
            <text:p>5.385302</text:p>
          </table:table-cell>
          <table:table-cell office:value-type="float" office:value="5.1191" calcext:value-type="float">
            <text:p>5.11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85" calcext:value-type="float">
            <text:p>23.785</text:p>
          </table:table-cell>
          <table:table-cell table:number-columns-repeated="2" office:value-type="float" office:value="36.16667" calcext:value-type="float">
            <text:p>36.16667</text:p>
          </table:table-cell>
          <table:table-cell office:value-type="float" office:value="5.090494" calcext:value-type="float">
            <text:p>5.090494</text:p>
          </table:table-cell>
          <table:table-cell office:value-type="float" office:value="4.83818" calcext:value-type="float">
            <text:p>4.83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798" calcext:value-type="float">
            <text:p>23.798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5.3" calcext:value-type="float">
            <text:p>35.3</text:p>
          </table:table-cell>
          <table:table-cell office:value-type="float" office:value="5.487333" calcext:value-type="float">
            <text:p>5.487333</text:p>
          </table:table-cell>
          <table:table-cell office:value-type="float" office:value="5.063858" calcext:value-type="float">
            <text:p>5.0638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1" calcext:value-type="float">
            <text:p>23.81</text:p>
          </table:table-cell>
          <table:table-cell office:value-type="float" office:value="34.5" calcext:value-type="float">
            <text:p>34.5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652875" calcext:value-type="float">
            <text:p>5.652875</text:p>
          </table:table-cell>
          <table:table-cell office:value-type="float" office:value="5.249214" calcext:value-type="float">
            <text:p>5.2492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22" calcext:value-type="float">
            <text:p>23.822</text:p>
          </table:table-cell>
          <table:table-cell office:value-type="float" office:value="34.8" calcext:value-type="float">
            <text:p>34.8</text:p>
          </table:table-cell>
          <table:table-cell office:value-type="float" office:value="36.4" calcext:value-type="float">
            <text:p>36.4</text:p>
          </table:table-cell>
          <table:table-cell office:value-type="float" office:value="5.587953" calcext:value-type="float">
            <text:p>5.587953</text:p>
          </table:table-cell>
          <table:table-cell office:value-type="float" office:value="4.787308" calcext:value-type="float">
            <text:p>4.787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41" calcext:value-type="float">
            <text:p>23.841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5.26667" calcext:value-type="float">
            <text:p>35.26667</text:p>
          </table:table-cell>
          <table:table-cell office:value-type="float" office:value="5.780556" calcext:value-type="float">
            <text:p>5.780556</text:p>
          </table:table-cell>
          <table:table-cell office:value-type="float" office:value="5.063725" calcext:value-type="float">
            <text:p>5.0637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53" calcext:value-type="float">
            <text:p>23.853</text:p>
          </table:table-cell>
          <table:table-cell office:value-type="float" office:value="35.06667" calcext:value-type="float">
            <text:p>35.06667</text:p>
          </table:table-cell>
          <table:table-cell office:value-type="float" office:value="36.83333" calcext:value-type="float">
            <text:p>36.83333</text:p>
          </table:table-cell>
          <table:table-cell office:value-type="float" office:value="5.526049" calcext:value-type="float">
            <text:p>5.526049</text:p>
          </table:table-cell>
          <table:table-cell office:value-type="float" office:value="4.609474" calcext:value-type="float">
            <text:p>4.6094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65" calcext:value-type="float">
            <text:p>23.865</text:p>
          </table:table-cell>
          <table:table-cell office:value-type="float" office:value="37.2" calcext:value-type="float">
            <text:p>37.2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4.782362" calcext:value-type="float">
            <text:p>4.782362</text:p>
          </table:table-cell>
          <table:table-cell office:value-type="float" office:value="4.746851" calcext:value-type="float">
            <text:p>4.7468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8" calcext:value-type="float">
            <text:p>23.88</text:p>
          </table:table-cell>
          <table:table-cell office:value-type="float" office:value="33.8" calcext:value-type="float">
            <text:p>33.8</text:p>
          </table:table-cell>
          <table:table-cell office:value-type="float" office:value="36.4" calcext:value-type="float">
            <text:p>36.4</text:p>
          </table:table-cell>
          <table:table-cell office:value-type="float" office:value="5.740186" calcext:value-type="float">
            <text:p>5.740186</text:p>
          </table:table-cell>
          <table:table-cell office:value-type="float" office:value="4.687624" calcext:value-type="float">
            <text:p>4.6876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891" calcext:value-type="float">
            <text:p>23.891</text:p>
          </table:table-cell>
          <table:table-cell office:value-type="float" office:value="36.16667" calcext:value-type="float">
            <text:p>36.16667</text:p>
          </table:table-cell>
          <table:table-cell office:value-type="float" office:value="34.3" calcext:value-type="float">
            <text:p>34.3</text:p>
          </table:table-cell>
          <table:table-cell office:value-type="float" office:value="5.161493" calcext:value-type="float">
            <text:p>5.161493</text:p>
          </table:table-cell>
          <table:table-cell office:value-type="float" office:value="5.358099" calcext:value-type="float">
            <text:p>5.3580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02" calcext:value-type="float">
            <text:p>23.902</text:p>
          </table:table-cell>
          <table:table-cell office:value-type="float" office:value="36.8" calcext:value-type="float">
            <text:p>36.8</text:p>
          </table:table-cell>
          <table:table-cell office:value-type="float" office:value="35.33333" calcext:value-type="float">
            <text:p>35.33333</text:p>
          </table:table-cell>
          <table:table-cell office:value-type="float" office:value="4.840924" calcext:value-type="float">
            <text:p>4.840924</text:p>
          </table:table-cell>
          <table:table-cell office:value-type="float" office:value="5.154717" calcext:value-type="float">
            <text:p>5.1547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13" calcext:value-type="float">
            <text:p>23.913</text:p>
          </table:table-cell>
          <table:table-cell office:value-type="float" office:value="34.16667" calcext:value-type="float">
            <text:p>34.16667</text:p>
          </table:table-cell>
          <table:table-cell office:value-type="float" office:value="36.66667" calcext:value-type="float">
            <text:p>36.66667</text:p>
          </table:table-cell>
          <table:table-cell office:value-type="float" office:value="5.633492" calcext:value-type="float">
            <text:p>5.633492</text:p>
          </table:table-cell>
          <table:table-cell office:value-type="float" office:value="4.680351" calcext:value-type="float">
            <text:p>4.680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24" calcext:value-type="float">
            <text:p>23.924</text:p>
          </table:table-cell>
          <table:table-cell office:value-type="float" office:value="35.86667" calcext:value-type="float">
            <text:p>35.86667</text:p>
          </table:table-cell>
          <table:table-cell office:value-type="float" office:value="35.2" calcext:value-type="float">
            <text:p>35.2</text:p>
          </table:table-cell>
          <table:table-cell office:value-type="float" office:value="5.23835" calcext:value-type="float">
            <text:p>5.23835</text:p>
          </table:table-cell>
          <table:table-cell office:value-type="float" office:value="5.062619" calcext:value-type="float">
            <text:p>5.062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37" calcext:value-type="float">
            <text:p>23.937</text:p>
          </table:table-cell>
          <table:table-cell office:value-type="float" office:value="33.23334" calcext:value-type="float">
            <text:p>33.23334</text:p>
          </table:table-cell>
          <table:table-cell office:value-type="float" office:value="34.56667" calcext:value-type="float">
            <text:p>34.56667</text:p>
          </table:table-cell>
          <table:table-cell office:value-type="float" office:value="6.015203" calcext:value-type="float">
            <text:p>6.015203</text:p>
          </table:table-cell>
          <table:table-cell office:value-type="float" office:value="5.344019" calcext:value-type="float">
            <text:p>5.344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49" calcext:value-type="float">
            <text:p>23.949</text:p>
          </table:table-cell>
          <table:table-cell office:value-type="float" office:value="34.76667" calcext:value-type="float">
            <text:p>34.76667</text:p>
          </table:table-cell>
          <table:table-cell office:value-type="float" office:value="34.86666" calcext:value-type="float">
            <text:p>34.86666</text:p>
          </table:table-cell>
          <table:table-cell office:value-type="float" office:value="5.670499" calcext:value-type="float">
            <text:p>5.670499</text:p>
          </table:table-cell>
          <table:table-cell office:value-type="float" office:value="5.301654" calcext:value-type="float">
            <text:p>5.3016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61" calcext:value-type="float">
            <text:p>23.961</text:p>
          </table:table-cell>
          <table:table-cell office:value-type="float" office:value="35.83333" calcext:value-type="float">
            <text:p>35.83333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254872" calcext:value-type="float">
            <text:p>5.254872</text:p>
          </table:table-cell>
          <table:table-cell office:value-type="float" office:value="4.881" calcext:value-type="float">
            <text:p>4.8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72" calcext:value-type="float">
            <text:p>23.972</text:p>
          </table:table-cell>
          <table:table-cell office:value-type="float" office:value="34.13334" calcext:value-type="float">
            <text:p>34.13334</text:p>
          </table:table-cell>
          <table:table-cell office:value-type="float" office:value="35.96667" calcext:value-type="float">
            <text:p>35.96667</text:p>
          </table:table-cell>
          <table:table-cell office:value-type="float" office:value="5.724812" calcext:value-type="float">
            <text:p>5.724812</text:p>
          </table:table-cell>
          <table:table-cell office:value-type="float" office:value="4.851528" calcext:value-type="float">
            <text:p>4.8515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83" calcext:value-type="float">
            <text:p>23.983</text:p>
          </table:table-cell>
          <table:table-cell office:value-type="float" office:value="34.7" calcext:value-type="float">
            <text:p>34.7</text:p>
          </table:table-cell>
          <table:table-cell office:value-type="float" office:value="34.43333" calcext:value-type="float">
            <text:p>34.43333</text:p>
          </table:table-cell>
          <table:table-cell office:value-type="float" office:value="5.633864" calcext:value-type="float">
            <text:p>5.633864</text:p>
          </table:table-cell>
          <table:table-cell office:value-type="float" office:value="5.343965" calcext:value-type="float">
            <text:p>5.3439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994" calcext:value-type="float">
            <text:p>23.994</text:p>
          </table:table-cell>
          <table:table-cell office:value-type="float" office:value="35.63334" calcext:value-type="float">
            <text:p>35.63334</text:p>
          </table:table-cell>
          <table:table-cell office:value-type="float" office:value="34.1" calcext:value-type="float">
            <text:p>34.1</text:p>
          </table:table-cell>
          <table:table-cell office:value-type="float" office:value="5.312315" calcext:value-type="float">
            <text:p>5.312315</text:p>
          </table:table-cell>
          <table:table-cell office:value-type="float" office:value="5.549564" calcext:value-type="float">
            <text:p>5.5495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05" calcext:value-type="float">
            <text:p>24.005</text:p>
          </table:table-cell>
          <table:table-cell office:value-type="float" office:value="34.06667" calcext:value-type="float">
            <text:p>34.06667</text:p>
          </table:table-cell>
          <table:table-cell office:value-type="float" office:value="36.1" calcext:value-type="float">
            <text:p>36.1</text:p>
          </table:table-cell>
          <table:table-cell office:value-type="float" office:value="5.75766" calcext:value-type="float">
            <text:p>5.75766</text:p>
          </table:table-cell>
          <table:table-cell office:value-type="float" office:value="4.939752" calcext:value-type="float">
            <text:p>4.939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16" calcext:value-type="float">
            <text:p>24.016</text:p>
          </table:table-cell>
          <table:table-cell office:value-type="float" office:value="35.66667" calcext:value-type="float">
            <text:p>35.66667</text:p>
          </table:table-cell>
          <table:table-cell office:value-type="float" office:value="35.4" calcext:value-type="float">
            <text:p>35.4</text:p>
          </table:table-cell>
          <table:table-cell office:value-type="float" office:value="5.326131" calcext:value-type="float">
            <text:p>5.326131</text:p>
          </table:table-cell>
          <table:table-cell office:value-type="float" office:value="5.04597" calcext:value-type="float">
            <text:p>5.045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27" calcext:value-type="float">
            <text:p>24.027</text:p>
          </table:table-cell>
          <table:table-cell office:value-type="float" office:value="33.56667" calcext:value-type="float">
            <text:p>33.56667</text:p>
          </table:table-cell>
          <table:table-cell office:value-type="float" office:value="35.6" calcext:value-type="float">
            <text:p>35.6</text:p>
          </table:table-cell>
          <table:table-cell office:value-type="float" office:value="5.922823" calcext:value-type="float">
            <text:p>5.922823</text:p>
          </table:table-cell>
          <table:table-cell office:value-type="float" office:value="5.002192" calcext:value-type="float">
            <text:p>5.00219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38" calcext:value-type="float">
            <text:p>24.038</text:p>
          </table:table-cell>
          <table:table-cell office:value-type="float" office:value="36.4" calcext:value-type="float">
            <text:p>36.4</text:p>
          </table:table-cell>
          <table:table-cell office:value-type="float" office:value="35.8" calcext:value-type="float">
            <text:p>35.8</text:p>
          </table:table-cell>
          <table:table-cell office:value-type="float" office:value="5.1205" calcext:value-type="float">
            <text:p>5.1205</text:p>
          </table:table-cell>
          <table:table-cell office:value-type="float" office:value="4.928555" calcext:value-type="float">
            <text:p>4.9285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5" calcext:value-type="float">
            <text:p>24.05</text:p>
          </table:table-cell>
          <table:table-cell office:value-type="float" office:value="35.7" calcext:value-type="float">
            <text:p>35.7</text:p>
          </table:table-cell>
          <table:table-cell office:value-type="float" office:value="34.73333" calcext:value-type="float">
            <text:p>34.73333</text:p>
          </table:table-cell>
          <table:table-cell office:value-type="float" office:value="5.188944" calcext:value-type="float">
            <text:p>5.188944</text:p>
          </table:table-cell>
          <table:table-cell office:value-type="float" office:value="5.260556" calcext:value-type="float">
            <text:p>5.2605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61" calcext:value-type="float">
            <text:p>24.061</text:p>
          </table:table-cell>
          <table:table-cell office:value-type="float" office:value="37.03333" calcext:value-type="float">
            <text:p>37.03333</text:p>
          </table:table-cell>
          <table:table-cell office:value-type="float" office:value="35.3" calcext:value-type="float">
            <text:p>35.3</text:p>
          </table:table-cell>
          <table:table-cell office:value-type="float" office:value="4.76997" calcext:value-type="float">
            <text:p>4.76997</text:p>
          </table:table-cell>
          <table:table-cell office:value-type="float" office:value="5.142076" calcext:value-type="float">
            <text:p>5.1420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74" calcext:value-type="float">
            <text:p>24.074</text:p>
          </table:table-cell>
          <table:table-cell office:value-type="float" office:value="36.26667" calcext:value-type="float">
            <text:p>36.26667</text:p>
          </table:table-cell>
          <table:table-cell office:value-type="float" office:value="35.4" calcext:value-type="float">
            <text:p>35.4</text:p>
          </table:table-cell>
          <table:table-cell office:value-type="float" office:value="4.936691" calcext:value-type="float">
            <text:p>4.936691</text:p>
          </table:table-cell>
          <table:table-cell office:value-type="float" office:value="5.085749" calcext:value-type="float">
            <text:p>5.085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85" calcext:value-type="float">
            <text:p>24.085</text:p>
          </table:table-cell>
          <table:table-cell office:value-type="float" office:value="34.63334" calcext:value-type="float">
            <text:p>34.63334</text:p>
          </table:table-cell>
          <table:table-cell office:value-type="float" office:value="34.4" calcext:value-type="float">
            <text:p>34.4</text:p>
          </table:table-cell>
          <table:table-cell office:value-type="float" office:value="5.501036" calcext:value-type="float">
            <text:p>5.501036</text:p>
          </table:table-cell>
          <table:table-cell office:value-type="float" office:value="5.399308" calcext:value-type="float">
            <text:p>5.3993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097" calcext:value-type="float">
            <text:p>24.097</text:p>
          </table:table-cell>
          <table:table-cell office:value-type="float" office:value="34.36666" calcext:value-type="float">
            <text:p>34.36666</text:p>
          </table:table-cell>
          <table:table-cell office:value-type="float" office:value="36.13333" calcext:value-type="float">
            <text:p>36.13333</text:p>
          </table:table-cell>
          <table:table-cell office:value-type="float" office:value="5.699399" calcext:value-type="float">
            <text:p>5.699399</text:p>
          </table:table-cell>
          <table:table-cell office:value-type="float" office:value="4.898001" calcext:value-type="float">
            <text:p>4.898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11" calcext:value-type="float">
            <text:p>24.11</text:p>
          </table:table-cell>
          <table:table-cell office:value-type="float" office:value="36" calcext:value-type="float">
            <text:p>36</text:p>
          </table:table-cell>
          <table:table-cell office:value-type="float" office:value="35.6" calcext:value-type="float">
            <text:p>35.6</text:p>
          </table:table-cell>
          <table:table-cell office:value-type="float" office:value="5.20733" calcext:value-type="float">
            <text:p>5.20733</text:p>
          </table:table-cell>
          <table:table-cell office:value-type="float" office:value="4.971758" calcext:value-type="float">
            <text:p>4.9717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121" calcext:value-type="float">
            <text:p>24.121</text:p>
          </table:table-cell>
          <table:table-cell office:value-type="float" office:value="33.9" calcext:value-type="float">
            <text:p>33.9</text:p>
          </table:table-cell>
          <table:table-cell office:value-type="float" office:value="36.46667" calcext:value-type="float">
            <text:p>36.46667</text:p>
          </table:table-cell>
          <table:table-cell office:value-type="float" office:value="5.791666" calcext:value-type="float">
            <text:p>5.791666</text:p>
          </table:table-cell>
          <table:table-cell office:value-type="float" office:value="4.705019" calcext:value-type="float">
            <text:p>4.7050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138" calcext:value-type="float">
            <text:p>24.138</text:p>
          </table:table-cell>
          <table:table-cell office:value-type="float" office:value="35.43334" calcext:value-type="float">
            <text:p>35.43334</text:p>
          </table:table-cell>
          <table:table-cell office:value-type="float" office:value="34.46667" calcext:value-type="float">
            <text:p>34.46667</text:p>
          </table:table-cell>
          <table:table-cell office:value-type="float" office:value="5.408991" calcext:value-type="float">
            <text:p>5.408991</text:p>
          </table:table-cell>
          <table:table-cell office:value-type="float" office:value="5.302149" calcext:value-type="float">
            <text:p>5.302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.15" calcext:value-type="float">
            <text:p>24.15</text:p>
          </table:table-cell>
          <table:table-cell office:value-type="float" office:value="35.93333" calcext:value-type="float">
            <text:p>35.93333</text:p>
          </table:table-cell>
          <table:table-cell office:value-type="float" office:value="35.76667" calcext:value-type="float">
            <text:p>35.76667</text:p>
          </table:table-cell>
          <table:table-cell office:value-type="float" office:value="5.170241" calcext:value-type="float">
            <text:p>5.170241</text:p>
          </table:table-cell>
          <table:table-cell office:value-type="float" office:value="4.998055" calcext:value-type="float">
            <text:p>4.99805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20:04:29.281959847</meta:creation-date>
    <meta:generator>LibreOffice/7.3.7.2$Linux_X86_64 LibreOffice_project/30$Build-2</meta:generator>
    <dc:date>2023-02-16T20:22:56.657175704</dc:date>
    <meta:editing-duration>PT8M7S</meta:editing-duration>
    <meta:editing-cycles>1</meta:editing-cycles>
    <meta:document-statistic meta:table-count="1" meta:cell-count="687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218cm" svg:height="23.455cm" xlink:href=".." xlink:type="simple" chart:class="chart:scatter" chart:style-name="ch1">
        <chart:legend chart:legend-position="end" svg:x="35.366cm" svg:y="10.681cm" style:legend-expansion="high" chart:style-name="ch2"/>
        <chart:plot-area chart:style-name="ch3" table:cell-range-address="Sheet1.B4:Sheet1.F1010" svg:x="0.764cm" svg:y="0.469cm" svg:width="33.838cm" svg:height="22.517cm">
          <chart:coordinate-region svg:x="1.385cm" svg:y="0.668cm" svg:width="33.03cm" svg:height="21.6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1010" chart:class="chart:scatter">
            <chart:domain table:cell-range-address="Sheet1.B4:Sheet1.B1010"/>
            <chart:data-point chart:repeated="1007"/>
          </chart:series>
          <chart:series chart:style-name="ch8" chart:values-cell-range-address="Sheet1.D4:Sheet1.D1010" chart:class="chart:scatter">
            <chart:data-point chart:repeated="1007"/>
          </chart:series>
          <chart:series chart:style-name="ch9" chart:values-cell-range-address="Sheet1.E4:Sheet1.E1010" chart:class="chart:scatter">
            <chart:data-point chart:repeated="1007"/>
          </chart:series>
          <chart:series chart:style-name="ch10" chart:values-cell-range-address="Sheet1.F4:Sheet1.F1010" chart:class="chart:scatter">
            <chart:data-point chart:repeated="100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49">
                <text:p>11.949</text:p>
                <draw:g>
                  <svg:desc>Sheet1.B4:Sheet1.B1010</svg:desc>
                </draw:g>
              </table:table-cell>
              <table:table-cell office:value-type="float" office:value="33.76667">
                <text:p>33.76667</text:p>
                <draw:g>
                  <svg:desc>Sheet1.C4:Sheet1.C1010</svg:desc>
                </draw:g>
              </table:table-cell>
              <table:table-cell office:value-type="float" office:value="35.7">
                <text:p>35.7</text:p>
                <draw:g>
                  <svg:desc>Sheet1.D4:Sheet1.D1010</svg:desc>
                </draw:g>
              </table:table-cell>
              <table:table-cell office:value-type="float" office:value="5.506516">
                <text:p>5.506516</text:p>
                <draw:g>
                  <svg:desc>Sheet1.E4:Sheet1.E1010</svg:desc>
                </draw:g>
              </table:table-cell>
              <table:table-cell office:value-type="float" office:value="4.728817">
                <text:p>4.728817</text:p>
                <draw:g>
                  <svg:desc>Sheet1.F4:Sheet1.F1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961">
                <text:p>11.961</text:p>
              </table:table-cell>
              <table:table-cell office:value-type="float" office:value="34.56667">
                <text:p>34.56667</text:p>
              </table:table-cell>
              <table:table-cell office:value-type="float" office:value="33.33333">
                <text:p>33.33333</text:p>
              </table:table-cell>
              <table:table-cell office:value-type="float" office:value="5.268228">
                <text:p>5.268228</text:p>
              </table:table-cell>
              <table:table-cell office:value-type="float" office:value="5.447199">
                <text:p>5.447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973">
                <text:p>11.973</text:p>
              </table:table-cell>
              <table:table-cell office:value-type="float" office:value="32.53333">
                <text:p>32.53333</text:p>
              </table:table-cell>
              <table:table-cell office:value-type="float" office:value="37.13334">
                <text:p>37.13334</text:p>
              </table:table-cell>
              <table:table-cell office:value-type="float" office:value="5.881704">
                <text:p>5.881704</text:p>
              </table:table-cell>
              <table:table-cell office:value-type="float" office:value="4.355181">
                <text:p>4.35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986">
                <text:p>11.986</text:p>
              </table:table-cell>
              <table:table-cell office:value-type="float" office:value="33.5">
                <text:p>33.5</text:p>
              </table:table-cell>
              <table:table-cell office:value-type="float" office:value="36.36667">
                <text:p>36.36667</text:p>
              </table:table-cell>
              <table:table-cell office:value-type="float" office:value="5.689161">
                <text:p>5.689161</text:p>
              </table:table-cell>
              <table:table-cell office:value-type="float" office:value="4.388166">
                <text:p>4.3881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997">
                <text:p>11.997</text:p>
              </table:table-cell>
              <table:table-cell office:value-type="float" office:value="34.3">
                <text:p>34.3</text:p>
              </table:table-cell>
              <table:table-cell office:value-type="float" office:value="34.13334">
                <text:p>34.13334</text:p>
              </table:table-cell>
              <table:table-cell office:value-type="float" office:value="5.390784">
                <text:p>5.390784</text:p>
              </table:table-cell>
              <table:table-cell office:value-type="float" office:value="5.121382">
                <text:p>5.121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01">
                <text:p>12.01</text:p>
              </table:table-cell>
              <table:table-cell office:value-type="float" office:value="36.36667">
                <text:p>36.36667</text:p>
              </table:table-cell>
              <table:table-cell office:value-type="float" office:value="34.16667">
                <text:p>34.16667</text:p>
              </table:table-cell>
              <table:table-cell office:value-type="float" office:value="4.660492">
                <text:p>4.660492</text:p>
              </table:table-cell>
              <table:table-cell office:value-type="float" office:value="5.256108">
                <text:p>5.256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022">
                <text:p>12.022</text:p>
              </table:table-cell>
              <table:table-cell office:value-type="float" office:value="35.56667">
                <text:p>35.56667</text:p>
              </table:table-cell>
              <table:table-cell office:value-type="float" office:value="34.23333">
                <text:p>34.23333</text:p>
              </table:table-cell>
              <table:table-cell office:value-type="float" office:value="4.776721">
                <text:p>4.776721</text:p>
              </table:table-cell>
              <table:table-cell office:value-type="float" office:value="5.260622">
                <text:p>5.26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033">
                <text:p>12.033</text:p>
              </table:table-cell>
              <table:table-cell office:value-type="float" office:value="32.83333">
                <text:p>32.83333</text:p>
              </table:table-cell>
              <table:table-cell office:value-type="float" office:value="36.13333">
                <text:p>36.13333</text:p>
              </table:table-cell>
              <table:table-cell office:value-type="float" office:value="5.689116">
                <text:p>5.689116</text:p>
              </table:table-cell>
              <table:table-cell office:value-type="float" office:value="4.643754">
                <text:p>4.643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046">
                <text:p>12.046</text:p>
              </table:table-cell>
              <table:table-cell office:value-type="float" office:value="35.66667">
                <text:p>35.66667</text:p>
              </table:table-cell>
              <table:table-cell office:value-type="float" office:value="35.36667">
                <text:p>35.36667</text:p>
              </table:table-cell>
              <table:table-cell office:value-type="float" office:value="4.949741">
                <text:p>4.949741</text:p>
              </table:table-cell>
              <table:table-cell office:value-type="float" office:value="4.770668">
                <text:p>4.770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057">
                <text:p>12.057</text:p>
              </table:table-cell>
              <table:table-cell office:value-type="float" office:value="34.66667">
                <text:p>34.66667</text:p>
              </table:table-cell>
              <table:table-cell office:value-type="float" office:value="33.83333">
                <text:p>33.83333</text:p>
              </table:table-cell>
              <table:table-cell office:value-type="float" office:value="5.128144">
                <text:p>5.128144</text:p>
              </table:table-cell>
              <table:table-cell office:value-type="float" office:value="5.294455">
                <text:p>5.294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072">
                <text:p>12.072</text:p>
              </table:table-cell>
              <table:table-cell office:value-type="float" office:value="35.3">
                <text:p>35.3</text:p>
              </table:table-cell>
              <table:table-cell office:value-type="float" office:value="34.63334">
                <text:p>34.63334</text:p>
              </table:table-cell>
              <table:table-cell office:value-type="float" office:value="4.958316">
                <text:p>4.958316</text:p>
              </table:table-cell>
              <table:table-cell office:value-type="float" office:value="5.13823">
                <text:p>5.13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084">
                <text:p>12.084</text:p>
              </table:table-cell>
              <table:table-cell office:value-type="float" office:value="35.33333">
                <text:p>35.33333</text:p>
              </table:table-cell>
              <table:table-cell office:value-type="float" office:value="34.76667">
                <text:p>34.76667</text:p>
              </table:table-cell>
              <table:table-cell office:value-type="float" office:value="4.914263">
                <text:p>4.914263</text:p>
              </table:table-cell>
              <table:table-cell office:value-type="float" office:value="5.063553">
                <text:p>5.063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96">
                <text:p>12.096</text:p>
              </table:table-cell>
              <table:table-cell office:value-type="float" office:value="33.4">
                <text:p>33.4</text:p>
              </table:table-cell>
              <table:table-cell office:value-type="float" office:value="35.8">
                <text:p>35.8</text:p>
              </table:table-cell>
              <table:table-cell office:value-type="float" office:value="5.53415">
                <text:p>5.53415</text:p>
              </table:table-cell>
              <table:table-cell office:value-type="float" office:value="4.712955">
                <text:p>4.7129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.109">
                <text:p>12.109</text:p>
              </table:table-cell>
              <table:table-cell office:value-type="float" office:value="36.83333">
                <text:p>36.83333</text:p>
              </table:table-cell>
              <table:table-cell office:value-type="float" office:value="32.63334">
                <text:p>32.63334</text:p>
              </table:table-cell>
              <table:table-cell office:value-type="float" office:value="4.541581">
                <text:p>4.541581</text:p>
              </table:table-cell>
              <table:table-cell office:value-type="float" office:value="5.672519">
                <text:p>5.672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12">
                <text:p>12.12</text:p>
              </table:table-cell>
              <table:table-cell office:value-type="float" office:value="33.23334">
                <text:p>33.23334</text:p>
              </table:table-cell>
              <table:table-cell office:value-type="float" office:value="33.9">
                <text:p>33.9</text:p>
              </table:table-cell>
              <table:table-cell office:value-type="float" office:value="5.514663">
                <text:p>5.514663</text:p>
              </table:table-cell>
              <table:table-cell office:value-type="float" office:value="5.450988">
                <text:p>5.450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137">
                <text:p>12.137</text:p>
              </table:table-cell>
              <table:table-cell office:value-type="float" office:value="34.46667">
                <text:p>34.46667</text:p>
              </table:table-cell>
              <table:table-cell office:value-type="float" office:value="35.46667">
                <text:p>35.46667</text:p>
              </table:table-cell>
              <table:table-cell office:value-type="float" office:value="5.307132">
                <text:p>5.307132</text:p>
              </table:table-cell>
              <table:table-cell office:value-type="float" office:value="4.897383">
                <text:p>4.8973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149">
                <text:p>12.149</text:p>
              </table:table-cell>
              <table:table-cell office:value-type="float" office:value="36.96667">
                <text:p>36.96667</text:p>
              </table:table-cell>
              <table:table-cell office:value-type="float" office:value="35.16667">
                <text:p>35.16667</text:p>
              </table:table-cell>
              <table:table-cell office:value-type="float" office:value="4.453404">
                <text:p>4.453404</text:p>
              </table:table-cell>
              <table:table-cell office:value-type="float" office:value="4.885236">
                <text:p>4.885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65">
                <text:p>12.165</text:p>
              </table:table-cell>
              <table:table-cell office:value-type="float" office:value="34.56667">
                <text:p>34.5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064436">
                <text:p>5.064436</text:p>
              </table:table-cell>
              <table:table-cell office:value-type="float" office:value="5.25161">
                <text:p>5.25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177">
                <text:p>12.177</text:p>
              </table:table-cell>
              <table:table-cell office:value-type="float" office:value="32.16667">
                <text:p>32.16667</text:p>
              </table:table-cell>
              <table:table-cell office:value-type="float" office:value="35.63334">
                <text:p>35.63334</text:p>
              </table:table-cell>
              <table:table-cell office:value-type="float" office:value="5.965891">
                <text:p>5.965891</text:p>
              </table:table-cell>
              <table:table-cell office:value-type="float" office:value="4.804623">
                <text:p>4.8046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.188">
                <text:p>12.188</text:p>
              </table:table-cell>
              <table:table-cell office:value-type="float" office:value="35.23333">
                <text:p>35.23333</text:p>
              </table:table-cell>
              <table:table-cell office:value-type="float" office:value="35.06667">
                <text:p>35.06667</text:p>
              </table:table-cell>
              <table:table-cell office:value-type="float" office:value="5.147589">
                <text:p>5.147589</text:p>
              </table:table-cell>
              <table:table-cell office:value-type="float" office:value="4.900345">
                <text:p>4.900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.201">
                <text:p>12.201</text:p>
              </table:table-cell>
              <table:table-cell office:value-type="float" office:value="33.63333">
                <text:p>33.63333</text:p>
              </table:table-cell>
              <table:table-cell office:value-type="float" office:value="34.1">
                <text:p>34.1</text:p>
              </table:table-cell>
              <table:table-cell office:value-type="float" office:value="4.930675">
                <text:p>4.930675</text:p>
              </table:table-cell>
              <table:table-cell office:value-type="float" office:value="5.017256">
                <text:p>5.017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213">
                <text:p>12.213</text:p>
              </table:table-cell>
              <table:table-cell office:value-type="float" office:value="35.43334">
                <text:p>35.43334</text:p>
              </table:table-cell>
              <table:table-cell office:value-type="float" office:value="33.46667">
                <text:p>33.46667</text:p>
              </table:table-cell>
              <table:table-cell office:value-type="float" office:value="4.877295">
                <text:p>4.877295</text:p>
              </table:table-cell>
              <table:table-cell office:value-type="float" office:value="5.462975">
                <text:p>5.4629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24">
                <text:p>12.224</text:p>
              </table:table-cell>
              <table:table-cell office:value-type="float" office:value="33.36667">
                <text:p>33.36667</text:p>
              </table:table-cell>
              <table:table-cell office:value-type="float" office:value="35.4">
                <text:p>35.4</text:p>
              </table:table-cell>
              <table:table-cell office:value-type="float" office:value="5.5387">
                <text:p>5.5387</text:p>
              </table:table-cell>
              <table:table-cell office:value-type="float" office:value="4.922968">
                <text:p>4.922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235">
                <text:p>12.235</text:p>
              </table:table-cell>
              <table:table-cell office:value-type="float" office:value="35.46667">
                <text:p>35.46667</text:p>
              </table:table-cell>
              <table:table-cell office:value-type="float" office:value="34.7">
                <text:p>34.7</text:p>
              </table:table-cell>
              <table:table-cell office:value-type="float" office:value="4.987539">
                <text:p>4.987539</text:p>
              </table:table-cell>
              <table:table-cell office:value-type="float" office:value="5.043246">
                <text:p>5.043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246">
                <text:p>12.246</text:p>
              </table:table-cell>
              <table:table-cell office:value-type="float" office:value="33.6">
                <text:p>33.6</text:p>
              </table:table-cell>
              <table:table-cell office:value-type="float" office:value="35.56667">
                <text:p>35.56667</text:p>
              </table:table-cell>
              <table:table-cell office:value-type="float" office:value="5.484641">
                <text:p>5.484641</text:p>
              </table:table-cell>
              <table:table-cell office:value-type="float" office:value="4.785824">
                <text:p>4.785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257">
                <text:p>12.257</text:p>
              </table:table-cell>
              <table:table-cell office:value-type="float" office:value="35.73334">
                <text:p>35.73334</text:p>
              </table:table-cell>
              <table:table-cell office:value-type="float" office:value="34.86666">
                <text:p>34.86666</text:p>
              </table:table-cell>
              <table:table-cell office:value-type="float" office:value="4.890135">
                <text:p>4.890135</text:p>
              </table:table-cell>
              <table:table-cell office:value-type="float" office:value="4.962556">
                <text:p>4.962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271">
                <text:p>12.271</text:p>
              </table:table-cell>
              <table:table-cell office:value-type="float" office:value="34.53333">
                <text:p>34.53333</text:p>
              </table:table-cell>
              <table:table-cell office:value-type="float" office:value="34.9">
                <text:p>34.9</text:p>
              </table:table-cell>
              <table:table-cell office:value-type="float" office:value="5.162265">
                <text:p>5.162265</text:p>
              </table:table-cell>
              <table:table-cell office:value-type="float" office:value="4.987096">
                <text:p>4.9870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283">
                <text:p>12.283</text:p>
              </table:table-cell>
              <table:table-cell office:value-type="float" office:value="34">
                <text:p>34</text:p>
              </table:table-cell>
              <table:table-cell office:value-type="float" office:value="35.5">
                <text:p>35.5</text:p>
              </table:table-cell>
              <table:table-cell office:value-type="float" office:value="5.389862">
                <text:p>5.389862</text:p>
              </table:table-cell>
              <table:table-cell office:value-type="float" office:value="4.797133">
                <text:p>4.797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294">
                <text:p>12.294</text:p>
              </table:table-cell>
              <table:table-cell office:value-type="float" office:value="35.53333">
                <text:p>35.53333</text:p>
              </table:table-cell>
              <table:table-cell office:value-type="float" office:value="33.96667">
                <text:p>33.96667</text:p>
              </table:table-cell>
              <table:table-cell office:value-type="float" office:value="4.936755">
                <text:p>4.936755</text:p>
              </table:table-cell>
              <table:table-cell office:value-type="float" office:value="5.257832">
                <text:p>5.257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305">
                <text:p>12.305</text:p>
              </table:table-cell>
              <table:table-cell office:value-type="float" office:value="34.53333">
                <text:p>34.53333</text:p>
              </table:table-cell>
              <table:table-cell office:value-type="float" office:value="34.73333">
                <text:p>34.73333</text:p>
              </table:table-cell>
              <table:table-cell office:value-type="float" office:value="5.171963">
                <text:p>5.171963</text:p>
              </table:table-cell>
              <table:table-cell office:value-type="float" office:value="5.100041">
                <text:p>5.1000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317">
                <text:p>12.317</text:p>
              </table:table-cell>
              <table:table-cell office:value-type="float" office:value="34.43333">
                <text:p>34.43333</text:p>
              </table:table-cell>
              <table:table-cell office:value-type="float" office:value="36.16667">
                <text:p>36.16667</text:p>
              </table:table-cell>
              <table:table-cell office:value-type="float" office:value="5.251394">
                <text:p>5.251394</text:p>
              </table:table-cell>
              <table:table-cell office:value-type="float" office:value="4.602844">
                <text:p>4.6028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.329">
                <text:p>12.329</text:p>
              </table:table-cell>
              <table:table-cell office:value-type="float" office:value="34.5">
                <text:p>34.5</text:p>
              </table:table-cell>
              <table:table-cell office:value-type="float" office:value="35.13334">
                <text:p>35.13334</text:p>
              </table:table-cell>
              <table:table-cell office:value-type="float" office:value="5.245498">
                <text:p>5.245498</text:p>
              </table:table-cell>
              <table:table-cell office:value-type="float" office:value="4.840322">
                <text:p>4.840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342">
                <text:p>12.342</text:p>
              </table:table-cell>
              <table:table-cell office:value-type="float" office:value="33.3">
                <text:p>33.3</text:p>
              </table:table-cell>
              <table:table-cell office:value-type="float" office:value="33.6">
                <text:p>33.6</text:p>
              </table:table-cell>
              <table:table-cell office:value-type="float" office:value="5.634176">
                <text:p>5.634176</text:p>
              </table:table-cell>
              <table:table-cell office:value-type="float" office:value="5.385999">
                <text:p>5.385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.354">
                <text:p>12.354</text:p>
              </table:table-cell>
              <table:table-cell office:value-type="float" office:value="36.83333">
                <text:p>36.83333</text:p>
              </table:table-cell>
              <table:table-cell office:value-type="float" office:value="36.33333">
                <text:p>36.33333</text:p>
              </table:table-cell>
              <table:table-cell office:value-type="float" office:value="4.563064">
                <text:p>4.563064</text:p>
              </table:table-cell>
              <table:table-cell office:value-type="float" office:value="4.605892">
                <text:p>4.6058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366">
                <text:p>12.366</text:p>
              </table:table-cell>
              <table:table-cell office:value-type="float" office:value="33.43333">
                <text:p>33.43333</text:p>
              </table:table-cell>
              <table:table-cell office:value-type="float" office:value="36.43333">
                <text:p>36.43333</text:p>
              </table:table-cell>
              <table:table-cell office:value-type="float" office:value="5.455701">
                <text:p>5.455701</text:p>
              </table:table-cell>
              <table:table-cell office:value-type="float" office:value="4.418735">
                <text:p>4.4187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378">
                <text:p>12.378</text:p>
              </table:table-cell>
              <table:table-cell office:value-type="float" office:value="34.26667">
                <text:p>34.26667</text:p>
              </table:table-cell>
              <table:table-cell office:value-type="float" office:value="34.1">
                <text:p>34.1</text:p>
              </table:table-cell>
              <table:table-cell office:value-type="float" office:value="5.36239">
                <text:p>5.36239</text:p>
              </table:table-cell>
              <table:table-cell office:value-type="float" office:value="5.140415">
                <text:p>5.1404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39">
                <text:p>12.39</text:p>
              </table:table-cell>
              <table:table-cell office:value-type="float" office:value="31.8">
                <text:p>31.8</text:p>
              </table:table-cell>
              <table:table-cell office:value-type="float" office:value="34.7">
                <text:p>34.7</text:p>
              </table:table-cell>
              <table:table-cell office:value-type="float" office:value="6.145019">
                <text:p>6.145019</text:p>
              </table:table-cell>
              <table:table-cell office:value-type="float" office:value="5.088649">
                <text:p>5.0886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405">
                <text:p>12.405</text:p>
              </table:table-cell>
              <table:table-cell office:value-type="float" office:value="33.86667">
                <text:p>33.86667</text:p>
              </table:table-cell>
              <table:table-cell office:value-type="float" office:value="34.7">
                <text:p>34.7</text:p>
              </table:table-cell>
              <table:table-cell office:value-type="float" office:value="5.619324">
                <text:p>5.619324</text:p>
              </table:table-cell>
              <table:table-cell office:value-type="float" office:value="5.078082">
                <text:p>5.0780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.417">
                <text:p>12.417</text:p>
              </table:table-cell>
              <table:table-cell office:value-type="float" office:value="34.23333">
                <text:p>34.23333</text:p>
              </table:table-cell>
              <table:table-cell office:value-type="float" office:value="35.76667">
                <text:p>35.76667</text:p>
              </table:table-cell>
              <table:table-cell office:value-type="float" office:value="5.405643">
                <text:p>5.405643</text:p>
              </table:table-cell>
              <table:table-cell office:value-type="float" office:value="4.728962">
                <text:p>4.7289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428">
                <text:p>12.428</text:p>
              </table:table-cell>
              <table:table-cell office:value-type="float" office:value="35.73334">
                <text:p>35.73334</text:p>
              </table:table-cell>
              <table:table-cell office:value-type="float" office:value="34.96667">
                <text:p>34.96667</text:p>
              </table:table-cell>
              <table:table-cell office:value-type="float" office:value="4.875801">
                <text:p>4.875801</text:p>
              </table:table-cell>
              <table:table-cell office:value-type="float" office:value="4.919723">
                <text:p>4.919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.441">
                <text:p>12.441</text:p>
              </table:table-cell>
              <table:table-cell office:value-type="float" office:value="33.46667">
                <text:p>33.46667</text:p>
              </table:table-cell>
              <table:table-cell office:value-type="float" office:value="35.03333">
                <text:p>35.03333</text:p>
              </table:table-cell>
              <table:table-cell office:value-type="float" office:value="5.507684">
                <text:p>5.507684</text:p>
              </table:table-cell>
              <table:table-cell office:value-type="float" office:value="4.936047">
                <text:p>4.936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452">
                <text:p>12.452</text:p>
              </table:table-cell>
              <table:table-cell office:value-type="float" office:value="35.16667">
                <text:p>35.16667</text:p>
              </table:table-cell>
              <table:table-cell office:value-type="float" office:value="33.66667">
                <text:p>33.66667</text:p>
              </table:table-cell>
              <table:table-cell office:value-type="float" office:value="5.081022">
                <text:p>5.081022</text:p>
              </table:table-cell>
              <table:table-cell office:value-type="float" office:value="5.383235">
                <text:p>5.3832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.464">
                <text:p>12.464</text:p>
              </table:table-cell>
              <table:table-cell office:value-type="float" office:value="35.63334">
                <text:p>35.63334</text:p>
              </table:table-cell>
              <table:table-cell office:value-type="float" office:value="36.3">
                <text:p>36.3</text:p>
              </table:table-cell>
              <table:table-cell office:value-type="float" office:value="4.844995">
                <text:p>4.844995</text:p>
              </table:table-cell>
              <table:table-cell office:value-type="float" office:value="4.615975">
                <text:p>4.6159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477">
                <text:p>12.477</text:p>
              </table:table-cell>
              <table:table-cell office:value-type="float" office:value="32.4">
                <text:p>32.4</text:p>
              </table:table-cell>
              <table:table-cell office:value-type="float" office:value="34.23333">
                <text:p>34.23333</text:p>
              </table:table-cell>
              <table:table-cell office:value-type="float" office:value="5.849335">
                <text:p>5.849335</text:p>
              </table:table-cell>
              <table:table-cell office:value-type="float" office:value="5.135252">
                <text:p>5.1352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.488">
                <text:p>12.488</text:p>
              </table:table-cell>
              <table:table-cell office:value-type="float" office:value="35.36667">
                <text:p>35.3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084584">
                <text:p>5.084584</text:p>
              </table:table-cell>
              <table:table-cell office:value-type="float" office:value="5.303343">
                <text:p>5.3033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501">
                <text:p>12.501</text:p>
              </table:table-cell>
              <table:table-cell office:value-type="float" office:value="35.2">
                <text:p>35.2</text:p>
              </table:table-cell>
              <table:table-cell office:value-type="float" office:value="34.2">
                <text:p>34.2</text:p>
              </table:table-cell>
              <table:table-cell office:value-type="float" office:value="4.986962">
                <text:p>4.986962</text:p>
              </table:table-cell>
              <table:table-cell office:value-type="float" office:value="5.282118">
                <text:p>5.2821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512">
                <text:p>12.512</text:p>
              </table:table-cell>
              <table:table-cell office:value-type="float" office:value="34.13334">
                <text:p>34.13334</text:p>
              </table:table-cell>
              <table:table-cell office:value-type="float" office:value="35.06667">
                <text:p>35.06667</text:p>
              </table:table-cell>
              <table:table-cell office:value-type="float" office:value="5.314755">
                <text:p>5.314755</text:p>
              </table:table-cell>
              <table:table-cell office:value-type="float" office:value="4.995968">
                <text:p>4.995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524">
                <text:p>12.524</text:p>
              </table:table-cell>
              <table:table-cell office:value-type="float" office:value="34.7">
                <text:p>34.7</text:p>
              </table:table-cell>
              <table:table-cell office:value-type="float" office:value="34.8">
                <text:p>34.8</text:p>
              </table:table-cell>
              <table:table-cell office:value-type="float" office:value="5.195954">
                <text:p>5.195954</text:p>
              </table:table-cell>
              <table:table-cell office:value-type="float" office:value="5.02587">
                <text:p>5.0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.538">
                <text:p>12.538</text:p>
              </table:table-cell>
              <table:table-cell office:value-type="float" office:value="33.43333">
                <text:p>33.43333</text:p>
              </table:table-cell>
              <table:table-cell office:value-type="float" office:value="34.8">
                <text:p>34.8</text:p>
              </table:table-cell>
              <table:table-cell office:value-type="float" office:value="5.58403">
                <text:p>5.58403</text:p>
              </table:table-cell>
              <table:table-cell office:value-type="float" office:value="5.032025">
                <text:p>5.0320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551">
                <text:p>12.551</text:p>
              </table:table-cell>
              <table:table-cell office:value-type="float" office:value="35">
                <text:p>35</text:p>
              </table:table-cell>
              <table:table-cell office:value-type="float" office:value="33.9">
                <text:p>33.9</text:p>
              </table:table-cell>
              <table:table-cell office:value-type="float" office:value="5.151915">
                <text:p>5.151915</text:p>
              </table:table-cell>
              <table:table-cell office:value-type="float" office:value="5.325803">
                <text:p>5.325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562">
                <text:p>12.562</text:p>
              </table:table-cell>
              <table:table-cell office:value-type="float" office:value="32.83333">
                <text:p>32.83333</text:p>
              </table:table-cell>
              <table:table-cell office:value-type="float" office:value="36.16667">
                <text:p>36.16667</text:p>
              </table:table-cell>
              <table:table-cell office:value-type="float" office:value="5.770201">
                <text:p>5.770201</text:p>
              </table:table-cell>
              <table:table-cell office:value-type="float" office:value="4.64757">
                <text:p>4.647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.575">
                <text:p>12.575</text:p>
              </table:table-cell>
              <table:table-cell office:value-type="float" office:value="35.8">
                <text:p>35.8</text:p>
              </table:table-cell>
              <table:table-cell office:value-type="float" office:value="33.76667">
                <text:p>33.76667</text:p>
              </table:table-cell>
              <table:table-cell office:value-type="float" office:value="4.928921">
                <text:p>4.928921</text:p>
              </table:table-cell>
              <table:table-cell office:value-type="float" office:value="5.293098">
                <text:p>5.2930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86">
                <text:p>12.586</text:p>
              </table:table-cell>
              <table:table-cell office:value-type="float" office:value="33.66667">
                <text:p>33.66667</text:p>
              </table:table-cell>
              <table:table-cell office:value-type="float" office:value="34.73333">
                <text:p>34.73333</text:p>
              </table:table-cell>
              <table:table-cell office:value-type="float" office:value="5.455434">
                <text:p>5.455434</text:p>
              </table:table-cell>
              <table:table-cell office:value-type="float" office:value="5.107272">
                <text:p>5.107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.598">
                <text:p>12.598</text:p>
              </table:table-cell>
              <table:table-cell office:value-type="float" office:value="35.26667">
                <text:p>35.26667</text:p>
              </table:table-cell>
              <table:table-cell office:value-type="float" office:value="34.46667">
                <text:p>34.46667</text:p>
              </table:table-cell>
              <table:table-cell office:value-type="float" office:value="5.040479">
                <text:p>5.040479</text:p>
              </table:table-cell>
              <table:table-cell office:value-type="float" office:value="5.156923">
                <text:p>5.156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.612">
                <text:p>12.612</text:p>
              </table:table-cell>
              <table:table-cell office:value-type="float" office:value="33.16667">
                <text:p>33.1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640788">
                <text:p>5.640788</text:p>
              </table:table-cell>
              <table:table-cell office:value-type="float" office:value="5.242608">
                <text:p>5.2426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.625">
                <text:p>12.625</text:p>
              </table:table-cell>
              <table:table-cell office:value-type="float" office:value="33.83333">
                <text:p>33.83333</text:p>
              </table:table-cell>
              <table:table-cell office:value-type="float" office:value="34.3">
                <text:p>34.3</text:p>
              </table:table-cell>
              <table:table-cell office:value-type="float" office:value="5.54337">
                <text:p>5.54337</text:p>
              </table:table-cell>
              <table:table-cell office:value-type="float" office:value="5.237899">
                <text:p>5.237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637">
                <text:p>12.637</text:p>
              </table:table-cell>
              <table:table-cell office:value-type="float" office:value="36.16667">
                <text:p>36.16667</text:p>
              </table:table-cell>
              <table:table-cell office:value-type="float" office:value="34.06667">
                <text:p>34.06667</text:p>
              </table:table-cell>
              <table:table-cell office:value-type="float" office:value="4.765808">
                <text:p>4.765808</text:p>
              </table:table-cell>
              <table:table-cell office:value-type="float" office:value="5.312727">
                <text:p>5.3127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.648">
                <text:p>12.648</text:p>
              </table:table-cell>
              <table:table-cell office:value-type="float" office:value="34.83333">
                <text:p>34.83333</text:p>
              </table:table-cell>
              <table:table-cell office:value-type="float" office:value="34.16667">
                <text:p>34.16667</text:p>
              </table:table-cell>
              <table:table-cell office:value-type="float" office:value="5.045448">
                <text:p>5.045448</text:p>
              </table:table-cell>
              <table:table-cell office:value-type="float" office:value="5.295042">
                <text:p>5.2950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66">
                <text:p>12.66</text:p>
              </table:table-cell>
              <table:table-cell office:value-type="float" office:value="34.16667">
                <text:p>34.16667</text:p>
              </table:table-cell>
              <table:table-cell office:value-type="float" office:value="35.7">
                <text:p>35.7</text:p>
              </table:table-cell>
              <table:table-cell office:value-type="float" office:value="5.318364">
                <text:p>5.318364</text:p>
              </table:table-cell>
              <table:table-cell office:value-type="float" office:value="4.793383">
                <text:p>4.7933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672">
                <text:p>12.672</text:p>
              </table:table-cell>
              <table:table-cell office:value-type="float" office:value="34.1">
                <text:p>34.1</text:p>
              </table:table-cell>
              <table:table-cell office:value-type="float" office:value="33.4">
                <text:p>33.4</text:p>
              </table:table-cell>
              <table:table-cell office:value-type="float" office:value="5.394397">
                <text:p>5.394397</text:p>
              </table:table-cell>
              <table:table-cell office:value-type="float" office:value="5.441613">
                <text:p>5.4416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685">
                <text:p>12.685</text:p>
              </table:table-cell>
              <table:table-cell office:value-type="float" office:value="34.13334">
                <text:p>34.13334</text:p>
              </table:table-cell>
              <table:table-cell office:value-type="float" office:value="33.93333">
                <text:p>33.93333</text:p>
              </table:table-cell>
              <table:table-cell office:value-type="float" office:value="5.398617">
                <text:p>5.398617</text:p>
              </table:table-cell>
              <table:table-cell office:value-type="float" office:value="5.397129">
                <text:p>5.3971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696">
                <text:p>12.696</text:p>
              </table:table-cell>
              <table:table-cell office:value-type="float" office:value="35.2">
                <text:p>35.2</text:p>
              </table:table-cell>
              <table:table-cell office:value-type="float" office:value="34.16667">
                <text:p>34.16667</text:p>
              </table:table-cell>
              <table:table-cell office:value-type="float" office:value="5.052897">
                <text:p>5.052897</text:p>
              </table:table-cell>
              <table:table-cell office:value-type="float" office:value="5.312301">
                <text:p>5.3123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709">
                <text:p>12.709</text:p>
              </table:table-cell>
              <table:table-cell office:value-type="float" office:value="34.9">
                <text:p>34.9</text:p>
              </table:table-cell>
              <table:table-cell office:value-type="float" office:value="35.36667">
                <text:p>35.36667</text:p>
              </table:table-cell>
              <table:table-cell office:value-type="float" office:value="5.082137">
                <text:p>5.082137</text:p>
              </table:table-cell>
              <table:table-cell office:value-type="float" office:value="4.905655">
                <text:p>4.9056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21">
                <text:p>12.721</text:p>
              </table:table-cell>
              <table:table-cell office:value-type="float" office:value="32.8">
                <text:p>32.8</text:p>
              </table:table-cell>
              <table:table-cell office:value-type="float" office:value="34.1">
                <text:p>34.1</text:p>
              </table:table-cell>
              <table:table-cell office:value-type="float" office:value="5.770708">
                <text:p>5.770708</text:p>
              </table:table-cell>
              <table:table-cell office:value-type="float" office:value="5.237026">
                <text:p>5.2370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738">
                <text:p>12.738</text:p>
              </table:table-cell>
              <table:table-cell office:value-type="float" office:value="37.4">
                <text:p>37.4</text:p>
              </table:table-cell>
              <table:table-cell office:value-type="float" office:value="35.3">
                <text:p>35.3</text:p>
              </table:table-cell>
              <table:table-cell office:value-type="float" office:value="4.412648">
                <text:p>4.412648</text:p>
              </table:table-cell>
              <table:table-cell office:value-type="float" office:value="4.91333">
                <text:p>4.91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75">
                <text:p>12.75</text:p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5.37845">
                <text:p>5.37845</text:p>
              </table:table-cell>
              <table:table-cell office:value-type="float" office:value="4.752087">
                <text:p>4.7520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.761">
                <text:p>12.761</text:p>
              </table:table-cell>
              <table:table-cell office:value-type="float" office:value="32.66667">
                <text:p>32.66667</text:p>
              </table:table-cell>
              <table:table-cell office:value-type="float" office:value="35.1">
                <text:p>35.1</text:p>
              </table:table-cell>
              <table:table-cell office:value-type="float" office:value="5.873834">
                <text:p>5.873834</text:p>
              </table:table-cell>
              <table:table-cell office:value-type="float" office:value="4.883266">
                <text:p>4.8832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72">
                <text:p>12.772</text:p>
              </table:table-cell>
              <table:table-cell office:value-type="float" office:value="35.1">
                <text:p>35.1</text:p>
              </table:table-cell>
              <table:table-cell office:value-type="float" office:value="35.3">
                <text:p>35.3</text:p>
              </table:table-cell>
              <table:table-cell office:value-type="float" office:value="5.180922">
                <text:p>5.180922</text:p>
              </table:table-cell>
              <table:table-cell office:value-type="float" office:value="4.844861">
                <text:p>4.844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784">
                <text:p>12.784</text:p>
              </table:table-cell>
              <table:table-cell office:value-type="float" office:value="33.5">
                <text:p>33.5</text:p>
              </table:table-cell>
              <table:table-cell office:value-type="float" office:value="35.7">
                <text:p>35.7</text:p>
              </table:table-cell>
              <table:table-cell office:value-type="float" office:value="5.563161">
                <text:p>5.563161</text:p>
              </table:table-cell>
              <table:table-cell office:value-type="float" office:value="4.707651">
                <text:p>4.7076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96">
                <text:p>12.796</text:p>
              </table:table-cell>
              <table:table-cell office:value-type="float" office:value="34.26667">
                <text:p>34.26667</text:p>
              </table:table-cell>
              <table:table-cell office:value-type="float" office:value="33.53333">
                <text:p>33.53333</text:p>
              </table:table-cell>
              <table:table-cell office:value-type="float" office:value="5.390032">
                <text:p>5.390032</text:p>
              </table:table-cell>
              <table:table-cell office:value-type="float" office:value="5.384757">
                <text:p>5.3847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.809">
                <text:p>12.809</text:p>
              </table:table-cell>
              <table:table-cell office:value-type="float" office:value="36.56667">
                <text:p>36.56667</text:p>
              </table:table-cell>
              <table:table-cell office:value-type="float" office:value="35.4">
                <text:p>35.4</text:p>
              </table:table-cell>
              <table:table-cell office:value-type="float" office:value="4.608526">
                <text:p>4.608526</text:p>
              </table:table-cell>
              <table:table-cell office:value-type="float" office:value="4.912423">
                <text:p>4.912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82">
                <text:p>12.82</text:p>
              </table:table-cell>
              <table:table-cell office:value-type="float" office:value="34.1">
                <text:p>34.1</text:p>
              </table:table-cell>
              <table:table-cell office:value-type="float" office:value="34.4">
                <text:p>34.4</text:p>
              </table:table-cell>
              <table:table-cell office:value-type="float" office:value="5.255806">
                <text:p>5.255806</text:p>
              </table:table-cell>
              <table:table-cell office:value-type="float" office:value="5.143428">
                <text:p>5.143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831">
                <text:p>12.831</text:p>
              </table:table-cell>
              <table:table-cell office:value-type="float" office:value="34.36666">
                <text:p>34.36666</text:p>
              </table:table-cell>
              <table:table-cell office:value-type="float" office:value="34.53333">
                <text:p>34.53333</text:p>
              </table:table-cell>
              <table:table-cell office:value-type="float" office:value="5.298258">
                <text:p>5.298258</text:p>
              </table:table-cell>
              <table:table-cell office:value-type="float" office:value="5.145937">
                <text:p>5.1459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842">
                <text:p>12.842</text:p>
              </table:table-cell>
              <table:table-cell office:value-type="float" office:value="34.03333">
                <text:p>34.03333</text:p>
              </table:table-cell>
              <table:table-cell office:value-type="float" office:value="35.2">
                <text:p>35.2</text:p>
              </table:table-cell>
              <table:table-cell office:value-type="float" office:value="5.415035">
                <text:p>5.415035</text:p>
              </table:table-cell>
              <table:table-cell office:value-type="float" office:value="4.929709">
                <text:p>4.9297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853">
                <text:p>12.853</text:p>
              </table:table-cell>
              <table:table-cell office:value-type="float" office:value="35.43334">
                <text:p>35.43334</text:p>
              </table:table-cell>
              <table:table-cell office:value-type="float" office:value="34.5">
                <text:p>34.5</text:p>
              </table:table-cell>
              <table:table-cell office:value-type="float" office:value="4.983332">
                <text:p>4.983332</text:p>
              </table:table-cell>
              <table:table-cell office:value-type="float" office:value="5.114347">
                <text:p>5.1143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864">
                <text:p>12.864</text:p>
              </table:table-cell>
              <table:table-cell office:value-type="float" office:value="33.46667">
                <text:p>33.46667</text:p>
              </table:table-cell>
              <table:table-cell office:value-type="float" office:value="34.36666">
                <text:p>34.36666</text:p>
              </table:table-cell>
              <table:table-cell office:value-type="float" office:value="5.536961">
                <text:p>5.536961</text:p>
              </table:table-cell>
              <table:table-cell office:value-type="float" office:value="5.194379">
                <text:p>5.194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875">
                <text:p>12.875</text:p>
              </table:table-cell>
              <table:table-cell office:value-type="float" office:value="35.33333">
                <text:p>35.33333</text:p>
              </table:table-cell>
              <table:table-cell office:value-type="float" office:value="34.2">
                <text:p>34.2</text:p>
              </table:table-cell>
              <table:table-cell office:value-type="float" office:value="5.040436">
                <text:p>5.040436</text:p>
              </table:table-cell>
              <table:table-cell office:value-type="float" office:value="5.264292">
                <text:p>5.264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886">
                <text:p>12.886</text:p>
              </table:table-cell>
              <table:table-cell office:value-type="float" office:value="33.76667">
                <text:p>33.7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451108">
                <text:p>5.451108</text:p>
              </table:table-cell>
              <table:table-cell office:value-type="float" office:value="5.267168">
                <text:p>5.2671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897">
                <text:p>12.897</text:p>
              </table:table-cell>
              <table:table-cell office:value-type="float" office:value="32.9">
                <text:p>32.9</text:p>
              </table:table-cell>
              <table:table-cell office:value-type="float" office:value="35.5">
                <text:p>35.5</text:p>
              </table:table-cell>
              <table:table-cell office:value-type="float" office:value="5.814299">
                <text:p>5.814299</text:p>
              </table:table-cell>
              <table:table-cell office:value-type="float" office:value="4.856098">
                <text:p>4.8560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908">
                <text:p>12.908</text:p>
              </table:table-cell>
              <table:table-cell office:value-type="float" office:value="33.56667">
                <text:p>33.56667</text:p>
              </table:table-cell>
              <table:table-cell office:value-type="float" office:value="34.8">
                <text:p>34.8</text:p>
              </table:table-cell>
              <table:table-cell office:value-type="float" office:value="5.669339">
                <text:p>5.669339</text:p>
              </table:table-cell>
              <table:table-cell office:value-type="float" office:value="5.002291">
                <text:p>5.0022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919">
                <text:p>12.919</text:p>
              </table:table-cell>
              <table:table-cell office:value-type="float" office:value="34.76667">
                <text:p>34.76667</text:p>
              </table:table-cell>
              <table:table-cell office:value-type="float" office:value="35.13334">
                <text:p>35.13334</text:p>
              </table:table-cell>
              <table:table-cell office:value-type="float" office:value="5.250391">
                <text:p>5.250391</text:p>
              </table:table-cell>
              <table:table-cell office:value-type="float" office:value="4.923416">
                <text:p>4.9234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93">
                <text:p>12.93</text:p>
              </table:table-cell>
              <table:table-cell office:value-type="float" office:value="34.06667">
                <text:p>34.0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395033">
                <text:p>5.395033</text:p>
              </table:table-cell>
              <table:table-cell office:value-type="float" office:value="5.265443">
                <text:p>5.2654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941">
                <text:p>12.941</text:p>
              </table:table-cell>
              <table:table-cell office:value-type="float" office:value="35.13334">
                <text:p>35.13334</text:p>
              </table:table-cell>
              <table:table-cell office:value-type="float" office:value="36.26667">
                <text:p>36.26667</text:p>
              </table:table-cell>
              <table:table-cell office:value-type="float" office:value="5.077681">
                <text:p>5.077681</text:p>
              </table:table-cell>
              <table:table-cell office:value-type="float" office:value="4.607721">
                <text:p>4.6077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952">
                <text:p>12.952</text:p>
              </table:table-cell>
              <table:table-cell office:value-type="float" office:value="32.63334">
                <text:p>32.63334</text:p>
              </table:table-cell>
              <table:table-cell office:value-type="float" office:value="35">
                <text:p>35</text:p>
              </table:table-cell>
              <table:table-cell office:value-type="float" office:value="5.827563">
                <text:p>5.827563</text:p>
              </table:table-cell>
              <table:table-cell office:value-type="float" office:value="4.889142">
                <text:p>4.8891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963">
                <text:p>12.963</text:p>
              </table:table-cell>
              <table:table-cell office:value-type="float" office:value="36.26667">
                <text:p>36.26667</text:p>
              </table:table-cell>
              <table:table-cell office:value-type="float" office:value="34.96667">
                <text:p>34.96667</text:p>
              </table:table-cell>
              <table:table-cell office:value-type="float" office:value="4.796014">
                <text:p>4.796014</text:p>
              </table:table-cell>
              <table:table-cell office:value-type="float" office:value="4.95628">
                <text:p>4.956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974">
                <text:p>12.974</text:p>
              </table:table-cell>
              <table:table-cell office:value-type="float" office:value="33.23334">
                <text:p>33.23334</text:p>
              </table:table-cell>
              <table:table-cell office:value-type="float" office:value="34.66667">
                <text:p>34.66667</text:p>
              </table:table-cell>
              <table:table-cell office:value-type="float" office:value="5.577425">
                <text:p>5.577425</text:p>
              </table:table-cell>
              <table:table-cell office:value-type="float" office:value="5.067164">
                <text:p>5.067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986">
                <text:p>12.986</text:p>
              </table:table-cell>
              <table:table-cell office:value-type="float" office:value="34.7">
                <text:p>34.7</text:p>
              </table:table-cell>
              <table:table-cell office:value-type="float" office:value="35.16667">
                <text:p>35.16667</text:p>
              </table:table-cell>
              <table:table-cell office:value-type="float" office:value="5.256442">
                <text:p>5.256442</text:p>
              </table:table-cell>
              <table:table-cell office:value-type="float" office:value="4.926653">
                <text:p>4.9266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998">
                <text:p>12.998</text:p>
              </table:table-cell>
              <table:table-cell office:value-type="float" office:value="35.7">
                <text:p>35.7</text:p>
              </table:table-cell>
              <table:table-cell office:value-type="float" office:value="35.63334">
                <text:p>35.63334</text:p>
              </table:table-cell>
              <table:table-cell office:value-type="float" office:value="4.868082">
                <text:p>4.868082</text:p>
              </table:table-cell>
              <table:table-cell office:value-type="float" office:value="4.747177">
                <text:p>4.7471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013">
                <text:p>13.013</text:p>
              </table:table-cell>
              <table:table-cell office:value-type="float" office:value="33.9">
                <text:p>33.9</text:p>
              </table:table-cell>
              <table:table-cell office:value-type="float" office:value="35.13334">
                <text:p>35.13334</text:p>
              </table:table-cell>
              <table:table-cell office:value-type="float" office:value="5.376608">
                <text:p>5.376608</text:p>
              </table:table-cell>
              <table:table-cell office:value-type="float" office:value="4.874278">
                <text:p>4.8742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024">
                <text:p>13.024</text:p>
              </table:table-cell>
              <table:table-cell office:value-type="float" office:value="32.73333">
                <text:p>32.73333</text:p>
              </table:table-cell>
              <table:table-cell office:value-type="float" office:value="34.23333">
                <text:p>34.23333</text:p>
              </table:table-cell>
              <table:table-cell office:value-type="float" office:value="5.856947">
                <text:p>5.856947</text:p>
              </table:table-cell>
              <table:table-cell office:value-type="float" office:value="5.192078">
                <text:p>5.192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036">
                <text:p>13.036</text:p>
              </table:table-cell>
              <table:table-cell office:value-type="float" office:value="33.9">
                <text:p>33.9</text:p>
              </table:table-cell>
              <table:table-cell office:value-type="float" office:value="35.66667">
                <text:p>35.66667</text:p>
              </table:table-cell>
              <table:table-cell office:value-type="float" office:value="5.572809">
                <text:p>5.572809</text:p>
              </table:table-cell>
              <table:table-cell office:value-type="float" office:value="4.78922">
                <text:p>4.789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48">
                <text:p>13.048</text:p>
              </table:table-cell>
              <table:table-cell office:value-type="float" office:value="32.96667">
                <text:p>32.96667</text:p>
              </table:table-cell>
              <table:table-cell office:value-type="float" office:value="35.96667">
                <text:p>35.96667</text:p>
              </table:table-cell>
              <table:table-cell office:value-type="float" office:value="5.819393">
                <text:p>5.819393</text:p>
              </table:table-cell>
              <table:table-cell office:value-type="float" office:value="4.611812">
                <text:p>4.6118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06">
                <text:p>13.06</text:p>
              </table:table-cell>
              <table:table-cell office:value-type="float" office:value="33.53333">
                <text:p>33.53333</text:p>
              </table:table-cell>
              <table:table-cell office:value-type="float" office:value="32.76667">
                <text:p>32.76667</text:p>
              </table:table-cell>
              <table:table-cell office:value-type="float" office:value="5.684091">
                <text:p>5.684091</text:p>
              </table:table-cell>
              <table:table-cell office:value-type="float" office:value="5.616639">
                <text:p>5.616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073">
                <text:p>13.073</text:p>
              </table:table-cell>
              <table:table-cell office:value-type="float" office:value="35.96667">
                <text:p>35.96667</text:p>
              </table:table-cell>
              <table:table-cell office:value-type="float" office:value="36.5">
                <text:p>36.5</text:p>
              </table:table-cell>
              <table:table-cell office:value-type="float" office:value="4.866696">
                <text:p>4.866696</text:p>
              </table:table-cell>
              <table:table-cell office:value-type="float" office:value="4.602584">
                <text:p>4.6025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085">
                <text:p>13.085</text:p>
              </table:table-cell>
              <table:table-cell office:value-type="float" office:value="34.6">
                <text:p>34.6</text:p>
              </table:table-cell>
              <table:table-cell office:value-type="float" office:value="35.13334">
                <text:p>35.13334</text:p>
              </table:table-cell>
              <table:table-cell office:value-type="float" office:value="5.14949">
                <text:p>5.14949</text:p>
              </table:table-cell>
              <table:table-cell office:value-type="float" office:value="4.845293">
                <text:p>4.8452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097">
                <text:p>13.097</text:p>
              </table:table-cell>
              <table:table-cell office:value-type="float" office:value="32.66667">
                <text:p>32.66667</text:p>
              </table:table-cell>
              <table:table-cell office:value-type="float" office:value="34.7">
                <text:p>34.7</text:p>
              </table:table-cell>
              <table:table-cell office:value-type="float" office:value="5.834772">
                <text:p>5.834772</text:p>
              </table:table-cell>
              <table:table-cell office:value-type="float" office:value="5.034595">
                <text:p>5.0345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109">
                <text:p>13.109</text:p>
              </table:table-cell>
              <table:table-cell office:value-type="float" office:value="34.5">
                <text:p>34.5</text:p>
              </table:table-cell>
              <table:table-cell office:value-type="float" office:value="33.8">
                <text:p>33.8</text:p>
              </table:table-cell>
              <table:table-cell office:value-type="float" office:value="5.375168">
                <text:p>5.375168</text:p>
              </table:table-cell>
              <table:table-cell office:value-type="float" office:value="5.364467">
                <text:p>5.3644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121">
                <text:p>13.121</text:p>
              </table:table-cell>
              <table:table-cell office:value-type="float" office:value="33.6">
                <text:p>33.6</text:p>
              </table:table-cell>
              <table:table-cell office:value-type="float" office:value="35.2">
                <text:p>35.2</text:p>
              </table:table-cell>
              <table:table-cell office:value-type="float" office:value="5.576485">
                <text:p>5.576485</text:p>
              </table:table-cell>
              <table:table-cell office:value-type="float" office:value="4.974593">
                <text:p>4.9745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138">
                <text:p>13.138</text:p>
              </table:table-cell>
              <table:table-cell office:value-type="float" office:value="35.33333">
                <text:p>35.33333</text:p>
              </table:table-cell>
              <table:table-cell office:value-type="float" office:value="34.63334">
                <text:p>34.63334</text:p>
              </table:table-cell>
              <table:table-cell office:value-type="float" office:value="5.053604">
                <text:p>5.053604</text:p>
              </table:table-cell>
              <table:table-cell office:value-type="float" office:value="5.081143">
                <text:p>5.081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15">
                <text:p>13.15</text:p>
              </table:table-cell>
              <table:table-cell office:value-type="float" office:value="35.86667">
                <text:p>35.86667</text:p>
              </table:table-cell>
              <table:table-cell office:value-type="float" office:value="35.26667">
                <text:p>35.26667</text:p>
              </table:table-cell>
              <table:table-cell office:value-type="float" office:value="4.77727">
                <text:p>4.77727</text:p>
              </table:table-cell>
              <table:table-cell office:value-type="float" office:value="4.896558">
                <text:p>4.8965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161">
                <text:p>13.161</text:p>
              </table:table-cell>
              <table:table-cell office:value-type="float" office:value="33.16667">
                <text:p>33.16667</text:p>
              </table:table-cell>
              <table:table-cell office:value-type="float" office:value="34.36666">
                <text:p>34.36666</text:p>
              </table:table-cell>
              <table:table-cell office:value-type="float" office:value="5.600796">
                <text:p>5.600796</text:p>
              </table:table-cell>
              <table:table-cell office:value-type="float" office:value="5.15247">
                <text:p>5.152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174">
                <text:p>13.174</text:p>
              </table:table-cell>
              <table:table-cell office:value-type="float" office:value="36.13333">
                <text:p>36.13333</text:p>
              </table:table-cell>
              <table:table-cell office:value-type="float" office:value="35.36667">
                <text:p>35.36667</text:p>
              </table:table-cell>
              <table:table-cell office:value-type="float" office:value="4.800713">
                <text:p>4.800713</text:p>
              </table:table-cell>
              <table:table-cell office:value-type="float" office:value="4.878366">
                <text:p>4.8783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185">
                <text:p>13.185</text:p>
              </table:table-cell>
              <table:table-cell office:value-type="float" office:value="36.46667">
                <text:p>36.46667</text:p>
              </table:table-cell>
              <table:table-cell office:value-type="float" office:value="34.7">
                <text:p>34.7</text:p>
              </table:table-cell>
              <table:table-cell office:value-type="float" office:value="4.534188">
                <text:p>4.534188</text:p>
              </table:table-cell>
              <table:table-cell office:value-type="float" office:value="5.040672">
                <text:p>5.040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197">
                <text:p>13.197</text:p>
              </table:table-cell>
              <table:table-cell office:value-type="float" office:value="34.73333">
                <text:p>34.73333</text:p>
              </table:table-cell>
              <table:table-cell office:value-type="float" office:value="35.3">
                <text:p>35.3</text:p>
              </table:table-cell>
              <table:table-cell office:value-type="float" office:value="5.045618">
                <text:p>5.045618</text:p>
              </table:table-cell>
              <table:table-cell office:value-type="float" office:value="4.878065">
                <text:p>4.8780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21">
                <text:p>13.21</text:p>
              </table:table-cell>
              <table:table-cell office:value-type="float" office:value="33.76667">
                <text:p>33.7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46171">
                <text:p>5.46171</text:p>
              </table:table-cell>
              <table:table-cell office:value-type="float" office:value="5.192483">
                <text:p>5.1924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222">
                <text:p>13.222</text:p>
              </table:table-cell>
              <table:table-cell office:value-type="float" office:value="34.5">
                <text:p>34.5</text:p>
              </table:table-cell>
              <table:table-cell office:value-type="float" office:value="34.5">
                <text:p>34.5</text:p>
              </table:table-cell>
              <table:table-cell office:value-type="float" office:value="5.30572">
                <text:p>5.30572</text:p>
              </table:table-cell>
              <table:table-cell office:value-type="float" office:value="5.168159">
                <text:p>5.1681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233">
                <text:p>13.233</text:p>
              </table:table-cell>
              <table:table-cell office:value-type="float" office:value="34.73333">
                <text:p>34.73333</text:p>
              </table:table-cell>
              <table:table-cell office:value-type="float" office:value="35.16667">
                <text:p>35.16667</text:p>
              </table:table-cell>
              <table:table-cell office:value-type="float" office:value="5.198643">
                <text:p>5.198643</text:p>
              </table:table-cell>
              <table:table-cell office:value-type="float" office:value="4.946527">
                <text:p>4.9465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246">
                <text:p>13.246</text:p>
              </table:table-cell>
              <table:table-cell office:value-type="float" office:value="34.23333">
                <text:p>34.23333</text:p>
              </table:table-cell>
              <table:table-cell office:value-type="float" office:value="33.36667">
                <text:p>33.36667</text:p>
              </table:table-cell>
              <table:table-cell office:value-type="float" office:value="5.33984">
                <text:p>5.33984</text:p>
              </table:table-cell>
              <table:table-cell office:value-type="float" office:value="5.487426">
                <text:p>5.4874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257">
                <text:p>13.257</text:p>
              </table:table-cell>
              <table:table-cell office:value-type="float" office:value="34.56667">
                <text:p>34.56667</text:p>
              </table:table-cell>
              <table:table-cell office:value-type="float" office:value="33.76667">
                <text:p>33.76667</text:p>
              </table:table-cell>
              <table:table-cell office:value-type="float" office:value="5.259537">
                <text:p>5.259537</text:p>
              </table:table-cell>
              <table:table-cell office:value-type="float" office:value="5.464523">
                <text:p>5.4645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272">
                <text:p>13.272</text:p>
              </table:table-cell>
              <table:table-cell office:value-type="float" office:value="35.2">
                <text:p>35.2</text:p>
              </table:table-cell>
              <table:table-cell office:value-type="float" office:value="35.2">
                <text:p>35.2</text:p>
              </table:table-cell>
              <table:table-cell office:value-type="float" office:value="5.037852">
                <text:p>5.037852</text:p>
              </table:table-cell>
              <table:table-cell office:value-type="float" office:value="4.993834">
                <text:p>4.9938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284">
                <text:p>13.284</text:p>
              </table:table-cell>
              <table:table-cell office:value-type="float" office:value="32.23333">
                <text:p>32.23333</text:p>
              </table:table-cell>
              <table:table-cell office:value-type="float" office:value="34.63334">
                <text:p>34.63334</text:p>
              </table:table-cell>
              <table:table-cell office:value-type="float" office:value="5.957985">
                <text:p>5.957985</text:p>
              </table:table-cell>
              <table:table-cell office:value-type="float" office:value="5.084706">
                <text:p>5.0847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296">
                <text:p>13.296</text:p>
              </table:table-cell>
              <table:table-cell office:value-type="float" office:value="36.46667">
                <text:p>36.46667</text:p>
              </table:table-cell>
              <table:table-cell office:value-type="float" office:value="34.83333">
                <text:p>34.83333</text:p>
              </table:table-cell>
              <table:table-cell office:value-type="float" office:value="4.764775">
                <text:p>4.764775</text:p>
              </table:table-cell>
              <table:table-cell office:value-type="float" office:value="5.038156">
                <text:p>5.03815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309">
                <text:p>13.309</text:p>
              </table:table-cell>
              <table:table-cell office:value-type="float" office:value="32.4">
                <text:p>32.4</text:p>
              </table:table-cell>
              <table:table-cell office:value-type="float" office:value="34.16667">
                <text:p>34.16667</text:p>
              </table:table-cell>
              <table:table-cell office:value-type="float" office:value="5.84946">
                <text:p>5.84946</text:p>
              </table:table-cell>
              <table:table-cell office:value-type="float" office:value="5.245824">
                <text:p>5.2458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32">
                <text:p>13.32</text:p>
              </table:table-cell>
              <table:table-cell office:value-type="float" office:value="35.1">
                <text:p>35.1</text:p>
              </table:table-cell>
              <table:table-cell office:value-type="float" office:value="34.93334">
                <text:p>34.93334</text:p>
              </table:table-cell>
              <table:table-cell office:value-type="float" office:value="5.187504">
                <text:p>5.187504</text:p>
              </table:table-cell>
              <table:table-cell office:value-type="float" office:value="5.038066">
                <text:p>5.0380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336">
                <text:p>13.336</text:p>
              </table:table-cell>
              <table:table-cell office:value-type="float" office:value="33.46667">
                <text:p>33.46667</text:p>
              </table:table-cell>
              <table:table-cell office:value-type="float" office:value="35.73334">
                <text:p>35.73334</text:p>
              </table:table-cell>
              <table:table-cell office:value-type="float" office:value="5.586787">
                <text:p>5.586787</text:p>
              </table:table-cell>
              <table:table-cell office:value-type="float" office:value="4.73713">
                <text:p>4.737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349">
                <text:p>13.349</text:p>
              </table:table-cell>
              <table:table-cell office:value-type="float" office:value="33.1">
                <text:p>33.1</text:p>
              </table:table-cell>
              <table:table-cell office:value-type="float" office:value="33.63333">
                <text:p>33.63333</text:p>
              </table:table-cell>
              <table:table-cell office:value-type="float" office:value="5.785255">
                <text:p>5.785255</text:p>
              </table:table-cell>
              <table:table-cell office:value-type="float" office:value="5.360264">
                <text:p>5.3602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361">
                <text:p>13.361</text:p>
              </table:table-cell>
              <table:table-cell office:value-type="float" office:value="34.3">
                <text:p>34.3</text:p>
              </table:table-cell>
              <table:table-cell office:value-type="float" office:value="34.7">
                <text:p>34.7</text:p>
              </table:table-cell>
              <table:table-cell office:value-type="float" office:value="5.434508">
                <text:p>5.434508</text:p>
              </table:table-cell>
              <table:table-cell office:value-type="float" office:value="5.137439">
                <text:p>5.1374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373">
                <text:p>13.373</text:p>
              </table:table-cell>
              <table:table-cell office:value-type="float" office:value="34.36666">
                <text:p>34.36666</text:p>
              </table:table-cell>
              <table:table-cell office:value-type="float" office:value="35.46667">
                <text:p>35.46667</text:p>
              </table:table-cell>
              <table:table-cell office:value-type="float" office:value="5.343363">
                <text:p>5.343363</text:p>
              </table:table-cell>
              <table:table-cell office:value-type="float" office:value="4.844048">
                <text:p>4.844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384">
                <text:p>13.384</text:p>
              </table:table-cell>
              <table:table-cell office:value-type="float" office:value="33.76667">
                <text:p>33.76667</text:p>
              </table:table-cell>
              <table:table-cell office:value-type="float" office:value="35.36667">
                <text:p>35.36667</text:p>
              </table:table-cell>
              <table:table-cell office:value-type="float" office:value="5.520702">
                <text:p>5.520702</text:p>
              </table:table-cell>
              <table:table-cell office:value-type="float" office:value="4.818707">
                <text:p>4.8187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396">
                <text:p>13.396</text:p>
              </table:table-cell>
              <table:table-cell office:value-type="float" office:value="35.43334">
                <text:p>35.43334</text:p>
              </table:table-cell>
              <table:table-cell office:value-type="float" office:value="33.3">
                <text:p>33.3</text:p>
              </table:table-cell>
              <table:table-cell office:value-type="float" office:value="5.014777">
                <text:p>5.014777</text:p>
              </table:table-cell>
              <table:table-cell office:value-type="float" office:value="5.485617">
                <text:p>5.485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.407">
                <text:p>13.407</text:p>
              </table:table-cell>
              <table:table-cell office:value-type="float" office:value="34.36666">
                <text:p>34.36666</text:p>
              </table:table-cell>
              <table:table-cell office:value-type="float" office:value="34.76667">
                <text:p>34.76667</text:p>
              </table:table-cell>
              <table:table-cell office:value-type="float" office:value="5.261649">
                <text:p>5.261649</text:p>
              </table:table-cell>
              <table:table-cell office:value-type="float" office:value="5.141241">
                <text:p>5.1412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.419">
                <text:p>13.419</text:p>
              </table:table-cell>
              <table:table-cell office:value-type="float" office:value="34.1">
                <text:p>34.1</text:p>
              </table:table-cell>
              <table:table-cell office:value-type="float" office:value="36.23333">
                <text:p>36.23333</text:p>
              </table:table-cell>
              <table:table-cell office:value-type="float" office:value="5.397967">
                <text:p>5.397967</text:p>
              </table:table-cell>
              <table:table-cell office:value-type="float" office:value="4.596193">
                <text:p>4.5961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.43">
                <text:p>13.43</text:p>
              </table:table-cell>
              <table:table-cell office:value-type="float" office:value="36.3">
                <text:p>36.3</text:p>
              </table:table-cell>
              <table:table-cell office:value-type="float" office:value="35.3">
                <text:p>35.3</text:p>
              </table:table-cell>
              <table:table-cell office:value-type="float" office:value="4.710575">
                <text:p>4.710575</text:p>
              </table:table-cell>
              <table:table-cell office:value-type="float" office:value="4.791875">
                <text:p>4.791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442">
                <text:p>13.442</text:p>
              </table:table-cell>
              <table:table-cell office:value-type="float" office:value="35.9">
                <text:p>35.9</text:p>
              </table:table-cell>
              <table:table-cell office:value-type="float" office:value="33.03333">
                <text:p>33.03333</text:p>
              </table:table-cell>
              <table:table-cell office:value-type="float" office:value="4.704979">
                <text:p>4.704979</text:p>
              </table:table-cell>
              <table:table-cell office:value-type="float" office:value="5.567723">
                <text:p>5.5677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453">
                <text:p>13.453</text:p>
              </table:table-cell>
              <table:table-cell office:value-type="float" office:value="32.96667">
                <text:p>32.96667</text:p>
              </table:table-cell>
              <table:table-cell office:value-type="float" office:value="34.9">
                <text:p>34.9</text:p>
              </table:table-cell>
              <table:table-cell office:value-type="float" office:value="5.657956">
                <text:p>5.657956</text:p>
              </table:table-cell>
              <table:table-cell office:value-type="float" office:value="5.114828">
                <text:p>5.1148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465">
                <text:p>13.465</text:p>
              </table:table-cell>
              <table:table-cell office:value-type="float" office:value="33.86667">
                <text:p>33.86667</text:p>
              </table:table-cell>
              <table:table-cell office:value-type="float" office:value="33.9">
                <text:p>33.9</text:p>
              </table:table-cell>
              <table:table-cell office:value-type="float" office:value="5.554586">
                <text:p>5.554586</text:p>
              </table:table-cell>
              <table:table-cell office:value-type="float" office:value="5.349513">
                <text:p>5.349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48">
                <text:p>13.48</text:p>
              </table:table-cell>
              <table:table-cell office:value-type="float" office:value="24.03333">
                <text:p>24.03333</text:p>
              </table:table-cell>
              <table:table-cell office:value-type="float" office:value="27.56667">
                <text:p>27.56667</text:p>
              </table:table-cell>
              <table:table-cell office:value-type="float" office:value="8.728204">
                <text:p>8.728204</text:p>
              </table:table-cell>
              <table:table-cell office:value-type="float" office:value="7.453522">
                <text:p>7.4535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491">
                <text:p>13.491</text:p>
              </table:table-cell>
              <table:table-cell office:value-type="float" office:value="22.5">
                <text:p>22.5</text:p>
              </table:table-cell>
              <table:table-cell office:value-type="float" office:value="28.16667">
                <text:p>28.16667</text:p>
              </table:table-cell>
              <table:table-cell office:value-type="float" office:value="9.852853">
                <text:p>9.852853</text:p>
              </table:table-cell>
              <table:table-cell office:value-type="float" office:value="7.673916">
                <text:p>7.6739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502">
                <text:p>13.502</text:p>
              </table:table-cell>
              <table:table-cell office:value-type="float" office:value="27.6">
                <text:p>27.6</text:p>
              </table:table-cell>
              <table:table-cell office:value-type="float" office:value="25.73334">
                <text:p>25.73334</text:p>
              </table:table-cell>
              <table:table-cell office:value-type="float" office:value="8.413942">
                <text:p>8.413942</text:p>
              </table:table-cell>
              <table:table-cell office:value-type="float" office:value="8.505236">
                <text:p>8.505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513">
                <text:p>13.513</text:p>
              </table:table-cell>
              <table:table-cell office:value-type="float" office:value="25.26667">
                <text:p>25.26667</text:p>
              </table:table-cell>
              <table:table-cell office:value-type="float" office:value="28.13333">
                <text:p>28.13333</text:p>
              </table:table-cell>
              <table:table-cell office:value-type="float" office:value="8.883814">
                <text:p>8.883814</text:p>
              </table:table-cell>
              <table:table-cell office:value-type="float" office:value="7.887709">
                <text:p>7.8877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524">
                <text:p>13.524</text:p>
              </table:table-cell>
              <table:table-cell office:value-type="float" office:value="24.96667">
                <text:p>24.96667</text:p>
              </table:table-cell>
              <table:table-cell office:value-type="float" office:value="25.06667">
                <text:p>25.06667</text:p>
              </table:table-cell>
              <table:table-cell office:value-type="float" office:value="9.07362">
                <text:p>9.07362</text:p>
              </table:table-cell>
              <table:table-cell office:value-type="float" office:value="8.759937">
                <text:p>8.7599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537">
                <text:p>13.537</text:p>
              </table:table-cell>
              <table:table-cell office:value-type="float" office:value="22.03333">
                <text:p>22.03333</text:p>
              </table:table-cell>
              <table:table-cell office:value-type="float" office:value="26.56667">
                <text:p>26.56667</text:p>
              </table:table-cell>
              <table:table-cell office:value-type="float" office:value="10.06379">
                <text:p>10.06379</text:p>
              </table:table-cell>
              <table:table-cell office:value-type="float" office:value="8.44466">
                <text:p>8.444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549">
                <text:p>13.549</text:p>
              </table:table-cell>
              <table:table-cell office:value-type="float" office:value="25.46667">
                <text:p>25.46667</text:p>
              </table:table-cell>
              <table:table-cell office:value-type="float" office:value="26.73333">
                <text:p>26.73333</text:p>
              </table:table-cell>
              <table:table-cell office:value-type="float" office:value="9.144195">
                <text:p>9.144195</text:p>
              </table:table-cell>
              <table:table-cell office:value-type="float" office:value="8.327554">
                <text:p>8.3275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56">
                <text:p>13.56</text:p>
              </table:table-cell>
              <table:table-cell office:value-type="float" office:value="29.86667">
                <text:p>29.86667</text:p>
              </table:table-cell>
              <table:table-cell office:value-type="float" office:value="24.4">
                <text:p>24.4</text:p>
              </table:table-cell>
              <table:table-cell office:value-type="float" office:value="7.532876">
                <text:p>7.532876</text:p>
              </table:table-cell>
              <table:table-cell office:value-type="float" office:value="9.063072">
                <text:p>9.0630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71">
                <text:p>13.571</text:p>
              </table:table-cell>
              <table:table-cell office:value-type="float" office:value="22.93333">
                <text:p>22.93333</text:p>
              </table:table-cell>
              <table:table-cell office:value-type="float" office:value="27.06667">
                <text:p>27.06667</text:p>
              </table:table-cell>
              <table:table-cell office:value-type="float" office:value="9.469125">
                <text:p>9.469125</text:p>
              </table:table-cell>
              <table:table-cell office:value-type="float" office:value="8.343296">
                <text:p>8.3432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582">
                <text:p>13.582</text:p>
              </table:table-cell>
              <table:table-cell office:value-type="float" office:value="25.16667">
                <text:p>25.16667</text:p>
              </table:table-cell>
              <table:table-cell office:value-type="float" office:value="28.53333">
                <text:p>28.53333</text:p>
              </table:table-cell>
              <table:table-cell office:value-type="float" office:value="9.10467">
                <text:p>9.10467</text:p>
              </table:table-cell>
              <table:table-cell office:value-type="float" office:value="7.736185">
                <text:p>7.736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593">
                <text:p>13.593</text:p>
              </table:table-cell>
              <table:table-cell office:value-type="float" office:value="27.8">
                <text:p>27.8</text:p>
              </table:table-cell>
              <table:table-cell office:value-type="float" office:value="31.33333">
                <text:p>31.33333</text:p>
              </table:table-cell>
              <table:table-cell office:value-type="float" office:value="8.208697">
                <text:p>8.208697</text:p>
              </table:table-cell>
              <table:table-cell office:value-type="float" office:value="6.696476">
                <text:p>6.696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604">
                <text:p>13.604</text:p>
              </table:table-cell>
              <table:table-cell office:value-type="float" office:value="26.9">
                <text:p>26.9</text:p>
              </table:table-cell>
              <table:table-cell office:value-type="float" office:value="27.36667">
                <text:p>27.36667</text:p>
              </table:table-cell>
              <table:table-cell office:value-type="float" office:value="8.325499">
                <text:p>8.325499</text:p>
              </table:table-cell>
              <table:table-cell office:value-type="float" office:value="7.78369">
                <text:p>7.783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616">
                <text:p>13.616</text:p>
              </table:table-cell>
              <table:table-cell office:value-type="float" office:value="26.83333">
                <text:p>26.83333</text:p>
              </table:table-cell>
              <table:table-cell office:value-type="float" office:value="27.63333">
                <text:p>27.63333</text:p>
              </table:table-cell>
              <table:table-cell office:value-type="float" office:value="8.373242">
                <text:p>8.373242</text:p>
              </table:table-cell>
              <table:table-cell office:value-type="float" office:value="7.916727">
                <text:p>7.9167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627">
                <text:p>13.627</text:p>
              </table:table-cell>
              <table:table-cell office:value-type="float" office:value="30.43333">
                <text:p>30.43333</text:p>
              </table:table-cell>
              <table:table-cell office:value-type="float" office:value="28.53333">
                <text:p>28.53333</text:p>
              </table:table-cell>
              <table:table-cell office:value-type="float" office:value="7.215998">
                <text:p>7.215998</text:p>
              </table:table-cell>
              <table:table-cell office:value-type="float" office:value="7.653553">
                <text:p>7.6535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639">
                <text:p>13.639</text:p>
              </table:table-cell>
              <table:table-cell office:value-type="float" office:value="25.83333">
                <text:p>25.83333</text:p>
              </table:table-cell>
              <table:table-cell office:value-type="float" office:value="27.43333">
                <text:p>27.43333</text:p>
              </table:table-cell>
              <table:table-cell office:value-type="float" office:value="8.484806">
                <text:p>8.484806</text:p>
              </table:table-cell>
              <table:table-cell office:value-type="float" office:value="7.961699">
                <text:p>7.9616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651">
                <text:p>13.651</text:p>
              </table:table-cell>
              <table:table-cell office:value-type="float" office:value="27.6">
                <text:p>27.6</text:p>
              </table:table-cell>
              <table:table-cell office:value-type="float" office:value="26.5">
                <text:p>26.5</text:p>
              </table:table-cell>
              <table:table-cell office:value-type="float" office:value="8.165872">
                <text:p>8.165872</text:p>
              </table:table-cell>
              <table:table-cell office:value-type="float" office:value="8.328899">
                <text:p>8.328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664">
                <text:p>13.664</text:p>
              </table:table-cell>
              <table:table-cell office:value-type="float" office:value="26.8">
                <text:p>26.8</text:p>
              </table:table-cell>
              <table:table-cell office:value-type="float" office:value="28.06667">
                <text:p>28.06667</text:p>
              </table:table-cell>
              <table:table-cell office:value-type="float" office:value="8.365172">
                <text:p>8.365172</text:p>
              </table:table-cell>
              <table:table-cell office:value-type="float" office:value="7.895084">
                <text:p>7.8950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676">
                <text:p>13.676</text:p>
              </table:table-cell>
              <table:table-cell office:value-type="float" office:value="22.4">
                <text:p>22.4</text:p>
              </table:table-cell>
              <table:table-cell office:value-type="float" office:value="30">
                <text:p>30</text:p>
              </table:table-cell>
              <table:table-cell office:value-type="float" office:value="9.836989">
                <text:p>9.836989</text:p>
              </table:table-cell>
              <table:table-cell office:value-type="float" office:value="7.183557">
                <text:p>7.1835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687">
                <text:p>13.687</text:p>
              </table:table-cell>
              <table:table-cell office:value-type="float" office:value="34.4">
                <text:p>34.4</text:p>
              </table:table-cell>
              <table:table-cell office:value-type="float" office:value="29.53333">
                <text:p>29.53333</text:p>
              </table:table-cell>
              <table:table-cell office:value-type="float" office:value="6.231846">
                <text:p>6.231846</text:p>
              </table:table-cell>
              <table:table-cell office:value-type="float" office:value="7.197664">
                <text:p>7.1976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699">
                <text:p>13.699</text:p>
              </table:table-cell>
              <table:table-cell office:value-type="float" office:value="28.66667">
                <text:p>28.66667</text:p>
              </table:table-cell>
              <table:table-cell office:value-type="float" office:value="31.5">
                <text:p>31.5</text:p>
              </table:table-cell>
              <table:table-cell office:value-type="float" office:value="7.383506">
                <text:p>7.383506</text:p>
              </table:table-cell>
              <table:table-cell office:value-type="float" office:value="6.565416">
                <text:p>6.5654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711">
                <text:p>13.711</text:p>
              </table:table-cell>
              <table:table-cell office:value-type="float" office:value="27.6">
                <text:p>27.6</text:p>
              </table:table-cell>
              <table:table-cell office:value-type="float" office:value="29.43333">
                <text:p>29.43333</text:p>
              </table:table-cell>
              <table:table-cell office:value-type="float" office:value="7.963781">
                <text:p>7.963781</text:p>
              </table:table-cell>
              <table:table-cell office:value-type="float" office:value="7.115516">
                <text:p>7.115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722">
                <text:p>13.722</text:p>
              </table:table-cell>
              <table:table-cell office:value-type="float" office:value="27.96667">
                <text:p>27.96667</text:p>
              </table:table-cell>
              <table:table-cell office:value-type="float" office:value="29.76667">
                <text:p>29.76667</text:p>
              </table:table-cell>
              <table:table-cell office:value-type="float" office:value="7.963072">
                <text:p>7.963072</text:p>
              </table:table-cell>
              <table:table-cell office:value-type="float" office:value="7.11994">
                <text:p>7.11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738">
                <text:p>13.738</text:p>
              </table:table-cell>
              <table:table-cell office:value-type="float" office:value="28.73333">
                <text:p>28.73333</text:p>
              </table:table-cell>
              <table:table-cell office:value-type="float" office:value="30.3">
                <text:p>30.3</text:p>
              </table:table-cell>
              <table:table-cell office:value-type="float" office:value="7.716635">
                <text:p>7.716635</text:p>
              </table:table-cell>
              <table:table-cell office:value-type="float" office:value="6.950432">
                <text:p>6.9504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75">
                <text:p>13.75</text:p>
              </table:table-cell>
              <table:table-cell office:value-type="float" office:value="28.66667">
                <text:p>28.66667</text:p>
              </table:table-cell>
              <table:table-cell office:value-type="float" office:value="30.1">
                <text:p>30.1</text:p>
              </table:table-cell>
              <table:table-cell office:value-type="float" office:value="7.692418">
                <text:p>7.692418</text:p>
              </table:table-cell>
              <table:table-cell office:value-type="float" office:value="6.984661">
                <text:p>6.9846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761">
                <text:p>13.761</text:p>
              </table:table-cell>
              <table:table-cell office:value-type="float" office:value="26.33333">
                <text:p>26.33333</text:p>
              </table:table-cell>
              <table:table-cell office:value-type="float" office:value="30.13333">
                <text:p>30.13333</text:p>
              </table:table-cell>
              <table:table-cell office:value-type="float" office:value="8.448803">
                <text:p>8.448803</text:p>
              </table:table-cell>
              <table:table-cell office:value-type="float" office:value="6.983414">
                <text:p>6.9834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773">
                <text:p>13.773</text:p>
              </table:table-cell>
              <table:table-cell office:value-type="float" office:value="29.43333">
                <text:p>29.43333</text:p>
              </table:table-cell>
              <table:table-cell office:value-type="float" office:value="30.56667">
                <text:p>30.56667</text:p>
              </table:table-cell>
              <table:table-cell office:value-type="float" office:value="7.594096">
                <text:p>7.594096</text:p>
              </table:table-cell>
              <table:table-cell office:value-type="float" office:value="6.844991">
                <text:p>6.844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785">
                <text:p>13.785</text:p>
              </table:table-cell>
              <table:table-cell office:value-type="float" office:value="29.23333">
                <text:p>29.23333</text:p>
              </table:table-cell>
              <table:table-cell office:value-type="float" office:value="30.96667">
                <text:p>30.96667</text:p>
              </table:table-cell>
              <table:table-cell office:value-type="float" office:value="7.492268">
                <text:p>7.492268</text:p>
              </table:table-cell>
              <table:table-cell office:value-type="float" office:value="6.690185">
                <text:p>6.690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797">
                <text:p>13.797</text:p>
              </table:table-cell>
              <table:table-cell office:value-type="float" office:value="29.36667">
                <text:p>29.36667</text:p>
              </table:table-cell>
              <table:table-cell office:value-type="float" office:value="31.46667">
                <text:p>31.46667</text:p>
              </table:table-cell>
              <table:table-cell office:value-type="float" office:value="7.432177">
                <text:p>7.432177</text:p>
              </table:table-cell>
              <table:table-cell office:value-type="float" office:value="6.499728">
                <text:p>6.4997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81">
                <text:p>13.81</text:p>
              </table:table-cell>
              <table:table-cell office:value-type="float" office:value="30.13333">
                <text:p>30.13333</text:p>
              </table:table-cell>
              <table:table-cell office:value-type="float" office:value="31.16667">
                <text:p>31.16667</text:p>
              </table:table-cell>
              <table:table-cell office:value-type="float" office:value="7.174528">
                <text:p>7.174528</text:p>
              </table:table-cell>
              <table:table-cell office:value-type="float" office:value="6.562188">
                <text:p>6.5621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821">
                <text:p>13.821</text:p>
              </table:table-cell>
              <table:table-cell office:value-type="float" office:value="29.63333">
                <text:p>29.63333</text:p>
              </table:table-cell>
              <table:table-cell office:value-type="float" office:value="31.26667">
                <text:p>31.26667</text:p>
              </table:table-cell>
              <table:table-cell office:value-type="float" office:value="7.28927">
                <text:p>7.28927</text:p>
              </table:table-cell>
              <table:table-cell office:value-type="float" office:value="6.544698">
                <text:p>6.544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833">
                <text:p>13.833</text:p>
              </table:table-cell>
              <table:table-cell office:value-type="float" office:value="30.06667">
                <text:p>30.06667</text:p>
              </table:table-cell>
              <table:table-cell office:value-type="float" office:value="31.7">
                <text:p>31.7</text:p>
              </table:table-cell>
              <table:table-cell office:value-type="float" office:value="7.174482">
                <text:p>7.174482</text:p>
              </table:table-cell>
              <table:table-cell office:value-type="float" office:value="6.402813">
                <text:p>6.4028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845">
                <text:p>13.845</text:p>
              </table:table-cell>
              <table:table-cell office:value-type="float" office:value="31.1">
                <text:p>31.1</text:p>
              </table:table-cell>
              <table:table-cell office:value-type="float" office:value="31.73333">
                <text:p>31.73333</text:p>
              </table:table-cell>
              <table:table-cell office:value-type="float" office:value="6.819036">
                <text:p>6.819036</text:p>
              </table:table-cell>
              <table:table-cell office:value-type="float" office:value="6.366174">
                <text:p>6.3661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858">
                <text:p>13.858</text:p>
              </table:table-cell>
              <table:table-cell office:value-type="float" office:value="30.93333">
                <text:p>30.93333</text:p>
              </table:table-cell>
              <table:table-cell office:value-type="float" office:value="32.16667">
                <text:p>32.16667</text:p>
              </table:table-cell>
              <table:table-cell office:value-type="float" office:value="6.805908">
                <text:p>6.805908</text:p>
              </table:table-cell>
              <table:table-cell office:value-type="float" office:value="6.22041">
                <text:p>6.220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872">
                <text:p>13.872</text:p>
              </table:table-cell>
              <table:table-cell office:value-type="float" office:value="31.4">
                <text:p>31.4</text:p>
              </table:table-cell>
              <table:table-cell office:value-type="float" office:value="32.3">
                <text:p>32.3</text:p>
              </table:table-cell>
              <table:table-cell office:value-type="float" office:value="6.654899">
                <text:p>6.654899</text:p>
              </table:table-cell>
              <table:table-cell office:value-type="float" office:value="6.150431">
                <text:p>6.150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883">
                <text:p>13.883</text:p>
              </table:table-cell>
              <table:table-cell office:value-type="float" office:value="30.43333">
                <text:p>30.43333</text:p>
              </table:table-cell>
              <table:table-cell office:value-type="float" office:value="32.23333">
                <text:p>32.23333</text:p>
              </table:table-cell>
              <table:table-cell office:value-type="float" office:value="6.942036">
                <text:p>6.942036</text:p>
              </table:table-cell>
              <table:table-cell office:value-type="float" office:value="6.160422">
                <text:p>6.1604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895">
                <text:p>13.895</text:p>
              </table:table-cell>
              <table:table-cell office:value-type="float" office:value="31.4">
                <text:p>31.4</text:p>
              </table:table-cell>
              <table:table-cell office:value-type="float" office:value="33.06667">
                <text:p>33.06667</text:p>
              </table:table-cell>
              <table:table-cell office:value-type="float" office:value="6.687542">
                <text:p>6.687542</text:p>
              </table:table-cell>
              <table:table-cell office:value-type="float" office:value="5.893712">
                <text:p>5.893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907">
                <text:p>13.907</text:p>
              </table:table-cell>
              <table:table-cell office:value-type="float" office:value="32.36666">
                <text:p>32.36666</text:p>
              </table:table-cell>
              <table:table-cell office:value-type="float" office:value="33.06667">
                <text:p>33.06667</text:p>
              </table:table-cell>
              <table:table-cell office:value-type="float" office:value="6.325451">
                <text:p>6.325451</text:p>
              </table:table-cell>
              <table:table-cell office:value-type="float" office:value="5.84289">
                <text:p>5.842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919">
                <text:p>13.919</text:p>
              </table:table-cell>
              <table:table-cell office:value-type="float" office:value="31.83333">
                <text:p>31.83333</text:p>
              </table:table-cell>
              <table:table-cell office:value-type="float" office:value="32.73333">
                <text:p>32.73333</text:p>
              </table:table-cell>
              <table:table-cell office:value-type="float" office:value="6.429664">
                <text:p>6.429664</text:p>
              </table:table-cell>
              <table:table-cell office:value-type="float" office:value="5.943191">
                <text:p>5.943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931">
                <text:p>13.931</text:p>
              </table:table-cell>
              <table:table-cell office:value-type="float" office:value="33.2">
                <text:p>33.2</text:p>
              </table:table-cell>
              <table:table-cell office:value-type="float" office:value="32.83333">
                <text:p>32.83333</text:p>
              </table:table-cell>
              <table:table-cell office:value-type="float" office:value="6.00897">
                <text:p>6.00897</text:p>
              </table:table-cell>
              <table:table-cell office:value-type="float" office:value="5.932383">
                <text:p>5.93238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946">
                <text:p>13.946</text:p>
              </table:table-cell>
              <table:table-cell office:value-type="float" office:value="33.53333">
                <text:p>33.53333</text:p>
              </table:table-cell>
              <table:table-cell office:value-type="float" office:value="33.53333">
                <text:p>33.53333</text:p>
              </table:table-cell>
              <table:table-cell office:value-type="float" office:value="5.81988">
                <text:p>5.81988</text:p>
              </table:table-cell>
              <table:table-cell office:value-type="float" office:value="5.704363">
                <text:p>5.7043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957">
                <text:p>13.957</text:p>
              </table:table-cell>
              <table:table-cell office:value-type="float" office:value="33">
                <text:p>33</text:p>
              </table:table-cell>
              <table:table-cell office:value-type="float" office:value="31.56667">
                <text:p>31.56667</text:p>
              </table:table-cell>
              <table:table-cell office:value-type="float" office:value="5.95842">
                <text:p>5.95842</text:p>
              </table:table-cell>
              <table:table-cell office:value-type="float" office:value="6.299682">
                <text:p>6.2996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969">
                <text:p>13.969</text:p>
              </table:table-cell>
              <table:table-cell office:value-type="float" office:value="31.6">
                <text:p>31.6</text:p>
              </table:table-cell>
              <table:table-cell office:value-type="float" office:value="33.96667">
                <text:p>33.96667</text:p>
              </table:table-cell>
              <table:table-cell office:value-type="float" office:value="6.443112">
                <text:p>6.443112</text:p>
              </table:table-cell>
              <table:table-cell office:value-type="float" office:value="5.639139">
                <text:p>5.6391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981">
                <text:p>13.981</text:p>
              </table:table-cell>
              <table:table-cell office:value-type="float" office:value="32.13334">
                <text:p>32.13334</text:p>
              </table:table-cell>
              <table:table-cell office:value-type="float" office:value="33.43333">
                <text:p>33.43333</text:p>
              </table:table-cell>
              <table:table-cell office:value-type="float" office:value="6.367522">
                <text:p>6.367522</text:p>
              </table:table-cell>
              <table:table-cell office:value-type="float" office:value="5.682617">
                <text:p>5.6826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993">
                <text:p>13.993</text:p>
              </table:table-cell>
              <table:table-cell office:value-type="float" office:value="32.13334">
                <text:p>32.13334</text:p>
              </table:table-cell>
              <table:table-cell office:value-type="float" office:value="33.8">
                <text:p>33.8</text:p>
              </table:table-cell>
              <table:table-cell office:value-type="float" office:value="6.353703">
                <text:p>6.353703</text:p>
              </table:table-cell>
              <table:table-cell office:value-type="float" office:value="5.573692">
                <text:p>5.57369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006">
                <text:p>14.006</text:p>
              </table:table-cell>
              <table:table-cell office:value-type="float" office:value="32.43334">
                <text:p>32.43334</text:p>
              </table:table-cell>
              <table:table-cell office:value-type="float" office:value="33.33333">
                <text:p>33.33333</text:p>
              </table:table-cell>
              <table:table-cell office:value-type="float" office:value="6.254744">
                <text:p>6.254744</text:p>
              </table:table-cell>
              <table:table-cell office:value-type="float" office:value="5.705143">
                <text:p>5.705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017">
                <text:p>14.017</text:p>
              </table:table-cell>
              <table:table-cell office:value-type="float" office:value="31.9">
                <text:p>31.9</text:p>
              </table:table-cell>
              <table:table-cell office:value-type="float" office:value="34.5">
                <text:p>34.5</text:p>
              </table:table-cell>
              <table:table-cell office:value-type="float" office:value="6.409711">
                <text:p>6.409711</text:p>
              </table:table-cell>
              <table:table-cell office:value-type="float" office:value="5.353423">
                <text:p>5.35342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.029">
                <text:p>14.029</text:p>
              </table:table-cell>
              <table:table-cell office:value-type="float" office:value="31.1">
                <text:p>31.1</text:p>
              </table:table-cell>
              <table:table-cell office:value-type="float" office:value="33.56667">
                <text:p>33.56667</text:p>
              </table:table-cell>
              <table:table-cell office:value-type="float" office:value="6.70157">
                <text:p>6.70157</text:p>
              </table:table-cell>
              <table:table-cell office:value-type="float" office:value="5.588198">
                <text:p>5.5881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.041">
                <text:p>14.041</text:p>
              </table:table-cell>
              <table:table-cell office:value-type="float" office:value="35.23333">
                <text:p>35.23333</text:p>
              </table:table-cell>
              <table:table-cell office:value-type="float" office:value="34.06667">
                <text:p>34.06667</text:p>
              </table:table-cell>
              <table:table-cell office:value-type="float" office:value="5.417469">
                <text:p>5.417469</text:p>
              </table:table-cell>
              <table:table-cell office:value-type="float" office:value="5.47351">
                <text:p>5.473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053">
                <text:p>14.053</text:p>
              </table:table-cell>
              <table:table-cell office:value-type="float" office:value="32.8">
                <text:p>32.8</text:p>
              </table:table-cell>
              <table:table-cell office:value-type="float" office:value="34.4">
                <text:p>34.4</text:p>
              </table:table-cell>
              <table:table-cell office:value-type="float" office:value="5.955167">
                <text:p>5.955167</text:p>
              </table:table-cell>
              <table:table-cell office:value-type="float" office:value="5.343439">
                <text:p>5.3434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.064">
                <text:p>14.064</text:p>
              </table:table-cell>
              <table:table-cell office:value-type="float" office:value="33.36667">
                <text:p>33.36667</text:p>
              </table:table-cell>
              <table:table-cell office:value-type="float" office:value="33.53333">
                <text:p>33.53333</text:p>
              </table:table-cell>
              <table:table-cell office:value-type="float" office:value="5.879785">
                <text:p>5.879785</text:p>
              </table:table-cell>
              <table:table-cell office:value-type="float" office:value="5.600262">
                <text:p>5.6002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.077">
                <text:p>14.077</text:p>
              </table:table-cell>
              <table:table-cell office:value-type="float" office:value="34.93334">
                <text:p>34.93334</text:p>
              </table:table-cell>
              <table:table-cell office:value-type="float" office:value="35.3">
                <text:p>35.3</text:p>
              </table:table-cell>
              <table:table-cell office:value-type="float" office:value="6.061216">
                <text:p>6.061216</text:p>
              </table:table-cell>
              <table:table-cell office:value-type="float" office:value="5.554523">
                <text:p>5.5545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.088">
                <text:p>14.088</text:p>
              </table:table-cell>
              <table:table-cell office:value-type="float" office:value="32.83333">
                <text:p>32.83333</text:p>
              </table:table-cell>
              <table:table-cell office:value-type="float" office:value="33.23334">
                <text:p>33.23334</text:p>
              </table:table-cell>
              <table:table-cell office:value-type="float" office:value="6.076749">
                <text:p>6.076749</text:p>
              </table:table-cell>
              <table:table-cell office:value-type="float" office:value="5.740954">
                <text:p>5.7409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1">
                <text:p>14.1</text:p>
              </table:table-cell>
              <table:table-cell office:value-type="float" office:value="32.23333">
                <text:p>32.23333</text:p>
              </table:table-cell>
              <table:table-cell office:value-type="float" office:value="34">
                <text:p>34</text:p>
              </table:table-cell>
              <table:table-cell office:value-type="float" office:value="6.27574">
                <text:p>6.27574</text:p>
              </table:table-cell>
              <table:table-cell office:value-type="float" office:value="5.52929">
                <text:p>5.529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.112">
                <text:p>14.112</text:p>
              </table:table-cell>
              <table:table-cell office:value-type="float" office:value="32.16667">
                <text:p>32.16667</text:p>
              </table:table-cell>
              <table:table-cell office:value-type="float" office:value="34.33333">
                <text:p>34.33333</text:p>
              </table:table-cell>
              <table:table-cell office:value-type="float" office:value="6.337646">
                <text:p>6.337646</text:p>
              </table:table-cell>
              <table:table-cell office:value-type="float" office:value="5.379531">
                <text:p>5.3795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.124">
                <text:p>14.124</text:p>
              </table:table-cell>
              <table:table-cell office:value-type="float" office:value="33.36667">
                <text:p>33.36667</text:p>
              </table:table-cell>
              <table:table-cell office:value-type="float" office:value="33.83333">
                <text:p>33.83333</text:p>
              </table:table-cell>
              <table:table-cell office:value-type="float" office:value="5.960698">
                <text:p>5.960698</text:p>
              </table:table-cell>
              <table:table-cell office:value-type="float" office:value="5.513063">
                <text:p>5.5130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.137">
                <text:p>14.137</text:p>
              </table:table-cell>
              <table:table-cell office:value-type="float" office:value="35.36667">
                <text:p>35.36667</text:p>
              </table:table-cell>
              <table:table-cell office:value-type="float" office:value="33.96667">
                <text:p>33.96667</text:p>
              </table:table-cell>
              <table:table-cell office:value-type="float" office:value="5.237175">
                <text:p>5.237175</text:p>
              </table:table-cell>
              <table:table-cell office:value-type="float" office:value="5.496933">
                <text:p>5.4969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.149">
                <text:p>14.149</text:p>
              </table:table-cell>
              <table:table-cell office:value-type="float" office:value="33.76667">
                <text:p>33.76667</text:p>
              </table:table-cell>
              <table:table-cell office:value-type="float" office:value="34.26667">
                <text:p>34.26667</text:p>
              </table:table-cell>
              <table:table-cell office:value-type="float" office:value="5.615343">
                <text:p>5.615343</text:p>
              </table:table-cell>
              <table:table-cell office:value-type="float" office:value="5.396831">
                <text:p>5.3968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.16">
                <text:p>14.16</text:p>
              </table:table-cell>
              <table:table-cell office:value-type="float" office:value="32.23333">
                <text:p>32.23333</text:p>
              </table:table-cell>
              <table:table-cell office:value-type="float" office:value="33.03333">
                <text:p>33.03333</text:p>
              </table:table-cell>
              <table:table-cell office:value-type="float" office:value="6.190242">
                <text:p>6.190242</text:p>
              </table:table-cell>
              <table:table-cell office:value-type="float" office:value="5.778293">
                <text:p>5.7782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.171">
                <text:p>14.171</text:p>
              </table:table-cell>
              <table:table-cell office:value-type="float" office:value="36.8">
                <text:p>36.8</text:p>
              </table:table-cell>
              <table:table-cell office:value-type="float" office:value="35.23333">
                <text:p>35.23333</text:p>
              </table:table-cell>
              <table:table-cell office:value-type="float" office:value="4.821344">
                <text:p>4.821344</text:p>
              </table:table-cell>
              <table:table-cell office:value-type="float" office:value="5.139539">
                <text:p>5.13953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.182">
                <text:p>14.182</text:p>
              </table:table-cell>
              <table:table-cell office:value-type="float" office:value="34.43333">
                <text:p>34.43333</text:p>
              </table:table-cell>
              <table:table-cell office:value-type="float" office:value="34.83333">
                <text:p>34.83333</text:p>
              </table:table-cell>
              <table:table-cell office:value-type="float" office:value="5.320187">
                <text:p>5.320187</text:p>
              </table:table-cell>
              <table:table-cell office:value-type="float" office:value="5.143445">
                <text:p>5.1434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.193">
                <text:p>14.193</text:p>
              </table:table-cell>
              <table:table-cell office:value-type="float" office:value="31.53333">
                <text:p>31.53333</text:p>
              </table:table-cell>
              <table:table-cell office:value-type="float" office:value="33.43333">
                <text:p>33.43333</text:p>
              </table:table-cell>
              <table:table-cell office:value-type="float" office:value="6.363025">
                <text:p>6.363025</text:p>
              </table:table-cell>
              <table:table-cell office:value-type="float" office:value="5.600077">
                <text:p>5.600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.204">
                <text:p>14.204</text:p>
              </table:table-cell>
              <table:table-cell office:value-type="float" office:value="35.03333">
                <text:p>35.03333</text:p>
              </table:table-cell>
              <table:table-cell office:value-type="float" office:value="35.03333">
                <text:p>35.03333</text:p>
              </table:table-cell>
              <table:table-cell office:value-type="float" office:value="5.432925">
                <text:p>5.432925</text:p>
              </table:table-cell>
              <table:table-cell office:value-type="float" office:value="5.171281">
                <text:p>5.1712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.216">
                <text:p>14.216</text:p>
              </table:table-cell>
              <table:table-cell office:value-type="float" office:value="34.06667">
                <text:p>34.06667</text:p>
              </table:table-cell>
              <table:table-cell office:value-type="float" office:value="36.53333">
                <text:p>36.53333</text:p>
              </table:table-cell>
              <table:table-cell office:value-type="float" office:value="5.562819">
                <text:p>5.562819</text:p>
              </table:table-cell>
              <table:table-cell office:value-type="float" office:value="4.599381">
                <text:p>4.5993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.227">
                <text:p>14.227</text:p>
              </table:table-cell>
              <table:table-cell office:value-type="float" office:value="32.73333">
                <text:p>32.73333</text:p>
              </table:table-cell>
              <table:table-cell office:value-type="float" office:value="35.2">
                <text:p>35.2</text:p>
              </table:table-cell>
              <table:table-cell office:value-type="float" office:value="6.02267">
                <text:p>6.02267</text:p>
              </table:table-cell>
              <table:table-cell office:value-type="float" office:value="4.92034">
                <text:p>4.920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.239">
                <text:p>14.239</text:p>
              </table:table-cell>
              <table:table-cell office:value-type="float" office:value="33.1">
                <text:p>33.1</text:p>
              </table:table-cell>
              <table:table-cell office:value-type="float" office:value="33.6">
                <text:p>33.6</text:p>
              </table:table-cell>
              <table:table-cell office:value-type="float" office:value="5.981725">
                <text:p>5.981725</text:p>
              </table:table-cell>
              <table:table-cell office:value-type="float" office:value="5.502096">
                <text:p>5.5020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.25">
                <text:p>14.25</text:p>
              </table:table-cell>
              <table:table-cell office:value-type="float" office:value="34.63334">
                <text:p>34.63334</text:p>
              </table:table-cell>
              <table:table-cell office:value-type="float" office:value="33.7">
                <text:p>33.7</text:p>
              </table:table-cell>
              <table:table-cell office:value-type="float" office:value="5.491073">
                <text:p>5.491073</text:p>
              </table:table-cell>
              <table:table-cell office:value-type="float" office:value="5.588282">
                <text:p>5.588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.261">
                <text:p>14.261</text:p>
              </table:table-cell>
              <table:table-cell office:value-type="float" office:value="32.13334">
                <text:p>32.13334</text:p>
              </table:table-cell>
              <table:table-cell office:value-type="float" office:value="35.93333">
                <text:p>35.93333</text:p>
              </table:table-cell>
              <table:table-cell office:value-type="float" office:value="6.205974">
                <text:p>6.205974</text:p>
              </table:table-cell>
              <table:table-cell office:value-type="float" office:value="4.879286">
                <text:p>4.8792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.273">
                <text:p>14.273</text:p>
              </table:table-cell>
              <table:table-cell office:value-type="float" office:value="34.63334">
                <text:p>34.63334</text:p>
              </table:table-cell>
              <table:table-cell office:value-type="float" office:value="34.7">
                <text:p>34.7</text:p>
              </table:table-cell>
              <table:table-cell office:value-type="float" office:value="5.53541">
                <text:p>5.53541</text:p>
              </table:table-cell>
              <table:table-cell office:value-type="float" office:value="5.139565">
                <text:p>5.1395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.284">
                <text:p>14.284</text:p>
              </table:table-cell>
              <table:table-cell office:value-type="float" office:value="35.03333">
                <text:p>35.03333</text:p>
              </table:table-cell>
              <table:table-cell office:value-type="float" office:value="33.13334">
                <text:p>33.13334</text:p>
              </table:table-cell>
              <table:table-cell office:value-type="float" office:value="5.272539">
                <text:p>5.272539</text:p>
              </table:table-cell>
              <table:table-cell office:value-type="float" office:value="5.700631">
                <text:p>5.7006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.296">
                <text:p>14.296</text:p>
              </table:table-cell>
              <table:table-cell office:value-type="float" office:value="34.4">
                <text:p>34.4</text:p>
              </table:table-cell>
              <table:table-cell office:value-type="float" office:value="34.43333">
                <text:p>34.43333</text:p>
              </table:table-cell>
              <table:table-cell office:value-type="float" office:value="5.427032">
                <text:p>5.427032</text:p>
              </table:table-cell>
              <table:table-cell office:value-type="float" office:value="5.389272">
                <text:p>5.3892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308">
                <text:p>14.308</text:p>
              </table:table-cell>
              <table:table-cell office:value-type="float" office:value="34.26667">
                <text:p>34.26667</text:p>
              </table:table-cell>
              <table:table-cell office:value-type="float" office:value="36.9">
                <text:p>36.9</text:p>
              </table:table-cell>
              <table:table-cell office:value-type="float" office:value="5.501778">
                <text:p>5.501778</text:p>
              </table:table-cell>
              <table:table-cell office:value-type="float" office:value="4.525857">
                <text:p>4.5258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.32">
                <text:p>14.32</text:p>
              </table:table-cell>
              <table:table-cell office:value-type="float" office:value="35.36667">
                <text:p>35.36667</text:p>
              </table:table-cell>
              <table:table-cell office:value-type="float" office:value="33.76667">
                <text:p>33.76667</text:p>
              </table:table-cell>
              <table:table-cell office:value-type="float" office:value="5.159721">
                <text:p>5.159721</text:p>
              </table:table-cell>
              <table:table-cell office:value-type="float" office:value="5.373372">
                <text:p>5.3733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.335">
                <text:p>14.335</text:p>
              </table:table-cell>
              <table:table-cell office:value-type="float" office:value="35.66667">
                <text:p>35.66667</text:p>
              </table:table-cell>
              <table:table-cell office:value-type="float" office:value="32.86667">
                <text:p>32.86667</text:p>
              </table:table-cell>
              <table:table-cell office:value-type="float" office:value="4.995091">
                <text:p>4.995091</text:p>
              </table:table-cell>
              <table:table-cell office:value-type="float" office:value="5.834351">
                <text:p>5.8343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35">
                <text:p>14.35</text:p>
              </table:table-cell>
              <table:table-cell office:value-type="float" office:value="35.5">
                <text:p>35.5</text:p>
              </table:table-cell>
              <table:table-cell office:value-type="float" office:value="33.83333">
                <text:p>33.83333</text:p>
              </table:table-cell>
              <table:table-cell office:value-type="float" office:value="5.017525">
                <text:p>5.017525</text:p>
              </table:table-cell>
              <table:table-cell office:value-type="float" office:value="5.611127">
                <text:p>5.61112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361">
                <text:p>14.361</text:p>
              </table:table-cell>
              <table:table-cell office:value-type="float" office:value="33.2">
                <text:p>33.2</text:p>
              </table:table-cell>
              <table:table-cell office:value-type="float" office:value="35.6">
                <text:p>35.6</text:p>
              </table:table-cell>
              <table:table-cell office:value-type="float" office:value="5.770016">
                <text:p>5.770016</text:p>
              </table:table-cell>
              <table:table-cell office:value-type="float" office:value="4.992392">
                <text:p>4.9923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372">
                <text:p>14.372</text:p>
              </table:table-cell>
              <table:table-cell office:value-type="float" office:value="36.2">
                <text:p>36.2</text:p>
              </table:table-cell>
              <table:table-cell office:value-type="float" office:value="34.86666">
                <text:p>34.86666</text:p>
              </table:table-cell>
              <table:table-cell office:value-type="float" office:value="4.944581">
                <text:p>4.944581</text:p>
              </table:table-cell>
              <table:table-cell office:value-type="float" office:value="5.108316">
                <text:p>5.1083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.384">
                <text:p>14.384</text:p>
              </table:table-cell>
              <table:table-cell office:value-type="float" office:value="35.3">
                <text:p>35.3</text:p>
              </table:table-cell>
              <table:table-cell office:value-type="float" office:value="33.66667">
                <text:p>33.66667</text:p>
              </table:table-cell>
              <table:table-cell office:value-type="float" office:value="5.073445">
                <text:p>5.073445</text:p>
              </table:table-cell>
              <table:table-cell office:value-type="float" office:value="5.521851">
                <text:p>5.521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.395">
                <text:p>14.395</text:p>
              </table:table-cell>
              <table:table-cell office:value-type="float" office:value="33.6">
                <text:p>33.6</text:p>
              </table:table-cell>
              <table:table-cell office:value-type="float" office:value="33.93333">
                <text:p>33.93333</text:p>
              </table:table-cell>
              <table:table-cell office:value-type="float" office:value="5.65193">
                <text:p>5.65193</text:p>
              </table:table-cell>
              <table:table-cell office:value-type="float" office:value="5.517351">
                <text:p>5.5173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.408">
                <text:p>14.408</text:p>
              </table:table-cell>
              <table:table-cell office:value-type="float" office:value="35.66667">
                <text:p>35.66667</text:p>
              </table:table-cell>
              <table:table-cell office:value-type="float" office:value="34.6">
                <text:p>34.6</text:p>
              </table:table-cell>
              <table:table-cell office:value-type="float" office:value="5.766549">
                <text:p>5.766549</text:p>
              </table:table-cell>
              <table:table-cell office:value-type="float" office:value="4.81241">
                <text:p>4.812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419">
                <text:p>14.419</text:p>
              </table:table-cell>
              <table:table-cell office:value-type="float" office:value="34.43333">
                <text:p>34.43333</text:p>
              </table:table-cell>
              <table:table-cell office:value-type="float" office:value="35.53333">
                <text:p>35.53333</text:p>
              </table:table-cell>
              <table:table-cell office:value-type="float" office:value="5.517988">
                <text:p>5.517988</text:p>
              </table:table-cell>
              <table:table-cell office:value-type="float" office:value="4.857267">
                <text:p>4.8572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431">
                <text:p>14.431</text:p>
              </table:table-cell>
              <table:table-cell office:value-type="float" office:value="33.73333">
                <text:p>33.73333</text:p>
              </table:table-cell>
              <table:table-cell office:value-type="float" office:value="33.46667">
                <text:p>33.46667</text:p>
              </table:table-cell>
              <table:table-cell office:value-type="float" office:value="5.695884">
                <text:p>5.695884</text:p>
              </table:table-cell>
              <table:table-cell office:value-type="float" office:value="5.538503">
                <text:p>5.5385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443">
                <text:p>14.443</text:p>
              </table:table-cell>
              <table:table-cell office:value-type="float" office:value="35.56667">
                <text:p>35.56667</text:p>
              </table:table-cell>
              <table:table-cell office:value-type="float" office:value="36.16667">
                <text:p>36.16667</text:p>
              </table:table-cell>
              <table:table-cell office:value-type="float" office:value="5.135477">
                <text:p>5.135477</text:p>
              </table:table-cell>
              <table:table-cell office:value-type="float" office:value="4.796523">
                <text:p>4.7965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455">
                <text:p>14.455</text:p>
              </table:table-cell>
              <table:table-cell office:value-type="float" office:value="34">
                <text:p>34</text:p>
              </table:table-cell>
              <table:table-cell office:value-type="float" office:value="37.5">
                <text:p>37.5</text:p>
              </table:table-cell>
              <table:table-cell office:value-type="float" office:value="5.533673">
                <text:p>5.533673</text:p>
              </table:table-cell>
              <table:table-cell office:value-type="float" office:value="4.216438">
                <text:p>4.2164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47">
                <text:p>14.47</text:p>
              </table:table-cell>
              <table:table-cell office:value-type="float" office:value="34.36666">
                <text:p>34.36666</text:p>
              </table:table-cell>
              <table:table-cell office:value-type="float" office:value="35.03333">
                <text:p>35.03333</text:p>
              </table:table-cell>
              <table:table-cell office:value-type="float" office:value="5.499599">
                <text:p>5.499599</text:p>
              </table:table-cell>
              <table:table-cell office:value-type="float" office:value="4.904787">
                <text:p>4.9047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483">
                <text:p>14.483</text:p>
              </table:table-cell>
              <table:table-cell office:value-type="float" office:value="34.36666">
                <text:p>34.36666</text:p>
              </table:table-cell>
              <table:table-cell office:value-type="float" office:value="35.03333">
                <text:p>35.03333</text:p>
              </table:table-cell>
              <table:table-cell office:value-type="float" office:value="5.486291">
                <text:p>5.486291</text:p>
              </table:table-cell>
              <table:table-cell office:value-type="float" office:value="5.041041">
                <text:p>5.04104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494">
                <text:p>14.494</text:p>
              </table:table-cell>
              <table:table-cell office:value-type="float" office:value="33.36667">
                <text:p>33.36667</text:p>
              </table:table-cell>
              <table:table-cell office:value-type="float" office:value="33.96667">
                <text:p>33.96667</text:p>
              </table:table-cell>
              <table:table-cell office:value-type="float" office:value="5.808965">
                <text:p>5.808965</text:p>
              </table:table-cell>
              <table:table-cell office:value-type="float" office:value="5.414494">
                <text:p>5.414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506">
                <text:p>14.506</text:p>
              </table:table-cell>
              <table:table-cell office:value-type="float" office:value="34.1">
                <text:p>34.1</text:p>
              </table:table-cell>
              <table:table-cell office:value-type="float" office:value="35.33333">
                <text:p>35.33333</text:p>
              </table:table-cell>
              <table:table-cell office:value-type="float" office:value="5.634854">
                <text:p>5.634854</text:p>
              </table:table-cell>
              <table:table-cell office:value-type="float" office:value="5.044041">
                <text:p>5.0440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518">
                <text:p>14.518</text:p>
              </table:table-cell>
              <table:table-cell office:value-type="float" office:value="34.1">
                <text:p>34.1</text:p>
              </table:table-cell>
              <table:table-cell office:value-type="float" office:value="35.33333">
                <text:p>35.33333</text:p>
              </table:table-cell>
              <table:table-cell office:value-type="float" office:value="5.60044">
                <text:p>5.60044</text:p>
              </table:table-cell>
              <table:table-cell office:value-type="float" office:value="4.970235">
                <text:p>4.9702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53">
                <text:p>14.53</text:p>
              </table:table-cell>
              <table:table-cell office:value-type="float" office:value="34.1">
                <text:p>34.1</text:p>
              </table:table-cell>
              <table:table-cell office:value-type="float" office:value="35.33333">
                <text:p>35.33333</text:p>
              </table:table-cell>
              <table:table-cell office:value-type="float" office:value="5.593956">
                <text:p>5.593956</text:p>
              </table:table-cell>
              <table:table-cell office:value-type="float" office:value="4.955675">
                <text:p>4.9556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543">
                <text:p>14.543</text:p>
              </table:table-cell>
              <table:table-cell office:value-type="float" office:value="34.33333">
                <text:p>34.33333</text:p>
              </table:table-cell>
              <table:table-cell office:value-type="float" office:value="34">
                <text:p>34</text:p>
              </table:table-cell>
              <table:table-cell office:value-type="float" office:value="5.517245">
                <text:p>5.517245</text:p>
              </table:table-cell>
              <table:table-cell office:value-type="float" office:value="5.38607">
                <text:p>5.386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554">
                <text:p>14.554</text:p>
              </table:table-cell>
              <table:table-cell office:value-type="float" office:value="35.36667">
                <text:p>35.3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166769">
                <text:p>5.166769</text:p>
              </table:table-cell>
              <table:table-cell office:value-type="float" office:value="5.059627">
                <text:p>5.0596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565">
                <text:p>14.565</text:p>
              </table:table-cell>
              <table:table-cell office:value-type="float" office:value="35">
                <text:p>35</text:p>
              </table:table-cell>
              <table:table-cell office:value-type="float" office:value="36.9">
                <text:p>36.9</text:p>
              </table:table-cell>
              <table:table-cell office:value-type="float" office:value="5.217152">
                <text:p>5.217152</text:p>
              </table:table-cell>
              <table:table-cell office:value-type="float" office:value="4.464008">
                <text:p>4.46400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77">
                <text:p>14.577</text:p>
              </table:table-cell>
              <table:table-cell office:value-type="float" office:value="34.53333">
                <text:p>34.53333</text:p>
              </table:table-cell>
              <table:table-cell office:value-type="float" office:value="34.16667">
                <text:p>34.16667</text:p>
              </table:table-cell>
              <table:table-cell office:value-type="float" office:value="5.379597">
                <text:p>5.379597</text:p>
              </table:table-cell>
              <table:table-cell office:value-type="float" office:value="5.234448">
                <text:p>5.2344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89">
                <text:p>14.589</text:p>
              </table:table-cell>
              <table:table-cell office:value-type="float" office:value="36.5">
                <text:p>36.5</text:p>
              </table:table-cell>
              <table:table-cell office:value-type="float" office:value="34.66667">
                <text:p>34.66667</text:p>
              </table:table-cell>
              <table:table-cell office:value-type="float" office:value="4.773379">
                <text:p>4.773379</text:p>
              </table:table-cell>
              <table:table-cell office:value-type="float" office:value="5.224959">
                <text:p>5.22495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606">
                <text:p>14.606</text:p>
              </table:table-cell>
              <table:table-cell office:value-type="float" office:value="33.2">
                <text:p>33.2</text:p>
              </table:table-cell>
              <table:table-cell office:value-type="float" office:value="35.5">
                <text:p>35.5</text:p>
              </table:table-cell>
              <table:table-cell office:value-type="float" office:value="5.726062">
                <text:p>5.726062</text:p>
              </table:table-cell>
              <table:table-cell office:value-type="float" office:value="4.951894">
                <text:p>4.9518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617">
                <text:p>14.617</text:p>
              </table:table-cell>
              <table:table-cell office:value-type="float" office:value="34.23333">
                <text:p>34.23333</text:p>
              </table:table-cell>
              <table:table-cell office:value-type="float" office:value="35.26667">
                <text:p>35.26667</text:p>
              </table:table-cell>
              <table:table-cell office:value-type="float" office:value="5.579534">
                <text:p>5.579534</text:p>
              </table:table-cell>
              <table:table-cell office:value-type="float" office:value="4.973445">
                <text:p>4.9734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63">
                <text:p>14.63</text:p>
              </table:table-cell>
              <table:table-cell office:value-type="float" office:value="35.36667">
                <text:p>35.36667</text:p>
              </table:table-cell>
              <table:table-cell office:value-type="float" office:value="33.6">
                <text:p>33.6</text:p>
              </table:table-cell>
              <table:table-cell office:value-type="float" office:value="5.181934">
                <text:p>5.181934</text:p>
              </table:table-cell>
              <table:table-cell office:value-type="float" office:value="5.519279">
                <text:p>5.5192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642">
                <text:p>14.642</text:p>
              </table:table-cell>
              <table:table-cell office:value-type="float" office:value="34.33333">
                <text:p>34.33333</text:p>
              </table:table-cell>
              <table:table-cell office:value-type="float" office:value="34.53333">
                <text:p>34.53333</text:p>
              </table:table-cell>
              <table:table-cell office:value-type="float" office:value="5.439032">
                <text:p>5.439032</text:p>
              </table:table-cell>
              <table:table-cell office:value-type="float" office:value="5.323889">
                <text:p>5.32388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654">
                <text:p>14.654</text:p>
              </table:table-cell>
              <table:table-cell office:value-type="float" office:value="35.63334">
                <text:p>35.63334</text:p>
              </table:table-cell>
              <table:table-cell office:value-type="float" office:value="35.7">
                <text:p>35.7</text:p>
              </table:table-cell>
              <table:table-cell office:value-type="float" office:value="5.067961">
                <text:p>5.067961</text:p>
              </table:table-cell>
              <table:table-cell office:value-type="float" office:value="4.905589">
                <text:p>4.905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67">
                <text:p>14.67</text:p>
              </table:table-cell>
              <table:table-cell office:value-type="float" office:value="34.5">
                <text:p>34.5</text:p>
              </table:table-cell>
              <table:table-cell office:value-type="float" office:value="33.86667">
                <text:p>33.86667</text:p>
              </table:table-cell>
              <table:table-cell office:value-type="float" office:value="5.362942">
                <text:p>5.362942</text:p>
              </table:table-cell>
              <table:table-cell office:value-type="float" office:value="5.418376">
                <text:p>5.418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683">
                <text:p>14.683</text:p>
              </table:table-cell>
              <table:table-cell office:value-type="float" office:value="33.13334">
                <text:p>33.13334</text:p>
              </table:table-cell>
              <table:table-cell office:value-type="float" office:value="33.06667">
                <text:p>33.06667</text:p>
              </table:table-cell>
              <table:table-cell office:value-type="float" office:value="5.865763">
                <text:p>5.865763</text:p>
              </table:table-cell>
              <table:table-cell office:value-type="float" office:value="5.779952">
                <text:p>5.7799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695">
                <text:p>14.695</text:p>
              </table:table-cell>
              <table:table-cell office:value-type="float" office:value="35.43334">
                <text:p>35.43334</text:p>
              </table:table-cell>
              <table:table-cell office:value-type="float" office:value="37.4">
                <text:p>37.4</text:p>
              </table:table-cell>
              <table:table-cell office:value-type="float" office:value="5.217887">
                <text:p>5.217887</text:p>
              </table:table-cell>
              <table:table-cell office:value-type="float" office:value="4.443183">
                <text:p>4.4431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707">
                <text:p>14.707</text:p>
              </table:table-cell>
              <table:table-cell office:value-type="float" office:value="34.73333">
                <text:p>34.73333</text:p>
              </table:table-cell>
              <table:table-cell office:value-type="float" office:value="34.66667">
                <text:p>34.66667</text:p>
              </table:table-cell>
              <table:table-cell office:value-type="float" office:value="5.31678">
                <text:p>5.31678</text:p>
              </table:table-cell>
              <table:table-cell office:value-type="float" office:value="5.066509">
                <text:p>5.0665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719">
                <text:p>14.719</text:p>
              </table:table-cell>
              <table:table-cell office:value-type="float" office:value="35.8">
                <text:p>35.8</text:p>
              </table:table-cell>
              <table:table-cell office:value-type="float" office:value="34.5">
                <text:p>34.5</text:p>
              </table:table-cell>
              <table:table-cell office:value-type="float" office:value="4.990256">
                <text:p>4.990256</text:p>
              </table:table-cell>
              <table:table-cell office:value-type="float" office:value="5.245038">
                <text:p>5.2450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731">
                <text:p>14.731</text:p>
              </table:table-cell>
              <table:table-cell office:value-type="float" office:value="35.93333">
                <text:p>35.93333</text:p>
              </table:table-cell>
              <table:table-cell office:value-type="float" office:value="36.03333">
                <text:p>36.03333</text:p>
              </table:table-cell>
              <table:table-cell office:value-type="float" office:value="4.882714">
                <text:p>4.882714</text:p>
              </table:table-cell>
              <table:table-cell office:value-type="float" office:value="4.782259">
                <text:p>4.7822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745">
                <text:p>14.745</text:p>
              </table:table-cell>
              <table:table-cell office:value-type="float" office:value="35.76667">
                <text:p>35.76667</text:p>
              </table:table-cell>
              <table:table-cell office:value-type="float" office:value="35.2">
                <text:p>35.2</text:p>
              </table:table-cell>
              <table:table-cell office:value-type="float" office:value="4.916262">
                <text:p>4.916262</text:p>
              </table:table-cell>
              <table:table-cell office:value-type="float" office:value="4.961459">
                <text:p>4.961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758">
                <text:p>14.758</text:p>
              </table:table-cell>
              <table:table-cell office:value-type="float" office:value="35.23333">
                <text:p>35.23333</text:p>
              </table:table-cell>
              <table:table-cell office:value-type="float" office:value="33.66667">
                <text:p>33.66667</text:p>
              </table:table-cell>
              <table:table-cell office:value-type="float" office:value="5.096757">
                <text:p>5.096757</text:p>
              </table:table-cell>
              <table:table-cell office:value-type="float" office:value="5.495504">
                <text:p>5.4955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769">
                <text:p>14.769</text:p>
              </table:table-cell>
              <table:table-cell office:value-type="float" office:value="34.5">
                <text:p>34.5</text:p>
              </table:table-cell>
              <table:table-cell office:value-type="float" office:value="35.06667">
                <text:p>35.06667</text:p>
              </table:table-cell>
              <table:table-cell office:value-type="float" office:value="5.371018">
                <text:p>5.371018</text:p>
              </table:table-cell>
              <table:table-cell office:value-type="float" office:value="5.146258">
                <text:p>5.1462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78">
                <text:p>14.78</text:p>
              </table:table-cell>
              <table:table-cell office:value-type="float" office:value="35.5">
                <text:p>35.5</text:p>
              </table:table-cell>
              <table:table-cell office:value-type="float" office:value="35.06667">
                <text:p>35.06667</text:p>
              </table:table-cell>
              <table:table-cell office:value-type="float" office:value="5.100307">
                <text:p>5.100307</text:p>
              </table:table-cell>
              <table:table-cell office:value-type="float" office:value="5.07668">
                <text:p>5.07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791">
                <text:p>14.791</text:p>
              </table:table-cell>
              <table:table-cell office:value-type="float" office:value="35.03333">
                <text:p>35.03333</text:p>
              </table:table-cell>
              <table:table-cell office:value-type="float" office:value="35.23333">
                <text:p>35.23333</text:p>
              </table:table-cell>
              <table:table-cell office:value-type="float" office:value="5.198085">
                <text:p>5.198085</text:p>
              </table:table-cell>
              <table:table-cell office:value-type="float" office:value="5.008829">
                <text:p>5.0088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804">
                <text:p>14.804</text:p>
              </table:table-cell>
              <table:table-cell office:value-type="float" office:value="36.06667">
                <text:p>36.06667</text:p>
              </table:table-cell>
              <table:table-cell office:value-type="float" office:value="34.53333">
                <text:p>34.53333</text:p>
              </table:table-cell>
              <table:table-cell office:value-type="float" office:value="4.881759">
                <text:p>4.881759</text:p>
              </table:table-cell>
              <table:table-cell office:value-type="float" office:value="5.222974">
                <text:p>5.2229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816">
                <text:p>14.816</text:p>
              </table:table-cell>
              <table:table-cell office:value-type="float" office:value="35.6">
                <text:p>35.6</text:p>
              </table:table-cell>
              <table:table-cell office:value-type="float" office:value="34.76667">
                <text:p>34.76667</text:p>
              </table:table-cell>
              <table:table-cell office:value-type="float" office:value="4.970806">
                <text:p>4.970806</text:p>
              </table:table-cell>
              <table:table-cell office:value-type="float" office:value="5.189647">
                <text:p>5.1896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.827">
                <text:p>14.827</text:p>
              </table:table-cell>
              <table:table-cell office:value-type="float" office:value="33.8">
                <text:p>33.8</text:p>
              </table:table-cell>
              <table:table-cell office:value-type="float" office:value="35">
                <text:p>35</text:p>
              </table:table-cell>
              <table:table-cell office:value-type="float" office:value="5.573494">
                <text:p>5.573494</text:p>
              </table:table-cell>
              <table:table-cell office:value-type="float" office:value="5.107124">
                <text:p>5.1071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.838">
                <text:p>14.838</text:p>
              </table:table-cell>
              <table:table-cell office:value-type="float" office:value="34.03333">
                <text:p>34.03333</text:p>
              </table:table-cell>
              <table:table-cell office:value-type="float" office:value="35.2">
                <text:p>35.2</text:p>
              </table:table-cell>
              <table:table-cell office:value-type="float" office:value="5.616785">
                <text:p>5.616785</text:p>
              </table:table-cell>
              <table:table-cell office:value-type="float" office:value="5.02581">
                <text:p>5.025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.849">
                <text:p>14.849</text:p>
              </table:table-cell>
              <table:table-cell office:value-type="float" office:value="35.83333">
                <text:p>35.83333</text:p>
              </table:table-cell>
              <table:table-cell office:value-type="float" office:value="35.23333">
                <text:p>35.23333</text:p>
              </table:table-cell>
              <table:table-cell office:value-type="float" office:value="5.044186">
                <text:p>5.044186</text:p>
              </table:table-cell>
              <table:table-cell office:value-type="float" office:value="4.998202">
                <text:p>4.9982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.86">
                <text:p>14.86</text:p>
              </table:table-cell>
              <table:table-cell office:value-type="float" office:value="34.03333">
                <text:p>34.03333</text:p>
              </table:table-cell>
              <table:table-cell office:value-type="float" office:value="33.53333">
                <text:p>33.53333</text:p>
              </table:table-cell>
              <table:table-cell office:value-type="float" office:value="5.510177">
                <text:p>5.510177</text:p>
              </table:table-cell>
              <table:table-cell office:value-type="float" office:value="5.546175">
                <text:p>5.5461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871">
                <text:p>14.871</text:p>
              </table:table-cell>
              <table:table-cell office:value-type="float" office:value="34.06667">
                <text:p>34.0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591912">
                <text:p>5.591912</text:p>
              </table:table-cell>
              <table:table-cell office:value-type="float" office:value="5.427106">
                <text:p>5.4271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883">
                <text:p>14.883</text:p>
              </table:table-cell>
              <table:table-cell office:value-type="float" office:value="34.7">
                <text:p>34.7</text:p>
              </table:table-cell>
              <table:table-cell office:value-type="float" office:value="36.4">
                <text:p>36.4</text:p>
              </table:table-cell>
              <table:table-cell office:value-type="float" office:value="5.402098">
                <text:p>5.402098</text:p>
              </table:table-cell>
              <table:table-cell office:value-type="float" office:value="4.699076">
                <text:p>4.699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894">
                <text:p>14.894</text:p>
              </table:table-cell>
              <table:table-cell office:value-type="float" office:value="37.16667">
                <text:p>37.16667</text:p>
              </table:table-cell>
              <table:table-cell office:value-type="float" office:value="35.13334">
                <text:p>35.13334</text:p>
              </table:table-cell>
              <table:table-cell office:value-type="float" office:value="4.57621">
                <text:p>4.57621</text:p>
              </table:table-cell>
              <table:table-cell office:value-type="float" office:value="4.964939">
                <text:p>4.9649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905">
                <text:p>14.905</text:p>
              </table:table-cell>
              <table:table-cell office:value-type="float" office:value="35.06667">
                <text:p>35.06667</text:p>
              </table:table-cell>
              <table:table-cell office:value-type="float" office:value="33.6">
                <text:p>33.6</text:p>
              </table:table-cell>
              <table:table-cell office:value-type="float" office:value="5.080155">
                <text:p>5.080155</text:p>
              </table:table-cell>
              <table:table-cell office:value-type="float" office:value="5.518281">
                <text:p>5.5182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916">
                <text:p>14.916</text:p>
              </table:table-cell>
              <table:table-cell office:value-type="float" office:value="32.2">
                <text:p>32.2</text:p>
              </table:table-cell>
              <table:table-cell office:value-type="float" office:value="34.6">
                <text:p>34.6</text:p>
              </table:table-cell>
              <table:table-cell office:value-type="float" office:value="6.112837">
                <text:p>6.112837</text:p>
              </table:table-cell>
              <table:table-cell office:value-type="float" office:value="5.302823">
                <text:p>5.3028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927">
                <text:p>14.927</text:p>
              </table:table-cell>
              <table:table-cell office:value-type="float" office:value="34">
                <text:p>34</text:p>
              </table:table-cell>
              <table:table-cell office:value-type="float" office:value="37.26667">
                <text:p>37.26667</text:p>
              </table:table-cell>
              <table:table-cell office:value-type="float" office:value="5.732703">
                <text:p>5.732703</text:p>
              </table:table-cell>
              <table:table-cell office:value-type="float" office:value="4.393313">
                <text:p>4.3933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938">
                <text:p>14.938</text:p>
              </table:table-cell>
              <table:table-cell office:value-type="float" office:value="36.83333">
                <text:p>36.83333</text:p>
              </table:table-cell>
              <table:table-cell office:value-type="float" office:value="35.3">
                <text:p>35.3</text:p>
              </table:table-cell>
              <table:table-cell office:value-type="float" office:value="4.736366">
                <text:p>4.736366</text:p>
              </table:table-cell>
              <table:table-cell office:value-type="float" office:value="4.852495">
                <text:p>4.852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951">
                <text:p>14.951</text:p>
              </table:table-cell>
              <table:table-cell office:value-type="float" office:value="36.96667">
                <text:p>36.96667</text:p>
              </table:table-cell>
              <table:table-cell office:value-type="float" office:value="33.5">
                <text:p>33.5</text:p>
              </table:table-cell>
              <table:table-cell office:value-type="float" office:value="4.496318">
                <text:p>4.496318</text:p>
              </table:table-cell>
              <table:table-cell office:value-type="float" office:value="5.529051">
                <text:p>5.529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962">
                <text:p>14.962</text:p>
              </table:table-cell>
              <table:table-cell office:value-type="float" office:value="33.83333">
                <text:p>33.83333</text:p>
              </table:table-cell>
              <table:table-cell office:value-type="float" office:value="34.9">
                <text:p>34.9</text:p>
              </table:table-cell>
              <table:table-cell office:value-type="float" office:value="5.46826">
                <text:p>5.46826</text:p>
              </table:table-cell>
              <table:table-cell office:value-type="float" office:value="5.207985">
                <text:p>5.2079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974">
                <text:p>14.974</text:p>
              </table:table-cell>
              <table:table-cell office:value-type="float" office:value="35.16667">
                <text:p>35.16667</text:p>
              </table:table-cell>
              <table:table-cell office:value-type="float" office:value="35.33333">
                <text:p>35.33333</text:p>
              </table:table-cell>
              <table:table-cell office:value-type="float" office:value="5.228354">
                <text:p>5.228354</text:p>
              </table:table-cell>
              <table:table-cell office:value-type="float" office:value="5.003019">
                <text:p>5.0030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986">
                <text:p>14.986</text:p>
              </table:table-cell>
              <table:table-cell office:value-type="float" office:value="35.46667">
                <text:p>35.46667</text:p>
              </table:table-cell>
              <table:table-cell office:value-type="float" office:value="35.06667">
                <text:p>35.06667</text:p>
              </table:table-cell>
              <table:table-cell office:value-type="float" office:value="5.083195">
                <text:p>5.083195</text:p>
              </table:table-cell>
              <table:table-cell office:value-type="float" office:value="5.049044">
                <text:p>5.0490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997">
                <text:p>14.997</text:p>
              </table:table-cell>
              <table:table-cell office:value-type="float" office:value="36.83333">
                <text:p>36.83333</text:p>
              </table:table-cell>
              <table:table-cell office:value-type="float" office:value="35.5">
                <text:p>35.5</text:p>
              </table:table-cell>
              <table:table-cell office:value-type="float" office:value="4.610621">
                <text:p>4.610621</text:p>
              </table:table-cell>
              <table:table-cell office:value-type="float" office:value="4.917529">
                <text:p>4.917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011">
                <text:p>15.011</text:p>
              </table:table-cell>
              <table:table-cell office:value-type="float" office:value="33.9">
                <text:p>33.9</text:p>
              </table:table-cell>
              <table:table-cell office:value-type="float" office:value="33.76667">
                <text:p>33.76667</text:p>
              </table:table-cell>
              <table:table-cell office:value-type="float" office:value="5.470532">
                <text:p>5.470532</text:p>
              </table:table-cell>
              <table:table-cell office:value-type="float" office:value="5.454749">
                <text:p>5.4547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022">
                <text:p>15.022</text:p>
              </table:table-cell>
              <table:table-cell office:value-type="float" office:value="34.56667">
                <text:p>34.56667</text:p>
              </table:table-cell>
              <table:table-cell office:value-type="float" office:value="35.73334">
                <text:p>35.73334</text:p>
              </table:table-cell>
              <table:table-cell office:value-type="float" office:value="5.424545">
                <text:p>5.424545</text:p>
              </table:table-cell>
              <table:table-cell office:value-type="float" office:value="4.922127">
                <text:p>4.9221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034">
                <text:p>15.034</text:p>
              </table:table-cell>
              <table:table-cell office:value-type="float" office:value="36.16667">
                <text:p>36.16667</text:p>
              </table:table-cell>
              <table:table-cell office:value-type="float" office:value="36.26667">
                <text:p>36.26667</text:p>
              </table:table-cell>
              <table:table-cell office:value-type="float" office:value="4.895063">
                <text:p>4.895063</text:p>
              </table:table-cell>
              <table:table-cell office:value-type="float" office:value="4.643128">
                <text:p>4.6431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046">
                <text:p>15.046</text:p>
              </table:table-cell>
              <table:table-cell office:value-type="float" office:value="34.86666">
                <text:p>34.86666</text:p>
              </table:table-cell>
              <table:table-cell office:value-type="float" office:value="35">
                <text:p>35</text:p>
              </table:table-cell>
              <table:table-cell office:value-type="float" office:value="5.212472">
                <text:p>5.212472</text:p>
              </table:table-cell>
              <table:table-cell office:value-type="float" office:value="4.999855">
                <text:p>4.9998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058">
                <text:p>15.058</text:p>
              </table:table-cell>
              <table:table-cell office:value-type="float" office:value="34.83333">
                <text:p>34.83333</text:p>
              </table:table-cell>
              <table:table-cell office:value-type="float" office:value="34.33333">
                <text:p>34.33333</text:p>
              </table:table-cell>
              <table:table-cell office:value-type="float" office:value="5.286398">
                <text:p>5.286398</text:p>
              </table:table-cell>
              <table:table-cell office:value-type="float" office:value="5.287463">
                <text:p>5.2874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072">
                <text:p>15.072</text:p>
              </table:table-cell>
              <table:table-cell office:value-type="float" office:value="34.4">
                <text:p>34.4</text:p>
              </table:table-cell>
              <table:table-cell office:value-type="float" office:value="36.03333">
                <text:p>36.03333</text:p>
              </table:table-cell>
              <table:table-cell office:value-type="float" office:value="5.441638">
                <text:p>5.441638</text:p>
              </table:table-cell>
              <table:table-cell office:value-type="float" office:value="4.791884">
                <text:p>4.791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084">
                <text:p>15.084</text:p>
              </table:table-cell>
              <table:table-cell office:value-type="float" office:value="35.2">
                <text:p>35.2</text:p>
              </table:table-cell>
              <table:table-cell office:value-type="float" office:value="35.43334">
                <text:p>35.43334</text:p>
              </table:table-cell>
              <table:table-cell office:value-type="float" office:value="5.212181">
                <text:p>5.212181</text:p>
              </table:table-cell>
              <table:table-cell office:value-type="float" office:value="4.888493">
                <text:p>4.8884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096">
                <text:p>15.096</text:p>
              </table:table-cell>
              <table:table-cell office:value-type="float" office:value="35.23333">
                <text:p>35.23333</text:p>
              </table:table-cell>
              <table:table-cell office:value-type="float" office:value="34.2">
                <text:p>34.2</text:p>
              </table:table-cell>
              <table:table-cell office:value-type="float" office:value="5.155682">
                <text:p>5.155682</text:p>
              </table:table-cell>
              <table:table-cell office:value-type="float" office:value="5.308565">
                <text:p>5.3085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108">
                <text:p>15.108</text:p>
              </table:table-cell>
              <table:table-cell office:value-type="float" office:value="35.33333">
                <text:p>35.33333</text:p>
              </table:table-cell>
              <table:table-cell office:value-type="float" office:value="35.9">
                <text:p>35.9</text:p>
              </table:table-cell>
              <table:table-cell office:value-type="float" office:value="5.112082">
                <text:p>5.112082</text:p>
              </table:table-cell>
              <table:table-cell office:value-type="float" office:value="4.839295">
                <text:p>4.8392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12">
                <text:p>15.12</text:p>
              </table:table-cell>
              <table:table-cell office:value-type="float" office:value="35">
                <text:p>35</text:p>
              </table:table-cell>
              <table:table-cell office:value-type="float" office:value="35.9">
                <text:p>35.9</text:p>
              </table:table-cell>
              <table:table-cell office:value-type="float" office:value="5.211867">
                <text:p>5.211867</text:p>
              </table:table-cell>
              <table:table-cell office:value-type="float" office:value="4.746101">
                <text:p>4.7461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136">
                <text:p>15.136</text:p>
              </table:table-cell>
              <table:table-cell office:value-type="float" office:value="34.4">
                <text:p>34.4</text:p>
              </table:table-cell>
              <table:table-cell office:value-type="float" office:value="33.86667">
                <text:p>33.86667</text:p>
              </table:table-cell>
              <table:table-cell office:value-type="float" office:value="5.426624">
                <text:p>5.426624</text:p>
              </table:table-cell>
              <table:table-cell office:value-type="float" office:value="5.388509">
                <text:p>5.3885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.149">
                <text:p>15.149</text:p>
              </table:table-cell>
              <table:table-cell office:value-type="float" office:value="34.3">
                <text:p>34.3</text:p>
              </table:table-cell>
              <table:table-cell office:value-type="float" office:value="35.4">
                <text:p>35.4</text:p>
              </table:table-cell>
              <table:table-cell office:value-type="float" office:value="5.501472">
                <text:p>5.501472</text:p>
              </table:table-cell>
              <table:table-cell office:value-type="float" office:value="5.017474">
                <text:p>5.01747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.161">
                <text:p>15.161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5.938277">
                <text:p>5.938277</text:p>
              </table:table-cell>
              <table:table-cell office:value-type="float" office:value="4.423708">
                <text:p>4.4237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174">
                <text:p>15.174</text:p>
              </table:table-cell>
              <table:table-cell office:value-type="float" office:value="33.96667">
                <text:p>33.96667</text:p>
              </table:table-cell>
              <table:table-cell office:value-type="float" office:value="36.06667">
                <text:p>36.06667</text:p>
              </table:table-cell>
              <table:table-cell office:value-type="float" office:value="5.710176">
                <text:p>5.710176</text:p>
              </table:table-cell>
              <table:table-cell office:value-type="float" office:value="4.60965">
                <text:p>4.609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.185">
                <text:p>15.185</text:p>
              </table:table-cell>
              <table:table-cell office:value-type="float" office:value="35.26667">
                <text:p>35.2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242033">
                <text:p>5.242033</text:p>
              </table:table-cell>
              <table:table-cell office:value-type="float" office:value="5.307683">
                <text:p>5.3076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.198">
                <text:p>15.198</text:p>
              </table:table-cell>
              <table:table-cell office:value-type="float" office:value="32.56667">
                <text:p>32.56667</text:p>
              </table:table-cell>
              <table:table-cell office:value-type="float" office:value="35.63334">
                <text:p>35.63334</text:p>
              </table:table-cell>
              <table:table-cell office:value-type="float" office:value="6.02658">
                <text:p>6.02658</text:p>
              </table:table-cell>
              <table:table-cell office:value-type="float" office:value="4.925942">
                <text:p>4.9259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.21">
                <text:p>15.21</text:p>
              </table:table-cell>
              <table:table-cell office:value-type="float" office:value="34.26667">
                <text:p>34.26667</text:p>
              </table:table-cell>
              <table:table-cell office:value-type="float" office:value="35.53333">
                <text:p>35.53333</text:p>
              </table:table-cell>
              <table:table-cell office:value-type="float" office:value="5.629769">
                <text:p>5.629769</text:p>
              </table:table-cell>
              <table:table-cell office:value-type="float" office:value="4.882235">
                <text:p>4.8822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.222">
                <text:p>15.222</text:p>
              </table:table-cell>
              <table:table-cell office:value-type="float" office:value="34.16667">
                <text:p>34.16667</text:p>
              </table:table-cell>
              <table:table-cell office:value-type="float" office:value="35.53333">
                <text:p>35.53333</text:p>
              </table:table-cell>
              <table:table-cell office:value-type="float" office:value="5.583336">
                <text:p>5.583336</text:p>
              </table:table-cell>
              <table:table-cell office:value-type="float" office:value="4.873482">
                <text:p>4.87348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.233">
                <text:p>15.233</text:p>
              </table:table-cell>
              <table:table-cell office:value-type="float" office:value="37.43334">
                <text:p>37.43334</text:p>
              </table:table-cell>
              <table:table-cell office:value-type="float" office:value="34.36666">
                <text:p>34.36666</text:p>
              </table:table-cell>
              <table:table-cell office:value-type="float" office:value="4.513105">
                <text:p>4.513105</text:p>
              </table:table-cell>
              <table:table-cell office:value-type="float" office:value="5.250706">
                <text:p>5.2507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.245">
                <text:p>15.245</text:p>
              </table:table-cell>
              <table:table-cell office:value-type="float" office:value="34.06667">
                <text:p>34.06667</text:p>
              </table:table-cell>
              <table:table-cell office:value-type="float" office:value="35">
                <text:p>35</text:p>
              </table:table-cell>
              <table:table-cell office:value-type="float" office:value="5.39582">
                <text:p>5.39582</text:p>
              </table:table-cell>
              <table:table-cell office:value-type="float" office:value="5.119358">
                <text:p>5.1193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.257">
                <text:p>15.257</text:p>
              </table:table-cell>
              <table:table-cell office:value-type="float" office:value="33.36667">
                <text:p>33.36667</text:p>
              </table:table-cell>
              <table:table-cell office:value-type="float" office:value="36.23333">
                <text:p>36.23333</text:p>
              </table:table-cell>
              <table:table-cell office:value-type="float" office:value="5.799234">
                <text:p>5.799234</text:p>
              </table:table-cell>
              <table:table-cell office:value-type="float" office:value="4.692142">
                <text:p>4.69214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.272">
                <text:p>15.272</text:p>
              </table:table-cell>
              <table:table-cell office:value-type="float" office:value="35.4">
                <text:p>35.4</text:p>
              </table:table-cell>
              <table:table-cell office:value-type="float" office:value="36.53333">
                <text:p>36.53333</text:p>
              </table:table-cell>
              <table:table-cell office:value-type="float" office:value="5.218394">
                <text:p>5.218394</text:p>
              </table:table-cell>
              <table:table-cell office:value-type="float" office:value="4.510032">
                <text:p>4.51003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5.285">
                <text:p>15.285</text:p>
              </table:table-cell>
              <table:table-cell office:value-type="float" office:value="35.56667">
                <text:p>35.56667</text:p>
              </table:table-cell>
              <table:table-cell office:value-type="float" office:value="33.86667">
                <text:p>33.86667</text:p>
              </table:table-cell>
              <table:table-cell office:value-type="float" office:value="5.049125">
                <text:p>5.049125</text:p>
              </table:table-cell>
              <table:table-cell office:value-type="float" office:value="5.340741">
                <text:p>5.3407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.296">
                <text:p>15.296</text:p>
              </table:table-cell>
              <table:table-cell office:value-type="float" office:value="35.16667">
                <text:p>35.16667</text:p>
              </table:table-cell>
              <table:table-cell office:value-type="float" office:value="34.2">
                <text:p>34.2</text:p>
              </table:table-cell>
              <table:table-cell office:value-type="float" office:value="5.146162">
                <text:p>5.146162</text:p>
              </table:table-cell>
              <table:table-cell office:value-type="float" office:value="5.396917">
                <text:p>5.3969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.309">
                <text:p>15.309</text:p>
              </table:table-cell>
              <table:table-cell office:value-type="float" office:value="34.3">
                <text:p>34.3</text:p>
              </table:table-cell>
              <table:table-cell office:value-type="float" office:value="35.66667">
                <text:p>35.66667</text:p>
              </table:table-cell>
              <table:table-cell office:value-type="float" office:value="5.447512">
                <text:p>5.447512</text:p>
              </table:table-cell>
              <table:table-cell office:value-type="float" office:value="4.930687">
                <text:p>4.9306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.32">
                <text:p>15.32</text:p>
              </table:table-cell>
              <table:table-cell office:value-type="float" office:value="35.53333">
                <text:p>35.53333</text:p>
              </table:table-cell>
              <table:table-cell office:value-type="float" office:value="35.73334">
                <text:p>35.73334</text:p>
              </table:table-cell>
              <table:table-cell office:value-type="float" office:value="5.10668">
                <text:p>5.10668</text:p>
              </table:table-cell>
              <table:table-cell office:value-type="float" office:value="4.816265">
                <text:p>4.81626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.336">
                <text:p>15.336</text:p>
              </table:table-cell>
              <table:table-cell office:value-type="float" office:value="35.26667">
                <text:p>35.26667</text:p>
              </table:table-cell>
              <table:table-cell office:value-type="float" office:value="34.56667">
                <text:p>34.56667</text:p>
              </table:table-cell>
              <table:table-cell office:value-type="float" office:value="5.125877">
                <text:p>5.125877</text:p>
              </table:table-cell>
              <table:table-cell office:value-type="float" office:value="5.172793">
                <text:p>5.17279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.35">
                <text:p>15.35</text:p>
              </table:table-cell>
              <table:table-cell office:value-type="float" office:value="33.36667">
                <text:p>33.36667</text:p>
              </table:table-cell>
              <table:table-cell office:value-type="float" office:value="34.86666">
                <text:p>34.86666</text:p>
              </table:table-cell>
              <table:table-cell office:value-type="float" office:value="5.747313">
                <text:p>5.747313</text:p>
              </table:table-cell>
              <table:table-cell office:value-type="float" office:value="5.145934">
                <text:p>5.1459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361">
                <text:p>15.361</text:p>
              </table:table-cell>
              <table:table-cell office:value-type="float" office:value="34.83333">
                <text:p>34.83333</text:p>
              </table:table-cell>
              <table:table-cell office:value-type="float" office:value="35.2">
                <text:p>35.2</text:p>
              </table:table-cell>
              <table:table-cell office:value-type="float" office:value="5.393795">
                <text:p>5.393795</text:p>
              </table:table-cell>
              <table:table-cell office:value-type="float" office:value="5.031985">
                <text:p>5.0319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.373">
                <text:p>15.373</text:p>
              </table:table-cell>
              <table:table-cell office:value-type="float" office:value="36.06667">
                <text:p>36.06667</text:p>
              </table:table-cell>
              <table:table-cell office:value-type="float" office:value="33.5">
                <text:p>33.5</text:p>
              </table:table-cell>
              <table:table-cell office:value-type="float" office:value="4.922683">
                <text:p>4.922683</text:p>
              </table:table-cell>
              <table:table-cell office:value-type="float" office:value="5.561549">
                <text:p>5.561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386">
                <text:p>15.386</text:p>
              </table:table-cell>
              <table:table-cell office:value-type="float" office:value="35.06667">
                <text:p>35.0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154582">
                <text:p>5.154582</text:p>
              </table:table-cell>
              <table:table-cell office:value-type="float" office:value="5.092149">
                <text:p>5.0921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5.397">
                <text:p>15.397</text:p>
              </table:table-cell>
              <table:table-cell office:value-type="float" office:value="32.9">
                <text:p>32.9</text:p>
              </table:table-cell>
              <table:table-cell office:value-type="float" office:value="37.16667">
                <text:p>37.16667</text:p>
              </table:table-cell>
              <table:table-cell office:value-type="float" office:value="5.904959">
                <text:p>5.904959</text:p>
              </table:table-cell>
              <table:table-cell office:value-type="float" office:value="4.381473">
                <text:p>4.3814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.411">
                <text:p>15.411</text:p>
              </table:table-cell>
              <table:table-cell office:value-type="float" office:value="35.26667">
                <text:p>35.26667</text:p>
              </table:table-cell>
              <table:table-cell office:value-type="float" office:value="35.03333">
                <text:p>35.03333</text:p>
              </table:table-cell>
              <table:table-cell office:value-type="float" office:value="5.284452">
                <text:p>5.284452</text:p>
              </table:table-cell>
              <table:table-cell office:value-type="float" office:value="4.934325">
                <text:p>4.9343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.423">
                <text:p>15.423</text:p>
              </table:table-cell>
              <table:table-cell office:value-type="float" office:value="35.26667">
                <text:p>35.26667</text:p>
              </table:table-cell>
              <table:table-cell office:value-type="float" office:value="34.5">
                <text:p>34.5</text:p>
              </table:table-cell>
              <table:table-cell office:value-type="float" office:value="5.16109">
                <text:p>5.16109</text:p>
              </table:table-cell>
              <table:table-cell office:value-type="float" office:value="5.217778">
                <text:p>5.2177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.434">
                <text:p>15.434</text:p>
              </table:table-cell>
              <table:table-cell office:value-type="float" office:value="34.86666">
                <text:p>34.86666</text:p>
              </table:table-cell>
              <table:table-cell office:value-type="float" office:value="35.13334">
                <text:p>35.13334</text:p>
              </table:table-cell>
              <table:table-cell office:value-type="float" office:value="5.266941">
                <text:p>5.266941</text:p>
              </table:table-cell>
              <table:table-cell office:value-type="float" office:value="5.067964">
                <text:p>5.0679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445">
                <text:p>15.445</text:p>
              </table:table-cell>
              <table:table-cell office:value-type="float" office:value="34.2">
                <text:p>34.2</text:p>
              </table:table-cell>
              <table:table-cell office:value-type="float" office:value="35.3">
                <text:p>35.3</text:p>
              </table:table-cell>
              <table:table-cell office:value-type="float" office:value="5.504805">
                <text:p>5.504805</text:p>
              </table:table-cell>
              <table:table-cell office:value-type="float" office:value="4.983814">
                <text:p>4.9838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.456">
                <text:p>15.456</text:p>
              </table:table-cell>
              <table:table-cell office:value-type="float" office:value="34.46667">
                <text:p>34.46667</text:p>
              </table:table-cell>
              <table:table-cell office:value-type="float" office:value="35.13334">
                <text:p>35.13334</text:p>
              </table:table-cell>
              <table:table-cell office:value-type="float" office:value="5.465297">
                <text:p>5.465297</text:p>
              </table:table-cell>
              <table:table-cell office:value-type="float" office:value="5.021222">
                <text:p>5.0212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.471">
                <text:p>15.471</text:p>
              </table:table-cell>
              <table:table-cell office:value-type="float" office:value="36">
                <text:p>36</text:p>
              </table:table-cell>
              <table:table-cell office:value-type="float" office:value="33.36667">
                <text:p>33.36667</text:p>
              </table:table-cell>
              <table:table-cell office:value-type="float" office:value="4.95917">
                <text:p>4.95917</text:p>
              </table:table-cell>
              <table:table-cell office:value-type="float" office:value="5.602574">
                <text:p>5.60257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.483">
                <text:p>15.483</text:p>
              </table:table-cell>
              <table:table-cell office:value-type="float" office:value="34.86666">
                <text:p>34.86666</text:p>
              </table:table-cell>
              <table:table-cell office:value-type="float" office:value="34.86666">
                <text:p>34.86666</text:p>
              </table:table-cell>
              <table:table-cell office:value-type="float" office:value="5.227376">
                <text:p>5.227376</text:p>
              </table:table-cell>
              <table:table-cell office:value-type="float" office:value="5.230004">
                <text:p>5.2300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5.494">
                <text:p>15.494</text:p>
              </table:table-cell>
              <table:table-cell office:value-type="float" office:value="33.6">
                <text:p>33.6</text:p>
              </table:table-cell>
              <table:table-cell office:value-type="float" office:value="36.46667">
                <text:p>36.46667</text:p>
              </table:table-cell>
              <table:table-cell office:value-type="float" office:value="5.692512">
                <text:p>5.692512</text:p>
              </table:table-cell>
              <table:table-cell office:value-type="float" office:value="4.635818">
                <text:p>4.6358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.505">
                <text:p>15.505</text:p>
              </table:table-cell>
              <table:table-cell office:value-type="float" office:value="35.2">
                <text:p>35.2</text:p>
              </table:table-cell>
              <table:table-cell office:value-type="float" office:value="33.9">
                <text:p>33.9</text:p>
              </table:table-cell>
              <table:table-cell office:value-type="float" office:value="5.264694">
                <text:p>5.264694</text:p>
              </table:table-cell>
              <table:table-cell office:value-type="float" office:value="5.352266">
                <text:p>5.3522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516">
                <text:p>15.516</text:p>
              </table:table-cell>
              <table:table-cell office:value-type="float" office:value="34.86666">
                <text:p>34.86666</text:p>
              </table:table-cell>
              <table:table-cell office:value-type="float" office:value="34.96667">
                <text:p>34.96667</text:p>
              </table:table-cell>
              <table:table-cell office:value-type="float" office:value="5.288013">
                <text:p>5.288013</text:p>
              </table:table-cell>
              <table:table-cell office:value-type="float" office:value="5.147947">
                <text:p>5.14794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5.527">
                <text:p>15.527</text:p>
              </table:table-cell>
              <table:table-cell office:value-type="float" office:value="34.26667">
                <text:p>34.26667</text:p>
              </table:table-cell>
              <table:table-cell office:value-type="float" office:value="35.06667">
                <text:p>35.06667</text:p>
              </table:table-cell>
              <table:table-cell office:value-type="float" office:value="5.487785">
                <text:p>5.487785</text:p>
              </table:table-cell>
              <table:table-cell office:value-type="float" office:value="5.074697">
                <text:p>5.0746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.538">
                <text:p>15.538</text:p>
              </table:table-cell>
              <table:table-cell office:value-type="float" office:value="35.93333">
                <text:p>35.93333</text:p>
              </table:table-cell>
              <table:table-cell office:value-type="float" office:value="36.3">
                <text:p>36.3</text:p>
              </table:table-cell>
              <table:table-cell office:value-type="float" office:value="4.98594">
                <text:p>4.98594</text:p>
              </table:table-cell>
              <table:table-cell office:value-type="float" office:value="4.659529">
                <text:p>4.6595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.549">
                <text:p>15.549</text:p>
              </table:table-cell>
              <table:table-cell office:value-type="float" office:value="35.9">
                <text:p>35.9</text:p>
              </table:table-cell>
              <table:table-cell office:value-type="float" office:value="34.16667">
                <text:p>34.16667</text:p>
              </table:table-cell>
              <table:table-cell office:value-type="float" office:value="4.897552">
                <text:p>4.897552</text:p>
              </table:table-cell>
              <table:table-cell office:value-type="float" office:value="5.270705">
                <text:p>5.2707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.561">
                <text:p>15.561</text:p>
              </table:table-cell>
              <table:table-cell office:value-type="float" office:value="33.36667">
                <text:p>33.36667</text:p>
              </table:table-cell>
              <table:table-cell office:value-type="float" office:value="35.3">
                <text:p>35.3</text:p>
              </table:table-cell>
              <table:table-cell office:value-type="float" office:value="5.703724">
                <text:p>5.703724</text:p>
              </table:table-cell>
              <table:table-cell office:value-type="float" office:value="5.023806">
                <text:p>5.0238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.572">
                <text:p>15.572</text:p>
              </table:table-cell>
              <table:table-cell office:value-type="float" office:value="34.3">
                <text:p>34.3</text:p>
              </table:table-cell>
              <table:table-cell office:value-type="float" office:value="34.03333">
                <text:p>34.03333</text:p>
              </table:table-cell>
              <table:table-cell office:value-type="float" office:value="5.560254">
                <text:p>5.560254</text:p>
              </table:table-cell>
              <table:table-cell office:value-type="float" office:value="5.386182">
                <text:p>5.386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.583">
                <text:p>15.583</text:p>
              </table:table-cell>
              <table:table-cell office:value-type="float" office:value="35.63334">
                <text:p>35.63334</text:p>
              </table:table-cell>
              <table:table-cell office:value-type="float" office:value="35.2">
                <text:p>35.2</text:p>
              </table:table-cell>
              <table:table-cell office:value-type="float" office:value="5.098092">
                <text:p>5.098092</text:p>
              </table:table-cell>
              <table:table-cell office:value-type="float" office:value="5.078765">
                <text:p>5.07876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.594">
                <text:p>15.594</text:p>
              </table:table-cell>
              <table:table-cell office:value-type="float" office:value="35.4">
                <text:p>35.4</text:p>
              </table:table-cell>
              <table:table-cell office:value-type="float" office:value="35.2">
                <text:p>35.2</text:p>
              </table:table-cell>
              <table:table-cell office:value-type="float" office:value="5.082373">
                <text:p>5.082373</text:p>
              </table:table-cell>
              <table:table-cell office:value-type="float" office:value="5.01762">
                <text:p>5.0176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.607">
                <text:p>15.607</text:p>
              </table:table-cell>
              <table:table-cell office:value-type="float" office:value="33">
                <text:p>33</text:p>
              </table:table-cell>
              <table:table-cell office:value-type="float" office:value="33.83333">
                <text:p>33.83333</text:p>
              </table:table-cell>
              <table:table-cell office:value-type="float" office:value="5.859427">
                <text:p>5.859427</text:p>
              </table:table-cell>
              <table:table-cell office:value-type="float" office:value="5.449648">
                <text:p>5.4496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.618">
                <text:p>15.618</text:p>
              </table:table-cell>
              <table:table-cell office:value-type="float" office:value="33.93333">
                <text:p>33.93333</text:p>
              </table:table-cell>
              <table:table-cell office:value-type="float" office:value="34.13334">
                <text:p>34.13334</text:p>
              </table:table-cell>
              <table:table-cell office:value-type="float" office:value="5.710015">
                <text:p>5.710015</text:p>
              </table:table-cell>
              <table:table-cell office:value-type="float" office:value="5.437661">
                <text:p>5.43766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.63">
                <text:p>15.63</text:p>
              </table:table-cell>
              <table:table-cell office:value-type="float" office:value="35.3">
                <text:p>35.3</text:p>
              </table:table-cell>
              <table:table-cell office:value-type="float" office:value="34.6">
                <text:p>34.6</text:p>
              </table:table-cell>
              <table:table-cell office:value-type="float" office:value="5.23577">
                <text:p>5.23577</text:p>
              </table:table-cell>
              <table:table-cell office:value-type="float" office:value="5.28325">
                <text:p>5.283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643">
                <text:p>15.643</text:p>
              </table:table-cell>
              <table:table-cell office:value-type="float" office:value="35.43334">
                <text:p>35.43334</text:p>
              </table:table-cell>
              <table:table-cell office:value-type="float" office:value="35.73334">
                <text:p>35.73334</text:p>
              </table:table-cell>
              <table:table-cell office:value-type="float" office:value="5.098516">
                <text:p>5.098516</text:p>
              </table:table-cell>
              <table:table-cell office:value-type="float" office:value="4.884296">
                <text:p>4.8842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.654">
                <text:p>15.654</text:p>
              </table:table-cell>
              <table:table-cell office:value-type="float" office:value="34.86666">
                <text:p>34.86666</text:p>
              </table:table-cell>
              <table:table-cell office:value-type="float" office:value="35.86667">
                <text:p>35.86667</text:p>
              </table:table-cell>
              <table:table-cell office:value-type="float" office:value="5.25598">
                <text:p>5.25598</text:p>
              </table:table-cell>
              <table:table-cell office:value-type="float" office:value="4.762247">
                <text:p>4.7622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.67">
                <text:p>15.67</text:p>
              </table:table-cell>
              <table:table-cell office:value-type="float" office:value="35.53333">
                <text:p>35.53333</text:p>
              </table:table-cell>
              <table:table-cell office:value-type="float" office:value="34.23333">
                <text:p>34.23333</text:p>
              </table:table-cell>
              <table:table-cell office:value-type="float" office:value="5.07104">
                <text:p>5.07104</text:p>
              </table:table-cell>
              <table:table-cell office:value-type="float" office:value="5.26937">
                <text:p>5.269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.683">
                <text:p>15.683</text:p>
              </table:table-cell>
              <table:table-cell office:value-type="float" office:value="33.53333">
                <text:p>33.53333</text:p>
              </table:table-cell>
              <table:table-cell office:value-type="float" office:value="35.3">
                <text:p>35.3</text:p>
              </table:table-cell>
              <table:table-cell office:value-type="float" office:value="5.684491">
                <text:p>5.684491</text:p>
              </table:table-cell>
              <table:table-cell office:value-type="float" office:value="5.023572">
                <text:p>5.0235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.695">
                <text:p>15.695</text:p>
              </table:table-cell>
              <table:table-cell office:value-type="float" office:value="36.36667">
                <text:p>36.36667</text:p>
              </table:table-cell>
              <table:table-cell office:value-type="float" office:value="36.1">
                <text:p>36.1</text:p>
              </table:table-cell>
              <table:table-cell office:value-type="float" office:value="4.885555">
                <text:p>4.885555</text:p>
              </table:table-cell>
              <table:table-cell office:value-type="float" office:value="4.714892">
                <text:p>4.71489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.707">
                <text:p>15.707</text:p>
              </table:table-cell>
              <table:table-cell office:value-type="float" office:value="35.43334">
                <text:p>35.43334</text:p>
              </table:table-cell>
              <table:table-cell office:value-type="float" office:value="34.4">
                <text:p>34.4</text:p>
              </table:table-cell>
              <table:table-cell office:value-type="float" office:value="5.030513">
                <text:p>5.030513</text:p>
              </table:table-cell>
              <table:table-cell office:value-type="float" office:value="5.206388">
                <text:p>5.2063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.719">
                <text:p>15.719</text:p>
              </table:table-cell>
              <table:table-cell office:value-type="float" office:value="35.46667">
                <text:p>35.46667</text:p>
              </table:table-cell>
              <table:table-cell office:value-type="float" office:value="34.86666">
                <text:p>34.86666</text:p>
              </table:table-cell>
              <table:table-cell office:value-type="float" office:value="5.049023">
                <text:p>5.049023</text:p>
              </table:table-cell>
              <table:table-cell office:value-type="float" office:value="5.152351">
                <text:p>5.1523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.731">
                <text:p>15.731</text:p>
              </table:table-cell>
              <table:table-cell office:value-type="float" office:value="34.96667">
                <text:p>34.96667</text:p>
              </table:table-cell>
              <table:table-cell office:value-type="float" office:value="33.83333">
                <text:p>33.83333</text:p>
              </table:table-cell>
              <table:table-cell office:value-type="float" office:value="5.215436">
                <text:p>5.215436</text:p>
              </table:table-cell>
              <table:table-cell office:value-type="float" office:value="5.4771">
                <text:p>5.47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.745">
                <text:p>15.745</text:p>
              </table:table-cell>
              <table:table-cell office:value-type="float" office:value="35.06667">
                <text:p>35.06667</text:p>
              </table:table-cell>
              <table:table-cell office:value-type="float" office:value="35.4">
                <text:p>35.4</text:p>
              </table:table-cell>
              <table:table-cell office:value-type="float" office:value="5.216003">
                <text:p>5.216003</text:p>
              </table:table-cell>
              <table:table-cell office:value-type="float" office:value="5.032116">
                <text:p>5.03211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.758">
                <text:p>15.758</text:p>
              </table:table-cell>
              <table:table-cell office:value-type="float" office:value="34.73333">
                <text:p>34.73333</text:p>
              </table:table-cell>
              <table:table-cell office:value-type="float" office:value="35.03333">
                <text:p>35.03333</text:p>
              </table:table-cell>
              <table:table-cell office:value-type="float" office:value="5.324311">
                <text:p>5.324311</text:p>
              </table:table-cell>
              <table:table-cell office:value-type="float" office:value="5.06285">
                <text:p>5.062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769">
                <text:p>15.769</text:p>
              </table:table-cell>
              <table:table-cell office:value-type="float" office:value="33.5">
                <text:p>33.5</text:p>
              </table:table-cell>
              <table:table-cell office:value-type="float" office:value="34.86666">
                <text:p>34.86666</text:p>
              </table:table-cell>
              <table:table-cell office:value-type="float" office:value="5.746302">
                <text:p>5.746302</text:p>
              </table:table-cell>
              <table:table-cell office:value-type="float" office:value="5.1233">
                <text:p>5.12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.781">
                <text:p>15.781</text:p>
              </table:table-cell>
              <table:table-cell office:value-type="float" office:value="33.4">
                <text:p>33.4</text:p>
              </table:table-cell>
              <table:table-cell office:value-type="float" office:value="34.83333">
                <text:p>34.83333</text:p>
              </table:table-cell>
              <table:table-cell office:value-type="float" office:value="5.861918">
                <text:p>5.861918</text:p>
              </table:table-cell>
              <table:table-cell office:value-type="float" office:value="5.146204">
                <text:p>5.1462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794">
                <text:p>15.794</text:p>
              </table:table-cell>
              <table:table-cell office:value-type="float" office:value="34.1">
                <text:p>34.1</text:p>
              </table:table-cell>
              <table:table-cell office:value-type="float" office:value="35.3">
                <text:p>35.3</text:p>
              </table:table-cell>
              <table:table-cell office:value-type="float" office:value="5.656648">
                <text:p>5.656648</text:p>
              </table:table-cell>
              <table:table-cell office:value-type="float" office:value="4.999146">
                <text:p>4.9991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807">
                <text:p>15.807</text:p>
              </table:table-cell>
              <table:table-cell office:value-type="float" office:value="33.76667">
                <text:p>33.76667</text:p>
              </table:table-cell>
              <table:table-cell office:value-type="float" office:value="33.93333">
                <text:p>33.93333</text:p>
              </table:table-cell>
              <table:table-cell office:value-type="float" office:value="5.723804">
                <text:p>5.723804</text:p>
              </table:table-cell>
              <table:table-cell office:value-type="float" office:value="5.414109">
                <text:p>5.41410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.819">
                <text:p>15.819</text:p>
              </table:table-cell>
              <table:table-cell office:value-type="float" office:value="34.96667">
                <text:p>34.96667</text:p>
              </table:table-cell>
              <table:table-cell office:value-type="float" office:value="35.43334">
                <text:p>35.43334</text:p>
              </table:table-cell>
              <table:table-cell office:value-type="float" office:value="5.347113">
                <text:p>5.347113</text:p>
              </table:table-cell>
              <table:table-cell office:value-type="float" office:value="5.008939">
                <text:p>5.0089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.83">
                <text:p>15.83</text:p>
              </table:table-cell>
              <table:table-cell office:value-type="float" office:value="34.76667">
                <text:p>34.76667</text:p>
              </table:table-cell>
              <table:table-cell office:value-type="float" office:value="33.93333">
                <text:p>33.93333</text:p>
              </table:table-cell>
              <table:table-cell office:value-type="float" office:value="5.337615">
                <text:p>5.337615</text:p>
              </table:table-cell>
              <table:table-cell office:value-type="float" office:value="5.415861">
                <text:p>5.4158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.842">
                <text:p>15.842</text:p>
              </table:table-cell>
              <table:table-cell office:value-type="float" office:value="34.6">
                <text:p>34.6</text:p>
              </table:table-cell>
              <table:table-cell office:value-type="float" office:value="35.93333">
                <text:p>35.93333</text:p>
              </table:table-cell>
              <table:table-cell office:value-type="float" office:value="5.390394">
                <text:p>5.390394</text:p>
              </table:table-cell>
              <table:table-cell office:value-type="float" office:value="4.846736">
                <text:p>4.84673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.854">
                <text:p>15.854</text:p>
              </table:table-cell>
              <table:table-cell office:value-type="float" office:value="32.43334">
                <text:p>32.43334</text:p>
              </table:table-cell>
              <table:table-cell office:value-type="float" office:value="35.7">
                <text:p>35.7</text:p>
              </table:table-cell>
              <table:table-cell office:value-type="float" office:value="6.105163">
                <text:p>6.105163</text:p>
              </table:table-cell>
              <table:table-cell office:value-type="float" office:value="4.809834">
                <text:p>4.8098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.87">
                <text:p>15.87</text:p>
              </table:table-cell>
              <table:table-cell office:value-type="float" office:value="34.13334">
                <text:p>34.13334</text:p>
              </table:table-cell>
              <table:table-cell office:value-type="float" office:value="35.43334">
                <text:p>35.43334</text:p>
              </table:table-cell>
              <table:table-cell office:value-type="float" office:value="5.694331">
                <text:p>5.694331</text:p>
              </table:table-cell>
              <table:table-cell office:value-type="float" office:value="4.889716">
                <text:p>4.88971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.883">
                <text:p>15.883</text:p>
              </table:table-cell>
              <table:table-cell office:value-type="float" office:value="36.9">
                <text:p>36.9</text:p>
              </table:table-cell>
              <table:table-cell office:value-type="float" office:value="36.9">
                <text:p>36.9</text:p>
              </table:table-cell>
              <table:table-cell office:value-type="float" office:value="4.71373">
                <text:p>4.71373</text:p>
              </table:table-cell>
              <table:table-cell office:value-type="float" office:value="4.429431">
                <text:p>4.4294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.895">
                <text:p>15.895</text:p>
              </table:table-cell>
              <table:table-cell office:value-type="float" office:value="35.46667">
                <text:p>35.46667</text:p>
              </table:table-cell>
              <table:table-cell office:value-type="float" office:value="34.93334">
                <text:p>34.93334</text:p>
              </table:table-cell>
              <table:table-cell office:value-type="float" office:value="4.98592">
                <text:p>4.98592</text:p>
              </table:table-cell>
              <table:table-cell office:value-type="float" office:value="4.977651">
                <text:p>4.9776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.907">
                <text:p>15.907</text:p>
              </table:table-cell>
              <table:table-cell office:value-type="float" office:value="34.5">
                <text:p>34.5</text:p>
              </table:table-cell>
              <table:table-cell office:value-type="float" office:value="34.2">
                <text:p>34.2</text:p>
              </table:table-cell>
              <table:table-cell office:value-type="float" office:value="5.355205">
                <text:p>5.355205</text:p>
              </table:table-cell>
              <table:table-cell office:value-type="float" office:value="5.32486">
                <text:p>5.324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.919">
                <text:p>15.919</text:p>
              </table:table-cell>
              <table:table-cell office:value-type="float" office:value="36.16667">
                <text:p>36.16667</text:p>
              </table:table-cell>
              <table:table-cell office:value-type="float" office:value="35.13334">
                <text:p>35.13334</text:p>
              </table:table-cell>
              <table:table-cell office:value-type="float" office:value="4.887406">
                <text:p>4.887406</text:p>
              </table:table-cell>
              <table:table-cell office:value-type="float" office:value="5.089942">
                <text:p>5.0899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.931">
                <text:p>15.931</text:p>
              </table:table-cell>
              <table:table-cell office:value-type="float" office:value="34.43333">
                <text:p>34.43333</text:p>
              </table:table-cell>
              <table:table-cell office:value-type="float" office:value="35.1">
                <text:p>35.1</text:p>
              </table:table-cell>
              <table:table-cell office:value-type="float" office:value="5.35822">
                <text:p>5.35822</text:p>
              </table:table-cell>
              <table:table-cell office:value-type="float" office:value="5.053706">
                <text:p>5.0537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.945">
                <text:p>15.945</text:p>
              </table:table-cell>
              <table:table-cell office:value-type="float" office:value="33.1">
                <text:p>33.1</text:p>
              </table:table-cell>
              <table:table-cell office:value-type="float" office:value="35.1">
                <text:p>35.1</text:p>
              </table:table-cell>
              <table:table-cell office:value-type="float" office:value="5.885049">
                <text:p>5.885049</text:p>
              </table:table-cell>
              <table:table-cell office:value-type="float" office:value="5.046353">
                <text:p>5.0463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.958">
                <text:p>15.958</text:p>
              </table:table-cell>
              <table:table-cell office:value-type="float" office:value="37.1">
                <text:p>37.1</text:p>
              </table:table-cell>
              <table:table-cell office:value-type="float" office:value="34">
                <text:p>34</text:p>
              </table:table-cell>
              <table:table-cell office:value-type="float" office:value="4.689445">
                <text:p>4.689445</text:p>
              </table:table-cell>
              <table:table-cell office:value-type="float" office:value="5.402158">
                <text:p>5.4021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.969">
                <text:p>15.969</text:p>
              </table:table-cell>
              <table:table-cell office:value-type="float" office:value="34">
                <text:p>34</text:p>
              </table:table-cell>
              <table:table-cell office:value-type="float" office:value="34.56667">
                <text:p>34.56667</text:p>
              </table:table-cell>
              <table:table-cell office:value-type="float" office:value="5.459708">
                <text:p>5.459708</text:p>
              </table:table-cell>
              <table:table-cell office:value-type="float" office:value="5.28824">
                <text:p>5.288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981">
                <text:p>15.981</text:p>
              </table:table-cell>
              <table:table-cell office:value-type="float" office:value="34.2">
                <text:p>34.2</text:p>
              </table:table-cell>
              <table:table-cell office:value-type="float" office:value="36.6">
                <text:p>36.6</text:p>
              </table:table-cell>
              <table:table-cell office:value-type="float" office:value="5.547892">
                <text:p>5.547892</text:p>
              </table:table-cell>
              <table:table-cell office:value-type="float" office:value="4.604627">
                <text:p>4.6046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.993">
                <text:p>15.993</text:p>
              </table:table-cell>
              <table:table-cell office:value-type="float" office:value="35.06667">
                <text:p>35.0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283496">
                <text:p>5.283496</text:p>
              </table:table-cell>
              <table:table-cell office:value-type="float" office:value="5.238287">
                <text:p>5.23828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.006">
                <text:p>16.006</text:p>
              </table:table-cell>
              <table:table-cell office:value-type="float" office:value="34.46667">
                <text:p>34.46667</text:p>
              </table:table-cell>
              <table:table-cell office:value-type="float" office:value="35.83333">
                <text:p>35.83333</text:p>
              </table:table-cell>
              <table:table-cell office:value-type="float" office:value="5.425938">
                <text:p>5.425938</text:p>
              </table:table-cell>
              <table:table-cell office:value-type="float" office:value="4.844353">
                <text:p>4.8443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.018">
                <text:p>16.018</text:p>
              </table:table-cell>
              <table:table-cell office:value-type="float" office:value="32.3">
                <text:p>32.3</text:p>
              </table:table-cell>
              <table:table-cell office:value-type="float" office:value="36.2">
                <text:p>36.2</text:p>
              </table:table-cell>
              <table:table-cell office:value-type="float" office:value="6.158154">
                <text:p>6.158154</text:p>
              </table:table-cell>
              <table:table-cell office:value-type="float" office:value="4.647123">
                <text:p>4.647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029">
                <text:p>16.029</text:p>
              </table:table-cell>
              <table:table-cell office:value-type="float" office:value="35.8">
                <text:p>35.8</text:p>
              </table:table-cell>
              <table:table-cell office:value-type="float" office:value="35.73334">
                <text:p>35.73334</text:p>
              </table:table-cell>
              <table:table-cell office:value-type="float" office:value="5.165649">
                <text:p>5.165649</text:p>
              </table:table-cell>
              <table:table-cell office:value-type="float" office:value="4.760065">
                <text:p>4.7600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.042">
                <text:p>16.042</text:p>
              </table:table-cell>
              <table:table-cell office:value-type="float" office:value="35.8">
                <text:p>35.8</text:p>
              </table:table-cell>
              <table:table-cell office:value-type="float" office:value="34.53333">
                <text:p>34.53333</text:p>
              </table:table-cell>
              <table:table-cell office:value-type="float" office:value="4.968724">
                <text:p>4.968724</text:p>
              </table:table-cell>
              <table:table-cell office:value-type="float" office:value="5.172654">
                <text:p>5.172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.061">
                <text:p>16.061</text:p>
              </table:table-cell>
              <table:table-cell office:value-type="float" office:value="35.13334">
                <text:p>35.13334</text:p>
              </table:table-cell>
              <table:table-cell office:value-type="float" office:value="35.86667">
                <text:p>35.86667</text:p>
              </table:table-cell>
              <table:table-cell office:value-type="float" office:value="5.147123">
                <text:p>5.147123</text:p>
              </table:table-cell>
              <table:table-cell office:value-type="float" office:value="4.821077">
                <text:p>4.82107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.072">
                <text:p>16.072</text:p>
              </table:table-cell>
              <table:table-cell office:value-type="float" office:value="36.23333">
                <text:p>36.23333</text:p>
              </table:table-cell>
              <table:table-cell office:value-type="float" office:value="34.73333">
                <text:p>34.73333</text:p>
              </table:table-cell>
              <table:table-cell office:value-type="float" office:value="4.825785">
                <text:p>4.825785</text:p>
              </table:table-cell>
              <table:table-cell office:value-type="float" office:value="5.119346">
                <text:p>5.1193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.084">
                <text:p>16.084</text:p>
              </table:table-cell>
              <table:table-cell office:value-type="float" office:value="36.2">
                <text:p>36.2</text:p>
              </table:table-cell>
              <table:table-cell office:value-type="float" office:value="34.93334">
                <text:p>34.93334</text:p>
              </table:table-cell>
              <table:table-cell office:value-type="float" office:value="4.773514">
                <text:p>4.773514</text:p>
              </table:table-cell>
              <table:table-cell office:value-type="float" office:value="5.113338">
                <text:p>5.1133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095">
                <text:p>16.095</text:p>
              </table:table-cell>
              <table:table-cell office:value-type="float" office:value="34.83333">
                <text:p>34.83333</text:p>
              </table:table-cell>
              <table:table-cell office:value-type="float" office:value="35.76667">
                <text:p>35.76667</text:p>
              </table:table-cell>
              <table:table-cell office:value-type="float" office:value="5.20787">
                <text:p>5.20787</text:p>
              </table:table-cell>
              <table:table-cell office:value-type="float" office:value="4.841042">
                <text:p>4.8410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106">
                <text:p>16.106</text:p>
              </table:table-cell>
              <table:table-cell office:value-type="float" office:value="33.63333">
                <text:p>33.63333</text:p>
              </table:table-cell>
              <table:table-cell office:value-type="float" office:value="36.23333">
                <text:p>36.23333</text:p>
              </table:table-cell>
              <table:table-cell office:value-type="float" office:value="5.684032">
                <text:p>5.684032</text:p>
              </table:table-cell>
              <table:table-cell office:value-type="float" office:value="4.635367">
                <text:p>4.6353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117">
                <text:p>16.117</text:p>
              </table:table-cell>
              <table:table-cell office:value-type="float" office:value="35.9">
                <text:p>35.9</text:p>
              </table:table-cell>
              <table:table-cell office:value-type="float" office:value="34.5">
                <text:p>34.5</text:p>
              </table:table-cell>
              <table:table-cell office:value-type="float" office:value="5.041451">
                <text:p>5.041451</text:p>
              </table:table-cell>
              <table:table-cell office:value-type="float" office:value="5.157993">
                <text:p>5.15799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.128">
                <text:p>16.128</text:p>
              </table:table-cell>
              <table:table-cell office:value-type="float" office:value="34.96667">
                <text:p>34.96667</text:p>
              </table:table-cell>
              <table:table-cell office:value-type="float" office:value="34.56667">
                <text:p>34.56667</text:p>
              </table:table-cell>
              <table:table-cell office:value-type="float" office:value="5.216982">
                <text:p>5.216982</text:p>
              </table:table-cell>
              <table:table-cell office:value-type="float" office:value="5.239855">
                <text:p>5.2398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.139">
                <text:p>16.139</text:p>
              </table:table-cell>
              <table:table-cell office:value-type="float" office:value="33.4">
                <text:p>33.4</text:p>
              </table:table-cell>
              <table:table-cell office:value-type="float" office:value="36.6">
                <text:p>36.6</text:p>
              </table:table-cell>
              <table:table-cell office:value-type="float" office:value="5.760892">
                <text:p>5.760892</text:p>
              </table:table-cell>
              <table:table-cell office:value-type="float" office:value="4.594929">
                <text:p>4.5949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.15">
                <text:p>16.15</text:p>
              </table:table-cell>
              <table:table-cell office:value-type="float" office:value="36.3">
                <text:p>36.3</text:p>
              </table:table-cell>
              <table:table-cell office:value-type="float" office:value="33.53333">
                <text:p>33.53333</text:p>
              </table:table-cell>
              <table:table-cell office:value-type="float" office:value="4.926108">
                <text:p>4.926108</text:p>
              </table:table-cell>
              <table:table-cell office:value-type="float" office:value="5.463369">
                <text:p>5.4633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.161">
                <text:p>16.161</text:p>
              </table:table-cell>
              <table:table-cell office:value-type="float" office:value="35.06667">
                <text:p>35.06667</text:p>
              </table:table-cell>
              <table:table-cell office:value-type="float" office:value="34.26667">
                <text:p>34.26667</text:p>
              </table:table-cell>
              <table:table-cell office:value-type="float" office:value="5.1612">
                <text:p>5.1612</text:p>
              </table:table-cell>
              <table:table-cell office:value-type="float" office:value="5.397082">
                <text:p>5.3970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.172">
                <text:p>16.172</text:p>
              </table:table-cell>
              <table:table-cell office:value-type="float" office:value="31.96667">
                <text:p>31.96667</text:p>
              </table:table-cell>
              <table:table-cell office:value-type="float" office:value="35.46667">
                <text:p>35.46667</text:p>
              </table:table-cell>
              <table:table-cell office:value-type="float" office:value="6.215325">
                <text:p>6.215325</text:p>
              </table:table-cell>
              <table:table-cell office:value-type="float" office:value="4.993301">
                <text:p>4.9933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.184">
                <text:p>16.184</text:p>
              </table:table-cell>
              <table:table-cell office:value-type="float" office:value="34.93334">
                <text:p>34.93334</text:p>
              </table:table-cell>
              <table:table-cell office:value-type="float" office:value="35.23333">
                <text:p>35.23333</text:p>
              </table:table-cell>
              <table:table-cell office:value-type="float" office:value="5.459788">
                <text:p>5.459788</text:p>
              </table:table-cell>
              <table:table-cell office:value-type="float" office:value="4.988854">
                <text:p>4.98885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.195">
                <text:p>16.195</text:p>
              </table:table-cell>
              <table:table-cell office:value-type="float" office:value="36.1">
                <text:p>36.1</text:p>
              </table:table-cell>
              <table:table-cell office:value-type="float" office:value="34.7">
                <text:p>34.7</text:p>
              </table:table-cell>
              <table:table-cell office:value-type="float" office:value="4.930277">
                <text:p>4.930277</text:p>
              </table:table-cell>
              <table:table-cell office:value-type="float" office:value="5.161409">
                <text:p>5.1614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206">
                <text:p>16.206</text:p>
              </table:table-cell>
              <table:table-cell office:value-type="float" office:value="34.96667">
                <text:p>34.96667</text:p>
              </table:table-cell>
              <table:table-cell office:value-type="float" office:value="34.83333">
                <text:p>34.83333</text:p>
              </table:table-cell>
              <table:table-cell office:value-type="float" office:value="5.194027">
                <text:p>5.194027</text:p>
              </table:table-cell>
              <table:table-cell office:value-type="float" office:value="5.152289">
                <text:p>5.15228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.217">
                <text:p>16.217</text:p>
              </table:table-cell>
              <table:table-cell office:value-type="float" office:value="34.8">
                <text:p>34.8</text:p>
              </table:table-cell>
              <table:table-cell office:value-type="float" office:value="35.83333">
                <text:p>35.83333</text:p>
              </table:table-cell>
              <table:table-cell office:value-type="float" office:value="5.301075">
                <text:p>5.301075</text:p>
              </table:table-cell>
              <table:table-cell office:value-type="float" office:value="4.825467">
                <text:p>4.8254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.228">
                <text:p>16.228</text:p>
              </table:table-cell>
              <table:table-cell office:value-type="float" office:value="34.7">
                <text:p>34.7</text:p>
              </table:table-cell>
              <table:table-cell office:value-type="float" office:value="34.43333">
                <text:p>34.43333</text:p>
              </table:table-cell>
              <table:table-cell office:value-type="float" office:value="5.35496">
                <text:p>5.35496</text:p>
              </table:table-cell>
              <table:table-cell office:value-type="float" office:value="5.215669">
                <text:p>5.2156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.239">
                <text:p>16.239</text:p>
              </table:table-cell>
              <table:table-cell office:value-type="float" office:value="36.53333">
                <text:p>36.53333</text:p>
              </table:table-cell>
              <table:table-cell office:value-type="float" office:value="34.23333">
                <text:p>34.23333</text:p>
              </table:table-cell>
              <table:table-cell office:value-type="float" office:value="4.770049">
                <text:p>4.770049</text:p>
              </table:table-cell>
              <table:table-cell office:value-type="float" office:value="5.358064">
                <text:p>5.3580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.252">
                <text:p>16.252</text:p>
              </table:table-cell>
              <table:table-cell office:value-type="float" office:value="33.76667">
                <text:p>33.76667</text:p>
              </table:table-cell>
              <table:table-cell office:value-type="float" office:value="34.46667">
                <text:p>34.46667</text:p>
              </table:table-cell>
              <table:table-cell office:value-type="float" office:value="5.553361">
                <text:p>5.553361</text:p>
              </table:table-cell>
              <table:table-cell office:value-type="float" office:value="5.310122">
                <text:p>5.3101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.263">
                <text:p>16.263</text:p>
              </table:table-cell>
              <table:table-cell office:value-type="float" office:value="35.7">
                <text:p>35.7</text:p>
              </table:table-cell>
              <table:table-cell office:value-type="float" office:value="35.1">
                <text:p>35.1</text:p>
              </table:table-cell>
              <table:table-cell office:value-type="float" office:value="5.080709">
                <text:p>5.080709</text:p>
              </table:table-cell>
              <table:table-cell office:value-type="float" office:value="5.094538">
                <text:p>5.09453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.276">
                <text:p>16.276</text:p>
              </table:table-cell>
              <table:table-cell office:value-type="float" office:value="36.93333">
                <text:p>36.93333</text:p>
              </table:table-cell>
              <table:table-cell office:value-type="float" office:value="34.96667">
                <text:p>34.96667</text:p>
              </table:table-cell>
              <table:table-cell office:value-type="float" office:value="4.586199">
                <text:p>4.586199</text:p>
              </table:table-cell>
              <table:table-cell office:value-type="float" office:value="5.095105">
                <text:p>5.0951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.288">
                <text:p>16.288</text:p>
              </table:table-cell>
              <table:table-cell office:value-type="float" office:value="35">
                <text:p>35</text:p>
              </table:table-cell>
              <table:table-cell office:value-type="float" office:value="33.76667">
                <text:p>33.76667</text:p>
              </table:table-cell>
              <table:table-cell office:value-type="float" office:value="5.116914">
                <text:p>5.116914</text:p>
              </table:table-cell>
              <table:table-cell office:value-type="float" office:value="5.485251">
                <text:p>5.4852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299">
                <text:p>16.299</text:p>
              </table:table-cell>
              <table:table-cell office:value-type="float" office:value="33.16667">
                <text:p>33.16667</text:p>
              </table:table-cell>
              <table:table-cell office:value-type="float" office:value="35.86667">
                <text:p>35.86667</text:p>
              </table:table-cell>
              <table:table-cell office:value-type="float" office:value="5.818151">
                <text:p>5.818151</text:p>
              </table:table-cell>
              <table:table-cell office:value-type="float" office:value="4.880198">
                <text:p>4.8801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.311">
                <text:p>16.311</text:p>
              </table:table-cell>
              <table:table-cell office:value-type="float" office:value="36.7">
                <text:p>36.7</text:p>
              </table:table-cell>
              <table:table-cell office:value-type="float" office:value="36.26667">
                <text:p>36.26667</text:p>
              </table:table-cell>
              <table:table-cell office:value-type="float" office:value="4.808577">
                <text:p>4.808577</text:p>
              </table:table-cell>
              <table:table-cell office:value-type="float" office:value="4.63038">
                <text:p>4.6303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.324">
                <text:p>16.324</text:p>
              </table:table-cell>
              <table:table-cell office:value-type="float" office:value="32.93334">
                <text:p>32.93334</text:p>
              </table:table-cell>
              <table:table-cell office:value-type="float" office:value="35.83333">
                <text:p>35.83333</text:p>
              </table:table-cell>
              <table:table-cell office:value-type="float" office:value="5.831877">
                <text:p>5.831877</text:p>
              </table:table-cell>
              <table:table-cell office:value-type="float" office:value="4.72237">
                <text:p>4.722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338">
                <text:p>16.338</text:p>
              </table:table-cell>
              <table:table-cell office:value-type="float" office:value="35.7">
                <text:p>35.7</text:p>
              </table:table-cell>
              <table:table-cell office:value-type="float" office:value="33.83333">
                <text:p>33.83333</text:p>
              </table:table-cell>
              <table:table-cell office:value-type="float" office:value="5.135694">
                <text:p>5.135694</text:p>
              </table:table-cell>
              <table:table-cell office:value-type="float" office:value="5.391011">
                <text:p>5.39101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.351">
                <text:p>16.351</text:p>
              </table:table-cell>
              <table:table-cell office:value-type="float" office:value="33.63333">
                <text:p>33.63333</text:p>
              </table:table-cell>
              <table:table-cell office:value-type="float" office:value="35.03333">
                <text:p>35.03333</text:p>
              </table:table-cell>
              <table:table-cell office:value-type="float" office:value="5.668691">
                <text:p>5.668691</text:p>
              </table:table-cell>
              <table:table-cell office:value-type="float" office:value="5.133571">
                <text:p>5.1335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362">
                <text:p>16.362</text:p>
              </table:table-cell>
              <table:table-cell office:value-type="float" office:value="35.46667">
                <text:p>35.46667</text:p>
              </table:table-cell>
              <table:table-cell office:value-type="float" office:value="36.06667">
                <text:p>36.06667</text:p>
              </table:table-cell>
              <table:table-cell office:value-type="float" office:value="5.178587">
                <text:p>5.178587</text:p>
              </table:table-cell>
              <table:table-cell office:value-type="float" office:value="4.746396">
                <text:p>4.7463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.374">
                <text:p>16.374</text:p>
              </table:table-cell>
              <table:table-cell office:value-type="float" office:value="34.2">
                <text:p>34.2</text:p>
              </table:table-cell>
              <table:table-cell office:value-type="float" office:value="34.16667">
                <text:p>34.16667</text:p>
              </table:table-cell>
              <table:table-cell office:value-type="float" office:value="5.492814">
                <text:p>5.492814</text:p>
              </table:table-cell>
              <table:table-cell office:value-type="float" office:value="5.287091">
                <text:p>5.28709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.386">
                <text:p>16.386</text:p>
              </table:table-cell>
              <table:table-cell office:value-type="float" office:value="34.56667">
                <text:p>34.56667</text:p>
              </table:table-cell>
              <table:table-cell office:value-type="float" office:value="34.53333">
                <text:p>34.53333</text:p>
              </table:table-cell>
              <table:table-cell office:value-type="float" office:value="5.436053">
                <text:p>5.436053</text:p>
              </table:table-cell>
              <table:table-cell office:value-type="float" office:value="5.275159">
                <text:p>5.27515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.398">
                <text:p>16.398</text:p>
              </table:table-cell>
              <table:table-cell office:value-type="float" office:value="35.36667">
                <text:p>35.36667</text:p>
              </table:table-cell>
              <table:table-cell office:value-type="float" office:value="36.2">
                <text:p>36.2</text:p>
              </table:table-cell>
              <table:table-cell office:value-type="float" office:value="5.164773">
                <text:p>5.164773</text:p>
              </table:table-cell>
              <table:table-cell office:value-type="float" office:value="4.730913">
                <text:p>4.7309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.413">
                <text:p>16.413</text:p>
              </table:table-cell>
              <table:table-cell office:value-type="float" office:value="34.86666">
                <text:p>34.86666</text:p>
              </table:table-cell>
              <table:table-cell office:value-type="float" office:value="35.03333">
                <text:p>35.03333</text:p>
              </table:table-cell>
              <table:table-cell office:value-type="float" office:value="5.273625">
                <text:p>5.273625</text:p>
              </table:table-cell>
              <table:table-cell office:value-type="float" office:value="5.002173">
                <text:p>5.0021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.425">
                <text:p>16.425</text:p>
              </table:table-cell>
              <table:table-cell office:value-type="float" office:value="32.7">
                <text:p>32.7</text:p>
              </table:table-cell>
              <table:table-cell office:value-type="float" office:value="33.96667">
                <text:p>33.96667</text:p>
              </table:table-cell>
              <table:table-cell office:value-type="float" office:value="5.999398">
                <text:p>5.999398</text:p>
              </table:table-cell>
              <table:table-cell office:value-type="float" office:value="5.402782">
                <text:p>5.4027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.436">
                <text:p>16.436</text:p>
              </table:table-cell>
              <table:table-cell office:value-type="float" office:value="34.26667">
                <text:p>34.26667</text:p>
              </table:table-cell>
              <table:table-cell office:value-type="float" office:value="37.1">
                <text:p>37.1</text:p>
              </table:table-cell>
              <table:table-cell office:value-type="float" office:value="5.633895">
                <text:p>5.633895</text:p>
              </table:table-cell>
              <table:table-cell office:value-type="float" office:value="4.463929">
                <text:p>4.4639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.448">
                <text:p>16.448</text:p>
              </table:table-cell>
              <table:table-cell office:value-type="float" office:value="34.96667">
                <text:p>34.96667</text:p>
              </table:table-cell>
              <table:table-cell office:value-type="float" office:value="35.66667">
                <text:p>35.66667</text:p>
              </table:table-cell>
              <table:table-cell office:value-type="float" office:value="5.333497">
                <text:p>5.333497</text:p>
              </table:table-cell>
              <table:table-cell office:value-type="float" office:value="4.743643">
                <text:p>4.7436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.46">
                <text:p>16.46</text:p>
              </table:table-cell>
              <table:table-cell office:value-type="float" office:value="34.46667">
                <text:p>34.46667</text:p>
              </table:table-cell>
              <table:table-cell office:value-type="float" office:value="34.83333">
                <text:p>34.83333</text:p>
              </table:table-cell>
              <table:table-cell office:value-type="float" office:value="5.436582">
                <text:p>5.436582</text:p>
              </table:table-cell>
              <table:table-cell office:value-type="float" office:value="5.070442">
                <text:p>5.0704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473">
                <text:p>16.473</text:p>
              </table:table-cell>
              <table:table-cell office:value-type="float" office:value="36.86666">
                <text:p>36.86666</text:p>
              </table:table-cell>
              <table:table-cell office:value-type="float" office:value="34.63334">
                <text:p>34.63334</text:p>
              </table:table-cell>
              <table:table-cell office:value-type="float" office:value="4.677662">
                <text:p>4.677662</text:p>
              </table:table-cell>
              <table:table-cell office:value-type="float" office:value="5.200142">
                <text:p>5.2001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484">
                <text:p>16.484</text:p>
              </table:table-cell>
              <table:table-cell office:value-type="float" office:value="35.46667">
                <text:p>35.46667</text:p>
              </table:table-cell>
              <table:table-cell office:value-type="float" office:value="36.4">
                <text:p>36.4</text:p>
              </table:table-cell>
              <table:table-cell office:value-type="float" office:value="4.982851">
                <text:p>4.982851</text:p>
              </table:table-cell>
              <table:table-cell office:value-type="float" office:value="4.651469">
                <text:p>4.6514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.497">
                <text:p>16.497</text:p>
              </table:table-cell>
              <table:table-cell office:value-type="float" office:value="31.93333">
                <text:p>31.93333</text:p>
              </table:table-cell>
              <table:table-cell office:value-type="float" office:value="34.6">
                <text:p>34.6</text:p>
              </table:table-cell>
              <table:table-cell office:value-type="float" office:value="6.192219">
                <text:p>6.192219</text:p>
              </table:table-cell>
              <table:table-cell office:value-type="float" office:value="5.127463">
                <text:p>5.1274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.508">
                <text:p>16.508</text:p>
              </table:table-cell>
              <table:table-cell office:value-type="float" office:value="36">
                <text:p>36</text:p>
              </table:table-cell>
              <table:table-cell office:value-type="float" office:value="35.43334">
                <text:p>35.43334</text:p>
              </table:table-cell>
              <table:table-cell office:value-type="float" office:value="5.11033">
                <text:p>5.11033</text:p>
              </table:table-cell>
              <table:table-cell office:value-type="float" office:value="4.951103">
                <text:p>4.9511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.52">
                <text:p>16.52</text:p>
              </table:table-cell>
              <table:table-cell office:value-type="float" office:value="34.73333">
                <text:p>34.73333</text:p>
              </table:table-cell>
              <table:table-cell office:value-type="float" office:value="34.93334">
                <text:p>34.93334</text:p>
              </table:table-cell>
              <table:table-cell office:value-type="float" office:value="5.306963">
                <text:p>5.306963</text:p>
              </table:table-cell>
              <table:table-cell office:value-type="float" office:value="5.078322">
                <text:p>5.07832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.536">
                <text:p>16.536</text:p>
              </table:table-cell>
              <table:table-cell office:value-type="float" office:value="33.16667">
                <text:p>33.16667</text:p>
              </table:table-cell>
              <table:table-cell office:value-type="float" office:value="35.93333">
                <text:p>35.93333</text:p>
              </table:table-cell>
              <table:table-cell office:value-type="float" office:value="5.855351">
                <text:p>5.855351</text:p>
              </table:table-cell>
              <table:table-cell office:value-type="float" office:value="4.778485">
                <text:p>4.778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.55">
                <text:p>16.55</text:p>
              </table:table-cell>
              <table:table-cell office:value-type="float" office:value="36.6">
                <text:p>36.6</text:p>
              </table:table-cell>
              <table:table-cell office:value-type="float" office:value="34.4">
                <text:p>34.4</text:p>
              </table:table-cell>
              <table:table-cell office:value-type="float" office:value="4.848419">
                <text:p>4.848419</text:p>
              </table:table-cell>
              <table:table-cell office:value-type="float" office:value="5.217167">
                <text:p>5.2171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.561">
                <text:p>16.561</text:p>
              </table:table-cell>
              <table:table-cell office:value-type="float" office:value="36.16667">
                <text:p>36.16667</text:p>
              </table:table-cell>
              <table:table-cell office:value-type="float" office:value="34.5">
                <text:p>34.5</text:p>
              </table:table-cell>
              <table:table-cell office:value-type="float" office:value="4.789809">
                <text:p>4.789809</text:p>
              </table:table-cell>
              <table:table-cell office:value-type="float" office:value="5.271491">
                <text:p>5.2714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.575">
                <text:p>16.575</text:p>
              </table:table-cell>
              <table:table-cell office:value-type="float" office:value="36.13333">
                <text:p>36.13333</text:p>
              </table:table-cell>
              <table:table-cell office:value-type="float" office:value="35.73334">
                <text:p>35.73334</text:p>
              </table:table-cell>
              <table:table-cell office:value-type="float" office:value="4.790032">
                <text:p>4.790032</text:p>
              </table:table-cell>
              <table:table-cell office:value-type="float" office:value="4.881059">
                <text:p>4.8810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.586">
                <text:p>16.586</text:p>
              </table:table-cell>
              <table:table-cell office:value-type="float" office:value="35.9">
                <text:p>35.9</text:p>
              </table:table-cell>
              <table:table-cell office:value-type="float" office:value="35.23333">
                <text:p>35.23333</text:p>
              </table:table-cell>
              <table:table-cell office:value-type="float" office:value="4.866653">
                <text:p>4.866653</text:p>
              </table:table-cell>
              <table:table-cell office:value-type="float" office:value="4.965971">
                <text:p>4.96597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598">
                <text:p>16.598</text:p>
              </table:table-cell>
              <table:table-cell office:value-type="float" office:value="34.93334">
                <text:p>34.93334</text:p>
              </table:table-cell>
              <table:table-cell office:value-type="float" office:value="34.8">
                <text:p>34.8</text:p>
              </table:table-cell>
              <table:table-cell office:value-type="float" office:value="5.196364">
                <text:p>5.196364</text:p>
              </table:table-cell>
              <table:table-cell office:value-type="float" office:value="5.123713">
                <text:p>5.1237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.613">
                <text:p>16.613</text:p>
              </table:table-cell>
              <table:table-cell office:value-type="float" office:value="35.9">
                <text:p>35.9</text:p>
              </table:table-cell>
              <table:table-cell office:value-type="float" office:value="33.73333">
                <text:p>33.73333</text:p>
              </table:table-cell>
              <table:table-cell office:value-type="float" office:value="4.947665">
                <text:p>4.947665</text:p>
              </table:table-cell>
              <table:table-cell office:value-type="float" office:value="5.501412">
                <text:p>5.5014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.625">
                <text:p>16.625</text:p>
              </table:table-cell>
              <table:table-cell office:value-type="float" office:value="36.13333">
                <text:p>36.13333</text:p>
              </table:table-cell>
              <table:table-cell office:value-type="float" office:value="34.9">
                <text:p>34.9</text:p>
              </table:table-cell>
              <table:table-cell office:value-type="float" office:value="4.82244">
                <text:p>4.82244</text:p>
              </table:table-cell>
              <table:table-cell office:value-type="float" office:value="5.196759">
                <text:p>5.1967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.636">
                <text:p>16.636</text:p>
              </table:table-cell>
              <table:table-cell office:value-type="float" office:value="32.1">
                <text:p>32.1</text:p>
              </table:table-cell>
              <table:table-cell office:value-type="float" office:value="35.73334">
                <text:p>35.73334</text:p>
              </table:table-cell>
              <table:table-cell office:value-type="float" office:value="6.10812">
                <text:p>6.10812</text:p>
              </table:table-cell>
              <table:table-cell office:value-type="float" office:value="4.865217">
                <text:p>4.8652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.649">
                <text:p>16.649</text:p>
              </table:table-cell>
              <table:table-cell office:value-type="float" office:value="36.76667">
                <text:p>36.76667</text:p>
              </table:table-cell>
              <table:table-cell office:value-type="float" office:value="34.2">
                <text:p>34.2</text:p>
              </table:table-cell>
              <table:table-cell office:value-type="float" office:value="4.846067">
                <text:p>4.846067</text:p>
              </table:table-cell>
              <table:table-cell office:value-type="float" office:value="5.297843">
                <text:p>5.29784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.66">
                <text:p>16.66</text:p>
              </table:table-cell>
              <table:table-cell office:value-type="float" office:value="34.8">
                <text:p>34.8</text:p>
              </table:table-cell>
              <table:table-cell office:value-type="float" office:value="33.63333">
                <text:p>33.63333</text:p>
              </table:table-cell>
              <table:table-cell office:value-type="float" office:value="5.234162">
                <text:p>5.234162</text:p>
              </table:table-cell>
              <table:table-cell office:value-type="float" office:value="5.567784">
                <text:p>5.567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.672">
                <text:p>16.672</text:p>
              </table:table-cell>
              <table:table-cell office:value-type="float" office:value="35.53333">
                <text:p>35.53333</text:p>
              </table:table-cell>
              <table:table-cell office:value-type="float" office:value="34.2">
                <text:p>34.2</text:p>
              </table:table-cell>
              <table:table-cell office:value-type="float" office:value="5.07305">
                <text:p>5.07305</text:p>
              </table:table-cell>
              <table:table-cell office:value-type="float" office:value="5.43673">
                <text:p>5.4367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.685">
                <text:p>16.685</text:p>
              </table:table-cell>
              <table:table-cell office:value-type="float" office:value="34.73333">
                <text:p>34.73333</text:p>
              </table:table-cell>
              <table:table-cell office:value-type="float" office:value="35.06667">
                <text:p>35.06667</text:p>
              </table:table-cell>
              <table:table-cell office:value-type="float" office:value="5.300956">
                <text:p>5.300956</text:p>
              </table:table-cell>
              <table:table-cell office:value-type="float" office:value="5.128774">
                <text:p>5.1287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.696">
                <text:p>16.696</text:p>
              </table:table-cell>
              <table:table-cell office:value-type="float" office:value="34.5">
                <text:p>34.5</text:p>
              </table:table-cell>
              <table:table-cell office:value-type="float" office:value="36.26667">
                <text:p>36.26667</text:p>
              </table:table-cell>
              <table:table-cell office:value-type="float" office:value="5.421827">
                <text:p>5.421827</text:p>
              </table:table-cell>
              <table:table-cell office:value-type="float" office:value="4.677951">
                <text:p>4.6779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.708">
                <text:p>16.708</text:p>
              </table:table-cell>
              <table:table-cell office:value-type="float" office:value="35.06667">
                <text:p>35.06667</text:p>
              </table:table-cell>
              <table:table-cell office:value-type="float" office:value="34.9">
                <text:p>34.9</text:p>
              </table:table-cell>
              <table:table-cell office:value-type="float" office:value="5.261322">
                <text:p>5.261322</text:p>
              </table:table-cell>
              <table:table-cell office:value-type="float" office:value="5.033262">
                <text:p>5.0332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.72">
                <text:p>16.72</text:p>
              </table:table-cell>
              <table:table-cell office:value-type="float" office:value="34.83333">
                <text:p>34.83333</text:p>
              </table:table-cell>
              <table:table-cell office:value-type="float" office:value="36.06667">
                <text:p>36.06667</text:p>
              </table:table-cell>
              <table:table-cell office:value-type="float" office:value="5.305063">
                <text:p>5.305063</text:p>
              </table:table-cell>
              <table:table-cell office:value-type="float" office:value="4.72526">
                <text:p>4.725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.732">
                <text:p>16.732</text:p>
              </table:table-cell>
              <table:table-cell office:value-type="float" office:value="32.86667">
                <text:p>32.8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952576">
                <text:p>5.952576</text:p>
              </table:table-cell>
              <table:table-cell office:value-type="float" office:value="4.924493">
                <text:p>4.9244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.743">
                <text:p>16.743</text:p>
              </table:table-cell>
              <table:table-cell office:value-type="float" office:value="37.33333">
                <text:p>37.33333</text:p>
              </table:table-cell>
              <table:table-cell office:value-type="float" office:value="35.5">
                <text:p>35.5</text:p>
              </table:table-cell>
              <table:table-cell office:value-type="float" office:value="4.629224">
                <text:p>4.629224</text:p>
              </table:table-cell>
              <table:table-cell office:value-type="float" office:value="4.88854">
                <text:p>4.888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.754">
                <text:p>16.754</text:p>
              </table:table-cell>
              <table:table-cell office:value-type="float" office:value="35.56667">
                <text:p>35.56667</text:p>
              </table:table-cell>
              <table:table-cell office:value-type="float" office:value="34.73333">
                <text:p>34.73333</text:p>
              </table:table-cell>
              <table:table-cell office:value-type="float" office:value="4.940944">
                <text:p>4.940944</text:p>
              </table:table-cell>
              <table:table-cell office:value-type="float" office:value="5.130598">
                <text:p>5.13059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.765">
                <text:p>16.765</text:p>
              </table:table-cell>
              <table:table-cell office:value-type="float" office:value="33.63333">
                <text:p>33.63333</text:p>
              </table:table-cell>
              <table:table-cell office:value-type="float" office:value="35.1">
                <text:p>35.1</text:p>
              </table:table-cell>
              <table:table-cell office:value-type="float" office:value="5.631709">
                <text:p>5.631709</text:p>
              </table:table-cell>
              <table:table-cell office:value-type="float" office:value="5.059361">
                <text:p>5.0593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.776">
                <text:p>16.776</text:p>
              </table:table-cell>
              <table:table-cell office:value-type="float" office:value="34.63334">
                <text:p>34.63334</text:p>
              </table:table-cell>
              <table:table-cell office:value-type="float" office:value="35.63334">
                <text:p>35.63334</text:p>
              </table:table-cell>
              <table:table-cell office:value-type="float" office:value="5.443616">
                <text:p>5.443616</text:p>
              </table:table-cell>
              <table:table-cell office:value-type="float" office:value="4.871742">
                <text:p>4.8717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.787">
                <text:p>16.787</text:p>
              </table:table-cell>
              <table:table-cell office:value-type="float" office:value="36">
                <text:p>36</text:p>
              </table:table-cell>
              <table:table-cell office:value-type="float" office:value="34.53333">
                <text:p>34.53333</text:p>
              </table:table-cell>
              <table:table-cell office:value-type="float" office:value="4.961827">
                <text:p>4.961827</text:p>
              </table:table-cell>
              <table:table-cell office:value-type="float" office:value="5.191934">
                <text:p>5.1919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.798">
                <text:p>16.798</text:p>
              </table:table-cell>
              <table:table-cell office:value-type="float" office:value="33.7">
                <text:p>33.7</text:p>
              </table:table-cell>
              <table:table-cell office:value-type="float" office:value="34.33333">
                <text:p>34.33333</text:p>
              </table:table-cell>
              <table:table-cell office:value-type="float" office:value="5.613703">
                <text:p>5.613703</text:p>
              </table:table-cell>
              <table:table-cell office:value-type="float" office:value="5.320277">
                <text:p>5.3202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.809">
                <text:p>16.809</text:p>
              </table:table-cell>
              <table:table-cell office:value-type="float" office:value="32.56667">
                <text:p>32.56667</text:p>
              </table:table-cell>
              <table:table-cell office:value-type="float" office:value="35.9">
                <text:p>35.9</text:p>
              </table:table-cell>
              <table:table-cell office:value-type="float" office:value="6.111128">
                <text:p>6.111128</text:p>
              </table:table-cell>
              <table:table-cell office:value-type="float" office:value="4.836304">
                <text:p>4.8363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.82">
                <text:p>16.82</text:p>
              </table:table-cell>
              <table:table-cell office:value-type="float" office:value="36.9">
                <text:p>36.9</text:p>
              </table:table-cell>
              <table:table-cell office:value-type="float" office:value="34.26667">
                <text:p>34.26667</text:p>
              </table:table-cell>
              <table:table-cell office:value-type="float" office:value="4.80106">
                <text:p>4.80106</text:p>
              </table:table-cell>
              <table:table-cell office:value-type="float" office:value="5.270948">
                <text:p>5.2709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.831">
                <text:p>16.831</text:p>
              </table:table-cell>
              <table:table-cell office:value-type="float" office:value="35.9">
                <text:p>35.9</text:p>
              </table:table-cell>
              <table:table-cell office:value-type="float" office:value="34.96667">
                <text:p>34.96667</text:p>
              </table:table-cell>
              <table:table-cell office:value-type="float" office:value="4.866265">
                <text:p>4.866265</text:p>
              </table:table-cell>
              <table:table-cell office:value-type="float" office:value="5.129698">
                <text:p>5.1296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.842">
                <text:p>16.842</text:p>
              </table:table-cell>
              <table:table-cell office:value-type="float" office:value="33.1">
                <text:p>33.1</text:p>
              </table:table-cell>
              <table:table-cell office:value-type="float" office:value="35.06667">
                <text:p>35.06667</text:p>
              </table:table-cell>
              <table:table-cell office:value-type="float" office:value="5.789874">
                <text:p>5.789874</text:p>
              </table:table-cell>
              <table:table-cell office:value-type="float" office:value="5.068979">
                <text:p>5.06897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.853">
                <text:p>16.853</text:p>
              </table:table-cell>
              <table:table-cell office:value-type="float" office:value="34.13334">
                <text:p>34.13334</text:p>
              </table:table-cell>
              <table:table-cell office:value-type="float" office:value="34.26667">
                <text:p>34.26667</text:p>
              </table:table-cell>
              <table:table-cell office:value-type="float" office:value="5.637251">
                <text:p>5.637251</text:p>
              </table:table-cell>
              <table:table-cell office:value-type="float" office:value="5.316839">
                <text:p>5.31683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.864">
                <text:p>16.864</text:p>
              </table:table-cell>
              <table:table-cell office:value-type="float" office:value="36.03333">
                <text:p>36.03333</text:p>
              </table:table-cell>
              <table:table-cell office:value-type="float" office:value="34.36666">
                <text:p>34.36666</text:p>
              </table:table-cell>
              <table:table-cell office:value-type="float" office:value="4.989143">
                <text:p>4.989143</text:p>
              </table:table-cell>
              <table:table-cell office:value-type="float" office:value="5.333344">
                <text:p>5.3333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.875">
                <text:p>16.875</text:p>
              </table:table-cell>
              <table:table-cell office:value-type="float" office:value="33.1">
                <text:p>33.1</text:p>
              </table:table-cell>
              <table:table-cell office:value-type="float" office:value="36.43333">
                <text:p>36.43333</text:p>
              </table:table-cell>
              <table:table-cell office:value-type="float" office:value="5.813873">
                <text:p>5.813873</text:p>
              </table:table-cell>
              <table:table-cell office:value-type="float" office:value="4.664904">
                <text:p>4.6649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.888">
                <text:p>16.888</text:p>
              </table:table-cell>
              <table:table-cell office:value-type="float" office:value="34.3">
                <text:p>34.3</text:p>
              </table:table-cell>
              <table:table-cell office:value-type="float" office:value="35.3">
                <text:p>35.3</text:p>
              </table:table-cell>
              <table:table-cell office:value-type="float" office:value="5.587583">
                <text:p>5.587583</text:p>
              </table:table-cell>
              <table:table-cell office:value-type="float" office:value="4.900892">
                <text:p>4.9008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.899">
                <text:p>16.899</text:p>
              </table:table-cell>
              <table:table-cell office:value-type="float" office:value="32.7">
                <text:p>32.7</text:p>
              </table:table-cell>
              <table:table-cell office:value-type="float" office:value="34.33333">
                <text:p>34.33333</text:p>
              </table:table-cell>
              <table:table-cell office:value-type="float" office:value="6.062159">
                <text:p>6.062159</text:p>
              </table:table-cell>
              <table:table-cell office:value-type="float" office:value="5.262284">
                <text:p>5.262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.911">
                <text:p>16.911</text:p>
              </table:table-cell>
              <table:table-cell office:value-type="float" office:value="36.66667">
                <text:p>36.66667</text:p>
              </table:table-cell>
              <table:table-cell office:value-type="float" office:value="34.6">
                <text:p>34.6</text:p>
              </table:table-cell>
              <table:table-cell office:value-type="float" office:value="4.867156">
                <text:p>4.867156</text:p>
              </table:table-cell>
              <table:table-cell office:value-type="float" office:value="5.247231">
                <text:p>5.24723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.923">
                <text:p>16.923</text:p>
              </table:table-cell>
              <table:table-cell office:value-type="float" office:value="34.4">
                <text:p>34.4</text:p>
              </table:table-cell>
              <table:table-cell office:value-type="float" office:value="35.96667">
                <text:p>35.96667</text:p>
              </table:table-cell>
              <table:table-cell office:value-type="float" office:value="5.366987">
                <text:p>5.366987</text:p>
              </table:table-cell>
              <table:table-cell office:value-type="float" office:value="4.799929">
                <text:p>4.7999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.938">
                <text:p>16.938</text:p>
              </table:table-cell>
              <table:table-cell office:value-type="float" office:value="34.13334">
                <text:p>34.13334</text:p>
              </table:table-cell>
              <table:table-cell office:value-type="float" office:value="34.76667">
                <text:p>34.76667</text:p>
              </table:table-cell>
              <table:table-cell office:value-type="float" office:value="5.553556">
                <text:p>5.553556</text:p>
              </table:table-cell>
              <table:table-cell office:value-type="float" office:value="5.101243">
                <text:p>5.1012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.951">
                <text:p>16.951</text:p>
              </table:table-cell>
              <table:table-cell office:value-type="float" office:value="36.23333">
                <text:p>36.23333</text:p>
              </table:table-cell>
              <table:table-cell office:value-type="float" office:value="34.4">
                <text:p>34.4</text:p>
              </table:table-cell>
              <table:table-cell office:value-type="float" office:value="4.908427">
                <text:p>4.908427</text:p>
              </table:table-cell>
              <table:table-cell office:value-type="float" office:value="5.280304">
                <text:p>5.2803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963">
                <text:p>16.963</text:p>
              </table:table-cell>
              <table:table-cell office:value-type="float" office:value="35.1">
                <text:p>35.1</text:p>
              </table:table-cell>
              <table:table-cell office:value-type="float" office:value="36.36667">
                <text:p>36.36667</text:p>
              </table:table-cell>
              <table:table-cell office:value-type="float" office:value="5.149226">
                <text:p>5.149226</text:p>
              </table:table-cell>
              <table:table-cell office:value-type="float" office:value="4.676649">
                <text:p>4.6766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.974">
                <text:p>16.974</text:p>
              </table:table-cell>
              <table:table-cell office:value-type="float" office:value="32.1">
                <text:p>32.1</text:p>
              </table:table-cell>
              <table:table-cell office:value-type="float" office:value="35.4">
                <text:p>35.4</text:p>
              </table:table-cell>
              <table:table-cell office:value-type="float" office:value="6.172304">
                <text:p>6.172304</text:p>
              </table:table-cell>
              <table:table-cell office:value-type="float" office:value="4.871189">
                <text:p>4.87118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.987">
                <text:p>16.987</text:p>
              </table:table-cell>
              <table:table-cell office:value-type="float" office:value="36.2">
                <text:p>36.2</text:p>
              </table:table-cell>
              <table:table-cell office:value-type="float" office:value="34.76667">
                <text:p>34.76667</text:p>
              </table:table-cell>
              <table:table-cell office:value-type="float" office:value="5.042676">
                <text:p>5.042676</text:p>
              </table:table-cell>
              <table:table-cell office:value-type="float" office:value="5.115934">
                <text:p>5.1159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.998">
                <text:p>16.998</text:p>
              </table:table-cell>
              <table:table-cell office:value-type="float" office:value="34.2">
                <text:p>34.2</text:p>
              </table:table-cell>
              <table:table-cell office:value-type="float" office:value="34.9">
                <text:p>34.9</text:p>
              </table:table-cell>
              <table:table-cell office:value-type="float" office:value="5.468301">
                <text:p>5.468301</text:p>
              </table:table-cell>
              <table:table-cell office:value-type="float" office:value="5.12108">
                <text:p>5.1210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.013">
                <text:p>17.013</text:p>
              </table:table-cell>
              <table:table-cell office:value-type="float" office:value="34.83333">
                <text:p>34.83333</text:p>
              </table:table-cell>
              <table:table-cell office:value-type="float" office:value="36.13333">
                <text:p>36.13333</text:p>
              </table:table-cell>
              <table:table-cell office:value-type="float" office:value="5.347374">
                <text:p>5.347374</text:p>
              </table:table-cell>
              <table:table-cell office:value-type="float" office:value="4.721163">
                <text:p>4.7211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.024">
                <text:p>17.024</text:p>
              </table:table-cell>
              <table:table-cell office:value-type="float" office:value="35.66667">
                <text:p>35.66667</text:p>
              </table:table-cell>
              <table:table-cell office:value-type="float" office:value="35.36667">
                <text:p>35.36667</text:p>
              </table:table-cell>
              <table:table-cell office:value-type="float" office:value="5.052799">
                <text:p>5.052799</text:p>
              </table:table-cell>
              <table:table-cell office:value-type="float" office:value="4.891061">
                <text:p>4.8910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036">
                <text:p>17.036</text:p>
              </table:table-cell>
              <table:table-cell office:value-type="float" office:value="35.33333">
                <text:p>35.33333</text:p>
              </table:table-cell>
              <table:table-cell office:value-type="float" office:value="33.7">
                <text:p>33.7</text:p>
              </table:table-cell>
              <table:table-cell office:value-type="float" office:value="5.103147">
                <text:p>5.103147</text:p>
              </table:table-cell>
              <table:table-cell office:value-type="float" office:value="5.466434">
                <text:p>5.46643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048">
                <text:p>17.048</text:p>
              </table:table-cell>
              <table:table-cell office:value-type="float" office:value="35.63334">
                <text:p>35.63334</text:p>
              </table:table-cell>
              <table:table-cell office:value-type="float" office:value="36.56667">
                <text:p>36.56667</text:p>
              </table:table-cell>
              <table:table-cell office:value-type="float" office:value="5.016201">
                <text:p>5.016201</text:p>
              </table:table-cell>
              <table:table-cell office:value-type="float" office:value="4.648741">
                <text:p>4.6487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059">
                <text:p>17.059</text:p>
              </table:table-cell>
              <table:table-cell office:value-type="float" office:value="35.1">
                <text:p>35.1</text:p>
              </table:table-cell>
              <table:table-cell office:value-type="float" office:value="36.1">
                <text:p>36.1</text:p>
              </table:table-cell>
              <table:table-cell office:value-type="float" office:value="5.17266">
                <text:p>5.17266</text:p>
              </table:table-cell>
              <table:table-cell office:value-type="float" office:value="4.638099">
                <text:p>4.63809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.072">
                <text:p>17.072</text:p>
              </table:table-cell>
              <table:table-cell office:value-type="float" office:value="32.93334">
                <text:p>32.93334</text:p>
              </table:table-cell>
              <table:table-cell office:value-type="float" office:value="34.66667">
                <text:p>34.66667</text:p>
              </table:table-cell>
              <table:table-cell office:value-type="float" office:value="5.907835">
                <text:p>5.907835</text:p>
              </table:table-cell>
              <table:table-cell office:value-type="float" office:value="5.102153">
                <text:p>5.10215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083">
                <text:p>17.083</text:p>
              </table:table-cell>
              <table:table-cell office:value-type="float" office:value="34">
                <text:p>34</text:p>
              </table:table-cell>
              <table:table-cell office:value-type="float" office:value="35.3">
                <text:p>35.3</text:p>
              </table:table-cell>
              <table:table-cell office:value-type="float" office:value="5.706537">
                <text:p>5.706537</text:p>
              </table:table-cell>
              <table:table-cell office:value-type="float" office:value="4.988368">
                <text:p>4.9883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094">
                <text:p>17.094</text:p>
              </table:table-cell>
              <table:table-cell office:value-type="float" office:value="35.06667">
                <text:p>35.0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319339">
                <text:p>5.319339</text:p>
              </table:table-cell>
              <table:table-cell office:value-type="float" office:value="5.312021">
                <text:p>5.31202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105">
                <text:p>17.105</text:p>
              </table:table-cell>
              <table:table-cell office:value-type="float" office:value="35.4">
                <text:p>35.4</text:p>
              </table:table-cell>
              <table:table-cell office:value-type="float" office:value="35.13334">
                <text:p>35.13334</text:p>
              </table:table-cell>
              <table:table-cell office:value-type="float" office:value="5.134235">
                <text:p>5.134235</text:p>
              </table:table-cell>
              <table:table-cell office:value-type="float" office:value="5.083363">
                <text:p>5.0833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117">
                <text:p>17.117</text:p>
              </table:table-cell>
              <table:table-cell office:value-type="float" office:value="33.2">
                <text:p>33.2</text:p>
              </table:table-cell>
              <table:table-cell office:value-type="float" office:value="35.36667">
                <text:p>35.36667</text:p>
              </table:table-cell>
              <table:table-cell office:value-type="float" office:value="5.812722">
                <text:p>5.812722</text:p>
              </table:table-cell>
              <table:table-cell office:value-type="float" office:value="4.961825">
                <text:p>4.9618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.128">
                <text:p>17.128</text:p>
              </table:table-cell>
              <table:table-cell office:value-type="float" office:value="36.13333">
                <text:p>36.13333</text:p>
              </table:table-cell>
              <table:table-cell office:value-type="float" office:value="34.36666">
                <text:p>34.36666</text:p>
              </table:table-cell>
              <table:table-cell office:value-type="float" office:value="4.994227">
                <text:p>4.994227</text:p>
              </table:table-cell>
              <table:table-cell office:value-type="float" office:value="5.262576">
                <text:p>5.2625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14">
                <text:p>17.14</text:p>
              </table:table-cell>
              <table:table-cell office:value-type="float" office:value="34.7">
                <text:p>34.7</text:p>
              </table:table-cell>
              <table:table-cell office:value-type="float" office:value="35.3">
                <text:p>35.3</text:p>
              </table:table-cell>
              <table:table-cell office:value-type="float" office:value="5.297759">
                <text:p>5.297759</text:p>
              </table:table-cell>
              <table:table-cell office:value-type="float" office:value="5.018802">
                <text:p>5.0188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152">
                <text:p>17.152</text:p>
              </table:table-cell>
              <table:table-cell office:value-type="float" office:value="35.13334">
                <text:p>35.13334</text:p>
              </table:table-cell>
              <table:table-cell office:value-type="float" office:value="35.63334">
                <text:p>35.63334</text:p>
              </table:table-cell>
              <table:table-cell office:value-type="float" office:value="5.217678">
                <text:p>5.217678</text:p>
              </table:table-cell>
              <table:table-cell office:value-type="float" office:value="4.862003">
                <text:p>4.86200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164">
                <text:p>17.164</text:p>
              </table:table-cell>
              <table:table-cell office:value-type="float" office:value="26.73333">
                <text:p>26.73333</text:p>
              </table:table-cell>
              <table:table-cell office:value-type="float" office:value="26.13333">
                <text:p>26.13333</text:p>
              </table:table-cell>
              <table:table-cell office:value-type="float" office:value="7.931029">
                <text:p>7.931029</text:p>
              </table:table-cell>
              <table:table-cell office:value-type="float" office:value="7.917452">
                <text:p>7.917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176">
                <text:p>17.176</text:p>
              </table:table-cell>
              <table:table-cell office:value-type="float" office:value="23.33333">
                <text:p>23.33333</text:p>
              </table:table-cell>
              <table:table-cell office:value-type="float" office:value="20.66667">
                <text:p>20.66667</text:p>
              </table:table-cell>
              <table:table-cell office:value-type="float" office:value="9.571725">
                <text:p>9.571725</text:p>
              </table:table-cell>
              <table:table-cell office:value-type="float" office:value="10.29711">
                <text:p>10.297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187">
                <text:p>17.187</text:p>
              </table:table-cell>
              <table:table-cell office:value-type="float" office:value="29.33333">
                <text:p>29.33333</text:p>
              </table:table-cell>
              <table:table-cell office:value-type="float" office:value="30.76667">
                <text:p>30.76667</text:p>
              </table:table-cell>
              <table:table-cell office:value-type="float" office:value="7.943218">
                <text:p>7.943218</text:p>
              </table:table-cell>
              <table:table-cell office:value-type="float" office:value="7.482045">
                <text:p>7.4820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203">
                <text:p>17.203</text:p>
              </table:table-cell>
              <table:table-cell office:value-type="float" office:value="26.96667">
                <text:p>26.96667</text:p>
              </table:table-cell>
              <table:table-cell office:value-type="float" office:value="20.6">
                <text:p>20.6</text:p>
              </table:table-cell>
              <table:table-cell office:value-type="float" office:value="8.386335">
                <text:p>8.386335</text:p>
              </table:table-cell>
              <table:table-cell office:value-type="float" office:value="10.2236">
                <text:p>10.223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217">
                <text:p>17.217</text:p>
              </table:table-cell>
              <table:table-cell office:value-type="float" office:value="25.3">
                <text:p>25.3</text:p>
              </table:table-cell>
              <table:table-cell office:value-type="float" office:value="29.26667">
                <text:p>29.26667</text:p>
              </table:table-cell>
              <table:table-cell office:value-type="float" office:value="9.014898">
                <text:p>9.014898</text:p>
              </table:table-cell>
              <table:table-cell office:value-type="float" office:value="7.949627">
                <text:p>7.9496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228">
                <text:p>17.228</text:p>
              </table:table-cell>
              <table:table-cell office:value-type="float" office:value="24.86667">
                <text:p>24.86667</text:p>
              </table:table-cell>
              <table:table-cell office:value-type="float" office:value="28.96667">
                <text:p>28.96667</text:p>
              </table:table-cell>
              <table:table-cell office:value-type="float" office:value="9.279451">
                <text:p>9.279451</text:p>
              </table:table-cell>
              <table:table-cell office:value-type="float" office:value="7.595193">
                <text:p>7.5951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24">
                <text:p>17.24</text:p>
              </table:table-cell>
              <table:table-cell office:value-type="float" office:value="25.7">
                <text:p>25.7</text:p>
              </table:table-cell>
              <table:table-cell office:value-type="float" office:value="28.33333">
                <text:p>28.33333</text:p>
              </table:table-cell>
              <table:table-cell office:value-type="float" office:value="9.060499">
                <text:p>9.060499</text:p>
              </table:table-cell>
              <table:table-cell office:value-type="float" office:value="7.732594">
                <text:p>7.73259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252">
                <text:p>17.252</text:p>
              </table:table-cell>
              <table:table-cell office:value-type="float" office:value="22">
                <text:p>22</text:p>
              </table:table-cell>
              <table:table-cell office:value-type="float" office:value="29.76667">
                <text:p>29.76667</text:p>
              </table:table-cell>
              <table:table-cell office:value-type="float" office:value="10.21935">
                <text:p>10.21935</text:p>
              </table:table-cell>
              <table:table-cell office:value-type="float" office:value="7.296404">
                <text:p>7.2964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264">
                <text:p>17.264</text:p>
              </table:table-cell>
              <table:table-cell office:value-type="float" office:value="25.46667">
                <text:p>25.46667</text:p>
              </table:table-cell>
              <table:table-cell office:value-type="float" office:value="25.2">
                <text:p>25.2</text:p>
              </table:table-cell>
              <table:table-cell office:value-type="float" office:value="9.323065">
                <text:p>9.323065</text:p>
              </table:table-cell>
              <table:table-cell office:value-type="float" office:value="8.69608">
                <text:p>8.696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277">
                <text:p>17.277</text:p>
              </table:table-cell>
              <table:table-cell office:value-type="float" office:value="23.26667">
                <text:p>23.26667</text:p>
              </table:table-cell>
              <table:table-cell office:value-type="float" office:value="27.73333">
                <text:p>27.73333</text:p>
              </table:table-cell>
              <table:table-cell office:value-type="float" office:value="9.860969">
                <text:p>9.860969</text:p>
              </table:table-cell>
              <table:table-cell office:value-type="float" office:value="8.152315">
                <text:p>8.15231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7.288">
                <text:p>17.288</text:p>
              </table:table-cell>
              <table:table-cell office:value-type="float" office:value="28.86667">
                <text:p>28.86667</text:p>
              </table:table-cell>
              <table:table-cell office:value-type="float" office:value="27.43333">
                <text:p>27.43333</text:p>
              </table:table-cell>
              <table:table-cell office:value-type="float" office:value="8.150127">
                <text:p>8.150127</text:p>
              </table:table-cell>
              <table:table-cell office:value-type="float" office:value="8.143341">
                <text:p>8.1433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.3">
                <text:p>17.3</text:p>
              </table:table-cell>
              <table:table-cell office:value-type="float" office:value="27">
                <text:p>27</text:p>
              </table:table-cell>
              <table:table-cell office:value-type="float" office:value="27.43333">
                <text:p>27.43333</text:p>
              </table:table-cell>
              <table:table-cell office:value-type="float" office:value="8.420636">
                <text:p>8.420636</text:p>
              </table:table-cell>
              <table:table-cell office:value-type="float" office:value="8.143734">
                <text:p>8.1437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7.312">
                <text:p>17.312</text:p>
              </table:table-cell>
              <table:table-cell office:value-type="float" office:value="27.13333">
                <text:p>27.13333</text:p>
              </table:table-cell>
              <table:table-cell office:value-type="float" office:value="27.7">
                <text:p>27.7</text:p>
              </table:table-cell>
              <table:table-cell office:value-type="float" office:value="8.435374">
                <text:p>8.435374</text:p>
              </table:table-cell>
              <table:table-cell office:value-type="float" office:value="8.059533">
                <text:p>8.0595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7.324">
                <text:p>17.324</text:p>
              </table:table-cell>
              <table:table-cell office:value-type="float" office:value="23.8">
                <text:p>23.8</text:p>
              </table:table-cell>
              <table:table-cell office:value-type="float" office:value="27.96667">
                <text:p>27.96667</text:p>
              </table:table-cell>
              <table:table-cell office:value-type="float" office:value="9.525167">
                <text:p>9.525167</text:p>
              </table:table-cell>
              <table:table-cell office:value-type="float" office:value="7.958766">
                <text:p>7.9587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.345">
                <text:p>17.345</text:p>
              </table:table-cell>
              <table:table-cell office:value-type="float" office:value="28.2">
                <text:p>28.2</text:p>
              </table:table-cell>
              <table:table-cell office:value-type="float" office:value="27.3">
                <text:p>27.3</text:p>
              </table:table-cell>
              <table:table-cell office:value-type="float" office:value="8.314693">
                <text:p>8.314693</text:p>
              </table:table-cell>
              <table:table-cell office:value-type="float" office:value="8.158167">
                <text:p>8.1581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357">
                <text:p>17.357</text:p>
              </table:table-cell>
              <table:table-cell office:value-type="float" office:value="27.73333">
                <text:p>27.73333</text:p>
              </table:table-cell>
              <table:table-cell office:value-type="float" office:value="28.66667">
                <text:p>28.66667</text:p>
              </table:table-cell>
              <table:table-cell office:value-type="float" office:value="8.229527">
                <text:p>8.229527</text:p>
              </table:table-cell>
              <table:table-cell office:value-type="float" office:value="7.756437">
                <text:p>7.7564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369">
                <text:p>17.369</text:p>
              </table:table-cell>
              <table:table-cell office:value-type="float" office:value="24.86667">
                <text:p>24.86667</text:p>
              </table:table-cell>
              <table:table-cell office:value-type="float" office:value="29.4">
                <text:p>29.4</text:p>
              </table:table-cell>
              <table:table-cell office:value-type="float" office:value="9.148233">
                <text:p>9.148233</text:p>
              </table:table-cell>
              <table:table-cell office:value-type="float" office:value="7.441491">
                <text:p>7.44149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7.381">
                <text:p>17.381</text:p>
              </table:table-cell>
              <table:table-cell office:value-type="float" office:value="28.5">
                <text:p>28.5</text:p>
              </table:table-cell>
              <table:table-cell office:value-type="float" office:value="28.3">
                <text:p>28.3</text:p>
              </table:table-cell>
              <table:table-cell office:value-type="float" office:value="8.154655">
                <text:p>8.154655</text:p>
              </table:table-cell>
              <table:table-cell office:value-type="float" office:value="7.73615">
                <text:p>7.7361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7.392">
                <text:p>17.392</text:p>
              </table:table-cell>
              <table:table-cell office:value-type="float" office:value="28.53333">
                <text:p>28.53333</text:p>
              </table:table-cell>
              <table:table-cell office:value-type="float" office:value="30.26667">
                <text:p>30.26667</text:p>
              </table:table-cell>
              <table:table-cell office:value-type="float" office:value="7.948788">
                <text:p>7.948788</text:p>
              </table:table-cell>
              <table:table-cell office:value-type="float" office:value="7.163286">
                <text:p>7.1632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7.404">
                <text:p>17.404</text:p>
              </table:table-cell>
              <table:table-cell office:value-type="float" office:value="28.56667">
                <text:p>28.56667</text:p>
              </table:table-cell>
              <table:table-cell office:value-type="float" office:value="28.9">
                <text:p>28.9</text:p>
              </table:table-cell>
              <table:table-cell office:value-type="float" office:value="7.901553">
                <text:p>7.901553</text:p>
              </table:table-cell>
              <table:table-cell office:value-type="float" office:value="7.496884">
                <text:p>7.49688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.416">
                <text:p>17.416</text:p>
              </table:table-cell>
              <table:table-cell office:value-type="float" office:value="29.66667">
                <text:p>29.66667</text:p>
              </table:table-cell>
              <table:table-cell office:value-type="float" office:value="30.26667">
                <text:p>30.26667</text:p>
              </table:table-cell>
              <table:table-cell office:value-type="float" office:value="7.539099">
                <text:p>7.539099</text:p>
              </table:table-cell>
              <table:table-cell office:value-type="float" office:value="7.122198">
                <text:p>7.1221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427">
                <text:p>17.427</text:p>
              </table:table-cell>
              <table:table-cell office:value-type="float" office:value="28.9">
                <text:p>28.9</text:p>
              </table:table-cell>
              <table:table-cell office:value-type="float" office:value="30.23333">
                <text:p>30.23333</text:p>
              </table:table-cell>
              <table:table-cell office:value-type="float" office:value="7.720583">
                <text:p>7.720583</text:p>
              </table:table-cell>
              <table:table-cell office:value-type="float" office:value="7.061772">
                <text:p>7.06177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7.438">
                <text:p>17.438</text:p>
              </table:table-cell>
              <table:table-cell office:value-type="float" office:value="29.83333">
                <text:p>29.83333</text:p>
              </table:table-cell>
              <table:table-cell office:value-type="float" office:value="30.2">
                <text:p>30.2</text:p>
              </table:table-cell>
              <table:table-cell office:value-type="float" office:value="7.457379">
                <text:p>7.457379</text:p>
              </table:table-cell>
              <table:table-cell office:value-type="float" office:value="7.063813">
                <text:p>7.0638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7.449">
                <text:p>17.449</text:p>
              </table:table-cell>
              <table:table-cell office:value-type="float" office:value="30.43333">
                <text:p>30.43333</text:p>
              </table:table-cell>
              <table:table-cell office:value-type="float" office:value="30.9">
                <text:p>30.9</text:p>
              </table:table-cell>
              <table:table-cell office:value-type="float" office:value="7.214038">
                <text:p>7.214038</text:p>
              </table:table-cell>
              <table:table-cell office:value-type="float" office:value="6.839797">
                <text:p>6.8397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46">
                <text:p>17.46</text:p>
              </table:table-cell>
              <table:table-cell office:value-type="float" office:value="29.1">
                <text:p>29.1</text:p>
              </table:table-cell>
              <table:table-cell office:value-type="float" office:value="30.4">
                <text:p>30.4</text:p>
              </table:table-cell>
              <table:table-cell office:value-type="float" office:value="7.602827">
                <text:p>7.602827</text:p>
              </table:table-cell>
              <table:table-cell office:value-type="float" office:value="6.960782">
                <text:p>6.9607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7.471">
                <text:p>17.471</text:p>
              </table:table-cell>
              <table:table-cell office:value-type="float" office:value="31.9">
                <text:p>31.9</text:p>
              </table:table-cell>
              <table:table-cell office:value-type="float" office:value="30.56667">
                <text:p>30.56667</text:p>
              </table:table-cell>
              <table:table-cell office:value-type="float" office:value="6.773625">
                <text:p>6.773625</text:p>
              </table:table-cell>
              <table:table-cell office:value-type="float" office:value="6.933431">
                <text:p>6.93343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7.483">
                <text:p>17.483</text:p>
              </table:table-cell>
              <table:table-cell office:value-type="float" office:value="31.9">
                <text:p>31.9</text:p>
              </table:table-cell>
              <table:table-cell office:value-type="float" office:value="30.56667">
                <text:p>30.56667</text:p>
              </table:table-cell>
              <table:table-cell office:value-type="float" office:value="6.612705">
                <text:p>6.612705</text:p>
              </table:table-cell>
              <table:table-cell office:value-type="float" office:value="6.930544">
                <text:p>6.9305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.494">
                <text:p>17.494</text:p>
              </table:table-cell>
              <table:table-cell office:value-type="float" office:value="30.03333">
                <text:p>30.03333</text:p>
              </table:table-cell>
              <table:table-cell office:value-type="float" office:value="31.36667">
                <text:p>31.36667</text:p>
              </table:table-cell>
              <table:table-cell office:value-type="float" office:value="7.191148">
                <text:p>7.191148</text:p>
              </table:table-cell>
              <table:table-cell office:value-type="float" office:value="6.672483">
                <text:p>6.6724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.505">
                <text:p>17.505</text:p>
              </table:table-cell>
              <table:table-cell office:value-type="float" office:value="29.4">
                <text:p>29.4</text:p>
              </table:table-cell>
              <table:table-cell office:value-type="float" office:value="31.43333">
                <text:p>31.43333</text:p>
              </table:table-cell>
              <table:table-cell office:value-type="float" office:value="7.514667">
                <text:p>7.514667</text:p>
              </table:table-cell>
              <table:table-cell office:value-type="float" office:value="6.602158">
                <text:p>6.6021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7.516">
                <text:p>17.516</text:p>
              </table:table-cell>
              <table:table-cell office:value-type="float" office:value="30.33334">
                <text:p>30.33334</text:p>
              </table:table-cell>
              <table:table-cell office:value-type="float" office:value="31.66667">
                <text:p>31.66667</text:p>
              </table:table-cell>
              <table:table-cell office:value-type="float" office:value="7.277687">
                <text:p>7.277687</text:p>
              </table:table-cell>
              <table:table-cell office:value-type="float" office:value="6.514988">
                <text:p>6.5149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.527">
                <text:p>17.527</text:p>
              </table:table-cell>
              <table:table-cell office:value-type="float" office:value="30.33334">
                <text:p>30.33334</text:p>
              </table:table-cell>
              <table:table-cell office:value-type="float" office:value="31.66667">
                <text:p>31.66667</text:p>
              </table:table-cell>
              <table:table-cell office:value-type="float" office:value="7.232731">
                <text:p>7.232731</text:p>
              </table:table-cell>
              <table:table-cell office:value-type="float" office:value="6.50019">
                <text:p>6.500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7.539">
                <text:p>17.539</text:p>
              </table:table-cell>
              <table:table-cell office:value-type="float" office:value="30.76667">
                <text:p>30.76667</text:p>
              </table:table-cell>
              <table:table-cell office:value-type="float" office:value="32.3">
                <text:p>32.3</text:p>
              </table:table-cell>
              <table:table-cell office:value-type="float" office:value="7.085285">
                <text:p>7.085285</text:p>
              </table:table-cell>
              <table:table-cell office:value-type="float" office:value="6.293849">
                <text:p>6.293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7.55">
                <text:p>17.55</text:p>
              </table:table-cell>
              <table:table-cell office:value-type="float" office:value="30.7">
                <text:p>30.7</text:p>
              </table:table-cell>
              <table:table-cell office:value-type="float" office:value="32">
                <text:p>32</text:p>
              </table:table-cell>
              <table:table-cell office:value-type="float" office:value="7.080041">
                <text:p>7.080041</text:p>
              </table:table-cell>
              <table:table-cell office:value-type="float" office:value="6.352728">
                <text:p>6.35272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.562">
                <text:p>17.562</text:p>
              </table:table-cell>
              <table:table-cell office:value-type="float" office:value="31.16667">
                <text:p>31.16667</text:p>
              </table:table-cell>
              <table:table-cell office:value-type="float" office:value="32.3">
                <text:p>32.3</text:p>
              </table:table-cell>
              <table:table-cell office:value-type="float" office:value="6.929737">
                <text:p>6.929737</text:p>
              </table:table-cell>
              <table:table-cell office:value-type="float" office:value="6.269158">
                <text:p>6.2691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.574">
                <text:p>17.574</text:p>
              </table:table-cell>
              <table:table-cell office:value-type="float" office:value="31.8">
                <text:p>31.8</text:p>
              </table:table-cell>
              <table:table-cell office:value-type="float" office:value="33.13334">
                <text:p>33.13334</text:p>
              </table:table-cell>
              <table:table-cell office:value-type="float" office:value="6.696527">
                <text:p>6.696527</text:p>
              </table:table-cell>
              <table:table-cell office:value-type="float" office:value="5.98389">
                <text:p>5.9838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7.586">
                <text:p>17.586</text:p>
              </table:table-cell>
              <table:table-cell office:value-type="float" office:value="32.83333">
                <text:p>32.83333</text:p>
              </table:table-cell>
              <table:table-cell office:value-type="float" office:value="32.9">
                <text:p>32.9</text:p>
              </table:table-cell>
              <table:table-cell office:value-type="float" office:value="6.317085">
                <text:p>6.317085</text:p>
              </table:table-cell>
              <table:table-cell office:value-type="float" office:value="6.005281">
                <text:p>6.0052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598">
                <text:p>17.598</text:p>
              </table:table-cell>
              <table:table-cell office:value-type="float" office:value="31.43333">
                <text:p>31.43333</text:p>
              </table:table-cell>
              <table:table-cell office:value-type="float" office:value="32.7">
                <text:p>32.7</text:p>
              </table:table-cell>
              <table:table-cell office:value-type="float" office:value="6.699456">
                <text:p>6.699456</text:p>
              </table:table-cell>
              <table:table-cell office:value-type="float" office:value="6.076606">
                <text:p>6.07660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7.611">
                <text:p>17.611</text:p>
              </table:table-cell>
              <table:table-cell office:value-type="float" office:value="32.66667">
                <text:p>32.66667</text:p>
              </table:table-cell>
              <table:table-cell office:value-type="float" office:value="32.36666">
                <text:p>32.36666</text:p>
              </table:table-cell>
              <table:table-cell office:value-type="float" office:value="6.377017">
                <text:p>6.377017</text:p>
              </table:table-cell>
              <table:table-cell office:value-type="float" office:value="6.200827">
                <text:p>6.2008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623">
                <text:p>17.623</text:p>
              </table:table-cell>
              <table:table-cell office:value-type="float" office:value="33.96667">
                <text:p>33.96667</text:p>
              </table:table-cell>
              <table:table-cell office:value-type="float" office:value="33.5">
                <text:p>33.5</text:p>
              </table:table-cell>
              <table:table-cell office:value-type="float" office:value="5.892895">
                <text:p>5.892895</text:p>
              </table:table-cell>
              <table:table-cell office:value-type="float" office:value="5.858714">
                <text:p>5.858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.635">
                <text:p>17.635</text:p>
              </table:table-cell>
              <table:table-cell office:value-type="float" office:value="32.73333">
                <text:p>32.73333</text:p>
              </table:table-cell>
              <table:table-cell office:value-type="float" office:value="33.7">
                <text:p>33.7</text:p>
              </table:table-cell>
              <table:table-cell office:value-type="float" office:value="6.200171">
                <text:p>6.200171</text:p>
              </table:table-cell>
              <table:table-cell office:value-type="float" office:value="5.727443">
                <text:p>5.7274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7.647">
                <text:p>17.647</text:p>
              </table:table-cell>
              <table:table-cell office:value-type="float" office:value="32.63334">
                <text:p>32.63334</text:p>
              </table:table-cell>
              <table:table-cell office:value-type="float" office:value="33.46667">
                <text:p>33.46667</text:p>
              </table:table-cell>
              <table:table-cell office:value-type="float" office:value="6.295922">
                <text:p>6.295922</text:p>
              </table:table-cell>
              <table:table-cell office:value-type="float" office:value="5.778981">
                <text:p>5.7789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7.659">
                <text:p>17.659</text:p>
              </table:table-cell>
              <table:table-cell office:value-type="float" office:value="33.76667">
                <text:p>33.76667</text:p>
              </table:table-cell>
              <table:table-cell office:value-type="float" office:value="33.63333">
                <text:p>33.63333</text:p>
              </table:table-cell>
              <table:table-cell office:value-type="float" office:value="5.948422">
                <text:p>5.948422</text:p>
              </table:table-cell>
              <table:table-cell office:value-type="float" office:value="5.736643">
                <text:p>5.7366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672">
                <text:p>17.672</text:p>
              </table:table-cell>
              <table:table-cell office:value-type="float" office:value="34.03333">
                <text:p>34.03333</text:p>
              </table:table-cell>
              <table:table-cell office:value-type="float" office:value="34.1">
                <text:p>34.1</text:p>
              </table:table-cell>
              <table:table-cell office:value-type="float" office:value="5.79464">
                <text:p>5.79464</text:p>
              </table:table-cell>
              <table:table-cell office:value-type="float" office:value="5.578026">
                <text:p>5.5780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684">
                <text:p>17.684</text:p>
              </table:table-cell>
              <table:table-cell office:value-type="float" office:value="32.93334">
                <text:p>32.93334</text:p>
              </table:table-cell>
              <table:table-cell office:value-type="float" office:value="33.56667">
                <text:p>33.56667</text:p>
              </table:table-cell>
              <table:table-cell office:value-type="float" office:value="6.123448">
                <text:p>6.123448</text:p>
              </table:table-cell>
              <table:table-cell office:value-type="float" office:value="5.721231">
                <text:p>5.7212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696">
                <text:p>17.696</text:p>
              </table:table-cell>
              <table:table-cell office:value-type="float" office:value="35.6">
                <text:p>35.6</text:p>
              </table:table-cell>
              <table:table-cell office:value-type="float" office:value="33.13334">
                <text:p>33.13334</text:p>
              </table:table-cell>
              <table:table-cell office:value-type="float" office:value="5.323802">
                <text:p>5.323802</text:p>
              </table:table-cell>
              <table:table-cell office:value-type="float" office:value="5.891615">
                <text:p>5.8916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708">
                <text:p>17.708</text:p>
              </table:table-cell>
              <table:table-cell office:value-type="float" office:value="31.06667">
                <text:p>31.06667</text:p>
              </table:table-cell>
              <table:table-cell office:value-type="float" office:value="33.8">
                <text:p>33.8</text:p>
              </table:table-cell>
              <table:table-cell office:value-type="float" office:value="6.639752">
                <text:p>6.639752</text:p>
              </table:table-cell>
              <table:table-cell office:value-type="float" office:value="5.709639">
                <text:p>5.70963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721">
                <text:p>17.721</text:p>
              </table:table-cell>
              <table:table-cell office:value-type="float" office:value="34.43333">
                <text:p>34.43333</text:p>
              </table:table-cell>
              <table:table-cell office:value-type="float" office:value="34.93334">
                <text:p>34.93334</text:p>
              </table:table-cell>
              <table:table-cell office:value-type="float" office:value="5.807906">
                <text:p>5.807906</text:p>
              </table:table-cell>
              <table:table-cell office:value-type="float" office:value="5.306164">
                <text:p>5.3061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738">
                <text:p>17.738</text:p>
              </table:table-cell>
              <table:table-cell office:value-type="float" office:value="33.26667">
                <text:p>33.26667</text:p>
              </table:table-cell>
              <table:table-cell office:value-type="float" office:value="34">
                <text:p>34</text:p>
              </table:table-cell>
              <table:table-cell office:value-type="float" office:value="6.022606">
                <text:p>6.022606</text:p>
              </table:table-cell>
              <table:table-cell office:value-type="float" office:value="5.530606">
                <text:p>5.53060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75">
                <text:p>17.75</text:p>
              </table:table-cell>
              <table:table-cell office:value-type="float" office:value="32.4">
                <text:p>32.4</text:p>
              </table:table-cell>
              <table:table-cell office:value-type="float" office:value="34.3">
                <text:p>34.3</text:p>
              </table:table-cell>
              <table:table-cell office:value-type="float" office:value="6.347836">
                <text:p>6.347836</text:p>
              </table:table-cell>
              <table:table-cell office:value-type="float" office:value="5.478807">
                <text:p>5.4788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7.761">
                <text:p>17.761</text:p>
              </table:table-cell>
              <table:table-cell office:value-type="float" office:value="34.53333">
                <text:p>34.53333</text:p>
              </table:table-cell>
              <table:table-cell office:value-type="float" office:value="34.53333">
                <text:p>34.53333</text:p>
              </table:table-cell>
              <table:table-cell office:value-type="float" office:value="5.719818">
                <text:p>5.719818</text:p>
              </table:table-cell>
              <table:table-cell office:value-type="float" office:value="5.393588">
                <text:p>5.3935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7.773">
                <text:p>17.773</text:p>
              </table:table-cell>
              <table:table-cell office:value-type="float" office:value="34.6">
                <text:p>34.6</text:p>
              </table:table-cell>
              <table:table-cell office:value-type="float" office:value="34.63334">
                <text:p>34.63334</text:p>
              </table:table-cell>
              <table:table-cell office:value-type="float" office:value="5.574516">
                <text:p>5.574516</text:p>
              </table:table-cell>
              <table:table-cell office:value-type="float" office:value="5.345059">
                <text:p>5.34505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7.785">
                <text:p>17.785</text:p>
              </table:table-cell>
              <table:table-cell office:value-type="float" office:value="34.4">
                <text:p>34.4</text:p>
              </table:table-cell>
              <table:table-cell office:value-type="float" office:value="33.46667">
                <text:p>33.46667</text:p>
              </table:table-cell>
              <table:table-cell office:value-type="float" office:value="5.61209">
                <text:p>5.61209</text:p>
              </table:table-cell>
              <table:table-cell office:value-type="float" office:value="5.715302">
                <text:p>5.71530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7.797">
                <text:p>17.797</text:p>
              </table:table-cell>
              <table:table-cell office:value-type="float" office:value="35.53333">
                <text:p>35.53333</text:p>
              </table:table-cell>
              <table:table-cell office:value-type="float" office:value="33.56667">
                <text:p>33.56667</text:p>
              </table:table-cell>
              <table:table-cell office:value-type="float" office:value="5.252604">
                <text:p>5.252604</text:p>
              </table:table-cell>
              <table:table-cell office:value-type="float" office:value="5.756677">
                <text:p>5.7566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.81">
                <text:p>17.81</text:p>
              </table:table-cell>
              <table:table-cell office:value-type="float" office:value="32.96667">
                <text:p>32.96667</text:p>
              </table:table-cell>
              <table:table-cell office:value-type="float" office:value="34.76667">
                <text:p>34.76667</text:p>
              </table:table-cell>
              <table:table-cell office:value-type="float" office:value="6.016495">
                <text:p>6.016495</text:p>
              </table:table-cell>
              <table:table-cell office:value-type="float" office:value="5.375152">
                <text:p>5.37515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.821">
                <text:p>17.821</text:p>
              </table:table-cell>
              <table:table-cell office:value-type="float" office:value="34.3">
                <text:p>34.3</text:p>
              </table:table-cell>
              <table:table-cell office:value-type="float" office:value="35.43334">
                <text:p>35.43334</text:p>
              </table:table-cell>
              <table:table-cell office:value-type="float" office:value="5.735507">
                <text:p>5.735507</text:p>
              </table:table-cell>
              <table:table-cell office:value-type="float" office:value="5.083399">
                <text:p>5.0833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7.832">
                <text:p>17.832</text:p>
              </table:table-cell>
              <table:table-cell office:value-type="float" office:value="35.3">
                <text:p>35.3</text:p>
              </table:table-cell>
              <table:table-cell office:value-type="float" office:value="33.9">
                <text:p>33.9</text:p>
              </table:table-cell>
              <table:table-cell office:value-type="float" office:value="5.355206">
                <text:p>5.355206</text:p>
              </table:table-cell>
              <table:table-cell office:value-type="float" office:value="5.524671">
                <text:p>5.52467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.844">
                <text:p>17.844</text:p>
              </table:table-cell>
              <table:table-cell office:value-type="float" office:value="34.23333">
                <text:p>34.23333</text:p>
              </table:table-cell>
              <table:table-cell office:value-type="float" office:value="33.33333">
                <text:p>33.33333</text:p>
              </table:table-cell>
              <table:table-cell office:value-type="float" office:value="5.627176">
                <text:p>5.627176</text:p>
              </table:table-cell>
              <table:table-cell office:value-type="float" office:value="5.796917">
                <text:p>5.79691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7.856">
                <text:p>17.856</text:p>
              </table:table-cell>
              <table:table-cell office:value-type="float" office:value="34.5">
                <text:p>34.5</text:p>
              </table:table-cell>
              <table:table-cell office:value-type="float" office:value="34.9">
                <text:p>34.9</text:p>
              </table:table-cell>
              <table:table-cell office:value-type="float" office:value="5.595236">
                <text:p>5.595236</text:p>
              </table:table-cell>
              <table:table-cell office:value-type="float" office:value="5.341928">
                <text:p>5.3419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.872">
                <text:p>17.872</text:p>
              </table:table-cell>
              <table:table-cell office:value-type="float" office:value="33.23334">
                <text:p>33.23334</text:p>
              </table:table-cell>
              <table:table-cell office:value-type="float" office:value="35.53333">
                <text:p>35.53333</text:p>
              </table:table-cell>
              <table:table-cell office:value-type="float" office:value="6.000881">
                <text:p>6.000881</text:p>
              </table:table-cell>
              <table:table-cell office:value-type="float" office:value="5.046216">
                <text:p>5.04621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7.883">
                <text:p>17.883</text:p>
              </table:table-cell>
              <table:table-cell office:value-type="float" office:value="35.66667">
                <text:p>35.6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29089">
                <text:p>5.29089</text:p>
              </table:table-cell>
              <table:table-cell office:value-type="float" office:value="5.475754">
                <text:p>5.4757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895">
                <text:p>17.895</text:p>
              </table:table-cell>
              <table:table-cell office:value-type="float" office:value="34.16667">
                <text:p>34.16667</text:p>
              </table:table-cell>
              <table:table-cell office:value-type="float" office:value="34.13334">
                <text:p>34.13334</text:p>
              </table:table-cell>
              <table:table-cell office:value-type="float" office:value="5.637876">
                <text:p>5.637876</text:p>
              </table:table-cell>
              <table:table-cell office:value-type="float" office:value="5.528994">
                <text:p>5.52899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7.907">
                <text:p>17.907</text:p>
              </table:table-cell>
              <table:table-cell office:value-type="float" office:value="35.06667">
                <text:p>35.06667</text:p>
              </table:table-cell>
              <table:table-cell office:value-type="float" office:value="35.16667">
                <text:p>35.16667</text:p>
              </table:table-cell>
              <table:table-cell office:value-type="float" office:value="5.414936">
                <text:p>5.414936</text:p>
              </table:table-cell>
              <table:table-cell office:value-type="float" office:value="5.203948">
                <text:p>5.20394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7.919">
                <text:p>17.919</text:p>
              </table:table-cell>
              <table:table-cell office:value-type="float" office:value="32.7">
                <text:p>32.7</text:p>
              </table:table-cell>
              <table:table-cell office:value-type="float" office:value="35.06667">
                <text:p>35.06667</text:p>
              </table:table-cell>
              <table:table-cell office:value-type="float" office:value="6.140074">
                <text:p>6.140074</text:p>
              </table:table-cell>
              <table:table-cell office:value-type="float" office:value="5.172353">
                <text:p>5.17235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7.931">
                <text:p>17.931</text:p>
              </table:table-cell>
              <table:table-cell office:value-type="float" office:value="35.63334">
                <text:p>35.63334</text:p>
              </table:table-cell>
              <table:table-cell office:value-type="float" office:value="34.6">
                <text:p>34.6</text:p>
              </table:table-cell>
              <table:table-cell office:value-type="float" office:value="5.330859">
                <text:p>5.330859</text:p>
              </table:table-cell>
              <table:table-cell office:value-type="float" office:value="5.31829">
                <text:p>5.318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7.946">
                <text:p>17.946</text:p>
              </table:table-cell>
              <table:table-cell office:value-type="float" office:value="36.2">
                <text:p>36.2</text:p>
              </table:table-cell>
              <table:table-cell office:value-type="float" office:value="35.43334">
                <text:p>35.43334</text:p>
              </table:table-cell>
              <table:table-cell office:value-type="float" office:value="4.986486">
                <text:p>4.986486</text:p>
              </table:table-cell>
              <table:table-cell office:value-type="float" office:value="5.076874">
                <text:p>5.0768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7.957">
                <text:p>17.957</text:p>
              </table:table-cell>
              <table:table-cell office:value-type="float" office:value="37.2">
                <text:p>37.2</text:p>
              </table:table-cell>
              <table:table-cell office:value-type="float" office:value="35">
                <text:p>35</text:p>
              </table:table-cell>
              <table:table-cell office:value-type="float" office:value="4.594399">
                <text:p>4.594399</text:p>
              </table:table-cell>
              <table:table-cell office:value-type="float" office:value="5.170188">
                <text:p>5.1701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7.969">
                <text:p>17.969</text:p>
              </table:table-cell>
              <table:table-cell office:value-type="float" office:value="34.36666">
                <text:p>34.36666</text:p>
              </table:table-cell>
              <table:table-cell office:value-type="float" office:value="34.26667">
                <text:p>34.26667</text:p>
              </table:table-cell>
              <table:table-cell office:value-type="float" office:value="5.438529">
                <text:p>5.438529</text:p>
              </table:table-cell>
              <table:table-cell office:value-type="float" office:value="5.427361">
                <text:p>5.4273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7.981">
                <text:p>17.981</text:p>
              </table:table-cell>
              <table:table-cell office:value-type="float" office:value="34.66667">
                <text:p>34.66667</text:p>
              </table:table-cell>
              <table:table-cell office:value-type="float" office:value="33.93333">
                <text:p>33.93333</text:p>
              </table:table-cell>
              <table:table-cell office:value-type="float" office:value="5.509045">
                <text:p>5.509045</text:p>
              </table:table-cell>
              <table:table-cell office:value-type="float" office:value="5.586702">
                <text:p>5.5867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7.993">
                <text:p>17.993</text:p>
              </table:table-cell>
              <table:table-cell office:value-type="float" office:value="34.93334">
                <text:p>34.93334</text:p>
              </table:table-cell>
              <table:table-cell office:value-type="float" office:value="34.93334">
                <text:p>34.93334</text:p>
              </table:table-cell>
              <table:table-cell office:value-type="float" office:value="5.436132">
                <text:p>5.436132</text:p>
              </table:table-cell>
              <table:table-cell office:value-type="float" office:value="5.293168">
                <text:p>5.2931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8.006">
                <text:p>18.006</text:p>
              </table:table-cell>
              <table:table-cell office:value-type="float" office:value="34.43333">
                <text:p>34.43333</text:p>
              </table:table-cell>
              <table:table-cell office:value-type="float" office:value="35.93333">
                <text:p>35.93333</text:p>
              </table:table-cell>
              <table:table-cell office:value-type="float" office:value="5.58393">
                <text:p>5.58393</text:p>
              </table:table-cell>
              <table:table-cell office:value-type="float" office:value="4.910063">
                <text:p>4.9100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8.017">
                <text:p>18.017</text:p>
              </table:table-cell>
              <table:table-cell office:value-type="float" office:value="33.1">
                <text:p>33.1</text:p>
              </table:table-cell>
              <table:table-cell office:value-type="float" office:value="35.13334">
                <text:p>35.13334</text:p>
              </table:table-cell>
              <table:table-cell office:value-type="float" office:value="6.046213">
                <text:p>6.046213</text:p>
              </table:table-cell>
              <table:table-cell office:value-type="float" office:value="5.094554">
                <text:p>5.0945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8.029">
                <text:p>18.029</text:p>
              </table:table-cell>
              <table:table-cell office:value-type="float" office:value="36">
                <text:p>36</text:p>
              </table:table-cell>
              <table:table-cell office:value-type="float" office:value="34.56667">
                <text:p>34.56667</text:p>
              </table:table-cell>
              <table:table-cell office:value-type="float" office:value="5.192185">
                <text:p>5.192185</text:p>
              </table:table-cell>
              <table:table-cell office:value-type="float" office:value="5.319044">
                <text:p>5.31904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8.04">
                <text:p>18.04</text:p>
              </table:table-cell>
              <table:table-cell office:value-type="float" office:value="34.2">
                <text:p>34.2</text:p>
              </table:table-cell>
              <table:table-cell office:value-type="float" office:value="35.7">
                <text:p>35.7</text:p>
              </table:table-cell>
              <table:table-cell office:value-type="float" office:value="5.610976">
                <text:p>5.610976</text:p>
              </table:table-cell>
              <table:table-cell office:value-type="float" office:value="4.991665">
                <text:p>4.9916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8.051">
                <text:p>18.051</text:p>
              </table:table-cell>
              <table:table-cell office:value-type="float" office:value="35.73334">
                <text:p>35.73334</text:p>
              </table:table-cell>
              <table:table-cell office:value-type="float" office:value="35.33333">
                <text:p>35.33333</text:p>
              </table:table-cell>
              <table:table-cell office:value-type="float" office:value="5.196007">
                <text:p>5.196007</text:p>
              </table:table-cell>
              <table:table-cell office:value-type="float" office:value="5.046209">
                <text:p>5.04620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8.062">
                <text:p>18.062</text:p>
              </table:table-cell>
              <table:table-cell office:value-type="float" office:value="34.66667">
                <text:p>34.66667</text:p>
              </table:table-cell>
              <table:table-cell office:value-type="float" office:value="35.66667">
                <text:p>35.66667</text:p>
              </table:table-cell>
              <table:table-cell office:value-type="float" office:value="5.460404">
                <text:p>5.460404</text:p>
              </table:table-cell>
              <table:table-cell office:value-type="float" office:value="4.949184">
                <text:p>4.9491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8.073">
                <text:p>18.073</text:p>
              </table:table-cell>
              <table:table-cell office:value-type="float" office:value="35.4">
                <text:p>35.4</text:p>
              </table:table-cell>
              <table:table-cell office:value-type="float" office:value="34.96667">
                <text:p>34.96667</text:p>
              </table:table-cell>
              <table:table-cell office:value-type="float" office:value="5.274792">
                <text:p>5.274792</text:p>
              </table:table-cell>
              <table:table-cell office:value-type="float" office:value="5.157731">
                <text:p>5.15773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8.084">
                <text:p>18.084</text:p>
              </table:table-cell>
              <table:table-cell office:value-type="float" office:value="32.73333">
                <text:p>32.73333</text:p>
              </table:table-cell>
              <table:table-cell office:value-type="float" office:value="36.33333">
                <text:p>36.33333</text:p>
              </table:table-cell>
              <table:table-cell office:value-type="float" office:value="6.093708">
                <text:p>6.093708</text:p>
              </table:table-cell>
              <table:table-cell office:value-type="float" office:value="4.769393">
                <text:p>4.7693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8.095">
                <text:p>18.095</text:p>
              </table:table-cell>
              <table:table-cell office:value-type="float" office:value="36.06667">
                <text:p>36.06667</text:p>
              </table:table-cell>
              <table:table-cell office:value-type="float" office:value="34.66667">
                <text:p>34.66667</text:p>
              </table:table-cell>
              <table:table-cell office:value-type="float" office:value="5.185223">
                <text:p>5.185223</text:p>
              </table:table-cell>
              <table:table-cell office:value-type="float" office:value="5.217633">
                <text:p>5.2176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8.107">
                <text:p>18.107</text:p>
              </table:table-cell>
              <table:table-cell office:value-type="float" office:value="35">
                <text:p>35</text:p>
              </table:table-cell>
              <table:table-cell office:value-type="float" office:value="35.46667">
                <text:p>35.46667</text:p>
              </table:table-cell>
              <table:table-cell office:value-type="float" office:value="5.350938">
                <text:p>5.350938</text:p>
              </table:table-cell>
              <table:table-cell office:value-type="float" office:value="5.047385">
                <text:p>5.0473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.118">
                <text:p>18.118</text:p>
              </table:table-cell>
              <table:table-cell office:value-type="float" office:value="33.26667">
                <text:p>33.26667</text:p>
              </table:table-cell>
              <table:table-cell office:value-type="float" office:value="35.46667">
                <text:p>35.46667</text:p>
              </table:table-cell>
              <table:table-cell office:value-type="float" office:value="5.946949">
                <text:p>5.946949</text:p>
              </table:table-cell>
              <table:table-cell office:value-type="float" office:value="5.01402">
                <text:p>5.014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.129">
                <text:p>18.129</text:p>
              </table:table-cell>
              <table:table-cell office:value-type="float" office:value="34.4">
                <text:p>34.4</text:p>
              </table:table-cell>
              <table:table-cell office:value-type="float" office:value="36.36667">
                <text:p>36.36667</text:p>
              </table:table-cell>
              <table:table-cell office:value-type="float" office:value="5.690478">
                <text:p>5.690478</text:p>
              </table:table-cell>
              <table:table-cell office:value-type="float" office:value="4.72669">
                <text:p>4.726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8.14">
                <text:p>18.14</text:p>
              </table:table-cell>
              <table:table-cell office:value-type="float" office:value="34.5">
                <text:p>34.5</text:p>
              </table:table-cell>
              <table:table-cell office:value-type="float" office:value="35.13334">
                <text:p>35.13334</text:p>
              </table:table-cell>
              <table:table-cell office:value-type="float" office:value="5.613299">
                <text:p>5.613299</text:p>
              </table:table-cell>
              <table:table-cell office:value-type="float" office:value="5.057913">
                <text:p>5.0579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8.151">
                <text:p>18.151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35076">
                <text:p>5.435076</text:p>
              </table:table-cell>
              <table:table-cell office:value-type="float" office:value="5.167804">
                <text:p>5.1678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8.162">
                <text:p>18.162</text:p>
              </table:table-cell>
              <table:table-cell office:value-type="float" office:value="32.96667">
                <text:p>32.96667</text:p>
              </table:table-cell>
              <table:table-cell office:value-type="float" office:value="35.4">
                <text:p>35.4</text:p>
              </table:table-cell>
              <table:table-cell office:value-type="float" office:value="6.060189">
                <text:p>6.060189</text:p>
              </table:table-cell>
              <table:table-cell office:value-type="float" office:value="5.059973">
                <text:p>5.05997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8.173">
                <text:p>18.173</text:p>
              </table:table-cell>
              <table:table-cell office:value-type="float" office:value="35">
                <text:p>35</text:p>
              </table:table-cell>
              <table:table-cell office:value-type="float" office:value="34.66667">
                <text:p>34.66667</text:p>
              </table:table-cell>
              <table:table-cell office:value-type="float" office:value="5.523099">
                <text:p>5.523099</text:p>
              </table:table-cell>
              <table:table-cell office:value-type="float" office:value="5.277093">
                <text:p>5.2770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8.184">
                <text:p>18.184</text:p>
              </table:table-cell>
              <table:table-cell office:value-type="float" office:value="35.6">
                <text:p>35.6</text:p>
              </table:table-cell>
              <table:table-cell office:value-type="float" office:value="35.2">
                <text:p>35.2</text:p>
              </table:table-cell>
              <table:table-cell office:value-type="float" office:value="5.221357">
                <text:p>5.221357</text:p>
              </table:table-cell>
              <table:table-cell office:value-type="float" office:value="5.14697">
                <text:p>5.1469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.196">
                <text:p>18.196</text:p>
              </table:table-cell>
              <table:table-cell office:value-type="float" office:value="36.43333">
                <text:p>36.43333</text:p>
              </table:table-cell>
              <table:table-cell office:value-type="float" office:value="36">
                <text:p>36</text:p>
              </table:table-cell>
              <table:table-cell office:value-type="float" office:value="4.891245">
                <text:p>4.891245</text:p>
              </table:table-cell>
              <table:table-cell office:value-type="float" office:value="4.861281">
                <text:p>4.8612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.209">
                <text:p>18.209</text:p>
              </table:table-cell>
              <table:table-cell office:value-type="float" office:value="34.13334">
                <text:p>34.13334</text:p>
              </table:table-cell>
              <table:table-cell office:value-type="float" office:value="34.06667">
                <text:p>34.06667</text:p>
              </table:table-cell>
              <table:table-cell office:value-type="float" office:value="5.573857">
                <text:p>5.573857</text:p>
              </table:table-cell>
              <table:table-cell office:value-type="float" office:value="5.433074">
                <text:p>5.43307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.22">
                <text:p>18.22</text:p>
              </table:table-cell>
              <table:table-cell office:value-type="float" office:value="35.96667">
                <text:p>35.96667</text:p>
              </table:table-cell>
              <table:table-cell office:value-type="float" office:value="35.96667">
                <text:p>35.96667</text:p>
              </table:table-cell>
              <table:table-cell office:value-type="float" office:value="5.113902">
                <text:p>5.113902</text:p>
              </table:table-cell>
              <table:table-cell office:value-type="float" office:value="4.929165">
                <text:p>4.9291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.232">
                <text:p>18.232</text:p>
              </table:table-cell>
              <table:table-cell office:value-type="float" office:value="35.3">
                <text:p>35.3</text:p>
              </table:table-cell>
              <table:table-cell office:value-type="float" office:value="37.1">
                <text:p>37.1</text:p>
              </table:table-cell>
              <table:table-cell office:value-type="float" office:value="5.239373">
                <text:p>5.239373</text:p>
              </table:table-cell>
              <table:table-cell office:value-type="float" office:value="4.461016">
                <text:p>4.4610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.244">
                <text:p>18.244</text:p>
              </table:table-cell>
              <table:table-cell office:value-type="float" office:value="34.96667">
                <text:p>34.96667</text:p>
              </table:table-cell>
              <table:table-cell office:value-type="float" office:value="35.06667">
                <text:p>35.06667</text:p>
              </table:table-cell>
              <table:table-cell office:value-type="float" office:value="5.372838">
                <text:p>5.372838</text:p>
              </table:table-cell>
              <table:table-cell office:value-type="float" office:value="5.029486">
                <text:p>5.02948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.256">
                <text:p>18.256</text:p>
              </table:table-cell>
              <table:table-cell office:value-type="float" office:value="32.83333">
                <text:p>32.83333</text:p>
              </table:table-cell>
              <table:table-cell office:value-type="float" office:value="34.76667">
                <text:p>34.76667</text:p>
              </table:table-cell>
              <table:table-cell office:value-type="float" office:value="6.092376">
                <text:p>6.092376</text:p>
              </table:table-cell>
              <table:table-cell office:value-type="float" office:value="5.240026">
                <text:p>5.2400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.272">
                <text:p>18.272</text:p>
              </table:table-cell>
              <table:table-cell office:value-type="float" office:value="35.93333">
                <text:p>35.93333</text:p>
              </table:table-cell>
              <table:table-cell office:value-type="float" office:value="36.03333">
                <text:p>36.03333</text:p>
              </table:table-cell>
              <table:table-cell office:value-type="float" office:value="5.22723">
                <text:p>5.22723</text:p>
              </table:table-cell>
              <table:table-cell office:value-type="float" office:value="4.869874">
                <text:p>4.86987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.283">
                <text:p>18.283</text:p>
              </table:table-cell>
              <table:table-cell office:value-type="float" office:value="33.93333">
                <text:p>33.93333</text:p>
              </table:table-cell>
              <table:table-cell office:value-type="float" office:value="35.86667">
                <text:p>35.86667</text:p>
              </table:table-cell>
              <table:table-cell office:value-type="float" office:value="5.705123">
                <text:p>5.705123</text:p>
              </table:table-cell>
              <table:table-cell office:value-type="float" office:value="4.850447">
                <text:p>4.8504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.295">
                <text:p>18.295</text:p>
              </table:table-cell>
              <table:table-cell office:value-type="float" office:value="35.53333">
                <text:p>35.53333</text:p>
              </table:table-cell>
              <table:table-cell office:value-type="float" office:value="34.96667">
                <text:p>34.96667</text:p>
              </table:table-cell>
              <table:table-cell office:value-type="float" office:value="5.280118">
                <text:p>5.280118</text:p>
              </table:table-cell>
              <table:table-cell office:value-type="float" office:value="5.139099">
                <text:p>5.1390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.307">
                <text:p>18.307</text:p>
              </table:table-cell>
              <table:table-cell office:value-type="float" office:value="35.06667">
                <text:p>35.06667</text:p>
              </table:table-cell>
              <table:table-cell office:value-type="float" office:value="34.8">
                <text:p>34.8</text:p>
              </table:table-cell>
              <table:table-cell office:value-type="float" office:value="5.347498">
                <text:p>5.347498</text:p>
              </table:table-cell>
              <table:table-cell office:value-type="float" office:value="5.25029">
                <text:p>5.2502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.319">
                <text:p>18.319</text:p>
              </table:table-cell>
              <table:table-cell office:value-type="float" office:value="33.96667">
                <text:p>33.96667</text:p>
              </table:table-cell>
              <table:table-cell office:value-type="float" office:value="36">
                <text:p>36</text:p>
              </table:table-cell>
              <table:table-cell office:value-type="float" office:value="5.718534">
                <text:p>5.718534</text:p>
              </table:table-cell>
              <table:table-cell office:value-type="float" office:value="4.881989">
                <text:p>4.88198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.331">
                <text:p>18.331</text:p>
              </table:table-cell>
              <table:table-cell office:value-type="float" office:value="33.13334">
                <text:p>33.13334</text:p>
              </table:table-cell>
              <table:table-cell office:value-type="float" office:value="34.7">
                <text:p>34.7</text:p>
              </table:table-cell>
              <table:table-cell office:value-type="float" office:value="6.062725">
                <text:p>6.062725</text:p>
              </table:table-cell>
              <table:table-cell office:value-type="float" office:value="5.231122">
                <text:p>5.23112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.346">
                <text:p>18.346</text:p>
              </table:table-cell>
              <table:table-cell office:value-type="float" office:value="34.36666">
                <text:p>34.36666</text:p>
              </table:table-cell>
              <table:table-cell office:value-type="float" office:value="35.03333">
                <text:p>35.03333</text:p>
              </table:table-cell>
              <table:table-cell office:value-type="float" office:value="5.729682">
                <text:p>5.729682</text:p>
              </table:table-cell>
              <table:table-cell office:value-type="float" office:value="5.191874">
                <text:p>5.1918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.357">
                <text:p>18.357</text:p>
              </table:table-cell>
              <table:table-cell office:value-type="float" office:value="34.16667">
                <text:p>34.16667</text:p>
              </table:table-cell>
              <table:table-cell office:value-type="float" office:value="34.9">
                <text:p>34.9</text:p>
              </table:table-cell>
              <table:table-cell office:value-type="float" office:value="5.728248">
                <text:p>5.728248</text:p>
              </table:table-cell>
              <table:table-cell office:value-type="float" office:value="5.227012">
                <text:p>5.2270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.369">
                <text:p>18.369</text:p>
              </table:table-cell>
              <table:table-cell office:value-type="float" office:value="34.36666">
                <text:p>34.36666</text:p>
              </table:table-cell>
              <table:table-cell office:value-type="float" office:value="35.8">
                <text:p>35.8</text:p>
              </table:table-cell>
              <table:table-cell office:value-type="float" office:value="5.663032">
                <text:p>5.663032</text:p>
              </table:table-cell>
              <table:table-cell office:value-type="float" office:value="4.941273">
                <text:p>4.9412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8.381">
                <text:p>18.381</text:p>
              </table:table-cell>
              <table:table-cell office:value-type="float" office:value="35.43334">
                <text:p>35.43334</text:p>
              </table:table-cell>
              <table:table-cell office:value-type="float" office:value="36.13333">
                <text:p>36.13333</text:p>
              </table:table-cell>
              <table:table-cell office:value-type="float" office:value="5.303716">
                <text:p>5.303716</text:p>
              </table:table-cell>
              <table:table-cell office:value-type="float" office:value="4.776274">
                <text:p>4.77627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8.393">
                <text:p>18.393</text:p>
              </table:table-cell>
              <table:table-cell office:value-type="float" office:value="33.7">
                <text:p>33.7</text:p>
              </table:table-cell>
              <table:table-cell office:value-type="float" office:value="34.13334">
                <text:p>34.13334</text:p>
              </table:table-cell>
              <table:table-cell office:value-type="float" office:value="5.796113">
                <text:p>5.796113</text:p>
              </table:table-cell>
              <table:table-cell office:value-type="float" office:value="5.393595">
                <text:p>5.3935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8.406">
                <text:p>18.406</text:p>
              </table:table-cell>
              <table:table-cell office:value-type="float" office:value="36.4">
                <text:p>36.4</text:p>
              </table:table-cell>
              <table:table-cell office:value-type="float" office:value="35.16667">
                <text:p>35.16667</text:p>
              </table:table-cell>
              <table:table-cell office:value-type="float" office:value="5.016874">
                <text:p>5.016874</text:p>
              </table:table-cell>
              <table:table-cell office:value-type="float" office:value="5.180078">
                <text:p>5.18007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.417">
                <text:p>18.417</text:p>
              </table:table-cell>
              <table:table-cell office:value-type="float" office:value="34.96667">
                <text:p>34.96667</text:p>
              </table:table-cell>
              <table:table-cell office:value-type="float" office:value="35.8">
                <text:p>35.8</text:p>
              </table:table-cell>
              <table:table-cell office:value-type="float" office:value="5.328563">
                <text:p>5.328563</text:p>
              </table:table-cell>
              <table:table-cell office:value-type="float" office:value="4.931512">
                <text:p>4.9315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429">
                <text:p>18.429</text:p>
              </table:table-cell>
              <table:table-cell office:value-type="float" office:value="37.1">
                <text:p>37.1</text:p>
              </table:table-cell>
              <table:table-cell office:value-type="float" office:value="36.16667">
                <text:p>36.16667</text:p>
              </table:table-cell>
              <table:table-cell office:value-type="float" office:value="4.698041">
                <text:p>4.698041</text:p>
              </table:table-cell>
              <table:table-cell office:value-type="float" office:value="4.763094">
                <text:p>4.7630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441">
                <text:p>18.441</text:p>
              </table:table-cell>
              <table:table-cell office:value-type="float" office:value="35.63334">
                <text:p>35.63334</text:p>
              </table:table-cell>
              <table:table-cell office:value-type="float" office:value="34.96667">
                <text:p>34.96667</text:p>
              </table:table-cell>
              <table:table-cell office:value-type="float" office:value="5.050344">
                <text:p>5.050344</text:p>
              </table:table-cell>
              <table:table-cell office:value-type="float" office:value="5.119837">
                <text:p>5.11983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453">
                <text:p>18.453</text:p>
              </table:table-cell>
              <table:table-cell office:value-type="float" office:value="33.83333">
                <text:p>33.83333</text:p>
              </table:table-cell>
              <table:table-cell office:value-type="float" office:value="34.66667">
                <text:p>34.66667</text:p>
              </table:table-cell>
              <table:table-cell office:value-type="float" office:value="5.705759">
                <text:p>5.705759</text:p>
              </table:table-cell>
              <table:table-cell office:value-type="float" office:value="5.288033">
                <text:p>5.28803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465">
                <text:p>18.465</text:p>
              </table:table-cell>
              <table:table-cell office:value-type="float" office:value="34.6">
                <text:p>34.6</text:p>
              </table:table-cell>
              <table:table-cell office:value-type="float" office:value="35.76667">
                <text:p>35.76667</text:p>
              </table:table-cell>
              <table:table-cell office:value-type="float" office:value="5.586383">
                <text:p>5.586383</text:p>
              </table:table-cell>
              <table:table-cell office:value-type="float" office:value="4.96357">
                <text:p>4.963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479">
                <text:p>18.479</text:p>
              </table:table-cell>
              <table:table-cell office:value-type="float" office:value="36.16667">
                <text:p>36.16667</text:p>
              </table:table-cell>
              <table:table-cell office:value-type="float" office:value="35.1">
                <text:p>35.1</text:p>
              </table:table-cell>
              <table:table-cell office:value-type="float" office:value="5.05314">
                <text:p>5.05314</text:p>
              </table:table-cell>
              <table:table-cell office:value-type="float" office:value="5.1156">
                <text:p>5.115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491">
                <text:p>18.491</text:p>
              </table:table-cell>
              <table:table-cell office:value-type="float" office:value="35.86667">
                <text:p>35.86667</text:p>
              </table:table-cell>
              <table:table-cell office:value-type="float" office:value="34.93334">
                <text:p>34.93334</text:p>
              </table:table-cell>
              <table:table-cell office:value-type="float" office:value="5.044956">
                <text:p>5.044956</text:p>
              </table:table-cell>
              <table:table-cell office:value-type="float" office:value="5.199815">
                <text:p>5.1998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503">
                <text:p>18.503</text:p>
              </table:table-cell>
              <table:table-cell office:value-type="float" office:value="36.46667">
                <text:p>36.46667</text:p>
              </table:table-cell>
              <table:table-cell office:value-type="float" office:value="35">
                <text:p>35</text:p>
              </table:table-cell>
              <table:table-cell office:value-type="float" office:value="4.848852">
                <text:p>4.848852</text:p>
              </table:table-cell>
              <table:table-cell office:value-type="float" office:value="5.194587">
                <text:p>5.19458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515">
                <text:p>18.515</text:p>
              </table:table-cell>
              <table:table-cell office:value-type="float" office:value="35.6">
                <text:p>35.6</text:p>
              </table:table-cell>
              <table:table-cell office:value-type="float" office:value="35.33333">
                <text:p>35.33333</text:p>
              </table:table-cell>
              <table:table-cell office:value-type="float" office:value="5.091984">
                <text:p>5.091984</text:p>
              </table:table-cell>
              <table:table-cell office:value-type="float" office:value="5.084978">
                <text:p>5.0849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527">
                <text:p>18.527</text:p>
              </table:table-cell>
              <table:table-cell office:value-type="float" office:value="36.1">
                <text:p>36.1</text:p>
              </table:table-cell>
              <table:table-cell office:value-type="float" office:value="36.46667">
                <text:p>36.46667</text:p>
              </table:table-cell>
              <table:table-cell office:value-type="float" office:value="4.977978">
                <text:p>4.977978</text:p>
              </table:table-cell>
              <table:table-cell office:value-type="float" office:value="4.694913">
                <text:p>4.6949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54">
                <text:p>18.54</text:p>
              </table:table-cell>
              <table:table-cell office:value-type="float" office:value="33.6">
                <text:p>33.6</text:p>
              </table:table-cell>
              <table:table-cell office:value-type="float" office:value="35.16667">
                <text:p>35.16667</text:p>
              </table:table-cell>
              <table:table-cell office:value-type="float" office:value="5.767582">
                <text:p>5.767582</text:p>
              </table:table-cell>
              <table:table-cell office:value-type="float" office:value="5.040186">
                <text:p>5.04018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551">
                <text:p>18.551</text:p>
              </table:table-cell>
              <table:table-cell office:value-type="float" office:value="34.7">
                <text:p>34.7</text:p>
              </table:table-cell>
              <table:table-cell office:value-type="float" office:value="34.93334">
                <text:p>34.93334</text:p>
              </table:table-cell>
              <table:table-cell office:value-type="float" office:value="5.566171">
                <text:p>5.566171</text:p>
              </table:table-cell>
              <table:table-cell office:value-type="float" office:value="5.184623">
                <text:p>5.18462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563">
                <text:p>18.563</text:p>
              </table:table-cell>
              <table:table-cell office:value-type="float" office:value="35.63334">
                <text:p>35.63334</text:p>
              </table:table-cell>
              <table:table-cell office:value-type="float" office:value="35.83333">
                <text:p>35.83333</text:p>
              </table:table-cell>
              <table:table-cell office:value-type="float" office:value="5.222106">
                <text:p>5.222106</text:p>
              </table:table-cell>
              <table:table-cell office:value-type="float" office:value="4.920575">
                <text:p>4.9205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575">
                <text:p>18.575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034507">
                <text:p>5.034507</text:p>
              </table:table-cell>
              <table:table-cell office:value-type="float" office:value="4.813924">
                <text:p>4.8139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587">
                <text:p>18.587</text:p>
              </table:table-cell>
              <table:table-cell office:value-type="float" office:value="35.4">
                <text:p>35.4</text:p>
              </table:table-cell>
              <table:table-cell office:value-type="float" office:value="35.03333">
                <text:p>35.03333</text:p>
              </table:table-cell>
              <table:table-cell office:value-type="float" office:value="5.192433">
                <text:p>5.192433</text:p>
              </table:table-cell>
              <table:table-cell office:value-type="float" office:value="5.106958">
                <text:p>5.1069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602">
                <text:p>18.602</text:p>
              </table:table-cell>
              <table:table-cell office:value-type="float" office:value="34.73333">
                <text:p>34.73333</text:p>
              </table:table-cell>
              <table:table-cell office:value-type="float" office:value="35.93333">
                <text:p>35.93333</text:p>
              </table:table-cell>
              <table:table-cell office:value-type="float" office:value="5.440451">
                <text:p>5.440451</text:p>
              </table:table-cell>
              <table:table-cell office:value-type="float" office:value="4.872555">
                <text:p>4.8725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617">
                <text:p>18.617</text:p>
              </table:table-cell>
              <table:table-cell office:value-type="float" office:value="35.3">
                <text:p>35.3</text:p>
              </table:table-cell>
              <table:table-cell office:value-type="float" office:value="36.53333">
                <text:p>36.53333</text:p>
              </table:table-cell>
              <table:table-cell office:value-type="float" office:value="5.305255">
                <text:p>5.305255</text:p>
              </table:table-cell>
              <table:table-cell office:value-type="float" office:value="4.630984">
                <text:p>4.6309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628">
                <text:p>18.628</text:p>
              </table:table-cell>
              <table:table-cell office:value-type="float" office:value="36.03333">
                <text:p>36.03333</text:p>
              </table:table-cell>
              <table:table-cell office:value-type="float" office:value="35.3">
                <text:p>35.3</text:p>
              </table:table-cell>
              <table:table-cell office:value-type="float" office:value="5.039895">
                <text:p>5.039895</text:p>
              </table:table-cell>
              <table:table-cell office:value-type="float" office:value="4.983961">
                <text:p>4.9839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643">
                <text:p>18.643</text:p>
              </table:table-cell>
              <table:table-cell office:value-type="float" office:value="36.56667">
                <text:p>36.56667</text:p>
              </table:table-cell>
              <table:table-cell office:value-type="float" office:value="35.23333">
                <text:p>35.23333</text:p>
              </table:table-cell>
              <table:table-cell office:value-type="float" office:value="4.814066">
                <text:p>4.814066</text:p>
              </table:table-cell>
              <table:table-cell office:value-type="float" office:value="5.075569">
                <text:p>5.0755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655">
                <text:p>18.655</text:p>
              </table:table-cell>
              <table:table-cell office:value-type="float" office:value="36.43333">
                <text:p>36.43333</text:p>
              </table:table-cell>
              <table:table-cell office:value-type="float" office:value="37.06667">
                <text:p>37.06667</text:p>
              </table:table-cell>
              <table:table-cell office:value-type="float" office:value="4.81298">
                <text:p>4.81298</text:p>
              </table:table-cell>
              <table:table-cell office:value-type="float" office:value="4.497683">
                <text:p>4.49768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67">
                <text:p>18.67</text:p>
              </table:table-cell>
              <table:table-cell office:value-type="float" office:value="35.03333">
                <text:p>35.03333</text:p>
              </table:table-cell>
              <table:table-cell office:value-type="float" office:value="34.56667">
                <text:p>34.56667</text:p>
              </table:table-cell>
              <table:table-cell office:value-type="float" office:value="5.269924">
                <text:p>5.269924</text:p>
              </table:table-cell>
              <table:table-cell office:value-type="float" office:value="5.191566">
                <text:p>5.19156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83">
                <text:p>18.683</text:p>
              </table:table-cell>
              <table:table-cell office:value-type="float" office:value="34.03333">
                <text:p>34.03333</text:p>
              </table:table-cell>
              <table:table-cell office:value-type="float" office:value="34.06667">
                <text:p>34.06667</text:p>
              </table:table-cell>
              <table:table-cell office:value-type="float" office:value="5.682959">
                <text:p>5.682959</text:p>
              </table:table-cell>
              <table:table-cell office:value-type="float" office:value="5.495746">
                <text:p>5.4957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94">
                <text:p>18.694</text:p>
              </table:table-cell>
              <table:table-cell office:value-type="float" office:value="34.56667">
                <text:p>34.56667</text:p>
              </table:table-cell>
              <table:table-cell office:value-type="float" office:value="34.9">
                <text:p>34.9</text:p>
              </table:table-cell>
              <table:table-cell office:value-type="float" office:value="5.59081">
                <text:p>5.59081</text:p>
              </table:table-cell>
              <table:table-cell office:value-type="float" office:value="5.284164">
                <text:p>5.28416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705">
                <text:p>18.705</text:p>
              </table:table-cell>
              <table:table-cell office:value-type="float" office:value="36.16667">
                <text:p>36.16667</text:p>
              </table:table-cell>
              <table:table-cell office:value-type="float" office:value="37.16667">
                <text:p>37.16667</text:p>
              </table:table-cell>
              <table:table-cell office:value-type="float" office:value="5.051896">
                <text:p>5.051896</text:p>
              </table:table-cell>
              <table:table-cell office:value-type="float" office:value="4.504861">
                <text:p>4.5048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16">
                <text:p>18.716</text:p>
              </table:table-cell>
              <table:table-cell office:value-type="float" office:value="34.76667">
                <text:p>34.76667</text:p>
              </table:table-cell>
              <table:table-cell office:value-type="float" office:value="35.16667">
                <text:p>35.16667</text:p>
              </table:table-cell>
              <table:table-cell office:value-type="float" office:value="5.396328">
                <text:p>5.396328</text:p>
              </table:table-cell>
              <table:table-cell office:value-type="float" office:value="4.999495">
                <text:p>4.9994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27">
                <text:p>18.727</text:p>
              </table:table-cell>
              <table:table-cell office:value-type="float" office:value="35.73334">
                <text:p>35.73334</text:p>
              </table:table-cell>
              <table:table-cell office:value-type="float" office:value="34.03333">
                <text:p>34.03333</text:p>
              </table:table-cell>
              <table:table-cell office:value-type="float" office:value="5.154554">
                <text:p>5.154554</text:p>
              </table:table-cell>
              <table:table-cell office:value-type="float" office:value="5.466681">
                <text:p>5.46668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738">
                <text:p>18.738</text:p>
              </table:table-cell>
              <table:table-cell office:value-type="float" office:value="35.36667">
                <text:p>35.36667</text:p>
              </table:table-cell>
              <table:table-cell office:value-type="float" office:value="35">
                <text:p>35</text:p>
              </table:table-cell>
              <table:table-cell office:value-type="float" office:value="5.225483">
                <text:p>5.225483</text:p>
              </table:table-cell>
              <table:table-cell office:value-type="float" office:value="5.244538">
                <text:p>5.2445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749">
                <text:p>18.749</text:p>
              </table:table-cell>
              <table:table-cell office:value-type="float" office:value="33.76667">
                <text:p>33.76667</text:p>
              </table:table-cell>
              <table:table-cell office:value-type="float" office:value="36.36667">
                <text:p>36.36667</text:p>
              </table:table-cell>
              <table:table-cell office:value-type="float" office:value="5.759247">
                <text:p>5.759247</text:p>
              </table:table-cell>
              <table:table-cell office:value-type="float" office:value="4.755751">
                <text:p>4.7557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761">
                <text:p>18.761</text:p>
              </table:table-cell>
              <table:table-cell office:value-type="float" office:value="36.93333">
                <text:p>36.93333</text:p>
              </table:table-cell>
              <table:table-cell office:value-type="float" office:value="36.43333">
                <text:p>36.43333</text:p>
              </table:table-cell>
              <table:table-cell office:value-type="float" office:value="4.849032">
                <text:p>4.849032</text:p>
              </table:table-cell>
              <table:table-cell office:value-type="float" office:value="4.646435">
                <text:p>4.6464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772">
                <text:p>18.772</text:p>
              </table:table-cell>
              <table:table-cell office:value-type="float" office:value="34.96667">
                <text:p>34.96667</text:p>
              </table:table-cell>
              <table:table-cell office:value-type="float" office:value="34.4">
                <text:p>34.4</text:p>
              </table:table-cell>
              <table:table-cell office:value-type="float" office:value="5.291819">
                <text:p>5.291819</text:p>
              </table:table-cell>
              <table:table-cell office:value-type="float" office:value="5.274948">
                <text:p>5.27494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783">
                <text:p>18.783</text:p>
              </table:table-cell>
              <table:table-cell office:value-type="float" office:value="34.56667">
                <text:p>34.56667</text:p>
              </table:table-cell>
              <table:table-cell office:value-type="float" office:value="34.73333">
                <text:p>34.73333</text:p>
              </table:table-cell>
              <table:table-cell office:value-type="float" office:value="5.510408">
                <text:p>5.510408</text:p>
              </table:table-cell>
              <table:table-cell office:value-type="float" office:value="5.291533">
                <text:p>5.2915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794">
                <text:p>18.794</text:p>
              </table:table-cell>
              <table:table-cell office:value-type="float" office:value="34.43333">
                <text:p>34.43333</text:p>
              </table:table-cell>
              <table:table-cell office:value-type="float" office:value="35.66667">
                <text:p>35.66667</text:p>
              </table:table-cell>
              <table:table-cell office:value-type="float" office:value="5.597183">
                <text:p>5.597183</text:p>
              </table:table-cell>
              <table:table-cell office:value-type="float" office:value="4.991288">
                <text:p>4.9912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.805">
                <text:p>18.805</text:p>
              </table:table-cell>
              <table:table-cell office:value-type="float" office:value="33.8">
                <text:p>33.8</text:p>
              </table:table-cell>
              <table:table-cell office:value-type="float" office:value="35.7">
                <text:p>35.7</text:p>
              </table:table-cell>
              <table:table-cell office:value-type="float" office:value="5.820013">
                <text:p>5.820013</text:p>
              </table:table-cell>
              <table:table-cell office:value-type="float" office:value="4.920921">
                <text:p>4.9209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.816">
                <text:p>18.816</text:p>
              </table:table-cell>
              <table:table-cell office:value-type="float" office:value="36.1">
                <text:p>36.1</text:p>
              </table:table-cell>
              <table:table-cell office:value-type="float" office:value="34.86666">
                <text:p>34.86666</text:p>
              </table:table-cell>
              <table:table-cell office:value-type="float" office:value="5.116657">
                <text:p>5.116657</text:p>
              </table:table-cell>
              <table:table-cell office:value-type="float" office:value="5.177965">
                <text:p>5.17796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8.827">
                <text:p>18.827</text:p>
              </table:table-cell>
              <table:table-cell office:value-type="float" office:value="33.9">
                <text:p>33.9</text:p>
              </table:table-cell>
              <table:table-cell office:value-type="float" office:value="35.2">
                <text:p>35.2</text:p>
              </table:table-cell>
              <table:table-cell office:value-type="float" office:value="5.692137">
                <text:p>5.692137</text:p>
              </table:table-cell>
              <table:table-cell office:value-type="float" office:value="5.120649">
                <text:p>5.12064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8.838">
                <text:p>18.838</text:p>
              </table:table-cell>
              <table:table-cell office:value-type="float" office:value="34.96667">
                <text:p>34.96667</text:p>
              </table:table-cell>
              <table:table-cell office:value-type="float" office:value="34.43333">
                <text:p>34.43333</text:p>
              </table:table-cell>
              <table:table-cell office:value-type="float" office:value="5.459943">
                <text:p>5.459943</text:p>
              </table:table-cell>
              <table:table-cell office:value-type="float" office:value="5.358199">
                <text:p>5.35819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8.849">
                <text:p>18.849</text:p>
              </table:table-cell>
              <table:table-cell office:value-type="float" office:value="35.53333">
                <text:p>35.53333</text:p>
              </table:table-cell>
              <table:table-cell office:value-type="float" office:value="36.5">
                <text:p>36.5</text:p>
              </table:table-cell>
              <table:table-cell office:value-type="float" office:value="5.229763">
                <text:p>5.229763</text:p>
              </table:table-cell>
              <table:table-cell office:value-type="float" office:value="4.7336">
                <text:p>4.733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.861">
                <text:p>18.861</text:p>
              </table:table-cell>
              <table:table-cell office:value-type="float" office:value="35.96667">
                <text:p>35.96667</text:p>
              </table:table-cell>
              <table:table-cell office:value-type="float" office:value="34.56667">
                <text:p>34.56667</text:p>
              </table:table-cell>
              <table:table-cell office:value-type="float" office:value="5.043696">
                <text:p>5.043696</text:p>
              </table:table-cell>
              <table:table-cell office:value-type="float" office:value="5.237962">
                <text:p>5.23796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8.875">
                <text:p>18.875</text:p>
              </table:table-cell>
              <table:table-cell office:value-type="float" office:value="32.86667">
                <text:p>32.86667</text:p>
              </table:table-cell>
              <table:table-cell office:value-type="float" office:value="34.53333">
                <text:p>34.53333</text:p>
              </table:table-cell>
              <table:table-cell office:value-type="float" office:value="6.014524">
                <text:p>6.014524</text:p>
              </table:table-cell>
              <table:table-cell office:value-type="float" office:value="5.348909">
                <text:p>5.3489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8.886">
                <text:p>18.886</text:p>
              </table:table-cell>
              <table:table-cell office:value-type="float" office:value="35.06667">
                <text:p>35.06667</text:p>
              </table:table-cell>
              <table:table-cell office:value-type="float" office:value="33.46667">
                <text:p>33.46667</text:p>
              </table:table-cell>
              <table:table-cell office:value-type="float" office:value="5.492075">
                <text:p>5.492075</text:p>
              </table:table-cell>
              <table:table-cell office:value-type="float" office:value="5.717041">
                <text:p>5.71704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8.898">
                <text:p>18.898</text:p>
              </table:table-cell>
              <table:table-cell office:value-type="float" office:value="35.9">
                <text:p>35.9</text:p>
              </table:table-cell>
              <table:table-cell office:value-type="float" office:value="35.93333">
                <text:p>35.93333</text:p>
              </table:table-cell>
              <table:table-cell office:value-type="float" office:value="5.117315">
                <text:p>5.117315</text:p>
              </table:table-cell>
              <table:table-cell office:value-type="float" office:value="4.987986">
                <text:p>4.98798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8.91">
                <text:p>18.91</text:p>
              </table:table-cell>
              <table:table-cell office:value-type="float" office:value="35.3">
                <text:p>35.3</text:p>
              </table:table-cell>
              <table:table-cell office:value-type="float" office:value="36.23333">
                <text:p>36.23333</text:p>
              </table:table-cell>
              <table:table-cell office:value-type="float" office:value="5.238338">
                <text:p>5.238338</text:p>
              </table:table-cell>
              <table:table-cell office:value-type="float" office:value="4.745799">
                <text:p>4.74579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8.922">
                <text:p>18.922</text:p>
              </table:table-cell>
              <table:table-cell office:value-type="float" office:value="35.3">
                <text:p>35.3</text:p>
              </table:table-cell>
              <table:table-cell office:value-type="float" office:value="33.46667">
                <text:p>33.46667</text:p>
              </table:table-cell>
              <table:table-cell office:value-type="float" office:value="5.262816">
                <text:p>5.262816</text:p>
              </table:table-cell>
              <table:table-cell office:value-type="float" office:value="5.597236">
                <text:p>5.59723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8.938">
                <text:p>18.938</text:p>
              </table:table-cell>
              <table:table-cell office:value-type="float" office:value="34.53333">
                <text:p>34.53333</text:p>
              </table:table-cell>
              <table:table-cell office:value-type="float" office:value="36.83333">
                <text:p>36.83333</text:p>
              </table:table-cell>
              <table:table-cell office:value-type="float" office:value="5.516983">
                <text:p>5.516983</text:p>
              </table:table-cell>
              <table:table-cell office:value-type="float" office:value="4.672237">
                <text:p>4.67223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8.951">
                <text:p>18.951</text:p>
              </table:table-cell>
              <table:table-cell office:value-type="float" office:value="34.7">
                <text:p>34.7</text:p>
              </table:table-cell>
              <table:table-cell office:value-type="float" office:value="37.06667">
                <text:p>37.06667</text:p>
              </table:table-cell>
              <table:table-cell office:value-type="float" office:value="5.513177">
                <text:p>5.513177</text:p>
              </table:table-cell>
              <table:table-cell office:value-type="float" office:value="4.413083">
                <text:p>4.41308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.962">
                <text:p>18.962</text:p>
              </table:table-cell>
              <table:table-cell office:value-type="float" office:value="35.53333">
                <text:p>35.53333</text:p>
              </table:table-cell>
              <table:table-cell office:value-type="float" office:value="34.16667">
                <text:p>34.16667</text:p>
              </table:table-cell>
              <table:table-cell office:value-type="float" office:value="5.241462">
                <text:p>5.241462</text:p>
              </table:table-cell>
              <table:table-cell office:value-type="float" office:value="5.304768">
                <text:p>5.30476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8.974">
                <text:p>18.974</text:p>
              </table:table-cell>
              <table:table-cell office:value-type="float" office:value="34.13334">
                <text:p>34.13334</text:p>
              </table:table-cell>
              <table:table-cell office:value-type="float" office:value="35.13334">
                <text:p>35.13334</text:p>
              </table:table-cell>
              <table:table-cell office:value-type="float" office:value="5.642477">
                <text:p>5.642477</text:p>
              </table:table-cell>
              <table:table-cell office:value-type="float" office:value="5.167614">
                <text:p>5.16761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.986">
                <text:p>18.986</text:p>
              </table:table-cell>
              <table:table-cell office:value-type="float" office:value="33.66667">
                <text:p>33.66667</text:p>
              </table:table-cell>
              <table:table-cell office:value-type="float" office:value="36.36667">
                <text:p>36.36667</text:p>
              </table:table-cell>
              <table:table-cell office:value-type="float" office:value="5.873528">
                <text:p>5.873528</text:p>
              </table:table-cell>
              <table:table-cell office:value-type="float" office:value="4.739202">
                <text:p>4.7392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8.999">
                <text:p>18.999</text:p>
              </table:table-cell>
              <table:table-cell office:value-type="float" office:value="37.33333">
                <text:p>37.33333</text:p>
              </table:table-cell>
              <table:table-cell office:value-type="float" office:value="36.13333">
                <text:p>36.13333</text:p>
              </table:table-cell>
              <table:table-cell office:value-type="float" office:value="4.72759">
                <text:p>4.72759</text:p>
              </table:table-cell>
              <table:table-cell office:value-type="float" office:value="4.730082">
                <text:p>4.73008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013">
                <text:p>19.013</text:p>
              </table:table-cell>
              <table:table-cell office:value-type="float" office:value="34.4">
                <text:p>34.4</text:p>
              </table:table-cell>
              <table:table-cell office:value-type="float" office:value="34.3">
                <text:p>34.3</text:p>
              </table:table-cell>
              <table:table-cell office:value-type="float" office:value="5.453744">
                <text:p>5.453744</text:p>
              </table:table-cell>
              <table:table-cell office:value-type="float" office:value="5.324178">
                <text:p>5.32417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025">
                <text:p>19.025</text:p>
              </table:table-cell>
              <table:table-cell office:value-type="float" office:value="35.6">
                <text:p>35.6</text:p>
              </table:table-cell>
              <table:table-cell office:value-type="float" office:value="34.33333">
                <text:p>34.33333</text:p>
              </table:table-cell>
              <table:table-cell office:value-type="float" office:value="5.208428">
                <text:p>5.208428</text:p>
              </table:table-cell>
              <table:table-cell office:value-type="float" office:value="5.430828">
                <text:p>5.4308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036">
                <text:p>19.036</text:p>
              </table:table-cell>
              <table:table-cell office:value-type="float" office:value="33.9">
                <text:p>33.9</text:p>
              </table:table-cell>
              <table:table-cell office:value-type="float" office:value="36">
                <text:p>36</text:p>
              </table:table-cell>
              <table:table-cell office:value-type="float" office:value="5.712134">
                <text:p>5.712134</text:p>
              </table:table-cell>
              <table:table-cell office:value-type="float" office:value="4.9097">
                <text:p>4.90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048">
                <text:p>19.048</text:p>
              </table:table-cell>
              <table:table-cell office:value-type="float" office:value="36.76667">
                <text:p>36.76667</text:p>
              </table:table-cell>
              <table:table-cell office:value-type="float" office:value="35.86667">
                <text:p>35.86667</text:p>
              </table:table-cell>
              <table:table-cell office:value-type="float" office:value="4.880497">
                <text:p>4.880497</text:p>
              </table:table-cell>
              <table:table-cell office:value-type="float" office:value="4.849414">
                <text:p>4.8494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06">
                <text:p>19.06</text:p>
              </table:table-cell>
              <table:table-cell office:value-type="float" office:value="36.03333">
                <text:p>36.03333</text:p>
              </table:table-cell>
              <table:table-cell office:value-type="float" office:value="35.4">
                <text:p>35.4</text:p>
              </table:table-cell>
              <table:table-cell office:value-type="float" office:value="4.953998">
                <text:p>4.953998</text:p>
              </table:table-cell>
              <table:table-cell office:value-type="float" office:value="4.989275">
                <text:p>4.9892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073">
                <text:p>19.073</text:p>
              </table:table-cell>
              <table:table-cell office:value-type="float" office:value="33.83333">
                <text:p>33.83333</text:p>
              </table:table-cell>
              <table:table-cell office:value-type="float" office:value="35.26667">
                <text:p>35.26667</text:p>
              </table:table-cell>
              <table:table-cell office:value-type="float" office:value="5.68396">
                <text:p>5.68396</text:p>
              </table:table-cell>
              <table:table-cell office:value-type="float" office:value="5.060362">
                <text:p>5.06036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084">
                <text:p>19.084</text:p>
              </table:table-cell>
              <table:table-cell office:value-type="float" office:value="35">
                <text:p>35</text:p>
              </table:table-cell>
              <table:table-cell office:value-type="float" office:value="36.1">
                <text:p>36.1</text:p>
              </table:table-cell>
              <table:table-cell office:value-type="float" office:value="5.449469">
                <text:p>5.449469</text:p>
              </table:table-cell>
              <table:table-cell office:value-type="float" office:value="4.803543">
                <text:p>4.80354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097">
                <text:p>19.097</text:p>
              </table:table-cell>
              <table:table-cell office:value-type="float" office:value="35.4">
                <text:p>35.4</text:p>
              </table:table-cell>
              <table:table-cell office:value-type="float" office:value="35.63334">
                <text:p>35.63334</text:p>
              </table:table-cell>
              <table:table-cell office:value-type="float" office:value="5.272498">
                <text:p>5.272498</text:p>
              </table:table-cell>
              <table:table-cell office:value-type="float" office:value="4.904205">
                <text:p>4.9042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108">
                <text:p>19.108</text:p>
              </table:table-cell>
              <table:table-cell office:value-type="float" office:value="34.1">
                <text:p>34.1</text:p>
              </table:table-cell>
              <table:table-cell office:value-type="float" office:value="34.96667">
                <text:p>34.96667</text:p>
              </table:table-cell>
              <table:table-cell office:value-type="float" office:value="5.659679">
                <text:p>5.659679</text:p>
              </table:table-cell>
              <table:table-cell office:value-type="float" office:value="5.140789">
                <text:p>5.1407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12">
                <text:p>19.12</text:p>
              </table:table-cell>
              <table:table-cell office:value-type="float" office:value="33.76667">
                <text:p>33.76667</text:p>
              </table:table-cell>
              <table:table-cell office:value-type="float" office:value="35.16667">
                <text:p>35.16667</text:p>
              </table:table-cell>
              <table:table-cell office:value-type="float" office:value="5.8445">
                <text:p>5.8445</text:p>
              </table:table-cell>
              <table:table-cell office:value-type="float" office:value="5.122425">
                <text:p>5.1224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136">
                <text:p>19.136</text:p>
              </table:table-cell>
              <table:table-cell office:value-type="float" office:value="37.13334">
                <text:p>37.13334</text:p>
              </table:table-cell>
              <table:table-cell office:value-type="float" office:value="36.2">
                <text:p>36.2</text:p>
              </table:table-cell>
              <table:table-cell office:value-type="float" office:value="4.786773">
                <text:p>4.786773</text:p>
              </table:table-cell>
              <table:table-cell office:value-type="float" office:value="4.782646">
                <text:p>4.78264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15">
                <text:p>19.15</text:p>
              </table:table-cell>
              <table:table-cell office:value-type="float" office:value="34.63334">
                <text:p>34.63334</text:p>
              </table:table-cell>
              <table:table-cell office:value-type="float" office:value="35.2">
                <text:p>35.2</text:p>
              </table:table-cell>
              <table:table-cell office:value-type="float" office:value="5.389533">
                <text:p>5.389533</text:p>
              </table:table-cell>
              <table:table-cell office:value-type="float" office:value="5.040082">
                <text:p>5.04008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161">
                <text:p>19.161</text:p>
              </table:table-cell>
              <table:table-cell office:value-type="float" office:value="33.7">
                <text:p>33.7</text:p>
              </table:table-cell>
              <table:table-cell office:value-type="float" office:value="34.43333">
                <text:p>34.43333</text:p>
              </table:table-cell>
              <table:table-cell office:value-type="float" office:value="5.812779">
                <text:p>5.812779</text:p>
              </table:table-cell>
              <table:table-cell office:value-type="float" office:value="5.340143">
                <text:p>5.3401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173">
                <text:p>19.173</text:p>
              </table:table-cell>
              <table:table-cell office:value-type="float" office:value="35.7">
                <text:p>35.7</text:p>
              </table:table-cell>
              <table:table-cell office:value-type="float" office:value="36.86666">
                <text:p>36.86666</text:p>
              </table:table-cell>
              <table:table-cell office:value-type="float" office:value="5.246514">
                <text:p>5.246514</text:p>
              </table:table-cell>
              <table:table-cell office:value-type="float" office:value="4.608571">
                <text:p>4.6085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185">
                <text:p>19.185</text:p>
              </table:table-cell>
              <table:table-cell office:value-type="float" office:value="34.7">
                <text:p>34.7</text:p>
              </table:table-cell>
              <table:table-cell office:value-type="float" office:value="35.8">
                <text:p>35.8</text:p>
              </table:table-cell>
              <table:table-cell office:value-type="float" office:value="5.458955">
                <text:p>5.458955</text:p>
              </table:table-cell>
              <table:table-cell office:value-type="float" office:value="4.809991">
                <text:p>4.8099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.198">
                <text:p>19.198</text:p>
              </table:table-cell>
              <table:table-cell office:value-type="float" office:value="34.6">
                <text:p>34.6</text:p>
              </table:table-cell>
              <table:table-cell office:value-type="float" office:value="34.23333">
                <text:p>34.23333</text:p>
              </table:table-cell>
              <table:table-cell office:value-type="float" office:value="5.53371">
                <text:p>5.53371</text:p>
              </table:table-cell>
              <table:table-cell office:value-type="float" office:value="5.35919">
                <text:p>5.3591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.21">
                <text:p>19.21</text:p>
              </table:table-cell>
              <table:table-cell office:value-type="float" office:value="37.26667">
                <text:p>37.26667</text:p>
              </table:table-cell>
              <table:table-cell office:value-type="float" office:value="35.2">
                <text:p>35.2</text:p>
              </table:table-cell>
              <table:table-cell office:value-type="float" office:value="4.682078">
                <text:p>4.682078</text:p>
              </table:table-cell>
              <table:table-cell office:value-type="float" office:value="5.153586">
                <text:p>5.15358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.222">
                <text:p>19.222</text:p>
              </table:table-cell>
              <table:table-cell office:value-type="float" office:value="34.83333">
                <text:p>34.83333</text:p>
              </table:table-cell>
              <table:table-cell office:value-type="float" office:value="35.9">
                <text:p>35.9</text:p>
              </table:table-cell>
              <table:table-cell office:value-type="float" office:value="5.304314">
                <text:p>5.304314</text:p>
              </table:table-cell>
              <table:table-cell office:value-type="float" office:value="4.884786">
                <text:p>4.8847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.233">
                <text:p>19.233</text:p>
              </table:table-cell>
              <table:table-cell office:value-type="float" office:value="37.73333">
                <text:p>37.73333</text:p>
              </table:table-cell>
              <table:table-cell office:value-type="float" office:value="35.36667">
                <text:p>35.36667</text:p>
              </table:table-cell>
              <table:table-cell office:value-type="float" office:value="4.486057">
                <text:p>4.486057</text:p>
              </table:table-cell>
              <table:table-cell office:value-type="float" office:value="5.00464">
                <text:p>5.004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9.245">
                <text:p>19.245</text:p>
              </table:table-cell>
              <table:table-cell office:value-type="float" office:value="35.5">
                <text:p>35.5</text:p>
              </table:table-cell>
              <table:table-cell office:value-type="float" office:value="34">
                <text:p>34</text:p>
              </table:table-cell>
              <table:table-cell office:value-type="float" office:value="5.049911">
                <text:p>5.049911</text:p>
              </table:table-cell>
              <table:table-cell office:value-type="float" office:value="5.472382">
                <text:p>5.47238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.257">
                <text:p>19.257</text:p>
              </table:table-cell>
              <table:table-cell office:value-type="float" office:value="34.7">
                <text:p>34.7</text:p>
              </table:table-cell>
              <table:table-cell office:value-type="float" office:value="35.16667">
                <text:p>35.16667</text:p>
              </table:table-cell>
              <table:table-cell office:value-type="float" office:value="5.422095">
                <text:p>5.422095</text:p>
              </table:table-cell>
              <table:table-cell office:value-type="float" office:value="5.185573">
                <text:p>5.1855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.272">
                <text:p>19.272</text:p>
              </table:table-cell>
              <table:table-cell office:value-type="float" office:value="33.66667">
                <text:p>33.66667</text:p>
              </table:table-cell>
              <table:table-cell office:value-type="float" office:value="36">
                <text:p>36</text:p>
              </table:table-cell>
              <table:table-cell office:value-type="float" office:value="5.831157">
                <text:p>5.831157</text:p>
              </table:table-cell>
              <table:table-cell office:value-type="float" office:value="4.857446">
                <text:p>4.8574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9.284">
                <text:p>19.284</text:p>
              </table:table-cell>
              <table:table-cell office:value-type="float" office:value="36.8">
                <text:p>36.8</text:p>
              </table:table-cell>
              <table:table-cell office:value-type="float" office:value="35.33333">
                <text:p>35.33333</text:p>
              </table:table-cell>
              <table:table-cell office:value-type="float" office:value="4.893325">
                <text:p>4.893325</text:p>
              </table:table-cell>
              <table:table-cell office:value-type="float" office:value="5.009048">
                <text:p>5.0090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9.296">
                <text:p>19.296</text:p>
              </table:table-cell>
              <table:table-cell office:value-type="float" office:value="35.23333">
                <text:p>35.23333</text:p>
              </table:table-cell>
              <table:table-cell office:value-type="float" office:value="35.1">
                <text:p>35.1</text:p>
              </table:table-cell>
              <table:table-cell office:value-type="float" office:value="5.216051">
                <text:p>5.216051</text:p>
              </table:table-cell>
              <table:table-cell office:value-type="float" office:value="5.115064">
                <text:p>5.1150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.309">
                <text:p>19.309</text:p>
              </table:table-cell>
              <table:table-cell office:value-type="float" office:value="35.16667">
                <text:p>35.1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301884">
                <text:p>5.301884</text:p>
              </table:table-cell>
              <table:table-cell office:value-type="float" office:value="5.081813">
                <text:p>5.0818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.32">
                <text:p>19.32</text:p>
              </table:table-cell>
              <table:table-cell office:value-type="float" office:value="35.63334">
                <text:p>35.63334</text:p>
              </table:table-cell>
              <table:table-cell office:value-type="float" office:value="36.06667">
                <text:p>36.06667</text:p>
              </table:table-cell>
              <table:table-cell office:value-type="float" office:value="5.167069">
                <text:p>5.167069</text:p>
              </table:table-cell>
              <table:table-cell office:value-type="float" office:value="4.815143">
                <text:p>4.8151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.334">
                <text:p>19.334</text:p>
              </table:table-cell>
              <table:table-cell office:value-type="float" office:value="35.73334">
                <text:p>35.73334</text:p>
              </table:table-cell>
              <table:table-cell office:value-type="float" office:value="35.16667">
                <text:p>35.16667</text:p>
              </table:table-cell>
              <table:table-cell office:value-type="float" office:value="5.497547">
                <text:p>5.497547</text:p>
              </table:table-cell>
              <table:table-cell office:value-type="float" office:value="5.03308">
                <text:p>5.033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.346">
                <text:p>19.346</text:p>
              </table:table-cell>
              <table:table-cell office:value-type="float" office:value="32.66667">
                <text:p>32.66667</text:p>
              </table:table-cell>
              <table:table-cell office:value-type="float" office:value="34.1">
                <text:p>34.1</text:p>
              </table:table-cell>
              <table:table-cell office:value-type="float" office:value="6.169193">
                <text:p>6.169193</text:p>
              </table:table-cell>
              <table:table-cell office:value-type="float" office:value="5.44453">
                <text:p>5.4445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.357">
                <text:p>19.357</text:p>
              </table:table-cell>
              <table:table-cell office:value-type="float" office:value="36.06667">
                <text:p>36.06667</text:p>
              </table:table-cell>
              <table:table-cell office:value-type="float" office:value="34.1">
                <text:p>34.1</text:p>
              </table:table-cell>
              <table:table-cell office:value-type="float" office:value="5.196732">
                <text:p>5.196732</text:p>
              </table:table-cell>
              <table:table-cell office:value-type="float" office:value="5.525609">
                <text:p>5.5256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.368">
                <text:p>19.368</text:p>
              </table:table-cell>
              <table:table-cell office:value-type="float" office:value="36.93333">
                <text:p>36.93333</text:p>
              </table:table-cell>
              <table:table-cell office:value-type="float" office:value="36.5">
                <text:p>36.5</text:p>
              </table:table-cell>
              <table:table-cell office:value-type="float" office:value="4.721879">
                <text:p>4.721879</text:p>
              </table:table-cell>
              <table:table-cell office:value-type="float" office:value="4.761215">
                <text:p>4.76121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.379">
                <text:p>19.379</text:p>
              </table:table-cell>
              <table:table-cell office:value-type="float" office:value="33">
                <text:p>33</text:p>
              </table:table-cell>
              <table:table-cell office:value-type="float" office:value="36.36667">
                <text:p>36.36667</text:p>
              </table:table-cell>
              <table:table-cell office:value-type="float" office:value="5.906353">
                <text:p>5.906353</text:p>
              </table:table-cell>
              <table:table-cell office:value-type="float" office:value="4.652966">
                <text:p>4.6529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.39">
                <text:p>19.39</text:p>
              </table:table-cell>
              <table:table-cell office:value-type="float" office:value="34.86666">
                <text:p>34.86666</text:p>
              </table:table-cell>
              <table:table-cell office:value-type="float" office:value="33.6">
                <text:p>33.6</text:p>
              </table:table-cell>
              <table:table-cell office:value-type="float" office:value="5.534709">
                <text:p>5.534709</text:p>
              </table:table-cell>
              <table:table-cell office:value-type="float" office:value="5.530973">
                <text:p>5.5309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.404">
                <text:p>19.404</text:p>
              </table:table-cell>
              <table:table-cell office:value-type="float" office:value="37.36666">
                <text:p>37.36666</text:p>
              </table:table-cell>
              <table:table-cell office:value-type="float" office:value="35.73334">
                <text:p>35.73334</text:p>
              </table:table-cell>
              <table:table-cell office:value-type="float" office:value="4.648185">
                <text:p>4.648185</text:p>
              </table:table-cell>
              <table:table-cell office:value-type="float" office:value="5.011786">
                <text:p>5.0117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.416">
                <text:p>19.416</text:p>
              </table:table-cell>
              <table:table-cell office:value-type="float" office:value="35.16667">
                <text:p>35.16667</text:p>
              </table:table-cell>
              <table:table-cell office:value-type="float" office:value="34.56667">
                <text:p>34.56667</text:p>
              </table:table-cell>
              <table:table-cell office:value-type="float" office:value="5.18767">
                <text:p>5.18767</text:p>
              </table:table-cell>
              <table:table-cell office:value-type="float" office:value="5.287462">
                <text:p>5.2874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.427">
                <text:p>19.427</text:p>
              </table:table-cell>
              <table:table-cell office:value-type="float" office:value="35.3">
                <text:p>35.3</text:p>
              </table:table-cell>
              <table:table-cell office:value-type="float" office:value="34.96667">
                <text:p>34.96667</text:p>
              </table:table-cell>
              <table:table-cell office:value-type="float" office:value="5.25191">
                <text:p>5.25191</text:p>
              </table:table-cell>
              <table:table-cell office:value-type="float" office:value="5.212021">
                <text:p>5.2120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.438">
                <text:p>19.438</text:p>
              </table:table-cell>
              <table:table-cell office:value-type="float" office:value="37.06667">
                <text:p>37.06667</text:p>
              </table:table-cell>
              <table:table-cell office:value-type="float" office:value="34.83333">
                <text:p>34.83333</text:p>
              </table:table-cell>
              <table:table-cell office:value-type="float" office:value="4.690626">
                <text:p>4.690626</text:p>
              </table:table-cell>
              <table:table-cell office:value-type="float" office:value="5.240114">
                <text:p>5.2401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.449">
                <text:p>19.449</text:p>
              </table:table-cell>
              <table:table-cell office:value-type="float" office:value="34.8">
                <text:p>34.8</text:p>
              </table:table-cell>
              <table:table-cell office:value-type="float" office:value="34.26667">
                <text:p>34.26667</text:p>
              </table:table-cell>
              <table:table-cell office:value-type="float" office:value="5.31604">
                <text:p>5.31604</text:p>
              </table:table-cell>
              <table:table-cell office:value-type="float" office:value="5.429615">
                <text:p>5.42961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.46">
                <text:p>19.46</text:p>
              </table:table-cell>
              <table:table-cell office:value-type="float" office:value="32.5">
                <text:p>32.5</text:p>
              </table:table-cell>
              <table:table-cell office:value-type="float" office:value="36.16667">
                <text:p>36.16667</text:p>
              </table:table-cell>
              <table:table-cell office:value-type="float" office:value="6.187352">
                <text:p>6.187352</text:p>
              </table:table-cell>
              <table:table-cell office:value-type="float" office:value="4.849621">
                <text:p>4.84962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.471">
                <text:p>19.471</text:p>
              </table:table-cell>
              <table:table-cell office:value-type="float" office:value="36.26667">
                <text:p>36.26667</text:p>
              </table:table-cell>
              <table:table-cell office:value-type="float" office:value="33.8">
                <text:p>33.8</text:p>
              </table:table-cell>
              <table:table-cell office:value-type="float" office:value="5.135244">
                <text:p>5.135244</text:p>
              </table:table-cell>
              <table:table-cell office:value-type="float" office:value="5.503617">
                <text:p>5.5036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.483">
                <text:p>19.483</text:p>
              </table:table-cell>
              <table:table-cell office:value-type="float" office:value="34.43333">
                <text:p>34.43333</text:p>
              </table:table-cell>
              <table:table-cell office:value-type="float" office:value="34.66667">
                <text:p>34.66667</text:p>
              </table:table-cell>
              <table:table-cell office:value-type="float" office:value="5.521584">
                <text:p>5.521584</text:p>
              </table:table-cell>
              <table:table-cell office:value-type="float" office:value="5.351717">
                <text:p>5.35171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495">
                <text:p>19.495</text:p>
              </table:table-cell>
              <table:table-cell office:value-type="float" office:value="34.36666">
                <text:p>34.36666</text:p>
              </table:table-cell>
              <table:table-cell office:value-type="float" office:value="34.5">
                <text:p>34.5</text:p>
              </table:table-cell>
              <table:table-cell office:value-type="float" office:value="5.619833">
                <text:p>5.619833</text:p>
              </table:table-cell>
              <table:table-cell office:value-type="float" office:value="5.37538">
                <text:p>5.3753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507">
                <text:p>19.507</text:p>
              </table:table-cell>
              <table:table-cell office:value-type="float" office:value="34.03333">
                <text:p>34.03333</text:p>
              </table:table-cell>
              <table:table-cell office:value-type="float" office:value="36.26667">
                <text:p>36.26667</text:p>
              </table:table-cell>
              <table:table-cell office:value-type="float" office:value="5.747224">
                <text:p>5.747224</text:p>
              </table:table-cell>
              <table:table-cell office:value-type="float" office:value="4.805964">
                <text:p>4.80596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518">
                <text:p>19.518</text:p>
              </table:table-cell>
              <table:table-cell office:value-type="float" office:value="34.83333">
                <text:p>34.83333</text:p>
              </table:table-cell>
              <table:table-cell office:value-type="float" office:value="36.3">
                <text:p>36.3</text:p>
              </table:table-cell>
              <table:table-cell office:value-type="float" office:value="5.512136">
                <text:p>5.512136</text:p>
              </table:table-cell>
              <table:table-cell office:value-type="float" office:value="4.68258">
                <text:p>4.6825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53">
                <text:p>19.53</text:p>
              </table:table-cell>
              <table:table-cell office:value-type="float" office:value="34.1">
                <text:p>34.1</text:p>
              </table:table-cell>
              <table:table-cell office:value-type="float" office:value="35.4">
                <text:p>35.4</text:p>
              </table:table-cell>
              <table:table-cell office:value-type="float" office:value="5.703564">
                <text:p>5.703564</text:p>
              </table:table-cell>
              <table:table-cell office:value-type="float" office:value="4.951281">
                <text:p>4.95128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.543">
                <text:p>19.543</text:p>
              </table:table-cell>
              <table:table-cell office:value-type="float" office:value="35.16667">
                <text:p>35.16667</text:p>
              </table:table-cell>
              <table:table-cell office:value-type="float" office:value="35.73334">
                <text:p>35.73334</text:p>
              </table:table-cell>
              <table:table-cell office:value-type="float" office:value="5.394885">
                <text:p>5.394885</text:p>
              </table:table-cell>
              <table:table-cell office:value-type="float" office:value="4.89668">
                <text:p>4.8966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.555">
                <text:p>19.555</text:p>
              </table:table-cell>
              <table:table-cell office:value-type="float" office:value="35.16667">
                <text:p>35.16667</text:p>
              </table:table-cell>
              <table:table-cell office:value-type="float" office:value="35.8">
                <text:p>35.8</text:p>
              </table:table-cell>
              <table:table-cell office:value-type="float" office:value="5.333751">
                <text:p>5.333751</text:p>
              </table:table-cell>
              <table:table-cell office:value-type="float" office:value="4.864303">
                <text:p>4.8643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.566">
                <text:p>19.566</text:p>
              </table:table-cell>
              <table:table-cell office:value-type="float" office:value="34.03333">
                <text:p>34.03333</text:p>
              </table:table-cell>
              <table:table-cell office:value-type="float" office:value="35.26667">
                <text:p>35.26667</text:p>
              </table:table-cell>
              <table:table-cell office:value-type="float" office:value="5.69019">
                <text:p>5.69019</text:p>
              </table:table-cell>
              <table:table-cell office:value-type="float" office:value="5.031253">
                <text:p>5.03125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.579">
                <text:p>19.579</text:p>
              </table:table-cell>
              <table:table-cell office:value-type="float" office:value="32.43334">
                <text:p>32.43334</text:p>
              </table:table-cell>
              <table:table-cell office:value-type="float" office:value="35.6">
                <text:p>35.6</text:p>
              </table:table-cell>
              <table:table-cell office:value-type="float" office:value="6.280723">
                <text:p>6.280723</text:p>
              </table:table-cell>
              <table:table-cell office:value-type="float" office:value="4.955976">
                <text:p>4.9559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.59">
                <text:p>19.59</text:p>
              </table:table-cell>
              <table:table-cell office:value-type="float" office:value="36.83333">
                <text:p>36.83333</text:p>
              </table:table-cell>
              <table:table-cell office:value-type="float" office:value="34.33333">
                <text:p>34.33333</text:p>
              </table:table-cell>
              <table:table-cell office:value-type="float" office:value="4.967679">
                <text:p>4.967679</text:p>
              </table:table-cell>
              <table:table-cell office:value-type="float" office:value="5.352387">
                <text:p>5.35238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.605">
                <text:p>19.605</text:p>
              </table:table-cell>
              <table:table-cell office:value-type="float" office:value="32.53333">
                <text:p>32.53333</text:p>
              </table:table-cell>
              <table:table-cell office:value-type="float" office:value="36.46667">
                <text:p>36.46667</text:p>
              </table:table-cell>
              <table:table-cell office:value-type="float" office:value="6.104507">
                <text:p>6.104507</text:p>
              </table:table-cell>
              <table:table-cell office:value-type="float" office:value="4.737471">
                <text:p>4.73747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.617">
                <text:p>19.617</text:p>
              </table:table-cell>
              <table:table-cell office:value-type="float" office:value="37.86667">
                <text:p>37.86667</text:p>
              </table:table-cell>
              <table:table-cell office:value-type="float" office:value="34.73333">
                <text:p>34.73333</text:p>
              </table:table-cell>
              <table:table-cell office:value-type="float" office:value="4.597486">
                <text:p>4.597486</text:p>
              </table:table-cell>
              <table:table-cell office:value-type="float" office:value="5.178511">
                <text:p>5.1785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.629">
                <text:p>19.629</text:p>
              </table:table-cell>
              <table:table-cell office:value-type="float" office:value="35.36667">
                <text:p>35.36667</text:p>
              </table:table-cell>
              <table:table-cell office:value-type="float" office:value="34.46667">
                <text:p>34.46667</text:p>
              </table:table-cell>
              <table:table-cell office:value-type="float" office:value="5.111476">
                <text:p>5.111476</text:p>
              </table:table-cell>
              <table:table-cell office:value-type="float" office:value="5.35254">
                <text:p>5.3525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.642">
                <text:p>19.642</text:p>
              </table:table-cell>
              <table:table-cell office:value-type="float" office:value="36.3">
                <text:p>36.3</text:p>
              </table:table-cell>
              <table:table-cell office:value-type="float" office:value="35.33333">
                <text:p>35.33333</text:p>
              </table:table-cell>
              <table:table-cell office:value-type="float" office:value="4.911339">
                <text:p>4.911339</text:p>
              </table:table-cell>
              <table:table-cell office:value-type="float" office:value="5.104937">
                <text:p>5.10493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.654">
                <text:p>19.654</text:p>
              </table:table-cell>
              <table:table-cell office:value-type="float" office:value="34.66667">
                <text:p>34.66667</text:p>
              </table:table-cell>
              <table:table-cell office:value-type="float" office:value="36.33333">
                <text:p>36.33333</text:p>
              </table:table-cell>
              <table:table-cell office:value-type="float" office:value="5.40291">
                <text:p>5.40291</text:p>
              </table:table-cell>
              <table:table-cell office:value-type="float" office:value="4.730608">
                <text:p>4.73060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.665">
                <text:p>19.665</text:p>
              </table:table-cell>
              <table:table-cell office:value-type="float" office:value="36.46667">
                <text:p>36.46667</text:p>
              </table:table-cell>
              <table:table-cell office:value-type="float" office:value="35.83333">
                <text:p>35.83333</text:p>
              </table:table-cell>
              <table:table-cell office:value-type="float" office:value="4.915772">
                <text:p>4.915772</text:p>
              </table:table-cell>
              <table:table-cell office:value-type="float" office:value="4.81903">
                <text:p>4.8190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.68">
                <text:p>19.68</text:p>
              </table:table-cell>
              <table:table-cell office:value-type="float" office:value="32.73333">
                <text:p>32.73333</text:p>
              </table:table-cell>
              <table:table-cell office:value-type="float" office:value="34.73333">
                <text:p>34.73333</text:p>
              </table:table-cell>
              <table:table-cell office:value-type="float" office:value="6.032192">
                <text:p>6.032192</text:p>
              </table:table-cell>
              <table:table-cell office:value-type="float" office:value="5.194245">
                <text:p>5.1942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.692">
                <text:p>19.692</text:p>
              </table:table-cell>
              <table:table-cell office:value-type="float" office:value="35.76667">
                <text:p>35.76667</text:p>
              </table:table-cell>
              <table:table-cell office:value-type="float" office:value="35.63334">
                <text:p>35.63334</text:p>
              </table:table-cell>
              <table:table-cell office:value-type="float" office:value="5.267612">
                <text:p>5.267612</text:p>
              </table:table-cell>
              <table:table-cell office:value-type="float" office:value="4.976062">
                <text:p>4.97606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.703">
                <text:p>19.703</text:p>
              </table:table-cell>
              <table:table-cell office:value-type="float" office:value="34.7">
                <text:p>34.7</text:p>
              </table:table-cell>
              <table:table-cell office:value-type="float" office:value="36.76667">
                <text:p>36.76667</text:p>
              </table:table-cell>
              <table:table-cell office:value-type="float" office:value="5.461975">
                <text:p>5.461975</text:p>
              </table:table-cell>
              <table:table-cell office:value-type="float" office:value="4.564317">
                <text:p>4.5643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.715">
                <text:p>19.715</text:p>
              </table:table-cell>
              <table:table-cell office:value-type="float" office:value="34.83333">
                <text:p>34.83333</text:p>
              </table:table-cell>
              <table:table-cell office:value-type="float" office:value="33.9">
                <text:p>33.9</text:p>
              </table:table-cell>
              <table:table-cell office:value-type="float" office:value="5.457191">
                <text:p>5.457191</text:p>
              </table:table-cell>
              <table:table-cell office:value-type="float" office:value="5.414236">
                <text:p>5.41423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.727">
                <text:p>19.727</text:p>
              </table:table-cell>
              <table:table-cell office:value-type="float" office:value="35">
                <text:p>35</text:p>
              </table:table-cell>
              <table:table-cell office:value-type="float" office:value="34.43333">
                <text:p>34.43333</text:p>
              </table:table-cell>
              <table:table-cell office:value-type="float" office:value="5.401949">
                <text:p>5.401949</text:p>
              </table:table-cell>
              <table:table-cell office:value-type="float" office:value="5.409225">
                <text:p>5.4092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.74">
                <text:p>19.74</text:p>
              </table:table-cell>
              <table:table-cell office:value-type="float" office:value="36.26667">
                <text:p>36.26667</text:p>
              </table:table-cell>
              <table:table-cell office:value-type="float" office:value="35.16667">
                <text:p>35.16667</text:p>
              </table:table-cell>
              <table:table-cell office:value-type="float" office:value="4.979425">
                <text:p>4.979425</text:p>
              </table:table-cell>
              <table:table-cell office:value-type="float" office:value="5.169122">
                <text:p>5.1691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.751">
                <text:p>19.751</text:p>
              </table:table-cell>
              <table:table-cell office:value-type="float" office:value="34.76667">
                <text:p>34.76667</text:p>
              </table:table-cell>
              <table:table-cell office:value-type="float" office:value="36.06667">
                <text:p>36.06667</text:p>
              </table:table-cell>
              <table:table-cell office:value-type="float" office:value="5.383304">
                <text:p>5.383304</text:p>
              </table:table-cell>
              <table:table-cell office:value-type="float" office:value="4.828668">
                <text:p>4.82866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.763">
                <text:p>19.763</text:p>
              </table:table-cell>
              <table:table-cell office:value-type="float" office:value="34.5">
                <text:p>34.5</text:p>
              </table:table-cell>
              <table:table-cell office:value-type="float" office:value="35.26667">
                <text:p>35.26667</text:p>
              </table:table-cell>
              <table:table-cell office:value-type="float" office:value="5.550241">
                <text:p>5.550241</text:p>
              </table:table-cell>
              <table:table-cell office:value-type="float" office:value="5.021169">
                <text:p>5.02116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.775">
                <text:p>19.775</text:p>
              </table:table-cell>
              <table:table-cell office:value-type="float" office:value="35.73334">
                <text:p>35.73334</text:p>
              </table:table-cell>
              <table:table-cell office:value-type="float" office:value="35.46667">
                <text:p>35.46667</text:p>
              </table:table-cell>
              <table:table-cell office:value-type="float" office:value="5.182365">
                <text:p>5.182365</text:p>
              </table:table-cell>
              <table:table-cell office:value-type="float" office:value="4.994505">
                <text:p>4.9945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.787">
                <text:p>19.787</text:p>
              </table:table-cell>
              <table:table-cell office:value-type="float" office:value="34.53333">
                <text:p>34.53333</text:p>
              </table:table-cell>
              <table:table-cell office:value-type="float" office:value="36.06667">
                <text:p>36.06667</text:p>
              </table:table-cell>
              <table:table-cell office:value-type="float" office:value="5.49923">
                <text:p>5.49923</text:p>
              </table:table-cell>
              <table:table-cell office:value-type="float" office:value="4.794237">
                <text:p>4.7942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.803">
                <text:p>19.803</text:p>
              </table:table-cell>
              <table:table-cell office:value-type="float" office:value="36.33333">
                <text:p>36.33333</text:p>
              </table:table-cell>
              <table:table-cell office:value-type="float" office:value="34.23333">
                <text:p>34.23333</text:p>
              </table:table-cell>
              <table:table-cell office:value-type="float" office:value="4.977249">
                <text:p>4.977249</text:p>
              </table:table-cell>
              <table:table-cell office:value-type="float" office:value="5.350241">
                <text:p>5.3502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817">
                <text:p>19.817</text:p>
              </table:table-cell>
              <table:table-cell office:value-type="float" office:value="35.93333">
                <text:p>35.93333</text:p>
              </table:table-cell>
              <table:table-cell office:value-type="float" office:value="33.96667">
                <text:p>33.96667</text:p>
              </table:table-cell>
              <table:table-cell office:value-type="float" office:value="5.003853">
                <text:p>5.003853</text:p>
              </table:table-cell>
              <table:table-cell office:value-type="float" office:value="5.546852">
                <text:p>5.5468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.828">
                <text:p>19.828</text:p>
              </table:table-cell>
              <table:table-cell office:value-type="float" office:value="34.43333">
                <text:p>34.43333</text:p>
              </table:table-cell>
              <table:table-cell office:value-type="float" office:value="35">
                <text:p>35</text:p>
              </table:table-cell>
              <table:table-cell office:value-type="float" office:value="5.496901">
                <text:p>5.496901</text:p>
              </table:table-cell>
              <table:table-cell office:value-type="float" office:value="5.24933">
                <text:p>5.249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.84">
                <text:p>19.84</text:p>
              </table:table-cell>
              <table:table-cell office:value-type="float" office:value="35.96667">
                <text:p>35.96667</text:p>
              </table:table-cell>
              <table:table-cell office:value-type="float" office:value="35">
                <text:p>35</text:p>
              </table:table-cell>
              <table:table-cell office:value-type="float" office:value="5.096388">
                <text:p>5.096388</text:p>
              </table:table-cell>
              <table:table-cell office:value-type="float" office:value="5.189841">
                <text:p>5.18984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.852">
                <text:p>19.852</text:p>
              </table:table-cell>
              <table:table-cell office:value-type="float" office:value="34.46667">
                <text:p>34.46667</text:p>
              </table:table-cell>
              <table:table-cell office:value-type="float" office:value="35.3">
                <text:p>35.3</text:p>
              </table:table-cell>
              <table:table-cell office:value-type="float" office:value="5.504123">
                <text:p>5.504123</text:p>
              </table:table-cell>
              <table:table-cell office:value-type="float" office:value="5.080493">
                <text:p>5.0804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.865">
                <text:p>19.865</text:p>
              </table:table-cell>
              <table:table-cell office:value-type="float" office:value="34.33333">
                <text:p>34.33333</text:p>
              </table:table-cell>
              <table:table-cell office:value-type="float" office:value="34.43333">
                <text:p>34.43333</text:p>
              </table:table-cell>
              <table:table-cell office:value-type="float" office:value="5.628101">
                <text:p>5.628101</text:p>
              </table:table-cell>
              <table:table-cell office:value-type="float" office:value="5.340442">
                <text:p>5.34044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.877">
                <text:p>19.877</text:p>
              </table:table-cell>
              <table:table-cell office:value-type="float" office:value="35.9">
                <text:p>35.9</text:p>
              </table:table-cell>
              <table:table-cell office:value-type="float" office:value="36.36667">
                <text:p>36.36667</text:p>
              </table:table-cell>
              <table:table-cell office:value-type="float" office:value="5.143141">
                <text:p>5.143141</text:p>
              </table:table-cell>
              <table:table-cell office:value-type="float" office:value="4.763804">
                <text:p>4.763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.888">
                <text:p>19.888</text:p>
              </table:table-cell>
              <table:table-cell office:value-type="float" office:value="35">
                <text:p>35</text:p>
              </table:table-cell>
              <table:table-cell office:value-type="float" office:value="35.9">
                <text:p>35.9</text:p>
              </table:table-cell>
              <table:table-cell office:value-type="float" office:value="5.339253">
                <text:p>5.339253</text:p>
              </table:table-cell>
              <table:table-cell office:value-type="float" office:value="4.801288">
                <text:p>4.80128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.9">
                <text:p>19.9</text:p>
              </table:table-cell>
              <table:table-cell office:value-type="float" office:value="35.36667">
                <text:p>35.36667</text:p>
              </table:table-cell>
              <table:table-cell office:value-type="float" office:value="34.1">
                <text:p>34.1</text:p>
              </table:table-cell>
              <table:table-cell office:value-type="float" office:value="5.259115">
                <text:p>5.259115</text:p>
              </table:table-cell>
              <table:table-cell office:value-type="float" office:value="5.394041">
                <text:p>5.39404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9.912">
                <text:p>19.912</text:p>
              </table:table-cell>
              <table:table-cell office:value-type="float" office:value="33.6">
                <text:p>33.6</text:p>
              </table:table-cell>
              <table:table-cell office:value-type="float" office:value="34.7">
                <text:p>34.7</text:p>
              </table:table-cell>
              <table:table-cell office:value-type="float" office:value="5.817152">
                <text:p>5.817152</text:p>
              </table:table-cell>
              <table:table-cell office:value-type="float" office:value="5.316499">
                <text:p>5.31649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9.924">
                <text:p>19.924</text:p>
              </table:table-cell>
              <table:table-cell office:value-type="float" office:value="37.1">
                <text:p>37.1</text:p>
              </table:table-cell>
              <table:table-cell office:value-type="float" office:value="35.26667">
                <text:p>35.26667</text:p>
              </table:table-cell>
              <table:table-cell office:value-type="float" office:value="4.790295">
                <text:p>4.790295</text:p>
              </table:table-cell>
              <table:table-cell office:value-type="float" office:value="5.116522">
                <text:p>5.1165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9.94">
                <text:p>19.94</text:p>
              </table:table-cell>
              <table:table-cell office:value-type="float" office:value="32.96667">
                <text:p>32.96667</text:p>
              </table:table-cell>
              <table:table-cell office:value-type="float" office:value="36.4">
                <text:p>36.4</text:p>
              </table:table-cell>
              <table:table-cell office:value-type="float" office:value="5.929622">
                <text:p>5.929622</text:p>
              </table:table-cell>
              <table:table-cell office:value-type="float" office:value="4.70852">
                <text:p>4.708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9.951">
                <text:p>19.951</text:p>
              </table:table-cell>
              <table:table-cell office:value-type="float" office:value="36.5">
                <text:p>36.5</text:p>
              </table:table-cell>
              <table:table-cell office:value-type="float" office:value="33.76667">
                <text:p>33.76667</text:p>
              </table:table-cell>
              <table:table-cell office:value-type="float" office:value="5.007526">
                <text:p>5.007526</text:p>
              </table:table-cell>
              <table:table-cell office:value-type="float" office:value="5.483493">
                <text:p>5.48349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9.963">
                <text:p>19.963</text:p>
              </table:table-cell>
              <table:table-cell office:value-type="float" office:value="35.6">
                <text:p>35.6</text:p>
              </table:table-cell>
              <table:table-cell office:value-type="float" office:value="35.03333">
                <text:p>35.03333</text:p>
              </table:table-cell>
              <table:table-cell office:value-type="float" office:value="5.116904">
                <text:p>5.116904</text:p>
              </table:table-cell>
              <table:table-cell office:value-type="float" office:value="5.225558">
                <text:p>5.2255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9.976">
                <text:p>19.976</text:p>
              </table:table-cell>
              <table:table-cell office:value-type="float" office:value="35">
                <text:p>35</text:p>
              </table:table-cell>
              <table:table-cell office:value-type="float" office:value="35.5">
                <text:p>35.5</text:p>
              </table:table-cell>
              <table:table-cell office:value-type="float" office:value="5.333976">
                <text:p>5.333976</text:p>
              </table:table-cell>
              <table:table-cell office:value-type="float" office:value="5.022359">
                <text:p>5.0223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.987">
                <text:p>19.987</text:p>
              </table:table-cell>
              <table:table-cell office:value-type="float" office:value="35.26667">
                <text:p>35.26667</text:p>
              </table:table-cell>
              <table:table-cell office:value-type="float" office:value="36.1">
                <text:p>36.1</text:p>
              </table:table-cell>
              <table:table-cell office:value-type="float" office:value="5.290433">
                <text:p>5.290433</text:p>
              </table:table-cell>
              <table:table-cell office:value-type="float" office:value="4.787169">
                <text:p>4.78716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.998">
                <text:p>19.998</text:p>
              </table:table-cell>
              <table:table-cell office:value-type="float" office:value="37.43334">
                <text:p>37.43334</text:p>
              </table:table-cell>
              <table:table-cell office:value-type="float" office:value="35.1">
                <text:p>35.1</text:p>
              </table:table-cell>
              <table:table-cell office:value-type="float" office:value="4.577777">
                <text:p>4.577777</text:p>
              </table:table-cell>
              <table:table-cell office:value-type="float" office:value="5.065763">
                <text:p>5.06576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.009">
                <text:p>20.009</text:p>
              </table:table-cell>
              <table:table-cell office:value-type="float" office:value="35.73334">
                <text:p>35.73334</text:p>
              </table:table-cell>
              <table:table-cell office:value-type="float" office:value="34.3">
                <text:p>34.3</text:p>
              </table:table-cell>
              <table:table-cell office:value-type="float" office:value="4.989257">
                <text:p>4.989257</text:p>
              </table:table-cell>
              <table:table-cell office:value-type="float" office:value="5.381083">
                <text:p>5.38108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02">
                <text:p>20.02</text:p>
              </table:table-cell>
              <table:table-cell office:value-type="float" office:value="33.93333">
                <text:p>33.93333</text:p>
              </table:table-cell>
              <table:table-cell office:value-type="float" office:value="35.56667">
                <text:p>35.56667</text:p>
              </table:table-cell>
              <table:table-cell office:value-type="float" office:value="5.656126">
                <text:p>5.656126</text:p>
              </table:table-cell>
              <table:table-cell office:value-type="float" office:value="5.031731">
                <text:p>5.0317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031">
                <text:p>20.031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5.311314">
                <text:p>5.311314</text:p>
              </table:table-cell>
              <table:table-cell office:value-type="float" office:value="4.691493">
                <text:p>4.69149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043">
                <text:p>20.043</text:p>
              </table:table-cell>
              <table:table-cell office:value-type="float" office:value="36.06667">
                <text:p>36.06667</text:p>
              </table:table-cell>
              <table:table-cell office:value-type="float" office:value="35.23333">
                <text:p>35.23333</text:p>
              </table:table-cell>
              <table:table-cell office:value-type="float" office:value="5.025691">
                <text:p>5.025691</text:p>
              </table:table-cell>
              <table:table-cell office:value-type="float" office:value="5.003402">
                <text:p>5.00340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054">
                <text:p>20.054</text:p>
              </table:table-cell>
              <table:table-cell office:value-type="float" office:value="34.66667">
                <text:p>34.66667</text:p>
              </table:table-cell>
              <table:table-cell office:value-type="float" office:value="35.23333">
                <text:p>35.23333</text:p>
              </table:table-cell>
              <table:table-cell office:value-type="float" office:value="5.42385">
                <text:p>5.42385</text:p>
              </table:table-cell>
              <table:table-cell office:value-type="float" office:value="5.065462">
                <text:p>5.0654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065">
                <text:p>20.065</text:p>
              </table:table-cell>
              <table:table-cell office:value-type="float" office:value="34.06667">
                <text:p>34.06667</text:p>
              </table:table-cell>
              <table:table-cell office:value-type="float" office:value="34.13334">
                <text:p>34.13334</text:p>
              </table:table-cell>
              <table:table-cell office:value-type="float" office:value="5.697546">
                <text:p>5.697546</text:p>
              </table:table-cell>
              <table:table-cell office:value-type="float" office:value="5.434966">
                <text:p>5.43496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076">
                <text:p>20.076</text:p>
              </table:table-cell>
              <table:table-cell office:value-type="float" office:value="35.26667">
                <text:p>35.26667</text:p>
              </table:table-cell>
              <table:table-cell office:value-type="float" office:value="37.46667">
                <text:p>37.46667</text:p>
              </table:table-cell>
              <table:table-cell office:value-type="float" office:value="5.361272">
                <text:p>5.361272</text:p>
              </table:table-cell>
              <table:table-cell office:value-type="float" office:value="4.424797">
                <text:p>4.42479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.087">
                <text:p>20.087</text:p>
              </table:table-cell>
              <table:table-cell office:value-type="float" office:value="36.36667">
                <text:p>36.36667</text:p>
              </table:table-cell>
              <table:table-cell office:value-type="float" office:value="36.36667">
                <text:p>36.36667</text:p>
              </table:table-cell>
              <table:table-cell office:value-type="float" office:value="4.936779">
                <text:p>4.936779</text:p>
              </table:table-cell>
              <table:table-cell office:value-type="float" office:value="4.582011">
                <text:p>4.5820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.098">
                <text:p>20.098</text:p>
              </table:table-cell>
              <table:table-cell office:value-type="float" office:value="35.13334">
                <text:p>35.13334</text:p>
              </table:table-cell>
              <table:table-cell office:value-type="float" office:value="33.73333">
                <text:p>33.73333</text:p>
              </table:table-cell>
              <table:table-cell office:value-type="float" office:value="5.253544">
                <text:p>5.253544</text:p>
              </table:table-cell>
              <table:table-cell office:value-type="float" office:value="5.46938">
                <text:p>5.469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.109">
                <text:p>20.109</text:p>
              </table:table-cell>
              <table:table-cell office:value-type="float" office:value="34.06667">
                <text:p>34.06667</text:p>
              </table:table-cell>
              <table:table-cell office:value-type="float" office:value="35.63334">
                <text:p>35.63334</text:p>
              </table:table-cell>
              <table:table-cell office:value-type="float" office:value="5.663105">
                <text:p>5.663105</text:p>
              </table:table-cell>
              <table:table-cell office:value-type="float" office:value="5.02765">
                <text:p>5.0276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0.12">
                <text:p>20.12</text:p>
              </table:table-cell>
              <table:table-cell office:value-type="float" office:value="35.4">
                <text:p>35.4</text:p>
              </table:table-cell>
              <table:table-cell office:value-type="float" office:value="35.4">
                <text:p>35.4</text:p>
              </table:table-cell>
              <table:table-cell office:value-type="float" office:value="5.310697">
                <text:p>5.310697</text:p>
              </table:table-cell>
              <table:table-cell office:value-type="float" office:value="5.015217">
                <text:p>5.01521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0.132">
                <text:p>20.132</text:p>
              </table:table-cell>
              <table:table-cell office:value-type="float" office:value="35.6">
                <text:p>35.6</text:p>
              </table:table-cell>
              <table:table-cell office:value-type="float" office:value="35.36667">
                <text:p>35.36667</text:p>
              </table:table-cell>
              <table:table-cell office:value-type="float" office:value="5.175485">
                <text:p>5.175485</text:p>
              </table:table-cell>
              <table:table-cell office:value-type="float" office:value="5.023405">
                <text:p>5.0234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0.145">
                <text:p>20.145</text:p>
              </table:table-cell>
              <table:table-cell office:value-type="float" office:value="34.93334">
                <text:p>34.93334</text:p>
              </table:table-cell>
              <table:table-cell office:value-type="float" office:value="34.73333">
                <text:p>34.73333</text:p>
              </table:table-cell>
              <table:table-cell office:value-type="float" office:value="5.365356">
                <text:p>5.365356</text:p>
              </table:table-cell>
              <table:table-cell office:value-type="float" office:value="5.230616">
                <text:p>5.23061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0.158">
                <text:p>20.158</text:p>
              </table:table-cell>
              <table:table-cell office:value-type="float" office:value="33.16667">
                <text:p>33.16667</text:p>
              </table:table-cell>
              <table:table-cell office:value-type="float" office:value="35.36667">
                <text:p>35.36667</text:p>
              </table:table-cell>
              <table:table-cell office:value-type="float" office:value="5.976955">
                <text:p>5.976955</text:p>
              </table:table-cell>
              <table:table-cell office:value-type="float" office:value="5.065608">
                <text:p>5.06560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0.17">
                <text:p>20.17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5.339522">
                <text:p>5.339522</text:p>
              </table:table-cell>
              <table:table-cell office:value-type="float" office:value="4.69688">
                <text:p>4.6968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.181">
                <text:p>20.181</text:p>
              </table:table-cell>
              <table:table-cell office:value-type="float" office:value="35.03333">
                <text:p>35.03333</text:p>
              </table:table-cell>
              <table:table-cell office:value-type="float" office:value="35.2">
                <text:p>35.2</text:p>
              </table:table-cell>
              <table:table-cell office:value-type="float" office:value="5.364336">
                <text:p>5.364336</text:p>
              </table:table-cell>
              <table:table-cell office:value-type="float" office:value="5.013792">
                <text:p>5.0137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.193">
                <text:p>20.193</text:p>
              </table:table-cell>
              <table:table-cell office:value-type="float" office:value="34.86666">
                <text:p>34.86666</text:p>
              </table:table-cell>
              <table:table-cell office:value-type="float" office:value="34.93334">
                <text:p>34.93334</text:p>
              </table:table-cell>
              <table:table-cell office:value-type="float" office:value="5.423579">
                <text:p>5.423579</text:p>
              </table:table-cell>
              <table:table-cell office:value-type="float" office:value="5.163359">
                <text:p>5.16335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.205">
                <text:p>20.205</text:p>
              </table:table-cell>
              <table:table-cell office:value-type="float" office:value="34.53333">
                <text:p>34.53333</text:p>
              </table:table-cell>
              <table:table-cell office:value-type="float" office:value="35.06667">
                <text:p>35.06667</text:p>
              </table:table-cell>
              <table:table-cell office:value-type="float" office:value="5.543686">
                <text:p>5.543686</text:p>
              </table:table-cell>
              <table:table-cell office:value-type="float" office:value="5.149361">
                <text:p>5.14936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218">
                <text:p>20.218</text:p>
              </table:table-cell>
              <table:table-cell office:value-type="float" office:value="34.2">
                <text:p>34.2</text:p>
              </table:table-cell>
              <table:table-cell office:value-type="float" office:value="36.1">
                <text:p>36.1</text:p>
              </table:table-cell>
              <table:table-cell office:value-type="float" office:value="5.675713">
                <text:p>5.675713</text:p>
              </table:table-cell>
              <table:table-cell office:value-type="float" office:value="4.810491">
                <text:p>4.8104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229">
                <text:p>20.229</text:p>
              </table:table-cell>
              <table:table-cell office:value-type="float" office:value="33.66667">
                <text:p>33.66667</text:p>
              </table:table-cell>
              <table:table-cell office:value-type="float" office:value="36.06667">
                <text:p>36.06667</text:p>
              </table:table-cell>
              <table:table-cell office:value-type="float" office:value="5.874922">
                <text:p>5.874922</text:p>
              </table:table-cell>
              <table:table-cell office:value-type="float" office:value="4.754095">
                <text:p>4.7540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242">
                <text:p>20.242</text:p>
              </table:table-cell>
              <table:table-cell office:value-type="float" office:value="35.2">
                <text:p>35.2</text:p>
              </table:table-cell>
              <table:table-cell office:value-type="float" office:value="35.53333">
                <text:p>35.53333</text:p>
              </table:table-cell>
              <table:table-cell office:value-type="float" office:value="5.415871">
                <text:p>5.415871</text:p>
              </table:table-cell>
              <table:table-cell office:value-type="float" office:value="4.916409">
                <text:p>4.9164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253">
                <text:p>20.253</text:p>
              </table:table-cell>
              <table:table-cell office:value-type="float" office:value="36.6">
                <text:p>36.6</text:p>
              </table:table-cell>
              <table:table-cell office:value-type="float" office:value="35.4">
                <text:p>35.4</text:p>
              </table:table-cell>
              <table:table-cell office:value-type="float" office:value="4.869993">
                <text:p>4.869993</text:p>
              </table:table-cell>
              <table:table-cell office:value-type="float" office:value="4.991928">
                <text:p>4.9919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265">
                <text:p>20.265</text:p>
              </table:table-cell>
              <table:table-cell office:value-type="float" office:value="34.53333">
                <text:p>34.53333</text:p>
              </table:table-cell>
              <table:table-cell office:value-type="float" office:value="35.36667">
                <text:p>35.36667</text:p>
              </table:table-cell>
              <table:table-cell office:value-type="float" office:value="5.433972">
                <text:p>5.433972</text:p>
              </table:table-cell>
              <table:table-cell office:value-type="float" office:value="5.017501">
                <text:p>5.0175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28">
                <text:p>20.28</text:p>
              </table:table-cell>
              <table:table-cell office:value-type="float" office:value="36.06667">
                <text:p>36.06667</text:p>
              </table:table-cell>
              <table:table-cell office:value-type="float" office:value="33.1">
                <text:p>33.1</text:p>
              </table:table-cell>
              <table:table-cell office:value-type="float" office:value="5.048194">
                <text:p>5.048194</text:p>
              </table:table-cell>
              <table:table-cell office:value-type="float" office:value="5.758663">
                <text:p>5.75866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291">
                <text:p>20.291</text:p>
              </table:table-cell>
              <table:table-cell office:value-type="float" office:value="34.86666">
                <text:p>34.86666</text:p>
              </table:table-cell>
              <table:table-cell office:value-type="float" office:value="35.23333">
                <text:p>35.23333</text:p>
              </table:table-cell>
              <table:table-cell office:value-type="float" office:value="5.361844">
                <text:p>5.361844</text:p>
              </table:table-cell>
              <table:table-cell office:value-type="float" office:value="5.21166">
                <text:p>5.2116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304">
                <text:p>20.304</text:p>
              </table:table-cell>
              <table:table-cell office:value-type="float" office:value="35.1">
                <text:p>35.1</text:p>
              </table:table-cell>
              <table:table-cell office:value-type="float" office:value="35.83333">
                <text:p>35.83333</text:p>
              </table:table-cell>
              <table:table-cell office:value-type="float" office:value="5.348463">
                <text:p>5.348463</text:p>
              </table:table-cell>
              <table:table-cell office:value-type="float" office:value="4.907499">
                <text:p>4.90749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315">
                <text:p>20.315</text:p>
              </table:table-cell>
              <table:table-cell office:value-type="float" office:value="35.96667">
                <text:p>35.96667</text:p>
              </table:table-cell>
              <table:table-cell office:value-type="float" office:value="36.46667">
                <text:p>36.46667</text:p>
              </table:table-cell>
              <table:table-cell office:value-type="float" office:value="5.06418">
                <text:p>5.06418</text:p>
              </table:table-cell>
              <table:table-cell office:value-type="float" office:value="4.641513">
                <text:p>4.6415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327">
                <text:p>20.327</text:p>
              </table:table-cell>
              <table:table-cell office:value-type="float" office:value="35.76667">
                <text:p>35.76667</text:p>
              </table:table-cell>
              <table:table-cell office:value-type="float" office:value="33.86667">
                <text:p>33.86667</text:p>
              </table:table-cell>
              <table:table-cell office:value-type="float" office:value="5.072964">
                <text:p>5.072964</text:p>
              </table:table-cell>
              <table:table-cell office:value-type="float" office:value="5.433939">
                <text:p>5.4339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34">
                <text:p>20.34</text:p>
              </table:table-cell>
              <table:table-cell office:value-type="float" office:value="34.26667">
                <text:p>34.26667</text:p>
              </table:table-cell>
              <table:table-cell office:value-type="float" office:value="36.4">
                <text:p>36.4</text:p>
              </table:table-cell>
              <table:table-cell office:value-type="float" office:value="5.562332">
                <text:p>5.562332</text:p>
              </table:table-cell>
              <table:table-cell office:value-type="float" office:value="4.767902">
                <text:p>4.76790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352">
                <text:p>20.352</text:p>
              </table:table-cell>
              <table:table-cell office:value-type="float" office:value="35.63334">
                <text:p>35.63334</text:p>
              </table:table-cell>
              <table:table-cell office:value-type="float" office:value="35.76667">
                <text:p>35.76667</text:p>
              </table:table-cell>
              <table:table-cell office:value-type="float" office:value="5.21515">
                <text:p>5.21515</text:p>
              </table:table-cell>
              <table:table-cell office:value-type="float" office:value="4.841417">
                <text:p>4.8414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363">
                <text:p>20.363</text:p>
              </table:table-cell>
              <table:table-cell office:value-type="float" office:value="36.1">
                <text:p>36.1</text:p>
              </table:table-cell>
              <table:table-cell office:value-type="float" office:value="35.5">
                <text:p>35.5</text:p>
              </table:table-cell>
              <table:table-cell office:value-type="float" office:value="4.994436">
                <text:p>4.994436</text:p>
              </table:table-cell>
              <table:table-cell office:value-type="float" office:value="4.942897">
                <text:p>4.9428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375">
                <text:p>20.375</text:p>
              </table:table-cell>
              <table:table-cell office:value-type="float" office:value="35.16667">
                <text:p>35.16667</text:p>
              </table:table-cell>
              <table:table-cell office:value-type="float" office:value="34.66667">
                <text:p>34.66667</text:p>
              </table:table-cell>
              <table:table-cell office:value-type="float" office:value="5.254109">
                <text:p>5.254109</text:p>
              </table:table-cell>
              <table:table-cell office:value-type="float" office:value="5.233761">
                <text:p>5.23376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387">
                <text:p>20.387</text:p>
              </table:table-cell>
              <table:table-cell office:value-type="float" office:value="35.3">
                <text:p>35.3</text:p>
              </table:table-cell>
              <table:table-cell office:value-type="float" office:value="35.2">
                <text:p>35.2</text:p>
              </table:table-cell>
              <table:table-cell office:value-type="float" office:value="5.262354">
                <text:p>5.262354</text:p>
              </table:table-cell>
              <table:table-cell office:value-type="float" office:value="5.117814">
                <text:p>5.11781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403">
                <text:p>20.403</text:p>
              </table:table-cell>
              <table:table-cell office:value-type="float" office:value="33.76667">
                <text:p>33.76667</text:p>
              </table:table-cell>
              <table:table-cell office:value-type="float" office:value="35.4">
                <text:p>35.4</text:p>
              </table:table-cell>
              <table:table-cell office:value-type="float" office:value="5.761949">
                <text:p>5.761949</text:p>
              </table:table-cell>
              <table:table-cell office:value-type="float" office:value="5.029428">
                <text:p>5.02942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417">
                <text:p>20.417</text:p>
              </table:table-cell>
              <table:table-cell office:value-type="float" office:value="33.9">
                <text:p>33.9</text:p>
              </table:table-cell>
              <table:table-cell office:value-type="float" office:value="35.96667">
                <text:p>35.96667</text:p>
              </table:table-cell>
              <table:table-cell office:value-type="float" office:value="5.817113">
                <text:p>5.817113</text:p>
              </table:table-cell>
              <table:table-cell office:value-type="float" office:value="4.827624">
                <text:p>4.82762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429">
                <text:p>20.429</text:p>
              </table:table-cell>
              <table:table-cell office:value-type="float" office:value="33.56667">
                <text:p>33.56667</text:p>
              </table:table-cell>
              <table:table-cell office:value-type="float" office:value="34.63334">
                <text:p>34.63334</text:p>
              </table:table-cell>
              <table:table-cell office:value-type="float" office:value="5.935497">
                <text:p>5.935497</text:p>
              </table:table-cell>
              <table:table-cell office:value-type="float" office:value="5.220844">
                <text:p>5.22084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441">
                <text:p>20.441</text:p>
              </table:table-cell>
              <table:table-cell office:value-type="float" office:value="35.7">
                <text:p>35.7</text:p>
              </table:table-cell>
              <table:table-cell office:value-type="float" office:value="36.46667">
                <text:p>36.46667</text:p>
              </table:table-cell>
              <table:table-cell office:value-type="float" office:value="5.265157">
                <text:p>5.265157</text:p>
              </table:table-cell>
              <table:table-cell office:value-type="float" office:value="4.703035">
                <text:p>4.7030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453">
                <text:p>20.453</text:p>
              </table:table-cell>
              <table:table-cell office:value-type="float" office:value="34.26667">
                <text:p>34.26667</text:p>
              </table:table-cell>
              <table:table-cell office:value-type="float" office:value="35.23333">
                <text:p>35.23333</text:p>
              </table:table-cell>
              <table:table-cell office:value-type="float" office:value="5.597856">
                <text:p>5.597856</text:p>
              </table:table-cell>
              <table:table-cell office:value-type="float" office:value="5.001013">
                <text:p>5.0010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465">
                <text:p>20.465</text:p>
              </table:table-cell>
              <table:table-cell office:value-type="float" office:value="34.53333">
                <text:p>34.53333</text:p>
              </table:table-cell>
              <table:table-cell office:value-type="float" office:value="35.1">
                <text:p>35.1</text:p>
              </table:table-cell>
              <table:table-cell office:value-type="float" office:value="5.57742">
                <text:p>5.57742</text:p>
              </table:table-cell>
              <table:table-cell office:value-type="float" office:value="5.103486">
                <text:p>5.10348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48">
                <text:p>20.48</text:p>
              </table:table-cell>
              <table:table-cell office:value-type="float" office:value="34.53333">
                <text:p>34.53333</text:p>
              </table:table-cell>
              <table:table-cell office:value-type="float" office:value="35.1">
                <text:p>35.1</text:p>
              </table:table-cell>
              <table:table-cell office:value-type="float" office:value="5.573336">
                <text:p>5.573336</text:p>
              </table:table-cell>
              <table:table-cell office:value-type="float" office:value="5.123501">
                <text:p>5.1235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492">
                <text:p>20.492</text:p>
              </table:table-cell>
              <table:table-cell office:value-type="float" office:value="33.7">
                <text:p>33.7</text:p>
              </table:table-cell>
              <table:table-cell office:value-type="float" office:value="36.53333">
                <text:p>36.53333</text:p>
              </table:table-cell>
              <table:table-cell office:value-type="float" office:value="5.843291">
                <text:p>5.843291</text:p>
              </table:table-cell>
              <table:table-cell office:value-type="float" office:value="4.66145">
                <text:p>4.661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503">
                <text:p>20.503</text:p>
              </table:table-cell>
              <table:table-cell office:value-type="float" office:value="35.56667">
                <text:p>35.56667</text:p>
              </table:table-cell>
              <table:table-cell office:value-type="float" office:value="36.3">
                <text:p>36.3</text:p>
              </table:table-cell>
              <table:table-cell office:value-type="float" office:value="5.29023">
                <text:p>5.29023</text:p>
              </table:table-cell>
              <table:table-cell office:value-type="float" office:value="4.645693">
                <text:p>4.645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527">
                <text:p>20.527</text:p>
              </table:table-cell>
              <table:table-cell office:value-type="float" office:value="35.56667">
                <text:p>35.56667</text:p>
              </table:table-cell>
              <table:table-cell office:value-type="float" office:value="36.3">
                <text:p>36.3</text:p>
              </table:table-cell>
              <table:table-cell office:value-type="float" office:value="5.159726">
                <text:p>5.159726</text:p>
              </table:table-cell>
              <table:table-cell office:value-type="float" office:value="4.642539">
                <text:p>4.64253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54">
                <text:p>20.54</text:p>
              </table:table-cell>
              <table:table-cell office:value-type="float" office:value="32.5">
                <text:p>32.5</text:p>
              </table:table-cell>
              <table:table-cell office:value-type="float" office:value="35.66667">
                <text:p>35.66667</text:p>
              </table:table-cell>
              <table:table-cell office:value-type="float" office:value="6.152466">
                <text:p>6.152466</text:p>
              </table:table-cell>
              <table:table-cell office:value-type="float" office:value="4.848268">
                <text:p>4.84826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.551">
                <text:p>20.551</text:p>
              </table:table-cell>
              <table:table-cell office:value-type="float" office:value="36.2">
                <text:p>36.2</text:p>
              </table:table-cell>
              <table:table-cell office:value-type="float" office:value="36.43333">
                <text:p>36.43333</text:p>
              </table:table-cell>
              <table:table-cell office:value-type="float" office:value="5.146927">
                <text:p>5.146927</text:p>
              </table:table-cell>
              <table:table-cell office:value-type="float" office:value="4.639755">
                <text:p>4.63975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.564">
                <text:p>20.564</text:p>
              </table:table-cell>
              <table:table-cell office:value-type="float" office:value="36.36667">
                <text:p>36.36667</text:p>
              </table:table-cell>
              <table:table-cell office:value-type="float" office:value="34.86666">
                <text:p>34.86666</text:p>
              </table:table-cell>
              <table:table-cell office:value-type="float" office:value="4.893269">
                <text:p>4.893269</text:p>
              </table:table-cell>
              <table:table-cell office:value-type="float" office:value="5.107138">
                <text:p>5.10713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.575">
                <text:p>20.575</text:p>
              </table:table-cell>
              <table:table-cell office:value-type="float" office:value="36.1">
                <text:p>36.1</text:p>
              </table:table-cell>
              <table:table-cell office:value-type="float" office:value="35.73334">
                <text:p>35.73334</text:p>
              </table:table-cell>
              <table:table-cell office:value-type="float" office:value="4.930488">
                <text:p>4.930488</text:p>
              </table:table-cell>
              <table:table-cell office:value-type="float" office:value="4.917742">
                <text:p>4.91774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.587">
                <text:p>20.587</text:p>
              </table:table-cell>
              <table:table-cell office:value-type="float" office:value="35.36667">
                <text:p>35.36667</text:p>
              </table:table-cell>
              <table:table-cell office:value-type="float" office:value="35">
                <text:p>35</text:p>
              </table:table-cell>
              <table:table-cell office:value-type="float" office:value="5.176904">
                <text:p>5.176904</text:p>
              </table:table-cell>
              <table:table-cell office:value-type="float" office:value="5.11778">
                <text:p>5.117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.598">
                <text:p>20.598</text:p>
              </table:table-cell>
              <table:table-cell office:value-type="float" office:value="35.6">
                <text:p>35.6</text:p>
              </table:table-cell>
              <table:table-cell office:value-type="float" office:value="35.56667">
                <text:p>35.56667</text:p>
              </table:table-cell>
              <table:table-cell office:value-type="float" office:value="5.150275">
                <text:p>5.150275</text:p>
              </table:table-cell>
              <table:table-cell office:value-type="float" office:value="4.972768">
                <text:p>4.97276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.612">
                <text:p>20.612</text:p>
              </table:table-cell>
              <table:table-cell office:value-type="float" office:value="36">
                <text:p>36</text:p>
              </table:table-cell>
              <table:table-cell office:value-type="float" office:value="33.53333">
                <text:p>33.53333</text:p>
              </table:table-cell>
              <table:table-cell office:value-type="float" office:value="5.015074">
                <text:p>5.015074</text:p>
              </table:table-cell>
              <table:table-cell office:value-type="float" office:value="5.604081">
                <text:p>5.60408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0.624">
                <text:p>20.624</text:p>
              </table:table-cell>
              <table:table-cell office:value-type="float" office:value="36.46667">
                <text:p>36.46667</text:p>
              </table:table-cell>
              <table:table-cell office:value-type="float" office:value="35.23333">
                <text:p>35.23333</text:p>
              </table:table-cell>
              <table:table-cell office:value-type="float" office:value="4.836762">
                <text:p>4.836762</text:p>
              </table:table-cell>
              <table:table-cell office:value-type="float" office:value="5.176124">
                <text:p>5.17612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0.636">
                <text:p>20.636</text:p>
              </table:table-cell>
              <table:table-cell office:value-type="float" office:value="33.63333">
                <text:p>33.63333</text:p>
              </table:table-cell>
              <table:table-cell office:value-type="float" office:value="35.06667">
                <text:p>35.06667</text:p>
              </table:table-cell>
              <table:table-cell office:value-type="float" office:value="5.713545">
                <text:p>5.713545</text:p>
              </table:table-cell>
              <table:table-cell office:value-type="float" office:value="5.142206">
                <text:p>5.14220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0.647">
                <text:p>20.647</text:p>
              </table:table-cell>
              <table:table-cell office:value-type="float" office:value="35.66667">
                <text:p>35.66667</text:p>
              </table:table-cell>
              <table:table-cell office:value-type="float" office:value="36.26667">
                <text:p>36.26667</text:p>
              </table:table-cell>
              <table:table-cell office:value-type="float" office:value="5.236403">
                <text:p>5.236403</text:p>
              </table:table-cell>
              <table:table-cell office:value-type="float" office:value="4.748231">
                <text:p>4.74823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0.658">
                <text:p>20.658</text:p>
              </table:table-cell>
              <table:table-cell office:value-type="float" office:value="36.13333">
                <text:p>36.13333</text:p>
              </table:table-cell>
              <table:table-cell office:value-type="float" office:value="33.53333">
                <text:p>33.53333</text:p>
              </table:table-cell>
              <table:table-cell office:value-type="float" office:value="4.989126">
                <text:p>4.989126</text:p>
              </table:table-cell>
              <table:table-cell office:value-type="float" office:value="5.558148">
                <text:p>5.5581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0.671">
                <text:p>20.671</text:p>
              </table:table-cell>
              <table:table-cell office:value-type="float" office:value="34.53333">
                <text:p>34.53333</text:p>
              </table:table-cell>
              <table:table-cell office:value-type="float" office:value="37.26667">
                <text:p>37.26667</text:p>
              </table:table-cell>
              <table:table-cell office:value-type="float" office:value="5.459617">
                <text:p>5.459617</text:p>
              </table:table-cell>
              <table:table-cell office:value-type="float" office:value="4.50548">
                <text:p>4.5054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0.683">
                <text:p>20.683</text:p>
              </table:table-cell>
              <table:table-cell office:value-type="float" office:value="35.46667">
                <text:p>35.46667</text:p>
              </table:table-cell>
              <table:table-cell office:value-type="float" office:value="34.03333">
                <text:p>34.03333</text:p>
              </table:table-cell>
              <table:table-cell office:value-type="float" office:value="5.249206">
                <text:p>5.249206</text:p>
              </table:table-cell>
              <table:table-cell office:value-type="float" office:value="5.347142">
                <text:p>5.3471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0.694">
                <text:p>20.694</text:p>
              </table:table-cell>
              <table:table-cell office:value-type="float" office:value="36.83333">
                <text:p>36.83333</text:p>
              </table:table-cell>
              <table:table-cell office:value-type="float" office:value="35.36667">
                <text:p>35.36667</text:p>
              </table:table-cell>
              <table:table-cell office:value-type="float" office:value="4.762892">
                <text:p>4.762892</text:p>
              </table:table-cell>
              <table:table-cell office:value-type="float" office:value="5.080882">
                <text:p>5.0808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0.705">
                <text:p>20.705</text:p>
              </table:table-cell>
              <table:table-cell office:value-type="float" office:value="34.16667">
                <text:p>34.16667</text:p>
              </table:table-cell>
              <table:table-cell office:value-type="float" office:value="36.23333">
                <text:p>36.23333</text:p>
              </table:table-cell>
              <table:table-cell office:value-type="float" office:value="5.532868">
                <text:p>5.532868</text:p>
              </table:table-cell>
              <table:table-cell office:value-type="float" office:value="4.746097">
                <text:p>4.74609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0.716">
                <text:p>20.716</text:p>
              </table:table-cell>
              <table:table-cell office:value-type="float" office:value="28.6">
                <text:p>28.6</text:p>
              </table:table-cell>
              <table:table-cell office:value-type="float" office:value="31.86667">
                <text:p>31.86667</text:p>
              </table:table-cell>
              <table:table-cell office:value-type="float" office:value="7.461221">
                <text:p>7.461221</text:p>
              </table:table-cell>
              <table:table-cell office:value-type="float" office:value="6.091489">
                <text:p>6.09148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0.727">
                <text:p>20.727</text:p>
              </table:table-cell>
              <table:table-cell office:value-type="float" office:value="23.8">
                <text:p>23.8</text:p>
              </table:table-cell>
              <table:table-cell office:value-type="float" office:value="26.76667">
                <text:p>26.76667</text:p>
              </table:table-cell>
              <table:table-cell office:value-type="float" office:value="9.438527">
                <text:p>9.438527</text:p>
              </table:table-cell>
              <table:table-cell office:value-type="float" office:value="8.02252">
                <text:p>8.0225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0.738">
                <text:p>20.738</text:p>
              </table:table-cell>
              <table:table-cell office:value-type="float" office:value="30.36667">
                <text:p>30.36667</text:p>
              </table:table-cell>
              <table:table-cell office:value-type="float" office:value="29.2">
                <text:p>29.2</text:p>
              </table:table-cell>
              <table:table-cell office:value-type="float" office:value="7.690974">
                <text:p>7.690974</text:p>
              </table:table-cell>
              <table:table-cell office:value-type="float" office:value="7.611444">
                <text:p>7.6114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0.749">
                <text:p>20.749</text:p>
              </table:table-cell>
              <table:table-cell office:value-type="float" office:value="24.46667">
                <text:p>24.46667</text:p>
              </table:table-cell>
              <table:table-cell office:value-type="float" office:value="21.2">
                <text:p>21.2</text:p>
              </table:table-cell>
              <table:table-cell office:value-type="float" office:value="9.256802">
                <text:p>9.256802</text:p>
              </table:table-cell>
              <table:table-cell office:value-type="float" office:value="10.12552">
                <text:p>10.1255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0.761">
                <text:p>20.761</text:p>
              </table:table-cell>
              <table:table-cell office:value-type="float" office:value="27.5">
                <text:p>27.5</text:p>
              </table:table-cell>
              <table:table-cell office:value-type="float" office:value="30.9">
                <text:p>30.9</text:p>
              </table:table-cell>
              <table:table-cell office:value-type="float" office:value="8.605568">
                <text:p>8.605568</text:p>
              </table:table-cell>
              <table:table-cell office:value-type="float" office:value="7.492327">
                <text:p>7.49232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0.772">
                <text:p>20.772</text:p>
              </table:table-cell>
              <table:table-cell office:value-type="float" office:value="25.16667">
                <text:p>25.16667</text:p>
              </table:table-cell>
              <table:table-cell office:value-type="float" office:value="22.96667">
                <text:p>22.96667</text:p>
              </table:table-cell>
              <table:table-cell office:value-type="float" office:value="9.201068">
                <text:p>9.201068</text:p>
              </table:table-cell>
              <table:table-cell office:value-type="float" office:value="9.517947">
                <text:p>9.51794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0.783">
                <text:p>20.783</text:p>
              </table:table-cell>
              <table:table-cell office:value-type="float" office:value="20.43333">
                <text:p>20.43333</text:p>
              </table:table-cell>
              <table:table-cell office:value-type="float" office:value="23">
                <text:p>23</text:p>
              </table:table-cell>
              <table:table-cell office:value-type="float" office:value="10.85703">
                <text:p>10.85703</text:p>
              </table:table-cell>
              <table:table-cell office:value-type="float" office:value="9.9092">
                <text:p>9.909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0.795">
                <text:p>20.795</text:p>
              </table:table-cell>
              <table:table-cell office:value-type="float" office:value="33.26667">
                <text:p>33.26667</text:p>
              </table:table-cell>
              <table:table-cell office:value-type="float" office:value="33.8">
                <text:p>33.8</text:p>
              </table:table-cell>
              <table:table-cell office:value-type="float" office:value="7.015121">
                <text:p>7.015121</text:p>
              </table:table-cell>
              <table:table-cell office:value-type="float" office:value="6.477302">
                <text:p>6.47730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0.809">
                <text:p>20.809</text:p>
              </table:table-cell>
              <table:table-cell office:value-type="float" office:value="25.56667">
                <text:p>25.56667</text:p>
              </table:table-cell>
              <table:table-cell office:value-type="float" office:value="30.43333">
                <text:p>30.43333</text:p>
              </table:table-cell>
              <table:table-cell office:value-type="float" office:value="8.75691">
                <text:p>8.75691</text:p>
              </table:table-cell>
              <table:table-cell office:value-type="float" office:value="6.893303">
                <text:p>6.8933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0.82">
                <text:p>20.82</text:p>
              </table:table-cell>
              <table:table-cell office:value-type="float" office:value="21.8">
                <text:p>21.8</text:p>
              </table:table-cell>
              <table:table-cell office:value-type="float" office:value="23.06667">
                <text:p>23.06667</text:p>
              </table:table-cell>
              <table:table-cell office:value-type="float" office:value="10.32972">
                <text:p>10.32972</text:p>
              </table:table-cell>
              <table:table-cell office:value-type="float" office:value="9.374027">
                <text:p>9.3740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0.832">
                <text:p>20.832</text:p>
              </table:table-cell>
              <table:table-cell office:value-type="float" office:value="24.5">
                <text:p>24.5</text:p>
              </table:table-cell>
              <table:table-cell office:value-type="float" office:value="26.93333">
                <text:p>26.93333</text:p>
              </table:table-cell>
              <table:table-cell office:value-type="float" office:value="9.765367">
                <text:p>9.765367</text:p>
              </table:table-cell>
              <table:table-cell office:value-type="float" office:value="8.611719">
                <text:p>8.61171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0.844">
                <text:p>20.844</text:p>
              </table:table-cell>
              <table:table-cell office:value-type="float" office:value="23.93333">
                <text:p>23.93333</text:p>
              </table:table-cell>
              <table:table-cell office:value-type="float" office:value="28.3">
                <text:p>28.3</text:p>
              </table:table-cell>
              <table:table-cell office:value-type="float" office:value="9.838468">
                <text:p>9.838468</text:p>
              </table:table-cell>
              <table:table-cell office:value-type="float" office:value="8.017563">
                <text:p>8.01756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.856">
                <text:p>20.856</text:p>
              </table:table-cell>
              <table:table-cell office:value-type="float" office:value="28">
                <text:p>28</text:p>
              </table:table-cell>
              <table:table-cell office:value-type="float" office:value="30.03333">
                <text:p>30.03333</text:p>
              </table:table-cell>
              <table:table-cell office:value-type="float" office:value="8.533784">
                <text:p>8.533784</text:p>
              </table:table-cell>
              <table:table-cell office:value-type="float" office:value="7.339214">
                <text:p>7.3392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0.872">
                <text:p>20.872</text:p>
              </table:table-cell>
              <table:table-cell office:value-type="float" office:value="21.8">
                <text:p>21.8</text:p>
              </table:table-cell>
              <table:table-cell office:value-type="float" office:value="25.83333">
                <text:p>25.83333</text:p>
              </table:table-cell>
              <table:table-cell office:value-type="float" office:value="10.29281">
                <text:p>10.29281</text:p>
              </table:table-cell>
              <table:table-cell office:value-type="float" office:value="8.572876">
                <text:p>8.57287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.883">
                <text:p>20.883</text:p>
              </table:table-cell>
              <table:table-cell office:value-type="float" office:value="29.03333">
                <text:p>29.03333</text:p>
              </table:table-cell>
              <table:table-cell office:value-type="float" office:value="28.93333">
                <text:p>28.93333</text:p>
              </table:table-cell>
              <table:table-cell office:value-type="float" office:value="8.294711">
                <text:p>8.294711</text:p>
              </table:table-cell>
              <table:table-cell office:value-type="float" office:value="7.81332">
                <text:p>7.813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0.895">
                <text:p>20.895</text:p>
              </table:table-cell>
              <table:table-cell office:value-type="float" office:value="27.93333">
                <text:p>27.93333</text:p>
              </table:table-cell>
              <table:table-cell office:value-type="float" office:value="28.96667">
                <text:p>28.96667</text:p>
              </table:table-cell>
              <table:table-cell office:value-type="float" office:value="8.25947">
                <text:p>8.25947</text:p>
              </table:table-cell>
              <table:table-cell office:value-type="float" office:value="7.654513">
                <text:p>7.6545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0.907">
                <text:p>20.907</text:p>
              </table:table-cell>
              <table:table-cell office:value-type="float" office:value="28.66667">
                <text:p>28.66667</text:p>
              </table:table-cell>
              <table:table-cell office:value-type="float" office:value="30.4">
                <text:p>30.4</text:p>
              </table:table-cell>
              <table:table-cell office:value-type="float" office:value="8.019363">
                <text:p>8.019363</text:p>
              </table:table-cell>
              <table:table-cell office:value-type="float" office:value="7.16075">
                <text:p>7.1607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0.919">
                <text:p>20.919</text:p>
              </table:table-cell>
              <table:table-cell office:value-type="float" office:value="28.7">
                <text:p>28.7</text:p>
              </table:table-cell>
              <table:table-cell office:value-type="float" office:value="28.33333">
                <text:p>28.33333</text:p>
              </table:table-cell>
              <table:table-cell office:value-type="float" office:value="7.965826">
                <text:p>7.965826</text:p>
              </table:table-cell>
              <table:table-cell office:value-type="float" office:value="7.737997">
                <text:p>7.7379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0.931">
                <text:p>20.931</text:p>
              </table:table-cell>
              <table:table-cell office:value-type="float" office:value="25.3">
                <text:p>25.3</text:p>
              </table:table-cell>
              <table:table-cell office:value-type="float" office:value="27.66667">
                <text:p>27.66667</text:p>
              </table:table-cell>
              <table:table-cell office:value-type="float" office:value="9.064496">
                <text:p>9.064496</text:p>
              </table:table-cell>
              <table:table-cell office:value-type="float" office:value="8.072378">
                <text:p>8.07237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0.946">
                <text:p>20.946</text:p>
              </table:table-cell>
              <table:table-cell office:value-type="float" office:value="28.7">
                <text:p>28.7</text:p>
              </table:table-cell>
              <table:table-cell office:value-type="float" office:value="28.66667">
                <text:p>28.66667</text:p>
              </table:table-cell>
              <table:table-cell office:value-type="float" office:value="8.181195">
                <text:p>8.181195</text:p>
              </table:table-cell>
              <table:table-cell office:value-type="float" office:value="7.816241">
                <text:p>7.8162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0.957">
                <text:p>20.957</text:p>
              </table:table-cell>
              <table:table-cell office:value-type="float" office:value="28.9">
                <text:p>28.9</text:p>
              </table:table-cell>
              <table:table-cell office:value-type="float" office:value="30.56667">
                <text:p>30.56667</text:p>
              </table:table-cell>
              <table:table-cell office:value-type="float" office:value="7.944355">
                <text:p>7.944355</text:p>
              </table:table-cell>
              <table:table-cell office:value-type="float" office:value="7.150636">
                <text:p>7.1506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.969">
                <text:p>20.969</text:p>
              </table:table-cell>
              <table:table-cell office:value-type="float" office:value="32.33333">
                <text:p>32.33333</text:p>
              </table:table-cell>
              <table:table-cell office:value-type="float" office:value="28.53333">
                <text:p>28.53333</text:p>
              </table:table-cell>
              <table:table-cell office:value-type="float" office:value="6.78607">
                <text:p>6.78607</text:p>
              </table:table-cell>
              <table:table-cell office:value-type="float" office:value="7.682478">
                <text:p>7.68247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981">
                <text:p>20.981</text:p>
              </table:table-cell>
              <table:table-cell office:value-type="float" office:value="26.96667">
                <text:p>26.96667</text:p>
              </table:table-cell>
              <table:table-cell office:value-type="float" office:value="27.36667">
                <text:p>27.36667</text:p>
              </table:table-cell>
              <table:table-cell office:value-type="float" office:value="8.304829">
                <text:p>8.304829</text:p>
              </table:table-cell>
              <table:table-cell office:value-type="float" office:value="8.170067">
                <text:p>8.17006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993">
                <text:p>20.993</text:p>
              </table:table-cell>
              <table:table-cell office:value-type="float" office:value="28.3">
                <text:p>28.3</text:p>
              </table:table-cell>
              <table:table-cell office:value-type="float" office:value="29.5">
                <text:p>29.5</text:p>
              </table:table-cell>
              <table:table-cell office:value-type="float" office:value="8.176756">
                <text:p>8.176756</text:p>
              </table:table-cell>
              <table:table-cell office:value-type="float" office:value="7.575829">
                <text:p>7.57582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.006">
                <text:p>21.006</text:p>
              </table:table-cell>
              <table:table-cell office:value-type="float" office:value="29.23333">
                <text:p>29.23333</text:p>
              </table:table-cell>
              <table:table-cell office:value-type="float" office:value="30">
                <text:p>30</text:p>
              </table:table-cell>
              <table:table-cell office:value-type="float" office:value="7.850729">
                <text:p>7.850729</text:p>
              </table:table-cell>
              <table:table-cell office:value-type="float" office:value="7.297949">
                <text:p>7.2979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.018">
                <text:p>21.018</text:p>
              </table:table-cell>
              <table:table-cell office:value-type="float" office:value="31.33333">
                <text:p>31.33333</text:p>
              </table:table-cell>
              <table:table-cell office:value-type="float" office:value="31.06667">
                <text:p>31.06667</text:p>
              </table:table-cell>
              <table:table-cell office:value-type="float" office:value="7.106821">
                <text:p>7.106821</text:p>
              </table:table-cell>
              <table:table-cell office:value-type="float" office:value="6.899409">
                <text:p>6.89940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.03">
                <text:p>21.03</text:p>
              </table:table-cell>
              <table:table-cell office:value-type="float" office:value="30.23333">
                <text:p>30.23333</text:p>
              </table:table-cell>
              <table:table-cell office:value-type="float" office:value="31.4">
                <text:p>31.4</text:p>
              </table:table-cell>
              <table:table-cell office:value-type="float" office:value="7.320419">
                <text:p>7.320419</text:p>
              </table:table-cell>
              <table:table-cell office:value-type="float" office:value="6.715537">
                <text:p>6.71553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.042">
                <text:p>21.042</text:p>
              </table:table-cell>
              <table:table-cell office:value-type="float" office:value="30.6">
                <text:p>30.6</text:p>
              </table:table-cell>
              <table:table-cell office:value-type="float" office:value="31.13333">
                <text:p>31.13333</text:p>
              </table:table-cell>
              <table:table-cell office:value-type="float" office:value="7.24742">
                <text:p>7.24742</text:p>
              </table:table-cell>
              <table:table-cell office:value-type="float" office:value="6.769288">
                <text:p>6.76928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1.054">
                <text:p>21.054</text:p>
              </table:table-cell>
              <table:table-cell office:value-type="float" office:value="30.4">
                <text:p>30.4</text:p>
              </table:table-cell>
              <table:table-cell office:value-type="float" office:value="31">
                <text:p>31</text:p>
              </table:table-cell>
              <table:table-cell office:value-type="float" office:value="7.3012">
                <text:p>7.3012</text:p>
              </table:table-cell>
              <table:table-cell office:value-type="float" office:value="6.826538">
                <text:p>6.8265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.069">
                <text:p>21.069</text:p>
              </table:table-cell>
              <table:table-cell office:value-type="float" office:value="31.26667">
                <text:p>31.26667</text:p>
              </table:table-cell>
              <table:table-cell office:value-type="float" office:value="31.66667">
                <text:p>31.66667</text:p>
              </table:table-cell>
              <table:table-cell office:value-type="float" office:value="7.033306">
                <text:p>7.033306</text:p>
              </table:table-cell>
              <table:table-cell office:value-type="float" office:value="6.624148">
                <text:p>6.6241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.083">
                <text:p>21.083</text:p>
              </table:table-cell>
              <table:table-cell office:value-type="float" office:value="31.26667">
                <text:p>31.26667</text:p>
              </table:table-cell>
              <table:table-cell office:value-type="float" office:value="31.36667">
                <text:p>31.36667</text:p>
              </table:table-cell>
              <table:table-cell office:value-type="float" office:value="6.983132">
                <text:p>6.983132</text:p>
              </table:table-cell>
              <table:table-cell office:value-type="float" office:value="6.684196">
                <text:p>6.68419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.095">
                <text:p>21.095</text:p>
              </table:table-cell>
              <table:table-cell office:value-type="float" office:value="30.33334">
                <text:p>30.33334</text:p>
              </table:table-cell>
              <table:table-cell office:value-type="float" office:value="32.36666">
                <text:p>32.36666</text:p>
              </table:table-cell>
              <table:table-cell office:value-type="float" office:value="7.279341">
                <text:p>7.279341</text:p>
              </table:table-cell>
              <table:table-cell office:value-type="float" office:value="6.373797">
                <text:p>6.3737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.107">
                <text:p>21.107</text:p>
              </table:table-cell>
              <table:table-cell office:value-type="float" office:value="31.4">
                <text:p>31.4</text:p>
              </table:table-cell>
              <table:table-cell office:value-type="float" office:value="32.26667">
                <text:p>32.26667</text:p>
              </table:table-cell>
              <table:table-cell office:value-type="float" office:value="6.993999">
                <text:p>6.993999</text:p>
              </table:table-cell>
              <table:table-cell office:value-type="float" office:value="6.347288">
                <text:p>6.3472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.119">
                <text:p>21.119</text:p>
              </table:table-cell>
              <table:table-cell office:value-type="float" office:value="31.73333">
                <text:p>31.73333</text:p>
              </table:table-cell>
              <table:table-cell office:value-type="float" office:value="31.83333">
                <text:p>31.83333</text:p>
              </table:table-cell>
              <table:table-cell office:value-type="float" office:value="6.831445">
                <text:p>6.831445</text:p>
              </table:table-cell>
              <table:table-cell office:value-type="float" office:value="6.485363">
                <text:p>6.48536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.131">
                <text:p>21.131</text:p>
              </table:table-cell>
              <table:table-cell office:value-type="float" office:value="33.06667">
                <text:p>33.06667</text:p>
              </table:table-cell>
              <table:table-cell office:value-type="float" office:value="31.96667">
                <text:p>31.96667</text:p>
              </table:table-cell>
              <table:table-cell office:value-type="float" office:value="6.368568">
                <text:p>6.368568</text:p>
              </table:table-cell>
              <table:table-cell office:value-type="float" office:value="6.471603">
                <text:p>6.4716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.146">
                <text:p>21.146</text:p>
              </table:table-cell>
              <table:table-cell office:value-type="float" office:value="32.33333">
                <text:p>32.33333</text:p>
              </table:table-cell>
              <table:table-cell office:value-type="float" office:value="32.56667">
                <text:p>32.56667</text:p>
              </table:table-cell>
              <table:table-cell office:value-type="float" office:value="6.517832">
                <text:p>6.517832</text:p>
              </table:table-cell>
              <table:table-cell office:value-type="float" office:value="6.275839">
                <text:p>6.2758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.157">
                <text:p>21.157</text:p>
              </table:table-cell>
              <table:table-cell office:value-type="float" office:value="32.33333">
                <text:p>32.33333</text:p>
              </table:table-cell>
              <table:table-cell office:value-type="float" office:value="33.03333">
                <text:p>33.03333</text:p>
              </table:table-cell>
              <table:table-cell office:value-type="float" office:value="6.550117">
                <text:p>6.550117</text:p>
              </table:table-cell>
              <table:table-cell office:value-type="float" office:value="6.08734">
                <text:p>6.087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.169">
                <text:p>21.169</text:p>
              </table:table-cell>
              <table:table-cell office:value-type="float" office:value="32.8">
                <text:p>32.8</text:p>
              </table:table-cell>
              <table:table-cell office:value-type="float" office:value="32.2">
                <text:p>32.2</text:p>
              </table:table-cell>
              <table:table-cell office:value-type="float" office:value="6.407122">
                <text:p>6.407122</text:p>
              </table:table-cell>
              <table:table-cell office:value-type="float" office:value="6.322761">
                <text:p>6.3227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.181">
                <text:p>21.181</text:p>
              </table:table-cell>
              <table:table-cell office:value-type="float" office:value="33.4">
                <text:p>33.4</text:p>
              </table:table-cell>
              <table:table-cell office:value-type="float" office:value="33">
                <text:p>33</text:p>
              </table:table-cell>
              <table:table-cell office:value-type="float" office:value="6.185915">
                <text:p>6.185915</text:p>
              </table:table-cell>
              <table:table-cell office:value-type="float" office:value="6.111328">
                <text:p>6.11132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.193">
                <text:p>21.193</text:p>
              </table:table-cell>
              <table:table-cell office:value-type="float" office:value="34.13334">
                <text:p>34.13334</text:p>
              </table:table-cell>
              <table:table-cell office:value-type="float" office:value="32.53333">
                <text:p>32.53333</text:p>
              </table:table-cell>
              <table:table-cell office:value-type="float" office:value="5.905951">
                <text:p>5.905951</text:p>
              </table:table-cell>
              <table:table-cell office:value-type="float" office:value="6.222639">
                <text:p>6.22263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.207">
                <text:p>21.207</text:p>
              </table:table-cell>
              <table:table-cell office:value-type="float" office:value="31.9">
                <text:p>31.9</text:p>
              </table:table-cell>
              <table:table-cell office:value-type="float" office:value="33.8">
                <text:p>33.8</text:p>
              </table:table-cell>
              <table:table-cell office:value-type="float" office:value="6.578269">
                <text:p>6.578269</text:p>
              </table:table-cell>
              <table:table-cell office:value-type="float" office:value="5.834755">
                <text:p>5.83475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.218">
                <text:p>21.218</text:p>
              </table:table-cell>
              <table:table-cell office:value-type="float" office:value="34.53333">
                <text:p>34.53333</text:p>
              </table:table-cell>
              <table:table-cell office:value-type="float" office:value="33.26667">
                <text:p>33.26667</text:p>
              </table:table-cell>
              <table:table-cell office:value-type="float" office:value="5.857657">
                <text:p>5.857657</text:p>
              </table:table-cell>
              <table:table-cell office:value-type="float" office:value="5.932773">
                <text:p>5.93277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.235">
                <text:p>21.235</text:p>
              </table:table-cell>
              <table:table-cell office:value-type="float" office:value="33.53333">
                <text:p>33.53333</text:p>
              </table:table-cell>
              <table:table-cell office:value-type="float" office:value="33">
                <text:p>33</text:p>
              </table:table-cell>
              <table:table-cell office:value-type="float" office:value="6.041165">
                <text:p>6.041165</text:p>
              </table:table-cell>
              <table:table-cell office:value-type="float" office:value="6.040532">
                <text:p>6.04053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1.247">
                <text:p>21.247</text:p>
              </table:table-cell>
              <table:table-cell office:value-type="float" office:value="33">
                <text:p>33</text:p>
              </table:table-cell>
              <table:table-cell office:value-type="float" office:value="34.66667">
                <text:p>34.66667</text:p>
              </table:table-cell>
              <table:table-cell office:value-type="float" office:value="6.252559">
                <text:p>6.252559</text:p>
              </table:table-cell>
              <table:table-cell office:value-type="float" office:value="5.521755">
                <text:p>5.52175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.259">
                <text:p>21.259</text:p>
              </table:table-cell>
              <table:table-cell office:value-type="float" office:value="34.23333">
                <text:p>34.23333</text:p>
              </table:table-cell>
              <table:table-cell office:value-type="float" office:value="34.5">
                <text:p>34.5</text:p>
              </table:table-cell>
              <table:table-cell office:value-type="float" office:value="5.894971">
                <text:p>5.894971</text:p>
              </table:table-cell>
              <table:table-cell office:value-type="float" office:value="5.474577">
                <text:p>5.4745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.272">
                <text:p>21.272</text:p>
              </table:table-cell>
              <table:table-cell office:value-type="float" office:value="33.2">
                <text:p>33.2</text:p>
              </table:table-cell>
              <table:table-cell office:value-type="float" office:value="32.83333">
                <text:p>32.83333</text:p>
              </table:table-cell>
              <table:table-cell office:value-type="float" office:value="6.160985">
                <text:p>6.160985</text:p>
              </table:table-cell>
              <table:table-cell office:value-type="float" office:value="6.008443">
                <text:p>6.0084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.284">
                <text:p>21.284</text:p>
              </table:table-cell>
              <table:table-cell office:value-type="float" office:value="35.5">
                <text:p>35.5</text:p>
              </table:table-cell>
              <table:table-cell office:value-type="float" office:value="34.06667">
                <text:p>34.06667</text:p>
              </table:table-cell>
              <table:table-cell office:value-type="float" office:value="5.46764">
                <text:p>5.46764</text:p>
              </table:table-cell>
              <table:table-cell office:value-type="float" office:value="5.71468">
                <text:p>5.7146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.295">
                <text:p>21.295</text:p>
              </table:table-cell>
              <table:table-cell office:value-type="float" office:value="33.16667">
                <text:p>33.16667</text:p>
              </table:table-cell>
              <table:table-cell office:value-type="float" office:value="33.96667">
                <text:p>33.96667</text:p>
              </table:table-cell>
              <table:table-cell office:value-type="float" office:value="6.07885">
                <text:p>6.07885</text:p>
              </table:table-cell>
              <table:table-cell office:value-type="float" office:value="5.686784">
                <text:p>5.68678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.306">
                <text:p>21.306</text:p>
              </table:table-cell>
              <table:table-cell office:value-type="float" office:value="33.33333">
                <text:p>33.33333</text:p>
              </table:table-cell>
              <table:table-cell office:value-type="float" office:value="34.33333">
                <text:p>34.33333</text:p>
              </table:table-cell>
              <table:table-cell office:value-type="float" office:value="6.159582">
                <text:p>6.159582</text:p>
              </table:table-cell>
              <table:table-cell office:value-type="float" office:value="5.566533">
                <text:p>5.5665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.317">
                <text:p>21.317</text:p>
              </table:table-cell>
              <table:table-cell office:value-type="float" office:value="35.66667">
                <text:p>35.66667</text:p>
              </table:table-cell>
              <table:table-cell office:value-type="float" office:value="33.83333">
                <text:p>33.83333</text:p>
              </table:table-cell>
              <table:table-cell office:value-type="float" office:value="5.417506">
                <text:p>5.417506</text:p>
              </table:table-cell>
              <table:table-cell office:value-type="float" office:value="5.705983">
                <text:p>5.7059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.328">
                <text:p>21.328</text:p>
              </table:table-cell>
              <table:table-cell office:value-type="float" office:value="34.6">
                <text:p>34.6</text:p>
              </table:table-cell>
              <table:table-cell office:value-type="float" office:value="33.5">
                <text:p>33.5</text:p>
              </table:table-cell>
              <table:table-cell office:value-type="float" office:value="5.617534">
                <text:p>5.617534</text:p>
              </table:table-cell>
              <table:table-cell office:value-type="float" office:value="5.84266">
                <text:p>5.8426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.339">
                <text:p>21.339</text:p>
              </table:table-cell>
              <table:table-cell office:value-type="float" office:value="34.76667">
                <text:p>34.76667</text:p>
              </table:table-cell>
              <table:table-cell office:value-type="float" office:value="33.9">
                <text:p>33.9</text:p>
              </table:table-cell>
              <table:table-cell office:value-type="float" office:value="5.603991">
                <text:p>5.603991</text:p>
              </table:table-cell>
              <table:table-cell office:value-type="float" office:value="5.74026">
                <text:p>5.740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.35">
                <text:p>21.35</text:p>
              </table:table-cell>
              <table:table-cell office:value-type="float" office:value="33.93333">
                <text:p>33.93333</text:p>
              </table:table-cell>
              <table:table-cell office:value-type="float" office:value="35.13334">
                <text:p>35.13334</text:p>
              </table:table-cell>
              <table:table-cell office:value-type="float" office:value="5.872661">
                <text:p>5.872661</text:p>
              </table:table-cell>
              <table:table-cell office:value-type="float" office:value="5.319715">
                <text:p>5.3197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.361">
                <text:p>21.361</text:p>
              </table:table-cell>
              <table:table-cell office:value-type="float" office:value="33.5">
                <text:p>33.5</text:p>
              </table:table-cell>
              <table:table-cell office:value-type="float" office:value="33.7">
                <text:p>33.7</text:p>
              </table:table-cell>
              <table:table-cell office:value-type="float" office:value="6.067033">
                <text:p>6.067033</text:p>
              </table:table-cell>
              <table:table-cell office:value-type="float" office:value="5.702857">
                <text:p>5.7028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.372">
                <text:p>21.372</text:p>
              </table:table-cell>
              <table:table-cell office:value-type="float" office:value="33.7">
                <text:p>33.7</text:p>
              </table:table-cell>
              <table:table-cell office:value-type="float" office:value="33.23334">
                <text:p>33.23334</text:p>
              </table:table-cell>
              <table:table-cell office:value-type="float" office:value="6.040547">
                <text:p>6.040547</text:p>
              </table:table-cell>
              <table:table-cell office:value-type="float" office:value="5.931189">
                <text:p>5.93118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.383">
                <text:p>21.383</text:p>
              </table:table-cell>
              <table:table-cell office:value-type="float" office:value="34.36666">
                <text:p>34.36666</text:p>
              </table:table-cell>
              <table:table-cell office:value-type="float" office:value="35.23333">
                <text:p>35.23333</text:p>
              </table:table-cell>
              <table:table-cell office:value-type="float" office:value="5.818641">
                <text:p>5.818641</text:p>
              </table:table-cell>
              <table:table-cell office:value-type="float" office:value="5.326892">
                <text:p>5.32689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.394">
                <text:p>21.394</text:p>
              </table:table-cell>
              <table:table-cell office:value-type="float" office:value="33.73333">
                <text:p>33.73333</text:p>
              </table:table-cell>
              <table:table-cell office:value-type="float" office:value="35.13334">
                <text:p>35.13334</text:p>
              </table:table-cell>
              <table:table-cell office:value-type="float" office:value="5.980646">
                <text:p>5.980646</text:p>
              </table:table-cell>
              <table:table-cell office:value-type="float" office:value="5.240131">
                <text:p>5.24013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.405">
                <text:p>21.405</text:p>
              </table:table-cell>
              <table:table-cell office:value-type="float" office:value="35.83333">
                <text:p>35.83333</text:p>
              </table:table-cell>
              <table:table-cell office:value-type="float" office:value="33.96667">
                <text:p>33.96667</text:p>
              </table:table-cell>
              <table:table-cell office:value-type="float" office:value="5.330836">
                <text:p>5.330836</text:p>
              </table:table-cell>
              <table:table-cell office:value-type="float" office:value="5.602994">
                <text:p>5.60299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.416">
                <text:p>21.416</text:p>
              </table:table-cell>
              <table:table-cell office:value-type="float" office:value="35.36667">
                <text:p>35.36667</text:p>
              </table:table-cell>
              <table:table-cell office:value-type="float" office:value="33.66667">
                <text:p>33.66667</text:p>
              </table:table-cell>
              <table:table-cell office:value-type="float" office:value="5.35433">
                <text:p>5.35433</text:p>
              </table:table-cell>
              <table:table-cell office:value-type="float" office:value="5.773018">
                <text:p>5.7730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.427">
                <text:p>21.427</text:p>
              </table:table-cell>
              <table:table-cell office:value-type="float" office:value="35.13334">
                <text:p>35.13334</text:p>
              </table:table-cell>
              <table:table-cell office:value-type="float" office:value="35.13334">
                <text:p>35.13334</text:p>
              </table:table-cell>
              <table:table-cell office:value-type="float" office:value="5.435861">
                <text:p>5.435861</text:p>
              </table:table-cell>
              <table:table-cell office:value-type="float" office:value="5.33036">
                <text:p>5.3303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.438">
                <text:p>21.438</text:p>
              </table:table-cell>
              <table:table-cell office:value-type="float" office:value="36.46667">
                <text:p>36.46667</text:p>
              </table:table-cell>
              <table:table-cell office:value-type="float" office:value="34.93334">
                <text:p>34.93334</text:p>
              </table:table-cell>
              <table:table-cell office:value-type="float" office:value="5.019597">
                <text:p>5.019597</text:p>
              </table:table-cell>
              <table:table-cell office:value-type="float" office:value="5.307971">
                <text:p>5.3079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.45">
                <text:p>21.45</text:p>
              </table:table-cell>
              <table:table-cell office:value-type="float" office:value="33.33333">
                <text:p>33.33333</text:p>
              </table:table-cell>
              <table:table-cell office:value-type="float" office:value="35.4">
                <text:p>35.4</text:p>
              </table:table-cell>
              <table:table-cell office:value-type="float" office:value="5.955863">
                <text:p>5.955863</text:p>
              </table:table-cell>
              <table:table-cell office:value-type="float" office:value="5.152641">
                <text:p>5.15264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.462">
                <text:p>21.462</text:p>
              </table:table-cell>
              <table:table-cell office:value-type="float" office:value="34.66667">
                <text:p>34.66667</text:p>
              </table:table-cell>
              <table:table-cell office:value-type="float" office:value="34">
                <text:p>34</text:p>
              </table:table-cell>
              <table:table-cell office:value-type="float" office:value="5.708515">
                <text:p>5.708515</text:p>
              </table:table-cell>
              <table:table-cell office:value-type="float" office:value="5.577402">
                <text:p>5.5774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.475">
                <text:p>21.475</text:p>
              </table:table-cell>
              <table:table-cell office:value-type="float" office:value="35.23333">
                <text:p>35.23333</text:p>
              </table:table-cell>
              <table:table-cell office:value-type="float" office:value="34.9">
                <text:p>34.9</text:p>
              </table:table-cell>
              <table:table-cell office:value-type="float" office:value="5.475028">
                <text:p>5.475028</text:p>
              </table:table-cell>
              <table:table-cell office:value-type="float" office:value="5.369582">
                <text:p>5.3695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.486">
                <text:p>21.486</text:p>
              </table:table-cell>
              <table:table-cell office:value-type="float" office:value="33.43333">
                <text:p>33.43333</text:p>
              </table:table-cell>
              <table:table-cell office:value-type="float" office:value="34.26667">
                <text:p>34.26667</text:p>
              </table:table-cell>
              <table:table-cell office:value-type="float" office:value="6.013667">
                <text:p>6.013667</text:p>
              </table:table-cell>
              <table:table-cell office:value-type="float" office:value="5.534286">
                <text:p>5.5342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.498">
                <text:p>21.498</text:p>
              </table:table-cell>
              <table:table-cell office:value-type="float" office:value="35.73334">
                <text:p>35.73334</text:p>
              </table:table-cell>
              <table:table-cell office:value-type="float" office:value="34.06667">
                <text:p>34.06667</text:p>
              </table:table-cell>
              <table:table-cell office:value-type="float" office:value="5.373126">
                <text:p>5.373126</text:p>
              </table:table-cell>
              <table:table-cell office:value-type="float" office:value="5.632103">
                <text:p>5.6321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.51">
                <text:p>21.51</text:p>
              </table:table-cell>
              <table:table-cell office:value-type="float" office:value="35.2">
                <text:p>35.2</text:p>
              </table:table-cell>
              <table:table-cell office:value-type="float" office:value="34.06667">
                <text:p>34.06667</text:p>
              </table:table-cell>
              <table:table-cell office:value-type="float" office:value="5.419453">
                <text:p>5.419453</text:p>
              </table:table-cell>
              <table:table-cell office:value-type="float" office:value="5.651482">
                <text:p>5.65148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.522">
                <text:p>21.522</text:p>
              </table:table-cell>
              <table:table-cell office:value-type="float" office:value="35.76667">
                <text:p>35.76667</text:p>
              </table:table-cell>
              <table:table-cell office:value-type="float" office:value="35.46667">
                <text:p>35.46667</text:p>
              </table:table-cell>
              <table:table-cell office:value-type="float" office:value="5.245059">
                <text:p>5.245059</text:p>
              </table:table-cell>
              <table:table-cell office:value-type="float" office:value="5.200452">
                <text:p>5.20045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.538">
                <text:p>21.538</text:p>
              </table:table-cell>
              <table:table-cell office:value-type="float" office:value="33.4">
                <text:p>33.4</text:p>
              </table:table-cell>
              <table:table-cell office:value-type="float" office:value="34.6">
                <text:p>34.6</text:p>
              </table:table-cell>
              <table:table-cell office:value-type="float" office:value="5.97986">
                <text:p>5.97986</text:p>
              </table:table-cell>
              <table:table-cell office:value-type="float" office:value="5.392968">
                <text:p>5.39296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.55">
                <text:p>21.55</text:p>
              </table:table-cell>
              <table:table-cell office:value-type="float" office:value="34.53333">
                <text:p>34.53333</text:p>
              </table:table-cell>
              <table:table-cell office:value-type="float" office:value="35.86667">
                <text:p>35.86667</text:p>
              </table:table-cell>
              <table:table-cell office:value-type="float" office:value="5.757269">
                <text:p>5.757269</text:p>
              </table:table-cell>
              <table:table-cell office:value-type="float" office:value="5.020139">
                <text:p>5.0201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.561">
                <text:p>21.561</text:p>
              </table:table-cell>
              <table:table-cell office:value-type="float" office:value="35.66667">
                <text:p>35.66667</text:p>
              </table:table-cell>
              <table:table-cell office:value-type="float" office:value="34.86666">
                <text:p>34.86666</text:p>
              </table:table-cell>
              <table:table-cell office:value-type="float" office:value="5.344523">
                <text:p>5.344523</text:p>
              </table:table-cell>
              <table:table-cell office:value-type="float" office:value="5.271665">
                <text:p>5.2716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.573">
                <text:p>21.573</text:p>
              </table:table-cell>
              <table:table-cell office:value-type="float" office:value="36.4">
                <text:p>36.4</text:p>
              </table:table-cell>
              <table:table-cell office:value-type="float" office:value="34.3">
                <text:p>34.3</text:p>
              </table:table-cell>
              <table:table-cell office:value-type="float" office:value="5.024666">
                <text:p>5.024666</text:p>
              </table:table-cell>
              <table:table-cell office:value-type="float" office:value="5.506151">
                <text:p>5.50615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.586">
                <text:p>21.586</text:p>
              </table:table-cell>
              <table:table-cell office:value-type="float" office:value="32.46667">
                <text:p>32.46667</text:p>
              </table:table-cell>
              <table:table-cell office:value-type="float" office:value="35.9">
                <text:p>35.9</text:p>
              </table:table-cell>
              <table:table-cell office:value-type="float" office:value="6.239851">
                <text:p>6.239851</text:p>
              </table:table-cell>
              <table:table-cell office:value-type="float" office:value="5.032856">
                <text:p>5.0328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.598">
                <text:p>21.598</text:p>
              </table:table-cell>
              <table:table-cell office:value-type="float" office:value="33.8">
                <text:p>33.8</text:p>
              </table:table-cell>
              <table:table-cell office:value-type="float" office:value="34.7">
                <text:p>34.7</text:p>
              </table:table-cell>
              <table:table-cell office:value-type="float" office:value="6.04743">
                <text:p>6.04743</text:p>
              </table:table-cell>
              <table:table-cell office:value-type="float" office:value="5.329107">
                <text:p>5.32910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.613">
                <text:p>21.613</text:p>
              </table:table-cell>
              <table:table-cell office:value-type="float" office:value="33.23334">
                <text:p>33.23334</text:p>
              </table:table-cell>
              <table:table-cell office:value-type="float" office:value="35.06667">
                <text:p>35.06667</text:p>
              </table:table-cell>
              <table:table-cell office:value-type="float" office:value="6.192506">
                <text:p>6.192506</text:p>
              </table:table-cell>
              <table:table-cell office:value-type="float" office:value="5.269027">
                <text:p>5.26902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.624">
                <text:p>21.624</text:p>
              </table:table-cell>
              <table:table-cell office:value-type="float" office:value="34.96667">
                <text:p>34.96667</text:p>
              </table:table-cell>
              <table:table-cell office:value-type="float" office:value="35.03333">
                <text:p>35.03333</text:p>
              </table:table-cell>
              <table:table-cell office:value-type="float" office:value="5.657599">
                <text:p>5.657599</text:p>
              </table:table-cell>
              <table:table-cell office:value-type="float" office:value="5.267996">
                <text:p>5.2679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.636">
                <text:p>21.636</text:p>
              </table:table-cell>
              <table:table-cell office:value-type="float" office:value="34">
                <text:p>34</text:p>
              </table:table-cell>
              <table:table-cell office:value-type="float" office:value="34.86666">
                <text:p>34.86666</text:p>
              </table:table-cell>
              <table:table-cell office:value-type="float" office:value="5.865587">
                <text:p>5.865587</text:p>
              </table:table-cell>
              <table:table-cell office:value-type="float" office:value="5.322031">
                <text:p>5.32203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.648">
                <text:p>21.648</text:p>
              </table:table-cell>
              <table:table-cell office:value-type="float" office:value="34.4">
                <text:p>34.4</text:p>
              </table:table-cell>
              <table:table-cell office:value-type="float" office:value="34.76667">
                <text:p>34.76667</text:p>
              </table:table-cell>
              <table:table-cell office:value-type="float" office:value="5.777181">
                <text:p>5.777181</text:p>
              </table:table-cell>
              <table:table-cell office:value-type="float" office:value="5.36526">
                <text:p>5.365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1.66">
                <text:p>21.66</text:p>
              </table:table-cell>
              <table:table-cell office:value-type="float" office:value="35.13334">
                <text:p>35.13334</text:p>
              </table:table-cell>
              <table:table-cell office:value-type="float" office:value="34.86666">
                <text:p>34.86666</text:p>
              </table:table-cell>
              <table:table-cell office:value-type="float" office:value="5.521619">
                <text:p>5.521619</text:p>
              </table:table-cell>
              <table:table-cell office:value-type="float" office:value="5.341297">
                <text:p>5.3412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.673">
                <text:p>21.673</text:p>
              </table:table-cell>
              <table:table-cell office:value-type="float" office:value="36.13333">
                <text:p>36.13333</text:p>
              </table:table-cell>
              <table:table-cell office:value-type="float" office:value="35.53333">
                <text:p>35.53333</text:p>
              </table:table-cell>
              <table:table-cell office:value-type="float" office:value="5.146566">
                <text:p>5.146566</text:p>
              </table:table-cell>
              <table:table-cell office:value-type="float" office:value="5.119919">
                <text:p>5.1199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.684">
                <text:p>21.684</text:p>
              </table:table-cell>
              <table:table-cell office:value-type="float" office:value="32.9">
                <text:p>32.9</text:p>
              </table:table-cell>
              <table:table-cell office:value-type="float" office:value="36.5">
                <text:p>36.5</text:p>
              </table:table-cell>
              <table:table-cell office:value-type="float" office:value="6.123557">
                <text:p>6.123557</text:p>
              </table:table-cell>
              <table:table-cell office:value-type="float" office:value="4.762149">
                <text:p>4.76214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.696">
                <text:p>21.696</text:p>
              </table:table-cell>
              <table:table-cell office:value-type="float" office:value="34.2">
                <text:p>34.2</text:p>
              </table:table-cell>
              <table:table-cell office:value-type="float" office:value="34.83333">
                <text:p>34.83333</text:p>
              </table:table-cell>
              <table:table-cell office:value-type="float" office:value="5.895127">
                <text:p>5.895127</text:p>
              </table:table-cell>
              <table:table-cell office:value-type="float" office:value="5.233254">
                <text:p>5.23325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.708">
                <text:p>21.708</text:p>
              </table:table-cell>
              <table:table-cell office:value-type="float" office:value="33.3">
                <text:p>33.3</text:p>
              </table:table-cell>
              <table:table-cell office:value-type="float" office:value="36.7">
                <text:p>36.7</text:p>
              </table:table-cell>
              <table:table-cell office:value-type="float" office:value="6.141876">
                <text:p>6.141876</text:p>
              </table:table-cell>
              <table:table-cell office:value-type="float" office:value="4.720504">
                <text:p>4.7205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.72">
                <text:p>21.72</text:p>
              </table:table-cell>
              <table:table-cell office:value-type="float" office:value="36.16667">
                <text:p>36.16667</text:p>
              </table:table-cell>
              <table:table-cell office:value-type="float" office:value="36.46667">
                <text:p>36.46667</text:p>
              </table:table-cell>
              <table:table-cell office:value-type="float" office:value="5.259265">
                <text:p>5.259265</text:p>
              </table:table-cell>
              <table:table-cell office:value-type="float" office:value="4.694875">
                <text:p>4.6948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.735">
                <text:p>21.735</text:p>
              </table:table-cell>
              <table:table-cell office:value-type="float" office:value="32.83333">
                <text:p>32.83333</text:p>
              </table:table-cell>
              <table:table-cell office:value-type="float" office:value="35.96667">
                <text:p>35.96667</text:p>
              </table:table-cell>
              <table:table-cell office:value-type="float" office:value="6.167642">
                <text:p>6.167642</text:p>
              </table:table-cell>
              <table:table-cell office:value-type="float" office:value="4.852755">
                <text:p>4.85275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.75">
                <text:p>21.75</text:p>
              </table:table-cell>
              <table:table-cell office:value-type="float" office:value="38.16667">
                <text:p>38.16667</text:p>
              </table:table-cell>
              <table:table-cell office:value-type="float" office:value="34.2">
                <text:p>34.2</text:p>
              </table:table-cell>
              <table:table-cell office:value-type="float" office:value="4.615382">
                <text:p>4.615382</text:p>
              </table:table-cell>
              <table:table-cell office:value-type="float" office:value="5.458212">
                <text:p>5.4582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.761">
                <text:p>21.761</text:p>
              </table:table-cell>
              <table:table-cell office:value-type="float" office:value="36.36667">
                <text:p>36.36667</text:p>
              </table:table-cell>
              <table:table-cell office:value-type="float" office:value="36.2">
                <text:p>36.2</text:p>
              </table:table-cell>
              <table:table-cell office:value-type="float" office:value="4.893248">
                <text:p>4.893248</text:p>
              </table:table-cell>
              <table:table-cell office:value-type="float" office:value="4.927967">
                <text:p>4.92796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.773">
                <text:p>21.773</text:p>
              </table:table-cell>
              <table:table-cell office:value-type="float" office:value="33.5">
                <text:p>33.5</text:p>
              </table:table-cell>
              <table:table-cell office:value-type="float" office:value="36.4">
                <text:p>36.4</text:p>
              </table:table-cell>
              <table:table-cell office:value-type="float" office:value="5.881247">
                <text:p>5.881247</text:p>
              </table:table-cell>
              <table:table-cell office:value-type="float" office:value="4.757375">
                <text:p>4.757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.785">
                <text:p>21.785</text:p>
              </table:table-cell>
              <table:table-cell office:value-type="float" office:value="35">
                <text:p>35</text:p>
              </table:table-cell>
              <table:table-cell office:value-type="float" office:value="34.16667">
                <text:p>34.16667</text:p>
              </table:table-cell>
              <table:table-cell office:value-type="float" office:value="5.589962">
                <text:p>5.589962</text:p>
              </table:table-cell>
              <table:table-cell office:value-type="float" office:value="5.449237">
                <text:p>5.44923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.797">
                <text:p>21.797</text:p>
              </table:table-cell>
              <table:table-cell office:value-type="float" office:value="34.8">
                <text:p>34.8</text:p>
              </table:table-cell>
              <table:table-cell office:value-type="float" office:value="35.63334">
                <text:p>35.63334</text:p>
              </table:table-cell>
              <table:table-cell office:value-type="float" office:value="5.596773">
                <text:p>5.596773</text:p>
              </table:table-cell>
              <table:table-cell office:value-type="float" office:value="5.109516">
                <text:p>5.1095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.81">
                <text:p>21.81</text:p>
              </table:table-cell>
              <table:table-cell office:value-type="float" office:value="34.1">
                <text:p>34.1</text:p>
              </table:table-cell>
              <table:table-cell office:value-type="float" office:value="37.4">
                <text:p>37.4</text:p>
              </table:table-cell>
              <table:table-cell office:value-type="float" office:value="5.825461">
                <text:p>5.825461</text:p>
              </table:table-cell>
              <table:table-cell office:value-type="float" office:value="4.467598">
                <text:p>4.46759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.821">
                <text:p>21.821</text:p>
              </table:table-cell>
              <table:table-cell office:value-type="float" office:value="35.5">
                <text:p>35.5</text:p>
              </table:table-cell>
              <table:table-cell office:value-type="float" office:value="35.23333">
                <text:p>35.23333</text:p>
              </table:table-cell>
              <table:table-cell office:value-type="float" office:value="5.41574">
                <text:p>5.41574</text:p>
              </table:table-cell>
              <table:table-cell office:value-type="float" office:value="5.044498">
                <text:p>5.04449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.832">
                <text:p>21.832</text:p>
              </table:table-cell>
              <table:table-cell office:value-type="float" office:value="35.96667">
                <text:p>35.9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182897">
                <text:p>5.182897</text:p>
              </table:table-cell>
              <table:table-cell office:value-type="float" office:value="5.14819">
                <text:p>5.1481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1.844">
                <text:p>21.844</text:p>
              </table:table-cell>
              <table:table-cell office:value-type="float" office:value="36.5">
                <text:p>36.5</text:p>
              </table:table-cell>
              <table:table-cell office:value-type="float" office:value="34.96667">
                <text:p>34.96667</text:p>
              </table:table-cell>
              <table:table-cell office:value-type="float" office:value="4.963971">
                <text:p>4.963971</text:p>
              </table:table-cell>
              <table:table-cell office:value-type="float" office:value="5.265713">
                <text:p>5.2657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.855">
                <text:p>21.855</text:p>
              </table:table-cell>
              <table:table-cell office:value-type="float" office:value="34.36666">
                <text:p>34.36666</text:p>
              </table:table-cell>
              <table:table-cell office:value-type="float" office:value="36.93333">
                <text:p>36.93333</text:p>
              </table:table-cell>
              <table:table-cell office:value-type="float" office:value="5.614349">
                <text:p>5.614349</text:p>
              </table:table-cell>
              <table:table-cell office:value-type="float" office:value="4.649478">
                <text:p>4.6494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1.872">
                <text:p>21.872</text:p>
              </table:table-cell>
              <table:table-cell office:value-type="float" office:value="36.16667">
                <text:p>36.16667</text:p>
              </table:table-cell>
              <table:table-cell office:value-type="float" office:value="34.63334">
                <text:p>34.63334</text:p>
              </table:table-cell>
              <table:table-cell office:value-type="float" office:value="5.158649">
                <text:p>5.158649</text:p>
              </table:table-cell>
              <table:table-cell office:value-type="float" office:value="5.274415">
                <text:p>5.2744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1.883">
                <text:p>21.883</text:p>
              </table:table-cell>
              <table:table-cell office:value-type="float" office:value="36.06667">
                <text:p>36.06667</text:p>
              </table:table-cell>
              <table:table-cell office:value-type="float" office:value="34.66667">
                <text:p>34.66667</text:p>
              </table:table-cell>
              <table:table-cell office:value-type="float" office:value="5.100724">
                <text:p>5.100724</text:p>
              </table:table-cell>
              <table:table-cell office:value-type="float" office:value="5.387309">
                <text:p>5.38730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1.895">
                <text:p>21.895</text:p>
              </table:table-cell>
              <table:table-cell office:value-type="float" office:value="35.66667">
                <text:p>35.66667</text:p>
              </table:table-cell>
              <table:table-cell office:value-type="float" office:value="35.33333">
                <text:p>35.33333</text:p>
              </table:table-cell>
              <table:table-cell office:value-type="float" office:value="5.219496">
                <text:p>5.219496</text:p>
              </table:table-cell>
              <table:table-cell office:value-type="float" office:value="5.192348">
                <text:p>5.1923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1.907">
                <text:p>21.907</text:p>
              </table:table-cell>
              <table:table-cell office:value-type="float" office:value="35.96667">
                <text:p>35.96667</text:p>
              </table:table-cell>
              <table:table-cell office:value-type="float" office:value="35.3">
                <text:p>35.3</text:p>
              </table:table-cell>
              <table:table-cell office:value-type="float" office:value="5.1457">
                <text:p>5.1457</text:p>
              </table:table-cell>
              <table:table-cell office:value-type="float" office:value="5.163993">
                <text:p>5.1639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1.919">
                <text:p>21.919</text:p>
              </table:table-cell>
              <table:table-cell office:value-type="float" office:value="35.26667">
                <text:p>35.26667</text:p>
              </table:table-cell>
              <table:table-cell office:value-type="float" office:value="36.46667">
                <text:p>36.46667</text:p>
              </table:table-cell>
              <table:table-cell office:value-type="float" office:value="5.358479">
                <text:p>5.358479</text:p>
              </table:table-cell>
              <table:table-cell office:value-type="float" office:value="4.779087">
                <text:p>4.77908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1.931">
                <text:p>21.931</text:p>
              </table:table-cell>
              <table:table-cell office:value-type="float" office:value="33.66667">
                <text:p>33.66667</text:p>
              </table:table-cell>
              <table:table-cell office:value-type="float" office:value="35.1">
                <text:p>35.1</text:p>
              </table:table-cell>
              <table:table-cell office:value-type="float" office:value="5.920291">
                <text:p>5.920291</text:p>
              </table:table-cell>
              <table:table-cell office:value-type="float" office:value="5.14687">
                <text:p>5.146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944">
                <text:p>21.944</text:p>
              </table:table-cell>
              <table:table-cell office:value-type="float" office:value="35.53333">
                <text:p>35.53333</text:p>
              </table:table-cell>
              <table:table-cell office:value-type="float" office:value="34.16667">
                <text:p>34.16667</text:p>
              </table:table-cell>
              <table:table-cell office:value-type="float" office:value="5.424444">
                <text:p>5.424444</text:p>
              </table:table-cell>
              <table:table-cell office:value-type="float" office:value="5.523024">
                <text:p>5.52302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1.955">
                <text:p>21.955</text:p>
              </table:table-cell>
              <table:table-cell office:value-type="float" office:value="37.2">
                <text:p>37.2</text:p>
              </table:table-cell>
              <table:table-cell office:value-type="float" office:value="36.1">
                <text:p>36.1</text:p>
              </table:table-cell>
              <table:table-cell office:value-type="float" office:value="4.784024">
                <text:p>4.784024</text:p>
              </table:table-cell>
              <table:table-cell office:value-type="float" office:value="4.968886">
                <text:p>4.9688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.966">
                <text:p>21.966</text:p>
              </table:table-cell>
              <table:table-cell office:value-type="float" office:value="33.83333">
                <text:p>33.83333</text:p>
              </table:table-cell>
              <table:table-cell office:value-type="float" office:value="35.76667">
                <text:p>35.76667</text:p>
              </table:table-cell>
              <table:table-cell office:value-type="float" office:value="5.751193">
                <text:p>5.751193</text:p>
              </table:table-cell>
              <table:table-cell office:value-type="float" office:value="4.966982">
                <text:p>4.96698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1.978">
                <text:p>21.978</text:p>
              </table:table-cell>
              <table:table-cell office:value-type="float" office:value="37.56667">
                <text:p>37.56667</text:p>
              </table:table-cell>
              <table:table-cell office:value-type="float" office:value="33.9">
                <text:p>33.9</text:p>
              </table:table-cell>
              <table:table-cell office:value-type="float" office:value="4.752946">
                <text:p>4.752946</text:p>
              </table:table-cell>
              <table:table-cell office:value-type="float" office:value="5.5618">
                <text:p>5.561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.989">
                <text:p>21.989</text:p>
              </table:table-cell>
              <table:table-cell office:value-type="float" office:value="36.63334">
                <text:p>36.63334</text:p>
              </table:table-cell>
              <table:table-cell office:value-type="float" office:value="35">
                <text:p>35</text:p>
              </table:table-cell>
              <table:table-cell office:value-type="float" office:value="4.8315">
                <text:p>4.8315</text:p>
              </table:table-cell>
              <table:table-cell office:value-type="float" office:value="5.335217">
                <text:p>5.3352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2.004">
                <text:p>22.004</text:p>
              </table:table-cell>
              <table:table-cell office:value-type="float" office:value="35.9">
                <text:p>35.9</text:p>
              </table:table-cell>
              <table:table-cell office:value-type="float" office:value="36.06667">
                <text:p>36.06667</text:p>
              </table:table-cell>
              <table:table-cell office:value-type="float" office:value="5.087037">
                <text:p>5.087037</text:p>
              </table:table-cell>
              <table:table-cell office:value-type="float" office:value="4.942605">
                <text:p>4.94260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2.016">
                <text:p>22.016</text:p>
              </table:table-cell>
              <table:table-cell office:value-type="float" office:value="35.33333">
                <text:p>35.33333</text:p>
              </table:table-cell>
              <table:table-cell office:value-type="float" office:value="35.2">
                <text:p>35.2</text:p>
              </table:table-cell>
              <table:table-cell office:value-type="float" office:value="5.322779">
                <text:p>5.322779</text:p>
              </table:table-cell>
              <table:table-cell office:value-type="float" office:value="5.145909">
                <text:p>5.14590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2.027">
                <text:p>22.027</text:p>
              </table:table-cell>
              <table:table-cell office:value-type="float" office:value="35.3">
                <text:p>35.3</text:p>
              </table:table-cell>
              <table:table-cell office:value-type="float" office:value="35.23333">
                <text:p>35.23333</text:p>
              </table:table-cell>
              <table:table-cell office:value-type="float" office:value="5.380649">
                <text:p>5.380649</text:p>
              </table:table-cell>
              <table:table-cell office:value-type="float" office:value="5.17516">
                <text:p>5.1751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.038">
                <text:p>22.038</text:p>
              </table:table-cell>
              <table:table-cell office:value-type="float" office:value="36.8">
                <text:p>36.8</text:p>
              </table:table-cell>
              <table:table-cell office:value-type="float" office:value="34.63334">
                <text:p>34.63334</text:p>
              </table:table-cell>
              <table:table-cell office:value-type="float" office:value="4.904764">
                <text:p>4.904764</text:p>
              </table:table-cell>
              <table:table-cell office:value-type="float" office:value="5.375484">
                <text:p>5.3754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2.049">
                <text:p>22.049</text:p>
              </table:table-cell>
              <table:table-cell office:value-type="float" office:value="35.56667">
                <text:p>35.56667</text:p>
              </table:table-cell>
              <table:table-cell office:value-type="float" office:value="35.83333">
                <text:p>35.83333</text:p>
              </table:table-cell>
              <table:table-cell office:value-type="float" office:value="5.22291">
                <text:p>5.22291</text:p>
              </table:table-cell>
              <table:table-cell office:value-type="float" office:value="5.017502">
                <text:p>5.0175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2.06">
                <text:p>22.06</text:p>
              </table:table-cell>
              <table:table-cell office:value-type="float" office:value="33.73333">
                <text:p>33.73333</text:p>
              </table:table-cell>
              <table:table-cell office:value-type="float" office:value="36.86666">
                <text:p>36.86666</text:p>
              </table:table-cell>
              <table:table-cell office:value-type="float" office:value="5.868393">
                <text:p>5.868393</text:p>
              </table:table-cell>
              <table:table-cell office:value-type="float" office:value="4.619053">
                <text:p>4.6190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2.071">
                <text:p>22.071</text:p>
              </table:table-cell>
              <table:table-cell office:value-type="float" office:value="34.23333">
                <text:p>34.23333</text:p>
              </table:table-cell>
              <table:table-cell office:value-type="float" office:value="35.43334">
                <text:p>35.43334</text:p>
              </table:table-cell>
              <table:table-cell office:value-type="float" office:value="5.833859">
                <text:p>5.833859</text:p>
              </table:table-cell>
              <table:table-cell office:value-type="float" office:value="5.005684">
                <text:p>5.00568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2.083">
                <text:p>22.083</text:p>
              </table:table-cell>
              <table:table-cell office:value-type="float" office:value="37.33333">
                <text:p>37.33333</text:p>
              </table:table-cell>
              <table:table-cell office:value-type="float" office:value="33.86667">
                <text:p>33.86667</text:p>
              </table:table-cell>
              <table:table-cell office:value-type="float" office:value="4.819384">
                <text:p>4.819384</text:p>
              </table:table-cell>
              <table:table-cell office:value-type="float" office:value="5.591199">
                <text:p>5.5911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2.094">
                <text:p>22.094</text:p>
              </table:table-cell>
              <table:table-cell office:value-type="float" office:value="35.66667">
                <text:p>35.66667</text:p>
              </table:table-cell>
              <table:table-cell office:value-type="float" office:value="36.8">
                <text:p>36.8</text:p>
              </table:table-cell>
              <table:table-cell office:value-type="float" office:value="5.160192">
                <text:p>5.160192</text:p>
              </table:table-cell>
              <table:table-cell office:value-type="float" office:value="4.753376">
                <text:p>4.75337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2.106">
                <text:p>22.106</text:p>
              </table:table-cell>
              <table:table-cell office:value-type="float" office:value="35.53333">
                <text:p>35.53333</text:p>
              </table:table-cell>
              <table:table-cell office:value-type="float" office:value="35.7">
                <text:p>35.7</text:p>
              </table:table-cell>
              <table:table-cell office:value-type="float" office:value="5.271914">
                <text:p>5.271914</text:p>
              </table:table-cell>
              <table:table-cell office:value-type="float" office:value="4.944108">
                <text:p>4.944108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.118">
                <text:p>22.118</text:p>
              </table:table-cell>
              <table:table-cell office:value-type="float" office:value="35.96667">
                <text:p>35.96667</text:p>
              </table:table-cell>
              <table:table-cell office:value-type="float" office:value="34.1">
                <text:p>34.1</text:p>
              </table:table-cell>
              <table:table-cell office:value-type="float" office:value="5.153509">
                <text:p>5.153509</text:p>
              </table:table-cell>
              <table:table-cell office:value-type="float" office:value="5.501763">
                <text:p>5.5017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2.13">
                <text:p>22.13</text:p>
              </table:table-cell>
              <table:table-cell office:value-type="float" office:value="32.86667">
                <text:p>32.86667</text:p>
              </table:table-cell>
              <table:table-cell office:value-type="float" office:value="36.5">
                <text:p>36.5</text:p>
              </table:table-cell>
              <table:table-cell office:value-type="float" office:value="6.137294">
                <text:p>6.137294</text:p>
              </table:table-cell>
              <table:table-cell office:value-type="float" office:value="4.831981">
                <text:p>4.83198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.142">
                <text:p>22.142</text:p>
              </table:table-cell>
              <table:table-cell office:value-type="float" office:value="35.36667">
                <text:p>35.36667</text:p>
              </table:table-cell>
              <table:table-cell office:value-type="float" office:value="35.63334">
                <text:p>35.63334</text:p>
              </table:table-cell>
              <table:table-cell office:value-type="float" office:value="5.519514">
                <text:p>5.519514</text:p>
              </table:table-cell>
              <table:table-cell office:value-type="float" office:value="4.980337">
                <text:p>4.98033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2.154">
                <text:p>22.154</text:p>
              </table:table-cell>
              <table:table-cell office:value-type="float" office:value="36.03333">
                <text:p>36.03333</text:p>
              </table:table-cell>
              <table:table-cell office:value-type="float" office:value="36.16667">
                <text:p>36.16667</text:p>
              </table:table-cell>
              <table:table-cell office:value-type="float" office:value="5.179712">
                <text:p>5.179712</text:p>
              </table:table-cell>
              <table:table-cell office:value-type="float" office:value="4.836511">
                <text:p>4.83651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2.166">
                <text:p>22.166</text:p>
              </table:table-cell>
              <table:table-cell office:value-type="float" office:value="37.73333">
                <text:p>37.73333</text:p>
              </table:table-cell>
              <table:table-cell office:value-type="float" office:value="33.73333">
                <text:p>33.73333</text:p>
              </table:table-cell>
              <table:table-cell office:value-type="float" office:value="4.560243">
                <text:p>4.560243</text:p>
              </table:table-cell>
              <table:table-cell office:value-type="float" office:value="5.59849">
                <text:p>5.5984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.178">
                <text:p>22.178</text:p>
              </table:table-cell>
              <table:table-cell office:value-type="float" office:value="34.7">
                <text:p>34.7</text:p>
              </table:table-cell>
              <table:table-cell office:value-type="float" office:value="35.73334">
                <text:p>35.73334</text:p>
              </table:table-cell>
              <table:table-cell office:value-type="float" office:value="5.423752">
                <text:p>5.423752</text:p>
              </table:table-cell>
              <table:table-cell office:value-type="float" office:value="5.099208">
                <text:p>5.09920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.189">
                <text:p>22.189</text:p>
              </table:table-cell>
              <table:table-cell office:value-type="float" office:value="35.13334">
                <text:p>35.13334</text:p>
              </table:table-cell>
              <table:table-cell office:value-type="float" office:value="35.86667">
                <text:p>35.86667</text:p>
              </table:table-cell>
              <table:table-cell office:value-type="float" office:value="5.454526">
                <text:p>5.454526</text:p>
              </table:table-cell>
              <table:table-cell office:value-type="float" office:value="4.956235">
                <text:p>4.95623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2.205">
                <text:p>22.205</text:p>
              </table:table-cell>
              <table:table-cell office:value-type="float" office:value="33.23334">
                <text:p>33.23334</text:p>
              </table:table-cell>
              <table:table-cell office:value-type="float" office:value="36.43333">
                <text:p>36.43333</text:p>
              </table:table-cell>
              <table:table-cell office:value-type="float" office:value="6.077413">
                <text:p>6.077413</text:p>
              </table:table-cell>
              <table:table-cell office:value-type="float" office:value="4.743751">
                <text:p>4.7437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2.217">
                <text:p>22.217</text:p>
              </table:table-cell>
              <table:table-cell office:value-type="float" office:value="37.1">
                <text:p>37.1</text:p>
              </table:table-cell>
              <table:table-cell office:value-type="float" office:value="33.23334">
                <text:p>33.23334</text:p>
              </table:table-cell>
              <table:table-cell office:value-type="float" office:value="4.943796">
                <text:p>4.943796</text:p>
              </table:table-cell>
              <table:table-cell office:value-type="float" office:value="5.741432">
                <text:p>5.7414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2.228">
                <text:p>22.228</text:p>
              </table:table-cell>
              <table:table-cell office:value-type="float" office:value="34.86666">
                <text:p>34.86666</text:p>
              </table:table-cell>
              <table:table-cell office:value-type="float" office:value="35.9">
                <text:p>35.9</text:p>
              </table:table-cell>
              <table:table-cell office:value-type="float" office:value="5.44434">
                <text:p>5.44434</text:p>
              </table:table-cell>
              <table:table-cell office:value-type="float" office:value="5.072344">
                <text:p>5.0723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2.24">
                <text:p>22.24</text:p>
              </table:table-cell>
              <table:table-cell office:value-type="float" office:value="35.46667">
                <text:p>35.46667</text:p>
              </table:table-cell>
              <table:table-cell office:value-type="float" office:value="35.3">
                <text:p>35.3</text:p>
              </table:table-cell>
              <table:table-cell office:value-type="float" office:value="5.348892">
                <text:p>5.348892</text:p>
              </table:table-cell>
              <table:table-cell office:value-type="float" office:value="5.13395">
                <text:p>5.1339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2.252">
                <text:p>22.252</text:p>
              </table:table-cell>
              <table:table-cell office:value-type="float" office:value="35.6">
                <text:p>35.6</text:p>
              </table:table-cell>
              <table:table-cell office:value-type="float" office:value="34.26667">
                <text:p>34.26667</text:p>
              </table:table-cell>
              <table:table-cell office:value-type="float" office:value="5.286483">
                <text:p>5.286483</text:p>
              </table:table-cell>
              <table:table-cell office:value-type="float" office:value="5.481816">
                <text:p>5.48181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2.264">
                <text:p>22.264</text:p>
              </table:table-cell>
              <table:table-cell office:value-type="float" office:value="35.6">
                <text:p>35.6</text:p>
              </table:table-cell>
              <table:table-cell office:value-type="float" office:value="35.1">
                <text:p>35.1</text:p>
              </table:table-cell>
              <table:table-cell office:value-type="float" office:value="5.274071">
                <text:p>5.274071</text:p>
              </table:table-cell>
              <table:table-cell office:value-type="float" office:value="5.279657">
                <text:p>5.27965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2.277">
                <text:p>22.277</text:p>
              </table:table-cell>
              <table:table-cell office:value-type="float" office:value="36.1">
                <text:p>36.1</text:p>
              </table:table-cell>
              <table:table-cell office:value-type="float" office:value="35.03333">
                <text:p>35.03333</text:p>
              </table:table-cell>
              <table:table-cell office:value-type="float" office:value="5.109156">
                <text:p>5.109156</text:p>
              </table:table-cell>
              <table:table-cell office:value-type="float" office:value="5.260823">
                <text:p>5.2608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2.288">
                <text:p>22.288</text:p>
              </table:table-cell>
              <table:table-cell office:value-type="float" office:value="35.93333">
                <text:p>35.93333</text:p>
              </table:table-cell>
              <table:table-cell office:value-type="float" office:value="36.13333">
                <text:p>36.13333</text:p>
              </table:table-cell>
              <table:table-cell office:value-type="float" office:value="5.130685">
                <text:p>5.130685</text:p>
              </table:table-cell>
              <table:table-cell office:value-type="float" office:value="4.899576">
                <text:p>4.8995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2.3">
                <text:p>22.3</text:p>
              </table:table-cell>
              <table:table-cell office:value-type="float" office:value="36.26667">
                <text:p>36.26667</text:p>
              </table:table-cell>
              <table:table-cell office:value-type="float" office:value="34.53333">
                <text:p>34.53333</text:p>
              </table:table-cell>
              <table:table-cell office:value-type="float" office:value="5.026766">
                <text:p>5.026766</text:p>
              </table:table-cell>
              <table:table-cell office:value-type="float" office:value="5.347941">
                <text:p>5.3479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2.312">
                <text:p>22.312</text:p>
              </table:table-cell>
              <table:table-cell office:value-type="float" office:value="35.43334">
                <text:p>35.43334</text:p>
              </table:table-cell>
              <table:table-cell office:value-type="float" office:value="35.8">
                <text:p>35.8</text:p>
              </table:table-cell>
              <table:table-cell office:value-type="float" office:value="5.276968">
                <text:p>5.276968</text:p>
              </table:table-cell>
              <table:table-cell office:value-type="float" office:value="5.025349">
                <text:p>5.0253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.324">
                <text:p>22.324</text:p>
              </table:table-cell>
              <table:table-cell office:value-type="float" office:value="35.03333">
                <text:p>35.03333</text:p>
              </table:table-cell>
              <table:table-cell office:value-type="float" office:value="37">
                <text:p>37</text:p>
              </table:table-cell>
              <table:table-cell office:value-type="float" office:value="5.456381">
                <text:p>5.456381</text:p>
              </table:table-cell>
              <table:table-cell office:value-type="float" office:value="4.571444">
                <text:p>4.571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.338">
                <text:p>22.338</text:p>
              </table:table-cell>
              <table:table-cell office:value-type="float" office:value="35.16667">
                <text:p>35.16667</text:p>
              </table:table-cell>
              <table:table-cell office:value-type="float" office:value="34.9">
                <text:p>34.9</text:p>
              </table:table-cell>
              <table:table-cell office:value-type="float" office:value="5.448121">
                <text:p>5.448121</text:p>
              </table:table-cell>
              <table:table-cell office:value-type="float" office:value="5.164201">
                <text:p>5.16420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.35">
                <text:p>22.35</text:p>
              </table:table-cell>
              <table:table-cell office:value-type="float" office:value="34.26667">
                <text:p>34.26667</text:p>
              </table:table-cell>
              <table:table-cell office:value-type="float" office:value="35.43334">
                <text:p>35.43334</text:p>
              </table:table-cell>
              <table:table-cell office:value-type="float" office:value="5.738308">
                <text:p>5.738308</text:p>
              </table:table-cell>
              <table:table-cell office:value-type="float" office:value="5.108643">
                <text:p>5.1086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.363">
                <text:p>22.363</text:p>
              </table:table-cell>
              <table:table-cell office:value-type="float" office:value="35.6">
                <text:p>35.6</text:p>
              </table:table-cell>
              <table:table-cell office:value-type="float" office:value="37.1">
                <text:p>37.1</text:p>
              </table:table-cell>
              <table:table-cell office:value-type="float" office:value="5.361982">
                <text:p>5.361982</text:p>
              </table:table-cell>
              <table:table-cell office:value-type="float" office:value="4.555836">
                <text:p>4.5558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.375">
                <text:p>22.375</text:p>
              </table:table-cell>
              <table:table-cell office:value-type="float" office:value="33.26667">
                <text:p>33.26667</text:p>
              </table:table-cell>
              <table:table-cell office:value-type="float" office:value="36">
                <text:p>36</text:p>
              </table:table-cell>
              <table:table-cell office:value-type="float" office:value="6.044964">
                <text:p>6.044964</text:p>
              </table:table-cell>
              <table:table-cell office:value-type="float" office:value="4.803783">
                <text:p>4.8037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2.387">
                <text:p>22.387</text:p>
              </table:table-cell>
              <table:table-cell office:value-type="float" office:value="36.53333">
                <text:p>36.53333</text:p>
              </table:table-cell>
              <table:table-cell office:value-type="float" office:value="35.16667">
                <text:p>35.16667</text:p>
              </table:table-cell>
              <table:table-cell office:value-type="float" office:value="5.118488">
                <text:p>5.118488</text:p>
              </table:table-cell>
              <table:table-cell office:value-type="float" office:value="5.123954">
                <text:p>5.12395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2.403">
                <text:p>22.403</text:p>
              </table:table-cell>
              <table:table-cell office:value-type="float" office:value="34.53333">
                <text:p>34.53333</text:p>
              </table:table-cell>
              <table:table-cell office:value-type="float" office:value="34.03333">
                <text:p>34.03333</text:p>
              </table:table-cell>
              <table:table-cell office:value-type="float" office:value="5.584321">
                <text:p>5.584321</text:p>
              </table:table-cell>
              <table:table-cell office:value-type="float" office:value="5.555304">
                <text:p>5.5553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2.416">
                <text:p>22.416</text:p>
              </table:table-cell>
              <table:table-cell office:value-type="float" office:value="34.43333">
                <text:p>34.43333</text:p>
              </table:table-cell>
              <table:table-cell office:value-type="float" office:value="37">
                <text:p>37</text:p>
              </table:table-cell>
              <table:table-cell office:value-type="float" office:value="5.709313">
                <text:p>5.709313</text:p>
              </table:table-cell>
              <table:table-cell office:value-type="float" office:value="4.67612">
                <text:p>4.6761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2.428">
                <text:p>22.428</text:p>
              </table:table-cell>
              <table:table-cell office:value-type="float" office:value="36.03333">
                <text:p>36.03333</text:p>
              </table:table-cell>
              <table:table-cell office:value-type="float" office:value="35.8">
                <text:p>35.8</text:p>
              </table:table-cell>
              <table:table-cell office:value-type="float" office:value="5.213931">
                <text:p>5.213931</text:p>
              </table:table-cell>
              <table:table-cell office:value-type="float" office:value="4.891323">
                <text:p>4.89132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2.441">
                <text:p>22.441</text:p>
              </table:table-cell>
              <table:table-cell office:value-type="float" office:value="36.53333">
                <text:p>36.53333</text:p>
              </table:table-cell>
              <table:table-cell office:value-type="float" office:value="34.7">
                <text:p>34.7</text:p>
              </table:table-cell>
              <table:table-cell office:value-type="float" office:value="4.953307">
                <text:p>4.953307</text:p>
              </table:table-cell>
              <table:table-cell office:value-type="float" office:value="5.291538">
                <text:p>5.29153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2.452">
                <text:p>22.452</text:p>
              </table:table-cell>
              <table:table-cell office:value-type="float" office:value="34">
                <text:p>34</text:p>
              </table:table-cell>
              <table:table-cell office:value-type="float" office:value="35.23333">
                <text:p>35.23333</text:p>
              </table:table-cell>
              <table:table-cell office:value-type="float" office:value="5.72525">
                <text:p>5.72525</text:p>
              </table:table-cell>
              <table:table-cell office:value-type="float" office:value="5.197196">
                <text:p>5.19719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2.465">
                <text:p>22.465</text:p>
              </table:table-cell>
              <table:table-cell office:value-type="float" office:value="33.63333">
                <text:p>33.63333</text:p>
              </table:table-cell>
              <table:table-cell office:value-type="float" office:value="35.4">
                <text:p>35.4</text:p>
              </table:table-cell>
              <table:table-cell office:value-type="float" office:value="5.997403">
                <text:p>5.997403</text:p>
              </table:table-cell>
              <table:table-cell office:value-type="float" office:value="5.123747">
                <text:p>5.12374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2.477">
                <text:p>22.477</text:p>
              </table:table-cell>
              <table:table-cell office:value-type="float" office:value="36.46667">
                <text:p>36.46667</text:p>
              </table:table-cell>
              <table:table-cell office:value-type="float" office:value="35.2">
                <text:p>35.2</text:p>
              </table:table-cell>
              <table:table-cell office:value-type="float" office:value="5.130034">
                <text:p>5.130034</text:p>
              </table:table-cell>
              <table:table-cell office:value-type="float" office:value="5.173804">
                <text:p>5.17380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.489">
                <text:p>22.489</text:p>
              </table:table-cell>
              <table:table-cell office:value-type="float" office:value="35.66667">
                <text:p>35.66667</text:p>
              </table:table-cell>
              <table:table-cell office:value-type="float" office:value="34.9">
                <text:p>34.9</text:p>
              </table:table-cell>
              <table:table-cell office:value-type="float" office:value="5.21784">
                <text:p>5.21784</text:p>
              </table:table-cell>
              <table:table-cell office:value-type="float" office:value="5.280901">
                <text:p>5.28090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2.5">
                <text:p>22.5</text:p>
              </table:table-cell>
              <table:table-cell office:value-type="float" office:value="36.6">
                <text:p>36.6</text:p>
              </table:table-cell>
              <table:table-cell office:value-type="float" office:value="36">
                <text:p>36</text:p>
              </table:table-cell>
              <table:table-cell office:value-type="float" office:value="4.932512">
                <text:p>4.932512</text:p>
              </table:table-cell>
              <table:table-cell office:value-type="float" office:value="4.944389">
                <text:p>4.94438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2.512">
                <text:p>22.512</text:p>
              </table:table-cell>
              <table:table-cell office:value-type="float" office:value="34.26667">
                <text:p>34.26667</text:p>
              </table:table-cell>
              <table:table-cell office:value-type="float" office:value="37.5">
                <text:p>37.5</text:p>
              </table:table-cell>
              <table:table-cell office:value-type="float" office:value="5.634473">
                <text:p>5.634473</text:p>
              </table:table-cell>
              <table:table-cell office:value-type="float" office:value="4.390222">
                <text:p>4.3902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2.524">
                <text:p>22.524</text:p>
              </table:table-cell>
              <table:table-cell office:value-type="float" office:value="36.46667">
                <text:p>36.46667</text:p>
              </table:table-cell>
              <table:table-cell office:value-type="float" office:value="36.03333">
                <text:p>36.03333</text:p>
              </table:table-cell>
              <table:table-cell office:value-type="float" office:value="5.058875">
                <text:p>5.058875</text:p>
              </table:table-cell>
              <table:table-cell office:value-type="float" office:value="4.757387">
                <text:p>4.75738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2.545">
                <text:p>22.545</text:p>
              </table:table-cell>
              <table:table-cell office:value-type="float" office:value="33.53333">
                <text:p>33.53333</text:p>
              </table:table-cell>
              <table:table-cell office:value-type="float" office:value="34.86666">
                <text:p>34.86666</text:p>
              </table:table-cell>
              <table:table-cell office:value-type="float" office:value="5.897589">
                <text:p>5.897589</text:p>
              </table:table-cell>
              <table:table-cell office:value-type="float" office:value="5.209657">
                <text:p>5.2096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2.556">
                <text:p>22.556</text:p>
              </table:table-cell>
              <table:table-cell office:value-type="float" office:value="35.76667">
                <text:p>35.76667</text:p>
              </table:table-cell>
              <table:table-cell office:value-type="float" office:value="36.16667">
                <text:p>36.16667</text:p>
              </table:table-cell>
              <table:table-cell office:value-type="float" office:value="5.337936">
                <text:p>5.337936</text:p>
              </table:table-cell>
              <table:table-cell office:value-type="float" office:value="4.876578">
                <text:p>4.87657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2.568">
                <text:p>22.568</text:p>
              </table:table-cell>
              <table:table-cell office:value-type="float" office:value="34.16667">
                <text:p>34.16667</text:p>
              </table:table-cell>
              <table:table-cell office:value-type="float" office:value="36.43333">
                <text:p>36.43333</text:p>
              </table:table-cell>
              <table:table-cell office:value-type="float" office:value="5.746289">
                <text:p>5.746289</text:p>
              </table:table-cell>
              <table:table-cell office:value-type="float" office:value="4.72345">
                <text:p>4.723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2.58">
                <text:p>22.58</text:p>
              </table:table-cell>
              <table:table-cell office:value-type="float" office:value="34.86666">
                <text:p>34.86666</text:p>
              </table:table-cell>
              <table:table-cell office:value-type="float" office:value="35.23333">
                <text:p>35.23333</text:p>
              </table:table-cell>
              <table:table-cell office:value-type="float" office:value="5.599558">
                <text:p>5.599558</text:p>
              </table:table-cell>
              <table:table-cell office:value-type="float" office:value="5.082901">
                <text:p>5.0829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.592">
                <text:p>22.592</text:p>
              </table:table-cell>
              <table:table-cell office:value-type="float" office:value="35.1">
                <text:p>35.1</text:p>
              </table:table-cell>
              <table:table-cell office:value-type="float" office:value="35.43334">
                <text:p>35.43334</text:p>
              </table:table-cell>
              <table:table-cell office:value-type="float" office:value="5.494255">
                <text:p>5.494255</text:p>
              </table:table-cell>
              <table:table-cell office:value-type="float" office:value="5.088899">
                <text:p>5.08889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604">
                <text:p>22.604</text:p>
              </table:table-cell>
              <table:table-cell office:value-type="float" office:value="33.2">
                <text:p>33.2</text:p>
              </table:table-cell>
              <table:table-cell office:value-type="float" office:value="35.6">
                <text:p>35.6</text:p>
              </table:table-cell>
              <table:table-cell office:value-type="float" office:value="6.090546">
                <text:p>6.090546</text:p>
              </table:table-cell>
              <table:table-cell office:value-type="float" office:value="5.035364">
                <text:p>5.03536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616">
                <text:p>22.616</text:p>
              </table:table-cell>
              <table:table-cell office:value-type="float" office:value="34.7">
                <text:p>34.7</text:p>
              </table:table-cell>
              <table:table-cell office:value-type="float" office:value="36.03333">
                <text:p>36.03333</text:p>
              </table:table-cell>
              <table:table-cell office:value-type="float" office:value="5.72099">
                <text:p>5.72099</text:p>
              </table:table-cell>
              <table:table-cell office:value-type="float" office:value="4.883505">
                <text:p>4.88350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627">
                <text:p>22.627</text:p>
              </table:table-cell>
              <table:table-cell office:value-type="float" office:value="34.23333">
                <text:p>34.23333</text:p>
              </table:table-cell>
              <table:table-cell office:value-type="float" office:value="34.53333">
                <text:p>34.53333</text:p>
              </table:table-cell>
              <table:table-cell office:value-type="float" office:value="5.798862">
                <text:p>5.798862</text:p>
              </table:table-cell>
              <table:table-cell office:value-type="float" office:value="5.340464">
                <text:p>5.34046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638">
                <text:p>22.638</text:p>
              </table:table-cell>
              <table:table-cell office:value-type="float" office:value="34.16667">
                <text:p>34.16667</text:p>
              </table:table-cell>
              <table:table-cell office:value-type="float" office:value="35.53333">
                <text:p>35.53333</text:p>
              </table:table-cell>
              <table:table-cell office:value-type="float" office:value="5.835876">
                <text:p>5.835876</text:p>
              </table:table-cell>
              <table:table-cell office:value-type="float" office:value="5.105677">
                <text:p>5.10567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649">
                <text:p>22.649</text:p>
              </table:table-cell>
              <table:table-cell office:value-type="float" office:value="38.16667">
                <text:p>38.16667</text:p>
              </table:table-cell>
              <table:table-cell office:value-type="float" office:value="36.2">
                <text:p>36.2</text:p>
              </table:table-cell>
              <table:table-cell office:value-type="float" office:value="4.54359">
                <text:p>4.54359</text:p>
              </table:table-cell>
              <table:table-cell office:value-type="float" office:value="4.841946">
                <text:p>4.84194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66">
                <text:p>22.66</text:p>
              </table:table-cell>
              <table:table-cell office:value-type="float" office:value="35.6">
                <text:p>35.6</text:p>
              </table:table-cell>
              <table:table-cell office:value-type="float" office:value="34.93334">
                <text:p>34.93334</text:p>
              </table:table-cell>
              <table:table-cell office:value-type="float" office:value="5.122189">
                <text:p>5.122189</text:p>
              </table:table-cell>
              <table:table-cell office:value-type="float" office:value="5.201067">
                <text:p>5.2010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671">
                <text:p>22.671</text:p>
              </table:table-cell>
              <table:table-cell office:value-type="float" office:value="31.93333">
                <text:p>31.93333</text:p>
              </table:table-cell>
              <table:table-cell office:value-type="float" office:value="34.23333">
                <text:p>34.23333</text:p>
              </table:table-cell>
              <table:table-cell office:value-type="float" office:value="6.429345">
                <text:p>6.429345</text:p>
              </table:table-cell>
              <table:table-cell office:value-type="float" office:value="5.499461">
                <text:p>5.4994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.683">
                <text:p>22.683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366724">
                <text:p>5.366724</text:p>
              </table:table-cell>
              <table:table-cell office:value-type="float" office:value="4.983941">
                <text:p>4.98394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.694">
                <text:p>22.694</text:p>
              </table:table-cell>
              <table:table-cell office:value-type="float" office:value="38.86666">
                <text:p>38.86666</text:p>
              </table:table-cell>
              <table:table-cell office:value-type="float" office:value="35.33333">
                <text:p>35.33333</text:p>
              </table:table-cell>
              <table:table-cell office:value-type="float" office:value="4.224143">
                <text:p>4.224143</text:p>
              </table:table-cell>
              <table:table-cell office:value-type="float" office:value="5.097932">
                <text:p>5.09793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705">
                <text:p>22.705</text:p>
              </table:table-cell>
              <table:table-cell office:value-type="float" office:value="34.73333">
                <text:p>34.73333</text:p>
              </table:table-cell>
              <table:table-cell office:value-type="float" office:value="35.43334">
                <text:p>35.43334</text:p>
              </table:table-cell>
              <table:table-cell office:value-type="float" office:value="5.341736">
                <text:p>5.341736</text:p>
              </table:table-cell>
              <table:table-cell office:value-type="float" office:value="5.088024">
                <text:p>5.08802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716">
                <text:p>22.716</text:p>
              </table:table-cell>
              <table:table-cell office:value-type="float" office:value="35.1">
                <text:p>35.1</text:p>
              </table:table-cell>
              <table:table-cell office:value-type="float" office:value="36.9">
                <text:p>36.9</text:p>
              </table:table-cell>
              <table:table-cell office:value-type="float" office:value="5.445067">
                <text:p>5.445067</text:p>
              </table:table-cell>
              <table:table-cell office:value-type="float" office:value="4.609432">
                <text:p>4.60943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.727">
                <text:p>22.727</text:p>
              </table:table-cell>
              <table:table-cell office:value-type="float" office:value="36">
                <text:p>36</text:p>
              </table:table-cell>
              <table:table-cell office:value-type="float" office:value="34.33333">
                <text:p>34.33333</text:p>
              </table:table-cell>
              <table:table-cell office:value-type="float" office:value="5.17281">
                <text:p>5.17281</text:p>
              </table:table-cell>
              <table:table-cell office:value-type="float" office:value="5.34864">
                <text:p>5.3486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.739">
                <text:p>22.739</text:p>
              </table:table-cell>
              <table:table-cell office:value-type="float" office:value="36.4">
                <text:p>36.4</text:p>
              </table:table-cell>
              <table:table-cell office:value-type="float" office:value="33.93333">
                <text:p>33.93333</text:p>
              </table:table-cell>
              <table:table-cell office:value-type="float" office:value="4.988708">
                <text:p>4.988708</text:p>
              </table:table-cell>
              <table:table-cell office:value-type="float" office:value="5.62504">
                <text:p>5.6250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.752">
                <text:p>22.752</text:p>
              </table:table-cell>
              <table:table-cell office:value-type="float" office:value="35.3">
                <text:p>35.3</text:p>
              </table:table-cell>
              <table:table-cell office:value-type="float" office:value="37.46667">
                <text:p>37.46667</text:p>
              </table:table-cell>
              <table:table-cell office:value-type="float" office:value="5.309743">
                <text:p>5.309743</text:p>
              </table:table-cell>
              <table:table-cell office:value-type="float" office:value="4.531024">
                <text:p>4.53102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.763">
                <text:p>22.763</text:p>
              </table:table-cell>
              <table:table-cell office:value-type="float" office:value="34.63334">
                <text:p>34.63334</text:p>
              </table:table-cell>
              <table:table-cell office:value-type="float" office:value="33.93333">
                <text:p>33.93333</text:p>
              </table:table-cell>
              <table:table-cell office:value-type="float" office:value="5.589917">
                <text:p>5.589917</text:p>
              </table:table-cell>
              <table:table-cell office:value-type="float" office:value="5.461988">
                <text:p>5.46198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.775">
                <text:p>22.775</text:p>
              </table:table-cell>
              <table:table-cell office:value-type="float" office:value="33.8">
                <text:p>33.8</text:p>
              </table:table-cell>
              <table:table-cell office:value-type="float" office:value="34.53333">
                <text:p>34.53333</text:p>
              </table:table-cell>
              <table:table-cell office:value-type="float" office:value="5.915622">
                <text:p>5.915622</text:p>
              </table:table-cell>
              <table:table-cell office:value-type="float" office:value="5.45166">
                <text:p>5.4516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.787">
                <text:p>22.787</text:p>
              </table:table-cell>
              <table:table-cell office:value-type="float" office:value="35.96667">
                <text:p>35.96667</text:p>
              </table:table-cell>
              <table:table-cell office:value-type="float" office:value="35.56667">
                <text:p>35.56667</text:p>
              </table:table-cell>
              <table:table-cell office:value-type="float" office:value="5.275354">
                <text:p>5.275354</text:p>
              </table:table-cell>
              <table:table-cell office:value-type="float" office:value="5.113185">
                <text:p>5.11318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.804">
                <text:p>22.804</text:p>
              </table:table-cell>
              <table:table-cell office:value-type="float" office:value="33.63333">
                <text:p>33.63333</text:p>
              </table:table-cell>
              <table:table-cell office:value-type="float" office:value="35.33333">
                <text:p>35.33333</text:p>
              </table:table-cell>
              <table:table-cell office:value-type="float" office:value="5.898533">
                <text:p>5.898533</text:p>
              </table:table-cell>
              <table:table-cell office:value-type="float" office:value="5.120477">
                <text:p>5.1204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2.816">
                <text:p>22.816</text:p>
              </table:table-cell>
              <table:table-cell office:value-type="float" office:value="35.16667">
                <text:p>35.16667</text:p>
              </table:table-cell>
              <table:table-cell office:value-type="float" office:value="35.03333">
                <text:p>35.03333</text:p>
              </table:table-cell>
              <table:table-cell office:value-type="float" office:value="5.532303">
                <text:p>5.532303</text:p>
              </table:table-cell>
              <table:table-cell office:value-type="float" office:value="5.220749">
                <text:p>5.22074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2.828">
                <text:p>22.828</text:p>
              </table:table-cell>
              <table:table-cell office:value-type="float" office:value="36.7">
                <text:p>36.7</text:p>
              </table:table-cell>
              <table:table-cell office:value-type="float" office:value="35">
                <text:p>35</text:p>
              </table:table-cell>
              <table:table-cell office:value-type="float" office:value="4.960734">
                <text:p>4.960734</text:p>
              </table:table-cell>
              <table:table-cell office:value-type="float" office:value="5.251321">
                <text:p>5.25132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.841">
                <text:p>22.841</text:p>
              </table:table-cell>
              <table:table-cell office:value-type="float" office:value="36.83333">
                <text:p>36.83333</text:p>
              </table:table-cell>
              <table:table-cell office:value-type="float" office:value="36.56667">
                <text:p>36.56667</text:p>
              </table:table-cell>
              <table:table-cell office:value-type="float" office:value="4.804203">
                <text:p>4.804203</text:p>
              </table:table-cell>
              <table:table-cell office:value-type="float" office:value="4.748178">
                <text:p>4.74817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.852">
                <text:p>22.852</text:p>
              </table:table-cell>
              <table:table-cell office:value-type="float" office:value="34.9">
                <text:p>34.9</text:p>
              </table:table-cell>
              <table:table-cell office:value-type="float" office:value="36.96667">
                <text:p>36.96667</text:p>
              </table:table-cell>
              <table:table-cell office:value-type="float" office:value="5.40185">
                <text:p>5.40185</text:p>
              </table:table-cell>
              <table:table-cell office:value-type="float" office:value="4.518651">
                <text:p>4.5186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.865">
                <text:p>22.865</text:p>
              </table:table-cell>
              <table:table-cell office:value-type="float" office:value="35.5">
                <text:p>35.5</text:p>
              </table:table-cell>
              <table:table-cell office:value-type="float" office:value="34.63334">
                <text:p>34.63334</text:p>
              </table:table-cell>
              <table:table-cell office:value-type="float" office:value="5.325409">
                <text:p>5.325409</text:p>
              </table:table-cell>
              <table:table-cell office:value-type="float" office:value="5.231844">
                <text:p>5.23184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.877">
                <text:p>22.877</text:p>
              </table:table-cell>
              <table:table-cell office:value-type="float" office:value="36.9">
                <text:p>36.9</text:p>
              </table:table-cell>
              <table:table-cell office:value-type="float" office:value="33.7">
                <text:p>33.7</text:p>
              </table:table-cell>
              <table:table-cell office:value-type="float" office:value="4.854952">
                <text:p>4.854952</text:p>
              </table:table-cell>
              <table:table-cell office:value-type="float" office:value="5.676478">
                <text:p>5.67647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.889">
                <text:p>22.889</text:p>
              </table:table-cell>
              <table:table-cell office:value-type="float" office:value="34.26667">
                <text:p>34.26667</text:p>
              </table:table-cell>
              <table:table-cell office:value-type="float" office:value="36.83333">
                <text:p>36.83333</text:p>
              </table:table-cell>
              <table:table-cell office:value-type="float" office:value="5.617211">
                <text:p>5.617211</text:p>
              </table:table-cell>
              <table:table-cell office:value-type="float" office:value="4.745737">
                <text:p>4.7457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.9">
                <text:p>22.9</text:p>
              </table:table-cell>
              <table:table-cell office:value-type="float" office:value="35.23333">
                <text:p>35.23333</text:p>
              </table:table-cell>
              <table:table-cell office:value-type="float" office:value="34.76667">
                <text:p>34.76667</text:p>
              </table:table-cell>
              <table:table-cell office:value-type="float" office:value="5.453978">
                <text:p>5.453978</text:p>
              </table:table-cell>
              <table:table-cell office:value-type="float" office:value="5.232297">
                <text:p>5.23229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.912">
                <text:p>22.912</text:p>
              </table:table-cell>
              <table:table-cell office:value-type="float" office:value="37.8">
                <text:p>37.8</text:p>
              </table:table-cell>
              <table:table-cell office:value-type="float" office:value="34.83333">
                <text:p>34.83333</text:p>
              </table:table-cell>
              <table:table-cell office:value-type="float" office:value="4.587013">
                <text:p>4.587013</text:p>
              </table:table-cell>
              <table:table-cell office:value-type="float" office:value="5.307151">
                <text:p>5.30715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2.924">
                <text:p>22.924</text:p>
              </table:table-cell>
              <table:table-cell office:value-type="float" office:value="34.6">
                <text:p>34.6</text:p>
              </table:table-cell>
              <table:table-cell office:value-type="float" office:value="35.23333">
                <text:p>35.23333</text:p>
              </table:table-cell>
              <table:table-cell office:value-type="float" office:value="5.454945">
                <text:p>5.454945</text:p>
              </table:table-cell>
              <table:table-cell office:value-type="float" office:value="5.191602">
                <text:p>5.19160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.938">
                <text:p>22.938</text:p>
              </table:table-cell>
              <table:table-cell office:value-type="float" office:value="33.06667">
                <text:p>33.06667</text:p>
              </table:table-cell>
              <table:table-cell office:value-type="float" office:value="35.43334">
                <text:p>35.43334</text:p>
              </table:table-cell>
              <table:table-cell office:value-type="float" office:value="6.125211">
                <text:p>6.125211</text:p>
              </table:table-cell>
              <table:table-cell office:value-type="float" office:value="5.103402">
                <text:p>5.10340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2.951">
                <text:p>22.951</text:p>
              </table:table-cell>
              <table:table-cell office:value-type="float" office:value="36.76667">
                <text:p>36.76667</text:p>
              </table:table-cell>
              <table:table-cell office:value-type="float" office:value="35.3">
                <text:p>35.3</text:p>
              </table:table-cell>
              <table:table-cell office:value-type="float" office:value="5.054814">
                <text:p>5.054814</text:p>
              </table:table-cell>
              <table:table-cell office:value-type="float" office:value="5.129133">
                <text:p>5.1291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.962">
                <text:p>22.962</text:p>
              </table:table-cell>
              <table:table-cell office:value-type="float" office:value="35.46667">
                <text:p>35.4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264337">
                <text:p>5.264337</text:p>
              </table:table-cell>
              <table:table-cell office:value-type="float" office:value="5.145007">
                <text:p>5.14500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.974">
                <text:p>22.974</text:p>
              </table:table-cell>
              <table:table-cell office:value-type="float" office:value="37">
                <text:p>37</text:p>
              </table:table-cell>
              <table:table-cell office:value-type="float" office:value="36.2">
                <text:p>36.2</text:p>
              </table:table-cell>
              <table:table-cell office:value-type="float" office:value="4.807896">
                <text:p>4.807896</text:p>
              </table:table-cell>
              <table:table-cell office:value-type="float" office:value="4.844829">
                <text:p>4.8448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.986">
                <text:p>22.986</text:p>
              </table:table-cell>
              <table:table-cell office:value-type="float" office:value="33.1">
                <text:p>33.1</text:p>
              </table:table-cell>
              <table:table-cell office:value-type="float" office:value="35.76667">
                <text:p>35.76667</text:p>
              </table:table-cell>
              <table:table-cell office:value-type="float" office:value="5.984698">
                <text:p>5.984698</text:p>
              </table:table-cell>
              <table:table-cell office:value-type="float" office:value="4.926209">
                <text:p>4.9262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2.998">
                <text:p>22.998</text:p>
              </table:table-cell>
              <table:table-cell office:value-type="float" office:value="35.53333">
                <text:p>35.53333</text:p>
              </table:table-cell>
              <table:table-cell office:value-type="float" office:value="35.23333">
                <text:p>35.23333</text:p>
              </table:table-cell>
              <table:table-cell office:value-type="float" office:value="5.427021">
                <text:p>5.427021</text:p>
              </table:table-cell>
              <table:table-cell office:value-type="float" office:value="5.115813">
                <text:p>5.1158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.013">
                <text:p>23.013</text:p>
              </table:table-cell>
              <table:table-cell office:value-type="float" office:value="34.2">
                <text:p>34.2</text:p>
              </table:table-cell>
              <table:table-cell office:value-type="float" office:value="35.06667">
                <text:p>35.06667</text:p>
              </table:table-cell>
              <table:table-cell office:value-type="float" office:value="5.748799">
                <text:p>5.748799</text:p>
              </table:table-cell>
              <table:table-cell office:value-type="float" office:value="5.207431">
                <text:p>5.2074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.025">
                <text:p>23.025</text:p>
              </table:table-cell>
              <table:table-cell office:value-type="float" office:value="36.26667">
                <text:p>36.26667</text:p>
              </table:table-cell>
              <table:table-cell office:value-type="float" office:value="36.2">
                <text:p>36.2</text:p>
              </table:table-cell>
              <table:table-cell office:value-type="float" office:value="5.140718">
                <text:p>5.140718</text:p>
              </table:table-cell>
              <table:table-cell office:value-type="float" office:value="4.857041">
                <text:p>4.8570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.036">
                <text:p>23.036</text:p>
              </table:table-cell>
              <table:table-cell office:value-type="float" office:value="35.2">
                <text:p>35.2</text:p>
              </table:table-cell>
              <table:table-cell office:value-type="float" office:value="35.93333">
                <text:p>35.93333</text:p>
              </table:table-cell>
              <table:table-cell office:value-type="float" office:value="5.366576">
                <text:p>5.366576</text:p>
              </table:table-cell>
              <table:table-cell office:value-type="float" office:value="4.874106">
                <text:p>4.87410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.048">
                <text:p>23.048</text:p>
              </table:table-cell>
              <table:table-cell office:value-type="float" office:value="34.46667">
                <text:p>34.46667</text:p>
              </table:table-cell>
              <table:table-cell office:value-type="float" office:value="34.23333">
                <text:p>34.23333</text:p>
              </table:table-cell>
              <table:table-cell office:value-type="float" office:value="5.64977">
                <text:p>5.64977</text:p>
              </table:table-cell>
              <table:table-cell office:value-type="float" office:value="5.429908">
                <text:p>5.42990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.06">
                <text:p>23.06</text:p>
              </table:table-cell>
              <table:table-cell office:value-type="float" office:value="34">
                <text:p>34</text:p>
              </table:table-cell>
              <table:table-cell office:value-type="float" office:value="35.5">
                <text:p>35.5</text:p>
              </table:table-cell>
              <table:table-cell office:value-type="float" office:value="5.857227">
                <text:p>5.857227</text:p>
              </table:table-cell>
              <table:table-cell office:value-type="float" office:value="5.128166">
                <text:p>5.1281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.073">
                <text:p>23.073</text:p>
              </table:table-cell>
              <table:table-cell office:value-type="float" office:value="35.2">
                <text:p>35.2</text:p>
              </table:table-cell>
              <table:table-cell office:value-type="float" office:value="35.16667">
                <text:p>35.16667</text:p>
              </table:table-cell>
              <table:table-cell office:value-type="float" office:value="5.507889">
                <text:p>5.507889</text:p>
              </table:table-cell>
              <table:table-cell office:value-type="float" office:value="5.176095">
                <text:p>5.17609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.084">
                <text:p>23.084</text:p>
              </table:table-cell>
              <table:table-cell office:value-type="float" office:value="37.96667">
                <text:p>37.96667</text:p>
              </table:table-cell>
              <table:table-cell office:value-type="float" office:value="36.5">
                <text:p>36.5</text:p>
              </table:table-cell>
              <table:table-cell office:value-type="float" office:value="4.539468">
                <text:p>4.539468</text:p>
              </table:table-cell>
              <table:table-cell office:value-type="float" office:value="4.752184">
                <text:p>4.7521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.097">
                <text:p>23.097</text:p>
              </table:table-cell>
              <table:table-cell office:value-type="float" office:value="33.86667">
                <text:p>33.86667</text:p>
              </table:table-cell>
              <table:table-cell office:value-type="float" office:value="34.56667">
                <text:p>34.56667</text:p>
              </table:table-cell>
              <table:table-cell office:value-type="float" office:value="5.680259">
                <text:p>5.680259</text:p>
              </table:table-cell>
              <table:table-cell office:value-type="float" office:value="5.296319">
                <text:p>5.2963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3.108">
                <text:p>23.108</text:p>
              </table:table-cell>
              <table:table-cell office:value-type="float" office:value="38.63334">
                <text:p>38.63334</text:p>
              </table:table-cell>
              <table:table-cell office:value-type="float" office:value="37.23333">
                <text:p>37.23333</text:p>
              </table:table-cell>
              <table:table-cell office:value-type="float" office:value="4.358212">
                <text:p>4.358212</text:p>
              </table:table-cell>
              <table:table-cell office:value-type="float" office:value="4.537753">
                <text:p>4.53775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3.12">
                <text:p>23.12</text:p>
              </table:table-cell>
              <table:table-cell office:value-type="float" office:value="35.53333">
                <text:p>35.53333</text:p>
              </table:table-cell>
              <table:table-cell office:value-type="float" office:value="36.8">
                <text:p>36.8</text:p>
              </table:table-cell>
              <table:table-cell office:value-type="float" office:value="5.103623">
                <text:p>5.103623</text:p>
              </table:table-cell>
              <table:table-cell office:value-type="float" office:value="4.528196">
                <text:p>4.528196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3.132">
                <text:p>23.132</text:p>
              </table:table-cell>
              <table:table-cell office:value-type="float" office:value="35">
                <text:p>35</text:p>
              </table:table-cell>
              <table:table-cell office:value-type="float" office:value="35.43334">
                <text:p>35.43334</text:p>
              </table:table-cell>
              <table:table-cell office:value-type="float" office:value="5.425309">
                <text:p>5.425309</text:p>
              </table:table-cell>
              <table:table-cell office:value-type="float" office:value="4.970855">
                <text:p>4.97085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.149">
                <text:p>23.149</text:p>
              </table:table-cell>
              <table:table-cell office:value-type="float" office:value="37.86667">
                <text:p>37.86667</text:p>
              </table:table-cell>
              <table:table-cell office:value-type="float" office:value="35.66667">
                <text:p>35.66667</text:p>
              </table:table-cell>
              <table:table-cell office:value-type="float" office:value="4.557313">
                <text:p>4.557313</text:p>
              </table:table-cell>
              <table:table-cell office:value-type="float" office:value="4.982775">
                <text:p>4.98277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.161">
                <text:p>23.161</text:p>
              </table:table-cell>
              <table:table-cell office:value-type="float" office:value="34.46667">
                <text:p>34.46667</text:p>
              </table:table-cell>
              <table:table-cell office:value-type="float" office:value="35.13334">
                <text:p>35.13334</text:p>
              </table:table-cell>
              <table:table-cell office:value-type="float" office:value="5.489836">
                <text:p>5.489836</text:p>
              </table:table-cell>
              <table:table-cell office:value-type="float" office:value="5.157939">
                <text:p>5.1579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.172">
                <text:p>23.172</text:p>
              </table:table-cell>
              <table:table-cell office:value-type="float" office:value="34.83333">
                <text:p>34.83333</text:p>
              </table:table-cell>
              <table:table-cell office:value-type="float" office:value="36.23333">
                <text:p>36.23333</text:p>
              </table:table-cell>
              <table:table-cell office:value-type="float" office:value="5.555439">
                <text:p>5.555439</text:p>
              </table:table-cell>
              <table:table-cell office:value-type="float" office:value="4.834726">
                <text:p>4.83472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.184">
                <text:p>23.184</text:p>
              </table:table-cell>
              <table:table-cell office:value-type="float" office:value="35.76667">
                <text:p>35.76667</text:p>
              </table:table-cell>
              <table:table-cell office:value-type="float" office:value="36.16667">
                <text:p>36.16667</text:p>
              </table:table-cell>
              <table:table-cell office:value-type="float" office:value="5.264257">
                <text:p>5.264257</text:p>
              </table:table-cell>
              <table:table-cell office:value-type="float" office:value="4.791925">
                <text:p>4.7919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.197">
                <text:p>23.197</text:p>
              </table:table-cell>
              <table:table-cell office:value-type="float" office:value="34.63334">
                <text:p>34.63334</text:p>
              </table:table-cell>
              <table:table-cell office:value-type="float" office:value="34.8">
                <text:p>34.8</text:p>
              </table:table-cell>
              <table:table-cell office:value-type="float" office:value="5.574126">
                <text:p>5.574126</text:p>
              </table:table-cell>
              <table:table-cell office:value-type="float" office:value="5.227362">
                <text:p>5.22736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.209">
                <text:p>23.209</text:p>
              </table:table-cell>
              <table:table-cell office:value-type="float" office:value="36">
                <text:p>36</text:p>
              </table:table-cell>
              <table:table-cell office:value-type="float" office:value="35.43334">
                <text:p>35.43334</text:p>
              </table:table-cell>
              <table:table-cell office:value-type="float" office:value="5.19104">
                <text:p>5.19104</text:p>
              </table:table-cell>
              <table:table-cell office:value-type="float" office:value="5.107478">
                <text:p>5.10747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.221">
                <text:p>23.221</text:p>
              </table:table-cell>
              <table:table-cell office:value-type="float" office:value="35.93333">
                <text:p>35.93333</text:p>
              </table:table-cell>
              <table:table-cell office:value-type="float" office:value="36.7">
                <text:p>36.7</text:p>
              </table:table-cell>
              <table:table-cell office:value-type="float" office:value="5.136379">
                <text:p>5.136379</text:p>
              </table:table-cell>
              <table:table-cell office:value-type="float" office:value="4.671548">
                <text:p>4.67154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.232">
                <text:p>23.232</text:p>
              </table:table-cell>
              <table:table-cell office:value-type="float" office:value="33.5">
                <text:p>33.5</text:p>
              </table:table-cell>
              <table:table-cell office:value-type="float" office:value="35.3">
                <text:p>35.3</text:p>
              </table:table-cell>
              <table:table-cell office:value-type="float" office:value="5.916092">
                <text:p>5.916092</text:p>
              </table:table-cell>
              <table:table-cell office:value-type="float" office:value="5.039843">
                <text:p>5.0398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.244">
                <text:p>23.244</text:p>
              </table:table-cell>
              <table:table-cell office:value-type="float" office:value="33.53333">
                <text:p>33.53333</text:p>
              </table:table-cell>
              <table:table-cell office:value-type="float" office:value="34.46667">
                <text:p>34.46667</text:p>
              </table:table-cell>
              <table:table-cell office:value-type="float" office:value="6.059229">
                <text:p>6.059229</text:p>
              </table:table-cell>
              <table:table-cell office:value-type="float" office:value="5.383475">
                <text:p>5.3834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.255">
                <text:p>23.255</text:p>
              </table:table-cell>
              <table:table-cell office:value-type="float" office:value="37.7">
                <text:p>37.7</text:p>
              </table:table-cell>
              <table:table-cell office:value-type="float" office:value="36.13333">
                <text:p>36.13333</text:p>
              </table:table-cell>
              <table:table-cell office:value-type="float" office:value="4.732754">
                <text:p>4.732754</text:p>
              </table:table-cell>
              <table:table-cell office:value-type="float" office:value="4.909423">
                <text:p>4.90942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.268">
                <text:p>23.268</text:p>
              </table:table-cell>
              <table:table-cell office:value-type="float" office:value="34.5">
                <text:p>34.5</text:p>
              </table:table-cell>
              <table:table-cell office:value-type="float" office:value="34.93334">
                <text:p>34.93334</text:p>
              </table:table-cell>
              <table:table-cell office:value-type="float" office:value="4.94632">
                <text:p>4.94632</text:p>
              </table:table-cell>
              <table:table-cell office:value-type="float" office:value="4.739161">
                <text:p>4.7391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.28">
                <text:p>23.28</text:p>
              </table:table-cell>
              <table:table-cell office:value-type="float" office:value="34.36666">
                <text:p>34.36666</text:p>
              </table:table-cell>
              <table:table-cell office:value-type="float" office:value="34.63334">
                <text:p>34.63334</text:p>
              </table:table-cell>
              <table:table-cell office:value-type="float" office:value="5.595959">
                <text:p>5.595959</text:p>
              </table:table-cell>
              <table:table-cell office:value-type="float" office:value="5.268615">
                <text:p>5.2686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.292">
                <text:p>23.292</text:p>
              </table:table-cell>
              <table:table-cell office:value-type="float" office:value="35.06667">
                <text:p>35.06667</text:p>
              </table:table-cell>
              <table:table-cell office:value-type="float" office:value="35">
                <text:p>35</text:p>
              </table:table-cell>
              <table:table-cell office:value-type="float" office:value="5.497235">
                <text:p>5.497235</text:p>
              </table:table-cell>
              <table:table-cell office:value-type="float" office:value="5.254167">
                <text:p>5.25416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.303">
                <text:p>23.303</text:p>
              </table:table-cell>
              <table:table-cell office:value-type="float" office:value="37.5">
                <text:p>37.5</text:p>
              </table:table-cell>
              <table:table-cell office:value-type="float" office:value="35.56667">
                <text:p>35.56667</text:p>
              </table:table-cell>
              <table:table-cell office:value-type="float" office:value="4.686583">
                <text:p>4.686583</text:p>
              </table:table-cell>
              <table:table-cell office:value-type="float" office:value="5.066533">
                <text:p>5.0665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.314">
                <text:p>23.314</text:p>
              </table:table-cell>
              <table:table-cell office:value-type="float" office:value="34.96667">
                <text:p>34.96667</text:p>
              </table:table-cell>
              <table:table-cell office:value-type="float" office:value="36.26667">
                <text:p>36.26667</text:p>
              </table:table-cell>
              <table:table-cell office:value-type="float" office:value="5.349168">
                <text:p>5.349168</text:p>
              </table:table-cell>
              <table:table-cell office:value-type="float" office:value="4.801536">
                <text:p>4.8015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.325">
                <text:p>23.325</text:p>
              </table:table-cell>
              <table:table-cell office:value-type="float" office:value="35.3">
                <text:p>35.3</text:p>
              </table:table-cell>
              <table:table-cell office:value-type="float" office:value="34.6">
                <text:p>34.6</text:p>
              </table:table-cell>
              <table:table-cell office:value-type="float" office:value="5.372475">
                <text:p>5.372475</text:p>
              </table:table-cell>
              <table:table-cell office:value-type="float" office:value="5.290486">
                <text:p>5.2904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.338">
                <text:p>23.338</text:p>
              </table:table-cell>
              <table:table-cell office:value-type="float" office:value="36.83333">
                <text:p>36.83333</text:p>
              </table:table-cell>
              <table:table-cell office:value-type="float" office:value="35.4">
                <text:p>35.4</text:p>
              </table:table-cell>
              <table:table-cell office:value-type="float" office:value="4.878528">
                <text:p>4.878528</text:p>
              </table:table-cell>
              <table:table-cell office:value-type="float" office:value="5.127295">
                <text:p>5.12729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.349">
                <text:p>23.349</text:p>
              </table:table-cell>
              <table:table-cell office:value-type="float" office:value="34.43333">
                <text:p>34.43333</text:p>
              </table:table-cell>
              <table:table-cell office:value-type="float" office:value="35.26667">
                <text:p>35.26667</text:p>
              </table:table-cell>
              <table:table-cell office:value-type="float" office:value="5.560309">
                <text:p>5.560309</text:p>
              </table:table-cell>
              <table:table-cell office:value-type="float" office:value="5.1378">
                <text:p>5.13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.361">
                <text:p>23.361</text:p>
              </table:table-cell>
              <table:table-cell office:value-type="float" office:value="34.26667">
                <text:p>34.26667</text:p>
              </table:table-cell>
              <table:table-cell office:value-type="float" office:value="35.76667">
                <text:p>35.76667</text:p>
              </table:table-cell>
              <table:table-cell office:value-type="float" office:value="5.749395">
                <text:p>5.749395</text:p>
              </table:table-cell>
              <table:table-cell office:value-type="float" office:value="4.97718">
                <text:p>4.977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3.372">
                <text:p>23.372</text:p>
              </table:table-cell>
              <table:table-cell office:value-type="float" office:value="37.1">
                <text:p>37.1</text:p>
              </table:table-cell>
              <table:table-cell office:value-type="float" office:value="35.43334">
                <text:p>35.43334</text:p>
              </table:table-cell>
              <table:table-cell office:value-type="float" office:value="4.865495">
                <text:p>4.865495</text:p>
              </table:table-cell>
              <table:table-cell office:value-type="float" office:value="5.053511">
                <text:p>5.05351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.383">
                <text:p>23.383</text:p>
              </table:table-cell>
              <table:table-cell office:value-type="float" office:value="36.13333">
                <text:p>36.13333</text:p>
              </table:table-cell>
              <table:table-cell office:value-type="float" office:value="34.33333">
                <text:p>34.33333</text:p>
              </table:table-cell>
              <table:table-cell office:value-type="float" office:value="5.004156">
                <text:p>5.004156</text:p>
              </table:table-cell>
              <table:table-cell office:value-type="float" office:value="5.425941">
                <text:p>5.42594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.394">
                <text:p>23.394</text:p>
              </table:table-cell>
              <table:table-cell office:value-type="float" office:value="34.16667">
                <text:p>34.16667</text:p>
              </table:table-cell>
              <table:table-cell office:value-type="float" office:value="35.53333">
                <text:p>35.53333</text:p>
              </table:table-cell>
              <table:table-cell office:value-type="float" office:value="5.670975">
                <text:p>5.670975</text:p>
              </table:table-cell>
              <table:table-cell office:value-type="float" office:value="5.109476">
                <text:p>5.1094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.407">
                <text:p>23.407</text:p>
              </table:table-cell>
              <table:table-cell office:value-type="float" office:value="36.86666">
                <text:p>36.86666</text:p>
              </table:table-cell>
              <table:table-cell office:value-type="float" office:value="35.9">
                <text:p>35.9</text:p>
              </table:table-cell>
              <table:table-cell office:value-type="float" office:value="4.925593">
                <text:p>4.925593</text:p>
              </table:table-cell>
              <table:table-cell office:value-type="float" office:value="4.927215">
                <text:p>4.92721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.419">
                <text:p>23.419</text:p>
              </table:table-cell>
              <table:table-cell office:value-type="float" office:value="35.93333">
                <text:p>35.93333</text:p>
              </table:table-cell>
              <table:table-cell office:value-type="float" office:value="35.96667">
                <text:p>35.96667</text:p>
              </table:table-cell>
              <table:table-cell office:value-type="float" office:value="5.08075">
                <text:p>5.08075</text:p>
              </table:table-cell>
              <table:table-cell office:value-type="float" office:value="4.869486">
                <text:p>4.86948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.43">
                <text:p>23.43</text:p>
              </table:table-cell>
              <table:table-cell office:value-type="float" office:value="35.33333">
                <text:p>35.33333</text:p>
              </table:table-cell>
              <table:table-cell office:value-type="float" office:value="34.66667">
                <text:p>34.66667</text:p>
              </table:table-cell>
              <table:table-cell office:value-type="float" office:value="5.30661">
                <text:p>5.30661</text:p>
              </table:table-cell>
              <table:table-cell office:value-type="float" office:value="5.280572">
                <text:p>5.2805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.442">
                <text:p>23.442</text:p>
              </table:table-cell>
              <table:table-cell office:value-type="float" office:value="36">
                <text:p>36</text:p>
              </table:table-cell>
              <table:table-cell office:value-type="float" office:value="34.8">
                <text:p>34.8</text:p>
              </table:table-cell>
              <table:table-cell office:value-type="float" office:value="5.134551">
                <text:p>5.134551</text:p>
              </table:table-cell>
              <table:table-cell office:value-type="float" office:value="5.318564">
                <text:p>5.31856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.454">
                <text:p>23.454</text:p>
              </table:table-cell>
              <table:table-cell office:value-type="float" office:value="35.8">
                <text:p>35.8</text:p>
              </table:table-cell>
              <table:table-cell office:value-type="float" office:value="36.53333">
                <text:p>36.53333</text:p>
              </table:table-cell>
              <table:table-cell office:value-type="float" office:value="5.165117">
                <text:p>5.165117</text:p>
              </table:table-cell>
              <table:table-cell office:value-type="float" office:value="4.762446">
                <text:p>4.76244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.47">
                <text:p>23.47</text:p>
              </table:table-cell>
              <table:table-cell office:value-type="float" office:value="37.2">
                <text:p>37.2</text:p>
              </table:table-cell>
              <table:table-cell office:value-type="float" office:value="34.66667">
                <text:p>34.66667</text:p>
              </table:table-cell>
              <table:table-cell office:value-type="float" office:value="4.716156">
                <text:p>4.716156</text:p>
              </table:table-cell>
              <table:table-cell office:value-type="float" office:value="5.258623">
                <text:p>5.25862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.483">
                <text:p>23.483</text:p>
              </table:table-cell>
              <table:table-cell office:value-type="float" office:value="37.2">
                <text:p>37.2</text:p>
              </table:table-cell>
              <table:table-cell office:value-type="float" office:value="34.66667">
                <text:p>34.66667</text:p>
              </table:table-cell>
              <table:table-cell office:value-type="float" office:value="4.627249">
                <text:p>4.627249</text:p>
              </table:table-cell>
              <table:table-cell office:value-type="float" office:value="5.356978">
                <text:p>5.35697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.495">
                <text:p>23.495</text:p>
              </table:table-cell>
              <table:table-cell office:value-type="float" office:value="37.16667">
                <text:p>37.16667</text:p>
              </table:table-cell>
              <table:table-cell office:value-type="float" office:value="35.86667">
                <text:p>35.86667</text:p>
              </table:table-cell>
              <table:table-cell office:value-type="float" office:value="4.620828">
                <text:p>4.620828</text:p>
              </table:table-cell>
              <table:table-cell office:value-type="float" office:value="4.986117">
                <text:p>4.98611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.507">
                <text:p>23.507</text:p>
              </table:table-cell>
              <table:table-cell office:value-type="float" office:value="33.63333">
                <text:p>33.63333</text:p>
              </table:table-cell>
              <table:table-cell office:value-type="float" office:value="35.5">
                <text:p>35.5</text:p>
              </table:table-cell>
              <table:table-cell office:value-type="float" office:value="5.767676">
                <text:p>5.767676</text:p>
              </table:table-cell>
              <table:table-cell office:value-type="float" office:value="5.031532">
                <text:p>5.03153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3.536">
                <text:p>23.536</text:p>
              </table:table-cell>
              <table:table-cell office:value-type="float" office:value="35.63334">
                <text:p>35.63334</text:p>
              </table:table-cell>
              <table:table-cell office:value-type="float" office:value="35.7">
                <text:p>35.7</text:p>
              </table:table-cell>
              <table:table-cell office:value-type="float" office:value="5.387512">
                <text:p>5.387512</text:p>
              </table:table-cell>
              <table:table-cell office:value-type="float" office:value="4.97742">
                <text:p>4.9774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3.549">
                <text:p>23.549</text:p>
              </table:table-cell>
              <table:table-cell office:value-type="float" office:value="35.1">
                <text:p>35.1</text:p>
              </table:table-cell>
              <table:table-cell office:value-type="float" office:value="35.63334">
                <text:p>35.63334</text:p>
              </table:table-cell>
              <table:table-cell office:value-type="float" office:value="5.439437">
                <text:p>5.439437</text:p>
              </table:table-cell>
              <table:table-cell office:value-type="float" office:value="4.986532">
                <text:p>4.98653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3.561">
                <text:p>23.561</text:p>
              </table:table-cell>
              <table:table-cell office:value-type="float" office:value="34.03333">
                <text:p>34.03333</text:p>
              </table:table-cell>
              <table:table-cell office:value-type="float" office:value="33.5">
                <text:p>33.5</text:p>
              </table:table-cell>
              <table:table-cell office:value-type="float" office:value="5.795864">
                <text:p>5.795864</text:p>
              </table:table-cell>
              <table:table-cell office:value-type="float" office:value="5.681396">
                <text:p>5.6813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3.573">
                <text:p>23.573</text:p>
              </table:table-cell>
              <table:table-cell office:value-type="float" office:value="35.8">
                <text:p>35.8</text:p>
              </table:table-cell>
              <table:table-cell office:value-type="float" office:value="35.8">
                <text:p>35.8</text:p>
              </table:table-cell>
              <table:table-cell office:value-type="float" office:value="5.291919">
                <text:p>5.291919</text:p>
              </table:table-cell>
              <table:table-cell office:value-type="float" office:value="5.071325">
                <text:p>5.0713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3.585">
                <text:p>23.585</text:p>
              </table:table-cell>
              <table:table-cell office:value-type="float" office:value="34.3">
                <text:p>34.3</text:p>
              </table:table-cell>
              <table:table-cell office:value-type="float" office:value="35.96667">
                <text:p>35.96667</text:p>
              </table:table-cell>
              <table:table-cell office:value-type="float" office:value="5.678948">
                <text:p>5.678948</text:p>
              </table:table-cell>
              <table:table-cell office:value-type="float" office:value="4.895705">
                <text:p>4.89570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3.597">
                <text:p>23.597</text:p>
              </table:table-cell>
              <table:table-cell office:value-type="float" office:value="34.13334">
                <text:p>34.13334</text:p>
              </table:table-cell>
              <table:table-cell office:value-type="float" office:value="36.16667">
                <text:p>36.16667</text:p>
              </table:table-cell>
              <table:table-cell office:value-type="float" office:value="5.809611">
                <text:p>5.809611</text:p>
              </table:table-cell>
              <table:table-cell office:value-type="float" office:value="4.796108">
                <text:p>4.7961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3.61">
                <text:p>23.61</text:p>
              </table:table-cell>
              <table:table-cell office:value-type="float" office:value="36.66667">
                <text:p>36.66667</text:p>
              </table:table-cell>
              <table:table-cell office:value-type="float" office:value="35.1">
                <text:p>35.1</text:p>
              </table:table-cell>
              <table:table-cell office:value-type="float" office:value="5.011923">
                <text:p>5.011923</text:p>
              </table:table-cell>
              <table:table-cell office:value-type="float" office:value="5.123219">
                <text:p>5.12321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3.622">
                <text:p>23.622</text:p>
              </table:table-cell>
              <table:table-cell office:value-type="float" office:value="32.7">
                <text:p>32.7</text:p>
              </table:table-cell>
              <table:table-cell office:value-type="float" office:value="36.3">
                <text:p>36.3</text:p>
              </table:table-cell>
              <table:table-cell office:value-type="float" office:value="6.142579">
                <text:p>6.142579</text:p>
              </table:table-cell>
              <table:table-cell office:value-type="float" office:value="4.798212">
                <text:p>4.79821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.633">
                <text:p>23.633</text:p>
              </table:table-cell>
              <table:table-cell office:value-type="float" office:value="35.43334">
                <text:p>35.43334</text:p>
              </table:table-cell>
              <table:table-cell office:value-type="float" office:value="35.33333">
                <text:p>35.33333</text:p>
              </table:table-cell>
              <table:table-cell office:value-type="float" office:value="5.478538">
                <text:p>5.478538</text:p>
              </table:table-cell>
              <table:table-cell office:value-type="float" office:value="5.047775">
                <text:p>5.0477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3.645">
                <text:p>23.645</text:p>
              </table:table-cell>
              <table:table-cell office:value-type="float" office:value="35.96667">
                <text:p>35.96667</text:p>
              </table:table-cell>
              <table:table-cell office:value-type="float" office:value="35.23333">
                <text:p>35.23333</text:p>
              </table:table-cell>
              <table:table-cell office:value-type="float" office:value="5.173141">
                <text:p>5.173141</text:p>
              </table:table-cell>
              <table:table-cell office:value-type="float" office:value="5.129693">
                <text:p>5.12969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3.658">
                <text:p>23.658</text:p>
              </table:table-cell>
              <table:table-cell office:value-type="float" office:value="34.26667">
                <text:p>34.26667</text:p>
              </table:table-cell>
              <table:table-cell office:value-type="float" office:value="35.86667">
                <text:p>35.86667</text:p>
              </table:table-cell>
              <table:table-cell office:value-type="float" office:value="5.665302">
                <text:p>5.665302</text:p>
              </table:table-cell>
              <table:table-cell office:value-type="float" office:value="4.939826">
                <text:p>4.93982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3.672">
                <text:p>23.672</text:p>
              </table:table-cell>
              <table:table-cell office:value-type="float" office:value="34.53333">
                <text:p>34.53333</text:p>
              </table:table-cell>
              <table:table-cell office:value-type="float" office:value="34.96667">
                <text:p>34.96667</text:p>
              </table:table-cell>
              <table:table-cell office:value-type="float" office:value="5.676392">
                <text:p>5.676392</text:p>
              </table:table-cell>
              <table:table-cell office:value-type="float" office:value="5.194347">
                <text:p>5.19434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.684">
                <text:p>23.684</text:p>
              </table:table-cell>
              <table:table-cell office:value-type="float" office:value="35.5">
                <text:p>35.5</text:p>
              </table:table-cell>
              <table:table-cell office:value-type="float" office:value="35.6">
                <text:p>35.6</text:p>
              </table:table-cell>
              <table:table-cell office:value-type="float" office:value="5.364268">
                <text:p>5.364268</text:p>
              </table:table-cell>
              <table:table-cell office:value-type="float" office:value="5.038773">
                <text:p>5.03877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3.696">
                <text:p>23.696</text:p>
              </table:table-cell>
              <table:table-cell office:value-type="float" office:value="33.53333">
                <text:p>33.53333</text:p>
              </table:table-cell>
              <table:table-cell office:value-type="float" office:value="36.56667">
                <text:p>36.56667</text:p>
              </table:table-cell>
              <table:table-cell office:value-type="float" office:value="5.941368">
                <text:p>5.941368</text:p>
              </table:table-cell>
              <table:table-cell office:value-type="float" office:value="4.69355">
                <text:p>4.693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3.709">
                <text:p>23.709</text:p>
              </table:table-cell>
              <table:table-cell office:value-type="float" office:value="35.83333">
                <text:p>35.83333</text:p>
              </table:table-cell>
              <table:table-cell office:value-type="float" office:value="34.6">
                <text:p>34.6</text:p>
              </table:table-cell>
              <table:table-cell office:value-type="float" office:value="5.308393">
                <text:p>5.308393</text:p>
              </table:table-cell>
              <table:table-cell office:value-type="float" office:value="5.264132">
                <text:p>5.26413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3.72">
                <text:p>23.72</text:p>
              </table:table-cell>
              <table:table-cell office:value-type="float" office:value="33.9">
                <text:p>33.9</text:p>
              </table:table-cell>
              <table:table-cell office:value-type="float" office:value="35.6">
                <text:p>35.6</text:p>
              </table:table-cell>
              <table:table-cell office:value-type="float" office:value="5.810958">
                <text:p>5.810958</text:p>
              </table:table-cell>
              <table:table-cell office:value-type="float" office:value="5.052193">
                <text:p>5.05219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3.737">
                <text:p>23.737</text:p>
              </table:table-cell>
              <table:table-cell office:value-type="float" office:value="35.5">
                <text:p>35.5</text:p>
              </table:table-cell>
              <table:table-cell office:value-type="float" office:value="35.86667">
                <text:p>35.86667</text:p>
              </table:table-cell>
              <table:table-cell office:value-type="float" office:value="5.390865">
                <text:p>5.390865</text:p>
              </table:table-cell>
              <table:table-cell office:value-type="float" office:value="4.923079">
                <text:p>4.92307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3.749">
                <text:p>23.749</text:p>
              </table:table-cell>
              <table:table-cell office:value-type="float" office:value="35.16667">
                <text:p>35.16667</text:p>
              </table:table-cell>
              <table:table-cell office:value-type="float" office:value="36.3">
                <text:p>36.3</text:p>
              </table:table-cell>
              <table:table-cell office:value-type="float" office:value="5.415895">
                <text:p>5.415895</text:p>
              </table:table-cell>
              <table:table-cell office:value-type="float" office:value="4.756571">
                <text:p>4.75657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3.761">
                <text:p>23.761</text:p>
              </table:table-cell>
              <table:table-cell office:value-type="float" office:value="34.73333">
                <text:p>34.73333</text:p>
              </table:table-cell>
              <table:table-cell office:value-type="float" office:value="35.1">
                <text:p>35.1</text:p>
              </table:table-cell>
              <table:table-cell office:value-type="float" office:value="5.561975">
                <text:p>5.561975</text:p>
              </table:table-cell>
              <table:table-cell office:value-type="float" office:value="5.113487">
                <text:p>5.11348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.774">
                <text:p>23.774</text:p>
              </table:table-cell>
              <table:table-cell office:value-type="float" office:value="35.36667">
                <text:p>35.36667</text:p>
              </table:table-cell>
              <table:table-cell office:value-type="float" office:value="35.3">
                <text:p>35.3</text:p>
              </table:table-cell>
              <table:table-cell office:value-type="float" office:value="5.385302">
                <text:p>5.385302</text:p>
              </table:table-cell>
              <table:table-cell office:value-type="float" office:value="5.1191">
                <text:p>5.119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.785">
                <text:p>23.785</text:p>
              </table:table-cell>
              <table:table-cell office:value-type="float" office:value="36.16667">
                <text:p>36.16667</text:p>
              </table:table-cell>
              <table:table-cell office:value-type="float" office:value="36.16667">
                <text:p>36.16667</text:p>
              </table:table-cell>
              <table:table-cell office:value-type="float" office:value="5.090494">
                <text:p>5.090494</text:p>
              </table:table-cell>
              <table:table-cell office:value-type="float" office:value="4.83818">
                <text:p>4.838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.798">
                <text:p>23.798</text:p>
              </table:table-cell>
              <table:table-cell office:value-type="float" office:value="34.76667">
                <text:p>34.76667</text:p>
              </table:table-cell>
              <table:table-cell office:value-type="float" office:value="35.3">
                <text:p>35.3</text:p>
              </table:table-cell>
              <table:table-cell office:value-type="float" office:value="5.487333">
                <text:p>5.487333</text:p>
              </table:table-cell>
              <table:table-cell office:value-type="float" office:value="5.063858">
                <text:p>5.06385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.81">
                <text:p>23.81</text:p>
              </table:table-cell>
              <table:table-cell office:value-type="float" office:value="34.5">
                <text:p>34.5</text:p>
              </table:table-cell>
              <table:table-cell office:value-type="float" office:value="34.86666">
                <text:p>34.86666</text:p>
              </table:table-cell>
              <table:table-cell office:value-type="float" office:value="5.652875">
                <text:p>5.652875</text:p>
              </table:table-cell>
              <table:table-cell office:value-type="float" office:value="5.249214">
                <text:p>5.24921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.822">
                <text:p>23.822</text:p>
              </table:table-cell>
              <table:table-cell office:value-type="float" office:value="34.8">
                <text:p>34.8</text:p>
              </table:table-cell>
              <table:table-cell office:value-type="float" office:value="36.4">
                <text:p>36.4</text:p>
              </table:table-cell>
              <table:table-cell office:value-type="float" office:value="5.587953">
                <text:p>5.587953</text:p>
              </table:table-cell>
              <table:table-cell office:value-type="float" office:value="4.787308">
                <text:p>4.78730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3.841">
                <text:p>23.841</text:p>
              </table:table-cell>
              <table:table-cell office:value-type="float" office:value="34.16667">
                <text:p>34.16667</text:p>
              </table:table-cell>
              <table:table-cell office:value-type="float" office:value="35.26667">
                <text:p>35.26667</text:p>
              </table:table-cell>
              <table:table-cell office:value-type="float" office:value="5.780556">
                <text:p>5.780556</text:p>
              </table:table-cell>
              <table:table-cell office:value-type="float" office:value="5.063725">
                <text:p>5.0637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3.853">
                <text:p>23.853</text:p>
              </table:table-cell>
              <table:table-cell office:value-type="float" office:value="35.06667">
                <text:p>35.06667</text:p>
              </table:table-cell>
              <table:table-cell office:value-type="float" office:value="36.83333">
                <text:p>36.83333</text:p>
              </table:table-cell>
              <table:table-cell office:value-type="float" office:value="5.526049">
                <text:p>5.526049</text:p>
              </table:table-cell>
              <table:table-cell office:value-type="float" office:value="4.609474">
                <text:p>4.60947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3.865">
                <text:p>23.865</text:p>
              </table:table-cell>
              <table:table-cell office:value-type="float" office:value="37.2">
                <text:p>37.2</text:p>
              </table:table-cell>
              <table:table-cell office:value-type="float" office:value="36.13333">
                <text:p>36.13333</text:p>
              </table:table-cell>
              <table:table-cell office:value-type="float" office:value="4.782362">
                <text:p>4.782362</text:p>
              </table:table-cell>
              <table:table-cell office:value-type="float" office:value="4.746851">
                <text:p>4.74685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3.88">
                <text:p>23.88</text:p>
              </table:table-cell>
              <table:table-cell office:value-type="float" office:value="33.8">
                <text:p>33.8</text:p>
              </table:table-cell>
              <table:table-cell office:value-type="float" office:value="36.4">
                <text:p>36.4</text:p>
              </table:table-cell>
              <table:table-cell office:value-type="float" office:value="5.740186">
                <text:p>5.740186</text:p>
              </table:table-cell>
              <table:table-cell office:value-type="float" office:value="4.687624">
                <text:p>4.6876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3.891">
                <text:p>23.891</text:p>
              </table:table-cell>
              <table:table-cell office:value-type="float" office:value="36.16667">
                <text:p>36.16667</text:p>
              </table:table-cell>
              <table:table-cell office:value-type="float" office:value="34.3">
                <text:p>34.3</text:p>
              </table:table-cell>
              <table:table-cell office:value-type="float" office:value="5.161493">
                <text:p>5.161493</text:p>
              </table:table-cell>
              <table:table-cell office:value-type="float" office:value="5.358099">
                <text:p>5.35809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.902">
                <text:p>23.902</text:p>
              </table:table-cell>
              <table:table-cell office:value-type="float" office:value="36.8">
                <text:p>36.8</text:p>
              </table:table-cell>
              <table:table-cell office:value-type="float" office:value="35.33333">
                <text:p>35.33333</text:p>
              </table:table-cell>
              <table:table-cell office:value-type="float" office:value="4.840924">
                <text:p>4.840924</text:p>
              </table:table-cell>
              <table:table-cell office:value-type="float" office:value="5.154717">
                <text:p>5.15471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.913">
                <text:p>23.913</text:p>
              </table:table-cell>
              <table:table-cell office:value-type="float" office:value="34.16667">
                <text:p>34.16667</text:p>
              </table:table-cell>
              <table:table-cell office:value-type="float" office:value="36.66667">
                <text:p>36.66667</text:p>
              </table:table-cell>
              <table:table-cell office:value-type="float" office:value="5.633492">
                <text:p>5.633492</text:p>
              </table:table-cell>
              <table:table-cell office:value-type="float" office:value="4.680351">
                <text:p>4.6803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3.924">
                <text:p>23.924</text:p>
              </table:table-cell>
              <table:table-cell office:value-type="float" office:value="35.86667">
                <text:p>35.86667</text:p>
              </table:table-cell>
              <table:table-cell office:value-type="float" office:value="35.2">
                <text:p>35.2</text:p>
              </table:table-cell>
              <table:table-cell office:value-type="float" office:value="5.23835">
                <text:p>5.23835</text:p>
              </table:table-cell>
              <table:table-cell office:value-type="float" office:value="5.062619">
                <text:p>5.062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3.937">
                <text:p>23.937</text:p>
              </table:table-cell>
              <table:table-cell office:value-type="float" office:value="33.23334">
                <text:p>33.23334</text:p>
              </table:table-cell>
              <table:table-cell office:value-type="float" office:value="34.56667">
                <text:p>34.56667</text:p>
              </table:table-cell>
              <table:table-cell office:value-type="float" office:value="6.015203">
                <text:p>6.015203</text:p>
              </table:table-cell>
              <table:table-cell office:value-type="float" office:value="5.344019">
                <text:p>5.34401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3.949">
                <text:p>23.949</text:p>
              </table:table-cell>
              <table:table-cell office:value-type="float" office:value="34.76667">
                <text:p>34.76667</text:p>
              </table:table-cell>
              <table:table-cell office:value-type="float" office:value="34.86666">
                <text:p>34.86666</text:p>
              </table:table-cell>
              <table:table-cell office:value-type="float" office:value="5.670499">
                <text:p>5.670499</text:p>
              </table:table-cell>
              <table:table-cell office:value-type="float" office:value="5.301654">
                <text:p>5.30165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3.961">
                <text:p>23.961</text:p>
              </table:table-cell>
              <table:table-cell office:value-type="float" office:value="35.83333">
                <text:p>35.83333</text:p>
              </table:table-cell>
              <table:table-cell office:value-type="float" office:value="36.13333">
                <text:p>36.13333</text:p>
              </table:table-cell>
              <table:table-cell office:value-type="float" office:value="5.254872">
                <text:p>5.254872</text:p>
              </table:table-cell>
              <table:table-cell office:value-type="float" office:value="4.881">
                <text:p>4.88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3.972">
                <text:p>23.972</text:p>
              </table:table-cell>
              <table:table-cell office:value-type="float" office:value="34.13334">
                <text:p>34.13334</text:p>
              </table:table-cell>
              <table:table-cell office:value-type="float" office:value="35.96667">
                <text:p>35.96667</text:p>
              </table:table-cell>
              <table:table-cell office:value-type="float" office:value="5.724812">
                <text:p>5.724812</text:p>
              </table:table-cell>
              <table:table-cell office:value-type="float" office:value="4.851528">
                <text:p>4.85152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3.983">
                <text:p>23.983</text:p>
              </table:table-cell>
              <table:table-cell office:value-type="float" office:value="34.7">
                <text:p>34.7</text:p>
              </table:table-cell>
              <table:table-cell office:value-type="float" office:value="34.43333">
                <text:p>34.43333</text:p>
              </table:table-cell>
              <table:table-cell office:value-type="float" office:value="5.633864">
                <text:p>5.633864</text:p>
              </table:table-cell>
              <table:table-cell office:value-type="float" office:value="5.343965">
                <text:p>5.3439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3.994">
                <text:p>23.994</text:p>
              </table:table-cell>
              <table:table-cell office:value-type="float" office:value="35.63334">
                <text:p>35.63334</text:p>
              </table:table-cell>
              <table:table-cell office:value-type="float" office:value="34.1">
                <text:p>34.1</text:p>
              </table:table-cell>
              <table:table-cell office:value-type="float" office:value="5.312315">
                <text:p>5.312315</text:p>
              </table:table-cell>
              <table:table-cell office:value-type="float" office:value="5.549564">
                <text:p>5.5495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4.005">
                <text:p>24.005</text:p>
              </table:table-cell>
              <table:table-cell office:value-type="float" office:value="34.06667">
                <text:p>34.06667</text:p>
              </table:table-cell>
              <table:table-cell office:value-type="float" office:value="36.1">
                <text:p>36.1</text:p>
              </table:table-cell>
              <table:table-cell office:value-type="float" office:value="5.75766">
                <text:p>5.75766</text:p>
              </table:table-cell>
              <table:table-cell office:value-type="float" office:value="4.939752">
                <text:p>4.9397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4.016">
                <text:p>24.016</text:p>
              </table:table-cell>
              <table:table-cell office:value-type="float" office:value="35.66667">
                <text:p>35.66667</text:p>
              </table:table-cell>
              <table:table-cell office:value-type="float" office:value="35.4">
                <text:p>35.4</text:p>
              </table:table-cell>
              <table:table-cell office:value-type="float" office:value="5.326131">
                <text:p>5.326131</text:p>
              </table:table-cell>
              <table:table-cell office:value-type="float" office:value="5.04597">
                <text:p>5.0459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4.027">
                <text:p>24.027</text:p>
              </table:table-cell>
              <table:table-cell office:value-type="float" office:value="33.56667">
                <text:p>33.56667</text:p>
              </table:table-cell>
              <table:table-cell office:value-type="float" office:value="35.6">
                <text:p>35.6</text:p>
              </table:table-cell>
              <table:table-cell office:value-type="float" office:value="5.922823">
                <text:p>5.922823</text:p>
              </table:table-cell>
              <table:table-cell office:value-type="float" office:value="5.002192">
                <text:p>5.00219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4.038">
                <text:p>24.038</text:p>
              </table:table-cell>
              <table:table-cell office:value-type="float" office:value="36.4">
                <text:p>36.4</text:p>
              </table:table-cell>
              <table:table-cell office:value-type="float" office:value="35.8">
                <text:p>35.8</text:p>
              </table:table-cell>
              <table:table-cell office:value-type="float" office:value="5.1205">
                <text:p>5.1205</text:p>
              </table:table-cell>
              <table:table-cell office:value-type="float" office:value="4.928555">
                <text:p>4.9285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4.05">
                <text:p>24.05</text:p>
              </table:table-cell>
              <table:table-cell office:value-type="float" office:value="35.7">
                <text:p>35.7</text:p>
              </table:table-cell>
              <table:table-cell office:value-type="float" office:value="34.73333">
                <text:p>34.73333</text:p>
              </table:table-cell>
              <table:table-cell office:value-type="float" office:value="5.188944">
                <text:p>5.188944</text:p>
              </table:table-cell>
              <table:table-cell office:value-type="float" office:value="5.260556">
                <text:p>5.26055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4.061">
                <text:p>24.061</text:p>
              </table:table-cell>
              <table:table-cell office:value-type="float" office:value="37.03333">
                <text:p>37.03333</text:p>
              </table:table-cell>
              <table:table-cell office:value-type="float" office:value="35.3">
                <text:p>35.3</text:p>
              </table:table-cell>
              <table:table-cell office:value-type="float" office:value="4.76997">
                <text:p>4.76997</text:p>
              </table:table-cell>
              <table:table-cell office:value-type="float" office:value="5.142076">
                <text:p>5.14207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4.074">
                <text:p>24.074</text:p>
              </table:table-cell>
              <table:table-cell office:value-type="float" office:value="36.26667">
                <text:p>36.26667</text:p>
              </table:table-cell>
              <table:table-cell office:value-type="float" office:value="35.4">
                <text:p>35.4</text:p>
              </table:table-cell>
              <table:table-cell office:value-type="float" office:value="4.936691">
                <text:p>4.936691</text:p>
              </table:table-cell>
              <table:table-cell office:value-type="float" office:value="5.085749">
                <text:p>5.08574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4.085">
                <text:p>24.085</text:p>
              </table:table-cell>
              <table:table-cell office:value-type="float" office:value="34.63334">
                <text:p>34.63334</text:p>
              </table:table-cell>
              <table:table-cell office:value-type="float" office:value="34.4">
                <text:p>34.4</text:p>
              </table:table-cell>
              <table:table-cell office:value-type="float" office:value="5.501036">
                <text:p>5.501036</text:p>
              </table:table-cell>
              <table:table-cell office:value-type="float" office:value="5.399308">
                <text:p>5.39930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4.097">
                <text:p>24.097</text:p>
              </table:table-cell>
              <table:table-cell office:value-type="float" office:value="34.36666">
                <text:p>34.36666</text:p>
              </table:table-cell>
              <table:table-cell office:value-type="float" office:value="36.13333">
                <text:p>36.13333</text:p>
              </table:table-cell>
              <table:table-cell office:value-type="float" office:value="5.699399">
                <text:p>5.699399</text:p>
              </table:table-cell>
              <table:table-cell office:value-type="float" office:value="4.898001">
                <text:p>4.89800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4.11">
                <text:p>24.11</text:p>
              </table:table-cell>
              <table:table-cell office:value-type="float" office:value="36">
                <text:p>36</text:p>
              </table:table-cell>
              <table:table-cell office:value-type="float" office:value="35.6">
                <text:p>35.6</text:p>
              </table:table-cell>
              <table:table-cell office:value-type="float" office:value="5.20733">
                <text:p>5.20733</text:p>
              </table:table-cell>
              <table:table-cell office:value-type="float" office:value="4.971758">
                <text:p>4.97175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.121">
                <text:p>24.121</text:p>
              </table:table-cell>
              <table:table-cell office:value-type="float" office:value="33.9">
                <text:p>33.9</text:p>
              </table:table-cell>
              <table:table-cell office:value-type="float" office:value="36.46667">
                <text:p>36.46667</text:p>
              </table:table-cell>
              <table:table-cell office:value-type="float" office:value="5.791666">
                <text:p>5.791666</text:p>
              </table:table-cell>
              <table:table-cell office:value-type="float" office:value="4.705019">
                <text:p>4.70501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4.138">
                <text:p>24.138</text:p>
              </table:table-cell>
              <table:table-cell office:value-type="float" office:value="35.43334">
                <text:p>35.43334</text:p>
              </table:table-cell>
              <table:table-cell office:value-type="float" office:value="34.46667">
                <text:p>34.46667</text:p>
              </table:table-cell>
              <table:table-cell office:value-type="float" office:value="5.408991">
                <text:p>5.408991</text:p>
              </table:table-cell>
              <table:table-cell office:value-type="float" office:value="5.302149">
                <text:p>5.302149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4.15">
                <text:p>24.15</text:p>
              </table:table-cell>
              <table:table-cell office:value-type="float" office:value="35.93333">
                <text:p>35.93333</text:p>
              </table:table-cell>
              <table:table-cell office:value-type="float" office:value="35.76667">
                <text:p>35.76667</text:p>
              </table:table-cell>
              <table:table-cell office:value-type="float" office:value="5.170241">
                <text:p>5.170241</text:p>
              </table:table-cell>
              <table:table-cell office:value-type="float" office:value="4.998055">
                <text:p>4.998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56cm" svg:height="19.179cm" xlink:href=".." xlink:type="simple" chart:class="chart:scatter" chart:style-name="ch1">
        <chart:legend chart:legend-position="end" svg:x="22.257cm" svg:y="9.041cm" style:legend-expansion="high" chart:style-name="ch2"/>
        <chart:plot-area chart:style-name="ch3" table:cell-range-address="Sheet1.H4:Sheet1.J615" svg:x="0.501cm" svg:y="0.383cm" svg:width="21.255cm" svg:height="18.413cm">
          <chart:coordinate-region svg:x="1.413cm" svg:y="0.582cm" svg:width="20.156cm" svg:height="17.5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I4:Sheet1.I615" chart:class="chart:scatter">
            <chart:domain table:cell-range-address="Sheet1.H4:Sheet1.H615"/>
            <chart:data-point chart:repeated="612"/>
          </chart:series>
          <chart:series chart:style-name="ch8" chart:values-cell-range-address="Sheet1.J4:Sheet1.J615" chart:class="chart:scatter">
            <chart:data-point chart:repeated="6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228">
                <text:p>18.228</text:p>
                <draw:g>
                  <svg:desc>Sheet1.H4:Sheet1.H615</svg:desc>
                </draw:g>
              </table:table-cell>
              <table:table-cell office:value-type="float" office:value="0.3376698">
                <text:p>0.3376698</text:p>
                <draw:g>
                  <svg:desc>Sheet1.I4:Sheet1.I615</svg:desc>
                </draw:g>
              </table:table-cell>
              <table:table-cell office:value-type="float" office:value="0.3265618">
                <text:p>0.3265618</text:p>
                <draw:g>
                  <svg:desc>Sheet1.J4:Sheet1.J6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24">
                <text:p>18.24</text:p>
              </table:table-cell>
              <table:table-cell office:value-type="float" office:value="0.3810962">
                <text:p>0.3810962</text:p>
              </table:table-cell>
              <table:table-cell office:value-type="float" office:value="0.3977318">
                <text:p>0.3977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.251">
                <text:p>18.251</text:p>
              </table:table-cell>
              <table:table-cell office:value-type="float" office:value="0.3810962">
                <text:p>0.3810962</text:p>
              </table:table-cell>
              <table:table-cell office:value-type="float" office:value="0.3892102">
                <text:p>0.3892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63">
                <text:p>18.263</text:p>
              </table:table-cell>
              <table:table-cell office:value-type="float" office:value="0.3505261">
                <text:p>0.3505261</text:p>
              </table:table-cell>
              <table:table-cell office:value-type="float" office:value="0.3612211">
                <text:p>0.3612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275">
                <text:p>18.275</text:p>
              </table:table-cell>
              <table:table-cell office:value-type="float" office:value="0.3469262">
                <text:p>0.3469262</text:p>
              </table:table-cell>
              <table:table-cell office:value-type="float" office:value="0.363588">
                <text:p>0.3635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286">
                <text:p>18.286</text:p>
              </table:table-cell>
              <table:table-cell office:value-type="float" office:value="0.3447184">
                <text:p>0.3447184</text:p>
              </table:table-cell>
              <table:table-cell office:value-type="float" office:value="0.3627086">
                <text:p>0.3627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298">
                <text:p>18.298</text:p>
              </table:table-cell>
              <table:table-cell office:value-type="float" office:value="0.3516301">
                <text:p>0.3516301</text:p>
              </table:table-cell>
              <table:table-cell office:value-type="float" office:value="0.3551623">
                <text:p>0.3551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309">
                <text:p>18.309</text:p>
              </table:table-cell>
              <table:table-cell office:value-type="float" office:value="0.3516301">
                <text:p>0.3516301</text:p>
              </table:table-cell>
              <table:table-cell office:value-type="float" office:value="0.3551623">
                <text:p>0.35516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321">
                <text:p>18.321</text:p>
              </table:table-cell>
              <table:table-cell office:value-type="float" office:value="0.3527216">
                <text:p>0.3527216</text:p>
              </table:table-cell>
              <table:table-cell office:value-type="float" office:value="0.3536525">
                <text:p>0.3536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36">
                <text:p>18.336</text:p>
              </table:table-cell>
              <table:table-cell office:value-type="float" office:value="0.3596915">
                <text:p>0.3596915</text:p>
              </table:table-cell>
              <table:table-cell office:value-type="float" office:value="0.3459029">
                <text:p>0.34590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349">
                <text:p>18.349</text:p>
              </table:table-cell>
              <table:table-cell office:value-type="float" office:value="0.3596915">
                <text:p>0.3596915</text:p>
              </table:table-cell>
              <table:table-cell office:value-type="float" office:value="0.3459029">
                <text:p>0.34590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361">
                <text:p>18.361</text:p>
              </table:table-cell>
              <table:table-cell office:value-type="float" office:value="0.3542431">
                <text:p>0.3542431</text:p>
              </table:table-cell>
              <table:table-cell office:value-type="float" office:value="0.3575447">
                <text:p>0.35754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373">
                <text:p>18.373</text:p>
              </table:table-cell>
              <table:table-cell office:value-type="float" office:value="0.3538857">
                <text:p>0.3538857</text:p>
              </table:table-cell>
              <table:table-cell office:value-type="float" office:value="0.3469426">
                <text:p>0.3469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.385">
                <text:p>18.385</text:p>
              </table:table-cell>
              <table:table-cell office:value-type="float" office:value="0.3443602">
                <text:p>0.3443602</text:p>
              </table:table-cell>
              <table:table-cell office:value-type="float" office:value="0.3515536">
                <text:p>0.35155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397">
                <text:p>18.397</text:p>
              </table:table-cell>
              <table:table-cell office:value-type="float" office:value="0.3356154">
                <text:p>0.3356154</text:p>
              </table:table-cell>
              <table:table-cell office:value-type="float" office:value="0.3542401">
                <text:p>0.3542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41">
                <text:p>18.41</text:p>
              </table:table-cell>
              <table:table-cell office:value-type="float" office:value="0.3402361">
                <text:p>0.3402361</text:p>
              </table:table-cell>
              <table:table-cell office:value-type="float" office:value="0.3518895">
                <text:p>0.3518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421">
                <text:p>18.421</text:p>
              </table:table-cell>
              <table:table-cell office:value-type="float" office:value="0.3550048">
                <text:p>0.3550048</text:p>
              </table:table-cell>
              <table:table-cell office:value-type="float" office:value="0.3569279">
                <text:p>0.3569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434">
                <text:p>18.434</text:p>
              </table:table-cell>
              <table:table-cell office:value-type="float" office:value="0.3538078">
                <text:p>0.3538078</text:p>
              </table:table-cell>
              <table:table-cell office:value-type="float" office:value="0.3553283">
                <text:p>0.3553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446">
                <text:p>18.446</text:p>
              </table:table-cell>
              <table:table-cell office:value-type="float" office:value="0.3541195">
                <text:p>0.3541195</text:p>
              </table:table-cell>
              <table:table-cell office:value-type="float" office:value="0.3585064">
                <text:p>0.3585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.458">
                <text:p>18.458</text:p>
              </table:table-cell>
              <table:table-cell office:value-type="float" office:value="0.3617593">
                <text:p>0.3617593</text:p>
              </table:table-cell>
              <table:table-cell office:value-type="float" office:value="0.3619112">
                <text:p>0.3619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472">
                <text:p>18.472</text:p>
              </table:table-cell>
              <table:table-cell office:value-type="float" office:value="0.347168">
                <text:p>0.347168</text:p>
              </table:table-cell>
              <table:table-cell office:value-type="float" office:value="0.3487872">
                <text:p>0.3487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483">
                <text:p>18.483</text:p>
              </table:table-cell>
              <table:table-cell office:value-type="float" office:value="0.3487577">
                <text:p>0.3487577</text:p>
              </table:table-cell>
              <table:table-cell office:value-type="float" office:value="0.348928">
                <text:p>0.348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495">
                <text:p>18.495</text:p>
              </table:table-cell>
              <table:table-cell office:value-type="float" office:value="0.3537274">
                <text:p>0.3537274</text:p>
              </table:table-cell>
              <table:table-cell office:value-type="float" office:value="0.3562784">
                <text:p>0.3562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06">
                <text:p>18.506</text:p>
              </table:table-cell>
              <table:table-cell office:value-type="float" office:value="0.3415207">
                <text:p>0.3415207</text:p>
              </table:table-cell>
              <table:table-cell office:value-type="float" office:value="0.3468786">
                <text:p>0.3468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.518">
                <text:p>18.518</text:p>
              </table:table-cell>
              <table:table-cell office:value-type="float" office:value="0.3561815">
                <text:p>0.3561815</text:p>
              </table:table-cell>
              <table:table-cell office:value-type="float" office:value="0.3548746">
                <text:p>0.3548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53">
                <text:p>18.53</text:p>
              </table:table-cell>
              <table:table-cell office:value-type="float" office:value="0.3531736">
                <text:p>0.3531736</text:p>
              </table:table-cell>
              <table:table-cell office:value-type="float" office:value="0.3481371">
                <text:p>0.3481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.542">
                <text:p>18.542</text:p>
              </table:table-cell>
              <table:table-cell office:value-type="float" office:value="0.3531978">
                <text:p>0.3531978</text:p>
              </table:table-cell>
              <table:table-cell office:value-type="float" office:value="0.3462841">
                <text:p>0.34628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.553">
                <text:p>18.553</text:p>
              </table:table-cell>
              <table:table-cell office:value-type="float" office:value="0.360446">
                <text:p>0.360446</text:p>
              </table:table-cell>
              <table:table-cell office:value-type="float" office:value="0.3504446">
                <text:p>0.3504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.564">
                <text:p>18.564</text:p>
              </table:table-cell>
              <table:table-cell office:value-type="float" office:value="0.3577575">
                <text:p>0.3577575</text:p>
              </table:table-cell>
              <table:table-cell office:value-type="float" office:value="0.352782">
                <text:p>0.352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.576">
                <text:p>18.576</text:p>
              </table:table-cell>
              <table:table-cell office:value-type="float" office:value="0.3580712">
                <text:p>0.3580712</text:p>
              </table:table-cell>
              <table:table-cell office:value-type="float" office:value="0.3483854">
                <text:p>0.34838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.587">
                <text:p>18.587</text:p>
              </table:table-cell>
              <table:table-cell office:value-type="float" office:value="0.3588713">
                <text:p>0.3588713</text:p>
              </table:table-cell>
              <table:table-cell office:value-type="float" office:value="0.3540386">
                <text:p>0.35403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.609">
                <text:p>18.609</text:p>
              </table:table-cell>
              <table:table-cell office:value-type="float" office:value="0.352037">
                <text:p>0.352037</text:p>
              </table:table-cell>
              <table:table-cell office:value-type="float" office:value="0.3515564">
                <text:p>0.35155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.622">
                <text:p>18.622</text:p>
              </table:table-cell>
              <table:table-cell office:value-type="float" office:value="0.3580745">
                <text:p>0.3580745</text:p>
              </table:table-cell>
              <table:table-cell office:value-type="float" office:value="0.353131">
                <text:p>0.353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633">
                <text:p>18.633</text:p>
              </table:table-cell>
              <table:table-cell office:value-type="float" office:value="0.35286">
                <text:p>0.35286</text:p>
              </table:table-cell>
              <table:table-cell office:value-type="float" office:value="0.3495495">
                <text:p>0.3495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.645">
                <text:p>18.645</text:p>
              </table:table-cell>
              <table:table-cell office:value-type="float" office:value="0.3449232">
                <text:p>0.3449232</text:p>
              </table:table-cell>
              <table:table-cell office:value-type="float" office:value="0.351339">
                <text:p>0.3513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656">
                <text:p>18.656</text:p>
              </table:table-cell>
              <table:table-cell office:value-type="float" office:value="0.298964">
                <text:p>0.298964</text:p>
              </table:table-cell>
              <table:table-cell office:value-type="float" office:value="0.3509566">
                <text:p>0.35095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671">
                <text:p>18.671</text:p>
              </table:table-cell>
              <table:table-cell office:value-type="float" office:value="0.2688472">
                <text:p>0.2688472</text:p>
              </table:table-cell>
              <table:table-cell office:value-type="float" office:value="0.299546">
                <text:p>0.2995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.683">
                <text:p>18.683</text:p>
              </table:table-cell>
              <table:table-cell office:value-type="float" office:value="0.2290769">
                <text:p>0.2290769</text:p>
              </table:table-cell>
              <table:table-cell office:value-type="float" office:value="0.3077156">
                <text:p>0.30771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.694">
                <text:p>18.694</text:p>
              </table:table-cell>
              <table:table-cell office:value-type="float" office:value="0.1911353">
                <text:p>0.1911353</text:p>
              </table:table-cell>
              <table:table-cell office:value-type="float" office:value="0.2821605">
                <text:p>0.28216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.705">
                <text:p>18.705</text:p>
              </table:table-cell>
              <table:table-cell office:value-type="float" office:value="0.2345793">
                <text:p>0.2345793</text:p>
              </table:table-cell>
              <table:table-cell office:value-type="float" office:value="0.2197225">
                <text:p>0.2197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.716">
                <text:p>18.716</text:p>
              </table:table-cell>
              <table:table-cell office:value-type="float" office:value="0.1480827">
                <text:p>0.1480827</text:p>
              </table:table-cell>
              <table:table-cell office:value-type="float" office:value="0.2072625">
                <text:p>0.207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727">
                <text:p>18.727</text:p>
              </table:table-cell>
              <table:table-cell office:value-type="float" office:value="0.1635163">
                <text:p>0.1635163</text:p>
              </table:table-cell>
              <table:table-cell office:value-type="float" office:value="0.1993743">
                <text:p>0.1993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738">
                <text:p>18.738</text:p>
              </table:table-cell>
              <table:table-cell office:value-type="float" office:value="0.2090225">
                <text:p>0.2090225</text:p>
              </table:table-cell>
              <table:table-cell office:value-type="float" office:value="0.1516316">
                <text:p>0.15163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.749">
                <text:p>18.749</text:p>
              </table:table-cell>
              <table:table-cell office:value-type="float" office:value="0.2004343">
                <text:p>0.2004343</text:p>
              </table:table-cell>
              <table:table-cell office:value-type="float" office:value="0.1824906">
                <text:p>0.18249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.761">
                <text:p>18.761</text:p>
              </table:table-cell>
              <table:table-cell office:value-type="float" office:value="0.2084381">
                <text:p>0.2084381</text:p>
              </table:table-cell>
              <table:table-cell office:value-type="float" office:value="0.202108">
                <text:p>0.202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772">
                <text:p>18.772</text:p>
              </table:table-cell>
              <table:table-cell office:value-type="float" office:value="0.219686">
                <text:p>0.219686</text:p>
              </table:table-cell>
              <table:table-cell office:value-type="float" office:value="0.2259056">
                <text:p>0.22590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.783">
                <text:p>18.783</text:p>
              </table:table-cell>
              <table:table-cell office:value-type="float" office:value="0.2066672">
                <text:p>0.2066672</text:p>
              </table:table-cell>
              <table:table-cell office:value-type="float" office:value="0.2297671">
                <text:p>0.22976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794">
                <text:p>18.794</text:p>
              </table:table-cell>
              <table:table-cell office:value-type="float" office:value="0.2308739">
                <text:p>0.2308739</text:p>
              </table:table-cell>
              <table:table-cell office:value-type="float" office:value="0.1919775">
                <text:p>0.1919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805">
                <text:p>18.805</text:p>
              </table:table-cell>
              <table:table-cell office:value-type="float" office:value="0.2215039">
                <text:p>0.2215039</text:p>
              </table:table-cell>
              <table:table-cell office:value-type="float" office:value="0.1807874">
                <text:p>0.18078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817">
                <text:p>18.817</text:p>
              </table:table-cell>
              <table:table-cell office:value-type="float" office:value="0.2164354">
                <text:p>0.2164354</text:p>
              </table:table-cell>
              <table:table-cell office:value-type="float" office:value="0.1866657">
                <text:p>0.1866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829">
                <text:p>18.829</text:p>
              </table:table-cell>
              <table:table-cell office:value-type="float" office:value="0.2237944">
                <text:p>0.2237944</text:p>
              </table:table-cell>
              <table:table-cell office:value-type="float" office:value="0.1753821">
                <text:p>0.17538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.84">
                <text:p>18.84</text:p>
              </table:table-cell>
              <table:table-cell office:value-type="float" office:value="0.1949487">
                <text:p>0.1949487</text:p>
              </table:table-cell>
              <table:table-cell office:value-type="float" office:value="0.2145753">
                <text:p>0.21457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852">
                <text:p>18.852</text:p>
              </table:table-cell>
              <table:table-cell office:value-type="float" office:value="0.2155337">
                <text:p>0.2155337</text:p>
              </table:table-cell>
              <table:table-cell office:value-type="float" office:value="0.2243257">
                <text:p>0.2243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863">
                <text:p>18.863</text:p>
              </table:table-cell>
              <table:table-cell office:value-type="float" office:value="0.2063926">
                <text:p>0.2063926</text:p>
              </table:table-cell>
              <table:table-cell office:value-type="float" office:value="0.2425529">
                <text:p>0.24255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876">
                <text:p>18.876</text:p>
              </table:table-cell>
              <table:table-cell office:value-type="float" office:value="0.221057">
                <text:p>0.221057</text:p>
              </table:table-cell>
              <table:table-cell office:value-type="float" office:value="0.241838">
                <text:p>0.2418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888">
                <text:p>18.888</text:p>
              </table:table-cell>
              <table:table-cell office:value-type="float" office:value="0.2669071">
                <text:p>0.2669071</text:p>
              </table:table-cell>
              <table:table-cell office:value-type="float" office:value="0.2479298">
                <text:p>0.2479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899">
                <text:p>18.899</text:p>
              </table:table-cell>
              <table:table-cell office:value-type="float" office:value="0.2457134">
                <text:p>0.2457134</text:p>
              </table:table-cell>
              <table:table-cell office:value-type="float" office:value="0.2443116">
                <text:p>0.24431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911">
                <text:p>18.911</text:p>
              </table:table-cell>
              <table:table-cell office:value-type="float" office:value="0.2421911">
                <text:p>0.2421911</text:p>
              </table:table-cell>
              <table:table-cell office:value-type="float" office:value="0.2511696">
                <text:p>0.2511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.922">
                <text:p>18.922</text:p>
              </table:table-cell>
              <table:table-cell office:value-type="float" office:value="0.2490497">
                <text:p>0.2490497</text:p>
              </table:table-cell>
              <table:table-cell office:value-type="float" office:value="0.1994332">
                <text:p>0.19943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.938">
                <text:p>18.938</text:p>
              </table:table-cell>
              <table:table-cell office:value-type="float" office:value="0.1856485">
                <text:p>0.1856485</text:p>
              </table:table-cell>
              <table:table-cell office:value-type="float" office:value="0.160499">
                <text:p>0.1604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95">
                <text:p>18.95</text:p>
              </table:table-cell>
              <table:table-cell office:value-type="float" office:value="0.1971586">
                <text:p>0.1971586</text:p>
              </table:table-cell>
              <table:table-cell office:value-type="float" office:value="0.1655335">
                <text:p>0.16553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961">
                <text:p>18.961</text:p>
              </table:table-cell>
              <table:table-cell office:value-type="float" office:value="0.2106973">
                <text:p>0.2106973</text:p>
              </table:table-cell>
              <table:table-cell office:value-type="float" office:value="0.187934">
                <text:p>0.1879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.972">
                <text:p>18.972</text:p>
              </table:table-cell>
              <table:table-cell office:value-type="float" office:value="0.2084893">
                <text:p>0.2084893</text:p>
              </table:table-cell>
              <table:table-cell office:value-type="float" office:value="0.161649">
                <text:p>0.161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984">
                <text:p>18.984</text:p>
              </table:table-cell>
              <table:table-cell office:value-type="float" office:value="0.2154639">
                <text:p>0.2154639</text:p>
              </table:table-cell>
              <table:table-cell office:value-type="float" office:value="0.1651346">
                <text:p>0.16513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995">
                <text:p>18.995</text:p>
              </table:table-cell>
              <table:table-cell office:value-type="float" office:value="0.2175192">
                <text:p>0.2175192</text:p>
              </table:table-cell>
              <table:table-cell office:value-type="float" office:value="0.165322">
                <text:p>0.165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008">
                <text:p>19.008</text:p>
              </table:table-cell>
              <table:table-cell office:value-type="float" office:value="0.1913666">
                <text:p>0.1913666</text:p>
              </table:table-cell>
              <table:table-cell office:value-type="float" office:value="0.1265503">
                <text:p>0.12655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.019">
                <text:p>19.019</text:p>
              </table:table-cell>
              <table:table-cell office:value-type="float" office:value="0.1734351">
                <text:p>0.1734351</text:p>
              </table:table-cell>
              <table:table-cell office:value-type="float" office:value="0.1340132">
                <text:p>0.13401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031">
                <text:p>19.031</text:p>
              </table:table-cell>
              <table:table-cell office:value-type="float" office:value="0.1846954">
                <text:p>0.1846954</text:p>
              </table:table-cell>
              <table:table-cell office:value-type="float" office:value="0.1889587">
                <text:p>0.18895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.043">
                <text:p>19.043</text:p>
              </table:table-cell>
              <table:table-cell office:value-type="float" office:value="0.1732932">
                <text:p>0.1732932</text:p>
              </table:table-cell>
              <table:table-cell office:value-type="float" office:value="0.169425">
                <text:p>0.1694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.054">
                <text:p>19.054</text:p>
              </table:table-cell>
              <table:table-cell office:value-type="float" office:value="0.1792615">
                <text:p>0.1792615</text:p>
              </table:table-cell>
              <table:table-cell office:value-type="float" office:value="0.1651976">
                <text:p>0.16519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.071">
                <text:p>19.071</text:p>
              </table:table-cell>
              <table:table-cell office:value-type="float" office:value="0.1886913">
                <text:p>0.1886913</text:p>
              </table:table-cell>
              <table:table-cell office:value-type="float" office:value="0.1706657">
                <text:p>0.1706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.083">
                <text:p>19.083</text:p>
              </table:table-cell>
              <table:table-cell office:value-type="float" office:value="0.1772546">
                <text:p>0.1772546</text:p>
              </table:table-cell>
              <table:table-cell office:value-type="float" office:value="0.1664602">
                <text:p>0.16646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.095">
                <text:p>19.095</text:p>
              </table:table-cell>
              <table:table-cell office:value-type="float" office:value="0.1966886">
                <text:p>0.1966886</text:p>
              </table:table-cell>
              <table:table-cell office:value-type="float" office:value="0.1532667">
                <text:p>0.1532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107">
                <text:p>19.107</text:p>
              </table:table-cell>
              <table:table-cell office:value-type="float" office:value="0.1975647">
                <text:p>0.1975647</text:p>
              </table:table-cell>
              <table:table-cell office:value-type="float" office:value="0.201156">
                <text:p>0.2011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.119">
                <text:p>19.119</text:p>
              </table:table-cell>
              <table:table-cell office:value-type="float" office:value="0.1769715">
                <text:p>0.1769715</text:p>
              </table:table-cell>
              <table:table-cell office:value-type="float" office:value="0.200972">
                <text:p>0.200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131">
                <text:p>19.131</text:p>
              </table:table-cell>
              <table:table-cell office:value-type="float" office:value="0.177183">
                <text:p>0.177183</text:p>
              </table:table-cell>
              <table:table-cell office:value-type="float" office:value="0.1972288">
                <text:p>0.1972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.143">
                <text:p>19.143</text:p>
              </table:table-cell>
              <table:table-cell office:value-type="float" office:value="0.1736978">
                <text:p>0.1736978</text:p>
              </table:table-cell>
              <table:table-cell office:value-type="float" office:value="0.2033974">
                <text:p>0.2033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.154">
                <text:p>19.154</text:p>
              </table:table-cell>
              <table:table-cell office:value-type="float" office:value="0.1787914">
                <text:p>0.1787914</text:p>
              </table:table-cell>
              <table:table-cell office:value-type="float" office:value="0.2159805">
                <text:p>0.2159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.166">
                <text:p>19.166</text:p>
              </table:table-cell>
              <table:table-cell office:value-type="float" office:value="0.1751737">
                <text:p>0.1751737</text:p>
              </table:table-cell>
              <table:table-cell office:value-type="float" office:value="0.2122044">
                <text:p>0.21220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177">
                <text:p>19.177</text:p>
              </table:table-cell>
              <table:table-cell office:value-type="float" office:value="0.1704228">
                <text:p>0.1704228</text:p>
              </table:table-cell>
              <table:table-cell office:value-type="float" office:value="0.1982279">
                <text:p>0.19822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189">
                <text:p>19.189</text:p>
              </table:table-cell>
              <table:table-cell office:value-type="float" office:value="0.1699644">
                <text:p>0.1699644</text:p>
              </table:table-cell>
              <table:table-cell office:value-type="float" office:value="0.2132096">
                <text:p>0.21320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205">
                <text:p>19.205</text:p>
              </table:table-cell>
              <table:table-cell office:value-type="float" office:value="0.1636558">
                <text:p>0.1636558</text:p>
              </table:table-cell>
              <table:table-cell office:value-type="float" office:value="0.2153685">
                <text:p>0.2153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.217">
                <text:p>19.217</text:p>
              </table:table-cell>
              <table:table-cell office:value-type="float" office:value="0.1680781">
                <text:p>0.1680781</text:p>
              </table:table-cell>
              <table:table-cell office:value-type="float" office:value="0.232027">
                <text:p>0.2320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.228">
                <text:p>19.228</text:p>
              </table:table-cell>
              <table:table-cell office:value-type="float" office:value="0.1686555">
                <text:p>0.1686555</text:p>
              </table:table-cell>
              <table:table-cell office:value-type="float" office:value="0.2277268">
                <text:p>0.2277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24">
                <text:p>19.24</text:p>
              </table:table-cell>
              <table:table-cell office:value-type="float" office:value="0.1564193">
                <text:p>0.1564193</text:p>
              </table:table-cell>
              <table:table-cell office:value-type="float" office:value="0.2179435">
                <text:p>0.21794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251">
                <text:p>19.251</text:p>
              </table:table-cell>
              <table:table-cell office:value-type="float" office:value="0.1551085">
                <text:p>0.1551085</text:p>
              </table:table-cell>
              <table:table-cell office:value-type="float" office:value="0.2194824">
                <text:p>0.219482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263">
                <text:p>19.263</text:p>
              </table:table-cell>
              <table:table-cell office:value-type="float" office:value="0.1480482">
                <text:p>0.1480482</text:p>
              </table:table-cell>
              <table:table-cell office:value-type="float" office:value="0.1934781">
                <text:p>0.19347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275">
                <text:p>19.275</text:p>
              </table:table-cell>
              <table:table-cell office:value-type="float" office:value="0.1418214">
                <text:p>0.1418214</text:p>
              </table:table-cell>
              <table:table-cell office:value-type="float" office:value="0.1879448">
                <text:p>0.1879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.286">
                <text:p>19.286</text:p>
              </table:table-cell>
              <table:table-cell office:value-type="float" office:value="0.1425009">
                <text:p>0.1425009</text:p>
              </table:table-cell>
              <table:table-cell office:value-type="float" office:value="0.1879128">
                <text:p>0.18791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.298">
                <text:p>19.298</text:p>
              </table:table-cell>
              <table:table-cell office:value-type="float" office:value="0.1409322">
                <text:p>0.1409322</text:p>
              </table:table-cell>
              <table:table-cell office:value-type="float" office:value="0.1794323">
                <text:p>0.1794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.31">
                <text:p>19.31</text:p>
              </table:table-cell>
              <table:table-cell office:value-type="float" office:value="0.1356691">
                <text:p>0.1356691</text:p>
              </table:table-cell>
              <table:table-cell office:value-type="float" office:value="0.1781365">
                <text:p>0.17813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322">
                <text:p>19.322</text:p>
              </table:table-cell>
              <table:table-cell office:value-type="float" office:value="0.1297488">
                <text:p>0.1297488</text:p>
              </table:table-cell>
              <table:table-cell office:value-type="float" office:value="0.1786433">
                <text:p>0.17864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337">
                <text:p>19.337</text:p>
              </table:table-cell>
              <table:table-cell office:value-type="float" office:value="0.1194231">
                <text:p>0.1194231</text:p>
              </table:table-cell>
              <table:table-cell office:value-type="float" office:value="0.1752811">
                <text:p>0.17528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349">
                <text:p>19.349</text:p>
              </table:table-cell>
              <table:table-cell office:value-type="float" office:value="0.1111468">
                <text:p>0.1111468</text:p>
              </table:table-cell>
              <table:table-cell office:value-type="float" office:value="0.175439">
                <text:p>0.1754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.36">
                <text:p>19.36</text:p>
              </table:table-cell>
              <table:table-cell office:value-type="float" office:value="0.1104759">
                <text:p>0.1104759</text:p>
              </table:table-cell>
              <table:table-cell office:value-type="float" office:value="0.1696023">
                <text:p>0.16960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371">
                <text:p>19.371</text:p>
              </table:table-cell>
              <table:table-cell office:value-type="float" office:value="0.1097556">
                <text:p>0.1097556</text:p>
              </table:table-cell>
              <table:table-cell office:value-type="float" office:value="0.166062">
                <text:p>0.1660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382">
                <text:p>19.382</text:p>
              </table:table-cell>
              <table:table-cell office:value-type="float" office:value="0.1035289">
                <text:p>0.1035289</text:p>
              </table:table-cell>
              <table:table-cell office:value-type="float" office:value="0.1589068">
                <text:p>0.15890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393">
                <text:p>19.393</text:p>
              </table:table-cell>
              <table:table-cell office:value-type="float" office:value="0.1058605">
                <text:p>0.1058605</text:p>
              </table:table-cell>
              <table:table-cell office:value-type="float" office:value="0.1550823">
                <text:p>0.1550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404">
                <text:p>19.404</text:p>
              </table:table-cell>
              <table:table-cell office:value-type="float" office:value="0.1112596">
                <text:p>0.1112596</text:p>
              </table:table-cell>
              <table:table-cell office:value-type="float" office:value="0.1501886">
                <text:p>0.15018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416">
                <text:p>19.416</text:p>
              </table:table-cell>
              <table:table-cell office:value-type="float" office:value="0.1070358">
                <text:p>0.1070358</text:p>
              </table:table-cell>
              <table:table-cell office:value-type="float" office:value="0.1472146">
                <text:p>0.14721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.427">
                <text:p>19.427</text:p>
              </table:table-cell>
              <table:table-cell office:value-type="float" office:value="0.1074502">
                <text:p>0.1074502</text:p>
              </table:table-cell>
              <table:table-cell office:value-type="float" office:value="0.142668">
                <text:p>0.142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.438">
                <text:p>19.438</text:p>
              </table:table-cell>
              <table:table-cell office:value-type="float" office:value="0.1042294">
                <text:p>0.1042294</text:p>
              </table:table-cell>
              <table:table-cell office:value-type="float" office:value="0.1415058">
                <text:p>0.14150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449">
                <text:p>19.449</text:p>
              </table:table-cell>
              <table:table-cell office:value-type="float" office:value="0.1011842">
                <text:p>0.1011842</text:p>
              </table:table-cell>
              <table:table-cell office:value-type="float" office:value="0.1349784">
                <text:p>0.13497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46">
                <text:p>19.46</text:p>
              </table:table-cell>
              <table:table-cell office:value-type="float" office:value="0.1008351">
                <text:p>0.1008351</text:p>
              </table:table-cell>
              <table:table-cell office:value-type="float" office:value="0.1288315">
                <text:p>0.128831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472">
                <text:p>19.472</text:p>
              </table:table-cell>
              <table:table-cell office:value-type="float" office:value="0.08978533">
                <text:p>0.08978533</text:p>
              </table:table-cell>
              <table:table-cell office:value-type="float" office:value="0.1226269">
                <text:p>0.12262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.484">
                <text:p>19.484</text:p>
              </table:table-cell>
              <table:table-cell office:value-type="float" office:value="0.08988163">
                <text:p>0.08988163</text:p>
              </table:table-cell>
              <table:table-cell office:value-type="float" office:value="0.1176161">
                <text:p>0.11761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495">
                <text:p>19.495</text:p>
              </table:table-cell>
              <table:table-cell office:value-type="float" office:value="0.08928627">
                <text:p>0.08928627</text:p>
              </table:table-cell>
              <table:table-cell office:value-type="float" office:value="0.118314">
                <text:p>0.1183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507">
                <text:p>19.507</text:p>
              </table:table-cell>
              <table:table-cell office:value-type="float" office:value="0.08270465">
                <text:p>0.08270465</text:p>
              </table:table-cell>
              <table:table-cell office:value-type="float" office:value="0.1170019">
                <text:p>0.11700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.518">
                <text:p>19.518</text:p>
              </table:table-cell>
              <table:table-cell office:value-type="float" office:value="0.08234062">
                <text:p>0.08234062</text:p>
              </table:table-cell>
              <table:table-cell office:value-type="float" office:value="0.1069191">
                <text:p>0.10691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53">
                <text:p>19.53</text:p>
              </table:table-cell>
              <table:table-cell office:value-type="float" office:value="0.08042672">
                <text:p>0.08042672</text:p>
              </table:table-cell>
              <table:table-cell office:value-type="float" office:value="0.1040618">
                <text:p>0.10406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.542">
                <text:p>19.542</text:p>
              </table:table-cell>
              <table:table-cell office:value-type="float" office:value="0.08032991">
                <text:p>0.08032991</text:p>
              </table:table-cell>
              <table:table-cell office:value-type="float" office:value="0.1016909">
                <text:p>0.10169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.554">
                <text:p>19.554</text:p>
              </table:table-cell>
              <table:table-cell office:value-type="float" office:value="0.0843567">
                <text:p>0.0843567</text:p>
              </table:table-cell>
              <table:table-cell office:value-type="float" office:value="0.0947144">
                <text:p>0.0947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.565">
                <text:p>19.565</text:p>
              </table:table-cell>
              <table:table-cell office:value-type="float" office:value="0.08656061">
                <text:p>0.08656061</text:p>
              </table:table-cell>
              <table:table-cell office:value-type="float" office:value="0.09430578">
                <text:p>0.094305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.576">
                <text:p>19.576</text:p>
              </table:table-cell>
              <table:table-cell office:value-type="float" office:value="0.08271384">
                <text:p>0.08271384</text:p>
              </table:table-cell>
              <table:table-cell office:value-type="float" office:value="0.09724635">
                <text:p>0.097246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.589">
                <text:p>19.589</text:p>
              </table:table-cell>
              <table:table-cell office:value-type="float" office:value="0.08259866">
                <text:p>0.08259866</text:p>
              </table:table-cell>
              <table:table-cell office:value-type="float" office:value="0.09403475">
                <text:p>0.094034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605">
                <text:p>19.605</text:p>
              </table:table-cell>
              <table:table-cell office:value-type="float" office:value="0.08400578">
                <text:p>0.08400578</text:p>
              </table:table-cell>
              <table:table-cell office:value-type="float" office:value="0.09414268">
                <text:p>0.094142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616">
                <text:p>19.616</text:p>
              </table:table-cell>
              <table:table-cell office:value-type="float" office:value="0.0846036">
                <text:p>0.0846036</text:p>
              </table:table-cell>
              <table:table-cell office:value-type="float" office:value="0.09272061">
                <text:p>0.09272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628">
                <text:p>19.628</text:p>
              </table:table-cell>
              <table:table-cell office:value-type="float" office:value="0.0876259">
                <text:p>0.0876259</text:p>
              </table:table-cell>
              <table:table-cell office:value-type="float" office:value="0.09276647">
                <text:p>0.09276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64">
                <text:p>19.64</text:p>
              </table:table-cell>
              <table:table-cell office:value-type="float" office:value="0.0932051">
                <text:p>0.0932051</text:p>
              </table:table-cell>
              <table:table-cell office:value-type="float" office:value="0.09133911">
                <text:p>0.091339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652">
                <text:p>19.652</text:p>
              </table:table-cell>
              <table:table-cell office:value-type="float" office:value="0.08979452">
                <text:p>0.08979452</text:p>
              </table:table-cell>
              <table:table-cell office:value-type="float" office:value="0.0909698">
                <text:p>0.09096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664">
                <text:p>19.664</text:p>
              </table:table-cell>
              <table:table-cell office:value-type="float" office:value="0.0892098">
                <text:p>0.0892098</text:p>
              </table:table-cell>
              <table:table-cell office:value-type="float" office:value="0.08860476">
                <text:p>0.08860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677">
                <text:p>19.677</text:p>
              </table:table-cell>
              <table:table-cell office:value-type="float" office:value="0.07746923">
                <text:p>0.07746923</text:p>
              </table:table-cell>
              <table:table-cell office:value-type="float" office:value="0.08545935">
                <text:p>0.0854593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88">
                <text:p>19.688</text:p>
              </table:table-cell>
              <table:table-cell office:value-type="float" office:value="0.07781821">
                <text:p>0.07781821</text:p>
              </table:table-cell>
              <table:table-cell office:value-type="float" office:value="0.08614428">
                <text:p>0.086144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7">
                <text:p>19.7</text:p>
              </table:table-cell>
              <table:table-cell office:value-type="float" office:value="0.07266121">
                <text:p>0.07266121</text:p>
              </table:table-cell>
              <table:table-cell office:value-type="float" office:value="0.08355855">
                <text:p>0.083558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712">
                <text:p>19.712</text:p>
              </table:table-cell>
              <table:table-cell office:value-type="float" office:value="0.06886763">
                <text:p>0.06886763</text:p>
              </table:table-cell>
              <table:table-cell office:value-type="float" office:value="0.08350476">
                <text:p>0.083504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723">
                <text:p>19.723</text:p>
              </table:table-cell>
              <table:table-cell office:value-type="float" office:value="0.07095244">
                <text:p>0.07095244</text:p>
              </table:table-cell>
              <table:table-cell office:value-type="float" office:value="0.0817298">
                <text:p>0.08172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738">
                <text:p>19.738</text:p>
              </table:table-cell>
              <table:table-cell office:value-type="float" office:value="0.07812405">
                <text:p>0.07812405</text:p>
              </table:table-cell>
              <table:table-cell office:value-type="float" office:value="0.0752489">
                <text:p>0.07524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751">
                <text:p>19.751</text:p>
              </table:table-cell>
              <table:table-cell office:value-type="float" office:value="0.08507302">
                <text:p>0.08507302</text:p>
              </table:table-cell>
              <table:table-cell office:value-type="float" office:value="0.07012339">
                <text:p>0.070123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762">
                <text:p>19.762</text:p>
              </table:table-cell>
              <table:table-cell office:value-type="float" office:value="0.09166579">
                <text:p>0.09166579</text:p>
              </table:table-cell>
              <table:table-cell office:value-type="float" office:value="0.07198684">
                <text:p>0.07198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773">
                <text:p>19.773</text:p>
              </table:table-cell>
              <table:table-cell office:value-type="float" office:value="0.09296164">
                <text:p>0.09296164</text:p>
              </table:table-cell>
              <table:table-cell office:value-type="float" office:value="0.07255855">
                <text:p>0.072558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785">
                <text:p>19.785</text:p>
              </table:table-cell>
              <table:table-cell office:value-type="float" office:value="0.09367268">
                <text:p>0.09367268</text:p>
              </table:table-cell>
              <table:table-cell office:value-type="float" office:value="0.07243798">
                <text:p>0.0724379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796">
                <text:p>19.796</text:p>
              </table:table-cell>
              <table:table-cell office:value-type="float" office:value="0.09275591">
                <text:p>0.09275591</text:p>
              </table:table-cell>
              <table:table-cell office:value-type="float" office:value="0.07120901">
                <text:p>0.071209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809">
                <text:p>19.809</text:p>
              </table:table-cell>
              <table:table-cell office:value-type="float" office:value="0.08194324">
                <text:p>0.08194324</text:p>
              </table:table-cell>
              <table:table-cell office:value-type="float" office:value="0.07700498">
                <text:p>0.077004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.82">
                <text:p>19.82</text:p>
              </table:table-cell>
              <table:table-cell office:value-type="float" office:value="0.08462382">
                <text:p>0.08462382</text:p>
              </table:table-cell>
              <table:table-cell office:value-type="float" office:value="0.0763181">
                <text:p>0.0763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832">
                <text:p>19.832</text:p>
              </table:table-cell>
              <table:table-cell office:value-type="float" office:value="0.08067165">
                <text:p>0.08067165</text:p>
              </table:table-cell>
              <table:table-cell office:value-type="float" office:value="0.07428706">
                <text:p>0.07428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844">
                <text:p>19.844</text:p>
              </table:table-cell>
              <table:table-cell office:value-type="float" office:value="0.07164569">
                <text:p>0.07164569</text:p>
              </table:table-cell>
              <table:table-cell office:value-type="float" office:value="0.07437809">
                <text:p>0.07437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855">
                <text:p>19.855</text:p>
              </table:table-cell>
              <table:table-cell office:value-type="float" office:value="0.06911892">
                <text:p>0.06911892</text:p>
              </table:table-cell>
              <table:table-cell office:value-type="float" office:value="0.07408671">
                <text:p>0.074086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872">
                <text:p>19.872</text:p>
              </table:table-cell>
              <table:table-cell office:value-type="float" office:value="0.0624182">
                <text:p>0.0624182</text:p>
              </table:table-cell>
              <table:table-cell office:value-type="float" office:value="0.07316887">
                <text:p>0.073168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883">
                <text:p>19.883</text:p>
              </table:table-cell>
              <table:table-cell office:value-type="float" office:value="0.06250728">
                <text:p>0.06250728</text:p>
              </table:table-cell>
              <table:table-cell office:value-type="float" office:value="0.07758911">
                <text:p>0.077589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.895">
                <text:p>19.895</text:p>
              </table:table-cell>
              <table:table-cell office:value-type="float" office:value="0.06461821">
                <text:p>0.06461821</text:p>
              </table:table-cell>
              <table:table-cell office:value-type="float" office:value="0.07575764">
                <text:p>0.07575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.914">
                <text:p>19.914</text:p>
              </table:table-cell>
              <table:table-cell office:value-type="float" office:value="0.07131119">
                <text:p>0.07131119</text:p>
              </table:table-cell>
              <table:table-cell office:value-type="float" office:value="0.07086924">
                <text:p>0.070869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.926">
                <text:p>19.926</text:p>
              </table:table-cell>
              <table:table-cell office:value-type="float" office:value="0.07283154">
                <text:p>0.07283154</text:p>
              </table:table-cell>
              <table:table-cell office:value-type="float" office:value="0.07255855">
                <text:p>0.072558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.938">
                <text:p>19.938</text:p>
              </table:table-cell>
              <table:table-cell office:value-type="float" office:value="0.07652578">
                <text:p>0.07652578</text:p>
              </table:table-cell>
              <table:table-cell office:value-type="float" office:value="0.0640596">
                <text:p>0.0640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.95">
                <text:p>19.95</text:p>
              </table:table-cell>
              <table:table-cell office:value-type="float" office:value="0.07879256">
                <text:p>0.07879256</text:p>
              </table:table-cell>
              <table:table-cell office:value-type="float" office:value="0.06748671">
                <text:p>0.0674867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962">
                <text:p>19.962</text:p>
              </table:table-cell>
              <table:table-cell office:value-type="float" office:value="0.0838905">
                <text:p>0.0838905</text:p>
              </table:table-cell>
              <table:table-cell office:value-type="float" office:value="0.0705981">
                <text:p>0.07059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973">
                <text:p>19.973</text:p>
              </table:table-cell>
              <table:table-cell office:value-type="float" office:value="0.08879004">
                <text:p>0.08879004</text:p>
              </table:table-cell>
              <table:table-cell office:value-type="float" office:value="0.07234118">
                <text:p>0.07234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985">
                <text:p>19.985</text:p>
              </table:table-cell>
              <table:table-cell office:value-type="float" office:value="0.08938981">
                <text:p>0.08938981</text:p>
              </table:table-cell>
              <table:table-cell office:value-type="float" office:value="0.06717304">
                <text:p>0.067173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9.996">
                <text:p>19.996</text:p>
              </table:table-cell>
              <table:table-cell office:value-type="float" office:value="0.08831865">
                <text:p>0.08831865</text:p>
              </table:table-cell>
              <table:table-cell office:value-type="float" office:value="0.06708201">
                <text:p>0.06708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.007">
                <text:p>20.007</text:p>
              </table:table-cell>
              <table:table-cell office:value-type="float" office:value="0.08455176">
                <text:p>0.08455176</text:p>
              </table:table-cell>
              <table:table-cell office:value-type="float" office:value="0.06746442">
                <text:p>0.067464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018">
                <text:p>20.018</text:p>
              </table:table-cell>
              <table:table-cell office:value-type="float" office:value="0.08161452">
                <text:p>0.08161452</text:p>
              </table:table-cell>
              <table:table-cell office:value-type="float" office:value="0.06410027">
                <text:p>0.064100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.029">
                <text:p>20.029</text:p>
              </table:table-cell>
              <table:table-cell office:value-type="float" office:value="0.0814921">
                <text:p>0.0814921</text:p>
              </table:table-cell>
              <table:table-cell office:value-type="float" office:value="0.06136201">
                <text:p>0.0613620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.04">
                <text:p>20.04</text:p>
              </table:table-cell>
              <table:table-cell office:value-type="float" office:value="0.07715361">
                <text:p>0.07715361</text:p>
              </table:table-cell>
              <table:table-cell office:value-type="float" office:value="0.06478716">
                <text:p>0.064787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.051">
                <text:p>20.051</text:p>
              </table:table-cell>
              <table:table-cell office:value-type="float" office:value="0.07590235">
                <text:p>0.07590235</text:p>
              </table:table-cell>
              <table:table-cell office:value-type="float" office:value="0.06586946">
                <text:p>0.065869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062">
                <text:p>20.062</text:p>
              </table:table-cell>
              <table:table-cell office:value-type="float" office:value="0.07450246">
                <text:p>0.07450246</text:p>
              </table:table-cell>
              <table:table-cell office:value-type="float" office:value="0.06572475">
                <text:p>0.065724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0.073">
                <text:p>20.073</text:p>
              </table:table-cell>
              <table:table-cell office:value-type="float" office:value="0.06898535">
                <text:p>0.06898535</text:p>
              </table:table-cell>
              <table:table-cell office:value-type="float" office:value="0.0681827">
                <text:p>0.068182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0.084">
                <text:p>20.084</text:p>
              </table:table-cell>
              <table:table-cell office:value-type="float" office:value="0.06211431">
                <text:p>0.06211431</text:p>
              </table:table-cell>
              <table:table-cell office:value-type="float" office:value="0.06788213">
                <text:p>0.067882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095">
                <text:p>20.095</text:p>
              </table:table-cell>
              <table:table-cell office:value-type="float" office:value="0.06871372">
                <text:p>0.06871372</text:p>
              </table:table-cell>
              <table:table-cell office:value-type="float" office:value="0.07051635">
                <text:p>0.070516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.106">
                <text:p>20.106</text:p>
              </table:table-cell>
              <table:table-cell office:value-type="float" office:value="0.06788799">
                <text:p>0.06788799</text:p>
              </table:table-cell>
              <table:table-cell office:value-type="float" office:value="0.06957867">
                <text:p>0.069578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0.117">
                <text:p>20.117</text:p>
              </table:table-cell>
              <table:table-cell office:value-type="float" office:value="0.06762223">
                <text:p>0.06762223</text:p>
              </table:table-cell>
              <table:table-cell office:value-type="float" office:value="0.07274579">
                <text:p>0.072745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129">
                <text:p>20.129</text:p>
              </table:table-cell>
              <table:table-cell office:value-type="float" office:value="0.07542842">
                <text:p>0.07542842</text:p>
              </table:table-cell>
              <table:table-cell office:value-type="float" office:value="0.07025695">
                <text:p>0.070256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142">
                <text:p>20.142</text:p>
              </table:table-cell>
              <table:table-cell office:value-type="float" office:value="0.08052499">
                <text:p>0.08052499</text:p>
              </table:table-cell>
              <table:table-cell office:value-type="float" office:value="0.06782845">
                <text:p>0.067828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54">
                <text:p>20.154</text:p>
              </table:table-cell>
              <table:table-cell office:value-type="float" office:value="0.06809225">
                <text:p>0.06809225</text:p>
              </table:table-cell>
              <table:table-cell office:value-type="float" office:value="0.06828291">
                <text:p>0.068282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65">
                <text:p>20.165</text:p>
              </table:table-cell>
              <table:table-cell office:value-type="float" office:value="0.07405328">
                <text:p>0.07405328</text:p>
              </table:table-cell>
              <table:table-cell office:value-type="float" office:value="0.06593821">
                <text:p>0.06593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176">
                <text:p>20.176</text:p>
              </table:table-cell>
              <table:table-cell office:value-type="float" office:value="0.06945097">
                <text:p>0.06945097</text:p>
              </table:table-cell>
              <table:table-cell office:value-type="float" office:value="0.06640244">
                <text:p>0.066402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188">
                <text:p>20.188</text:p>
              </table:table-cell>
              <table:table-cell office:value-type="float" office:value="0.06928534">
                <text:p>0.06928534</text:p>
              </table:table-cell>
              <table:table-cell office:value-type="float" office:value="0.06949545">
                <text:p>0.069495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203">
                <text:p>20.203</text:p>
              </table:table-cell>
              <table:table-cell office:value-type="float" office:value="0.0701843">
                <text:p>0.0701843</text:p>
              </table:table-cell>
              <table:table-cell office:value-type="float" office:value="0.06505096">
                <text:p>0.065050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216">
                <text:p>20.216</text:p>
              </table:table-cell>
              <table:table-cell office:value-type="float" office:value="0.06933579">
                <text:p>0.06933579</text:p>
              </table:table-cell>
              <table:table-cell office:value-type="float" office:value="0.0637958">
                <text:p>0.063795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228">
                <text:p>20.228</text:p>
              </table:table-cell>
              <table:table-cell office:value-type="float" office:value="0.06790246">
                <text:p>0.06790246</text:p>
              </table:table-cell>
              <table:table-cell office:value-type="float" office:value="0.06128407">
                <text:p>0.061284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24">
                <text:p>20.24</text:p>
              </table:table-cell>
              <table:table-cell office:value-type="float" office:value="0.06597018">
                <text:p>0.06597018</text:p>
              </table:table-cell>
              <table:table-cell office:value-type="float" office:value="0.06048397">
                <text:p>0.060483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252">
                <text:p>20.252</text:p>
              </table:table-cell>
              <table:table-cell office:value-type="float" office:value="0.06382776">
                <text:p>0.06382776</text:p>
              </table:table-cell>
              <table:table-cell office:value-type="float" office:value="0.0593997">
                <text:p>0.05939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264">
                <text:p>20.264</text:p>
              </table:table-cell>
              <table:table-cell office:value-type="float" office:value="0.06233109">
                <text:p>0.06233109</text:p>
              </table:table-cell>
              <table:table-cell office:value-type="float" office:value="0.05864408">
                <text:p>0.05864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277">
                <text:p>20.277</text:p>
              </table:table-cell>
              <table:table-cell office:value-type="float" office:value="0.06167568">
                <text:p>0.06167568</text:p>
              </table:table-cell>
              <table:table-cell office:value-type="float" office:value="0.05755259">
                <text:p>0.057552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288">
                <text:p>20.288</text:p>
              </table:table-cell>
              <table:table-cell office:value-type="float" office:value="0.0602535">
                <text:p>0.0602535</text:p>
              </table:table-cell>
              <table:table-cell office:value-type="float" office:value="0.05740396">
                <text:p>0.057403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">
                <text:p>20.3</text:p>
              </table:table-cell>
              <table:table-cell office:value-type="float" office:value="0.06770016">
                <text:p>0.06770016</text:p>
              </table:table-cell>
              <table:table-cell office:value-type="float" office:value="0.06001591">
                <text:p>0.060015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312">
                <text:p>20.312</text:p>
              </table:table-cell>
              <table:table-cell office:value-type="float" office:value="0.06871959">
                <text:p>0.06871959</text:p>
              </table:table-cell>
              <table:table-cell office:value-type="float" office:value="0.06050234">
                <text:p>0.060502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323">
                <text:p>20.323</text:p>
              </table:table-cell>
              <table:table-cell office:value-type="float" office:value="0.06966051">
                <text:p>0.06966051</text:p>
              </table:table-cell>
              <table:table-cell office:value-type="float" office:value="0.05975982">
                <text:p>0.059759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338">
                <text:p>20.338</text:p>
              </table:table-cell>
              <table:table-cell office:value-type="float" office:value="0.06951442">
                <text:p>0.06951442</text:p>
              </table:table-cell>
              <table:table-cell office:value-type="float" office:value="0.06108374">
                <text:p>0.061083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351">
                <text:p>20.351</text:p>
              </table:table-cell>
              <table:table-cell office:value-type="float" office:value="0.06475627">
                <text:p>0.06475627</text:p>
              </table:table-cell>
              <table:table-cell office:value-type="float" office:value="0.05786821">
                <text:p>0.05786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363">
                <text:p>20.363</text:p>
              </table:table-cell>
              <table:table-cell office:value-type="float" office:value="0.07052936">
                <text:p>0.07052936</text:p>
              </table:table-cell>
              <table:table-cell office:value-type="float" office:value="0.06078649">
                <text:p>0.060786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375">
                <text:p>20.375</text:p>
              </table:table-cell>
              <table:table-cell office:value-type="float" office:value="0.07050521">
                <text:p>0.07050521</text:p>
              </table:table-cell>
              <table:table-cell office:value-type="float" office:value="0.06092396">
                <text:p>0.060923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387">
                <text:p>20.387</text:p>
              </table:table-cell>
              <table:table-cell office:value-type="float" office:value="0.071799">
                <text:p>0.071799</text:p>
              </table:table-cell>
              <table:table-cell office:value-type="float" office:value="0.0620005">
                <text:p>0.06200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404">
                <text:p>20.404</text:p>
              </table:table-cell>
              <table:table-cell office:value-type="float" office:value="0.07864833">
                <text:p>0.07864833</text:p>
              </table:table-cell>
              <table:table-cell office:value-type="float" office:value="0.07082269">
                <text:p>0.070822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416">
                <text:p>20.416</text:p>
              </table:table-cell>
              <table:table-cell office:value-type="float" office:value="0.07501903">
                <text:p>0.07501903</text:p>
              </table:table-cell>
              <table:table-cell office:value-type="float" office:value="0.06703556">
                <text:p>0.067035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428">
                <text:p>20.428</text:p>
              </table:table-cell>
              <table:table-cell office:value-type="float" office:value="0.0701581">
                <text:p>0.0701581</text:p>
              </table:table-cell>
              <table:table-cell office:value-type="float" office:value="0.06682212">
                <text:p>0.06682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.44">
                <text:p>20.44</text:p>
              </table:table-cell>
              <table:table-cell office:value-type="float" office:value="0.06893441">
                <text:p>0.06893441</text:p>
              </table:table-cell>
              <table:table-cell office:value-type="float" office:value="0.06541305">
                <text:p>0.065413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.452">
                <text:p>20.452</text:p>
              </table:table-cell>
              <table:table-cell office:value-type="float" office:value="0.06284961">
                <text:p>0.06284961</text:p>
              </table:table-cell>
              <table:table-cell office:value-type="float" office:value="0.06328511">
                <text:p>0.063285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.464">
                <text:p>20.464</text:p>
              </table:table-cell>
              <table:table-cell office:value-type="float" office:value="0.07051244">
                <text:p>0.07051244</text:p>
              </table:table-cell>
              <table:table-cell office:value-type="float" office:value="0.07131843">
                <text:p>0.071318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.476">
                <text:p>20.476</text:p>
              </table:table-cell>
              <table:table-cell office:value-type="float" office:value="0.07251728">
                <text:p>0.07251728</text:p>
              </table:table-cell>
              <table:table-cell office:value-type="float" office:value="0.07184408">
                <text:p>0.071844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.487">
                <text:p>20.487</text:p>
              </table:table-cell>
              <table:table-cell office:value-type="float" office:value="0.07475854">
                <text:p>0.07475854</text:p>
              </table:table-cell>
              <table:table-cell office:value-type="float" office:value="0.07207787">
                <text:p>0.072077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.499">
                <text:p>20.499</text:p>
              </table:table-cell>
              <table:table-cell office:value-type="float" office:value="0.07830856">
                <text:p>0.07830856</text:p>
              </table:table-cell>
              <table:table-cell office:value-type="float" office:value="0.07386544">
                <text:p>0.073865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.511">
                <text:p>20.511</text:p>
              </table:table-cell>
              <table:table-cell office:value-type="float" office:value="0.07606407">
                <text:p>0.07606407</text:p>
              </table:table-cell>
              <table:table-cell office:value-type="float" office:value="0.07256969">
                <text:p>0.07256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.523">
                <text:p>20.523</text:p>
              </table:table-cell>
              <table:table-cell office:value-type="float" office:value="0.0780428">
                <text:p>0.0780428</text:p>
              </table:table-cell>
              <table:table-cell office:value-type="float" office:value="0.06597742">
                <text:p>0.065977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.538">
                <text:p>20.538</text:p>
              </table:table-cell>
              <table:table-cell office:value-type="float" office:value="0.07265143">
                <text:p>0.07265143</text:p>
              </table:table-cell>
              <table:table-cell office:value-type="float" office:value="0.06485785">
                <text:p>0.064857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5">
                <text:p>20.55</text:p>
              </table:table-cell>
              <table:table-cell office:value-type="float" office:value="0.07342935">
                <text:p>0.07342935</text:p>
              </table:table-cell>
              <table:table-cell office:value-type="float" office:value="0.06378465">
                <text:p>0.063784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561">
                <text:p>20.561</text:p>
              </table:table-cell>
              <table:table-cell office:value-type="float" office:value="0.07729245">
                <text:p>0.07729245</text:p>
              </table:table-cell>
              <table:table-cell office:value-type="float" office:value="0.06078453">
                <text:p>0.060784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73">
                <text:p>20.573</text:p>
              </table:table-cell>
              <table:table-cell office:value-type="float" office:value="0.07965809">
                <text:p>0.07965809</text:p>
              </table:table-cell>
              <table:table-cell office:value-type="float" office:value="0.0613974">
                <text:p>0.06139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.584">
                <text:p>20.584</text:p>
              </table:table-cell>
              <table:table-cell office:value-type="float" office:value="0.07791696">
                <text:p>0.07791696</text:p>
              </table:table-cell>
              <table:table-cell office:value-type="float" office:value="0.06056581">
                <text:p>0.060565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.596">
                <text:p>20.596</text:p>
              </table:table-cell>
              <table:table-cell office:value-type="float" office:value="0.07510027">
                <text:p>0.07510027</text:p>
              </table:table-cell>
              <table:table-cell office:value-type="float" office:value="0.0589466">
                <text:p>0.05894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.608">
                <text:p>20.608</text:p>
              </table:table-cell>
              <table:table-cell office:value-type="float" office:value="0.07575373">
                <text:p>0.07575373</text:p>
              </table:table-cell>
              <table:table-cell office:value-type="float" office:value="0.06229383">
                <text:p>0.0622938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619">
                <text:p>20.619</text:p>
              </table:table-cell>
              <table:table-cell office:value-type="float" office:value="0.07149511">
                <text:p>0.07149511</text:p>
              </table:table-cell>
              <table:table-cell office:value-type="float" office:value="0.06230879">
                <text:p>0.062308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63">
                <text:p>20.63</text:p>
              </table:table-cell>
              <table:table-cell office:value-type="float" office:value="0.06923361">
                <text:p>0.06923361</text:p>
              </table:table-cell>
              <table:table-cell office:value-type="float" office:value="0.06317579">
                <text:p>0.0631757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641">
                <text:p>20.641</text:p>
              </table:table-cell>
              <table:table-cell office:value-type="float" office:value="0.07489798">
                <text:p>0.07489798</text:p>
              </table:table-cell>
              <table:table-cell office:value-type="float" office:value="0.06830325">
                <text:p>0.068303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652">
                <text:p>20.652</text:p>
              </table:table-cell>
              <table:table-cell office:value-type="float" office:value="0.07278362">
                <text:p>0.07278362</text:p>
              </table:table-cell>
              <table:table-cell office:value-type="float" office:value="0.0686005">
                <text:p>0.06860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663">
                <text:p>20.663</text:p>
              </table:table-cell>
              <table:table-cell office:value-type="float" office:value="0.0729036">
                <text:p>0.0729036</text:p>
              </table:table-cell>
              <table:table-cell office:value-type="float" office:value="0.06458867">
                <text:p>0.064588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674">
                <text:p>20.674</text:p>
              </table:table-cell>
              <table:table-cell office:value-type="float" office:value="0.07757464">
                <text:p>0.07757464</text:p>
              </table:table-cell>
              <table:table-cell office:value-type="float" office:value="0.0644067">
                <text:p>0.06440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85">
                <text:p>20.685</text:p>
              </table:table-cell>
              <table:table-cell office:value-type="float" office:value="0.0758559">
                <text:p>0.0758559</text:p>
              </table:table-cell>
              <table:table-cell office:value-type="float" office:value="0.06453833">
                <text:p>0.064538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696">
                <text:p>20.696</text:p>
              </table:table-cell>
              <table:table-cell office:value-type="float" office:value="0.07449327">
                <text:p>0.07449327</text:p>
              </table:table-cell>
              <table:table-cell office:value-type="float" office:value="0.06366028">
                <text:p>0.063660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07">
                <text:p>20.707</text:p>
              </table:table-cell>
              <table:table-cell office:value-type="float" office:value="0.08069727">
                <text:p>0.08069727</text:p>
              </table:table-cell>
              <table:table-cell office:value-type="float" office:value="0.06093902">
                <text:p>0.060939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18">
                <text:p>20.718</text:p>
              </table:table-cell>
              <table:table-cell office:value-type="float" office:value="0.07572615">
                <text:p>0.07572615</text:p>
              </table:table-cell>
              <table:table-cell office:value-type="float" office:value="0.06207119">
                <text:p>0.06207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729">
                <text:p>20.729</text:p>
              </table:table-cell>
              <table:table-cell office:value-type="float" office:value="0.06993213">
                <text:p>0.06993213</text:p>
              </table:table-cell>
              <table:table-cell office:value-type="float" office:value="0.06107983">
                <text:p>0.06107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741">
                <text:p>20.741</text:p>
              </table:table-cell>
              <table:table-cell office:value-type="float" office:value="0.06409167">
                <text:p>0.06409167</text:p>
              </table:table-cell>
              <table:table-cell office:value-type="float" office:value="0.06366556">
                <text:p>0.063665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752">
                <text:p>20.752</text:p>
              </table:table-cell>
              <table:table-cell office:value-type="float" office:value="0.06110798">
                <text:p>0.06110798</text:p>
              </table:table-cell>
              <table:table-cell office:value-type="float" office:value="0.06192452">
                <text:p>0.0619245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763">
                <text:p>20.763</text:p>
              </table:table-cell>
              <table:table-cell office:value-type="float" office:value="0.06034062">
                <text:p>0.06034062</text:p>
              </table:table-cell>
              <table:table-cell office:value-type="float" office:value="0.06478911">
                <text:p>0.064789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775">
                <text:p>20.775</text:p>
              </table:table-cell>
              <table:table-cell office:value-type="float" office:value="0.06459591">
                <text:p>0.06459591</text:p>
              </table:table-cell>
              <table:table-cell office:value-type="float" office:value="0.06509545">
                <text:p>0.065095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787">
                <text:p>20.787</text:p>
              </table:table-cell>
              <table:table-cell office:value-type="float" office:value="0.07152268">
                <text:p>0.07152268</text:p>
              </table:table-cell>
              <table:table-cell office:value-type="float" office:value="0.06599384">
                <text:p>0.065993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03">
                <text:p>20.803</text:p>
              </table:table-cell>
              <table:table-cell office:value-type="float" office:value="0.0773167">
                <text:p>0.0773167</text:p>
              </table:table-cell>
              <table:table-cell office:value-type="float" office:value="0.0658066">
                <text:p>0.06580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816">
                <text:p>20.816</text:p>
              </table:table-cell>
              <table:table-cell office:value-type="float" office:value="0.07670578">
                <text:p>0.07670578</text:p>
              </table:table-cell>
              <table:table-cell office:value-type="float" office:value="0.06415258">
                <text:p>0.0641525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828">
                <text:p>20.828</text:p>
              </table:table-cell>
              <table:table-cell office:value-type="float" office:value="0.07588005">
                <text:p>0.07588005</text:p>
              </table:table-cell>
              <table:table-cell office:value-type="float" office:value="0.06508969">
                <text:p>0.065089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84">
                <text:p>20.84</text:p>
              </table:table-cell>
              <table:table-cell office:value-type="float" office:value="0.06976513">
                <text:p>0.06976513</text:p>
              </table:table-cell>
              <table:table-cell office:value-type="float" office:value="0.06525131">
                <text:p>0.065251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852">
                <text:p>20.852</text:p>
              </table:table-cell>
              <table:table-cell office:value-type="float" office:value="0.06947326">
                <text:p>0.06947326</text:p>
              </table:table-cell>
              <table:table-cell office:value-type="float" office:value="0.05723167">
                <text:p>0.057231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864">
                <text:p>20.864</text:p>
              </table:table-cell>
              <table:table-cell office:value-type="float" office:value="0.06702247">
                <text:p>0.06702247</text:p>
              </table:table-cell>
              <table:table-cell office:value-type="float" office:value="0.06342981">
                <text:p>0.063429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877">
                <text:p>20.877</text:p>
              </table:table-cell>
              <table:table-cell office:value-type="float" office:value="0.06432878">
                <text:p>0.06432878</text:p>
              </table:table-cell>
              <table:table-cell office:value-type="float" office:value="0.06319026">
                <text:p>0.063190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888">
                <text:p>20.888</text:p>
              </table:table-cell>
              <table:table-cell office:value-type="float" office:value="0.06477465">
                <text:p>0.06477465</text:p>
              </table:table-cell>
              <table:table-cell office:value-type="float" office:value="0.06473866">
                <text:p>0.064738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9">
                <text:p>20.9</text:p>
              </table:table-cell>
              <table:table-cell office:value-type="float" office:value="0.06220475">
                <text:p>0.06220475</text:p>
              </table:table-cell>
              <table:table-cell office:value-type="float" office:value="0.06810868">
                <text:p>0.0681086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912">
                <text:p>20.912</text:p>
              </table:table-cell>
              <table:table-cell office:value-type="float" office:value="0.06250533">
                <text:p>0.06250533</text:p>
              </table:table-cell>
              <table:table-cell office:value-type="float" office:value="0.06745327">
                <text:p>0.067453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923">
                <text:p>20.923</text:p>
              </table:table-cell>
              <table:table-cell office:value-type="float" office:value="0.06203579">
                <text:p>0.06203579</text:p>
              </table:table-cell>
              <table:table-cell office:value-type="float" office:value="0.06568213">
                <text:p>0.065682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.938">
                <text:p>20.938</text:p>
              </table:table-cell>
              <table:table-cell office:value-type="float" office:value="0.06658442">
                <text:p>0.06658442</text:p>
              </table:table-cell>
              <table:table-cell office:value-type="float" office:value="0.05784006">
                <text:p>0.057840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951">
                <text:p>20.951</text:p>
              </table:table-cell>
              <table:table-cell office:value-type="float" office:value="0.07023993">
                <text:p>0.07023993</text:p>
              </table:table-cell>
              <table:table-cell office:value-type="float" office:value="0.06085132">
                <text:p>0.060851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962">
                <text:p>20.962</text:p>
              </table:table-cell>
              <table:table-cell office:value-type="float" office:value="0.07108464">
                <text:p>0.07108464</text:p>
              </table:table-cell>
              <table:table-cell office:value-type="float" office:value="0.05858121">
                <text:p>0.058581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973">
                <text:p>20.973</text:p>
              </table:table-cell>
              <table:table-cell office:value-type="float" office:value="0.07259912">
                <text:p>0.07259912</text:p>
              </table:table-cell>
              <table:table-cell office:value-type="float" office:value="0.05376683">
                <text:p>0.053766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985">
                <text:p>20.985</text:p>
              </table:table-cell>
              <table:table-cell office:value-type="float" office:value="0.07601509">
                <text:p>0.07601509</text:p>
              </table:table-cell>
              <table:table-cell office:value-type="float" office:value="0.05586269">
                <text:p>0.055862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996">
                <text:p>20.996</text:p>
              </table:table-cell>
              <table:table-cell office:value-type="float" office:value="0.07828245">
                <text:p>0.07828245</text:p>
              </table:table-cell>
              <table:table-cell office:value-type="float" office:value="0.05805545">
                <text:p>0.058055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009">
                <text:p>21.009</text:p>
              </table:table-cell>
              <table:table-cell office:value-type="float" office:value="0.08058063">
                <text:p>0.08058063</text:p>
              </table:table-cell>
              <table:table-cell office:value-type="float" office:value="0.05795533">
                <text:p>0.057955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02">
                <text:p>21.02</text:p>
              </table:table-cell>
              <table:table-cell office:value-type="float" office:value="0.08031878">
                <text:p>0.08031878</text:p>
              </table:table-cell>
              <table:table-cell office:value-type="float" office:value="0.06070661">
                <text:p>0.06070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032">
                <text:p>21.032</text:p>
              </table:table-cell>
              <table:table-cell office:value-type="float" office:value="0.07862947">
                <text:p>0.07862947</text:p>
              </table:table-cell>
              <table:table-cell office:value-type="float" office:value="0.0620005">
                <text:p>0.06200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044">
                <text:p>21.044</text:p>
              </table:table-cell>
              <table:table-cell office:value-type="float" office:value="0.07278891">
                <text:p>0.07278891</text:p>
              </table:table-cell>
              <table:table-cell office:value-type="float" office:value="0.06005511">
                <text:p>0.060055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.055">
                <text:p>21.055</text:p>
              </table:table-cell>
              <table:table-cell office:value-type="float" office:value="0.07310258">
                <text:p>0.07310258</text:p>
              </table:table-cell>
              <table:table-cell office:value-type="float" office:value="0.05969695">
                <text:p>0.059696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072">
                <text:p>21.072</text:p>
              </table:table-cell>
              <table:table-cell office:value-type="float" office:value="0.07354259">
                <text:p>0.07354259</text:p>
              </table:table-cell>
              <table:table-cell office:value-type="float" office:value="0.06071384">
                <text:p>0.060713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083">
                <text:p>21.083</text:p>
              </table:table-cell>
              <table:table-cell office:value-type="float" office:value="0.06965914">
                <text:p>0.06965914</text:p>
              </table:table-cell>
              <table:table-cell office:value-type="float" office:value="0.06339646">
                <text:p>0.063396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.095">
                <text:p>21.095</text:p>
              </table:table-cell>
              <table:table-cell office:value-type="float" office:value="0.06822924">
                <text:p>0.06822924</text:p>
              </table:table-cell>
              <table:table-cell office:value-type="float" office:value="0.06269511">
                <text:p>0.062695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106">
                <text:p>21.106</text:p>
              </table:table-cell>
              <table:table-cell office:value-type="float" office:value="0.0718436">
                <text:p>0.0718436</text:p>
              </table:table-cell>
              <table:table-cell office:value-type="float" office:value="0.06125465">
                <text:p>0.061254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118">
                <text:p>21.118</text:p>
              </table:table-cell>
              <table:table-cell office:value-type="float" office:value="0.07194039">
                <text:p>0.07194039</text:p>
              </table:table-cell>
              <table:table-cell office:value-type="float" office:value="0.06207843">
                <text:p>0.06207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13">
                <text:p>21.13</text:p>
              </table:table-cell>
              <table:table-cell office:value-type="float" office:value="0.07339591">
                <text:p>0.07339591</text:p>
              </table:table-cell>
              <table:table-cell office:value-type="float" office:value="0.06356729">
                <text:p>0.063567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.143">
                <text:p>21.143</text:p>
              </table:table-cell>
              <table:table-cell office:value-type="float" office:value="0.08003854">
                <text:p>0.08003854</text:p>
              </table:table-cell>
              <table:table-cell office:value-type="float" office:value="0.0599457">
                <text:p>0.05994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154">
                <text:p>21.154</text:p>
              </table:table-cell>
              <table:table-cell office:value-type="float" office:value="0.07865176">
                <text:p>0.07865176</text:p>
              </table:table-cell>
              <table:table-cell office:value-type="float" office:value="0.0596374">
                <text:p>0.059637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.166">
                <text:p>21.166</text:p>
              </table:table-cell>
              <table:table-cell office:value-type="float" office:value="0.07618981">
                <text:p>0.07618981</text:p>
              </table:table-cell>
              <table:table-cell office:value-type="float" office:value="0.06288051">
                <text:p>0.062880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178">
                <text:p>21.178</text:p>
              </table:table-cell>
              <table:table-cell office:value-type="float" office:value="0.07311959">
                <text:p>0.07311959</text:p>
              </table:table-cell>
              <table:table-cell office:value-type="float" office:value="0.05692672">
                <text:p>0.056926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19">
                <text:p>21.19</text:p>
              </table:table-cell>
              <table:table-cell office:value-type="float" office:value="0.07050765">
                <text:p>0.07050765</text:p>
              </table:table-cell>
              <table:table-cell office:value-type="float" office:value="0.05851775">
                <text:p>0.058517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206">
                <text:p>21.206</text:p>
              </table:table-cell>
              <table:table-cell office:value-type="float" office:value="0.0634173">
                <text:p>0.0634173</text:p>
              </table:table-cell>
              <table:table-cell office:value-type="float" office:value="0.05872787">
                <text:p>0.0587278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217">
                <text:p>21.217</text:p>
              </table:table-cell>
              <table:table-cell office:value-type="float" office:value="0.06136005">
                <text:p>0.06136005</text:p>
              </table:table-cell>
              <table:table-cell office:value-type="float" office:value="0.05691028">
                <text:p>0.056910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229">
                <text:p>21.229</text:p>
              </table:table-cell>
              <table:table-cell office:value-type="float" office:value="0.06326867">
                <text:p>0.06326867</text:p>
              </table:table-cell>
              <table:table-cell office:value-type="float" office:value="0.05574027">
                <text:p>0.05574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.241">
                <text:p>21.241</text:p>
              </table:table-cell>
              <table:table-cell office:value-type="float" office:value="0.06301465">
                <text:p>0.06301465</text:p>
              </table:table-cell>
              <table:table-cell office:value-type="float" office:value="0.0547843">
                <text:p>0.05478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.253">
                <text:p>21.253</text:p>
              </table:table-cell>
              <table:table-cell office:value-type="float" office:value="0.06722867">
                <text:p>0.06722867</text:p>
              </table:table-cell>
              <table:table-cell office:value-type="float" office:value="0.05579258">
                <text:p>0.055792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.265">
                <text:p>21.265</text:p>
              </table:table-cell>
              <table:table-cell office:value-type="float" office:value="0.06935993">
                <text:p>0.06935993</text:p>
              </table:table-cell>
              <table:table-cell office:value-type="float" office:value="0.06121143">
                <text:p>0.061211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1.276">
                <text:p>21.276</text:p>
              </table:table-cell>
              <table:table-cell office:value-type="float" office:value="0.06750167">
                <text:p>0.06750167</text:p>
              </table:table-cell>
              <table:table-cell office:value-type="float" office:value="0.06254258">
                <text:p>0.062542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.287">
                <text:p>21.287</text:p>
              </table:table-cell>
              <table:table-cell office:value-type="float" office:value="0.06515501">
                <text:p>0.06515501</text:p>
              </table:table-cell>
              <table:table-cell office:value-type="float" office:value="0.06025741">
                <text:p>0.060257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298">
                <text:p>21.298</text:p>
              </table:table-cell>
              <table:table-cell office:value-type="float" office:value="0.06633029">
                <text:p>0.06633029</text:p>
              </table:table-cell>
              <table:table-cell office:value-type="float" office:value="0.06189304">
                <text:p>0.0618930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.309">
                <text:p>21.309</text:p>
              </table:table-cell>
              <table:table-cell office:value-type="float" office:value="0.06505293">
                <text:p>0.06505293</text:p>
              </table:table-cell>
              <table:table-cell office:value-type="float" office:value="0.06247776">
                <text:p>0.062477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.32">
                <text:p>21.32</text:p>
              </table:table-cell>
              <table:table-cell office:value-type="float" office:value="0.06771463">
                <text:p>0.06771463</text:p>
              </table:table-cell>
              <table:table-cell office:value-type="float" office:value="0.06302717">
                <text:p>0.063027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1.331">
                <text:p>21.331</text:p>
              </table:table-cell>
              <table:table-cell office:value-type="float" office:value="0.07049935">
                <text:p>0.07049935</text:p>
              </table:table-cell>
              <table:table-cell office:value-type="float" office:value="0.06229383">
                <text:p>0.0622938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.342">
                <text:p>21.342</text:p>
              </table:table-cell>
              <table:table-cell office:value-type="float" office:value="0.07262337">
                <text:p>0.07262337</text:p>
              </table:table-cell>
              <table:table-cell office:value-type="float" office:value="0.06352672">
                <text:p>0.063526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.353">
                <text:p>21.353</text:p>
              </table:table-cell>
              <table:table-cell office:value-type="float" office:value="0.076912">
                <text:p>0.076912</text:p>
              </table:table-cell>
              <table:table-cell office:value-type="float" office:value="0.06273961">
                <text:p>0.06273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.364">
                <text:p>21.364</text:p>
              </table:table-cell>
              <table:table-cell office:value-type="float" office:value="0.076912">
                <text:p>0.076912</text:p>
              </table:table-cell>
              <table:table-cell office:value-type="float" office:value="0.06273961">
                <text:p>0.062739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.375">
                <text:p>21.375</text:p>
              </table:table-cell>
              <table:table-cell office:value-type="float" office:value="0.08130476">
                <text:p>0.08130476</text:p>
              </table:table-cell>
              <table:table-cell office:value-type="float" office:value="0.05912476">
                <text:p>0.05912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1.386">
                <text:p>21.386</text:p>
              </table:table-cell>
              <table:table-cell office:value-type="float" office:value="0.07789809">
                <text:p>0.07789809</text:p>
              </table:table-cell>
              <table:table-cell office:value-type="float" office:value="0.0611558">
                <text:p>0.06115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.397">
                <text:p>21.397</text:p>
              </table:table-cell>
              <table:table-cell office:value-type="float" office:value="0.07675809">
                <text:p>0.07675809</text:p>
              </table:table-cell>
              <table:table-cell office:value-type="float" office:value="0.05917706">
                <text:p>0.059177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.408">
                <text:p>21.408</text:p>
              </table:table-cell>
              <table:table-cell office:value-type="float" office:value="0.07351501">
                <text:p>0.07351501</text:p>
              </table:table-cell>
              <table:table-cell office:value-type="float" office:value="0.06304359">
                <text:p>0.0630435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.42">
                <text:p>21.42</text:p>
              </table:table-cell>
              <table:table-cell office:value-type="float" office:value="0.06669188">
                <text:p>0.06669188</text:p>
              </table:table-cell>
              <table:table-cell office:value-type="float" office:value="0.06374798">
                <text:p>0.063747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.431">
                <text:p>21.431</text:p>
              </table:table-cell>
              <table:table-cell office:value-type="float" office:value="0.0670166">
                <text:p>0.0670166</text:p>
              </table:table-cell>
              <table:table-cell office:value-type="float" office:value="0.06236501">
                <text:p>0.062365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1.442">
                <text:p>21.442</text:p>
              </table:table-cell>
              <table:table-cell office:value-type="float" office:value="0.07110684">
                <text:p>0.07110684</text:p>
              </table:table-cell>
              <table:table-cell office:value-type="float" office:value="0.05796834">
                <text:p>0.0579683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454">
                <text:p>21.454</text:p>
              </table:table-cell>
              <table:table-cell office:value-type="float" office:value="0.0700173">
                <text:p>0.0700173</text:p>
              </table:table-cell>
              <table:table-cell office:value-type="float" office:value="0.06270567">
                <text:p>0.062705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.466">
                <text:p>21.466</text:p>
              </table:table-cell>
              <table:table-cell office:value-type="float" office:value="0.08042428">
                <text:p>0.08042428</text:p>
              </table:table-cell>
              <table:table-cell office:value-type="float" office:value="0.05887063">
                <text:p>0.05887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.48">
                <text:p>21.48</text:p>
              </table:table-cell>
              <table:table-cell office:value-type="float" office:value="0.08547772">
                <text:p>0.08547772</text:p>
              </table:table-cell>
              <table:table-cell office:value-type="float" office:value="0.05939247">
                <text:p>0.059392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.491">
                <text:p>21.491</text:p>
              </table:table-cell>
              <table:table-cell office:value-type="float" office:value="0.07953176">
                <text:p>0.07953176</text:p>
              </table:table-cell>
              <table:table-cell office:value-type="float" office:value="0.06435294">
                <text:p>0.0643529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1.504">
                <text:p>21.504</text:p>
              </table:table-cell>
              <table:table-cell office:value-type="float" office:value="0.0835343">
                <text:p>0.0835343</text:p>
              </table:table-cell>
              <table:table-cell office:value-type="float" office:value="0.05851579">
                <text:p>0.058515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.516">
                <text:p>21.516</text:p>
              </table:table-cell>
              <table:table-cell office:value-type="float" office:value="0.08169441">
                <text:p>0.08169441</text:p>
              </table:table-cell>
              <table:table-cell office:value-type="float" office:value="0.06141188">
                <text:p>0.061411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.527">
                <text:p>21.527</text:p>
              </table:table-cell>
              <table:table-cell office:value-type="float" office:value="0.07656499">
                <text:p>0.07656499</text:p>
              </table:table-cell>
              <table:table-cell office:value-type="float" office:value="0.06394246">
                <text:p>0.063942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1.538">
                <text:p>21.538</text:p>
              </table:table-cell>
              <table:table-cell office:value-type="float" office:value="0.0732289">
                <text:p>0.0732289</text:p>
              </table:table-cell>
              <table:table-cell office:value-type="float" office:value="0.06368834">
                <text:p>0.0636883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1.55">
                <text:p>21.55</text:p>
              </table:table-cell>
              <table:table-cell office:value-type="float" office:value="0.07769716">
                <text:p>0.07769716</text:p>
              </table:table-cell>
              <table:table-cell office:value-type="float" office:value="0.06600499">
                <text:p>0.06600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.562">
                <text:p>21.562</text:p>
              </table:table-cell>
              <table:table-cell office:value-type="float" office:value="0.07873497">
                <text:p>0.07873497</text:p>
              </table:table-cell>
              <table:table-cell office:value-type="float" office:value="0.06638739">
                <text:p>0.066387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.574">
                <text:p>21.574</text:p>
              </table:table-cell>
              <table:table-cell office:value-type="float" office:value="0.07967842">
                <text:p>0.07967842</text:p>
              </table:table-cell>
              <table:table-cell office:value-type="float" office:value="0.06632785">
                <text:p>0.0663278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.586">
                <text:p>21.586</text:p>
              </table:table-cell>
              <table:table-cell office:value-type="float" office:value="0.07510418">
                <text:p>0.07510418</text:p>
              </table:table-cell>
              <table:table-cell office:value-type="float" office:value="0.06924671">
                <text:p>0.069246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.597">
                <text:p>21.597</text:p>
              </table:table-cell>
              <table:table-cell office:value-type="float" office:value="0.07651131">
                <text:p>0.07651131</text:p>
              </table:table-cell>
              <table:table-cell office:value-type="float" office:value="0.06953809">
                <text:p>0.0695380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09">
                <text:p>21.609</text:p>
              </table:table-cell>
              <table:table-cell office:value-type="float" office:value="0.0706335">
                <text:p>0.0706335</text:p>
              </table:table-cell>
              <table:table-cell office:value-type="float" office:value="0.07197911">
                <text:p>0.071979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1.621">
                <text:p>21.621</text:p>
              </table:table-cell>
              <table:table-cell office:value-type="float" office:value="0.06525522">
                <text:p>0.06525522</text:p>
              </table:table-cell>
              <table:table-cell office:value-type="float" office:value="0.06594603">
                <text:p>0.065946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.633">
                <text:p>21.633</text:p>
              </table:table-cell>
              <table:table-cell office:value-type="float" office:value="0.064702">
                <text:p>0.064702</text:p>
              </table:table-cell>
              <table:table-cell office:value-type="float" office:value="0.06197292">
                <text:p>0.061972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.645">
                <text:p>21.645</text:p>
              </table:table-cell>
              <table:table-cell office:value-type="float" office:value="0.06433993">
                <text:p>0.06433993</text:p>
              </table:table-cell>
              <table:table-cell office:value-type="float" office:value="0.06050039">
                <text:p>0.0605003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.656">
                <text:p>21.656</text:p>
              </table:table-cell>
              <table:table-cell office:value-type="float" office:value="0.06298845">
                <text:p>0.06298845</text:p>
              </table:table-cell>
              <table:table-cell office:value-type="float" office:value="0.06055603">
                <text:p>0.0605560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.672">
                <text:p>21.672</text:p>
              </table:table-cell>
              <table:table-cell office:value-type="float" office:value="0.07740626">
                <text:p>0.07740626</text:p>
              </table:table-cell>
              <table:table-cell office:value-type="float" office:value="0.0800535">
                <text:p>0.08005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.683">
                <text:p>21.683</text:p>
              </table:table-cell>
              <table:table-cell office:value-type="float" office:value="0.0818973">
                <text:p>0.0818973</text:p>
              </table:table-cell>
              <table:table-cell office:value-type="float" office:value="0.08322257">
                <text:p>0.083222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.695">
                <text:p>21.695</text:p>
              </table:table-cell>
              <table:table-cell office:value-type="float" office:value="0.1085071">
                <text:p>0.1085071</text:p>
              </table:table-cell>
              <table:table-cell office:value-type="float" office:value="0.1107394">
                <text:p>0.11073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.707">
                <text:p>21.707</text:p>
              </table:table-cell>
              <table:table-cell office:value-type="float" office:value="0.1565092">
                <text:p>0.1565092</text:p>
              </table:table-cell>
              <table:table-cell office:value-type="float" office:value="0.1618599">
                <text:p>0.16185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.719">
                <text:p>21.719</text:p>
              </table:table-cell>
              <table:table-cell office:value-type="float" office:value="0.1727421">
                <text:p>0.1727421</text:p>
              </table:table-cell>
              <table:table-cell office:value-type="float" office:value="0.1668764">
                <text:p>0.16687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1.73">
                <text:p>21.73</text:p>
              </table:table-cell>
              <table:table-cell office:value-type="float" office:value="0.19988">
                <text:p>0.19988</text:p>
              </table:table-cell>
              <table:table-cell office:value-type="float" office:value="0.1858974">
                <text:p>0.18589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1.743">
                <text:p>21.743</text:p>
              </table:table-cell>
              <table:table-cell office:value-type="float" office:value="0.178063">
                <text:p>0.178063</text:p>
              </table:table-cell>
              <table:table-cell office:value-type="float" office:value="0.151537">
                <text:p>0.1515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.754">
                <text:p>21.754</text:p>
              </table:table-cell>
              <table:table-cell office:value-type="float" office:value="0.1781279">
                <text:p>0.1781279</text:p>
              </table:table-cell>
              <table:table-cell office:value-type="float" office:value="0.1879025">
                <text:p>0.18790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1.766">
                <text:p>21.766</text:p>
              </table:table-cell>
              <table:table-cell office:value-type="float" office:value="0.185555">
                <text:p>0.185555</text:p>
              </table:table-cell>
              <table:table-cell office:value-type="float" office:value="0.2014935">
                <text:p>0.20149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.778">
                <text:p>21.778</text:p>
              </table:table-cell>
              <table:table-cell office:value-type="float" office:value="0.1694818">
                <text:p>0.1694818</text:p>
              </table:table-cell>
              <table:table-cell office:value-type="float" office:value="0.2065439">
                <text:p>0.20654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1.789">
                <text:p>21.789</text:p>
              </table:table-cell>
              <table:table-cell office:value-type="float" office:value="0.1826106">
                <text:p>0.1826106</text:p>
              </table:table-cell>
              <table:table-cell office:value-type="float" office:value="0.2013066">
                <text:p>0.20130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1.805">
                <text:p>21.805</text:p>
              </table:table-cell>
              <table:table-cell office:value-type="float" office:value="0.1958773">
                <text:p>0.1958773</text:p>
              </table:table-cell>
              <table:table-cell office:value-type="float" office:value="0.1946008">
                <text:p>0.19460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.817">
                <text:p>21.817</text:p>
              </table:table-cell>
              <table:table-cell office:value-type="float" office:value="0.1953275">
                <text:p>0.1953275</text:p>
              </table:table-cell>
              <table:table-cell office:value-type="float" office:value="0.2210767">
                <text:p>0.22107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1.828">
                <text:p>21.828</text:p>
              </table:table-cell>
              <table:table-cell office:value-type="float" office:value="0.1877508">
                <text:p>0.1877508</text:p>
              </table:table-cell>
              <table:table-cell office:value-type="float" office:value="0.2033741">
                <text:p>0.203374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1.839">
                <text:p>21.839</text:p>
              </table:table-cell>
              <table:table-cell office:value-type="float" office:value="0.1891254">
                <text:p>0.1891254</text:p>
              </table:table-cell>
              <table:table-cell office:value-type="float" office:value="0.1920554">
                <text:p>0.19205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1.851">
                <text:p>21.851</text:p>
              </table:table-cell>
              <table:table-cell office:value-type="float" office:value="0.1909005">
                <text:p>0.1909005</text:p>
              </table:table-cell>
              <table:table-cell office:value-type="float" office:value="0.2023229">
                <text:p>0.20232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.862">
                <text:p>21.862</text:p>
              </table:table-cell>
              <table:table-cell office:value-type="float" office:value="0.1948298">
                <text:p>0.1948298</text:p>
              </table:table-cell>
              <table:table-cell office:value-type="float" office:value="0.1838565">
                <text:p>0.18385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.875">
                <text:p>21.875</text:p>
              </table:table-cell>
              <table:table-cell office:value-type="float" office:value="0.1897499">
                <text:p>0.1897499</text:p>
              </table:table-cell>
              <table:table-cell office:value-type="float" office:value="0.1849016">
                <text:p>0.18490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1.887">
                <text:p>21.887</text:p>
              </table:table-cell>
              <table:table-cell office:value-type="float" office:value="0.1895431">
                <text:p>0.1895431</text:p>
              </table:table-cell>
              <table:table-cell office:value-type="float" office:value="0.1902149">
                <text:p>0.19021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1.898">
                <text:p>21.898</text:p>
              </table:table-cell>
              <table:table-cell office:value-type="float" office:value="0.1720516">
                <text:p>0.1720516</text:p>
              </table:table-cell>
              <table:table-cell office:value-type="float" office:value="0.1925204">
                <text:p>0.19252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.91">
                <text:p>21.91</text:p>
              </table:table-cell>
              <table:table-cell office:value-type="float" office:value="0.1699933">
                <text:p>0.1699933</text:p>
              </table:table-cell>
              <table:table-cell office:value-type="float" office:value="0.1929702">
                <text:p>0.19297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1.921">
                <text:p>21.921</text:p>
              </table:table-cell>
              <table:table-cell office:value-type="float" office:value="0.1649694">
                <text:p>0.1649694</text:p>
              </table:table-cell>
              <table:table-cell office:value-type="float" office:value="0.1937533">
                <text:p>0.19375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1.933">
                <text:p>21.933</text:p>
              </table:table-cell>
              <table:table-cell office:value-type="float" office:value="0.1921667">
                <text:p>0.1921667</text:p>
              </table:table-cell>
              <table:table-cell office:value-type="float" office:value="0.1960777">
                <text:p>0.19607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1.946">
                <text:p>21.946</text:p>
              </table:table-cell>
              <table:table-cell office:value-type="float" office:value="0.1911022">
                <text:p>0.1911022</text:p>
              </table:table-cell>
              <table:table-cell office:value-type="float" office:value="0.1851857">
                <text:p>0.18518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1.957">
                <text:p>21.957</text:p>
              </table:table-cell>
              <table:table-cell office:value-type="float" office:value="0.1760011">
                <text:p>0.1760011</text:p>
              </table:table-cell>
              <table:table-cell office:value-type="float" office:value="0.1806056">
                <text:p>0.18060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1.968">
                <text:p>21.968</text:p>
              </table:table-cell>
              <table:table-cell office:value-type="float" office:value="0.1675993">
                <text:p>0.1675993</text:p>
              </table:table-cell>
              <table:table-cell office:value-type="float" office:value="0.182915">
                <text:p>0.1829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1.979">
                <text:p>21.979</text:p>
              </table:table-cell>
              <table:table-cell office:value-type="float" office:value="0.163405">
                <text:p>0.163405</text:p>
              </table:table-cell>
              <table:table-cell office:value-type="float" office:value="0.1821725">
                <text:p>0.18217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.99">
                <text:p>21.99</text:p>
              </table:table-cell>
              <table:table-cell office:value-type="float" office:value="0.1759674">
                <text:p>0.1759674</text:p>
              </table:table-cell>
              <table:table-cell office:value-type="float" office:value="0.1843038">
                <text:p>0.18430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.004">
                <text:p>22.004</text:p>
              </table:table-cell>
              <table:table-cell office:value-type="float" office:value="0.1725476">
                <text:p>0.1725476</text:p>
              </table:table-cell>
              <table:table-cell office:value-type="float" office:value="0.1843614">
                <text:p>0.18436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2.016">
                <text:p>22.016</text:p>
              </table:table-cell>
              <table:table-cell office:value-type="float" office:value="0.1975914">
                <text:p>0.1975914</text:p>
              </table:table-cell>
              <table:table-cell office:value-type="float" office:value="0.1757564">
                <text:p>0.1757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2.027">
                <text:p>22.027</text:p>
              </table:table-cell>
              <table:table-cell office:value-type="float" office:value="0.1844621">
                <text:p>0.1844621</text:p>
              </table:table-cell>
              <table:table-cell office:value-type="float" office:value="0.1748876">
                <text:p>0.174887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2.038">
                <text:p>22.038</text:p>
              </table:table-cell>
              <table:table-cell office:value-type="float" office:value="0.1818477">
                <text:p>0.1818477</text:p>
              </table:table-cell>
              <table:table-cell office:value-type="float" office:value="0.1680577">
                <text:p>0.168057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2.049">
                <text:p>22.049</text:p>
              </table:table-cell>
              <table:table-cell office:value-type="float" office:value="0.1753983">
                <text:p>0.1753983</text:p>
              </table:table-cell>
              <table:table-cell office:value-type="float" office:value="0.1631045">
                <text:p>0.16310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2.06">
                <text:p>22.06</text:p>
              </table:table-cell>
              <table:table-cell office:value-type="float" office:value="0.1661138">
                <text:p>0.1661138</text:p>
              </table:table-cell>
              <table:table-cell office:value-type="float" office:value="0.1596178">
                <text:p>0.15961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2.072">
                <text:p>22.072</text:p>
              </table:table-cell>
              <table:table-cell office:value-type="float" office:value="0.1651316">
                <text:p>0.1651316</text:p>
              </table:table-cell>
              <table:table-cell office:value-type="float" office:value="0.1513508">
                <text:p>0.15135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2.084">
                <text:p>22.084</text:p>
              </table:table-cell>
              <table:table-cell office:value-type="float" office:value="0.16779">
                <text:p>0.16779</text:p>
              </table:table-cell>
              <table:table-cell office:value-type="float" office:value="0.148282">
                <text:p>0.14828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2.096">
                <text:p>22.096</text:p>
              </table:table-cell>
              <table:table-cell office:value-type="float" office:value="0.1664516">
                <text:p>0.1664516</text:p>
              </table:table-cell>
              <table:table-cell office:value-type="float" office:value="0.1470104">
                <text:p>0.14701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.107">
                <text:p>22.107</text:p>
              </table:table-cell>
              <table:table-cell office:value-type="float" office:value="0.167079">
                <text:p>0.167079</text:p>
              </table:table-cell>
              <table:table-cell office:value-type="float" office:value="0.1417028">
                <text:p>0.14170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2.119">
                <text:p>22.119</text:p>
              </table:table-cell>
              <table:table-cell office:value-type="float" office:value="0.1704339">
                <text:p>0.1704339</text:p>
              </table:table-cell>
              <table:table-cell office:value-type="float" office:value="0.1335321">
                <text:p>0.13353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.13">
                <text:p>22.13</text:p>
              </table:table-cell>
              <table:table-cell office:value-type="float" office:value="0.1657353">
                <text:p>0.1657353</text:p>
              </table:table-cell>
              <table:table-cell office:value-type="float" office:value="0.1299525">
                <text:p>0.12995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143">
                <text:p>22.143</text:p>
              </table:table-cell>
              <table:table-cell office:value-type="float" office:value="0.1504675">
                <text:p>0.1504675</text:p>
              </table:table-cell>
              <table:table-cell office:value-type="float" office:value="0.1256677">
                <text:p>0.125667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154">
                <text:p>22.154</text:p>
              </table:table-cell>
              <table:table-cell office:value-type="float" office:value="0.1455737">
                <text:p>0.1455737</text:p>
              </table:table-cell>
              <table:table-cell office:value-type="float" office:value="0.1258608">
                <text:p>0.12586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166">
                <text:p>22.166</text:p>
              </table:table-cell>
              <table:table-cell office:value-type="float" office:value="0.1403489">
                <text:p>0.1403489</text:p>
              </table:table-cell>
              <table:table-cell office:value-type="float" office:value="0.1250312">
                <text:p>0.12503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178">
                <text:p>22.178</text:p>
              </table:table-cell>
              <table:table-cell office:value-type="float" office:value="0.1423446">
                <text:p>0.1423446</text:p>
              </table:table-cell>
              <table:table-cell office:value-type="float" office:value="0.1154442">
                <text:p>0.11544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189">
                <text:p>22.189</text:p>
              </table:table-cell>
              <table:table-cell office:value-type="float" office:value="0.143182">
                <text:p>0.143182</text:p>
              </table:table-cell>
              <table:table-cell office:value-type="float" office:value="0.1132906">
                <text:p>0.11329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205">
                <text:p>22.205</text:p>
              </table:table-cell>
              <table:table-cell office:value-type="float" office:value="0.1413296">
                <text:p>0.1413296</text:p>
              </table:table-cell>
              <table:table-cell office:value-type="float" office:value="0.1072158">
                <text:p>0.10721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217">
                <text:p>22.217</text:p>
              </table:table-cell>
              <table:table-cell office:value-type="float" office:value="0.1388474">
                <text:p>0.1388474</text:p>
              </table:table-cell>
              <table:table-cell office:value-type="float" office:value="0.1067628">
                <text:p>0.106762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228">
                <text:p>22.228</text:p>
              </table:table-cell>
              <table:table-cell office:value-type="float" office:value="0.1248105">
                <text:p>0.1248105</text:p>
              </table:table-cell>
              <table:table-cell office:value-type="float" office:value="0.1091075">
                <text:p>0.109107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239">
                <text:p>22.239</text:p>
              </table:table-cell>
              <table:table-cell office:value-type="float" office:value="0.1147776">
                <text:p>0.1147776</text:p>
              </table:table-cell>
              <table:table-cell office:value-type="float" office:value="0.1099004">
                <text:p>0.109900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251">
                <text:p>22.251</text:p>
              </table:table-cell>
              <table:table-cell office:value-type="float" office:value="0.1098747">
                <text:p>0.1098747</text:p>
              </table:table-cell>
              <table:table-cell office:value-type="float" office:value="0.1071529">
                <text:p>0.1071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263">
                <text:p>22.263</text:p>
              </table:table-cell>
              <table:table-cell office:value-type="float" office:value="0.1052574">
                <text:p>0.1052574</text:p>
              </table:table-cell>
              <table:table-cell office:value-type="float" office:value="0.1068799">
                <text:p>0.106879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276">
                <text:p>22.276</text:p>
              </table:table-cell>
              <table:table-cell office:value-type="float" office:value="0.1044573">
                <text:p>0.1044573</text:p>
              </table:table-cell>
              <table:table-cell office:value-type="float" office:value="0.09674543">
                <text:p>0.0967454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287">
                <text:p>22.287</text:p>
              </table:table-cell>
              <table:table-cell office:value-type="float" office:value="0.1053537">
                <text:p>0.1053537</text:p>
              </table:table-cell>
              <table:table-cell office:value-type="float" office:value="0.09161211">
                <text:p>0.09161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299">
                <text:p>22.299</text:p>
              </table:table-cell>
              <table:table-cell office:value-type="float" office:value="0.1040521">
                <text:p>0.1040521</text:p>
              </table:table-cell>
              <table:table-cell office:value-type="float" office:value="0.09126119">
                <text:p>0.09126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.311">
                <text:p>22.311</text:p>
              </table:table-cell>
              <table:table-cell office:value-type="float" office:value="0.1088645">
                <text:p>0.1088645</text:p>
              </table:table-cell>
              <table:table-cell office:value-type="float" office:value="0.09075577">
                <text:p>0.090755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2.323">
                <text:p>22.323</text:p>
              </table:table-cell>
              <table:table-cell office:value-type="float" office:value="0.1131362">
                <text:p>0.1131362</text:p>
              </table:table-cell>
              <table:table-cell office:value-type="float" office:value="0.09363347">
                <text:p>0.093633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2.338">
                <text:p>22.338</text:p>
              </table:table-cell>
              <table:table-cell office:value-type="float" office:value="0.1068523">
                <text:p>0.1068523</text:p>
              </table:table-cell>
              <table:table-cell office:value-type="float" office:value="0.09544578">
                <text:p>0.095445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2.35">
                <text:p>22.35</text:p>
              </table:table-cell>
              <table:table-cell office:value-type="float" office:value="0.1042346">
                <text:p>0.1042346</text:p>
              </table:table-cell>
              <table:table-cell office:value-type="float" office:value="0.09425014">
                <text:p>0.094250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.361">
                <text:p>22.361</text:p>
              </table:table-cell>
              <table:table-cell office:value-type="float" office:value="0.09684175">
                <text:p>0.09684175</text:p>
              </table:table-cell>
              <table:table-cell office:value-type="float" office:value="0.09265911">
                <text:p>0.0926591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.373">
                <text:p>22.373</text:p>
              </table:table-cell>
              <table:table-cell office:value-type="float" office:value="0.08965177">
                <text:p>0.08965177</text:p>
              </table:table-cell>
              <table:table-cell office:value-type="float" office:value="0.07848671">
                <text:p>0.078486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.384">
                <text:p>22.384</text:p>
              </table:table-cell>
              <table:table-cell office:value-type="float" office:value="0.08516463">
                <text:p>0.08516463</text:p>
              </table:table-cell>
              <table:table-cell office:value-type="float" office:value="0.07714441">
                <text:p>0.0771444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.396">
                <text:p>22.396</text:p>
              </table:table-cell>
              <table:table-cell office:value-type="float" office:value="0.08633015">
                <text:p>0.08633015</text:p>
              </table:table-cell>
              <table:table-cell office:value-type="float" office:value="0.07335142">
                <text:p>0.0733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.408">
                <text:p>22.408</text:p>
              </table:table-cell>
              <table:table-cell office:value-type="float" office:value="0.08782439">
                <text:p>0.08782439</text:p>
              </table:table-cell>
              <table:table-cell office:value-type="float" office:value="0.07178062">
                <text:p>0.071780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2.419">
                <text:p>22.419</text:p>
              </table:table-cell>
              <table:table-cell office:value-type="float" office:value="0.08853542">
                <text:p>0.08853542</text:p>
              </table:table-cell>
              <table:table-cell office:value-type="float" office:value="0.0718828">
                <text:p>0.071882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.431">
                <text:p>22.431</text:p>
              </table:table-cell>
              <table:table-cell office:value-type="float" office:value="0.09140198">
                <text:p>0.09140198</text:p>
              </table:table-cell>
              <table:table-cell office:value-type="float" office:value="0.07280005">
                <text:p>0.072800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2.443">
                <text:p>22.443</text:p>
              </table:table-cell>
              <table:table-cell office:value-type="float" office:value="0.09823969">
                <text:p>0.09823969</text:p>
              </table:table-cell>
              <table:table-cell office:value-type="float" office:value="0.07334947">
                <text:p>0.073349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2.455">
                <text:p>22.455</text:p>
              </table:table-cell>
              <table:table-cell office:value-type="float" office:value="0.09939072">
                <text:p>0.09939072</text:p>
              </table:table-cell>
              <table:table-cell office:value-type="float" office:value="0.07329187">
                <text:p>0.073291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2.47">
                <text:p>22.47</text:p>
              </table:table-cell>
              <table:table-cell office:value-type="float" office:value="0.09551979">
                <text:p>0.09551979</text:p>
              </table:table-cell>
              <table:table-cell office:value-type="float" office:value="0.0673289">
                <text:p>0.067328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.483">
                <text:p>22.483</text:p>
              </table:table-cell>
              <table:table-cell office:value-type="float" office:value="0.09675991">
                <text:p>0.09675991</text:p>
              </table:table-cell>
              <table:table-cell office:value-type="float" office:value="0.06718223">
                <text:p>0.067182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2.494">
                <text:p>22.494</text:p>
              </table:table-cell>
              <table:table-cell office:value-type="float" office:value="0.09029798">
                <text:p>0.09029798</text:p>
              </table:table-cell>
              <table:table-cell office:value-type="float" office:value="0.06581383">
                <text:p>0.065813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.506">
                <text:p>22.506</text:p>
              </table:table-cell>
              <table:table-cell office:value-type="float" office:value="0.08500487">
                <text:p>0.08500487</text:p>
              </table:table-cell>
              <table:table-cell office:value-type="float" office:value="0.06624073">
                <text:p>0.066240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.518">
                <text:p>22.518</text:p>
              </table:table-cell>
              <table:table-cell office:value-type="float" office:value="0.08400578">
                <text:p>0.08400578</text:p>
              </table:table-cell>
              <table:table-cell office:value-type="float" office:value="0.06461292">
                <text:p>0.0646129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2.53">
                <text:p>22.53</text:p>
              </table:table-cell>
              <table:table-cell office:value-type="float" office:value="0.07622129">
                <text:p>0.07622129</text:p>
              </table:table-cell>
              <table:table-cell office:value-type="float" office:value="0.06336694">
                <text:p>0.063366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2.542">
                <text:p>22.542</text:p>
              </table:table-cell>
              <table:table-cell office:value-type="float" office:value="0.07795705">
                <text:p>0.07795705</text:p>
              </table:table-cell>
              <table:table-cell office:value-type="float" office:value="0.06361187">
                <text:p>0.063611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.553">
                <text:p>22.553</text:p>
              </table:table-cell>
              <table:table-cell office:value-type="float" office:value="0.07705006">
                <text:p>0.07705006</text:p>
              </table:table-cell>
              <table:table-cell office:value-type="float" office:value="0.06574314">
                <text:p>0.065743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.565">
                <text:p>22.565</text:p>
              </table:table-cell>
              <table:table-cell office:value-type="float" office:value="0.07148728">
                <text:p>0.07148728</text:p>
              </table:table-cell>
              <table:table-cell office:value-type="float" office:value="0.0705851">
                <text:p>0.07058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2.577">
                <text:p>22.577</text:p>
              </table:table-cell>
              <table:table-cell office:value-type="float" office:value="0.07256382">
                <text:p>0.07256382</text:p>
              </table:table-cell>
              <table:table-cell office:value-type="float" office:value="0.07282039">
                <text:p>0.072820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2.588">
                <text:p>22.588</text:p>
              </table:table-cell>
              <table:table-cell office:value-type="float" office:value="0.07336784">
                <text:p>0.07336784</text:p>
              </table:table-cell>
              <table:table-cell office:value-type="float" office:value="0.07720533">
                <text:p>0.0772053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.6">
                <text:p>22.6</text:p>
              </table:table-cell>
              <table:table-cell office:value-type="float" office:value="0.07745613">
                <text:p>0.07745613</text:p>
              </table:table-cell>
              <table:table-cell office:value-type="float" office:value="0.07429429">
                <text:p>0.074294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2.613">
                <text:p>22.613</text:p>
              </table:table-cell>
              <table:table-cell office:value-type="float" office:value="0.07948718">
                <text:p>0.07948718</text:p>
              </table:table-cell>
              <table:table-cell office:value-type="float" office:value="0.074439">
                <text:p>0.0744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.624">
                <text:p>22.624</text:p>
              </table:table-cell>
              <table:table-cell office:value-type="float" office:value="0.07839373">
                <text:p>0.07839373</text:p>
              </table:table-cell>
              <table:table-cell office:value-type="float" office:value="0.0751782">
                <text:p>0.07517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2.635">
                <text:p>22.635</text:p>
              </table:table-cell>
              <table:table-cell office:value-type="float" office:value="0.07313602">
                <text:p>0.07313602</text:p>
              </table:table-cell>
              <table:table-cell office:value-type="float" office:value="0.07470672">
                <text:p>0.0747067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2.647">
                <text:p>22.647</text:p>
              </table:table-cell>
              <table:table-cell office:value-type="float" office:value="0.06852453">
                <text:p>0.06852453</text:p>
              </table:table-cell>
              <table:table-cell office:value-type="float" office:value="0.0740566">
                <text:p>0.07405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2.658">
                <text:p>22.658</text:p>
              </table:table-cell>
              <table:table-cell office:value-type="float" office:value="0.06745131">
                <text:p>0.06745131</text:p>
              </table:table-cell>
              <table:table-cell office:value-type="float" office:value="0.07647923">
                <text:p>0.076479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.671">
                <text:p>22.671</text:p>
              </table:table-cell>
              <table:table-cell office:value-type="float" office:value="0.0690143">
                <text:p>0.0690143</text:p>
              </table:table-cell>
              <table:table-cell office:value-type="float" office:value="0.07157108">
                <text:p>0.0715710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2.683">
                <text:p>22.683</text:p>
              </table:table-cell>
              <table:table-cell office:value-type="float" office:value="0.06849109">
                <text:p>0.06849109</text:p>
              </table:table-cell>
              <table:table-cell office:value-type="float" office:value="0.06623545">
                <text:p>0.06623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.694">
                <text:p>22.694</text:p>
              </table:table-cell>
              <table:table-cell office:value-type="float" office:value="0.06884006">
                <text:p>0.06884006</text:p>
              </table:table-cell>
              <table:table-cell office:value-type="float" office:value="0.06624992">
                <text:p>0.066249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2.705">
                <text:p>22.705</text:p>
              </table:table-cell>
              <table:table-cell office:value-type="float" office:value="0.07128694">
                <text:p>0.07128694</text:p>
              </table:table-cell>
              <table:table-cell office:value-type="float" office:value="0.06389601">
                <text:p>0.063896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.716">
                <text:p>22.716</text:p>
              </table:table-cell>
              <table:table-cell office:value-type="float" office:value="0.06773018">
                <text:p>0.06773018</text:p>
              </table:table-cell>
              <table:table-cell office:value-type="float" office:value="0.06281753">
                <text:p>0.0628175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2.728">
                <text:p>22.728</text:p>
              </table:table-cell>
              <table:table-cell office:value-type="float" office:value="0.06375463">
                <text:p>0.06375463</text:p>
              </table:table-cell>
              <table:table-cell office:value-type="float" office:value="0.06742716">
                <text:p>0.067427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2.741">
                <text:p>22.741</text:p>
              </table:table-cell>
              <table:table-cell office:value-type="float" office:value="0.06746188">
                <text:p>0.06746188</text:p>
              </table:table-cell>
              <table:table-cell office:value-type="float" office:value="0.06700016">
                <text:p>0.067000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2.752">
                <text:p>22.752</text:p>
              </table:table-cell>
              <table:table-cell office:value-type="float" office:value="0.07154879">
                <text:p>0.07154879</text:p>
              </table:table-cell>
              <table:table-cell office:value-type="float" office:value="0.06427119">
                <text:p>0.064271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2.764">
                <text:p>22.764</text:p>
              </table:table-cell>
              <table:table-cell office:value-type="float" office:value="0.07191614">
                <text:p>0.07191614</text:p>
              </table:table-cell>
              <table:table-cell office:value-type="float" office:value="0.06376626">
                <text:p>0.063766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2.776">
                <text:p>22.776</text:p>
              </table:table-cell>
              <table:table-cell office:value-type="float" office:value="0.07890187">
                <text:p>0.07890187</text:p>
              </table:table-cell>
              <table:table-cell office:value-type="float" office:value="0.06349523">
                <text:p>0.063495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2.788">
                <text:p>22.788</text:p>
              </table:table-cell>
              <table:table-cell office:value-type="float" office:value="0.08010923">
                <text:p>0.08010923</text:p>
              </table:table-cell>
              <table:table-cell office:value-type="float" office:value="0.06400924">
                <text:p>0.064009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803">
                <text:p>22.803</text:p>
              </table:table-cell>
              <table:table-cell office:value-type="float" office:value="0.07459682">
                <text:p>0.07459682</text:p>
              </table:table-cell>
              <table:table-cell office:value-type="float" office:value="0.06789131">
                <text:p>0.067891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816">
                <text:p>22.816</text:p>
              </table:table-cell>
              <table:table-cell office:value-type="float" office:value="0.08456233">
                <text:p>0.08456233</text:p>
              </table:table-cell>
              <table:table-cell office:value-type="float" office:value="0.06687579">
                <text:p>0.066875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828">
                <text:p>22.828</text:p>
              </table:table-cell>
              <table:table-cell office:value-type="float" office:value="0.08236292">
                <text:p>0.08236292</text:p>
              </table:table-cell>
              <table:table-cell office:value-type="float" office:value="0.07181015">
                <text:p>0.07181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84">
                <text:p>22.84</text:p>
              </table:table-cell>
              <table:table-cell office:value-type="float" office:value="0.07482728">
                <text:p>0.07482728</text:p>
              </table:table-cell>
              <table:table-cell office:value-type="float" office:value="0.07115142">
                <text:p>0.0711514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852">
                <text:p>22.852</text:p>
              </table:table-cell>
              <table:table-cell office:value-type="float" office:value="0.07960382">
                <text:p>0.07960382</text:p>
              </table:table-cell>
              <table:table-cell office:value-type="float" office:value="0.07019545">
                <text:p>0.070195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863">
                <text:p>22.863</text:p>
              </table:table-cell>
              <table:table-cell office:value-type="float" office:value="0.08213442">
                <text:p>0.08213442</text:p>
              </table:table-cell>
              <table:table-cell office:value-type="float" office:value="0.06577706">
                <text:p>0.065777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876">
                <text:p>22.876</text:p>
              </table:table-cell>
              <table:table-cell office:value-type="float" office:value="0.07384902">
                <text:p>0.07384902</text:p>
              </table:table-cell>
              <table:table-cell office:value-type="float" office:value="0.0618243">
                <text:p>0.06182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887">
                <text:p>22.887</text:p>
              </table:table-cell>
              <table:table-cell office:value-type="float" office:value="0.08131347">
                <text:p>0.08131347</text:p>
              </table:table-cell>
              <table:table-cell office:value-type="float" office:value="0.05992487">
                <text:p>0.0599248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899">
                <text:p>22.899</text:p>
              </table:table-cell>
              <table:table-cell office:value-type="float" office:value="0.08745704">
                <text:p>0.08745704</text:p>
              </table:table-cell>
              <table:table-cell office:value-type="float" office:value="0.0633558">
                <text:p>0.06335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911">
                <text:p>22.911</text:p>
              </table:table-cell>
              <table:table-cell office:value-type="float" office:value="0.08615591">
                <text:p>0.08615591</text:p>
              </table:table-cell>
              <table:table-cell office:value-type="float" office:value="0.06581578">
                <text:p>0.065815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922">
                <text:p>22.922</text:p>
              </table:table-cell>
              <table:table-cell office:value-type="float" office:value="0.08565832">
                <text:p>0.08565832</text:p>
              </table:table-cell>
              <table:table-cell office:value-type="float" office:value="0.06896061">
                <text:p>0.068960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938">
                <text:p>22.938</text:p>
              </table:table-cell>
              <table:table-cell office:value-type="float" office:value="0.08224577">
                <text:p>0.08224577</text:p>
              </table:table-cell>
              <table:table-cell office:value-type="float" office:value="0.06492465">
                <text:p>0.064924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95">
                <text:p>22.95</text:p>
              </table:table-cell>
              <table:table-cell office:value-type="float" office:value="0.07861245">
                <text:p>0.07861245</text:p>
              </table:table-cell>
              <table:table-cell office:value-type="float" office:value="0.06433797">
                <text:p>0.064337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961">
                <text:p>22.961</text:p>
              </table:table-cell>
              <table:table-cell office:value-type="float" office:value="0.07556257">
                <text:p>0.07556257</text:p>
              </table:table-cell>
              <table:table-cell office:value-type="float" office:value="0.06390189">
                <text:p>0.063901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972">
                <text:p>22.972</text:p>
              </table:table-cell>
              <table:table-cell office:value-type="float" office:value="0.07399959">
                <text:p>0.07399959</text:p>
              </table:table-cell>
              <table:table-cell office:value-type="float" office:value="0.06178362">
                <text:p>0.0617836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984">
                <text:p>22.984</text:p>
              </table:table-cell>
              <table:table-cell office:value-type="float" office:value="0.07320808">
                <text:p>0.07320808</text:p>
              </table:table-cell>
              <table:table-cell office:value-type="float" office:value="0.06037406">
                <text:p>0.060374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995">
                <text:p>22.995</text:p>
              </table:table-cell>
              <table:table-cell office:value-type="float" office:value="0.07488819">
                <text:p>0.07488819</text:p>
              </table:table-cell>
              <table:table-cell office:value-type="float" office:value="0.06143798">
                <text:p>0.061437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3.008">
                <text:p>23.008</text:p>
              </table:table-cell>
              <table:table-cell office:value-type="float" office:value="0.07265143">
                <text:p>0.07265143</text:p>
              </table:table-cell>
              <table:table-cell office:value-type="float" office:value="0.061622">
                <text:p>0.06162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19">
                <text:p>23.019</text:p>
              </table:table-cell>
              <table:table-cell office:value-type="float" office:value="0.07396948">
                <text:p>0.07396948</text:p>
              </table:table-cell>
              <table:table-cell office:value-type="float" office:value="0.06183545">
                <text:p>0.061835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32">
                <text:p>23.032</text:p>
              </table:table-cell>
              <table:table-cell office:value-type="float" office:value="0.07874416">
                <text:p>0.07874416</text:p>
              </table:table-cell>
              <table:table-cell office:value-type="float" office:value="0.06624796">
                <text:p>0.0662479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044">
                <text:p>23.044</text:p>
              </table:table-cell>
              <table:table-cell office:value-type="float" office:value="0.07928819">
                <text:p>0.07928819</text:p>
              </table:table-cell>
              <table:table-cell office:value-type="float" office:value="0.06808981">
                <text:p>0.068089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056">
                <text:p>23.056</text:p>
              </table:table-cell>
              <table:table-cell office:value-type="float" office:value="0.07898958">
                <text:p>0.07898958</text:p>
              </table:table-cell>
              <table:table-cell office:value-type="float" office:value="0.06624855">
                <text:p>0.0662485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072">
                <text:p>23.072</text:p>
              </table:table-cell>
              <table:table-cell office:value-type="float" office:value="0.08403913">
                <text:p>0.08403913</text:p>
              </table:table-cell>
              <table:table-cell office:value-type="float" office:value="0.06661591">
                <text:p>0.066615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083">
                <text:p>23.083</text:p>
              </table:table-cell>
              <table:table-cell office:value-type="float" office:value="0.08212131">
                <text:p>0.08212131</text:p>
              </table:table-cell>
              <table:table-cell office:value-type="float" office:value="0.06395166">
                <text:p>0.063951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095">
                <text:p>23.095</text:p>
              </table:table-cell>
              <table:table-cell office:value-type="float" office:value="0.07942958">
                <text:p>0.07942958</text:p>
              </table:table-cell>
              <table:table-cell office:value-type="float" office:value="0.06249809">
                <text:p>0.062498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107">
                <text:p>23.107</text:p>
              </table:table-cell>
              <table:table-cell office:value-type="float" office:value="0.07452672">
                <text:p>0.07452672</text:p>
              </table:table-cell>
              <table:table-cell office:value-type="float" office:value="0.05990844">
                <text:p>0.0599084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118">
                <text:p>23.118</text:p>
              </table:table-cell>
              <table:table-cell office:value-type="float" office:value="0.07328659">
                <text:p>0.07328659</text:p>
              </table:table-cell>
              <table:table-cell office:value-type="float" office:value="0.05982661">
                <text:p>0.0598266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13">
                <text:p>23.13</text:p>
              </table:table-cell>
              <table:table-cell office:value-type="float" office:value="0.06910533">
                <text:p>0.06910533</text:p>
              </table:table-cell>
              <table:table-cell office:value-type="float" office:value="0.0600996">
                <text:p>0.060099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142">
                <text:p>23.142</text:p>
              </table:table-cell>
              <table:table-cell office:value-type="float" office:value="0.06982028">
                <text:p>0.06982028</text:p>
              </table:table-cell>
              <table:table-cell office:value-type="float" office:value="0.05387477">
                <text:p>0.053874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153">
                <text:p>23.153</text:p>
              </table:table-cell>
              <table:table-cell office:value-type="float" office:value="0.07071338">
                <text:p>0.07071338</text:p>
              </table:table-cell>
              <table:table-cell office:value-type="float" office:value="0.05409741">
                <text:p>0.054097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165">
                <text:p>23.165</text:p>
              </table:table-cell>
              <table:table-cell office:value-type="float" office:value="0.07148924">
                <text:p>0.07148924</text:p>
              </table:table-cell>
              <table:table-cell office:value-type="float" office:value="0.05459891">
                <text:p>0.054598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177">
                <text:p>23.177</text:p>
              </table:table-cell>
              <table:table-cell office:value-type="float" office:value="0.07416073">
                <text:p>0.07416073</text:p>
              </table:table-cell>
              <table:table-cell office:value-type="float" office:value="0.05141293">
                <text:p>0.051412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189">
                <text:p>23.189</text:p>
              </table:table-cell>
              <table:table-cell office:value-type="float" office:value="0.07313406">
                <text:p>0.07313406</text:p>
              </table:table-cell>
              <table:table-cell office:value-type="float" office:value="0.051955">
                <text:p>0.051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205">
                <text:p>23.205</text:p>
              </table:table-cell>
              <table:table-cell office:value-type="float" office:value="0.07573289">
                <text:p>0.07573289</text:p>
              </table:table-cell>
              <table:table-cell office:value-type="float" office:value="0.05079282">
                <text:p>0.050792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216">
                <text:p>23.216</text:p>
              </table:table-cell>
              <table:table-cell office:value-type="float" office:value="0.07934383">
                <text:p>0.07934383</text:p>
              </table:table-cell>
              <table:table-cell office:value-type="float" office:value="0.0512996">
                <text:p>0.051299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228">
                <text:p>23.228</text:p>
              </table:table-cell>
              <table:table-cell office:value-type="float" office:value="0.07921222">
                <text:p>0.07921222</text:p>
              </table:table-cell>
              <table:table-cell office:value-type="float" office:value="0.04940271">
                <text:p>0.049402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239">
                <text:p>23.239</text:p>
              </table:table-cell>
              <table:table-cell office:value-type="float" office:value="0.07894118">
                <text:p>0.07894118</text:p>
              </table:table-cell>
              <table:table-cell office:value-type="float" office:value="0.04688708">
                <text:p>0.046887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25">
                <text:p>23.25</text:p>
              </table:table-cell>
              <table:table-cell office:value-type="float" office:value="0.07794981">
                <text:p>0.07794981</text:p>
              </table:table-cell>
              <table:table-cell office:value-type="float" office:value="0.05029131">
                <text:p>0.0502913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3.261">
                <text:p>23.261</text:p>
              </table:table-cell>
              <table:table-cell office:value-type="float" office:value="0.07820589">
                <text:p>0.07820589</text:p>
              </table:table-cell>
              <table:table-cell office:value-type="float" office:value="0.05088913">
                <text:p>0.050889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3.272">
                <text:p>23.272</text:p>
              </table:table-cell>
              <table:table-cell office:value-type="float" office:value="0.07423338">
                <text:p>0.07423338</text:p>
              </table:table-cell>
              <table:table-cell office:value-type="float" office:value="0.05334716">
                <text:p>0.053347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.283">
                <text:p>23.283</text:p>
              </table:table-cell>
              <table:table-cell office:value-type="float" office:value="0.07159338">
                <text:p>0.07159338</text:p>
              </table:table-cell>
              <table:table-cell office:value-type="float" office:value="0.05972061">
                <text:p>0.0597206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.294">
                <text:p>23.294</text:p>
              </table:table-cell>
              <table:table-cell office:value-type="float" office:value="0.07066684">
                <text:p>0.07066684</text:p>
              </table:table-cell>
              <table:table-cell office:value-type="float" office:value="0.06620924">
                <text:p>0.06620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3.305">
                <text:p>23.305</text:p>
              </table:table-cell>
              <table:table-cell office:value-type="float" office:value="0.06292362">
                <text:p>0.06292362</text:p>
              </table:table-cell>
              <table:table-cell office:value-type="float" office:value="0.06506016">
                <text:p>0.0650601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3.316">
                <text:p>23.316</text:p>
              </table:table-cell>
              <table:table-cell office:value-type="float" office:value="0.05816154">
                <text:p>0.05816154</text:p>
              </table:table-cell>
              <table:table-cell office:value-type="float" office:value="0.06568936">
                <text:p>0.065689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3.327">
                <text:p>23.327</text:p>
              </table:table-cell>
              <table:table-cell office:value-type="float" office:value="0.05818912">
                <text:p>0.05818912</text:p>
              </table:table-cell>
              <table:table-cell office:value-type="float" office:value="0.0640819">
                <text:p>0.06408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3.338">
                <text:p>23.338</text:p>
              </table:table-cell>
              <table:table-cell office:value-type="float" office:value="0.06035567">
                <text:p>0.06035567</text:p>
              </table:table-cell>
              <table:table-cell office:value-type="float" office:value="0.06175752">
                <text:p>0.0617575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3.349">
                <text:p>23.349</text:p>
              </table:table-cell>
              <table:table-cell office:value-type="float" office:value="0.05842867">
                <text:p>0.05842867</text:p>
              </table:table-cell>
              <table:table-cell office:value-type="float" office:value="0.06081993">
                <text:p>0.0608199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.361">
                <text:p>23.361</text:p>
              </table:table-cell>
              <table:table-cell office:value-type="float" office:value="0.06178314">
                <text:p>0.06178314</text:p>
              </table:table-cell>
              <table:table-cell office:value-type="float" office:value="0.0617981">
                <text:p>0.061798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3.372">
                <text:p>23.372</text:p>
              </table:table-cell>
              <table:table-cell office:value-type="float" office:value="0.07003706">
                <text:p>0.07003706</text:p>
              </table:table-cell>
              <table:table-cell office:value-type="float" office:value="0.0648036">
                <text:p>0.06480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3.384">
                <text:p>23.384</text:p>
              </table:table-cell>
              <table:table-cell office:value-type="float" office:value="0.0763752">
                <text:p>0.0763752</text:p>
              </table:table-cell>
              <table:table-cell office:value-type="float" office:value="0.06713383">
                <text:p>0.0671338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3.396">
                <text:p>23.396</text:p>
              </table:table-cell>
              <table:table-cell office:value-type="float" office:value="0.07965418">
                <text:p>0.07965418</text:p>
              </table:table-cell>
              <table:table-cell office:value-type="float" office:value="0.06832212">
                <text:p>0.068322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3.408">
                <text:p>23.408</text:p>
              </table:table-cell>
              <table:table-cell office:value-type="float" office:value="0.08239635">
                <text:p>0.08239635</text:p>
              </table:table-cell>
              <table:table-cell office:value-type="float" office:value="0.06984061">
                <text:p>0.069840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3.421">
                <text:p>23.421</text:p>
              </table:table-cell>
              <table:table-cell office:value-type="float" office:value="0.07873497">
                <text:p>0.07873497</text:p>
              </table:table-cell>
              <table:table-cell office:value-type="float" office:value="0.06706167">
                <text:p>0.0670616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3.432">
                <text:p>23.432</text:p>
              </table:table-cell>
              <table:table-cell office:value-type="float" office:value="0.07862164">
                <text:p>0.07862164</text:p>
              </table:table-cell>
              <table:table-cell office:value-type="float" office:value="0.06462798">
                <text:p>0.064627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.443">
                <text:p>23.443</text:p>
              </table:table-cell>
              <table:table-cell office:value-type="float" office:value="0.07793671">
                <text:p>0.07793671</text:p>
              </table:table-cell>
              <table:table-cell office:value-type="float" office:value="0.0644289">
                <text:p>0.064428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455">
                <text:p>23.455</text:p>
              </table:table-cell>
              <table:table-cell office:value-type="float" office:value="0.08075486">
                <text:p>0.08075486</text:p>
              </table:table-cell>
              <table:table-cell office:value-type="float" office:value="0.06659693">
                <text:p>0.066596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47">
                <text:p>23.47</text:p>
              </table:table-cell>
              <table:table-cell office:value-type="float" office:value="0.08481899">
                <text:p>0.08481899</text:p>
              </table:table-cell>
              <table:table-cell office:value-type="float" office:value="0.07070027">
                <text:p>0.07070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3.483">
                <text:p>23.483</text:p>
              </table:table-cell>
              <table:table-cell office:value-type="float" office:value="0.08023361">
                <text:p>0.08023361</text:p>
              </table:table-cell>
              <table:table-cell office:value-type="float" office:value="0.06993213">
                <text:p>0.069932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3.495">
                <text:p>23.495</text:p>
              </table:table-cell>
              <table:table-cell office:value-type="float" office:value="0.07610465">
                <text:p>0.07610465</text:p>
              </table:table-cell>
              <table:table-cell office:value-type="float" office:value="0.06924867">
                <text:p>0.069248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3.507">
                <text:p>23.507</text:p>
              </table:table-cell>
              <table:table-cell office:value-type="float" office:value="0.0701843">
                <text:p>0.0701843</text:p>
              </table:table-cell>
              <table:table-cell office:value-type="float" office:value="0.06473143">
                <text:p>0.0647314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3.519">
                <text:p>23.519</text:p>
              </table:table-cell>
              <table:table-cell office:value-type="float" office:value="0.06611636">
                <text:p>0.06611636</text:p>
              </table:table-cell>
              <table:table-cell office:value-type="float" office:value="0.06139154">
                <text:p>0.061391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3.53">
                <text:p>23.53</text:p>
              </table:table-cell>
              <table:table-cell office:value-type="float" office:value="0.06707233">
                <text:p>0.06707233</text:p>
              </table:table-cell>
              <table:table-cell office:value-type="float" office:value="0.05916201">
                <text:p>0.059162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3.543">
                <text:p>23.543</text:p>
              </table:table-cell>
              <table:table-cell office:value-type="float" office:value="0.0710473">
                <text:p>0.0710473</text:p>
              </table:table-cell>
              <table:table-cell office:value-type="float" office:value="0.06351752">
                <text:p>0.0635175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.554">
                <text:p>23.554</text:p>
              </table:table-cell>
              <table:table-cell office:value-type="float" office:value="0.07521497">
                <text:p>0.07521497</text:p>
              </table:table-cell>
              <table:table-cell office:value-type="float" office:value="0.06538302">
                <text:p>0.0653830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3.567">
                <text:p>23.567</text:p>
              </table:table-cell>
              <table:table-cell office:value-type="float" office:value="0.08305704">
                <text:p>0.08305704</text:p>
              </table:table-cell>
              <table:table-cell office:value-type="float" office:value="0.06890302">
                <text:p>0.0689030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.578">
                <text:p>23.578</text:p>
              </table:table-cell>
              <table:table-cell office:value-type="float" office:value="0.08303865">
                <text:p>0.08303865</text:p>
              </table:table-cell>
              <table:table-cell office:value-type="float" office:value="0.06871763">
                <text:p>0.068717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59">
                <text:p>23.59</text:p>
              </table:table-cell>
              <table:table-cell office:value-type="float" office:value="0.08100566">
                <text:p>0.08100566</text:p>
              </table:table-cell>
              <table:table-cell office:value-type="float" office:value="0.06902016">
                <text:p>0.069020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.605">
                <text:p>23.605</text:p>
              </table:table-cell>
              <table:table-cell office:value-type="float" office:value="0.08169049">
                <text:p>0.08169049</text:p>
              </table:table-cell>
              <table:table-cell office:value-type="float" office:value="0.06898281">
                <text:p>0.06898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.617">
                <text:p>23.617</text:p>
              </table:table-cell>
              <table:table-cell office:value-type="float" office:value="0.08105934">
                <text:p>0.08105934</text:p>
              </table:table-cell>
              <table:table-cell office:value-type="float" office:value="0.06971956">
                <text:p>0.0697195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629">
                <text:p>23.629</text:p>
              </table:table-cell>
              <table:table-cell office:value-type="float" office:value="0.07699247">
                <text:p>0.07699247</text:p>
              </table:table-cell>
              <table:table-cell office:value-type="float" office:value="0.07039384">
                <text:p>0.0703938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3.641">
                <text:p>23.641</text:p>
              </table:table-cell>
              <table:table-cell office:value-type="float" office:value="0.06639326">
                <text:p>0.06639326</text:p>
              </table:table-cell>
              <table:table-cell office:value-type="float" office:value="0.06986868">
                <text:p>0.0698686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3.653">
                <text:p>23.653</text:p>
              </table:table-cell>
              <table:table-cell office:value-type="float" office:value="0.06409832">
                <text:p>0.06409832</text:p>
              </table:table-cell>
              <table:table-cell office:value-type="float" office:value="0.06956419">
                <text:p>0.0695641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3.665">
                <text:p>23.665</text:p>
              </table:table-cell>
              <table:table-cell office:value-type="float" office:value="0.06267233">
                <text:p>0.06267233</text:p>
              </table:table-cell>
              <table:table-cell office:value-type="float" office:value="0.06321695">
                <text:p>0.06321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3.68">
                <text:p>23.68</text:p>
              </table:table-cell>
              <table:table-cell office:value-type="float" office:value="0.06132867">
                <text:p>0.06132867</text:p>
              </table:table-cell>
              <table:table-cell office:value-type="float" office:value="0.05353695">
                <text:p>0.053536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.691">
                <text:p>23.691</text:p>
              </table:table-cell>
              <table:table-cell office:value-type="float" office:value="0.06464245">
                <text:p>0.06464245</text:p>
              </table:table-cell>
              <table:table-cell office:value-type="float" office:value="0.05274212">
                <text:p>0.052742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3.703">
                <text:p>23.703</text:p>
              </table:table-cell>
              <table:table-cell office:value-type="float" office:value="0.06586946">
                <text:p>0.06586946</text:p>
              </table:table-cell>
              <table:table-cell office:value-type="float" office:value="0.05140178">
                <text:p>0.0514017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.715">
                <text:p>23.715</text:p>
              </table:table-cell>
              <table:table-cell office:value-type="float" office:value="0.06649867">
                <text:p>0.06649867</text:p>
              </table:table-cell>
              <table:table-cell office:value-type="float" office:value="0.05233018">
                <text:p>0.052330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.727">
                <text:p>23.727</text:p>
              </table:table-cell>
              <table:table-cell office:value-type="float" office:value="0.06550016">
                <text:p>0.06550016</text:p>
              </table:table-cell>
              <table:table-cell office:value-type="float" office:value="0.05495327">
                <text:p>0.0549532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.74">
                <text:p>23.74</text:p>
              </table:table-cell>
              <table:table-cell office:value-type="float" office:value="0.07120901">
                <text:p>0.07120901</text:p>
              </table:table-cell>
              <table:table-cell office:value-type="float" office:value="0.0580535">
                <text:p>0.058053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.752">
                <text:p>23.752</text:p>
              </table:table-cell>
              <table:table-cell office:value-type="float" office:value="0.06973315">
                <text:p>0.06973315</text:p>
              </table:table-cell>
              <table:table-cell office:value-type="float" office:value="0.0602405">
                <text:p>0.060240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.763">
                <text:p>23.763</text:p>
              </table:table-cell>
              <table:table-cell office:value-type="float" office:value="0.0713459">
                <text:p>0.0713459</text:p>
              </table:table-cell>
              <table:table-cell office:value-type="float" office:value="0.06213602">
                <text:p>0.0621360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.776">
                <text:p>23.776</text:p>
              </table:table-cell>
              <table:table-cell office:value-type="float" office:value="0.06933236">
                <text:p>0.06933236</text:p>
              </table:table-cell>
              <table:table-cell office:value-type="float" office:value="0.06839809">
                <text:p>0.0683980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.793">
                <text:p>23.793</text:p>
              </table:table-cell>
              <table:table-cell office:value-type="float" office:value="0.06447877">
                <text:p>0.06447877</text:p>
              </table:table-cell>
              <table:table-cell office:value-type="float" office:value="0.06912224">
                <text:p>0.0691222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.805">
                <text:p>23.805</text:p>
              </table:table-cell>
              <table:table-cell office:value-type="float" office:value="0.06660808">
                <text:p>0.06660808</text:p>
              </table:table-cell>
              <table:table-cell office:value-type="float" office:value="0.0672713">
                <text:p>0.06727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.818">
                <text:p>23.818</text:p>
              </table:table-cell>
              <table:table-cell office:value-type="float" office:value="0.0585904">
                <text:p>0.0585904</text:p>
              </table:table-cell>
              <table:table-cell office:value-type="float" office:value="0.06212154">
                <text:p>0.0621215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.829">
                <text:p>23.829</text:p>
              </table:table-cell>
              <table:table-cell office:value-type="float" office:value="0.0578774">
                <text:p>0.0578774</text:p>
              </table:table-cell>
              <table:table-cell office:value-type="float" office:value="0.06009236">
                <text:p>0.060092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.84">
                <text:p>23.84</text:p>
              </table:table-cell>
              <table:table-cell office:value-type="float" office:value="0.06090314">
                <text:p>0.06090314</text:p>
              </table:table-cell>
              <table:table-cell office:value-type="float" office:value="0.05554912">
                <text:p>0.055549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.852">
                <text:p>23.852</text:p>
              </table:table-cell>
              <table:table-cell office:value-type="float" office:value="0.06565406">
                <text:p>0.06565406</text:p>
              </table:table-cell>
              <table:table-cell office:value-type="float" office:value="0.05582016">
                <text:p>0.05582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.863">
                <text:p>23.863</text:p>
              </table:table-cell>
              <table:table-cell office:value-type="float" office:value="0.06073476">
                <text:p>0.06073476</text:p>
              </table:table-cell>
              <table:table-cell office:value-type="float" office:value="0.05665948">
                <text:p>0.056659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.875">
                <text:p>23.875</text:p>
              </table:table-cell>
              <table:table-cell office:value-type="float" office:value="0.06094625">
                <text:p>0.06094625</text:p>
              </table:table-cell>
              <table:table-cell office:value-type="float" office:value="0.057222">
                <text:p>0.0572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.886">
                <text:p>23.886</text:p>
              </table:table-cell>
              <table:table-cell office:value-type="float" office:value="0.06338337">
                <text:p>0.06338337</text:p>
              </table:table-cell>
              <table:table-cell office:value-type="float" office:value="0.05945534">
                <text:p>0.059455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.897">
                <text:p>23.897</text:p>
              </table:table-cell>
              <table:table-cell office:value-type="float" office:value="0.06251647">
                <text:p>0.06251647</text:p>
              </table:table-cell>
              <table:table-cell office:value-type="float" office:value="0.06033143">
                <text:p>0.060331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.908">
                <text:p>23.908</text:p>
              </table:table-cell>
              <table:table-cell office:value-type="float" office:value="0.06425809">
                <text:p>0.06425809</text:p>
              </table:table-cell>
              <table:table-cell office:value-type="float" office:value="0.06063787">
                <text:p>0.06063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.919">
                <text:p>23.919</text:p>
              </table:table-cell>
              <table:table-cell office:value-type="float" office:value="0.06708396">
                <text:p>0.06708396</text:p>
              </table:table-cell>
              <table:table-cell office:value-type="float" office:value="0.06005316">
                <text:p>0.0600531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.93">
                <text:p>23.93</text:p>
              </table:table-cell>
              <table:table-cell office:value-type="float" office:value="0.06779891">
                <text:p>0.06779891</text:p>
              </table:table-cell>
              <table:table-cell office:value-type="float" office:value="0.06026465">
                <text:p>0.060264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.941">
                <text:p>23.941</text:p>
              </table:table-cell>
              <table:table-cell office:value-type="float" office:value="0.06210121">
                <text:p>0.06210121</text:p>
              </table:table-cell>
              <table:table-cell office:value-type="float" office:value="0.06197821">
                <text:p>0.061978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.952">
                <text:p>23.952</text:p>
              </table:table-cell>
              <table:table-cell office:value-type="float" office:value="0.06348164">
                <text:p>0.06348164</text:p>
              </table:table-cell>
              <table:table-cell office:value-type="float" office:value="0.05843063">
                <text:p>0.0584306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3.963">
                <text:p>23.963</text:p>
              </table:table-cell>
              <table:table-cell office:value-type="float" office:value="0.06817302">
                <text:p>0.06817302</text:p>
              </table:table-cell>
              <table:table-cell office:value-type="float" office:value="0.05702547">
                <text:p>0.0570254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.974">
                <text:p>23.974</text:p>
              </table:table-cell>
              <table:table-cell office:value-type="float" office:value="0.07062626">
                <text:p>0.07062626</text:p>
              </table:table-cell>
              <table:table-cell office:value-type="float" office:value="0.05788269">
                <text:p>0.057882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3.985">
                <text:p>23.985</text:p>
              </table:table-cell>
              <table:table-cell office:value-type="float" office:value="0.07073753">
                <text:p>0.07073753</text:p>
              </table:table-cell>
              <table:table-cell office:value-type="float" office:value="0.05793832">
                <text:p>0.057938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3.996">
                <text:p>23.996</text:p>
              </table:table-cell>
              <table:table-cell office:value-type="float" office:value="0.0742851">
                <text:p>0.0742851</text:p>
              </table:table-cell>
              <table:table-cell office:value-type="float" office:value="0.05690637">
                <text:p>0.0569063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.007">
                <text:p>24.007</text:p>
              </table:table-cell>
              <table:table-cell office:value-type="float" office:value="0.06651959">
                <text:p>0.06651959</text:p>
              </table:table-cell>
              <table:table-cell office:value-type="float" office:value="0.05779028">
                <text:p>0.057790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.018">
                <text:p>24.018</text:p>
              </table:table-cell>
              <table:table-cell office:value-type="float" office:value="0.05862765">
                <text:p>0.05862765</text:p>
              </table:table-cell>
              <table:table-cell office:value-type="float" office:value="0.0575211">
                <text:p>0.05752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.029">
                <text:p>24.029</text:p>
              </table:table-cell>
              <table:table-cell office:value-type="float" office:value="0.05651086">
                <text:p>0.05651086</text:p>
              </table:table-cell>
              <table:table-cell office:value-type="float" office:value="0.05558247">
                <text:p>0.055582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.04">
                <text:p>24.04</text:p>
              </table:table-cell>
              <table:table-cell office:value-type="float" office:value="0.06290797">
                <text:p>0.06290797</text:p>
              </table:table-cell>
              <table:table-cell office:value-type="float" office:value="0.05758544">
                <text:p>0.057585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.052">
                <text:p>24.052</text:p>
              </table:table-cell>
              <table:table-cell office:value-type="float" office:value="0.06300488">
                <text:p>0.06300488</text:p>
              </table:table-cell>
              <table:table-cell office:value-type="float" office:value="0.05867557">
                <text:p>0.058675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.063">
                <text:p>24.063</text:p>
              </table:table-cell>
              <table:table-cell office:value-type="float" office:value="0.06849832">
                <text:p>0.06849832</text:p>
              </table:table-cell>
              <table:table-cell office:value-type="float" office:value="0.06031696">
                <text:p>0.060316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.076">
                <text:p>24.076</text:p>
              </table:table-cell>
              <table:table-cell office:value-type="float" office:value="0.07386935">
                <text:p>0.07386935</text:p>
              </table:table-cell>
              <table:table-cell office:value-type="float" office:value="0.06159579">
                <text:p>0.0615957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.087">
                <text:p>24.087</text:p>
              </table:table-cell>
              <table:table-cell office:value-type="float" office:value="0.0776952">
                <text:p>0.0776952</text:p>
              </table:table-cell>
              <table:table-cell office:value-type="float" office:value="0.06381026">
                <text:p>0.0638102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.099">
                <text:p>24.099</text:p>
              </table:table-cell>
              <table:table-cell office:value-type="float" office:value="0.07948131">
                <text:p>0.07948131</text:p>
              </table:table-cell>
              <table:table-cell office:value-type="float" office:value="0.0640466">
                <text:p>0.064046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.111">
                <text:p>24.111</text:p>
              </table:table-cell>
              <table:table-cell office:value-type="float" office:value="0.08229946">
                <text:p>0.08229946</text:p>
              </table:table-cell>
              <table:table-cell office:value-type="float" office:value="0.06393523">
                <text:p>0.063935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.123">
                <text:p>24.123</text:p>
              </table:table-cell>
              <table:table-cell office:value-type="float" office:value="0.08499705">
                <text:p>0.08499705</text:p>
              </table:table-cell>
              <table:table-cell office:value-type="float" office:value="0.06651568">
                <text:p>0.0665156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.138">
                <text:p>24.138</text:p>
              </table:table-cell>
              <table:table-cell office:value-type="float" office:value="0.08267659">
                <text:p>0.08267659</text:p>
              </table:table-cell>
              <table:table-cell office:value-type="float" office:value="0.06360464">
                <text:p>0.063604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.15">
                <text:p>24.15</text:p>
              </table:table-cell>
              <table:table-cell office:value-type="float" office:value="0.08155889">
                <text:p>0.08155889</text:p>
              </table:table-cell>
              <table:table-cell office:value-type="float" office:value="0.06194144">
                <text:p>0.061941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.161">
                <text:p>24.161</text:p>
              </table:table-cell>
              <table:table-cell office:value-type="float" office:value="0.08098924">
                <text:p>0.08098924</text:p>
              </table:table-cell>
              <table:table-cell office:value-type="float" office:value="0.06415787">
                <text:p>0.0641578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.174">
                <text:p>24.174</text:p>
              </table:table-cell>
              <table:table-cell office:value-type="float" office:value="0.07141327">
                <text:p>0.07141327</text:p>
              </table:table-cell>
              <table:table-cell office:value-type="float" office:value="0.06836475">
                <text:p>0.0683647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.186">
                <text:p>24.186</text:p>
              </table:table-cell>
              <table:table-cell office:value-type="float" office:value="0.08508808">
                <text:p>0.08508808</text:p>
              </table:table-cell>
              <table:table-cell office:value-type="float" office:value="0.07905832">
                <text:p>0.0790583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4.198">
                <text:p>24.198</text:p>
              </table:table-cell>
              <table:table-cell office:value-type="float" office:value="0.0999501">
                <text:p>0.0999501</text:p>
              </table:table-cell>
              <table:table-cell office:value-type="float" office:value="0.09684254">
                <text:p>0.0968425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4.213">
                <text:p>24.213</text:p>
              </table:table-cell>
              <table:table-cell office:value-type="float" office:value="0.151732">
                <text:p>0.151732</text:p>
              </table:table-cell>
              <table:table-cell office:value-type="float" office:value="0.1675729">
                <text:p>0.167572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4.224">
                <text:p>24.224</text:p>
              </table:table-cell>
              <table:table-cell office:value-type="float" office:value="0.1669518">
                <text:p>0.1669518</text:p>
              </table:table-cell>
              <table:table-cell office:value-type="float" office:value="0.1797196">
                <text:p>0.179719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4.236">
                <text:p>24.236</text:p>
              </table:table-cell>
              <table:table-cell office:value-type="float" office:value="0.2104769">
                <text:p>0.2104769</text:p>
              </table:table-cell>
              <table:table-cell office:value-type="float" office:value="0.2851854">
                <text:p>0.28518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4.248">
                <text:p>24.248</text:p>
              </table:table-cell>
              <table:table-cell office:value-type="float" office:value="0.2034155">
                <text:p>0.2034155</text:p>
              </table:table-cell>
              <table:table-cell office:value-type="float" office:value="0.2765958">
                <text:p>0.27659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4.26">
                <text:p>24.26</text:p>
              </table:table-cell>
              <table:table-cell office:value-type="float" office:value="0.1646716">
                <text:p>0.1646716</text:p>
              </table:table-cell>
              <table:table-cell office:value-type="float" office:value="0.243128">
                <text:p>0.2431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.272">
                <text:p>24.272</text:p>
              </table:table-cell>
              <table:table-cell office:value-type="float" office:value="0.1476944">
                <text:p>0.1476944</text:p>
              </table:table-cell>
              <table:table-cell office:value-type="float" office:value="0.2287724">
                <text:p>0.228772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4.284">
                <text:p>24.284</text:p>
              </table:table-cell>
              <table:table-cell office:value-type="float" office:value="0.1487598">
                <text:p>0.1487598</text:p>
              </table:table-cell>
              <table:table-cell office:value-type="float" office:value="0.2174123">
                <text:p>0.21741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4.296">
                <text:p>24.296</text:p>
              </table:table-cell>
              <table:table-cell office:value-type="float" office:value="0.1124415">
                <text:p>0.1124415</text:p>
              </table:table-cell>
              <table:table-cell office:value-type="float" office:value="0.1619698">
                <text:p>0.16196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4.307">
                <text:p>24.307</text:p>
              </table:table-cell>
              <table:table-cell office:value-type="float" office:value="0.1564704">
                <text:p>0.1564704</text:p>
              </table:table-cell>
              <table:table-cell office:value-type="float" office:value="0.1758959">
                <text:p>0.175895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4.33">
                <text:p>24.33</text:p>
              </table:table-cell>
              <table:table-cell office:value-type="float" office:value="0.2172247">
                <text:p>0.2172247</text:p>
              </table:table-cell>
              <table:table-cell office:value-type="float" office:value="0.2099359">
                <text:p>0.2099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4.343">
                <text:p>24.343</text:p>
              </table:table-cell>
              <table:table-cell office:value-type="float" office:value="0.1979783">
                <text:p>0.1979783</text:p>
              </table:table-cell>
              <table:table-cell office:value-type="float" office:value="0.1889139">
                <text:p>0.188913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4.354">
                <text:p>24.354</text:p>
              </table:table-cell>
              <table:table-cell office:value-type="float" office:value="0.1979783">
                <text:p>0.1979783</text:p>
              </table:table-cell>
              <table:table-cell office:value-type="float" office:value="0.1889139">
                <text:p>0.188913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.366">
                <text:p>24.366</text:p>
              </table:table-cell>
              <table:table-cell office:value-type="float" office:value="0.1979783">
                <text:p>0.1979783</text:p>
              </table:table-cell>
              <table:table-cell office:value-type="float" office:value="0.1889139">
                <text:p>0.18891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.378">
                <text:p>24.378</text:p>
              </table:table-cell>
              <table:table-cell office:value-type="float" office:value="0.1804576">
                <text:p>0.1804576</text:p>
              </table:table-cell>
              <table:table-cell office:value-type="float" office:value="0.1914904">
                <text:p>0.19149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.389">
                <text:p>24.389</text:p>
              </table:table-cell>
              <table:table-cell office:value-type="float" office:value="0.1787068">
                <text:p>0.1787068</text:p>
              </table:table-cell>
              <table:table-cell office:value-type="float" office:value="0.1883974">
                <text:p>0.18839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.405">
                <text:p>24.405</text:p>
              </table:table-cell>
              <table:table-cell office:value-type="float" office:value="0.1999487">
                <text:p>0.1999487</text:p>
              </table:table-cell>
              <table:table-cell office:value-type="float" office:value="0.1993456">
                <text:p>0.19934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.417">
                <text:p>24.417</text:p>
              </table:table-cell>
              <table:table-cell office:value-type="float" office:value="0.1962611">
                <text:p>0.1962611</text:p>
              </table:table-cell>
              <table:table-cell office:value-type="float" office:value="0.1956678">
                <text:p>0.195667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4.428">
                <text:p>24.428</text:p>
              </table:table-cell>
              <table:table-cell office:value-type="float" office:value="0.1848707">
                <text:p>0.1848707</text:p>
              </table:table-cell>
              <table:table-cell office:value-type="float" office:value="0.1825491">
                <text:p>0.18254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4.439">
                <text:p>24.439</text:p>
              </table:table-cell>
              <table:table-cell office:value-type="float" office:value="0.1775668">
                <text:p>0.1775668</text:p>
              </table:table-cell>
              <table:table-cell office:value-type="float" office:value="0.1892609">
                <text:p>0.18926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.451">
                <text:p>24.451</text:p>
              </table:table-cell>
              <table:table-cell office:value-type="float" office:value="0.1732216">
                <text:p>0.1732216</text:p>
              </table:table-cell>
              <table:table-cell office:value-type="float" office:value="0.1823748">
                <text:p>0.182374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4.462">
                <text:p>24.462</text:p>
              </table:table-cell>
              <table:table-cell office:value-type="float" office:value="0.1686667">
                <text:p>0.1686667</text:p>
              </table:table-cell>
              <table:table-cell office:value-type="float" office:value="0.1842442">
                <text:p>0.18424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4.475">
                <text:p>24.475</text:p>
              </table:table-cell>
              <table:table-cell office:value-type="float" office:value="0.1629539">
                <text:p>0.1629539</text:p>
              </table:table-cell>
              <table:table-cell office:value-type="float" office:value="0.1828927">
                <text:p>0.182892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4.486">
                <text:p>24.486</text:p>
              </table:table-cell>
              <table:table-cell office:value-type="float" office:value="0.1732069">
                <text:p>0.1732069</text:p>
              </table:table-cell>
              <table:table-cell office:value-type="float" office:value="0.1802488">
                <text:p>0.180248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4.498">
                <text:p>24.498</text:p>
              </table:table-cell>
              <table:table-cell office:value-type="float" office:value="0.1630836">
                <text:p>0.1630836</text:p>
              </table:table-cell>
              <table:table-cell office:value-type="float" office:value="0.1940466">
                <text:p>0.19404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4.51">
                <text:p>24.51</text:p>
              </table:table-cell>
              <table:table-cell office:value-type="float" office:value="0.1712399">
                <text:p>0.1712399</text:p>
              </table:table-cell>
              <table:table-cell office:value-type="float" office:value="0.185147">
                <text:p>0.18514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4.521">
                <text:p>24.521</text:p>
              </table:table-cell>
              <table:table-cell office:value-type="float" office:value="0.1719824">
                <text:p>0.1719824</text:p>
              </table:table-cell>
              <table:table-cell office:value-type="float" office:value="0.1794735">
                <text:p>0.179473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4.533">
                <text:p>24.533</text:p>
              </table:table-cell>
              <table:table-cell office:value-type="float" office:value="0.1651781">
                <text:p>0.1651781</text:p>
              </table:table-cell>
              <table:table-cell office:value-type="float" office:value="0.1723202">
                <text:p>0.17232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4.546">
                <text:p>24.546</text:p>
              </table:table-cell>
              <table:table-cell office:value-type="float" office:value="0.1656679">
                <text:p>0.1656679</text:p>
              </table:table-cell>
              <table:table-cell office:value-type="float" office:value="0.1660692">
                <text:p>0.16606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4.558">
                <text:p>24.558</text:p>
              </table:table-cell>
              <table:table-cell office:value-type="float" office:value="0.163024">
                <text:p>0.163024</text:p>
              </table:table-cell>
              <table:table-cell office:value-type="float" office:value="0.1571487">
                <text:p>0.15714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4.569">
                <text:p>24.569</text:p>
              </table:table-cell>
              <table:table-cell office:value-type="float" office:value="0.1760348">
                <text:p>0.1760348</text:p>
              </table:table-cell>
              <table:table-cell office:value-type="float" office:value="0.1532928">
                <text:p>0.153292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.58">
                <text:p>24.58</text:p>
              </table:table-cell>
              <table:table-cell office:value-type="float" office:value="0.1736383">
                <text:p>0.1736383</text:p>
              </table:table-cell>
              <table:table-cell office:value-type="float" office:value="0.1492752">
                <text:p>0.149275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4.591">
                <text:p>24.591</text:p>
              </table:table-cell>
              <table:table-cell office:value-type="float" office:value="0.1688225">
                <text:p>0.1688225</text:p>
              </table:table-cell>
              <table:table-cell office:value-type="float" office:value="0.1472441">
                <text:p>0.14724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4.604">
                <text:p>24.604</text:p>
              </table:table-cell>
              <table:table-cell office:value-type="float" office:value="0.1676937">
                <text:p>0.1676937</text:p>
              </table:table-cell>
              <table:table-cell office:value-type="float" office:value="0.1434661">
                <text:p>0.14346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4.616">
                <text:p>24.616</text:p>
              </table:table-cell>
              <table:table-cell office:value-type="float" office:value="0.1516127">
                <text:p>0.1516127</text:p>
              </table:table-cell>
              <table:table-cell office:value-type="float" office:value="0.1368459">
                <text:p>0.13684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4.627">
                <text:p>24.627</text:p>
              </table:table-cell>
              <table:table-cell office:value-type="float" office:value="0.1506974">
                <text:p>0.1506974</text:p>
              </table:table-cell>
              <table:table-cell office:value-type="float" office:value="0.1360902">
                <text:p>0.136090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4.638">
                <text:p>24.638</text:p>
              </table:table-cell>
              <table:table-cell office:value-type="float" office:value="0.1458887">
                <text:p>0.1458887</text:p>
              </table:table-cell>
              <table:table-cell office:value-type="float" office:value="0.1314564">
                <text:p>0.131456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4.649">
                <text:p>24.649</text:p>
              </table:table-cell>
              <table:table-cell office:value-type="float" office:value="0.1427067">
                <text:p>0.1427067</text:p>
              </table:table-cell>
              <table:table-cell office:value-type="float" office:value="0.1255027">
                <text:p>0.12550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4.66">
                <text:p>24.66</text:p>
              </table:table-cell>
              <table:table-cell office:value-type="float" office:value="0.13658">
                <text:p>0.13658</text:p>
              </table:table-cell>
              <table:table-cell office:value-type="float" office:value="0.1176514">
                <text:p>0.117651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4.672">
                <text:p>24.672</text:p>
              </table:table-cell>
              <table:table-cell office:value-type="float" office:value="0.1340873">
                <text:p>0.1340873</text:p>
              </table:table-cell>
              <table:table-cell office:value-type="float" office:value="0.1154659">
                <text:p>0.115465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4.683">
                <text:p>24.683</text:p>
              </table:table-cell>
              <table:table-cell office:value-type="float" office:value="0.1212407">
                <text:p>0.1212407</text:p>
              </table:table-cell>
              <table:table-cell office:value-type="float" office:value="0.1151241">
                <text:p>0.11512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4.695">
                <text:p>24.695</text:p>
              </table:table-cell>
              <table:table-cell office:value-type="float" office:value="0.1133797">
                <text:p>0.1133797</text:p>
              </table:table-cell>
              <table:table-cell office:value-type="float" office:value="0.1156073">
                <text:p>0.11560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4.707">
                <text:p>24.707</text:p>
              </table:table-cell>
              <table:table-cell office:value-type="float" office:value="0.1010297">
                <text:p>0.1010297</text:p>
              </table:table-cell>
              <table:table-cell office:value-type="float" office:value="0.113068">
                <text:p>0.11306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4.718">
                <text:p>24.718</text:p>
              </table:table-cell>
              <table:table-cell office:value-type="float" office:value="0.1009609">
                <text:p>0.1009609</text:p>
              </table:table-cell>
              <table:table-cell office:value-type="float" office:value="0.108655">
                <text:p>0.1086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4.73">
                <text:p>24.73</text:p>
              </table:table-cell>
              <table:table-cell office:value-type="float" office:value="0.1043584">
                <text:p>0.1043584</text:p>
              </table:table-cell>
              <table:table-cell office:value-type="float" office:value="0.1014813">
                <text:p>0.10148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4.742">
                <text:p>24.742</text:p>
              </table:table-cell>
              <table:table-cell office:value-type="float" office:value="0.1113487">
                <text:p>0.1113487</text:p>
              </table:table-cell>
              <table:table-cell office:value-type="float" office:value="0.08575659">
                <text:p>0.0857565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4.753">
                <text:p>24.753</text:p>
              </table:table-cell>
              <table:table-cell office:value-type="float" office:value="0.1108995">
                <text:p>0.1108995</text:p>
              </table:table-cell>
              <table:table-cell office:value-type="float" office:value="0.08467234">
                <text:p>0.0846723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4.765">
                <text:p>24.765</text:p>
              </table:table-cell>
              <table:table-cell office:value-type="float" office:value="0.1108229">
                <text:p>0.1108229</text:p>
              </table:table-cell>
              <table:table-cell office:value-type="float" office:value="0.08473715">
                <text:p>0.0847371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4.777">
                <text:p>24.777</text:p>
              </table:table-cell>
              <table:table-cell office:value-type="float" office:value="0.1173077">
                <text:p>0.1173077</text:p>
              </table:table-cell>
              <table:table-cell office:value-type="float" office:value="0.08881039">
                <text:p>0.088810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.789">
                <text:p>24.789</text:p>
              </table:table-cell>
              <table:table-cell office:value-type="float" office:value="0.115327">
                <text:p>0.115327</text:p>
              </table:table-cell>
              <table:table-cell office:value-type="float" office:value="0.09009704">
                <text:p>0.0900970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4.805">
                <text:p>24.805</text:p>
              </table:table-cell>
              <table:table-cell office:value-type="float" office:value="0.1169535">
                <text:p>0.1169535</text:p>
              </table:table-cell>
              <table:table-cell office:value-type="float" office:value="0.09294853">
                <text:p>0.092948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4.817">
                <text:p>24.817</text:p>
              </table:table-cell>
              <table:table-cell office:value-type="float" office:value="0.1155444">
                <text:p>0.1155444</text:p>
              </table:table-cell>
              <table:table-cell office:value-type="float" office:value="0.09215761">
                <text:p>0.09215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4.828">
                <text:p>24.828</text:p>
              </table:table-cell>
              <table:table-cell office:value-type="float" office:value="0.1092285">
                <text:p>0.1092285</text:p>
              </table:table-cell>
              <table:table-cell office:value-type="float" office:value="0.09200174">
                <text:p>0.092001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4.84">
                <text:p>24.84</text:p>
              </table:table-cell>
              <table:table-cell office:value-type="float" office:value="0.1055875">
                <text:p>0.1055875</text:p>
              </table:table-cell>
              <table:table-cell office:value-type="float" office:value="0.08741832">
                <text:p>0.087418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4.851">
                <text:p>24.851</text:p>
              </table:table-cell>
              <table:table-cell office:value-type="float" office:value="0.1060386">
                <text:p>0.1060386</text:p>
              </table:table-cell>
              <table:table-cell office:value-type="float" office:value="0.08767635">
                <text:p>0.087676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4.863">
                <text:p>24.863</text:p>
              </table:table-cell>
              <table:table-cell office:value-type="float" office:value="0.1048154">
                <text:p>0.1048154</text:p>
              </table:table-cell>
              <table:table-cell office:value-type="float" office:value="0.08532578">
                <text:p>0.0853257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4.875">
                <text:p>24.875</text:p>
              </table:table-cell>
              <table:table-cell office:value-type="float" office:value="0.1044776">
                <text:p>0.1044776</text:p>
              </table:table-cell>
              <table:table-cell office:value-type="float" office:value="0.08679968">
                <text:p>0.086799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.886">
                <text:p>24.886</text:p>
              </table:table-cell>
              <table:table-cell office:value-type="float" office:value="0.1053373">
                <text:p>0.1053373</text:p>
              </table:table-cell>
              <table:table-cell office:value-type="float" office:value="0.08564131">
                <text:p>0.0856413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.898">
                <text:p>24.898</text:p>
              </table:table-cell>
              <table:table-cell office:value-type="float" office:value="0.09869083">
                <text:p>0.09869083</text:p>
              </table:table-cell>
              <table:table-cell office:value-type="float" office:value="0.08648268">
                <text:p>0.086482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.91">
                <text:p>24.91</text:p>
              </table:table-cell>
              <table:table-cell office:value-type="float" office:value="0.0985906">
                <text:p>0.0985906</text:p>
              </table:table-cell>
              <table:table-cell office:value-type="float" office:value="0.08203614">
                <text:p>0.082036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.922">
                <text:p>24.922</text:p>
              </table:table-cell>
              <table:table-cell office:value-type="float" office:value="0.09346313">
                <text:p>0.09346313</text:p>
              </table:table-cell>
              <table:table-cell office:value-type="float" office:value="0.08077911">
                <text:p>0.080779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.938">
                <text:p>24.938</text:p>
              </table:table-cell>
              <table:table-cell office:value-type="float" office:value="0.09499072">
                <text:p>0.09499072</text:p>
              </table:table-cell>
              <table:table-cell office:value-type="float" office:value="0.06859326">
                <text:p>0.068593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.95">
                <text:p>24.95</text:p>
              </table:table-cell>
              <table:table-cell office:value-type="float" office:value="0.09544188">
                <text:p>0.09544188</text:p>
              </table:table-cell>
              <table:table-cell office:value-type="float" office:value="0.06798625">
                <text:p>0.067986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.961">
                <text:p>24.961</text:p>
              </table:table-cell>
              <table:table-cell office:value-type="float" office:value="0.08953452">
                <text:p>0.08953452</text:p>
              </table:table-cell>
              <table:table-cell office:value-type="float" office:value="0.06714302">
                <text:p>0.067143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.973">
                <text:p>24.973</text:p>
              </table:table-cell>
              <table:table-cell office:value-type="float" office:value="0.08992613">
                <text:p>0.08992613</text:p>
              </table:table-cell>
              <table:table-cell office:value-type="float" office:value="0.07194763">
                <text:p>0.071947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4.985">
                <text:p>24.985</text:p>
              </table:table-cell>
              <table:table-cell office:value-type="float" office:value="0.09078383">
                <text:p>0.09078383</text:p>
              </table:table-cell>
              <table:table-cell office:value-type="float" office:value="0.07300969">
                <text:p>0.0730096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4.997">
                <text:p>24.997</text:p>
              </table:table-cell>
              <table:table-cell office:value-type="float" office:value="0.08643809">
                <text:p>0.08643809</text:p>
              </table:table-cell>
              <table:table-cell office:value-type="float" office:value="0.07592268">
                <text:p>0.0759226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.01">
                <text:p>25.01</text:p>
              </table:table-cell>
              <table:table-cell office:value-type="float" office:value="0.086909">
                <text:p>0.086909</text:p>
              </table:table-cell>
              <table:table-cell office:value-type="float" office:value="0.0793013">
                <text:p>0.07930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.021">
                <text:p>25.021</text:p>
              </table:table-cell>
              <table:table-cell office:value-type="float" office:value="0.08978474">
                <text:p>0.08978474</text:p>
              </table:table-cell>
              <table:table-cell office:value-type="float" office:value="0.07831912">
                <text:p>0.0783191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.033">
                <text:p>25.033</text:p>
              </table:table-cell>
              <table:table-cell office:value-type="float" office:value="0.08911291">
                <text:p>0.08911291</text:p>
              </table:table-cell>
              <table:table-cell office:value-type="float" office:value="0.07648706">
                <text:p>0.076487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.045">
                <text:p>25.045</text:p>
              </table:table-cell>
              <table:table-cell office:value-type="float" office:value="0.09143728">
                <text:p>0.09143728</text:p>
              </table:table-cell>
              <table:table-cell office:value-type="float" office:value="0.0768636">
                <text:p>0.07686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.056">
                <text:p>25.056</text:p>
              </table:table-cell>
              <table:table-cell office:value-type="float" office:value="0.09276452">
                <text:p>0.09276452</text:p>
              </table:table-cell>
              <table:table-cell office:value-type="float" office:value="0.07784186">
                <text:p>0.0778418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.072">
                <text:p>25.072</text:p>
              </table:table-cell>
              <table:table-cell office:value-type="float" office:value="0.07683074">
                <text:p>0.07683074</text:p>
              </table:table-cell>
              <table:table-cell office:value-type="float" office:value="0.06740154">
                <text:p>0.067401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.087">
                <text:p>25.087</text:p>
              </table:table-cell>
              <table:table-cell office:value-type="float" office:value="0.06905741">
                <text:p>0.06905741</text:p>
              </table:table-cell>
              <table:table-cell office:value-type="float" office:value="0.06631142">
                <text:p>0.0663114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.098">
                <text:p>25.098</text:p>
              </table:table-cell>
              <table:table-cell office:value-type="float" office:value="0.06682212">
                <text:p>0.06682212</text:p>
              </table:table-cell>
              <table:table-cell office:value-type="float" office:value="0.06737143">
                <text:p>0.0673714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.11">
                <text:p>25.11</text:p>
              </table:table-cell>
              <table:table-cell office:value-type="float" office:value="0.05979131">
                <text:p>0.05979131</text:p>
              </table:table-cell>
              <table:table-cell office:value-type="float" office:value="0.06553692">
                <text:p>0.0655369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.122">
                <text:p>25.122</text:p>
              </table:table-cell>
              <table:table-cell office:value-type="float" office:value="0.06370477">
                <text:p>0.06370477</text:p>
              </table:table-cell>
              <table:table-cell office:value-type="float" office:value="0.07048487">
                <text:p>0.0704848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.134">
                <text:p>25.134</text:p>
              </table:table-cell>
              <table:table-cell office:value-type="float" office:value="0.06537383">
                <text:p>0.06537383</text:p>
              </table:table-cell>
              <table:table-cell office:value-type="float" office:value="0.07177339">
                <text:p>0.071773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.146">
                <text:p>25.146</text:p>
              </table:table-cell>
              <table:table-cell office:value-type="float" office:value="0.06584189">
                <text:p>0.06584189</text:p>
              </table:table-cell>
              <table:table-cell office:value-type="float" office:value="0.07384315">
                <text:p>0.073843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.157">
                <text:p>25.157</text:p>
              </table:table-cell>
              <table:table-cell office:value-type="float" office:value="0.07093934">
                <text:p>0.07093934</text:p>
              </table:table-cell>
              <table:table-cell office:value-type="float" office:value="0.07593715">
                <text:p>0.0759371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.169">
                <text:p>25.169</text:p>
              </table:table-cell>
              <table:table-cell office:value-type="float" office:value="0.07671303">
                <text:p>0.07671303</text:p>
              </table:table-cell>
              <table:table-cell office:value-type="float" office:value="0.08062854">
                <text:p>0.0806285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.18">
                <text:p>25.18</text:p>
              </table:table-cell>
              <table:table-cell office:value-type="float" office:value="0.07785497">
                <text:p>0.07785497</text:p>
              </table:table-cell>
              <table:table-cell office:value-type="float" office:value="0.07929797">
                <text:p>0.079297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.191">
                <text:p>25.191</text:p>
              </table:table-cell>
              <table:table-cell office:value-type="float" office:value="0.0801813">
                <text:p>0.0801813</text:p>
              </table:table-cell>
              <table:table-cell office:value-type="float" office:value="0.07757523">
                <text:p>0.0775752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.204">
                <text:p>25.204</text:p>
              </table:table-cell>
              <table:table-cell office:value-type="float" office:value="0.08469453">
                <text:p>0.08469453</text:p>
              </table:table-cell>
              <table:table-cell office:value-type="float" office:value="0.07134786">
                <text:p>0.071347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.216">
                <text:p>25.216</text:p>
              </table:table-cell>
              <table:table-cell office:value-type="float" office:value="0.08099647">
                <text:p>0.08099647</text:p>
              </table:table-cell>
              <table:table-cell office:value-type="float" office:value="0.07143497">
                <text:p>0.071434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.227">
                <text:p>25.227</text:p>
              </table:table-cell>
              <table:table-cell office:value-type="float" office:value="0.07879452">
                <text:p>0.07879452</text:p>
              </table:table-cell>
              <table:table-cell office:value-type="float" office:value="0.07189394">
                <text:p>0.071893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.238">
                <text:p>25.238</text:p>
              </table:table-cell>
              <table:table-cell office:value-type="float" office:value="0.08311795">
                <text:p>0.08311795</text:p>
              </table:table-cell>
              <table:table-cell office:value-type="float" office:value="0.07221534">
                <text:p>0.0722153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.249">
                <text:p>25.249</text:p>
              </table:table-cell>
              <table:table-cell office:value-type="float" office:value="0.08044902">
                <text:p>0.08044902</text:p>
              </table:table-cell>
              <table:table-cell office:value-type="float" office:value="0.07895761">
                <text:p>0.0789576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5.26">
                <text:p>25.26</text:p>
              </table:table-cell>
              <table:table-cell office:value-type="float" office:value="0.07969534">
                <text:p>0.07969534</text:p>
              </table:table-cell>
              <table:table-cell office:value-type="float" office:value="0.07958877">
                <text:p>0.079588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5.272">
                <text:p>25.272</text:p>
              </table:table-cell>
              <table:table-cell office:value-type="float" office:value="0.0798251">
                <text:p>0.0798251</text:p>
              </table:table-cell>
              <table:table-cell office:value-type="float" office:value="0.07810959">
                <text:p>0.0781095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5.284">
                <text:p>25.284</text:p>
              </table:table-cell>
              <table:table-cell office:value-type="float" office:value="0.08114841">
                <text:p>0.08114841</text:p>
              </table:table-cell>
              <table:table-cell office:value-type="float" office:value="0.07850509">
                <text:p>0.078505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5.295">
                <text:p>25.295</text:p>
              </table:table-cell>
              <table:table-cell office:value-type="float" office:value="0.07924566">
                <text:p>0.07924566</text:p>
              </table:table-cell>
              <table:table-cell office:value-type="float" office:value="0.07960382">
                <text:p>0.079603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5.306">
                <text:p>25.306</text:p>
              </table:table-cell>
              <table:table-cell office:value-type="float" office:value="0.07693038">
                <text:p>0.07693038</text:p>
              </table:table-cell>
              <table:table-cell office:value-type="float" office:value="0.07797015">
                <text:p>0.0779701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5.318">
                <text:p>25.318</text:p>
              </table:table-cell>
              <table:table-cell office:value-type="float" office:value="0.08761818">
                <text:p>0.08761818</text:p>
              </table:table-cell>
              <table:table-cell office:value-type="float" office:value="0.07106235">
                <text:p>0.071062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5.329">
                <text:p>25.329</text:p>
              </table:table-cell>
              <table:table-cell office:value-type="float" office:value="0.08859694">
                <text:p>0.08859694</text:p>
              </table:table-cell>
              <table:table-cell office:value-type="float" office:value="0.06898868">
                <text:p>0.068988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5.342">
                <text:p>25.342</text:p>
              </table:table-cell>
              <table:table-cell office:value-type="float" office:value="0.08726383">
                <text:p>0.08726383</text:p>
              </table:table-cell>
              <table:table-cell office:value-type="float" office:value="0.06704671">
                <text:p>0.067046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5.353">
                <text:p>25.353</text:p>
              </table:table-cell>
              <table:table-cell office:value-type="float" office:value="0.08993923">
                <text:p>0.08993923</text:p>
              </table:table-cell>
              <table:table-cell office:value-type="float" office:value="0.0616704">
                <text:p>0.06167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.365">
                <text:p>25.365</text:p>
              </table:table-cell>
              <table:table-cell office:value-type="float" office:value="0.07704224">
                <text:p>0.07704224</text:p>
              </table:table-cell>
              <table:table-cell office:value-type="float" office:value="0.0553303">
                <text:p>0.05533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.377">
                <text:p>25.377</text:p>
              </table:table-cell>
              <table:table-cell office:value-type="float" office:value="0.07444683">
                <text:p>0.07444683</text:p>
              </table:table-cell>
              <table:table-cell office:value-type="float" office:value="0.05359063">
                <text:p>0.0535906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.388">
                <text:p>25.388</text:p>
              </table:table-cell>
              <table:table-cell office:value-type="float" office:value="0.07459486">
                <text:p>0.07459486</text:p>
              </table:table-cell>
              <table:table-cell office:value-type="float" office:value="0.05219074">
                <text:p>0.052190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5.405">
                <text:p>25.405</text:p>
              </table:table-cell>
              <table:table-cell office:value-type="float" office:value="0.07358521">
                <text:p>0.07358521</text:p>
              </table:table-cell>
              <table:table-cell office:value-type="float" office:value="0.05106777">
                <text:p>0.051067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5.417">
                <text:p>25.417</text:p>
              </table:table-cell>
              <table:table-cell office:value-type="float" office:value="0.07187361">
                <text:p>0.07187361</text:p>
              </table:table-cell>
              <table:table-cell office:value-type="float" office:value="0.05233213">
                <text:p>0.052332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5.428">
                <text:p>25.428</text:p>
              </table:table-cell>
              <table:table-cell office:value-type="float" office:value="0.07455614">
                <text:p>0.07455614</text:p>
              </table:table-cell>
              <table:table-cell office:value-type="float" office:value="0.05123673">
                <text:p>0.0512367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5.44">
                <text:p>25.44</text:p>
              </table:table-cell>
              <table:table-cell office:value-type="float" office:value="0.06861546">
                <text:p>0.06861546</text:p>
              </table:table-cell>
              <table:table-cell office:value-type="float" office:value="0.05675384">
                <text:p>0.0567538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5.452">
                <text:p>25.452</text:p>
              </table:table-cell>
              <table:table-cell office:value-type="float" office:value="0.06693535">
                <text:p>0.06693535</text:p>
              </table:table-cell>
              <table:table-cell office:value-type="float" office:value="0.05753176">
                <text:p>0.057531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5.464">
                <text:p>25.464</text:p>
              </table:table-cell>
              <table:table-cell office:value-type="float" office:value="0.06589557">
                <text:p>0.06589557</text:p>
              </table:table-cell>
              <table:table-cell office:value-type="float" office:value="0.06162004">
                <text:p>0.061620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5.476">
                <text:p>25.476</text:p>
              </table:table-cell>
              <table:table-cell office:value-type="float" office:value="0.0606011">
                <text:p>0.0606011</text:p>
              </table:table-cell>
              <table:table-cell office:value-type="float" office:value="0.06586946">
                <text:p>0.065869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5.487">
                <text:p>25.487</text:p>
              </table:table-cell>
              <table:table-cell office:value-type="float" office:value="0.05554766">
                <text:p>0.05554766</text:p>
              </table:table-cell>
              <table:table-cell office:value-type="float" office:value="0.06686993">
                <text:p>0.0668699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5.499">
                <text:p>25.499</text:p>
              </table:table-cell>
              <table:table-cell office:value-type="float" office:value="0.05686717">
                <text:p>0.05686717</text:p>
              </table:table-cell>
              <table:table-cell office:value-type="float" office:value="0.06654521">
                <text:p>0.0665452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5.511">
                <text:p>25.511</text:p>
              </table:table-cell>
              <table:table-cell office:value-type="float" office:value="0.06219165">
                <text:p>0.06219165</text:p>
              </table:table-cell>
              <table:table-cell office:value-type="float" office:value="0.06330407">
                <text:p>0.0633040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5.523">
                <text:p>25.523</text:p>
              </table:table-cell>
              <table:table-cell office:value-type="float" office:value="0.0631181">
                <text:p>0.0631181</text:p>
              </table:table-cell>
              <table:table-cell office:value-type="float" office:value="0.0625504">
                <text:p>0.062550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5.538">
                <text:p>25.538</text:p>
              </table:table-cell>
              <table:table-cell office:value-type="float" office:value="0.0703866">
                <text:p>0.0703866</text:p>
              </table:table-cell>
              <table:table-cell office:value-type="float" office:value="0.06014947">
                <text:p>0.060149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